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8cm"/>
    </style:style>
    <style:style style:name="co2" style:family="table-column">
      <style:table-column-properties fo:break-before="auto" style:column-width="22.59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212cm"/>
    </style:style>
    <style:style style:name="co5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4.648cm"/>
    </style:style>
    <style:style style:name="co7" style:family="table-column">
      <style:table-column-properties fo:break-before="auto" style:column-width="9.968cm"/>
    </style:style>
    <style:style style:name="co8" style:family="table-column">
      <style:table-column-properties fo:break-before="auto" style:column-width="2.632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6.692cm"/>
    </style:style>
    <style:style style:name="co11" style:family="table-column">
      <style:table-column-properties fo:break-before="auto" style:column-width="2.074cm"/>
    </style:style>
    <style:style style:name="co12" style:family="table-column">
      <style:table-column-properties fo:break-before="auto" style:column-width="1.96cm"/>
    </style:style>
    <style:style style:name="co13" style:family="table-column">
      <style:table-column-properties fo:break-before="auto" style:column-width="2.491cm"/>
    </style:style>
    <style:style style:name="co14" style:family="table-column">
      <style:table-column-properties fo:break-before="auto" style:column-width="5.209cm"/>
    </style:style>
    <style:style style:name="co15" style:family="table-column">
      <style:table-column-properties fo:break-before="auto" style:column-width="8.737cm"/>
    </style:style>
    <style:style style:name="co16" style:family="table-column">
      <style:table-column-properties fo:break-before="auto" style:column-width="2.799cm"/>
    </style:style>
    <style:style style:name="co17" style:family="table-column">
      <style:table-column-properties fo:break-before="auto" style:column-width="7.447cm"/>
    </style:style>
    <style:style style:name="co18" style:family="table-column">
      <style:table-column-properties fo:break-before="auto" style:column-width="6.329cm"/>
    </style:style>
    <style:style style:name="co19" style:family="table-column">
      <style:table-column-properties fo:break-before="auto" style:column-width="2.716cm"/>
    </style:style>
    <style:style style:name="co20" style:family="table-column">
      <style:table-column-properties fo:break-before="auto" style:column-width="7.084cm"/>
    </style:style>
    <style:style style:name="co21" style:family="table-column">
      <style:table-column-properties fo:break-before="auto" style:column-width="10.864cm"/>
    </style:style>
    <style:style style:name="co22" style:family="table-column">
      <style:table-column-properties fo:break-before="auto" style:column-width="8.065cm"/>
    </style:style>
    <style:style style:name="co23" style:family="table-column">
      <style:table-column-properties fo:break-before="auto" style:column-width="6.272cm"/>
    </style:style>
    <style:style style:name="co24" style:family="table-column">
      <style:table-column-properties fo:break-before="auto" style:column-width="10.64cm"/>
    </style:style>
    <style:style style:name="co25" style:family="table-column">
      <style:table-column-properties fo:break-before="auto" style:column-width="1.651cm"/>
    </style:style>
    <style:style style:name="co26" style:family="table-column">
      <style:table-column-properties fo:break-before="auto" style:column-width="1.764cm"/>
    </style:style>
    <style:style style:name="co27" style:family="table-column">
      <style:table-column-properties fo:break-before="auto" style:column-width="2.155cm"/>
    </style:style>
    <style:style style:name="co28" style:family="table-column">
      <style:table-column-properties fo:break-before="auto" style:column-width="3.08cm"/>
    </style:style>
    <style:style style:name="co29" style:family="table-column">
      <style:table-column-properties fo:break-before="auto" style:column-width="8.68cm"/>
    </style:style>
    <style:style style:name="co30" style:family="table-column">
      <style:table-column-properties fo:break-before="auto" style:column-width="1.596cm"/>
    </style:style>
    <style:style style:name="co31" style:family="table-column">
      <style:table-column-properties fo:break-before="auto" style:column-width="1.988cm"/>
    </style:style>
    <style:style style:name="co32" style:family="table-column">
      <style:table-column-properties fo:break-before="auto" style:column-width="1.372cm"/>
    </style:style>
    <style:style style:name="co33" style:family="table-column">
      <style:table-column-properties fo:break-before="auto" style:column-width="6.608cm"/>
    </style:style>
    <style:style style:name="co34" style:family="table-column">
      <style:table-column-properties fo:break-before="auto" style:column-width="9.911cm"/>
    </style:style>
    <style:style style:name="co35" style:family="table-column">
      <style:table-column-properties fo:break-before="auto" style:column-width="2.434cm"/>
    </style:style>
    <style:style style:name="co36" style:family="table-column">
      <style:table-column-properties fo:break-before="auto" style:column-width="3.304cm"/>
    </style:style>
    <style:style style:name="co37" style:family="table-column">
      <style:table-column-properties fo:break-before="auto" style:column-width="6.496cm"/>
    </style:style>
    <style:style style:name="co38" style:family="table-column">
      <style:table-column-properties fo:break-before="auto" style:column-width="13.441cm"/>
    </style:style>
    <style:style style:name="co39" style:family="table-column">
      <style:table-column-properties fo:break-before="auto" style:column-width="1.401cm"/>
    </style:style>
    <style:style style:name="co40" style:family="table-column">
      <style:table-column-properties fo:break-before="auto" style:column-width="5.348cm"/>
    </style:style>
    <style:style style:name="co41" style:family="table-column">
      <style:table-column-properties fo:break-before="auto" style:column-width="2.351cm"/>
    </style:style>
    <style:style style:name="co42" style:family="table-column">
      <style:table-column-properties fo:break-before="auto" style:column-width="6.048cm"/>
    </style:style>
    <style:style style:name="co43" style:family="table-column">
      <style:table-column-properties fo:break-before="auto" style:column-width="1.82cm"/>
    </style:style>
    <style:style style:name="co44" style:family="table-column">
      <style:table-column-properties fo:break-before="auto" style:column-width="1.54cm"/>
    </style:style>
    <style:style style:name="co45" style:family="table-column">
      <style:table-column-properties fo:break-before="auto" style:column-width="5.152cm"/>
    </style:style>
    <style:style style:name="co46" style:family="table-column">
      <style:table-column-properties fo:break-before="auto" style:column-width="9.185cm"/>
    </style:style>
    <style:style style:name="co47" style:family="table-column">
      <style:table-column-properties fo:break-before="auto" style:column-width="1.205cm"/>
    </style:style>
    <style:style style:name="co48" style:family="table-column">
      <style:table-column-properties fo:break-before="auto" style:column-width="5.964cm"/>
    </style:style>
    <style:style style:name="co49" style:family="table-column">
      <style:table-column-properties fo:break-before="auto" style:column-width="7.84cm"/>
    </style:style>
    <style:style style:name="co50" style:family="table-column">
      <style:table-column-properties fo:break-before="auto" style:column-width="12.347cm"/>
    </style:style>
    <style:style style:name="co51" style:family="table-column">
      <style:table-column-properties fo:break-before="auto" style:column-width="3.752cm"/>
    </style:style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6.131cm"/>
    </style:style>
    <style:style style:name="co54" style:family="table-column">
      <style:table-column-properties fo:break-before="auto" style:column-width="8.289cm"/>
    </style:style>
    <style:style style:name="co55" style:family="table-column">
      <style:table-column-properties fo:break-before="auto" style:column-width="2.127cm"/>
    </style:style>
    <style:style style:name="co56" style:family="table-column">
      <style:table-column-properties fo:break-before="auto" style:column-width="1.512cm"/>
    </style:style>
    <style:style style:name="co57" style:family="table-column">
      <style:table-column-properties fo:break-before="auto" style:column-width="2.882cm"/>
    </style:style>
    <style:style style:name="co58" style:family="table-column">
      <style:table-column-properties fo:break-before="auto" style:column-width="5.459cm"/>
    </style:style>
    <style:style style:name="co59" style:family="table-column">
      <style:table-column-properties fo:break-before="auto" style:column-width="11.144cm"/>
    </style:style>
    <style:style style:name="co60" style:family="table-column">
      <style:table-column-properties fo:break-before="auto" style:column-width="1.429cm"/>
    </style:style>
    <style:style style:name="co61" style:family="table-column">
      <style:table-column-properties fo:break-before="auto" style:column-width="5.516cm"/>
    </style:style>
    <style:style style:name="co62" style:family="table-column">
      <style:table-column-properties fo:break-before="auto" style:column-width="8.315cm"/>
    </style:style>
    <style:style style:name="co63" style:family="table-column">
      <style:table-column-properties fo:break-before="auto" style:column-width="8.4cm"/>
    </style:style>
    <style:style style:name="co64" style:family="table-column">
      <style:table-column-properties fo:break-before="auto" style:column-width="10.583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834cm" fo:break-before="auto" style:use-optimal-row-height="tru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0.464cm" fo:break-before="auto" style:use-optimal-row-height="tru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423cm" fo:break-before="auto" style:use-optimal-row-height="false"/>
    </style:style>
    <style:style style:name="ro12" style:family="table-row">
      <style:table-row-properties style:row-height="0.882cm" fo:break-before="auto" style:use-optimal-row-height="true"/>
    </style:style>
    <style:style style:name="ro13" style:family="table-row">
      <style:table-row-properties style:row-height="1.323cm" fo:break-before="auto" style:use-optimal-row-height="false"/>
    </style:style>
    <style:style style:name="ro14" style:family="table-row">
      <style:table-row-properties style:row-height="0.82cm" fo:break-before="auto" style:use-optimal-row-height="false"/>
    </style:style>
    <style:style style:name="ro15" style:family="table-row">
      <style:table-row-properties style:row-height="0.873cm" fo:break-before="auto" style:use-optimal-row-height="false"/>
    </style:style>
    <style:style style:name="ro16" style:family="table-row">
      <style:table-row-properties style:row-height="1.298cm" fo:break-before="auto" style:use-optimal-row-height="true"/>
    </style:style>
    <style:style style:name="ro17" style:family="table-row">
      <style:table-row-properties style:row-height="0.9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1.667cm" fo:break-before="auto" style:use-optimal-row-height="false"/>
    </style:style>
    <style:style style:name="ro20" style:family="table-row">
      <style:table-row-properties style:row-height="2.97cm" fo:break-before="auto" style:use-optimal-row-height="true"/>
    </style:style>
    <style:style style:name="ro21" style:family="table-row">
      <style:table-row-properties style:row-height="0.423cm" fo:break-before="page" style:use-optimal-row-height="true"/>
    </style:style>
    <style:style style:name="ro22" style:family="table-row">
      <style:table-row-properties style:row-height="0.556cm" fo:break-before="auto" style:use-optimal-row-height="false"/>
    </style:style>
    <style:style style:name="ro23" style:family="table-row">
      <style:table-row-properties style:row-height="0.445cm" fo:break-before="auto" style:use-optimal-row-height="false"/>
    </style:style>
    <style:style style:name="ro24" style:family="table-row">
      <style:table-row-properties style:row-height="0.441cm" fo:break-before="auto" style:use-optimal-row-height="true"/>
    </style:style>
    <style:style style:name="ro25" style:family="table-row">
      <style:table-row-properties style:row-height="0.688cm" fo:break-before="auto" style:use-optimal-row-height="false"/>
    </style:style>
    <style:style style:name="ro26" style:family="table-row">
      <style:table-row-properties style:row-height="1.229cm" fo:break-before="auto" style:use-optimal-row-height="true"/>
    </style:style>
    <style:style style:name="ro27" style:family="table-row">
      <style:table-row-properties style:row-height="1.625cm" fo:break-before="auto" style:use-optimal-row-height="true"/>
    </style:style>
    <style:style style:name="ro28" style:family="table-row">
      <style:table-row-properties style:row-height="0.381cm" fo:break-before="auto" style:use-optimal-row-height="true"/>
    </style:style>
    <style:style style:name="ta1" style:family="table" style:master-page-name="PageStyle_5f_INSTRUCCIONES">
      <style:table-properties table:display="true" style:writing-mode="lr-tb"/>
    </style:style>
    <style:style style:name="ta2" style:family="table" style:master-page-name="PageStyle_5f_Blanco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style:style style:name="ta4" style:family="table" style:master-page-name="PageStyle_5f_OCT_20_22">
      <style:table-properties table:display="true" style:writing-mode="lr-tb"/>
    </style:style>
    <style:style style:name="ta5" style:family="table" style:master-page-name="PageStyle_5f_SEPT_20_22">
      <style:table-properties table:display="true" style:writing-mode="lr-tb"/>
    </style:style>
    <style:style style:name="ta6" style:family="table" style:master-page-name="PageStyle_5f_AGOSTO_20_22">
      <style:table-properties table:display="true" style:writing-mode="lr-tb"/>
    </style:style>
    <style:style style:name="ta7" style:family="table" style:master-page-name="PageStyle_5f_JULIO_20_22">
      <style:table-properties table:display="true" style:writing-mode="lr-tb"/>
    </style:style>
    <style:style style:name="ta8" style:family="table" style:master-page-name="PageStyle_5f_JUNIO_20_22">
      <style:table-properties table:display="true" style:writing-mode="lr-tb"/>
    </style:style>
    <style:style style:name="ta9" style:family="table" style:master-page-name="PageStyle_5f_MAYO_20_22">
      <style:table-properties table:display="true" style:writing-mode="lr-tb"/>
    </style:style>
    <style:style style:name="ta10" style:family="table" style:master-page-name="PageStyle_5f_ABRIL_20_22">
      <style:table-properties table:display="true" style:writing-mode="lr-tb"/>
    </style:style>
    <style:style style:name="ta11" style:family="table" style:master-page-name="PageStyle_5f_MARZO_20_22">
      <style:table-properties table:display="true" style:writing-mode="lr-tb"/>
    </style:style>
    <style:style style:name="ta12" style:family="table" style:master-page-name="PageStyle_5f_FEBR_20_22">
      <style:table-properties table:display="true" style:writing-mode="lr-tb"/>
    </style:style>
    <style:style style:name="ta13" style:family="table" style:master-page-name="PageStyle_5f_ENE_20_22">
      <style:table-properties table:display="true" style:writing-mode="lr-tb"/>
    </style:style>
    <style:style style:name="ta14" style:family="table" style:master-page-name="PageStyle_5f_DIC_20_21">
      <style:table-properties table:display="true" style:writing-mode="lr-tb"/>
    </style:style>
    <style:style style:name="ta15" style:family="table" style:master-page-name="PageStyle_5f_NOV_20_21">
      <style:table-properties table:display="true" style:writing-mode="lr-tb"/>
    </style:style>
    <style:style style:name="ta16" style:family="table" style:master-page-name="PageStyle_5f_OCT_20_21">
      <style:table-properties table:display="true" style:writing-mode="lr-tb"/>
    </style:style>
    <style:style style:name="ta17" style:family="table" style:master-page-name="PageStyle_5f_SEP_20_21">
      <style:table-properties table:display="true" style:writing-mode="lr-tb"/>
    </style:style>
    <style:style style:name="ta18" style:family="table" style:master-page-name="PageStyle_5f_AGO_20_21">
      <style:table-properties table:display="true" style:writing-mode="lr-tb"/>
    </style:style>
    <style:style style:name="ta19" style:family="table" style:master-page-name="PageStyle_5f_Comisaria_20_">
      <style:table-properties table:display="false" style:writing-mode="lr-tb"/>
    </style: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8070" number:language="es" number:country="ES">
      <number:fraction number:min-integer-digits="0" number:min-numerator-digits="1" number:min-denominator-digits="1"/>
    </number:number-style>
    <number:text-style style:name="N8100" number:language="es" number:country="ES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20_2" style:data-style-name="N10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2" style:data-style-name="N105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20_2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Normal_20_2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2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ackground-color="#ffff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8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_20_2" style:data-style-name="N10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_20_2" style:data-style-name="N105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Normal_20_2" style:data-style-name="N105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Normal_20_2" style:data-style-name="N105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Normal_20_2" style:data-style-name="N105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4" style:family="table-cell" style:parent-style-name="Normal_20_2" style:data-style-name="N105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5" style:family="table-cell" style:parent-style-name="Normal_20_2" style:data-style-name="N105">
      <style:table-cell-properties fo:background-color="#ffffff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Normal_20_2" style:data-style-name="N10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" style:family="table-cell" style:parent-style-name="Normal_20_2" style:data-style-name="N105">
      <style:table-cell-properties fo:border-bottom="none" fo:background-color="#ffffff" style:diagonal-bl-tr="none" style:diagonal-tl-br="none" style:text-align-source="fix" style:repeat-content="false" fo:wrap-option="no-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</style:style>
    <style:style style:name="ce28" style:family="table-cell" style:parent-style-name="Normal_20_2" style:data-style-name="N105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9" style:family="table-cell" style:parent-style-name="Normal_20_2" style:data-style-name="N803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20_2" style:data-style-name="N8036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20_Built-in_20_Normal" style:data-style-name="N8036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8036">
      <style:table-cell-properties fo:background-color="#ffffff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803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Normal_20_2" style:data-style-name="N8036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Normal_20_2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Normal_20_2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Normal_20_2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2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Normal_20_2">
      <style:table-cell-properties fo:background-color="#ffffff" style:diagonal-bl-tr="none" style:diagonal-tl-br="none" style:text-align-source="value-type" style:repeat-content="false" fo:wrap-option="no-wrap" fo:border="0.035cm solid #bfbfb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Normal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2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Normal_20_2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Excel_20_Built-in_20_Normal">
      <style:table-cell-properties fo:background-color="#ffff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Normal_20_2" style:data-style-name="N8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Normal_20_2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2" style:family="table-cell" style:parent-style-name="Excel_20_Built-in_20_Normal">
      <style:table-cell-properties fo:background-color="#ffff00"/>
    </style:style>
    <style:style style:name="ce73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Excel_20_Built-in_20_Normal"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Normal">
      <style:table-cell-properties fo:background-color="#ffffff"/>
    </style:style>
    <style:style style:name="ce76" style:family="table-cell" style:parent-style-name="Normal_20_2" style:data-style-name="N8108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_20_2" style:data-style-name="N8108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Normal_20_2" style:data-style-name="N8108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_20_2" style:data-style-name="N810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Normal_20_2" style:data-style-name="N105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_20_2" style:data-style-name="N105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_20_2" style:data-style-name="N105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_20_2" style:data-style-name="N10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_20_2" style:data-style-name="N803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_20_2" style:data-style-name="N8036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_20_2" style:data-style-name="N8036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Normal_20_2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Normal_20_2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Normal_20_2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Normal_20_2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Normal_20_2">
      <style:table-cell-properties fo:background-color="#ffc0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Normal_20_2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Normal_20_2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Normal_20_2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Normal_20_2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Normal_20_2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_20_2">
      <style:table-cell-properties fo:background-color="#ff5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_20_2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Normal_20_2" style:data-style-name="N105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Normal_20_2" style:data-style-name="N105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Normal_20_2" style:data-style-name="N105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Normal_20_2" style:data-style-name="N105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Normal_20_2" style:data-style-name="N105">
      <style:table-cell-properties fo:background-color="#ff5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Normal_20_2" style:data-style-name="N105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Normal_20_2" style:data-style-name="N105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Normal_20_2" style:data-style-name="N105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Excel_20_Built-in_20_Normal" style:data-style-name="N803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Excel_20_Built-in_20_Normal" style:data-style-name="N8036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Normal_20_2" style:data-style-name="N8036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Excel_20_Built-in_20_Normal" style:data-style-name="N8036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Normal_20_2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Excel_20_Built-in_20_Normal" style:data-style-name="N8036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Normal_20_2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Normal_20_2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Normal_20_2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Excel_20_Built-in_20_Normal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Normal_20_2">
      <style:table-cell-properties fo:background-color="#0070c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Excel_20_Built-in_20_Currency">
      <style:table-cell-properties fo:background-color="#558ed5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4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Excel_20_Built-in_20_Normal"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Excel_20_Built-in_20_Normal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4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44" style:family="table-cell" style:parent-style-name="Normal_20_2">
      <style:table-cell-properties fo:background-color="#c00000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Normal_20_2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Normal_20_2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Normal_20_2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Normal_20_2" style:data-style-name="N105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Normal_20_2" style:data-style-name="N105">
      <style:table-cell-properties fo:background-color="#c00000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Normal_20_2" style:data-style-name="N105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Normal_20_2" style:data-style-name="N105">
      <style:table-cell-properties fo:border-bottom="none" fo:background-color="#c00000" style:diagonal-bl-tr="none" style:diagonal-tl-br="none" style:text-align-source="fix" style:repeat-content="false" fo:wrap-option="no-wrap" fo:border-left="0.035cm solid #bfbfbf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Normal_20_2" style:data-style-name="N105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Excel_20_Built-in_20_Normal" style:data-style-name="N8108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2" style:data-style-name="N803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Normal_20_2" style:data-style-name="N8036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Excel_20_Built-in_20_Normal" style:data-style-name="N8036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Excel_20_Built-in_20_Normal">
      <style:table-cell-properties fo:background-color="#8eb4e3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Excel_20_Built-in_20_Normal">
      <style:table-cell-properties fo:background-color="#8eb4e3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Excel_20_Built-in_20_Normal">
      <style:table-cell-properties fo:background-color="#ffcc0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Normal_20_2" style:data-style-name="N807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Normal_20_2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Normal_20_2">
      <style:table-cell-properties fo:background-color="#8eb4e3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Excel_20_Built-in_20_Normal">
      <style:table-cell-properties fo:background-color="#92d05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2">
      <style:table-cell-properties fo:background-color="#92d05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2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Normal_20_2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Normal_20_2">
      <style:table-cell-properties fo:background-color="#92d05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Normal_20_2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Normal_20_2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Normal_20_2">
      <style:table-cell-properties fo:background-color="#ff5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8" style:family="table-cell" style:parent-style-name="Normal_20_2">
      <style:table-cell-properties fo:background-color="#ff5050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9" style:family="table-cell" style:parent-style-name="Normal_20_2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0" style:family="table-cell" style:parent-style-name="Normal_20_2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1" style:family="table-cell" style:parent-style-name="Normal_20_2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2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2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Normal_20_2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Normal_20_2">
      <style:table-cell-properties fo:border-bottom="none" fo:background-color="#ff5050" style:diagonal-bl-tr="none" style:diagonal-tl-br="none" style:text-align-source="fix" style:repeat-content="false" fo:wrap-option="no-wrap" fo:border-left="none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2" style:data-style-name="N105">
      <style:table-cell-properties fo:background-color="#ff5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7" style:family="table-cell" style:parent-style-name="Normal_20_2" style:data-style-name="N105">
      <style:table-cell-properties fo:background-color="#ff5050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8" style:family="table-cell" style:parent-style-name="Normal_20_2" style:data-style-name="N105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9" style:family="table-cell" style:parent-style-name="Normal_20_2" style:data-style-name="N105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0" style:family="table-cell" style:parent-style-name="Normal_20_2" style:data-style-name="N105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1" style:family="table-cell" style:parent-style-name="Normal_20_2" style:data-style-name="N105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Normal_20_2" style:data-style-name="N105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3" style:family="table-cell" style:parent-style-name="Normal_20_2" style:data-style-name="N105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2" style:data-style-name="N105">
      <style:table-cell-properties fo:border-bottom="none" fo:background-color="#ff5050" style:diagonal-bl-tr="none" style:diagonal-tl-br="none" style:text-align-source="fix" style:repeat-content="false" fo:wrap-option="no-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Normal_20_2" style:data-style-name="N8036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Excel_20_Built-in_20_Normal" style:data-style-name="N8036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Excel_20_Built-in_20_Normal" style:data-style-name="N803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Normal_20_2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Normal_20_2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Normal_20_2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7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Excel_20_Built-in_20_Normal">
      <style:table-cell-properties fo:background-color="#ff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Excel_20_Built-in_20_Normal">
      <style:table-cell-properties fo:background-color="#ffc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Excel_20_Built-in_20_Normal">
      <style:table-cell-properties fo:background-color="#ff0000"/>
    </style:style>
    <style:style style:name="ce222" style:family="table-cell" style:parent-style-name="Excel_20_Built-in_20_Normal">
      <style:table-cell-properties fo:background-color="#ffc000"/>
    </style:style>
    <style:style style:name="ce223" style:family="table-cell" style:parent-style-name="Normal_20_2">
      <style:table-cell-properties fo:background-color="#ff0000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4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Normal_20_2" style:data-style-name="N105">
      <style:table-cell-properties fo:background-color="#ff0000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7" style:family="table-cell" style:parent-style-name="Excel_20_Built-in_20_Normal" style:data-style-name="N8108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Excel_20_Built-in_20_Normal" style:data-style-name="N8108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Excel_20_Built-in_20_Normal" style:data-style-name="N8108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>
      <style:table-cell-properties fo:background-color="#00b0f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Excel_20_Built-in_20_Normal">
      <style:table-cell-properties fo:background-color="#ffc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Excel_20_Built-in_20_Normal">
      <style:table-cell-properties fo:background-color="#92d05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Normal_20_2" style:data-style-name="N803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Normal_20_2" style:data-style-name="N803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Excel_20_Built-in_20_Normal" style:data-style-name="N8036">
      <style:table-cell-properties fo:background-color="#00b0f0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9" style:family="table-cell" style:parent-style-name="Normal_20_2" style:data-style-name="N803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Normal_20_2" style:data-style-name="N803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Excel_20_Built-in_20_Normal" style:data-style-name="N803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Excel_20_Built-in_20_Normal">
      <style:table-cell-properties fo:background-color="#00b0f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Excel_20_Built-in_20_Normal">
      <style:table-cell-properties fo:background-color="#00b0f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Normal_20_2">
      <style:table-cell-properties fo:background-color="#00b0f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Normal_20_2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Excel_20_Built-in_20_Normal">
      <style:table-cell-properties fo:background-color="#00b0f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1" style:family="table-cell" style:parent-style-name="Normal_20_2" style:data-style-name="N8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2" style:family="table-cell" style:parent-style-name="Normal_20_2">
      <style:table-cell-properties fo:background-color="#00b0f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Normal_20_2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54" style:family="table-cell" style:parent-style-name="Normal_20_2">
      <style:table-cell-properties fo:background-color="#ffcc00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Normal_20_2">
      <style:table-cell-properties fo:background-color="#ffcc00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6" style:family="table-cell" style:parent-style-name="Normal_20_2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Normal_20_2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</style:style>
    <style:style style:name="ce258" style:family="table-cell" style:parent-style-name="Normal_20_2" style:data-style-name="N105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59" style:family="table-cell" style:parent-style-name="Normal_20_2" style:data-style-name="N105">
      <style:table-cell-properties fo:background-color="#ffcc00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Normal_20_2" style:data-style-name="N105">
      <style:table-cell-properties fo:background-color="#ffcc00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1" style:family="table-cell" style:parent-style-name="Normal_20_2" style:data-style-name="N105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Normal_20_2" style:data-style-name="N105">
      <style:table-cell-properties fo:border-bottom="none" fo:background-color="#ff0000" style:diagonal-bl-tr="none" style:diagonal-tl-br="none" style:text-align-source="fix" style:repeat-content="false" fo:wrap-option="no-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page"/>
    </style:style>
    <style:style style:name="ce263" style:family="table-cell" style:parent-style-name="Excel_20_Built-in_20_Normal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4" style:family="table-cell" style:parent-style-name="Excel_20_Built-in_20_Normal">
      <style:table-cell-properties fo:background-color="#c3d69b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Normal_20_2">
      <style:table-cell-properties fo:background-color="#ffffff" style:diagonal-bl-tr="none" style:diagonal-tl-br="none" style:text-align-source="value-type" style:repeat-content="false" fo:wrap-option="no-wrap" fo:border="0.035cm solid #bfbfb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8" style:family="table-cell" style:parent-style-name="Normal_20_2">
      <style:table-cell-properties fo:background-color="#c3d69b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9" style:family="table-cell" style:parent-style-name="Normal_20_2">
      <style:table-cell-properties fo:border-bottom="0.035cm solid #000000" fo:background-color="#c3d69b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Normal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2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Excel_20_Built-in_20_Normal">
      <style:table-cell-properties fo:background-color="#ffffff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Normal_20_2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78" style:family="table-cell" style:parent-style-name="Excel_20_Built-in_20_Normal" style:data-style-name="N8108">
      <style:table-cell-properties fo:background-color="#ff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Normal_20_2" style:data-style-name="N105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80" style:family="table-cell" style:parent-style-name="Normal_20_2" style:data-style-name="N105">
      <style:table-cell-properties fo:background-color="#ff0000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81" style:family="table-cell" style:parent-style-name="Excel_20_Built-in_20_Normal" style:data-style-name="N8108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3" style:family="table-cell" style:parent-style-name="Normal_20_2">
      <style:table-cell-properties fo:border-bottom="0.035cm solid #000000" fo:background-color="#92d05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4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Normal_20_2">
      <style:table-cell-properties fo:background-color="#ff0000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86" style:family="table-cell" style:parent-style-name="Normal_20_2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87" style:family="table-cell" style:parent-style-name="Normal_20_2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035cm solid #bfbfbf" style:rotation-angle="0" style:rotation-align="none" style:shrink-to-fit="false" fo:border-top="0.035cm solid #bfbfbf" style:vertical-align="middle"/>
      <style:paragraph-properties fo:text-align="end" fo:margin-left="0cm" style:writing-mode="page"/>
    </style:style>
    <style:style style:name="ce288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89" style:family="table-cell" style:parent-style-name="Normal_20_2" style:data-style-name="N105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90" style:family="table-cell" style:parent-style-name="Normal_20_2" style:data-style-name="N105">
      <style:table-cell-properties fo:border-bottom="none" fo:background-color="#ff0000" style:diagonal-bl-tr="none" style:diagonal-tl-br="none" style:text-align-source="fix" style:repeat-content="false" fo:wrap-option="no-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end" fo:margin-left="0cm" style:writing-mode="page"/>
    </style:style>
    <style:style style:name="ce291" style:family="table-cell" style:parent-style-name="Normal_20_2" style:data-style-name="N10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9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Normal_20_2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4" style:family="table-cell" style:parent-style-name="Normal_20_2" style:data-style-name="N105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Normal_20_2" style:data-style-name="N810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2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Normal_20_2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99" style:family="table-cell" style:parent-style-name="Normal_20_2" style:data-style-name="N10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Normal_20_2" style:data-style-name="N105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Normal_20_2" style:data-style-name="N105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302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03" style:family="table-cell" style:parent-style-name="Normal_20_2" style:data-style-name="N803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4" style:family="table-cell" style:parent-style-name="Excel_20_Built-in_20_Normal" style:data-style-name="N8036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05" style:family="table-cell" style:parent-style-name="Excel_20_Built-in_20_Normal" style:data-style-name="N8036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06" style:family="table-cell" style:parent-style-name="Normal_20_2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Excel_20_Built-in_20_Normal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Excel_20_Built-in_20_Normal">
      <style:table-cell-properties fo:background-color="#ffff00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Excel_20_Built-in_20_Normal">
      <style:table-cell-properties fo:background-color="#92d050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2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13" style:family="table-cell" style:parent-style-name="Normal_20_2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14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Normal_20_2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16" style:family="table-cell" style:parent-style-name="Normal_20_2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7" style:family="table-cell" style:parent-style-name="Normal_20_2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9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Normal_20_2" style:data-style-name="N10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Normal_20_2" style:data-style-name="N803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3" style:family="table-cell" style:parent-style-name="Normal_20_2" style:data-style-name="N8036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4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25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6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Excel_20_Built-in_20_Normal">
      <style:table-cell-properties fo:background-color="#92d050"/>
    </style:style>
    <style:style style:name="ce328" style:family="table-cell" style:parent-style-name="Excel_20_Built-in_20_Normal">
      <style:text-properties fo:color="#ff0000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Normal_20_2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30" style:family="table-cell" style:parent-style-name="Normal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3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Excel_20_Built-in_20_Normal"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Normal_20_2" style:data-style-name="N10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37" style:family="table-cell" style:parent-style-name="Normal_20_2" style:data-style-name="N10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Excel_20_Built-in_20_Normal" style:data-style-name="N8036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Excel_20_Built-in_20_Normal" style:data-style-name="N803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40" style:family="table-cell" style:parent-style-name="Excel_20_Built-in_20_Normal"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2" style:family="table-cell" style:parent-style-name="Normal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Normal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Normal_20_2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4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Normal_20_2" style:data-style-name="N8036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47" style:family="table-cell" style:parent-style-name="Normal_20_2" style:data-style-name="N803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48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49" style:family="table-cell" style:parent-style-name="Excel_20_Built-in_20_Normal" style:data-style-name="N8036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Normal_20_2" style:data-style-name="N105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53" style:family="table-cell" style:parent-style-name="Normal_20_2" style:data-style-name="N105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54" style:family="table-cell" style:parent-style-name="Normal_20_2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55" style:family="table-cell" style:parent-style-name="Normal_20_2" style:data-style-name="N803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56" style:family="table-cell" style:parent-style-name="Normal_20_2" style:data-style-name="N8036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57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Normal_20_2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59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eeece1" style:direction="ltr" fo:border-right="0.035cm solid #eeece1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35cm solid #eeece1" style:direction="ltr" fo:border-right="0.035cm solid #eeece1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eeece1" style:direction="ltr" fo:border-right="0.035cm solid #eeece1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eeece1" style:direction="ltr" fo:border-right="0.035cm solid #eeece1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eeece1" style:direction="ltr" fo:border-right="0.035cm solid #eeece1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6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7" style:family="table-cell" style:parent-style-name="Normal_20_2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68" style:family="table-cell" style:parent-style-name="Normal_20_2" style:data-style-name="N8109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69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Normal_20_2">
      <style:table-cell-properties fo:background-color="#ffc0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72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Excel_20_Built-in_20_Normal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color="#00b05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fo:color="#0070c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style:use-window-font-color="true" style:text-outline="false" style:text-line-through-style="solid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Blanco.D10">
          <table:help-message table:title="Comisaría / Cuerpo Policial" table:display="true"/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Instrucciones generales: <text:s text:c="45"/>A fecha 03/04/14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>
            <text:p>1)</text:p>
          </table:table-cell>
          <table:table-cell table:style-name="ce3" office:value-type="string">
            <text:p>No dar más de 4/5 Comisarías por día con un total de 15 atestados en total<text:span text:style-name="T1">. </text:span><text:span text:style-name="T2">Solo añadir si es algo muy URGENTE</text:span><text:span text:style-name="T1"> </text:span><text:span text:style-name="T3">con razón justificada.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2)</text:p>
          </table:table-cell>
          <table:table-cell office:value-type="string">
            <text:p>De esa manera si llaman a pedir cita algunos que ya la tiene para otro atestado: Si es poco lo nuevo, lo añadís. Si es mucho, dadles cita nuev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3)</text:p>
          </table:table-cell>
          <table:table-cell table:style-name="ce4" office:value-type="string">
            <text:p><text:s/>Aseguraos de que sea judicial (que <text:s/>haya un implicado y <text:span text:style-name="T3">juzgado tras las muestras</text:span><text:span text:style-name="T1"> porque algunas veces es algo que han encontrado en un sitio o que se lo ha llevado alguien y de esos nadie se responsabiliza)</text:span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Apuntad<text:span text:style-name="T1"> el nº de atestado o las D. Policiales y la descripción de las muestras.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4)</text:p>
          </table:table-cell>
          <table:table-cell table:style-name="ce4" office:value-type="string">
            <text:p>Recordad <text:s/>que traigan puesto en el oficio <text:s/>el Juzgado y las previas, porque lo obliga el Acuerdo Marco y que si no las saben las averigüen antes de traer las muestras (instruccion de la Directora de 7/11/2013). Desde el 01/01/14 si no viene escrito en el oficio no se recog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5)</text:p>
          </table:table-cell>
          <table:table-cell office:value-type="string">
            <text:p>Tambien aseguraos de que sea menos de 2,5 Kg el total de la incautación y que no sea para Custodia, Sanciones Administrativas o Destrucción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 office:value-type="string">
            <text:p>6)</text:p>
          </table:table-cell>
          <table:table-cell office:value-type="string">
            <text:p>Recalcar que la cita es a las 9:00 h (se está mandado circular advirtiendo que no se recogerá si llega más tarde de las 10:00 h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office:value-type="string">
            <text:p><text:s text:c="16"/>7)</text:p>
          </table:table-cell>
          <table:table-cell table:style-name="ce4" office:value-type="string">
            <text:p>AEROPUERTO BARAJAS-POLICIA NACIONAL GRUPO ESTUPEFACIENTES (MANOLO/ OLMO o MARIA): Se les reserva todos los lunes 3 oficios en total [pueden ser sólo de ellos (3 atestados) o compartidos con el Area de Seguridad (1 atestado compartido (2 oficios) y otro sólo de ellos, p. ej.)]. Los jueves o viernes de la semana anterior llamará para confirmar qué van a traer (D. policiales y descripción)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8)</text:p>
          </table:table-cell>
          <table:table-cell table:style-name="ce4" office:value-type="string">
            <text:p>AREA DE SEGURIDAD Y PROTECCIÓN: Reservarles cada mes dos viernes un total de 4 atestados (a mediados y a finales,x ej.). </text:p>
            <text:p>Llamarán previamente para confirmar lo que traen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9)</text:p>
          </table:table-cell>
          <table:table-cell table:style-name="ce3" office:value-type="string">
            <text:p>COMISARIA CENTRO: <text:span text:style-name="T1">No darle dos días seguidos. Darles por ejemplo martes-jueves; martes-viernes o miércoles-viernes. No más de 2 días por semana</text:span></text:p>
          </table:table-cell>
          <table:table-cell table:number-columns-repeated="1022"/>
        </table:table-row>
        <table:table-row table:style-name="ro6">
          <table:table-cell/>
          <table:table-cell table:style-name="ce5" office:value-type="string">
            <text:p>(Suelen ser de menudeo de una o dos muestras, se puede hacer alguna excepción y darles algún atestado más por día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office:value-type="string">
            <text:p>10)</text:p>
          </table:table-cell>
          <table:table-cell table:style-name="ce3" office:value-type="string">
            <text:p>JULIO, AGOSTO y SEPTIEMBRE<text:span text:style-name="T1"> y </text:span><text:span text:style-name="T3">NAVIDAD</text:span><text:span text:style-name="T1"> </text:span><text:span text:style-name="T2">!!!OJO!!!</text:span><text:span text:style-name="T1"> Vacaciones del personal, dar menos citas</text:span></text:p>
          </table:table-cell>
          <table:table-cell table:number-columns-repeated="1022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lanco" table:style-name="ta2" table:print="false">
        <table:table-column table:style-name="co3" table:default-cell-style-name="ce18"/>
        <table:table-column table:style-name="co4" table:default-cell-style-name="ce18"/>
        <table:table-column table:style-name="co5" table:default-cell-style-name="ce36"/>
        <table:table-column table:style-name="co6" table:default-cell-style-name="ce45"/>
        <table:table-column table:style-name="co7" table:default-cell-style-name="ce18"/>
        <table:table-column table:style-name="co8" table:default-cell-style-name="ce61"/>
        <table:table-column table:style-name="co9" table:default-cell-style-name="ce18"/>
        <table:table-column table:style-name="co10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table:style-name="ce7" office:value-type="string" table:number-columns-spanned="2" table:number-rows-spanned="1">
            <text:p>DIA CITA</text:p>
          </table:table-cell>
          <table:covered-table-cell table:style-name="ce19"/>
          <table:table-cell table:style-name="ce29" office:value-type="string">
            <text:p>FECHA LLAMADA</text:p>
          </table:table-cell>
          <table:table-cell table:style-name="ce38" table:content-validation-name="val1" office:value-type="string">
            <text:p>OBSERVACIONES</text:p>
          </table:table-cell>
          <table:table-cell table:style-name="ce38" office:value-type="string">
            <text:p>Comisaría / Cuerpo Policial</text:p>
          </table:table-cell>
          <table:table-cell table:style-name="ce38" office:value-type="string">
            <text:p>Teléfono</text:p>
          </table:table-cell>
          <table:table-cell table:style-name="ce38" table:content-validation-name="val1" office:value-type="string">
            <text:p>Nº Ates</text:p>
          </table:table-cell>
          <table:table-cell table:style-name="ce38" office:value-type="string">
            <text:p>Atestados o D. Policiales</text:p>
          </table:table-cell>
          <table:table-cell table:style-name="ce51" office:value-type="string">
            <text:p>Descripción</text:p>
          </table:table-cell>
          <table:table-cell table:style-name="ce6" table:number-columns-repeated="1015"/>
        </table:table-row>
        <table:table-row table:style-name="ro1">
          <table:table-cell table:style-name="ce8" table:number-columns-repeated="2"/>
          <table:table-cell table:style-name="ce30"/>
          <table:table-cell table:style-name="ce39" table:content-validation-name="val1"/>
          <table:table-cell table:style-name="ce50" table:number-columns-repeated="2"/>
          <table:table-cell table:style-name="ce50" table:content-validation-name="val1"/>
          <table:table-cell table:style-name="ce50"/>
          <table:table-cell table:style-name="ce66"/>
          <table:table-cell table:style-name="ce67" table:number-columns-repeated="5"/>
          <table:table-cell table:style-name="ce72" table:number-columns-repeated="1010"/>
        </table:table-row>
        <table:table-row table:style-name="ro1" table:number-rows-repeated="2">
          <table:table-cell table:style-name="ce9"/>
          <table:table-cell table:style-name="ce20"/>
          <table:table-cell table:style-name="ce31"/>
          <table:table-cell table:style-name="ce40"/>
          <table:table-cell table:style-name="ce51"/>
          <table:table-cell table:style-name="ce55"/>
          <table:table-cell table:style-name="ce63"/>
          <table:table-cell table:style-name="ce65"/>
          <table:table-cell table:style-name="ce51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9"/>
          <table:table-cell table:style-name="ce21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0">
          <table:table-cell table:style-name="ce9"/>
          <table:table-cell table:style-name="ce22"/>
          <table:table-cell table:style-name="ce9"/>
          <table:table-cell table:style-name="ce41"/>
          <table:table-cell table:style-name="ce6"/>
          <table:table-cell table:style-name="ce56" table:number-columns-repeated="2"/>
          <table:table-cell table:style-name="ce51"/>
          <table:table-cell table:style-name="ce6"/>
          <table:table-cell table:style-name="ce74"/>
          <table:table-cell table:style-name="ce6" table:number-columns-repeated="4"/>
          <table:table-cell table:number-columns-repeated="1010"/>
        </table:table-row>
        <table:table-row table:style-name="ro10" table:number-rows-repeated="3">
          <table:table-cell table:style-name="ce9"/>
          <table:table-cell table:style-name="ce22"/>
          <table:table-cell table:style-name="ce9"/>
          <table:table-cell table:style-name="ce41"/>
          <table:table-cell table:style-name="ce46"/>
          <table:table-cell table:style-name="ce38"/>
          <table:table-cell table:style-name="ce38" table:content-validation-name="val1"/>
          <table:table-cell table:style-name="ce51"/>
          <table:table-cell table:style-name="ce6" table:number-columns-repeated="6"/>
          <table:table-cell table:number-columns-repeated="1010"/>
        </table:table-row>
        <table:table-row table:style-name="ro11">
          <table:table-cell table:style-name="ce10"/>
          <table:table-cell table:style-name="ce21"/>
          <table:table-cell table:style-name="ce32"/>
          <table:table-cell table:style-name="ce42" table:content-validation-name="val1"/>
          <table:table-cell table:style-name="ce52"/>
          <table:table-cell table:style-name="ce50"/>
          <table:table-cell table:style-name="ce58"/>
          <table:table-cell table:style-name="ce67" table:number-columns-repeated="7"/>
          <table:table-cell table:style-name="ce72" table:number-columns-repeated="1010"/>
        </table:table-row>
        <table:table-row table:style-name="ro11" table:number-rows-repeated="2">
          <table:table-cell table:style-name="ce9" table:number-columns-repeated="3"/>
          <table:table-cell table:style-name="ce41" table:content-validation-name="val1"/>
          <table:table-cell table:style-name="ce46"/>
          <table:table-cell table:style-name="ce38"/>
          <table:table-cell table:style-name="ce56"/>
          <table:table-cell table:style-name="ce6" table:number-columns-repeated="7"/>
          <table:table-cell table:number-columns-repeated="1010"/>
        </table:table-row>
        <table:table-row table:style-name="ro11">
          <table:table-cell table:style-name="ce9" table:number-columns-repeated="3"/>
          <table:table-cell table:style-name="ce41" table:content-validation-name="val1"/>
          <table:table-cell table:style-name="ce46"/>
          <table:table-cell table:style-name="ce38"/>
          <table:table-cell table:style-name="ce56"/>
          <table:table-cell table:style-name="ce6" table:number-columns-repeated="2"/>
          <table:table-cell/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9" table:number-columns-repeated="2"/>
          <table:table-cell table:style-name="ce33"/>
          <table:table-cell table:style-name="ce43"/>
          <table:table-cell table:style-name="ce53"/>
          <table:table-cell table:style-name="ce57"/>
          <table:table-cell table:style-name="ce64"/>
          <table:table-cell table:style-name="ce68"/>
          <table:table-cell table:style-name="ce54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"/>
          <table:table-cell table:style-name="ce21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 table:number-rows-repeated="2">
          <table:table-cell table:style-name="ce9" table:number-columns-repeated="2"/>
          <table:table-cell table:style-name="ce29"/>
          <table:table-cell table:style-name="ce44" table:content-validation-name="val1"/>
          <table:table-cell table:style-name="ce46"/>
          <table:table-cell table:style-name="ce38"/>
          <table:table-cell table:style-name="ce38" table:content-validation-name="val1"/>
          <table:table-cell table:style-name="ce51" table:number-columns-repeated="2"/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9" table:number-columns-repeated="3"/>
          <table:table-cell table:style-name="ce41"/>
          <table:table-cell table:style-name="ce46"/>
          <table:table-cell table:style-name="ce38"/>
          <table:table-cell table:style-name="ce38" table:content-validation-name="val1"/>
          <table:table-cell table:style-name="ce51"/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9" table:number-columns-repeated="2"/>
          <table:table-cell table:style-name="ce29"/>
          <table:table-cell table:style-name="ce44" table:content-validation-name="val1"/>
          <table:table-cell table:style-name="ce46"/>
          <table:table-cell table:style-name="ce38"/>
          <table:table-cell table:style-name="ce38" table:content-validation-name="val1"/>
          <table:table-cell table:style-name="ce51" table:number-columns-repeated="2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 table:number-rows-repeated="2">
          <table:table-cell table:style-name="ce12"/>
          <table:table-cell table:style-name="ce22"/>
          <table:table-cell table:style-name="ce29"/>
          <table:table-cell table:style-name="ce41"/>
          <table:table-cell table:style-name="ce46"/>
          <table:table-cell table:style-name="ce56" table:number-columns-repeated="2"/>
          <table:table-cell table:style-name="ce65"/>
          <table:table-cell table:style-name="ce46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2"/>
          <table:table-cell table:style-name="ce42"/>
          <table:table-cell table:style-name="ce52"/>
          <table:table-cell table:style-name="ce58" table:number-columns-repeated="2"/>
          <table:table-cell table:style-name="ce67" table:number-columns-repeated="7"/>
          <table:table-cell table:style-name="ce72" table:number-columns-repeated="1010"/>
        </table:table-row>
        <table:table-row table:style-name="ro1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56" table:number-columns-repeated="2"/>
          <table:table-cell table:style-name="ce51"/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56" table:number-columns-repeated="2"/>
          <table:table-cell table:style-name="ce51" table:number-columns-repeated="2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38"/>
          <table:table-cell table:style-name="ce56"/>
          <table:table-cell table:style-name="ce6" table:number-columns-repeated="7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 table:number-rows-repeated="4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56"/>
          <table:table-cell table:style-name="ce38" table:content-validation-name="val1"/>
          <table:table-cell table:style-name="ce51" table:number-columns-repeated="2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56" table:number-columns-repeated="2"/>
          <table:table-cell table:style-name="ce6" table:number-columns-repeated="7"/>
          <table:table-cell table:number-columns-repeated="1010"/>
        </table:table-row>
        <table:table-row table:style-name="ro10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0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56" table:number-columns-repeated="2"/>
          <table:table-cell table:style-name="ce6" table:number-columns-repeated="7"/>
          <table:table-cell table:number-columns-repeated="1010"/>
        </table:table-row>
        <table:table-row table:style-name="ro1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56"/>
          <table:table-cell table:style-name="ce38" table:content-validation-name="val1"/>
          <table:table-cell table:style-name="ce51" table:number-columns-repeated="2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2"/>
          <table:table-cell table:style-name="ce22"/>
          <table:table-cell table:style-name="ce9"/>
          <table:table-cell table:style-name="ce43"/>
          <table:table-cell table:style-name="ce53"/>
          <table:table-cell table:style-name="ce57"/>
          <table:table-cell table:style-name="ce64"/>
          <table:table-cell table:style-name="ce53"/>
          <table:table-cell table:style-name="ce54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 table:number-rows-repeated="5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56" table:number-columns-repeated="2"/>
          <table:table-cell table:style-name="ce6" table:number-columns-repeated="7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2"/>
          <table:table-cell table:style-name="ce42"/>
          <table:table-cell table:style-name="ce52"/>
          <table:table-cell table:style-name="ce58" table:number-columns-repeated="2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3"/>
          <table:table-cell table:style-name="ce25"/>
          <table:table-cell table:style-name="ce9"/>
          <table:table-cell table:style-name="ce41"/>
          <table:table-cell table:style-name="ce46"/>
          <table:table-cell table:style-name="ce56" table:number-columns-repeated="2"/>
          <table:table-cell table:style-name="ce6" table:number-columns-repeated="7"/>
          <table:table-cell table:number-columns-repeated="1010"/>
        </table:table-row>
        <table:table-row table:style-name="ro1">
          <table:table-cell table:style-name="ce13"/>
          <table:table-cell table:style-name="ce25"/>
          <table:table-cell table:style-name="ce29"/>
          <table:table-cell table:style-name="ce41"/>
          <table:table-cell table:style-name="ce46"/>
          <table:table-cell table:style-name="ce38"/>
          <table:table-cell table:style-name="ce38" table:content-validation-name="val1"/>
          <table:table-cell table:style-name="ce51"/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3"/>
          <table:table-cell table:style-name="ce25"/>
          <table:table-cell table:style-name="ce29"/>
          <table:table-cell table:style-name="ce41"/>
          <table:table-cell table:style-name="ce46"/>
          <table:table-cell table:style-name="ce38"/>
          <table:table-cell table:style-name="ce38" table:content-validation-name="val1"/>
          <table:table-cell table:style-name="ce69"/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2"/>
          <table:table-cell table:style-name="ce22"/>
          <table:table-cell table:style-name="ce9"/>
          <table:table-cell/>
          <table:table-cell table:style-name="ce6"/>
          <table:table-cell table:style-name="ce38"/>
          <table:table-cell table:style-name="ce38" table:content-validation-name="val1"/>
          <table:table-cell table:style-name="ce51"/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2"/>
          <table:table-cell table:style-name="ce22"/>
          <table:table-cell table:style-name="ce9"/>
          <table:table-cell table:style-name="ce41"/>
          <table:table-cell table:style-name="ce6"/>
          <table:table-cell table:style-name="ce56" table:number-columns-repeated="2"/>
          <table:table-cell table:style-name="ce51"/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2"/>
          <table:table-cell table:style-name="ce22"/>
          <table:table-cell table:style-name="ce9"/>
          <table:table-cell/>
          <table:table-cell table:style-name="ce6"/>
          <table:table-cell table:style-name="ce56" table:number-columns-repeated="2"/>
          <table:table-cell table:style-name="ce51"/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56" table:number-columns-repeated="2"/>
          <table:table-cell table:style-name="ce6" table:number-columns-repeated="7"/>
          <table:table-cell table:number-columns-repeated="1010"/>
        </table:table-row>
        <table:table-row table:style-name="ro1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56" table:number-columns-repeated="2"/>
          <table:table-cell table:style-name="ce51"/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 table:number-rows-repeated="3">
          <table:table-cell table:style-name="ce12"/>
          <table:table-cell table:style-name="ce22"/>
          <table:table-cell table:style-name="ce9"/>
          <table:table-cell table:style-name="ce44" table:content-validation-name="val1"/>
          <table:table-cell table:style-name="ce46"/>
          <table:table-cell table:style-name="ce38"/>
          <table:table-cell table:style-name="ce38" table:content-validation-name="val1"/>
          <table:table-cell table:style-name="ce51" table:number-columns-repeated="2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56" table:number-columns-repeated="2"/>
          <table:table-cell table:style-name="ce51"/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2"/>
          <table:table-cell table:style-name="ce22"/>
          <table:table-cell table:style-name="ce29"/>
          <table:table-cell table:style-name="ce41"/>
          <table:table-cell table:style-name="ce46"/>
          <table:table-cell table:style-name="ce38"/>
          <table:table-cell table:style-name="ce38" table:content-validation-name="val1"/>
          <table:table-cell table:style-name="ce51"/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56"/>
          <table:table-cell table:style-name="ce38" table:content-validation-name="val1"/>
          <table:table-cell table:style-name="ce51"/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2"/>
          <table:table-cell table:style-name="ce22"/>
          <table:table-cell table:style-name="ce29"/>
          <table:table-cell table:style-name="ce46" table:number-columns-repeated="2"/>
          <table:table-cell table:style-name="ce38"/>
          <table:table-cell table:style-name="ce38" table:content-validation-name="val1"/>
          <table:table-cell table:style-name="ce51" table:number-columns-repeated="2"/>
          <table:table-cell table:style-name="ce6" table:number-columns-repeated="5"/>
          <table:table-cell table:number-columns-repeated="1010"/>
        </table:table-row>
        <table:table-row table:style-name="ro1" table:number-rows-repeated="2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38"/>
          <table:table-cell table:style-name="ce38" table:content-validation-name="val1"/>
          <table:table-cell table:style-name="ce51"/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56" table:number-columns-repeated="2"/>
          <table:table-cell table:style-name="ce51"/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2"/>
          <table:table-cell table:style-name="ce22"/>
          <table:table-cell table:style-name="ce34"/>
          <table:table-cell table:style-name="ce47"/>
          <table:table-cell table:style-name="ce54"/>
          <table:table-cell table:style-name="ce59"/>
          <table:table-cell table:style-name="ce59" table:content-validation-name="val1"/>
          <table:table-cell table:style-name="ce70"/>
          <table:table-cell table:style-name="ce73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38"/>
          <table:table-cell table:style-name="ce38" table:content-validation-name="val1"/>
          <table:table-cell table:style-name="ce51"/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2"/>
          <table:table-cell table:style-name="ce22"/>
          <table:table-cell table:style-name="ce29"/>
          <table:table-cell table:style-name="ce46"/>
          <table:table-cell table:style-name="ce51" table:content-validation-name="val1"/>
          <table:table-cell table:style-name="ce38"/>
          <table:table-cell table:style-name="ce38" table:content-validation-name="val1"/>
          <table:table-cell table:style-name="ce51" table:number-columns-repeated="2"/>
          <table:table-cell table:style-name="ce6" table:number-columns-repeated="5"/>
          <table:table-cell table:number-columns-repeated="1010"/>
        </table:table-row>
        <table:table-row table:style-name="ro1" table:number-rows-repeated="2">
          <table:table-cell table:style-name="ce12"/>
          <table:table-cell table:style-name="ce22"/>
          <table:table-cell table:style-name="ce29"/>
          <table:table-cell table:style-name="ce44" table:content-validation-name="val1"/>
          <table:table-cell table:style-name="ce46"/>
          <table:table-cell table:style-name="ce38"/>
          <table:table-cell table:style-name="ce38" table:content-validation-name="val1"/>
          <table:table-cell table:style-name="ce51" table:number-columns-repeated="2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38"/>
          <table:table-cell table:style-name="ce38" table:content-validation-name="val1"/>
          <table:table-cell table:style-name="ce51"/>
          <table:table-cell table:style-name="ce6" table:number-columns-repeated="6"/>
          <table:table-cell table:number-columns-repeated="1010"/>
        </table:table-row>
        <table:table-row table:style-name="ro1" table:number-rows-repeated="2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56" table:number-columns-repeated="2"/>
          <table:table-cell table:style-name="ce51"/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56"/>
          <table:table-cell table:style-name="ce38"/>
          <table:table-cell table:style-name="ce51"/>
          <table:table-cell table:style-name="ce6"/>
          <table:table-cell table:style-name="ce73"/>
          <table:table-cell table:style-name="ce6" table:number-columns-repeated="1014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 table:number-rows-repeated="2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56" table:number-columns-repeated="2"/>
          <table:table-cell table:style-name="ce51"/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2"/>
          <table:table-cell table:style-name="ce22"/>
          <table:table-cell table:style-name="ce9"/>
          <table:table-cell table:style-name="ce41"/>
          <table:table-cell table:style-name="ce46"/>
          <table:table-cell table:style-name="ce56" table:number-columns-repeated="2"/>
          <table:table-cell table:style-name="ce6" table:number-columns-repeated="7"/>
          <table:table-cell table:number-columns-repeated="1010"/>
        </table:table-row>
        <table:table-row table:style-name="ro1">
          <table:table-cell table:style-name="ce12"/>
          <table:table-cell table:style-name="ce22"/>
          <table:table-cell table:style-name="ce34"/>
          <table:table-cell table:style-name="ce47"/>
          <table:table-cell table:style-name="ce46"/>
          <table:table-cell table:style-name="ce38"/>
          <table:table-cell table:style-name="ce38" table:content-validation-name="val1"/>
          <table:table-cell table:style-name="ce51" table:number-columns-repeated="2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4"/>
          <table:table-cell table:style-name="ce26"/>
          <table:table-cell table:style-name="ce9"/>
          <table:table-cell table:style-name="ce41"/>
          <table:table-cell table:style-name="ce46"/>
          <table:table-cell table:style-name="ce56" table:number-columns-repeated="2"/>
          <table:table-cell table:style-name="ce6" table:number-columns-repeated="7"/>
          <table:table-cell table:number-columns-repeated="1010"/>
        </table:table-row>
        <table:table-row table:style-name="ro1">
          <table:table-cell table:style-name="ce14"/>
          <table:table-cell table:style-name="ce26"/>
          <table:table-cell table:style-name="ce29"/>
          <table:table-cell table:style-name="ce44" table:content-validation-name="val1"/>
          <table:table-cell table:style-name="ce46"/>
          <table:table-cell table:style-name="ce38"/>
          <table:table-cell table:style-name="ce38" table:content-validation-name="val1"/>
          <table:table-cell table:style-name="ce51" table:number-columns-repeated="2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4"/>
          <table:table-cell table:style-name="ce26"/>
          <table:table-cell table:style-name="ce9"/>
          <table:table-cell table:style-name="ce41"/>
          <table:table-cell table:style-name="ce46"/>
          <table:table-cell table:style-name="ce56" table:number-columns-repeated="2"/>
          <table:table-cell table:style-name="ce51"/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5"/>
          <table:table-cell table:style-name="ce27"/>
          <table:table-cell table:style-name="ce34"/>
          <table:table-cell table:style-name="ce47"/>
          <table:table-cell table:style-name="ce54"/>
          <table:table-cell table:style-name="ce60" table:number-columns-repeated="2"/>
          <table:table-cell table:style-name="ce70"/>
          <table:table-cell table:style-name="ce73" table:number-columns-repeated="6"/>
          <table:table-cell table:style-name="ce75" table:number-columns-repeated="1010"/>
        </table:table-row>
        <table:table-row table:style-name="ro1">
          <table:table-cell table:style-name="ce12"/>
          <table:table-cell table:style-name="ce22"/>
          <table:table-cell table:style-name="ce34"/>
          <table:table-cell table:style-name="ce47"/>
          <table:table-cell table:style-name="ce54"/>
          <table:table-cell table:style-name="ce60" table:number-columns-repeated="2"/>
          <table:table-cell table:style-name="ce70"/>
          <table:table-cell table:style-name="ce73" table:number-columns-repeated="6"/>
          <table:table-cell table:style-name="ce75" table:number-columns-repeated="1010"/>
        </table:table-row>
        <table:table-row table:style-name="ro1">
          <table:table-cell table:style-name="ce11"/>
          <table:table-cell table:style-name="ce24"/>
          <table:table-cell table:style-name="ce35"/>
          <table:table-cell table:style-name="ce48" table:content-validation-name="val1"/>
          <table:table-cell table:style-name="ce52"/>
          <table:table-cell table:style-name="ce10"/>
          <table:table-cell table:style-name="ce10" table:content-validation-name="val1"/>
          <table:table-cell table:style-name="ce71" table:number-columns-repeated="2"/>
          <table:table-cell table:style-name="ce72" table:number-columns-repeated="1015"/>
        </table:table-row>
        <table:table-row table:style-name="ro1">
          <table:table-cell table:style-name="ce14"/>
          <table:table-cell table:style-name="ce26"/>
          <table:table-cell table:number-columns-repeated="2"/>
          <table:table-cell table:style-name="ce46"/>
          <table:table-cell table:style-name="ce56" table:number-columns-repeated="2"/>
          <table:table-cell table:style-name="ce6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26"/>
          <table:table-cell table:number-columns-repeated="2"/>
          <table:table-cell table:style-name="ce46"/>
          <table:table-cell/>
          <table:table-cell table:style-name="ce36"/>
          <table:table-cell table:number-columns-repeated="1017"/>
        </table:table-row>
        <table:table-row table:style-name="ro1">
          <table:table-cell table:style-name="ce16" table:number-columns-repeated="2"/>
          <table:table-cell table:style-name="ce37"/>
          <table:table-cell table:style-name="ce49"/>
          <table:table-cell table:style-name="ce16"/>
          <table:table-cell table:style-name="ce62"/>
          <table:table-cell table:style-name="ce16"/>
          <table:table-cell table:style-name="ce72" table:number-columns-repeated="1017"/>
        </table:table-row>
        <table:table-row table:style-name="ro1" table:number-rows-repeated="2">
          <table:table-cell table:style-name="ce17"/>
          <table:table-cell table:style-name="ce28"/>
          <table:table-cell table:style-name="ce34"/>
          <table:table-cell/>
          <table:table-cell table:style-name="ce46"/>
          <table:table-cell table:style-name="ce56" table:number-columns-repeated="2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16" table:number-columns-repeated="2"/>
          <table:table-cell table:style-name="ce37"/>
          <table:table-cell table:style-name="ce49"/>
          <table:table-cell table:style-name="ce16"/>
          <table:table-cell table:style-name="ce62"/>
          <table:table-cell table:style-name="ce16"/>
          <table:table-cell table:style-name="ce72" table:number-columns-repeated="1017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1" table:style-name="ta3" table:print="false">
        <table:table-column table:style-name="co1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T 22" table:style-name="ta4" table:print="false">
        <office:forms form:automatic-focus="false" form:apply-design-mode="false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number-columns-repeated="3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1" table:number-columns-repeated="1014" table:default-cell-style-name="Excel_20_Built-in_20_Normal"/>
        <table:table-row table:style-name="ro12">
          <table:table-cell table:style-name="ce7" office:value-type="string" table:number-columns-spanned="2" table:number-rows-spanned="1">
            <text:p>DIA CITA</text:p>
          </table:table-cell>
          <table:covered-table-cell table:style-name="ce19"/>
          <table:table-cell table:style-name="ce84" office:value-type="string">
            <text:p>FECHA LLAMADA</text:p>
          </table:table-cell>
          <table:table-cell table:style-name="ce87" table:content-validation-name="val1" office:value-type="string">
            <text:p>OBSERVACIONES</text:p>
          </table:table-cell>
          <table:table-cell table:style-name="ce38" office:value-type="string">
            <text:p>Comisaría / Cuerpo Policial</text:p>
          </table:table-cell>
          <table:table-cell table:style-name="ce38" office:value-type="string">
            <text:p>Teléfono</text:p>
          </table:table-cell>
          <table:table-cell table:style-name="ce38" office:value-type="string">
            <text:p>Ext.</text:p>
          </table:table-cell>
          <table:table-cell table:style-name="ce38" office:value-type="string">
            <text:p>Nº Ates</text:p>
          </table:table-cell>
          <table:table-cell table:style-name="ce38" table:content-validation-name="val1" office:value-type="string">
            <text:p>Atestados o D. Policiales</text:p>
          </table:table-cell>
          <table:table-cell table:style-name="ce51" office:value-type="string">
            <text:p>Descripción</text:p>
          </table:table-cell>
          <table:table-cell table:style-name="ce6" table:number-columns-repeated="1014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12">
          <table:table-cell table:style-name="ce76" office:value-type="date" office:date-value="2022-10-03">
            <text:p>03-oct</text:p>
          </table:table-cell>
          <table:table-cell table:style-name="ce81" office:value-type="string">
            <text:p>lunes</text:p>
          </table:table-cell>
          <table:table-cell table:style-name="ce29" office:value-type="date" office:date-value="2022-09-12">
            <text:p>12/09/2022</text:p>
          </table:table-cell>
          <table:table-cell table:style-name="ce44" table:content-validation-name="val1" office:value-type="string">
            <text:p>4Retiro + 3Argan</text:p>
          </table:table-cell>
          <table:table-cell table:style-name="ce91" office:value-type="string">
            <text:p>Comisaría Distrito de Centro</text:p>
          </table:table-cell>
          <table:table-cell table:style-name="ce87" office:value-type="float" office:value="913224079">
            <text:p>913224079</text:p>
          </table:table-cell>
          <table:table-cell table:style-name="ce87"/>
          <table:table-cell table:style-name="ce87" office:value-type="float" office:value="7">
            <text:p>7</text:p>
          </table:table-cell>
          <table:table-cell table:style-name="ce65" table:content-validation-name="val1" office:value-type="string">
            <text:p>19888,23138,23193,23360,24041,24074,24699</text:p>
          </table:table-cell>
          <table:table-cell table:style-name="ce51" office:value-type="string">
            <text:p>hachis,GHB,meta,p rosa,extasis,speed,coca,marihuana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6" office:value-type="date" office:date-value="2022-10-03">
            <text:p>03-oct</text:p>
          </table:table-cell>
          <table:table-cell table:style-name="ce81" office:value-type="string">
            <text:p>lunes</text:p>
          </table:table-cell>
          <table:table-cell table:style-name="ce29" office:value-type="date" office:date-value="2022-09-15">
            <text:p>15/09/2022</text:p>
          </table:table-cell>
          <table:table-cell table:style-name="ce44" table:content-validation-name="val1"/>
          <table:table-cell table:style-name="ce92" table:content-validation-name="val1" office:value-type="string">
            <text:p>GC Unidad Fiscal y Froteras <text:s/>UFAC</text:p>
          </table:table-cell>
          <table:table-cell table:style-name="ce38" office:value-type="float" office:value="917466549">
            <text:p>917466549</text:p>
          </table:table-cell>
          <table:table-cell table:style-name="ce38"/>
          <table:table-cell table:style-name="ce38" office:value-type="float" office:value="6">
            <text:p>6</text:p>
          </table:table-cell>
          <table:table-cell table:style-name="ce51" table:content-validation-name="val1" office:value-type="string">
            <text:p>2022-160-523; 2022-160-475; 2022/160/410; 2022-160-351; 2022-160-300;2022-160-766</text:p>
          </table:table-cell>
          <table:table-cell table:style-name="ce51" office:value-type="string">
            <text:p>MDMA; marihuana y hachis; marihuana: marihuana; marihuana; marihuana</text:p>
          </table:table-cell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7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9">
          <table:table-cell table:style-name="ce76" office:value-type="date" office:date-value="2022-10-04">
            <text:p>04-oct</text:p>
          </table:table-cell>
          <table:table-cell table:style-name="ce81" office:value-type="string">
            <text:p>martes</text:p>
          </table:table-cell>
          <table:table-cell table:style-name="ce85"/>
          <table:table-cell table:style-name="ce88" table:content-validation-name="val1"/>
          <table:table-cell table:style-name="ce93" office:value-type="string">
            <text:p>patron d la policía</text:p>
          </table:table-cell>
          <table:table-cell table:style-name="ce93" table:number-columns-repeated="3"/>
          <table:table-cell table:style-name="ce96" table:content-validation-name="val1"/>
          <table:table-cell table:style-name="ce96"/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6" office:value-type="date" office:date-value="2022-10-04">
            <text:p>04-oct</text:p>
          </table:table-cell>
          <table:table-cell table:style-name="ce81" office:value-type="string">
            <text:p>martes</text:p>
          </table:table-cell>
          <table:table-cell table:style-name="ce85" office:value-type="date" office:date-value="2022-09-14">
            <text:p>14/09/2022</text:p>
          </table:table-cell>
          <table:table-cell table:style-name="ce89" table:content-validation-name="val1" office:value-type="string">
            <text:p>pasada al 6/10 por fiesta</text:p>
          </table:table-cell>
          <table:table-cell table:style-name="ce94" office:value-type="string">
            <text:p>Comisaría Distrito de Chamberí</text:p>
          </table:table-cell>
          <table:table-cell table:style-name="ce95" office:value-type="float" office:value="913223270">
            <text:p>913223270</text:p>
          </table:table-cell>
          <table:table-cell table:style-name="ce95"/>
          <table:table-cell table:style-name="ce95" office:value-type="float" office:value="2">
            <text:p>2</text:p>
          </table:table-cell>
          <table:table-cell table:style-name="ce97" table:content-validation-name="val1" office:value-type="float" office:value="18017.15872">
            <text:p>18017,15872</text:p>
          </table:table-cell>
          <table:table-cell table:style-name="ce97" office:value-type="string">
            <text:p>polvo blanco,coca y pastilla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6" office:value-type="date" office:date-value="2022-10-04">
            <text:p>04-oct</text:p>
          </table:table-cell>
          <table:table-cell table:style-name="ce81" office:value-type="string">
            <text:p>martes</text:p>
          </table:table-cell>
          <table:table-cell table:style-name="ce29" office:value-type="date" office:date-value="2022-09-15">
            <text:p>15/09/2022</text:p>
          </table:table-cell>
          <table:table-cell table:style-name="ce44" table:content-validation-name="val1"/>
          <table:table-cell table:style-name="ce46" office:value-type="string">
            <text:p>Comisaría Distrito de Ciudad Lineal</text:p>
          </table:table-cell>
          <table:table-cell table:style-name="ce38" office:value-type="float" office:value="913229435">
            <text:p>913229435</text:p>
          </table:table-cell>
          <table:table-cell table:style-name="ce38"/>
          <table:table-cell table:style-name="ce38" office:value-type="float" office:value="7">
            <text:p>7</text:p>
          </table:table-cell>
          <table:table-cell table:style-name="ce51" table:content-validation-name="val1" office:value-type="string">
            <text:p>17533; 17382; 17556; 17798, 17856; 18145,17326</text:p>
          </table:table-cell>
          <table:table-cell table:style-name="ce51" office:value-type="string">
            <text:p>tuppers con sust estupef; 6 envoltorios sust estupef; 2 envolt coca; restos de coca y trozo roca blanca; sust <text:s/>liquida 3 hachis y balanza; 2 sust blanca, roca marron </text:p>
          </table:table-cell>
          <table:table-cell table:number-columns-repeated="1014"/>
        </table:table-row>
        <table:table-row table:style-name="ro9">
          <table:table-cell table:style-name="ce76" office:value-type="date" office:date-value="2022-10-04">
            <text:p>04-oct</text:p>
          </table:table-cell>
          <table:table-cell table:style-name="ce81" office:value-type="string">
            <text:p>martes</text:p>
          </table:table-cell>
          <table:table-cell table:style-name="ce29" office:value-type="date" office:date-value="2022-09-22">
            <text:p>22/09/2022</text:p>
          </table:table-cell>
          <table:table-cell table:style-name="ce44" table:content-validation-name="val1" office:value-type="string">
            <text:p>MENORES sin DP de momento</text:p>
          </table:table-cell>
          <table:table-cell table:style-name="ce46" office:value-type="string">
            <text:p>Guardia Civil de Villanueva de la Cañada</text:p>
          </table:table-cell>
          <table:table-cell table:style-name="ce38" office:value-type="float" office:value="918157975">
            <text:p>918157975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51" table:content-validation-name="val1" office:value-type="string">
            <text:p>2022-5673-2119</text:p>
          </table:table-cell>
          <table:table-cell table:style-name="ce51" office:value-type="string">
            <text:p>hachis</text:p>
          </table:table-cell>
          <table:table-cell table:number-columns-repeated="1014"/>
        </table:table-row>
        <table:table-row table:style-name="ro9">
          <table:table-cell table:style-name="ce76" office:value-type="date" office:date-value="2022-10-04">
            <text:p>04-oct</text:p>
          </table:table-cell>
          <table:table-cell table:style-name="ce81" office:value-type="string">
            <text:p>martes</text:p>
          </table:table-cell>
          <table:table-cell table:style-name="ce29" office:value-type="date" office:date-value="2022-09-16">
            <text:p>16/09/2022</text:p>
          </table:table-cell>
          <table:table-cell table:style-name="ce44" table:content-validation-name="val1"/>
          <table:table-cell table:style-name="ce46" office:value-type="string">
            <text:p>Guardia Cvil de El Escorial</text:p>
          </table:table-cell>
          <table:table-cell table:style-name="ce38" office:value-type="float" office:value="918902611">
            <text:p>918902611</text:p>
          </table:table-cell>
          <table:table-cell table:style-name="ce38" office:value-type="string">
            <text:p><text:s/>ext 4</text:p>
          </table:table-cell>
          <table:table-cell table:style-name="ce38" office:value-type="float" office:value="2">
            <text:p>2</text:p>
          </table:table-cell>
          <table:table-cell table:style-name="ce51" table:content-validation-name="val1" office:value-type="string">
            <text:p>2022-278-2117,2022-278-2192</text:p>
          </table:table-cell>
          <table:table-cell table:style-name="ce51" office:value-type="string">
            <text:p>metanfetamina, esquejes pelados</text:p>
          </table:table-cell>
          <table:table-cell table:number-columns-repeated="1014"/>
        </table:table-row>
        <table:table-row table:style-name="ro1">
          <table:table-cell table:style-name="ce77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1">
          <table:table-cell table:style-name="ce76" office:value-type="date" office:date-value="2022-10-05">
            <text:p>05-oct</text:p>
          </table:table-cell>
          <table:table-cell table:style-name="ce81" office:value-type="string">
            <text:p>miércoles</text:p>
          </table:table-cell>
          <table:table-cell table:style-name="ce29" office:value-type="date" office:date-value="2022-09-14">
            <text:p>14/09/2022</text:p>
          </table:table-cell>
          <table:table-cell table:style-name="ce44" table:content-validation-name="val1" office:value-type="string">
            <text:p>3 + 3 compartidos Barajas + GM</text:p>
          </table:table-cell>
          <table:table-cell table:style-name="ce46" office:value-type="string">
            <text:p>P.N. Grupo Estupefacientes Aeropuerto Barajas</text:p>
          </table:table-cell>
          <table:table-cell table:style-name="ce38" office:value-type="float" office:value="913010919">
            <text:p>913010919</text:p>
          </table:table-cell>
          <table:table-cell table:style-name="ce38"/>
          <table:table-cell table:style-name="ce38" office:value-type="float" office:value="6">
            <text:p>6</text:p>
          </table:table-cell>
          <table:table-cell table:style-name="ce51" table:content-validation-name="val1" office:value-type="string">
            <text:p>11607,12005,12133</text:p>
          </table:table-cell>
          <table:table-cell table:style-name="ce51" office:value-type="string">
            <text:p>boleros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6" office:value-type="date" office:date-value="2022-10-05">
            <text:p>05-oct</text:p>
          </table:table-cell>
          <table:table-cell table:style-name="ce81" office:value-type="string">
            <text:p>miércoles</text:p>
          </table:table-cell>
          <table:table-cell table:style-name="ce29" office:value-type="date" office:date-value="2022-09-16">
            <text:p>16/09/2022</text:p>
          </table:table-cell>
          <table:table-cell table:style-name="ce44" table:content-validation-name="val1" office:value-type="string">
            <text:p>pasado del 27 + 4hoy</text:p>
          </table:table-cell>
          <table:table-cell table:style-name="ce46" office:value-type="string">
            <text:p>Comisaría Distrito de Latina</text:p>
          </table:table-cell>
          <table:table-cell table:style-name="ce38" office:value-type="float" office:value="913228694">
            <text:p>913228694</text:p>
          </table:table-cell>
          <table:table-cell table:style-name="ce38"/>
          <table:table-cell table:style-name="ce56" office:value-type="float" office:value="5">
            <text:p>5</text:p>
          </table:table-cell>
          <table:table-cell table:style-name="ce92" office:value-type="string">
            <text:p>18686,19043,19118,19242,19247</text:p>
          </table:table-cell>
          <table:table-cell table:style-name="ce6" office:value-type="string">
            <text:p>marihuana, sust polvo y porro;25 papelinas coca;3envol coca;hachis;marihuana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6" office:value-type="date" office:date-value="2022-10-05">
            <text:p>05-oct</text:p>
          </table:table-cell>
          <table:table-cell table:style-name="ce81" office:value-type="string">
            <text:p>miércoles</text:p>
          </table:table-cell>
          <table:table-cell table:style-name="ce29" office:value-type="date" office:date-value="2022-09-19">
            <text:p>19/09/2022</text:p>
          </table:table-cell>
          <table:table-cell table:style-name="ce44" table:content-validation-name="val1"/>
          <table:table-cell table:style-name="ce46" office:value-type="string">
            <text:p>(GOIZ I) Grupo Operativo de Investigación zonal I</text:p>
          </table:table-cell>
          <table:table-cell table:style-name="ce38" office:value-type="float" office:value="913220463">
            <text:p>913220463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51" table:content-validation-name="val1" office:value-type="float" office:value="122">
            <text:p>122</text:p>
          </table:table-cell>
          <table:table-cell table:style-name="ce51" office:value-type="string">
            <text:p>12 muestras coca hachis y 4 actas</text:p>
          </table:table-cell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7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9">
          <table:table-cell table:style-name="ce76" office:value-type="date" office:date-value="2022-10-06">
            <text:p>06-oct</text:p>
          </table:table-cell>
          <table:table-cell table:style-name="ce81" office:value-type="string">
            <text:p>jueves</text:p>
          </table:table-cell>
          <table:table-cell table:style-name="ce29" office:value-type="date" office:date-value="2022-09-16">
            <text:p>16/09/2022</text:p>
          </table:table-cell>
          <table:table-cell table:style-name="ce44" table:content-validation-name="val1" office:value-type="string">
            <text:p>pasada del 4/10</text:p>
          </table:table-cell>
          <table:table-cell table:style-name="ce46" office:value-type="string">
            <text:p>Comisaría Distrito de Chamberí</text:p>
          </table:table-cell>
          <table:table-cell table:style-name="ce38" office:value-type="float" office:value="913223270">
            <text:p>913223270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51" table:content-validation-name="val1" office:value-type="float" office:value="18017.15872">
            <text:p>18017,15872</text:p>
          </table:table-cell>
          <table:table-cell table:style-name="ce51" office:value-type="string">
            <text:p>polvo blanco,coca y pastilla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6" office:value-type="date" office:date-value="2022-10-06">
            <text:p>06-oct</text:p>
          </table:table-cell>
          <table:table-cell table:style-name="ce81" office:value-type="string">
            <text:p>jueves</text:p>
          </table:table-cell>
          <table:table-cell table:style-name="ce29"/>
          <table:table-cell table:style-name="ce41" table:content-validation-name="val1"/>
          <table:table-cell table:style-name="ce46" office:value-type="string">
            <text:p>Grupo Fraude Bancario Comisaria General </text:p>
          </table:table-cell>
          <table:table-cell table:style-name="ce38" office:value-type="float" office:value="915822322">
            <text:p>915822322</text:p>
          </table:table-cell>
          <table:table-cell table:style-name="ce38"/>
          <table:table-cell table:style-name="ce56" office:value-type="float" office:value="1">
            <text:p>1</text:p>
          </table:table-cell>
          <table:table-cell table:style-name="ce92" office:value-type="float" office:value="365">
            <text:p>365</text:p>
          </table:table-cell>
          <table:table-cell table:style-name="ce6" office:value-type="string">
            <text:p>marihuana,hachis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6" office:value-type="date" office:date-value="2022-10-06">
            <text:p>06-oct</text:p>
          </table:table-cell>
          <table:table-cell table:style-name="ce81" office:value-type="string">
            <text:p>jueves</text:p>
          </table:table-cell>
          <table:table-cell table:style-name="ce29" office:value-type="date" office:date-value="2022-09-20">
            <text:p>20/09/2022</text:p>
          </table:table-cell>
          <table:table-cell table:style-name="ce44" table:content-validation-name="val1"/>
          <table:table-cell table:style-name="ce46" office:value-type="string">
            <text:p>Guardia Civil de Mejorada del Campo</text:p>
          </table:table-cell>
          <table:table-cell table:style-name="ce38" office:value-type="float" office:value="916793147">
            <text:p>916793147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51" table:content-validation-name="val1" office:value-type="string">
            <text:p>2022/334/2443</text:p>
          </table:table-cell>
          <table:table-cell table:style-name="ce51" office:value-type="string">
            <text:p>2 bolsas hachis</text:p>
          </table:table-cell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6" office:value-type="date" office:date-value="2022-10-06">
            <text:p>06-oct</text:p>
          </table:table-cell>
          <table:table-cell table:style-name="ce81" office:value-type="string">
            <text:p>jueves</text:p>
          </table:table-cell>
          <table:table-cell table:style-name="ce29" office:value-type="date" office:date-value="2022-09-21">
            <text:p>21/09/2022</text:p>
          </table:table-cell>
          <table:table-cell table:style-name="ce44" table:content-validation-name="val1"/>
          <table:table-cell table:style-name="ce44" table:content-validation-name="val1" office:value-type="string">
            <text:p>COMISARIA SIN DETERMINAR</text:p>
          </table:table-cell>
          <table:table-cell table:style-name="ce38" table:number-columns-repeated="2"/>
          <table:table-cell table:style-name="ce38" office:value-type="float" office:value="3">
            <text:p>3</text:p>
          </table:table-cell>
          <table:table-cell table:style-name="ce51" table:content-validation-name="val1" office:value-type="string">
            <text:p>119/120/121</text:p>
          </table:table-cell>
          <table:table-cell table:style-name="ce51" office:value-type="string">
            <text:p>actas de denuncia, 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6" office:value-type="date" office:date-value="2022-10-06">
            <text:p>06-oct</text:p>
          </table:table-cell>
          <table:table-cell table:style-name="ce81" office:value-type="string">
            <text:p>jueves</text:p>
          </table:table-cell>
          <table:table-cell table:style-name="ce29" office:value-type="date" office:date-value="2022-09-21">
            <text:p>21/09/2022</text:p>
          </table:table-cell>
          <table:table-cell table:style-name="ce44" table:content-validation-name="val1" office:value-type="string">
            <text:p>mismas previas 2 atestados</text:p>
          </table:table-cell>
          <table:table-cell table:style-name="ce46" office:value-type="string">
            <text:p>Policia Nacional UDYCO Central Grupo 43</text:p>
          </table:table-cell>
          <table:table-cell table:style-name="ce38" office:value-type="float" office:value="915822389">
            <text:p>915822389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51" table:content-validation-name="val1" office:value-type="float" office:value="7424.2916">
            <text:p>7424,2916</text:p>
          </table:table-cell>
          <table:table-cell table:style-name="ce51" office:value-type="string">
            <text:p>marihuana,setas,pastillas;coca</text:p>
          </table:table-cell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7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9">
          <table:table-cell table:style-name="ce76" office:value-type="date" office:date-value="2022-10-07">
            <text:p>07-oct</text:p>
          </table:table-cell>
          <table:table-cell table:style-name="ce81" office:value-type="string">
            <text:p>viernes</text:p>
          </table:table-cell>
          <table:table-cell table:style-name="ce29" office:value-type="date" office:date-value="2022-09-16">
            <text:p>16/09/2022</text:p>
          </table:table-cell>
          <table:table-cell table:style-name="ce44" table:content-validation-name="val1"/>
          <table:table-cell table:style-name="ce46" office:value-type="string">
            <text:p>Comisaría Distrito de Hortaleza - Barajas</text:p>
          </table:table-cell>
          <table:table-cell table:style-name="ce38" office:value-type="float" office:value="913221196">
            <text:p>913221196</text:p>
          </table:table-cell>
          <table:table-cell table:style-name="ce38"/>
          <table:table-cell table:style-name="ce38" office:value-type="float" office:value="3">
            <text:p>3</text:p>
          </table:table-cell>
          <table:table-cell table:style-name="ce51" table:content-validation-name="val1" office:value-type="string">
            <text:p>17232,16422,16758</text:p>
          </table:table-cell>
          <table:table-cell table:style-name="ce51" office:value-type="string">
            <text:p>hachis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6" office:value-type="date" office:date-value="2022-10-07">
            <text:p>07-oct</text:p>
          </table:table-cell>
          <table:table-cell table:style-name="ce81" office:value-type="string">
            <text:p>viernes</text:p>
          </table:table-cell>
          <table:table-cell table:style-name="ce29" office:value-type="date" office:date-value="2022-09-19">
            <text:p>19/09/2022</text:p>
          </table:table-cell>
          <table:table-cell table:style-name="ce44" table:content-validation-name="val1"/>
          <table:table-cell table:style-name="ce46" office:value-type="string">
            <text:p>Comisaría Distrito de Tetuán</text:p>
          </table:table-cell>
          <table:table-cell table:style-name="ce38" office:value-type="float" office:value="913221086">
            <text:p>913221086</text:p>
          </table:table-cell>
          <table:table-cell table:style-name="ce38"/>
          <table:table-cell table:style-name="ce38" office:value-type="float" office:value="8">
            <text:p>8</text:p>
          </table:table-cell>
          <table:table-cell table:style-name="ce51" table:content-validation-name="val1" office:value-type="string">
            <text:p>21075,21005,21302,20624,19368,19471,17584,16175</text:p>
          </table:table-cell>
          <table:table-cell table:style-name="ce51" office:value-type="string">
            <text:p>pastillas,coca,hachis,cristal,meta,...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6" office:value-type="date" office:date-value="2022-10-07">
            <text:p>07-oct</text:p>
          </table:table-cell>
          <table:table-cell table:style-name="ce81" office:value-type="string">
            <text:p>viernes</text:p>
          </table:table-cell>
          <table:table-cell table:style-name="ce29" office:value-type="date" office:date-value="2022-09-21">
            <text:p>21/09/2022</text:p>
          </table:table-cell>
          <table:table-cell table:style-name="ce44" table:content-validation-name="val1"/>
          <table:table-cell table:style-name="ce46" office:value-type="string">
            <text:p>Guardia Civil de Torrelaguna</text:p>
          </table:table-cell>
          <table:table-cell table:style-name="ce38" office:value-type="float" office:value="918430036">
            <text:p>918430036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51" table:content-validation-name="val1" office:value-type="string">
            <text:p>2022/359/4887</text:p>
          </table:table-cell>
          <table:table-cell table:style-name="ce51" office:value-type="string">
            <text:p>pastillas, hachis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6" office:value-type="date" office:date-value="2022-10-07">
            <text:p>07-oct</text:p>
          </table:table-cell>
          <table:table-cell table:style-name="ce81" office:value-type="string">
            <text:p>viernes</text:p>
          </table:table-cell>
          <table:table-cell table:style-name="ce29" office:value-type="date" office:date-value="2022-09-21">
            <text:p>21/09/2022</text:p>
          </table:table-cell>
          <table:table-cell table:style-name="ce44" table:content-validation-name="val1"/>
          <table:table-cell table:style-name="ce51" table:content-validation-name="val1" office:value-type="string">
            <text:p>Guardia Civil de Villalbilla</text:p>
          </table:table-cell>
          <table:table-cell table:style-name="ce38" office:value-type="float" office:value="910718441">
            <text:p>910718441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51" table:content-validation-name="val1" office:value-type="string">
            <text:p>2022/344-863</text:p>
          </table:table-cell>
          <table:table-cell table:style-name="ce51" office:value-type="string">
            <text:p>marihusana</text:p>
          </table:table-cell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7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9">
          <table:table-cell table:style-name="ce76" office:value-type="date" office:date-value="2022-10-10">
            <text:p>10-oct</text:p>
          </table:table-cell>
          <table:table-cell table:style-name="ce81" office:value-type="string">
            <text:p>lunes</text:p>
          </table:table-cell>
          <table:table-cell table:style-name="ce29" office:value-type="date" office:date-value="2022-09-19">
            <text:p>19/09/2022</text:p>
          </table:table-cell>
          <table:table-cell table:style-name="ce44" table:content-validation-name="val1" office:value-type="string">
            <text:p>1Retiro + 9Argan</text:p>
          </table:table-cell>
          <table:table-cell table:style-name="ce91" office:value-type="string">
            <text:p>Comisaría Distrito de Centro</text:p>
          </table:table-cell>
          <table:table-cell table:style-name="ce38" office:value-type="float" office:value="913224079">
            <text:p>913224079</text:p>
          </table:table-cell>
          <table:table-cell table:style-name="ce38"/>
          <table:table-cell table:style-name="ce38" office:value-type="float" office:value="10">
            <text:p>10</text:p>
          </table:table-cell>
          <table:table-cell table:style-name="ce51" table:content-validation-name="val1" office:value-type="string">
            <text:p>24121,21872,25171,25192,25266,25329,25437,25448,25588,25619</text:p>
          </table:table-cell>
          <table:table-cell table:style-name="ce51" office:value-type="string">
            <text:p>coca,heroína,hachis,polvo,meta,GHB,polvo rosa,mefedrona,pastilla…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6" office:value-type="date" office:date-value="2022-10-10">
            <text:p>10-oct</text:p>
          </table:table-cell>
          <table:table-cell table:style-name="ce81" office:value-type="string">
            <text:p>lunes</text:p>
          </table:table-cell>
          <table:table-cell table:style-name="ce29" office:value-type="date" office:date-value="2022-09-26">
            <text:p>26/09/2022</text:p>
          </table:table-cell>
          <table:table-cell table:style-name="ce44" table:content-validation-name="val1"/>
          <table:table-cell table:style-name="ce46" office:value-type="string">
            <text:p>Comisaría Local de Aranjuez</text:p>
          </table:table-cell>
          <table:table-cell table:style-name="ce38" office:value-type="float" office:value="918929405">
            <text:p>918929405</text:p>
          </table:table-cell>
          <table:table-cell table:style-name="ce38"/>
          <table:table-cell table:style-name="ce56" office:value-type="float" office:value="2">
            <text:p>2</text:p>
          </table:table-cell>
          <table:table-cell table:style-name="ce92" office:value-type="string">
            <text:p>6168; 6317/22</text:p>
          </table:table-cell>
          <table:table-cell table:style-name="ce6" office:value-type="string">
            <text:p>hachis,marihuana,porro; bellota hachis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6" office:value-type="date" office:date-value="2022-10-10">
            <text:p>10-oct</text:p>
          </table:table-cell>
          <table:table-cell table:style-name="ce81" office:value-type="string">
            <text:p>lunes</text:p>
          </table:table-cell>
          <table:table-cell table:style-name="ce29" office:value-type="date" office:date-value="2022-09-22">
            <text:p>22/09/2022</text:p>
          </table:table-cell>
          <table:table-cell table:style-name="ce44" table:content-validation-name="val1"/>
          <table:table-cell table:style-name="ce46" office:value-type="string">
            <text:p>Guardia Civil de Villanueva de la Cañada</text:p>
          </table:table-cell>
          <table:table-cell table:style-name="ce38" office:value-type="float" office:value="918157975">
            <text:p>918157975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51" table:content-validation-name="val1" office:value-type="string">
            <text:p>1808/22</text:p>
          </table:table-cell>
          <table:table-cell table:style-name="ce51" office:value-type="string">
            <text:p>15pastillas y hachis</text:p>
          </table:table-cell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7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9">
          <table:table-cell table:style-name="ce76" office:value-type="date" office:date-value="2022-10-11">
            <text:p>11-oct</text:p>
          </table:table-cell>
          <table:table-cell table:style-name="ce81" office:value-type="string">
            <text:p>martes</text:p>
          </table:table-cell>
          <table:table-cell table:style-name="ce29" office:value-type="date" office:date-value="2022-09-22">
            <text:p>22/09/2022</text:p>
          </table:table-cell>
          <table:table-cell table:style-name="ce44" table:content-validation-name="val1" office:value-type="string">
            <text:p>añaden 1 26/9 + 127/9</text:p>
          </table:table-cell>
          <table:table-cell table:style-name="ce46" office:value-type="string">
            <text:p>Comisaría Distrito de Chamartín</text:p>
          </table:table-cell>
          <table:table-cell table:style-name="ce38" office:value-type="float" office:value="913227917">
            <text:p>913227917</text:p>
          </table:table-cell>
          <table:table-cell table:style-name="ce38"/>
          <table:table-cell table:style-name="ce38" office:value-type="float" office:value="3">
            <text:p>3</text:p>
          </table:table-cell>
          <table:table-cell table:style-name="ce51" table:content-validation-name="val1" office:value-type="string">
            <text:p>15854,16000,16123</text:p>
          </table:table-cell>
          <table:table-cell table:style-name="ce51" office:value-type="string">
            <text:p>hachis, pastillas y un envoltorio blanco,MDMA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6" office:value-type="date" office:date-value="2022-10-11">
            <text:p>11-oct</text:p>
          </table:table-cell>
          <table:table-cell table:style-name="ce81" office:value-type="string">
            <text:p>martes</text:p>
          </table:table-cell>
          <table:table-cell table:style-name="ce29" office:value-type="date" office:date-value="2022-09-28">
            <text:p>28/09/2022</text:p>
          </table:table-cell>
          <table:table-cell table:style-name="ce44" table:content-validation-name="val1" office:value-type="string">
            <text:p>1 + 2 compartidos Barajas + GM</text:p>
          </table:table-cell>
          <table:table-cell table:style-name="ce46" office:value-type="string">
            <text:p>P.N. Grupo Estupefacientes Aeropuerto Barajas</text:p>
          </table:table-cell>
          <table:table-cell table:style-name="ce38" office:value-type="float" office:value="913010919">
            <text:p>913010919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style-name="ce51" table:content-validation-name="val1" office:value-type="string">
            <text:p>12371: 12389; 12481</text:p>
          </table:table-cell>
          <table:table-cell table:style-name="ce51" office:value-type="string">
            <text:p>cocaina. Boleros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6" office:value-type="date" office:date-value="2022-10-11">
            <text:p>11-oct</text:p>
          </table:table-cell>
          <table:table-cell table:style-name="ce81" office:value-type="string">
            <text:p>martes</text:p>
          </table:table-cell>
          <table:table-cell table:style-name="ce29" office:value-type="date" office:date-value="2022-09-22">
            <text:p>22/09/2022</text:p>
          </table:table-cell>
          <table:table-cell table:style-name="ce44" table:content-validation-name="val1"/>
          <table:table-cell table:style-name="ce46" office:value-type="string">
            <text:p>Guardia Civil de Las Rozas</text:p>
          </table:table-cell>
          <table:table-cell table:style-name="ce38" office:value-type="float" office:value="916341414">
            <text:p>916341414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51" table:content-validation-name="val1" office:value-type="string">
            <text:p>2022-263-7174</text:p>
          </table:table-cell>
          <table:table-cell table:style-name="ce51" office:value-type="string">
            <text:p>hachis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6" office:value-type="date" office:date-value="2022-10-11">
            <text:p>11-oct</text:p>
          </table:table-cell>
          <table:table-cell table:style-name="ce81" office:value-type="string">
            <text:p>martes</text:p>
          </table:table-cell>
          <table:table-cell table:style-name="ce29" office:value-type="date" office:date-value="2022-09-23">
            <text:p>23/09/2022</text:p>
          </table:table-cell>
          <table:table-cell table:style-name="ce44" table:content-validation-name="val1"/>
          <table:table-cell table:style-name="ce46" office:value-type="string">
            <text:p>Comisaría Distrito de Chamberí</text:p>
          </table:table-cell>
          <table:table-cell table:style-name="ce38" office:value-type="float" office:value="913223286">
            <text:p>913223286</text:p>
          </table:table-cell>
          <table:table-cell table:style-name="ce38"/>
          <table:table-cell table:style-name="ce56" office:value-type="float" office:value="4">
            <text:p>4</text:p>
          </table:table-cell>
          <table:table-cell table:style-name="ce92" office:value-type="string">
            <text:p>13964/22; 17900722; 18017,15872;20347</text:p>
          </table:table-cell>
          <table:table-cell table:style-name="ce51" office:value-type="string">
            <text:p>restos marihuana</text:p>
          </table:table-cell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2" table:number-columns-repeated="2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1">
          <table:table-cell table:style-name="ce78" office:value-type="date" office:date-value="2022-10-12">
            <text:p>12-oct</text:p>
          </table:table-cell>
          <table:table-cell table:style-name="ce82" office:value-type="string">
            <text:p>miércoles</text:p>
          </table:table-cell>
          <table:table-cell table:style-name="ce86" office:value-type="date" office:date-value="2022-10-12">
            <text:p>12/10/2022</text:p>
          </table:table-cell>
          <table:table-cell table:style-name="ce39" table:content-validation-name="val1" office:value-type="string">
            <text:p>FIESTA!!!</text:p>
          </table:table-cell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1">
          <table:table-cell table:style-name="ce72" table:number-columns-repeated="2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9">
          <table:table-cell table:style-name="ce79" office:value-type="date" office:date-value="2022-10-13">
            <text:p>13-oct</text:p>
          </table:table-cell>
          <table:table-cell table:style-name="ce83" office:value-type="string">
            <text:p>jueves</text:p>
          </table:table-cell>
          <table:table-cell table:style-name="ce29" office:value-type="date" office:date-value="2022-09-26">
            <text:p>26/09/2022</text:p>
          </table:table-cell>
          <table:table-cell table:style-name="ce44" table:content-validation-name="val1"/>
          <table:table-cell table:style-name="ce46" office:value-type="string">
            <text:p>Comisaría Local de Alcobendas - San Sebastián de los Reyes</text:p>
          </table:table-cell>
          <table:table-cell table:style-name="ce38" office:value-type="float" office:value="916535635">
            <text:p>916535635</text:p>
          </table:table-cell>
          <table:table-cell table:style-name="ce38"/>
          <table:table-cell table:style-name="ce38" office:value-type="float" office:value="4">
            <text:p>4</text:p>
          </table:table-cell>
          <table:table-cell table:style-name="ce51" table:content-validation-name="val1" office:value-type="string">
            <text:p>23385/22; 23829/22; 24250/22;24328/22</text:p>
          </table:table-cell>
          <table:table-cell table:style-name="ce51" office:value-type="string">
            <text:p>hachis; hachis, coca y MDMA; hachis; maihuana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9" office:value-type="date" office:date-value="2022-10-13">
            <text:p>13-oct</text:p>
          </table:table-cell>
          <table:table-cell table:style-name="ce83" office:value-type="string">
            <text:p>jueves</text:p>
          </table:table-cell>
          <table:table-cell table:style-name="ce29" office:value-type="date" office:date-value="2022-09-26">
            <text:p>26/09/2022</text:p>
          </table:table-cell>
          <table:table-cell table:style-name="ce44" table:content-validation-name="val1" office:value-type="string">
            <text:p>no viene con las de Centro</text:p>
          </table:table-cell>
          <table:table-cell table:style-name="ce46" office:value-type="string">
            <text:p>Comisaría Distrito de Retiro</text:p>
          </table:table-cell>
          <table:table-cell table:style-name="ce38" office:value-type="float" office:value="913221068">
            <text:p>913221068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51" table:content-validation-name="val1" office:value-type="float" office:value="24560.16854">
            <text:p>24560,16854</text:p>
          </table:table-cell>
          <table:table-cell table:style-name="ce51" office:value-type="string">
            <text:p>marihuana,hachis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9" office:value-type="date" office:date-value="2022-10-13">
            <text:p>13-oct</text:p>
          </table:table-cell>
          <table:table-cell table:style-name="ce83" office:value-type="string">
            <text:p>jueves</text:p>
          </table:table-cell>
          <table:table-cell table:style-name="ce29" office:value-type="date" office:date-value="2022-09-27">
            <text:p>27/09/2022</text:p>
          </table:table-cell>
          <table:table-cell table:style-name="ce44" table:content-validation-name="val1"/>
          <table:table-cell table:style-name="ce46" office:value-type="string">
            <text:p>Guardia Civil de Pinto</text:p>
          </table:table-cell>
          <table:table-cell table:style-name="ce38" office:value-type="float" office:value="916910103">
            <text:p>916910103</text:p>
          </table:table-cell>
          <table:table-cell table:style-name="ce38" office:value-type="string">
            <text:p>Ext 5</text:p>
          </table:table-cell>
          <table:table-cell table:style-name="ce38" office:value-type="float" office:value="3">
            <text:p>3</text:p>
          </table:table-cell>
          <table:table-cell table:style-name="ce51" table:content-validation-name="val1" office:value-type="string">
            <text:p>2022-313-4142/ 2022-313-4290/2022-313-4301</text:p>
          </table:table-cell>
          <table:table-cell table:style-name="ce51" office:value-type="string">
            <text:p>hachis; hachis y hachis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9" office:value-type="date" office:date-value="2022-10-13">
            <text:p>13-oct</text:p>
          </table:table-cell>
          <table:table-cell table:style-name="ce83" office:value-type="string">
            <text:p>jueves</text:p>
          </table:table-cell>
          <table:table-cell table:style-name="ce29" office:value-type="date" office:date-value="2022-09-28">
            <text:p>28/09/2022</text:p>
          </table:table-cell>
          <table:table-cell table:style-name="ce44" table:content-validation-name="val1"/>
          <table:table-cell table:style-name="ce46" office:value-type="string">
            <text:p>Comisaría Distrito de Usera-Villaverde/ PJ Grupo Villaverde</text:p>
          </table:table-cell>
          <table:table-cell table:style-name="ce38" office:value-type="float" office:value="913223034">
            <text:p>91322303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51" table:content-validation-name="val1" office:value-type="string">
            <text:p>784/22; 35074/22</text:p>
          </table:table-cell>
          <table:table-cell table:style-name="ce51" office:value-type="string">
            <text:p>cocaina y heroina hachis</text:p>
          </table:table-cell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7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12">
          <table:table-cell table:style-name="ce79" office:value-type="date" office:date-value="2022-10-14">
            <text:p>14-oct</text:p>
          </table:table-cell>
          <table:table-cell table:style-name="ce83" office:value-type="string">
            <text:p>viernes</text:p>
          </table:table-cell>
          <table:table-cell table:style-name="ce29" office:value-type="date" office:date-value="2022-09-26">
            <text:p>26/09/2022</text:p>
          </table:table-cell>
          <table:table-cell table:style-name="ce90" table:content-validation-name="val1" office:value-type="string">
            <text:p>pasado del 11 oct pq añaden 4 mas +2 27/9</text:p>
          </table:table-cell>
          <table:table-cell table:style-name="ce46" office:value-type="string">
            <text:p>Comisaría Distrito de Usera-Villaverde / PJ Grupo <text:s/>Usera</text:p>
          </table:table-cell>
          <table:table-cell table:style-name="ce38" office:value-type="float" office:value="913921636">
            <text:p>913921636</text:p>
          </table:table-cell>
          <table:table-cell table:style-name="ce38"/>
          <table:table-cell table:style-name="ce38" office:value-type="float" office:value="12">
            <text:p>12</text:p>
          </table:table-cell>
          <table:table-cell table:style-name="ce51" table:content-validation-name="val1" office:value-type="string">
            <text:p>31884,35089,34897,36186,35429,35834,36812,36723,36835,36821,33895,30433</text:p>
          </table:table-cell>
          <table:table-cell table:style-name="ce51" office:value-type="string">
            <text:p>marihuana,coca,heroína,polvo rosa,pastilla,sus rocosa,marrón,rosa,blanca,liq..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9" office:value-type="date" office:date-value="2022-10-14">
            <text:p>14-oct</text:p>
          </table:table-cell>
          <table:table-cell table:style-name="ce83" office:value-type="string">
            <text:p>viernes</text:p>
          </table:table-cell>
          <table:table-cell table:style-name="ce29"/>
          <table:table-cell table:style-name="ce44" table:content-validation-name="val1"/>
          <table:table-cell table:style-name="ce46" office:value-type="string">
            <text:p>Comisaría Local de Coslada - San Fernando</text:p>
          </table:table-cell>
          <table:table-cell table:style-name="ce38" office:value-type="float" office:value="913224014">
            <text:p>913224014</text:p>
          </table:table-cell>
          <table:table-cell table:style-name="ce38"/>
          <table:table-cell table:style-name="ce56" office:value-type="float" office:value="1">
            <text:p>1</text:p>
          </table:table-cell>
          <table:table-cell table:style-name="ce92" office:value-type="string">
            <text:p>8573/22</text:p>
          </table:table-cell>
          <table:table-cell table:style-name="ce6" office:value-type="string">
            <text:p>marihuana</text:p>
          </table:table-cell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7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9">
          <table:table-cell table:style-name="ce79" office:value-type="date" office:date-value="2022-10-17">
            <text:p>17-oct</text:p>
          </table:table-cell>
          <table:table-cell table:style-name="ce83" office:value-type="string">
            <text:p>lunes</text:p>
          </table:table-cell>
          <table:table-cell table:style-name="ce29" office:value-type="date" office:date-value="2022-09-26">
            <text:p>26/09/2022</text:p>
          </table:table-cell>
          <table:table-cell table:style-name="ce44" table:content-validation-name="val1" office:value-type="string">
            <text:p>9Retiro + 3Arganz</text:p>
          </table:table-cell>
          <table:table-cell table:style-name="ce91" office:value-type="string">
            <text:p>Comisaría Distrito de Centro</text:p>
          </table:table-cell>
          <table:table-cell table:style-name="ce38" office:value-type="float" office:value="913221068">
            <text:p>913221068</text:p>
          </table:table-cell>
          <table:table-cell table:style-name="ce38"/>
          <table:table-cell table:style-name="ce38" office:value-type="float" office:value="12">
            <text:p>12</text:p>
          </table:table-cell>
          <table:table-cell table:style-name="ce51" table:content-validation-name="val1" office:value-type="string">
            <text:p>19732,22736,23893,24303,24409,24635,24788,24820,24933,23859,24533,26355</text:p>
          </table:table-cell>
          <table:table-cell table:style-name="ce51" office:value-type="string">
            <text:p>sus cristalina,meta,bote G,keta,mefedrona,marihuana….</text:p>
          </table:table-cell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7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9">
          <table:table-cell table:style-name="ce76" office:value-type="date" office:date-value="2022-10-18">
            <text:p>18-oct</text:p>
          </table:table-cell>
          <table:table-cell table:style-name="ce81" office:value-type="string">
            <text:p>martes</text:p>
          </table:table-cell>
          <table:table-cell table:style-name="ce29" office:value-type="date" office:date-value="2022-09-26">
            <text:p>26/09/2022</text:p>
          </table:table-cell>
          <table:table-cell table:style-name="ce44" table:content-validation-name="val1" office:value-type="string">
            <text:p>Registro de 95 unidades</text:p>
          </table:table-cell>
          <table:table-cell table:style-name="ce46" office:value-type="string">
            <text:p>Vigilancia Aduanera Guzman el Bueno</text:p>
          </table:table-cell>
          <table:table-cell table:style-name="ce38" office:value-type="float" office:value="915826246">
            <text:p>915826246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style-name="ce51" table:content-validation-name="val1" office:value-type="string">
            <text:p>71/22; 61/22; 67/22; 70/22; 60/22</text:p>
          </table:table-cell>
          <table:table-cell table:style-name="ce51" office:value-type="string">
            <text:p>marihuana; Registro de 95 unidades; Hachis; 48 cajas cogollos; 50 paquetes de cigarros liados; marihuana</text:p>
          </table:table-cell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2" table:number-columns-repeated="2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9">
          <table:table-cell table:style-name="ce79" office:value-type="date" office:date-value="2022-10-19">
            <text:p>19-oct</text:p>
          </table:table-cell>
          <table:table-cell table:style-name="ce83" office:value-type="string">
            <text:p>miércoles</text:p>
          </table:table-cell>
          <table:table-cell table:style-name="ce29" office:value-type="date" office:date-value="2022-09-27">
            <text:p>27/09/2022</text:p>
          </table:table-cell>
          <table:table-cell table:style-name="ce44" table:content-validation-name="val1"/>
          <table:table-cell table:style-name="ce46" office:value-type="string">
            <text:p>Comisaría Local de Alcalá de Henares</text:p>
          </table:table-cell>
          <table:table-cell table:style-name="ce38" office:value-type="float" office:value="913228933">
            <text:p>913228933</text:p>
          </table:table-cell>
          <table:table-cell table:style-name="ce38"/>
          <table:table-cell table:style-name="ce38" office:value-type="float" office:value="10">
            <text:p>10</text:p>
          </table:table-cell>
          <table:table-cell table:style-name="ce51" table:content-validation-name="val1" office:value-type="string">
            <text:p>20198/22; 21457; 21697; 21715; 22583: 22700; 22977: 24395: 24398; 24755; </text:p>
          </table:table-cell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9" office:value-type="date" office:date-value="2022-10-19">
            <text:p>19-oct</text:p>
          </table:table-cell>
          <table:table-cell table:style-name="ce83" office:value-type="string">
            <text:p>miércoles</text:p>
          </table:table-cell>
          <table:table-cell table:style-name="ce29" office:value-type="date" office:date-value="2022-09-28">
            <text:p>28/09/2022</text:p>
          </table:table-cell>
          <table:table-cell table:style-name="ce44" table:content-validation-name="val1"/>
          <table:table-cell table:style-name="ce46" office:value-type="string">
            <text:p>Comisaria Estación de Nuevos Ministerios</text:p>
          </table:table-cell>
          <table:table-cell table:style-name="ce38" office:value-type="float" office:value="913220158">
            <text:p>91322015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51" table:content-validation-name="val1" office:value-type="float" office:value="4152">
            <text:p>4152</text:p>
          </table:table-cell>
          <table:table-cell table:style-name="ce51" office:value-type="string">
            <text:p>speed</text:p>
          </table:table-cell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2" table:number-columns-repeated="2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9">
          <table:table-cell table:style-name="ce79" office:value-type="date" office:date-value="2022-10-20">
            <text:p>20-oct</text:p>
          </table:table-cell>
          <table:table-cell table:style-name="ce83" office:value-type="string">
            <text:p>jueves</text:p>
          </table:table-cell>
          <table:table-cell table:style-name="ce29" office:value-type="date" office:date-value="2022-09-27">
            <text:p>27/09/2022</text:p>
          </table:table-cell>
          <table:table-cell table:style-name="ce44" table:content-validation-name="val1"/>
          <table:table-cell table:style-name="ce46" office:value-type="string">
            <text:p>Comisaría Local de Móstoles</text:p>
          </table:table-cell>
          <table:table-cell table:style-name="ce38" office:value-type="float" office:value="916480014">
            <text:p>916480014</text:p>
          </table:table-cell>
          <table:table-cell table:style-name="ce38"/>
          <table:table-cell table:style-name="ce38" office:value-type="float" office:value="8">
            <text:p>8</text:p>
          </table:table-cell>
          <table:table-cell table:style-name="ce51" table:content-validation-name="val1" office:value-type="string">
            <text:p>20471,17289,16933,20774,19570,17160,16663,19974</text:p>
          </table:table-cell>
          <table:table-cell table:style-name="ce51" office:value-type="string">
            <text:p>coca,marihuana,hachis</text:p>
          </table:table-cell>
          <table:table-cell table:style-name="ce6" table:number-columns-repeated="5"/>
          <table:table-cell table:number-columns-repeated="1009"/>
        </table:table-row>
        <table:table-row table:style-name="ro9">
          <table:table-cell table:style-name="ce79" office:value-type="date" office:date-value="2022-10-20">
            <text:p>20-oct</text:p>
          </table:table-cell>
          <table:table-cell table:style-name="ce83" office:value-type="string">
            <text:p>jueves</text:p>
          </table:table-cell>
          <table:table-cell table:style-name="ce29" office:value-type="date" office:date-value="2022-09-28">
            <text:p>28/09/2022</text:p>
          </table:table-cell>
          <table:table-cell table:style-name="ce44" table:content-validation-name="val1"/>
          <table:table-cell table:style-name="ce46" office:value-type="string">
            <text:p>Guardia Civil de Galapagar</text:p>
          </table:table-cell>
          <table:table-cell table:style-name="ce38" office:value-type="float" office:value="918580031">
            <text:p>918580031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51" table:content-validation-name="val1" office:value-type="float" office:value="3101">
            <text:p>3101</text:p>
          </table:table-cell>
          <table:table-cell table:style-name="ce51" office:value-type="string">
            <text:p>coca y heroína</text:p>
          </table:table-cell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0">
            <text:p>20-oct</text:p>
          </table:table-cell>
          <table:table-cell table:style-name="ce83" office:value-type="string">
            <text:p>jueves</text:p>
          </table:table-cell>
          <table:table-cell table:style-name="ce29" office:value-type="date" office:date-value="2022-09-28">
            <text:p>28/09/2022</text:p>
          </table:table-cell>
          <table:table-cell table:style-name="ce44" table:content-validation-name="val1"/>
          <table:table-cell table:style-name="ce46" office:value-type="string">
            <text:p>Comisaría Distrito de Ciudad Lineal</text:p>
          </table:table-cell>
          <table:table-cell table:style-name="ce38" office:value-type="float" office:value="913229457">
            <text:p>913229457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51" table:content-validation-name="val1" office:value-type="float" office:value="18768">
            <text:p>18768</text:p>
          </table:table-cell>
          <table:table-cell table:style-name="ce51" office:value-type="string">
            <text:p>coca</text:p>
          </table:table-cell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0">
            <text:p>20-oct</text:p>
          </table:table-cell>
          <table:table-cell table:style-name="ce83" office:value-type="string">
            <text:p>juev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2" table:number-columns-repeated="2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9">
          <table:table-cell table:style-name="ce79" office:value-type="date" office:date-value="2022-10-21">
            <text:p>21-oct</text:p>
          </table:table-cell>
          <table:table-cell table:style-name="ce83" office:value-type="string">
            <text:p>viernes</text:p>
          </table:table-cell>
          <table:table-cell table:style-name="ce29" office:value-type="date" office:date-value="2022-09-28">
            <text:p>28/09/2022</text:p>
          </table:table-cell>
          <table:table-cell table:style-name="ce44" table:content-validation-name="val1"/>
          <table:table-cell table:style-name="ce46" office:value-type="string">
            <text:p>Guardia Civil Compañía Fiscal Aeropuerto Barajas</text:p>
          </table:table-cell>
          <table:table-cell table:style-name="ce38" office:value-type="float" office:value="917466549">
            <text:p>917466549</text:p>
          </table:table-cell>
          <table:table-cell table:style-name="ce38"/>
          <table:table-cell table:style-name="ce38" office:value-type="float" office:value="6">
            <text:p>6</text:p>
          </table:table-cell>
          <table:table-cell table:style-name="ce51" table:content-validation-name="val1" office:value-type="string">
            <text:p>2022-160-179; 405;:463;474;635;2022-205-213</text:p>
          </table:table-cell>
          <table:table-cell table:style-name="ce51" office:value-type="string">
            <text:p>marihuana; hachis; marihuana; hachis; marihuamna; marihuana</text:p>
          </table:table-cell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1">
            <text:p>21-oct</text:p>
          </table:table-cell>
          <table:table-cell table:style-name="ce83" office:value-type="string">
            <text:p>viern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1">
            <text:p>21-oct</text:p>
          </table:table-cell>
          <table:table-cell table:style-name="ce83" office:value-type="string">
            <text:p>viern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1">
            <text:p>21-oct</text:p>
          </table:table-cell>
          <table:table-cell table:style-name="ce83" office:value-type="string">
            <text:p>viern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2" table:number-columns-repeated="2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1">
          <table:table-cell table:style-name="ce79" office:value-type="date" office:date-value="2022-10-24">
            <text:p>24-oct</text:p>
          </table:table-cell>
          <table:table-cell table:style-name="ce83" office:value-type="string">
            <text:p>lun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4">
            <text:p>24-oct</text:p>
          </table:table-cell>
          <table:table-cell table:style-name="ce83" office:value-type="string">
            <text:p>lun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4">
            <text:p>24-oct</text:p>
          </table:table-cell>
          <table:table-cell table:style-name="ce83" office:value-type="string">
            <text:p>lun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4">
            <text:p>24-oct</text:p>
          </table:table-cell>
          <table:table-cell table:style-name="ce83" office:value-type="string">
            <text:p>lun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2" table:number-columns-repeated="2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1">
          <table:table-cell table:style-name="ce79" office:value-type="date" office:date-value="2022-10-25">
            <text:p>25-oct</text:p>
          </table:table-cell>
          <table:table-cell table:style-name="ce83" office:value-type="string">
            <text:p>mart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5">
            <text:p>25-oct</text:p>
          </table:table-cell>
          <table:table-cell table:style-name="ce83" office:value-type="string">
            <text:p>mart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5">
            <text:p>25-oct</text:p>
          </table:table-cell>
          <table:table-cell table:style-name="ce83" office:value-type="string">
            <text:p>mart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5">
            <text:p>25-oct</text:p>
          </table:table-cell>
          <table:table-cell table:style-name="ce83" office:value-type="string">
            <text:p>mart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7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1">
          <table:table-cell table:style-name="ce79" office:value-type="date" office:date-value="2022-10-26">
            <text:p>26-oct</text:p>
          </table:table-cell>
          <table:table-cell table:style-name="ce83" office:value-type="string">
            <text:p>miércol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6">
            <text:p>26-oct</text:p>
          </table:table-cell>
          <table:table-cell table:style-name="ce83" office:value-type="string">
            <text:p>miércol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6">
            <text:p>26-oct</text:p>
          </table:table-cell>
          <table:table-cell table:style-name="ce83" office:value-type="string">
            <text:p>miércol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6">
            <text:p>26-oct</text:p>
          </table:table-cell>
          <table:table-cell table:style-name="ce83" office:value-type="string">
            <text:p>miércol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2" table:number-columns-repeated="2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1">
          <table:table-cell table:style-name="ce79" office:value-type="date" office:date-value="2022-10-27">
            <text:p>27-oct</text:p>
          </table:table-cell>
          <table:table-cell table:style-name="ce83" office:value-type="string">
            <text:p>juev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7">
            <text:p>27-oct</text:p>
          </table:table-cell>
          <table:table-cell table:style-name="ce83" office:value-type="string">
            <text:p>juev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7">
            <text:p>27-oct</text:p>
          </table:table-cell>
          <table:table-cell table:style-name="ce83" office:value-type="string">
            <text:p>juev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7">
            <text:p>27-oct</text:p>
          </table:table-cell>
          <table:table-cell table:style-name="ce83" office:value-type="string">
            <text:p>juev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2" table:number-columns-repeated="2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1">
          <table:table-cell table:style-name="ce79" office:value-type="date" office:date-value="2022-10-28">
            <text:p>28-oct</text:p>
          </table:table-cell>
          <table:table-cell table:style-name="ce83" office:value-type="string">
            <text:p>viern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8">
            <text:p>28-oct</text:p>
          </table:table-cell>
          <table:table-cell table:style-name="ce83" office:value-type="string">
            <text:p>viern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8">
            <text:p>28-oct</text:p>
          </table:table-cell>
          <table:table-cell table:style-name="ce83" office:value-type="string">
            <text:p>viern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28">
            <text:p>28-oct</text:p>
          </table:table-cell>
          <table:table-cell table:style-name="ce83" office:value-type="string">
            <text:p>viern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7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1">
          <table:table-cell table:style-name="ce79" office:value-type="date" office:date-value="2022-10-31">
            <text:p>31-oct</text:p>
          </table:table-cell>
          <table:table-cell table:style-name="ce83" office:value-type="string">
            <text:p>lun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31">
            <text:p>31-oct</text:p>
          </table:table-cell>
          <table:table-cell table:style-name="ce83" office:value-type="string">
            <text:p>lun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31">
            <text:p>31-oct</text:p>
          </table:table-cell>
          <table:table-cell table:style-name="ce83" office:value-type="string">
            <text:p>lun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79" office:value-type="date" office:date-value="2022-10-31">
            <text:p>31-oct</text:p>
          </table:table-cell>
          <table:table-cell table:style-name="ce83" office:value-type="string">
            <text:p>lunes</text:p>
          </table:table-cell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 table:number-columns-repeated="3"/>
          <table:table-cell table:style-name="ce66" table:content-validation-name="val1"/>
          <table:table-cell table:style-name="ce66"/>
          <table:table-cell table:style-name="ce67" table:number-columns-repeated="5"/>
          <table:table-cell table:style-name="ce72" table:number-columns-repeated="1009"/>
        </table:table-row>
        <table:table-row table:style-name="ro1" table:number-rows-repeated="27">
          <table:table-cell table:style-name="ce38"/>
          <table:table-cell table:style-name="ce83"/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51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" table:number-rows-repeated="34">
          <table:table-cell table:style-name="ce38"/>
          <table:table-cell table:style-name="ce83"/>
          <table:table-cell table:style-name="ce29"/>
          <table:table-cell table:style-name="ce44" table:content-validation-name="val1"/>
          <table:table-cell table:style-name="ce46"/>
          <table:table-cell table:style-name="ce38" table:number-columns-repeated="3"/>
          <table:table-cell table:style-name="ce38" table:content-validation-name="val1"/>
          <table:table-cell table:style-name="ce51"/>
          <table:table-cell table:style-name="ce6" table:number-columns-repeated="5"/>
          <table:table-cell table:number-columns-repeated="1009"/>
        </table:table-row>
        <table:table-row table:style-name="ro11">
          <table:table-cell table:style-name="ce38"/>
          <table:table-cell table:style-name="ce19"/>
          <table:table-cell table:style-name="ce9"/>
          <table:table-cell table:style-name="ce56"/>
          <table:table-cell table:style-name="ce46"/>
          <table:table-cell table:style-name="ce38" table:number-columns-repeated="3"/>
          <table:table-cell table:style-name="ce56"/>
          <table:table-cell table:style-name="ce6" table:number-columns-repeated="6"/>
          <table:table-cell table:number-columns-repeated="1009"/>
        </table:table-row>
        <table:table-row table:style-name="ro11" table:number-rows-repeated="104842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EPT 22" table:style-name="ta5" table:print="false">
        <table:table-column table:style-name="co3" table:default-cell-style-name="ce56"/>
        <table:table-column table:style-name="co4" table:default-cell-style-name="ce6"/>
        <table:table-column table:style-name="co19" table:default-cell-style-name="ce36"/>
        <table:table-column table:style-name="co20" table:default-cell-style-name="ce45"/>
        <table:table-column table:style-name="co21" table:default-cell-style-name="ce18"/>
        <table:table-column table:style-name="co8" table:default-cell-style-name="ce61"/>
        <table:table-column table:style-name="co9" table:default-cell-style-name="ce18"/>
        <table:table-column table:style-name="co22" table:default-cell-style-name="ce139"/>
        <table:table-column table:style-name="co23" table:default-cell-style-name="Excel_20_Built-in_20_Normal"/>
        <table:table-column table:style-name="co3" table:number-columns-repeated="1015" table:default-cell-style-name="Excel_20_Built-in_20_Normal"/>
        <table:table-row table:style-name="ro1">
          <table:table-cell table:style-name="ce7" office:value-type="string" table:number-columns-spanned="2" table:number-rows-spanned="1">
            <text:p>DIA CITA</text:p>
          </table:table-cell>
          <table:covered-table-cell table:style-name="ce19"/>
          <table:table-cell table:style-name="ce29" office:value-type="string">
            <text:p>FECHA LLAMADA</text:p>
          </table:table-cell>
          <table:table-cell table:style-name="ce38" table:content-validation-name="val1" office:value-type="string">
            <text:p>OBSERVACIONES</text:p>
          </table:table-cell>
          <table:table-cell table:style-name="ce38" office:value-type="string">
            <text:p>Comisaría / Cuerpo Policial</text:p>
          </table:table-cell>
          <table:table-cell table:style-name="ce38" office:value-type="string">
            <text:p>Teléfono</text:p>
          </table:table-cell>
          <table:table-cell table:style-name="ce38" table:content-validation-name="val1" office:value-type="string">
            <text:p>Nº Ates</text:p>
          </table:table-cell>
          <table:table-cell table:style-name="ce38" office:value-type="string">
            <text:p>Atestados o D. Policiales</text:p>
          </table:table-cell>
          <table:table-cell table:style-name="ce51" office:value-type="string">
            <text:p>Descripción</text:p>
          </table:table-cell>
          <table:table-cell table:style-name="ce6" table:number-columns-repeated="1015"/>
        </table:table-row>
        <table:table-row table:style-name="ro1">
          <table:table-cell table:style-name="ce8" table:number-columns-repeated="2"/>
          <table:table-cell table:style-name="ce30"/>
          <table:table-cell table:style-name="ce39" table:content-validation-name="val1"/>
          <table:table-cell table:style-name="ce50" table:number-columns-repeated="2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3">
          <table:table-cell table:style-name="ce98" office:value-type="string">
            <text:p>jueves</text:p>
          </table:table-cell>
          <table:table-cell table:style-name="ce102" office:value-type="float" office:value="44805">
            <text:p>1-sep</text:p>
          </table:table-cell>
          <table:table-cell table:style-name="ce110" office:value-type="date" office:date-value="2022-08-12">
            <text:p>12/08/2022</text:p>
          </table:table-cell>
          <table:table-cell table:style-name="ce117" office:value-type="string">
            <text:p>Pasada del 27/07 vinieron sin DP Pasada del 12/8 + 1</text:p>
          </table:table-cell>
          <table:table-cell table:style-name="ce122" office:value-type="string">
            <text:p>Comisaría Local de Leganés Grupo II</text:p>
          </table:table-cell>
          <table:table-cell table:style-name="ce87" office:value-type="float" office:value="913221635">
            <text:p>913221635</text:p>
          </table:table-cell>
          <table:table-cell table:style-name="ce87" table:content-validation-name="val1" office:value-type="float" office:value="4">
            <text:p>4</text:p>
          </table:table-cell>
          <table:table-cell table:style-name="ce65" office:value-type="string">
            <text:p>oficio: 14129; 14273;15153, AT 16090</text:p>
          </table:table-cell>
          <table:table-cell table:style-name="ce65" office:value-type="string">
            <text:p>cocaina rosa; hachis,coca,hachis,marihuana</text:p>
          </table:table-cell>
          <table:table-cell table:style-name="ce140" table:number-columns-repeated="5"/>
          <table:table-cell table:style-name="ce143" table:number-columns-repeated="1010"/>
        </table:table-row>
        <table:table-row table:style-name="ro10">
          <table:table-cell table:style-name="ce98" office:value-type="string">
            <text:p>jueves</text:p>
          </table:table-cell>
          <table:table-cell table:style-name="ce102" office:value-type="float" office:value="44805">
            <text:p>1-sep</text:p>
          </table:table-cell>
          <table:table-cell table:style-name="ce110" office:value-type="date" office:date-value="2022-08-22">
            <text:p>22/08/2022</text:p>
          </table:table-cell>
          <table:table-cell table:style-name="ce117"/>
          <table:table-cell table:style-name="ce122" office:value-type="string">
            <text:p>Guardia Civil de Las Rozas</text:p>
          </table:table-cell>
          <table:table-cell table:style-name="ce87" office:value-type="float" office:value="916341414">
            <text:p>916341414</text:p>
          </table:table-cell>
          <table:table-cell table:style-name="ce87" table:content-validation-name="val1" office:value-type="float" office:value="1">
            <text:p>1</text:p>
          </table:table-cell>
          <table:table-cell table:style-name="ce65" office:value-type="float" office:value="5874">
            <text:p>5874</text:p>
          </table:table-cell>
          <table:table-cell table:style-name="ce65" office:value-type="string">
            <text:p>marihuana</text:p>
          </table:table-cell>
          <table:table-cell table:style-name="ce140" table:number-columns-repeated="5"/>
          <table:table-cell table:style-name="ce143" table:number-columns-repeated="1010"/>
        </table:table-row>
        <table:table-row table:style-name="ro11">
          <table:table-cell table:style-name="ce98" office:value-type="string">
            <text:p>jueves</text:p>
          </table:table-cell>
          <table:table-cell table:style-name="ce102" office:value-type="float" office:value="44805">
            <text:p>1-sep</text:p>
          </table:table-cell>
          <table:table-cell table:style-name="ce111" office:value-type="date" office:date-value="2022-08-16">
            <text:p>16/08/2022</text:p>
          </table:table-cell>
          <table:table-cell table:style-name="ce117" table:content-validation-name="val1" office:value-type="string">
            <text:p>2022-002734</text:p>
          </table:table-cell>
          <table:table-cell table:style-name="ce123" office:value-type="string">
            <text:p>Comisaría Distrito de Centro</text:p>
          </table:table-cell>
          <table:table-cell table:style-name="ce87" office:value-type="float" office:value="913224079">
            <text:p>913224079</text:p>
          </table:table-cell>
          <table:table-cell table:style-name="ce132" office:value-type="float" office:value="6">
            <text:p>6</text:p>
          </table:table-cell>
          <table:table-cell table:style-name="ce136" office:value-type="string">
            <text:p>20051; 20392; 20500; 20520;20592; 16902</text:p>
          </table:table-cell>
          <table:table-cell table:style-name="ce140" office:value-type="string">
            <text:p>coca; hachis; hachis y marihuana; GHB; hachis y 2cg: coca</text:p>
          </table:table-cell>
          <table:table-cell table:style-name="ce140" table:number-columns-repeated="5"/>
          <table:table-cell table:style-name="ce143" table:number-columns-repeated="1010"/>
        </table:table-row>
        <table:table-row table:style-name="ro1">
          <table:table-cell table:style-name="ce99"/>
          <table:table-cell table:style-name="ce103"/>
          <table:table-cell table:style-name="ce112"/>
          <table:table-cell table:style-name="ce118" table:content-validation-name="val1"/>
          <table:table-cell table:style-name="ce124"/>
          <table:table-cell table:style-name="ce99"/>
          <table:table-cell table:style-name="ce99" table:content-validation-name="val1"/>
          <table:table-cell table:style-name="ce114" table:number-columns-repeated="2"/>
          <table:table-cell table:style-name="ce125" table:number-columns-repeated="5"/>
          <table:table-cell table:style-name="ce142" table:number-columns-repeated="1010"/>
        </table:table-row>
        <table:table-row table:style-name="ro11">
          <table:table-cell table:style-name="ce98" office:value-type="string">
            <text:p>viernes</text:p>
          </table:table-cell>
          <table:table-cell table:style-name="ce102" office:value-type="float" office:value="44806">
            <text:p>2-sep</text:p>
          </table:table-cell>
          <table:table-cell table:style-name="ce111" office:value-type="date" office:date-value="2022-08-12">
            <text:p>12/08/2022</text:p>
          </table:table-cell>
          <table:table-cell table:style-name="ce117" table:content-validation-name="val1"/>
          <table:table-cell table:style-name="ce122" office:value-type="string">
            <text:p>Comisaría Distrito de Arganzuela</text:p>
          </table:table-cell>
          <table:table-cell table:style-name="ce87" office:value-type="float" office:value="913221239">
            <text:p>913221239</text:p>
          </table:table-cell>
          <table:table-cell table:style-name="ce132" office:value-type="float" office:value="2">
            <text:p>2</text:p>
          </table:table-cell>
          <table:table-cell table:style-name="ce136" office:value-type="string">
            <text:p>20004;10735/22</text:p>
          </table:table-cell>
          <table:table-cell table:style-name="ce140" office:value-type="string">
            <text:p>botes con liq y 8 bolsas con polvo, pastillas….; hachis</text:p>
          </table:table-cell>
          <table:table-cell table:style-name="ce140" table:number-columns-repeated="5"/>
          <table:table-cell table:style-name="ce143" table:number-columns-repeated="1010"/>
        </table:table-row>
        <table:table-row table:style-name="ro11">
          <table:table-cell table:style-name="ce98" office:value-type="string">
            <text:p>viernes</text:p>
          </table:table-cell>
          <table:table-cell table:style-name="ce102" office:value-type="float" office:value="44806">
            <text:p>2-sep</text:p>
          </table:table-cell>
          <table:table-cell table:style-name="ce111" office:value-type="date" office:date-value="2022-08-17">
            <text:p>17/08/2022</text:p>
          </table:table-cell>
          <table:table-cell table:style-name="ce117" table:content-validation-name="val1"/>
          <table:table-cell table:style-name="ce6" office:value-type="string">
            <text:p>Comisaría Distrito de Fuencarral - El Pardo</text:p>
          </table:table-cell>
          <table:table-cell table:style-name="ce56" office:value-type="float" office:value="913224245">
            <text:p>913224245</text:p>
          </table:table-cell>
          <table:table-cell table:style-name="ce56" office:value-type="float" office:value="5">
            <text:p>5</text:p>
          </table:table-cell>
          <table:table-cell table:style-name="ce92" office:value-type="string">
            <text:p>17472,17626,17737;18992;19231</text:p>
          </table:table-cell>
          <table:table-cell table:style-name="ce6" office:value-type="string">
            <text:p>polvo marrón, polvo rosa,hachis; coca y sust rosa,hachis</text:p>
          </table:table-cell>
          <table:table-cell table:style-name="ce140" table:number-columns-repeated="5"/>
          <table:table-cell table:style-name="ce143" table:number-columns-repeated="1010"/>
        </table:table-row>
        <table:table-row table:style-name="ro11">
          <table:table-cell table:style-name="ce98" office:value-type="string">
            <text:p>viernes</text:p>
          </table:table-cell>
          <table:table-cell table:style-name="ce102" office:value-type="float" office:value="44806">
            <text:p>2-sep</text:p>
          </table:table-cell>
          <table:table-cell table:style-name="ce111" office:value-type="date" office:date-value="2022-08-17">
            <text:p>17/08/2022</text:p>
          </table:table-cell>
          <table:table-cell table:style-name="ce117" table:content-validation-name="val1" office:value-type="string">
            <text:p>añaden 1 31/08</text:p>
          </table:table-cell>
          <table:table-cell table:style-name="ce122" office:value-type="string">
            <text:p>Comisaría Distrito de Villa de Vallecas</text:p>
          </table:table-cell>
          <table:table-cell table:style-name="ce87" office:value-type="float" office:value="913220432">
            <text:p>913220432</text:p>
          </table:table-cell>
          <table:table-cell table:style-name="ce132" office:value-type="float" office:value="4">
            <text:p>4</text:p>
          </table:table-cell>
          <table:table-cell table:style-name="ce136" office:value-type="string">
            <text:p>9409/22; 1510/22; 15113/22, 15501</text:p>
          </table:table-cell>
          <table:table-cell table:style-name="ce140" office:value-type="string">
            <text:p>coca; coca y marihuana,coca y heroína</text:p>
          </table:table-cell>
          <table:table-cell table:style-name="ce140" table:number-columns-repeated="5"/>
          <table:table-cell table:style-name="ce143" table:number-columns-repeated="1010"/>
        </table:table-row>
        <table:table-row table:style-name="ro11">
          <table:table-cell table:style-name="ce98" office:value-type="string">
            <text:p>viernes</text:p>
          </table:table-cell>
          <table:table-cell table:style-name="ce102" office:value-type="float" office:value="44806">
            <text:p>2-sep</text:p>
          </table:table-cell>
          <table:table-cell table:style-name="ce111" office:value-type="date" office:date-value="2022-08-22">
            <text:p>22/08/2022</text:p>
          </table:table-cell>
          <table:table-cell table:style-name="ce117" table:content-validation-name="val1" office:value-type="string">
            <text:p>añaden 1 31/08</text:p>
          </table:table-cell>
          <table:table-cell table:style-name="ce122" office:value-type="string">
            <text:p>Comisaría Local de Getafe</text:p>
          </table:table-cell>
          <table:table-cell table:style-name="ce87" office:value-type="float" office:value="913220341">
            <text:p>913220341</text:p>
          </table:table-cell>
          <table:table-cell table:style-name="ce132" office:value-type="float" office:value="4">
            <text:p>4</text:p>
          </table:table-cell>
          <table:table-cell table:style-name="ce136" office:value-type="string">
            <text:p>9786/22; 10531/22; 15668/22;16817</text:p>
          </table:table-cell>
          <table:table-cell table:style-name="ce140" office:value-type="string">
            <text:p>hachis; 7 pastillas y cannb; marihuana,hachis</text:p>
          </table:table-cell>
          <table:table-cell table:style-name="ce140" table:number-columns-repeated="5"/>
          <table:table-cell table:style-name="ce143" table:number-columns-repeated="1010"/>
        </table:table-row>
        <table:table-row table:style-name="ro1">
          <table:table-cell table:style-name="ce99"/>
          <table:table-cell table:style-name="ce104"/>
          <table:table-cell table:style-name="ce112"/>
          <table:table-cell table:style-name="ce118" table:content-validation-name="val1"/>
          <table:table-cell table:style-name="ce124"/>
          <table:table-cell table:style-name="ce99"/>
          <table:table-cell table:style-name="ce99" table:content-validation-name="val1"/>
          <table:table-cell table:style-name="ce114" table:number-columns-repeated="2"/>
          <table:table-cell table:style-name="ce125" table:number-columns-repeated="5"/>
          <table:table-cell table:style-name="ce142" table:number-columns-repeated="1010"/>
        </table:table-row>
        <table:table-row table:style-name="ro14">
          <table:table-cell table:style-name="ce98" office:value-type="string">
            <text:p>lunes</text:p>
          </table:table-cell>
          <table:table-cell table:style-name="ce102" office:value-type="float" office:value="44809">
            <text:p>5-sep</text:p>
          </table:table-cell>
          <table:table-cell table:style-name="ce110" office:value-type="date" office:date-value="2022-08-10">
            <text:p>10/08/2022</text:p>
          </table:table-cell>
          <table:table-cell table:style-name="ce117" table:content-validation-name="val1" office:value-type="string">
            <text:p>2 Moncloa+ 3Arganzuela+ 9 Retiro</text:p>
          </table:table-cell>
          <table:table-cell table:style-name="ce123" office:value-type="string">
            <text:p>Comisaría Distrito de Centro</text:p>
          </table:table-cell>
          <table:table-cell table:style-name="ce87" office:value-type="float" office:value="913224079">
            <text:p>913224079</text:p>
          </table:table-cell>
          <table:table-cell table:style-name="ce133" office:value-type="float" office:value="14">
            <text:p>14</text:p>
          </table:table-cell>
          <table:table-cell table:style-name="ce137" office:value-type="string">
            <text:p>21016,21272,21515,19408,19411,19566,19605,19680,19710,19746,19870,19888</text:p>
          </table:table-cell>
          <table:table-cell table:style-name="ce140" table:number-columns-repeated="6"/>
          <table:table-cell table:style-name="ce143" table:number-columns-repeated="1010"/>
        </table:table-row>
        <table:table-row table:style-name="ro14">
          <table:table-cell table:style-name="ce98" office:value-type="string">
            <text:p>lunes</text:p>
          </table:table-cell>
          <table:table-cell table:style-name="ce102" office:value-type="float" office:value="44809">
            <text:p>5-sep</text:p>
          </table:table-cell>
          <table:table-cell table:style-name="ce110" office:value-type="date" office:date-value="2022-08-30">
            <text:p>30/08/2022</text:p>
          </table:table-cell>
          <table:table-cell table:style-name="ce117" table:content-validation-name="val1"/>
          <table:table-cell table:style-name="ce122" office:value-type="string">
            <text:p>Prision Soto del Real </text:p>
          </table:table-cell>
          <table:table-cell table:style-name="ce87" office:value-type="float" office:value="918447798">
            <text:p>918447798</text:p>
          </table:table-cell>
          <table:table-cell table:style-name="ce133" office:value-type="float" office:value="1">
            <text:p>1</text:p>
          </table:table-cell>
          <table:table-cell table:style-name="ce137" office:value-type="string">
            <text:p>Ref 14799</text:p>
          </table:table-cell>
          <table:table-cell table:style-name="ce140" office:value-type="string">
            <text:p>bellota</text:p>
          </table:table-cell>
          <table:table-cell table:style-name="ce140" table:number-columns-repeated="5"/>
          <table:table-cell table:style-name="ce143" table:number-columns-repeated="1010"/>
        </table:table-row>
        <table:table-row table:style-name="ro1">
          <table:table-cell table:style-name="ce99"/>
          <table:table-cell table:style-name="ce105"/>
          <table:table-cell table:style-name="ce113"/>
          <table:table-cell table:style-name="ce119"/>
          <table:table-cell table:style-name="ce124"/>
          <table:table-cell table:style-name="ce130" table:number-columns-repeated="2"/>
          <table:table-cell table:style-name="ce138"/>
          <table:table-cell table:style-name="ce125" table:number-columns-repeated="6"/>
          <table:table-cell table:style-name="ce142" table:number-columns-repeated="1010"/>
        </table:table-row>
        <table:table-row table:style-name="ro11">
          <table:table-cell table:style-name="ce98" office:value-type="string">
            <text:p>martes</text:p>
          </table:table-cell>
          <table:table-cell table:style-name="ce102" office:value-type="float" office:value="44810">
            <text:p>6-sep</text:p>
          </table:table-cell>
          <table:table-cell table:style-name="ce34" office:value-type="date" office:date-value="2022-08-16">
            <text:p>16/08/2022</text:p>
          </table:table-cell>
          <table:table-cell table:style-name="ce117"/>
          <table:table-cell table:style-name="ce46" office:value-type="string">
            <text:p>Guardia Civil de Miraflores de la Sierra</text:p>
          </table:table-cell>
          <table:table-cell table:style-name="ce56" office:value-type="float" office:value="918443110">
            <text:p>918443110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2022/350/560</text:p>
          </table:table-cell>
          <table:table-cell table:style-name="ce6" office:value-type="string">
            <text:p>hachis</text:p>
          </table:table-cell>
          <table:table-cell table:style-name="ce140" table:number-columns-repeated="5"/>
          <table:table-cell table:style-name="ce143" table:number-columns-repeated="1010"/>
        </table:table-row>
        <table:table-row table:style-name="ro11">
          <table:table-cell table:style-name="ce98"/>
          <table:table-cell table:style-name="ce102"/>
          <table:table-cell table:style-name="ce34" office:value-type="date" office:date-value="2022-09-02">
            <text:p>02/09/2022</text:p>
          </table:table-cell>
          <table:table-cell table:style-name="ce117" office:value-type="string">
            <text:p>vienen del viernes</text:p>
          </table:table-cell>
          <table:table-cell table:style-name="ce122" office:value-type="string">
            <text:p>Comisaría Distrito de Villa de Vallecas</text:p>
          </table:table-cell>
          <table:table-cell table:style-name="ce87" office:value-type="float" office:value="913220432">
            <text:p>913220432</text:p>
          </table:table-cell>
          <table:table-cell table:style-name="ce132" office:value-type="float" office:value="1">
            <text:p>1</text:p>
          </table:table-cell>
          <table:table-cell table:style-name="ce136" office:value-type="string">
            <text:p>9409/22; </text:p>
          </table:table-cell>
          <table:table-cell table:style-name="ce140" office:value-type="string">
            <text:p>coca; </text:p>
          </table:table-cell>
          <table:table-cell table:style-name="ce140" table:number-columns-repeated="5"/>
          <table:table-cell table:style-name="ce143" table:number-columns-repeated="1010"/>
        </table:table-row>
        <table:table-row table:style-name="ro11">
          <table:table-cell table:style-name="ce98" office:value-type="string">
            <text:p>martes</text:p>
          </table:table-cell>
          <table:table-cell table:style-name="ce102" office:value-type="float" office:value="44810">
            <text:p>6-sep</text:p>
          </table:table-cell>
          <table:table-cell table:style-name="ce111" office:value-type="date" office:date-value="2022-08-24">
            <text:p>24/08/2022</text:p>
          </table:table-cell>
          <table:table-cell table:style-name="ce117" table:content-validation-name="val1"/>
          <table:table-cell table:style-name="ce122" office:value-type="string">
            <text:p>Comisaría Distrito de Usera-Villaverde/ PJ Grupo Villaverde</text:p>
          </table:table-cell>
          <table:table-cell table:style-name="ce87" office:value-type="float" office:value="913223055">
            <text:p>913223055</text:p>
          </table:table-cell>
          <table:table-cell table:style-name="ce132" office:value-type="float" office:value="4">
            <text:p>4</text:p>
          </table:table-cell>
          <table:table-cell table:style-name="ce136" office:value-type="string">
            <text:p>24933; 11333; 4976; 29569/22</text:p>
          </table:table-cell>
          <table:table-cell table:style-name="ce140" office:value-type="string">
            <text:p>hachis coca y marihuana ; coca; coca heroína <text:s/>marihuana; 64 bolsas estupefaciente, hachis y marihuaa</text:p>
          </table:table-cell>
          <table:table-cell table:style-name="ce140" table:number-columns-repeated="5"/>
          <table:table-cell table:style-name="ce143" table:number-columns-repeated="1010"/>
        </table:table-row>
        <table:table-row table:style-name="ro11">
          <table:table-cell table:style-name="ce98" office:value-type="string">
            <text:p>martes</text:p>
          </table:table-cell>
          <table:table-cell table:style-name="ce102" office:value-type="float" office:value="44810">
            <text:p>6-sep</text:p>
          </table:table-cell>
          <table:table-cell table:style-name="ce111" office:value-type="date" office:date-value="2022-08-18">
            <text:p>18/08/2022</text:p>
          </table:table-cell>
          <table:table-cell table:style-name="ce117" table:content-validation-name="val1"/>
          <table:table-cell table:style-name="ce122" office:value-type="string">
            <text:p>Comisaría Distrito de Moratalaz</text:p>
          </table:table-cell>
          <table:table-cell table:style-name="ce87" office:value-type="float" office:value="913221380">
            <text:p>913221380</text:p>
          </table:table-cell>
          <table:table-cell table:style-name="ce132" office:value-type="float" office:value="6">
            <text:p>6</text:p>
          </table:table-cell>
          <table:table-cell table:style-name="ce136" office:value-type="string">
            <text:p>10138; 8428; 6744; 6480; 9746/22; 8595</text:p>
          </table:table-cell>
          <table:table-cell table:style-name="ce140" office:value-type="string">
            <text:p>hachis; hachos marihuana coca y heroína;</text:p>
          </table:table-cell>
          <table:table-cell table:style-name="ce140" table:number-columns-repeated="5"/>
          <table:table-cell table:style-name="ce143" table:number-columns-repeated="1010"/>
        </table:table-row>
        <table:table-row table:style-name="ro1">
          <table:table-cell table:style-name="ce99"/>
          <table:table-cell table:style-name="ce99" table:content-validation-name="val1"/>
          <table:table-cell table:style-name="ce114" table:number-columns-repeated="2"/>
          <table:table-cell table:style-name="ce125" table:number-columns-repeated="5"/>
          <table:table-cell table:style-name="ce142" table:number-columns-repeated="1015"/>
        </table:table-row>
        <table:table-row table:style-name="ro11">
          <table:table-cell table:style-name="ce98" office:value-type="string">
            <text:p>miércoles</text:p>
          </table:table-cell>
          <table:table-cell table:style-name="ce102" office:value-type="float" office:value="44811">
            <text:p>7-sep</text:p>
          </table:table-cell>
          <table:table-cell table:style-name="ce111" office:value-type="date" office:date-value="2022-08-22">
            <text:p>22/08/2022</text:p>
          </table:table-cell>
          <table:table-cell table:style-name="ce117" table:content-validation-name="val1" office:value-type="string">
            <text:p>vienen a las 11:00</text:p>
          </table:table-cell>
          <table:table-cell table:style-name="ce92" office:value-type="string">
            <text:p>CP Estremera</text:p>
          </table:table-cell>
          <table:table-cell table:style-name="ce87" office:value-type="float" office:value="918750059">
            <text:p>918750059</text:p>
          </table:table-cell>
          <table:table-cell table:style-name="ce132" office:value-type="float" office:value="15">
            <text:p>15</text:p>
          </table:table-cell>
          <table:table-cell table:style-name="ce136"/>
          <table:table-cell table:style-name="ce140" table:number-columns-repeated="6"/>
          <table:table-cell table:style-name="ce143"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1">
          <table:table-cell table:style-name="ce100" office:value-type="string">
            <text:p>jueves</text:p>
          </table:table-cell>
          <table:table-cell table:style-name="ce106" office:value-type="float" office:value="44812">
            <text:p>8-sep</text:p>
          </table:table-cell>
          <table:table-cell table:style-name="ce9" office:value-type="date" office:date-value="2022-08-22">
            <text:p>22/08/2022</text:p>
          </table:table-cell>
          <table:table-cell table:style-name="ce47" office:value-type="string">
            <text:p>añaden 1 6/9</text:p>
          </table:table-cell>
          <table:table-cell table:style-name="ce46" office:value-type="string">
            <text:p>Brigada Provincial P. J. Secc Grupo Menores (GRUME)</text:p>
          </table:table-cell>
          <table:table-cell table:style-name="ce56" office:value-type="float" office:value="914931178">
            <text:p>914931178</text:p>
          </table:table-cell>
          <table:table-cell table:style-name="ce56" office:value-type="float" office:value="3">
            <text:p>3</text:p>
          </table:table-cell>
          <table:table-cell table:style-name="ce92" office:value-type="string">
            <text:p>3623/22; 3792;3868</text:p>
          </table:table-cell>
          <table:table-cell table:style-name="ce6" office:value-type="string">
            <text:p>hachis; hachis LSD y pastillas rosas; hachis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0" office:value-type="string">
            <text:p>jueves</text:p>
          </table:table-cell>
          <table:table-cell table:style-name="ce106" office:value-type="float" office:value="44812">
            <text:p>8-sep</text:p>
          </table:table-cell>
          <table:table-cell table:style-name="ce9" office:value-type="date" office:date-value="2022-08-23">
            <text:p>23/08/2022</text:p>
          </table:table-cell>
          <table:table-cell table:style-name="ce41" table:content-validation-name="val1" office:value-type="string">
            <text:p>añaden 1 29/08 URG</text:p>
          </table:table-cell>
          <table:table-cell table:style-name="ce46" office:value-type="string">
            <text:p>Comisaría Distrito de Puente de Vallecas</text:p>
          </table:table-cell>
          <table:table-cell table:style-name="ce38" office:value-type="float" office:value="917570119">
            <text:p>917570119</text:p>
          </table:table-cell>
          <table:table-cell table:style-name="ce56" office:value-type="float" office:value="7">
            <text:p>7</text:p>
          </table:table-cell>
          <table:table-cell table:style-name="ce92" office:value-type="string">
            <text:p>16774/22; 19771/22; 20180; 21952; 16610; 22283,23080</text:p>
          </table:table-cell>
          <table:table-cell table:style-name="ce6" office:value-type="string">
            <text:p>envoltorios; marihuana; 20envoltorios; bolsa transparente; marihuana; hachis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0" office:value-type="string">
            <text:p>jueves</text:p>
          </table:table-cell>
          <table:table-cell table:style-name="ce106" office:value-type="float" office:value="44812">
            <text:p>8-sep</text:p>
          </table:table-cell>
          <table:table-cell table:style-name="ce9" office:value-type="date" office:date-value="2022-08-23">
            <text:p>23/08/2022</text:p>
          </table:table-cell>
          <table:table-cell table:style-name="ce41" table:content-validation-name="val1" office:value-type="string">
            <text:p>añaden 1 5/9 + 1 6/9</text:p>
          </table:table-cell>
          <table:table-cell table:style-name="ce46" office:value-type="string">
            <text:p>Comisaría Local de Alcobendas - San Sebastián de los Reyes</text:p>
          </table:table-cell>
          <table:table-cell table:style-name="ce38" office:value-type="float" office:value="913220275">
            <text:p>913220275</text:p>
          </table:table-cell>
          <table:table-cell table:style-name="ce56" office:value-type="float" office:value="3">
            <text:p>3</text:p>
          </table:table-cell>
          <table:table-cell table:style-name="ce92" office:value-type="string">
            <text:p>21091,21743,22700</text:p>
          </table:table-cell>
          <table:table-cell table:style-name="ce6" office:value-type="string">
            <text:p>hachis ,polvo rosa,marihuan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0" office:value-type="string">
            <text:p>jueves</text:p>
          </table:table-cell>
          <table:table-cell table:style-name="ce106" office:value-type="float" office:value="44812">
            <text:p>8-sep</text:p>
          </table:table-cell>
          <table:table-cell table:style-name="ce9" office:value-type="date" office:date-value="2022-08-23">
            <text:p>23/08/2022</text:p>
          </table:table-cell>
          <table:table-cell table:style-name="ce41" table:content-validation-name="val1"/>
          <table:table-cell table:style-name="ce46" office:value-type="string">
            <text:p>Comisaría Local de Aranjuez</text:p>
          </table:table-cell>
          <table:table-cell table:style-name="ce38" office:value-type="float" office:value="918929405">
            <text:p>918929405</text:p>
          </table:table-cell>
          <table:table-cell table:style-name="ce56" office:value-type="float" office:value="2">
            <text:p>2</text:p>
          </table:table-cell>
          <table:table-cell table:style-name="ce92" office:value-type="string">
            <text:p>5725/22; 4886/22</text:p>
          </table:table-cell>
          <table:table-cell table:style-name="ce6" office:value-type="string">
            <text:p>hachis ; 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1">
          <table:table-cell table:style-name="ce100" office:value-type="string">
            <text:p>viernes</text:p>
          </table:table-cell>
          <table:table-cell table:style-name="ce106" office:value-type="float" office:value="44813">
            <text:p>9-sep</text:p>
          </table:table-cell>
          <table:table-cell table:style-name="ce9" office:value-type="date" office:date-value="2022-08-23">
            <text:p>23/08/2022</text:p>
          </table:table-cell>
          <table:table-cell table:style-name="ce41" table:content-validation-name="val1" office:value-type="string">
            <text:p>añaden 1 29/08</text:p>
          </table:table-cell>
          <table:table-cell table:style-name="ce46" office:value-type="string">
            <text:p>Comisaría Distrito de Latina</text:p>
          </table:table-cell>
          <table:table-cell table:style-name="ce38" office:value-type="float" office:value="913228694">
            <text:p>913228694</text:p>
          </table:table-cell>
          <table:table-cell table:style-name="ce56" office:value-type="float" office:value="3">
            <text:p>3</text:p>
          </table:table-cell>
          <table:table-cell table:style-name="ce92" office:value-type="string">
            <text:p>17391;17752 18090/22</text:p>
          </table:table-cell>
          <table:table-cell table:style-name="ce6" office:value-type="string">
            <text:p>.marihuan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0" office:value-type="string">
            <text:p>viernes</text:p>
          </table:table-cell>
          <table:table-cell table:style-name="ce106" office:value-type="float" office:value="44813">
            <text:p>9-sep</text:p>
          </table:table-cell>
          <table:table-cell table:style-name="ce9" office:value-type="date" office:date-value="2022-08-23">
            <text:p>23/08/2022</text:p>
          </table:table-cell>
          <table:table-cell table:style-name="ce41" table:content-validation-name="val1"/>
          <table:table-cell table:style-name="ce46" office:value-type="string">
            <text:p>Guardia Civil de Mejorada del Campo</text:p>
          </table:table-cell>
          <table:table-cell table:style-name="ce38" office:value-type="float" office:value="916793147">
            <text:p>916793147</text:p>
          </table:table-cell>
          <table:table-cell table:style-name="ce56" office:value-type="float" office:value="1">
            <text:p>1</text:p>
          </table:table-cell>
          <table:table-cell table:style-name="ce92" office:value-type="string">
            <text:p>2022-334-2139</text:p>
          </table:table-cell>
          <table:table-cell table:style-name="ce6" office:value-type="string">
            <text:p>plantacion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0" office:value-type="string">
            <text:p>viernes</text:p>
          </table:table-cell>
          <table:table-cell table:style-name="ce106" office:value-type="float" office:value="44813">
            <text:p>9-sep</text:p>
          </table:table-cell>
          <table:table-cell table:style-name="ce9" office:value-type="date" office:date-value="2022-08-23">
            <text:p>23/08/2022</text:p>
          </table:table-cell>
          <table:table-cell table:style-name="ce41" table:content-validation-name="val1"/>
          <table:table-cell table:style-name="ce46" office:value-type="string">
            <text:p>Guardia Civil de Alcalá de Henares</text:p>
          </table:table-cell>
          <table:table-cell table:style-name="ce38" office:value-type="float" office:value="91265082">
            <text:p>91265082</text:p>
          </table:table-cell>
          <table:table-cell table:style-name="ce56" office:value-type="float" office:value="1">
            <text:p>1</text:p>
          </table:table-cell>
          <table:table-cell table:style-name="ce92" office:value-type="string">
            <text:p>1435/2022</text:p>
          </table:table-cell>
          <table:table-cell table:style-name="ce6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0" office:value-type="string">
            <text:p>viernes</text:p>
          </table:table-cell>
          <table:table-cell table:style-name="ce106" office:value-type="float" office:value="44813">
            <text:p>9-sep</text:p>
          </table:table-cell>
          <table:table-cell table:style-name="ce9" office:value-type="date" office:date-value="2022-08-25">
            <text:p>25/08/2022</text:p>
          </table:table-cell>
          <table:table-cell table:style-name="ce41" table:content-validation-name="val1"/>
          <table:table-cell table:style-name="ce46" office:value-type="string">
            <text:p>Guardia Civil de Estremera</text:p>
          </table:table-cell>
          <table:table-cell table:style-name="ce38" office:value-type="float" office:value="659762486">
            <text:p>659762486</text:p>
          </table:table-cell>
          <table:table-cell table:style-name="ce56" office:value-type="float" office:value="1">
            <text:p>1</text:p>
          </table:table-cell>
          <table:table-cell table:style-name="ce92" office:value-type="string">
            <text:p>2022-324-164</text:p>
          </table:table-cell>
          <table:table-cell table:style-name="ce6" office:value-type="string">
            <text:p>marihuan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0" office:value-type="string">
            <text:p>viernes</text:p>
          </table:table-cell>
          <table:table-cell table:style-name="ce106" office:value-type="float" office:value="44813">
            <text:p>9-sep</text:p>
          </table:table-cell>
          <table:table-cell table:style-name="ce9" office:value-type="date" office:date-value="2022-08-25">
            <text:p>25/08/2022</text:p>
          </table:table-cell>
          <table:table-cell table:style-name="ce41" table:content-validation-name="val1"/>
          <table:table-cell table:style-name="ce46" office:value-type="string">
            <text:p>Comisaría Local de Fuenlabrada</text:p>
          </table:table-cell>
          <table:table-cell table:style-name="ce38" office:value-type="float" office:value="914920826">
            <text:p>914920826</text:p>
          </table:table-cell>
          <table:table-cell table:style-name="ce56" office:value-type="float" office:value="3">
            <text:p>3</text:p>
          </table:table-cell>
          <table:table-cell table:style-name="ce92" office:value-type="string">
            <text:p>15407; 15510; 16045</text:p>
          </table:table-cell>
          <table:table-cell table:style-name="ce6" office:value-type="string">
            <text:p>hachís; cocaína; hachí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0" office:value-type="string">
            <text:p>viernes</text:p>
          </table:table-cell>
          <table:table-cell table:style-name="ce106" office:value-type="float" office:value="44813">
            <text:p>9-sep</text:p>
          </table:table-cell>
          <table:table-cell table:style-name="ce9" office:value-type="date" office:date-value="2022-09-08">
            <text:p>08/09/2022</text:p>
          </table:table-cell>
          <table:table-cell table:style-name="ce41"/>
          <table:table-cell table:style-name="ce46" office:value-type="string">
            <text:p>C.I.S Victoria Kent</text:p>
          </table:table-cell>
          <table:table-cell table:style-name="ce56" office:value-type="float" office:value="915302242">
            <text:p>915302242</text:p>
          </table:table-cell>
          <table:table-cell table:style-name="ce56" office:value-type="float" office:value="1">
            <text:p>1</text:p>
          </table:table-cell>
          <table:table-cell table:style-name="ce92"/>
          <table:table-cell table:style-name="ce6" office:value-type="string">
            <text:p>coca</text:p>
          </table:table-cell>
          <table:table-cell table:style-name="ce6" table:number-columns-repeated="1015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01" office:value-type="string">
            <text:p>lunes</text:p>
          </table:table-cell>
          <table:table-cell table:style-name="ce107" office:value-type="float" office:value="44816">
            <text:p>12-sep</text:p>
          </table:table-cell>
          <table:table-cell table:style-name="ce29" office:value-type="date" office:date-value="2022-09-09">
            <text:p>09/09/2022</text:p>
          </table:table-cell>
          <table:table-cell table:style-name="ce44" table:content-validation-name="val1" office:value-type="string">
            <text:p>CAUSA CON PRESO</text:p>
          </table:table-cell>
          <table:table-cell table:style-name="ce46" office:value-type="string">
            <text:p>Comisaría Distrito de Carabanchel</text:p>
          </table:table-cell>
          <table:table-cell table:style-name="ce38" office:value-type="float" office:value="913227519">
            <text:p>913227519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table:number-columns-repeated="2"/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1" office:value-type="string">
            <text:p>lunes</text:p>
          </table:table-cell>
          <table:table-cell table:style-name="ce107" office:value-type="float" office:value="44816">
            <text:p>12-sep</text:p>
          </table:table-cell>
          <table:table-cell table:style-name="ce9" office:value-type="date" office:date-value="2022-08-18">
            <text:p>18/08/2022</text:p>
          </table:table-cell>
          <table:table-cell table:style-name="ce41" table:content-validation-name="val1" office:value-type="string">
            <text:p>cambiado al 7/9</text:p>
          </table:table-cell>
          <table:table-cell table:style-name="ce126" office:value-type="string">
            <text:p>CP Estremera</text:p>
          </table:table-cell>
          <table:table-cell table:style-name="ce131" office:value-type="float" office:value="918750059">
            <text:p>918750059</text:p>
          </table:table-cell>
          <table:table-cell table:style-name="ce134" office:value-type="float" office:value="15">
            <text:p>15</text:p>
          </table:table-cell>
          <table:table-cell table:style-name="ce92"/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1">
          <table:table-cell table:style-name="ce101" office:value-type="string">
            <text:p>martes</text:p>
          </table:table-cell>
          <table:table-cell table:style-name="ce107" office:value-type="float" office:value="44817">
            <text:p>13-sep</text:p>
          </table:table-cell>
          <table:table-cell table:style-name="ce110" office:value-type="date" office:date-value="2022-08-10">
            <text:p>10/08/2022</text:p>
          </table:table-cell>
          <table:table-cell table:style-name="ce117" table:content-validation-name="val1" office:value-type="string">
            <text:p>1 Moncloa+ 3 Arganzuela+ 4 Retiro+5 Arg+1CENTRO urg</text:p>
          </table:table-cell>
          <table:table-cell table:style-name="ce123" office:value-type="string">
            <text:p>Comisaría Distrito de Centro</text:p>
          </table:table-cell>
          <table:table-cell table:style-name="ce87" office:value-type="float" office:value="913224079">
            <text:p>913224079</text:p>
          </table:table-cell>
          <table:table-cell table:style-name="ce56" office:value-type="float" office:value="14">
            <text:p>14</text:p>
          </table:table-cell>
          <table:table-cell table:style-name="ce92" office:value-type="string">
            <text:p>17188; 21352; 21190;20857; 21088; 22612; 22542; 22568;20384;21758;21872;22006;22765;17488</text:p>
          </table:table-cell>
          <table:table-cell table:style-name="ce6" office:value-type="string">
            <text:p>GHB; marihuana; marihuana; hachis; marihuana; metanfetamina; marihuana; 7 envoltorios;hachis;marih;coca;de todo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1" office:value-type="string">
            <text:p>martes</text:p>
          </table:table-cell>
          <table:table-cell table:style-name="ce107" office:value-type="float" office:value="44817">
            <text:p>13-sep</text:p>
          </table:table-cell>
          <table:table-cell table:style-name="ce9" office:value-type="date" office:date-value="2022-08-31">
            <text:p>31/08/2022</text:p>
          </table:table-cell>
          <table:table-cell table:style-name="ce41" table:content-validation-name="val1"/>
          <table:table-cell table:style-name="ce46" office:value-type="string">
            <text:p>Policía Judicial Grupo 9 UDEF</text:p>
          </table:table-cell>
          <table:table-cell table:style-name="ce38" office:value-type="float" office:value="913223578">
            <text:p>913223578</text:p>
          </table:table-cell>
          <table:table-cell table:style-name="ce56" office:value-type="float" office:value="1">
            <text:p>1</text:p>
          </table:table-cell>
          <table:table-cell table:style-name="ce92" office:value-type="float" office:value="3732">
            <text:p>3732</text:p>
          </table:table-cell>
          <table:table-cell table:style-name="ce6" office:value-type="string">
            <text:p>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1">
          <table:table-cell table:style-name="ce101" office:value-type="string">
            <text:p>miércoles</text:p>
          </table:table-cell>
          <table:table-cell table:style-name="ce107" office:value-type="float" office:value="44818">
            <text:p>14-sep</text:p>
          </table:table-cell>
          <table:table-cell table:style-name="ce111" office:value-type="date" office:date-value="2022-08-16">
            <text:p>16/08/2022</text:p>
          </table:table-cell>
          <table:table-cell table:style-name="ce117" table:content-validation-name="val1"/>
          <table:table-cell table:style-name="ce122" office:value-type="string">
            <text:p>Guardia Civil de Soto del Real</text:p>
          </table:table-cell>
          <table:table-cell table:style-name="ce87" office:value-type="float" office:value="918477047">
            <text:p>918477047</text:p>
          </table:table-cell>
          <table:table-cell table:style-name="ce132" office:value-type="float" office:value="4">
            <text:p>4</text:p>
          </table:table-cell>
          <table:table-cell table:style-name="ce136" office:value-type="string">
            <text:p>635; 719;725;720</text:p>
          </table:table-cell>
          <table:table-cell table:style-name="ce140" office:value-type="string">
            <text:p>marihuana; hachis; hachis; 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1" office:value-type="string">
            <text:p>miércoles</text:p>
          </table:table-cell>
          <table:table-cell table:style-name="ce107" office:value-type="float" office:value="44818">
            <text:p>14-sep</text:p>
          </table:table-cell>
          <table:table-cell table:style-name="ce9" office:value-type="date" office:date-value="2022-08-29">
            <text:p>29/08/2022</text:p>
          </table:table-cell>
          <table:table-cell table:style-name="ce41" table:content-validation-name="val1"/>
          <table:table-cell table:style-name="ce46" office:value-type="string">
            <text:p>Comisaría Distrito de Chamartín</text:p>
          </table:table-cell>
          <table:table-cell table:style-name="ce38" office:value-type="float" office:value="913227917">
            <text:p>913227917</text:p>
          </table:table-cell>
          <table:table-cell table:style-name="ce56" office:value-type="float" office:value="2">
            <text:p>2</text:p>
          </table:table-cell>
          <table:table-cell table:style-name="ce92" office:value-type="string">
            <text:p>14245; 14382</text:p>
          </table:table-cell>
          <table:table-cell table:style-name="ce6" office:value-type="string">
            <text:p>coca; marihuan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1" office:value-type="string">
            <text:p>miércoles</text:p>
          </table:table-cell>
          <table:table-cell table:style-name="ce107" office:value-type="float" office:value="44818">
            <text:p>14-sep</text:p>
          </table:table-cell>
          <table:table-cell table:style-name="ce9" office:value-type="date" office:date-value="2022-08-29">
            <text:p>29/08/2022</text:p>
          </table:table-cell>
          <table:table-cell table:style-name="ce41" table:content-validation-name="val1" office:value-type="string">
            <text:p>añaden 1 12/9</text:p>
          </table:table-cell>
          <table:table-cell table:style-name="ce46" office:value-type="string">
            <text:p>Comisaría Local de Parla PN Grupo II</text:p>
          </table:table-cell>
          <table:table-cell table:style-name="ce38" office:value-type="float" office:value="620489643">
            <text:p>620489643</text:p>
          </table:table-cell>
          <table:table-cell table:style-name="ce56" office:value-type="float" office:value="3">
            <text:p>3</text:p>
          </table:table-cell>
          <table:table-cell table:style-name="ce92" office:value-type="string">
            <text:p>11753;11876,12548</text:p>
          </table:table-cell>
          <table:table-cell table:style-name="ce6" office:value-type="string">
            <text:p>coca y marihuana; coca,hachis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1" office:value-type="string">
            <text:p>miércoles</text:p>
          </table:table-cell>
          <table:table-cell table:style-name="ce107" office:value-type="float" office:value="44818">
            <text:p>14-sep</text:p>
          </table:table-cell>
          <table:table-cell table:style-name="ce115" office:value-type="date" office:date-value="2022-09-13">
            <text:p>13/09/2022</text:p>
          </table:table-cell>
          <table:table-cell table:style-name="ce120" table:content-validation-name="val1" office:value-type="string">
            <text:p>URGENTE CAUSA PRESO RECLAMADO</text:p>
          </table:table-cell>
          <table:table-cell table:style-name="ce94" office:value-type="string">
            <text:p>P.N. Grupo Estupefacientes Aeropuerto Barajas</text:p>
          </table:table-cell>
          <table:table-cell table:style-name="ce95" office:value-type="float" office:value="913010919">
            <text:p>913010919</text:p>
          </table:table-cell>
          <table:table-cell table:style-name="ce135" office:value-type="float" office:value="4">
            <text:p>4</text:p>
          </table:table-cell>
          <table:table-cell table:style-name="ce92" office:value-type="string">
            <text:p>11028+GM,11065+GM</text:p>
          </table:table-cell>
          <table:table-cell table:style-name="ce6" office:value-type="string">
            <text:p>boleros compartidos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1" office:value-type="string">
            <text:p>miércoles</text:p>
          </table:table-cell>
          <table:table-cell table:style-name="ce107" office:value-type="float" office:value="44818">
            <text:p>14-sep</text:p>
          </table:table-cell>
          <table:table-cell table:style-name="ce9" office:value-type="date" office:date-value="2022-08-31">
            <text:p>31/08/2022</text:p>
          </table:table-cell>
          <table:table-cell table:style-name="ce41" table:content-validation-name="val1"/>
          <table:table-cell table:style-name="ce6" office:value-type="string">
            <text:p>Comisaría Distrito de Salamanca</text:p>
          </table:table-cell>
          <table:table-cell table:style-name="ce56" office:value-type="float" office:value="913225570">
            <text:p>913225570</text:p>
          </table:table-cell>
          <table:table-cell table:style-name="ce56" office:value-type="float" office:value="5">
            <text:p>5</text:p>
          </table:table-cell>
          <table:table-cell table:style-name="ce6" office:value-type="string">
            <text:p>14966,15800,17028,19555,19749</text:p>
          </table:table-cell>
          <table:table-cell table:style-name="ce6" office:value-type="string">
            <text:p>coca,polvo ros,polvo marron,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1">
          <table:table-cell table:style-name="ce101" office:value-type="string">
            <text:p>jueves</text:p>
          </table:table-cell>
          <table:table-cell table:style-name="ce107" office:value-type="float" office:value="44819">
            <text:p>15-sep</text:p>
          </table:table-cell>
          <table:table-cell table:style-name="ce9" office:value-type="date" office:date-value="2022-08-26">
            <text:p>26/08/2022</text:p>
          </table:table-cell>
          <table:table-cell table:style-name="ce41" table:content-validation-name="val1" office:value-type="string">
            <text:p>ODAC TURNO A</text:p>
          </table:table-cell>
          <table:table-cell table:style-name="ce46" office:value-type="string">
            <text:p>Comisaría Distrito de Usera-Villaverde / PJ Grupo <text:s/>Usera</text:p>
          </table:table-cell>
          <table:table-cell table:style-name="ce38" office:value-type="float" office:value="647728101">
            <text:p>647728101</text:p>
          </table:table-cell>
          <table:table-cell table:style-name="ce56" office:value-type="float" office:value="11">
            <text:p>11</text:p>
          </table:table-cell>
          <table:table-cell table:style-name="ce137" office:value-type="string">
            <text:p>27197;28301;29575;29583;30104;30215;31242;31243;31352;31362</text:p>
          </table:table-cell>
          <table:table-cell table:style-name="ce6" office:value-type="string">
            <text:p>5 envoltorios;9+1 marihuana hachis;hacís;29 envoltorios+6 envoltorios heroína;5envoltorios diferentes;5envoltorios diferente;23 capsulas con polvo;9 envoltorios coca;9 bolsas coca rosa;hachis; hachis, marihuana, coc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1" office:value-type="string">
            <text:p>jueves</text:p>
          </table:table-cell>
          <table:table-cell table:style-name="ce107" office:value-type="float" office:value="44819">
            <text:p>15-sep</text:p>
          </table:table-cell>
          <table:table-cell table:style-name="ce9" office:value-type="date" office:date-value="2022-09-09">
            <text:p>09/09/2022</text:p>
          </table:table-cell>
          <table:table-cell table:style-name="ce41" table:content-validation-name="val1" office:value-type="string">
            <text:p>viene del 9/9/22</text:p>
          </table:table-cell>
          <table:table-cell table:style-name="ce46" office:value-type="string">
            <text:p>Comisaría Distrito de Latina</text:p>
          </table:table-cell>
          <table:table-cell table:style-name="ce38" office:value-type="float" office:value="913228694">
            <text:p>913228694</text:p>
          </table:table-cell>
          <table:table-cell table:style-name="ce56" office:value-type="float" office:value="3">
            <text:p>3</text:p>
          </table:table-cell>
          <table:table-cell table:style-name="ce92" office:value-type="string">
            <text:p>17391;17752 18090/22</text:p>
          </table:table-cell>
          <table:table-cell table:style-name="ce6" office:value-type="string">
            <text:p>.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1">
          <table:table-cell table:style-name="ce100" office:value-type="string">
            <text:p>viernes</text:p>
          </table:table-cell>
          <table:table-cell table:style-name="ce106" office:value-type="float" office:value="44820">
            <text:p>16-sep</text:p>
          </table:table-cell>
          <table:table-cell table:style-name="ce9" office:value-type="date" office:date-value="2022-08-29">
            <text:p>29/08/2022</text:p>
          </table:table-cell>
          <table:table-cell table:style-name="ce41" table:content-validation-name="val1"/>
          <table:table-cell table:style-name="ce46" office:value-type="string">
            <text:p>Guardia Civil de Pinto</text:p>
          </table:table-cell>
          <table:table-cell table:style-name="ce38" office:value-type="string">
            <text:p>916910103 (ext 5)</text:p>
          </table:table-cell>
          <table:table-cell table:style-name="ce56" office:value-type="float" office:value="2">
            <text:p>2</text:p>
          </table:table-cell>
          <table:table-cell table:style-name="ce92" office:value-type="string">
            <text:p>3477;3578</text:p>
          </table:table-cell>
          <table:table-cell table:style-name="ce6" office:value-type="string">
            <text:p>hachis,pastillas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0" office:value-type="string">
            <text:p>viernes</text:p>
          </table:table-cell>
          <table:table-cell table:style-name="ce106" office:value-type="float" office:value="44820">
            <text:p>16-sep</text:p>
          </table:table-cell>
          <table:table-cell table:style-name="ce9" office:value-type="date" office:date-value="2022-08-29">
            <text:p>29/08/2022</text:p>
          </table:table-cell>
          <table:table-cell table:style-name="ce41" table:content-validation-name="val1" office:value-type="string">
            <text:p>añaden 1 Grupo Denuncias</text:p>
          </table:table-cell>
          <table:table-cell table:style-name="ce46" office:value-type="string">
            <text:p>Comisaría Distrito de Usera-Villaverde / PJ Grupo <text:s/>Usera</text:p>
          </table:table-cell>
          <table:table-cell table:style-name="ce38" office:value-type="float" office:value="913921618">
            <text:p>913921618</text:p>
          </table:table-cell>
          <table:table-cell table:style-name="ce56" office:value-type="float" office:value="3">
            <text:p>3</text:p>
          </table:table-cell>
          <table:table-cell table:style-name="ce92" office:value-type="string">
            <text:p>23725,28154,31884</text:p>
          </table:table-cell>
          <table:table-cell table:style-name="ce6" office:value-type="string">
            <text:p>maihuana,100 pastillas, polvo rosa,marihuan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0" office:value-type="string">
            <text:p>viernes</text:p>
          </table:table-cell>
          <table:table-cell table:style-name="ce106" office:value-type="float" office:value="44820">
            <text:p>16-sep</text:p>
          </table:table-cell>
          <table:table-cell table:style-name="ce9" office:value-type="date" office:date-value="2022-08-30">
            <text:p>30/08/2022</text:p>
          </table:table-cell>
          <table:table-cell table:style-name="ce41" table:content-validation-name="val1"/>
          <table:table-cell table:style-name="ce46" office:value-type="string">
            <text:p>Comisaría Distrito de Ciudad Lineal</text:p>
          </table:table-cell>
          <table:table-cell table:style-name="ce38" office:value-type="float" office:value="913229435">
            <text:p>913229435</text:p>
          </table:table-cell>
          <table:table-cell table:style-name="ce56" office:value-type="float" office:value="5">
            <text:p>5</text:p>
          </table:table-cell>
          <table:table-cell table:style-name="ce92" office:value-type="string">
            <text:p>15900,16223,16207,15632,15185</text:p>
          </table:table-cell>
          <table:table-cell table:style-name="ce6" office:value-type="string">
            <text:p>polvo blanco,rosa,marfil,marrón;cannabis;cristalina;blanco;ros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1">
          <table:table-cell table:style-name="ce100" office:value-type="string">
            <text:p>lunes</text:p>
          </table:table-cell>
          <table:table-cell table:style-name="ce106" office:value-type="float" office:value="44823">
            <text:p>19-sep</text:p>
          </table:table-cell>
          <table:table-cell table:style-name="ce9" office:value-type="date" office:date-value="2022-08-29">
            <text:p>29/08/2022</text:p>
          </table:table-cell>
          <table:table-cell table:style-name="ce41" table:content-validation-name="val1" office:value-type="string">
            <text:p>3Argan + 9Retiro +3Moncloa</text:p>
          </table:table-cell>
          <table:table-cell table:style-name="ce91" office:value-type="string">
            <text:p>Comisaría Distrito de Centro</text:p>
          </table:table-cell>
          <table:table-cell table:style-name="ce38" office:value-type="float" office:value="913224079">
            <text:p>913224079</text:p>
          </table:table-cell>
          <table:table-cell table:style-name="ce56" office:value-type="float" office:value="15">
            <text:p>15</text:p>
          </table:table-cell>
          <table:table-cell table:style-name="ce92" office:value-type="string">
            <text:p>22930,23411;23459;16944;16980;17041;17143;17154;21763;21860;21877;22058;8517;15967;17547</text:p>
          </table:table-cell>
          <table:table-cell table:style-name="ce6" office:value-type="string">
            <text:p>coca,marihuana,polvo rosa,MDMA,GHB,LSD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1">
          <table:table-cell table:style-name="ce38" office:value-type="string">
            <text:p>martes</text:p>
          </table:table-cell>
          <table:table-cell table:style-name="ce19" office:value-type="float" office:value="44824">
            <text:p>20-sep</text:p>
          </table:table-cell>
          <table:table-cell table:style-name="ce9" office:value-type="date" office:date-value="2022-08-30">
            <text:p>30/08/2022</text:p>
          </table:table-cell>
          <table:table-cell table:style-name="ce41" table:content-validation-name="val1"/>
          <table:table-cell table:style-name="ce46" office:value-type="string">
            <text:p>Grupo Fraude Bancario Comisaria General </text:p>
          </table:table-cell>
          <table:table-cell table:style-name="ce38" office:value-type="float" office:value="915822322">
            <text:p>915822322</text:p>
          </table:table-cell>
          <table:table-cell table:style-name="ce56" office:value-type="float" office:value="1">
            <text:p>1</text:p>
          </table:table-cell>
          <table:table-cell table:style-name="ce92" office:value-type="float" office:value="365">
            <text:p>365</text:p>
          </table:table-cell>
          <table:table-cell table:style-name="ce6" office:value-type="string">
            <text:p>marihuana,hachis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38" office:value-type="string">
            <text:p>martes</text:p>
          </table:table-cell>
          <table:table-cell table:style-name="ce19" office:value-type="float" office:value="44824">
            <text:p>20-sep</text:p>
          </table:table-cell>
          <table:table-cell table:style-name="ce9" office:value-type="date" office:date-value="2022-08-31">
            <text:p>31/08/2022</text:p>
          </table:table-cell>
          <table:table-cell table:style-name="ce41" table:content-validation-name="val1"/>
          <table:table-cell table:style-name="ce46" office:value-type="string">
            <text:p>Comisaría Distrito de San Blas</text:p>
          </table:table-cell>
          <table:table-cell table:style-name="ce38" office:value-type="float" office:value="913225676">
            <text:p>913225676</text:p>
          </table:table-cell>
          <table:table-cell table:style-name="ce56" office:value-type="float" office:value="8">
            <text:p>8</text:p>
          </table:table-cell>
          <table:table-cell table:style-name="ce92" office:value-type="string">
            <text:p>16463,15290,12548,14153,15482,15223,16890,17949</text:p>
          </table:table-cell>
          <table:table-cell table:style-name="ce6" office:value-type="string">
            <text:p>polvo blanco,mochila con envoltorios,polvo marron,sust rocosa, marihuan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38" office:value-type="string">
            <text:p>martes</text:p>
          </table:table-cell>
          <table:table-cell table:style-name="ce19" office:value-type="float" office:value="44824">
            <text:p>20-sep</text:p>
          </table:table-cell>
          <table:table-cell table:style-name="ce9" office:value-type="date" office:date-value="2022-09-12">
            <text:p>12/09/2022</text:p>
          </table:table-cell>
          <table:table-cell table:style-name="ce41" table:content-validation-name="val1"/>
          <table:table-cell table:style-name="ce46" office:value-type="string">
            <text:p>Comisaría Distrito de Ciudad Lineal</text:p>
          </table:table-cell>
          <table:table-cell table:style-name="ce38" office:value-type="float" office:value="913229466">
            <text:p>913229466</text:p>
          </table:table-cell>
          <table:table-cell table:style-name="ce56" office:value-type="float" office:value="1">
            <text:p>1</text:p>
          </table:table-cell>
          <table:table-cell table:style-name="ce92" office:value-type="float" office:value="17797">
            <text:p>17797</text:p>
          </table:table-cell>
          <table:table-cell table:style-name="ce6" office:value-type="string">
            <text:p>coc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38" office:value-type="string">
            <text:p>martes</text:p>
          </table:table-cell>
          <table:table-cell table:style-name="ce19" office:value-type="float" office:value="44824">
            <text:p>20-sep</text:p>
          </table:table-cell>
          <table:table-cell table:style-name="ce9" office:value-type="date" office:date-value="2022-09-06">
            <text:p>06/09/2022</text:p>
          </table:table-cell>
          <table:table-cell table:style-name="ce41" table:content-validation-name="val1"/>
          <table:table-cell table:style-name="ce46" office:value-type="string">
            <text:p>Comisaría Estación Sur de Autobuses</text:p>
          </table:table-cell>
          <table:table-cell table:style-name="ce38" office:value-type="float" office:value="913220895">
            <text:p>913220895</text:p>
          </table:table-cell>
          <table:table-cell table:style-name="ce56" office:value-type="float" office:value="1">
            <text:p>1</text:p>
          </table:table-cell>
          <table:table-cell table:style-name="ce92" office:value-type="float" office:value="1849">
            <text:p>1849</text:p>
          </table:table-cell>
          <table:table-cell table:style-name="ce6" office:value-type="string">
            <text:p>hachis y MDM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38" office:value-type="string">
            <text:p>martes</text:p>
          </table:table-cell>
          <table:table-cell table:style-name="ce19" office:value-type="float" office:value="44824">
            <text:p>20-sep</text:p>
          </table:table-cell>
          <table:table-cell table:style-name="ce9" office:value-type="date" office:date-value="2022-09-16">
            <text:p>16/09/2022</text:p>
          </table:table-cell>
          <table:table-cell table:style-name="ce41" table:content-validation-name="val1"/>
          <table:table-cell table:style-name="ce46" office:value-type="string">
            <text:p>Guardia Civil de Navalcarnero</text:p>
          </table:table-cell>
          <table:table-cell table:style-name="ce38" office:value-type="float" office:value="913220895">
            <text:p>913220895</text:p>
          </table:table-cell>
          <table:table-cell table:style-name="ce56" office:value-type="float" office:value="1">
            <text:p>1</text:p>
          </table:table-cell>
          <table:table-cell table:style-name="ce92" office:value-type="float" office:value="2941">
            <text:p>2941</text:p>
          </table:table-cell>
          <table:table-cell table:style-name="ce6" office:value-type="string">
            <text:p>2 bellot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1">
          <table:table-cell table:style-name="ce100" office:value-type="string">
            <text:p>miércoles</text:p>
          </table:table-cell>
          <table:table-cell table:style-name="ce106" office:value-type="float" office:value="44825">
            <text:p>21-sep</text:p>
          </table:table-cell>
          <table:table-cell table:style-name="ce9" office:value-type="date" office:date-value="2022-08-30">
            <text:p>30/08/2022</text:p>
          </table:table-cell>
          <table:table-cell table:style-name="ce41" table:content-validation-name="val1"/>
          <table:table-cell table:style-name="ce46" office:value-type="string">
            <text:p>Comisaría Local de Torrejón de Ardoz</text:p>
          </table:table-cell>
          <table:table-cell table:style-name="ce38" office:value-type="float" office:value="913220697">
            <text:p>913220697</text:p>
          </table:table-cell>
          <table:table-cell table:style-name="ce56" office:value-type="float" office:value="13">
            <text:p>13</text:p>
          </table:table-cell>
          <table:table-cell table:style-name="ce92" office:value-type="string">
            <text:p>10533,10497,10794,11043,11634,12116,11886,9990,12167,12238,12609,114,13517</text:p>
          </table:table-cell>
          <table:table-cell table:style-name="ce6" office:value-type="string">
            <text:p>coca,marihuana,hachis,metanfeta,pastill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1">
          <table:table-cell table:style-name="ce101" office:value-type="string">
            <text:p>jueves</text:p>
          </table:table-cell>
          <table:table-cell table:style-name="ce107" office:value-type="float" office:value="44826">
            <text:p>22-sep</text:p>
          </table:table-cell>
          <table:table-cell table:style-name="ce9" office:value-type="date" office:date-value="2022-08-31">
            <text:p>31/08/2022</text:p>
          </table:table-cell>
          <table:table-cell table:style-name="ce41" table:content-validation-name="val1" office:value-type="string">
            <text:p>añaden 1 16/9 + 1 19/9</text:p>
          </table:table-cell>
          <table:table-cell table:style-name="ce46" office:value-type="string">
            <text:p>Comisaría Local de Leganés Grupo II</text:p>
          </table:table-cell>
          <table:table-cell table:style-name="ce87" office:value-type="float" office:value="913221635">
            <text:p>913221635</text:p>
          </table:table-cell>
          <table:table-cell table:style-name="ce56" office:value-type="float" office:value="5">
            <text:p>5</text:p>
          </table:table-cell>
          <table:table-cell table:style-name="ce92" office:value-type="string">
            <text:p>17245,17496,17414,18620,18899</text:p>
          </table:table-cell>
          <table:table-cell table:style-name="ce6" office:value-type="string">
            <text:p>polvo rosa,hachis,marihuana,hachis,COC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1" office:value-type="string">
            <text:p>jueves</text:p>
          </table:table-cell>
          <table:table-cell table:style-name="ce107" office:value-type="float" office:value="44826">
            <text:p>22-sep</text:p>
          </table:table-cell>
          <table:table-cell table:style-name="ce9" office:value-type="date" office:date-value="2022-09-02">
            <text:p>02/09/2022</text:p>
          </table:table-cell>
          <table:table-cell table:style-name="ce41" table:content-validation-name="val1"/>
          <table:table-cell table:style-name="ce122" office:value-type="string">
            <text:p>Comisaría Distrito de Usera-Villaverde/ PJ Grupo Villaverde</text:p>
          </table:table-cell>
          <table:table-cell table:style-name="ce87" office:value-type="float" office:value="913223055">
            <text:p>913223055</text:p>
          </table:table-cell>
          <table:table-cell table:style-name="ce132" office:value-type="float" office:value="4">
            <text:p>4</text:p>
          </table:table-cell>
          <table:table-cell table:style-name="ce92" office:value-type="string">
            <text:p>32383,33512,32310,32681</text:p>
          </table:table-cell>
          <table:table-cell table:style-name="ce6" office:value-type="string">
            <text:p>40capsulas coca y hero,60 capsulas coca y hero,marihuana,coc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1" office:value-type="string">
            <text:p>jueves</text:p>
          </table:table-cell>
          <table:table-cell table:style-name="ce107" office:value-type="float" office:value="44826">
            <text:p>22-sep</text:p>
          </table:table-cell>
          <table:table-cell table:style-name="ce9" office:value-type="date" office:date-value="2022-09-02">
            <text:p>02/09/2022</text:p>
          </table:table-cell>
          <table:table-cell table:style-name="ce41" table:content-validation-name="val1" office:value-type="string">
            <text:p>2solo Barajas + 1Barajas y GM</text:p>
          </table:table-cell>
          <table:table-cell table:style-name="ce46" office:value-type="string">
            <text:p>P.N. Grupo Estupefacientes Aeropuerto Barajas</text:p>
          </table:table-cell>
          <table:table-cell table:style-name="ce38" office:value-type="float" office:value="913010919">
            <text:p>913010919</text:p>
          </table:table-cell>
          <table:table-cell table:style-name="ce56" office:value-type="float" office:value="4">
            <text:p>4</text:p>
          </table:table-cell>
          <table:table-cell table:style-name="ce92" office:value-type="string">
            <text:p>11803 solo Barajas,11899 solo Barajas, 11264 barajas+ GM</text:p>
          </table:table-cell>
          <table:table-cell table:style-name="ce6" office:value-type="string">
            <text:p>bolero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1">
          <table:table-cell table:style-name="ce100" office:value-type="string">
            <text:p>viernes</text:p>
          </table:table-cell>
          <table:table-cell table:style-name="ce106" office:value-type="float" office:value="44827">
            <text:p>23-sep</text:p>
          </table:table-cell>
          <table:table-cell table:style-name="ce9" office:value-type="date" office:date-value="2022-09-02">
            <text:p>02/09/2022</text:p>
          </table:table-cell>
          <table:table-cell table:style-name="ce41" table:content-validation-name="val1" office:value-type="string">
            <text:p>pasadas de 20/09/2022 + 1 8/9</text:p>
          </table:table-cell>
          <table:table-cell table:style-name="ce46" office:value-type="string">
            <text:p>Comisaría Distrito de Carabanchel</text:p>
          </table:table-cell>
          <table:table-cell table:style-name="ce38" office:value-type="float" office:value="913227519">
            <text:p>913227519</text:p>
          </table:table-cell>
          <table:table-cell table:style-name="ce56" office:value-type="float" office:value="7">
            <text:p>7</text:p>
          </table:table-cell>
          <table:table-cell table:style-name="ce92" office:value-type="string">
            <text:p>25683,21438,25510,25728,24400,27802,27152</text:p>
          </table:table-cell>
          <table:table-cell table:style-name="ce6" office:value-type="string">
            <text:p>polvo rosa, pastillas;hachis;polvo blanco;plásticos con sust;pastillas colores; polvo pardo;marihuana,polvo blanco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0" office:value-type="string">
            <text:p>viernes</text:p>
          </table:table-cell>
          <table:table-cell table:style-name="ce106" office:value-type="float" office:value="44827">
            <text:p>23-sep</text:p>
          </table:table-cell>
          <table:table-cell table:style-name="ce9" office:value-type="date" office:date-value="2022-09-05">
            <text:p>05/09/2022</text:p>
          </table:table-cell>
          <table:table-cell table:style-name="ce41" table:content-validation-name="val1"/>
          <table:table-cell table:style-name="ce46" office:value-type="string">
            <text:p>Comisaria Estación de Nuevos Ministerios</text:p>
          </table:table-cell>
          <table:table-cell table:style-name="ce38" office:value-type="float" office:value="913220158">
            <text:p>913220158</text:p>
          </table:table-cell>
          <table:table-cell table:style-name="ce56" office:value-type="float" office:value="2">
            <text:p>2</text:p>
          </table:table-cell>
          <table:table-cell table:style-name="ce92" office:value-type="float" office:value="3702.3701">
            <text:p>3702,3701</text:p>
          </table:table-cell>
          <table:table-cell table:style-name="ce6" office:value-type="string">
            <text:p>hachis,marihuana y coc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0" office:value-type="string">
            <text:p>viernes</text:p>
          </table:table-cell>
          <table:table-cell table:style-name="ce106" office:value-type="float" office:value="44827">
            <text:p>23-sep</text:p>
          </table:table-cell>
          <table:table-cell table:style-name="ce9" office:value-type="date" office:date-value="2022-09-07">
            <text:p>07/09/2022</text:p>
          </table:table-cell>
          <table:table-cell table:style-name="ce41" table:content-validation-name="val1"/>
          <table:table-cell table:style-name="ce127" office:value-type="string">
            <text:p>Comisaría Distrito de Chamberí</text:p>
          </table:table-cell>
          <table:table-cell table:style-name="ce38" office:value-type="float" office:value="913223286">
            <text:p>913223286</text:p>
          </table:table-cell>
          <table:table-cell table:style-name="ce56" office:value-type="float" office:value="2">
            <text:p>2</text:p>
          </table:table-cell>
          <table:table-cell table:style-name="ce92" office:value-type="string">
            <text:p>13964/22; 17900722; </text:p>
          </table:table-cell>
          <table:table-cell table:style-name="ce6" office:value-type="string">
            <text:p>coca; marihuana; 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0" office:value-type="string">
            <text:p>viernes</text:p>
          </table:table-cell>
          <table:table-cell table:style-name="ce106" office:value-type="float" office:value="44827">
            <text:p>23-sep</text:p>
          </table:table-cell>
          <table:table-cell table:style-name="ce9" office:value-type="date" office:date-value="2022-09-07">
            <text:p>07/09/2022</text:p>
          </table:table-cell>
          <table:table-cell table:style-name="ce41" table:content-validation-name="val1" office:value-type="string">
            <text:p>REGISTRO con muchos botes</text:p>
          </table:table-cell>
          <table:table-cell table:style-name="ce46" office:value-type="string">
            <text:p>Comisaría Distrito de Arganzuela</text:p>
          </table:table-cell>
          <table:table-cell table:style-name="ce38" office:value-type="float" office:value="913221238">
            <text:p>913221238</text:p>
          </table:table-cell>
          <table:table-cell table:style-name="ce56" office:value-type="float" office:value="1">
            <text:p>1</text:p>
          </table:table-cell>
          <table:table-cell table:style-name="ce92" office:value-type="string">
            <text:p>24365/22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1">
          <table:table-cell table:style-name="ce38" office:value-type="string">
            <text:p>lunes</text:p>
          </table:table-cell>
          <table:table-cell table:style-name="ce19" office:value-type="float" office:value="44830">
            <text:p>26-sep</text:p>
          </table:table-cell>
          <table:table-cell table:style-name="ce9" office:value-type="date" office:date-value="2022-09-05">
            <text:p>05/09/2022</text:p>
          </table:table-cell>
          <table:table-cell table:style-name="ce41" table:content-validation-name="val1" office:value-type="string">
            <text:p>quitan 2 pq no tienen DP 26/9</text:p>
          </table:table-cell>
          <table:table-cell table:style-name="ce91" office:value-type="string">
            <text:p>Comisaría Distrito de Centro</text:p>
          </table:table-cell>
          <table:table-cell table:style-name="ce38" office:value-type="float" office:value="913224079">
            <text:p>913224079</text:p>
          </table:table-cell>
          <table:table-cell table:style-name="ce56" office:value-type="float" office:value="5">
            <text:p>5</text:p>
          </table:table-cell>
          <table:table-cell table:style-name="ce92" office:value-type="string">
            <text:p>22063; 22237; 22373; 22736; 23771</text:p>
          </table:table-cell>
          <table:table-cell table:style-name="ce6" office:value-type="string">
            <text:p>ghb y sust cristalina; polvo rosa y pastillas; sust blanca; sust blanca: papelina blanca y azul; sust blanca; sustancia rocosa 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38" office:value-type="string">
            <text:p>lunes</text:p>
          </table:table-cell>
          <table:table-cell table:style-name="ce19" office:value-type="float" office:value="44830">
            <text:p>26-sep</text:p>
          </table:table-cell>
          <table:table-cell table:style-name="ce9" office:value-type="date" office:date-value="2022-09-08">
            <text:p>08/09/2022</text:p>
          </table:table-cell>
          <table:table-cell table:style-name="ce56" table:content-validation-name="val1"/>
          <table:table-cell table:style-name="ce92" table:content-validation-name="val1" office:value-type="string">
            <text:p>GC Unidad Fiscal y Froteras <text:s/>UFAC</text:p>
          </table:table-cell>
          <table:table-cell table:style-name="ce38" office:value-type="float" office:value="917466549">
            <text:p>917466549</text:p>
          </table:table-cell>
          <table:table-cell table:style-name="ce56" office:value-type="float" office:value="3">
            <text:p>3</text:p>
          </table:table-cell>
          <table:table-cell table:style-name="ce92" office:value-type="string">
            <text:p>2022/205/211;2022/205/2012; 2022/160/691</text:p>
          </table:table-cell>
          <table:table-cell table:style-name="ce6" office:value-type="string">
            <text:p>marihuana; marihuana;cocaina 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38" office:value-type="string">
            <text:p>lunes</text:p>
          </table:table-cell>
          <table:table-cell table:style-name="ce19" office:value-type="float" office:value="44830">
            <text:p>26-sep</text:p>
          </table:table-cell>
          <table:table-cell table:style-name="ce9" office:value-type="date" office:date-value="2022-09-12">
            <text:p>12/09/2022</text:p>
          </table:table-cell>
          <table:table-cell table:style-name="ce56" table:content-validation-name="val1" office:value-type="string">
            <text:p>******</text:p>
          </table:table-cell>
          <table:table-cell table:style-name="ce128" office:value-type="string">
            <text:p>Comisaría Distrito de Chamberí</text:p>
          </table:table-cell>
          <table:table-cell table:style-name="ce38" office:value-type="float" office:value="913223286">
            <text:p>913223286</text:p>
          </table:table-cell>
          <table:table-cell table:style-name="ce56" office:value-type="float" office:value="1">
            <text:p>1</text:p>
          </table:table-cell>
          <table:table-cell table:style-name="ce92" office:value-type="string">
            <text:p>17326/22</text:p>
          </table:table-cell>
          <table:table-cell table:style-name="ce6" table:number-columns-repeated="6"/>
          <table:table-cell table:number-columns-repeated="1010"/>
        </table:table-row>
        <table:table-row table:style-name="ro11">
          <table:table-cell table:style-name="ce38" office:value-type="string">
            <text:p>lunes</text:p>
          </table:table-cell>
          <table:table-cell table:style-name="ce19" office:value-type="float" office:value="44830">
            <text:p>26-sep</text:p>
          </table:table-cell>
          <table:table-cell table:style-name="ce9" office:value-type="date" office:date-value="2022-09-09">
            <text:p>09/09/2022</text:p>
          </table:table-cell>
          <table:table-cell table:style-name="ce56"/>
          <table:table-cell table:style-name="ce128" office:value-type="string">
            <text:p>Comisaría Distrito de Chamberí Judicial</text:p>
          </table:table-cell>
          <table:table-cell table:style-name="ce38" office:value-type="float" office:value="913223309">
            <text:p>913223309</text:p>
          </table:table-cell>
          <table:table-cell table:style-name="ce56" office:value-type="float" office:value="1">
            <text:p>1</text:p>
          </table:table-cell>
          <table:table-cell table:style-name="ce92" office:value-type="float" office:value="4569">
            <text:p>4569</text:p>
          </table:table-cell>
          <table:table-cell table:style-name="ce6" office:value-type="string">
            <text:p>marihuana; marihuana;cocaina 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1">
          <table:table-cell table:style-name="ce93" office:value-type="string">
            <text:p>martes</text:p>
          </table:table-cell>
          <table:table-cell table:style-name="ce108" office:value-type="float" office:value="44831">
            <text:p>27-sep</text:p>
          </table:table-cell>
          <table:table-cell table:style-name="ce9" office:value-type="date" office:date-value="2022-09-14">
            <text:p>14/09/2022</text:p>
          </table:table-cell>
          <table:table-cell table:style-name="ce41" table:content-validation-name="val1"/>
          <table:table-cell table:style-name="ce46" office:value-type="string">
            <text:p>Comisaría Local de Coslada - San Fernando</text:p>
          </table:table-cell>
          <table:table-cell table:style-name="ce38" office:value-type="float" office:value="913224014">
            <text:p>913224014</text:p>
          </table:table-cell>
          <table:table-cell table:style-name="ce56" office:value-type="float" office:value="1">
            <text:p>1</text:p>
          </table:table-cell>
          <table:table-cell table:style-name="ce92" office:value-type="string">
            <text:p>8573/22</text:p>
          </table:table-cell>
          <table:table-cell table:style-name="ce6" office:value-type="string">
            <text:p>marihuan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93" office:value-type="string">
            <text:p>martes</text:p>
          </table:table-cell>
          <table:table-cell table:style-name="ce108" office:value-type="float" office:value="44831">
            <text:p>27-sep</text:p>
          </table:table-cell>
          <table:table-cell table:style-name="ce9" office:value-type="date" office:date-value="2022-09-07">
            <text:p>07/09/2022</text:p>
          </table:table-cell>
          <table:table-cell table:style-name="ce41" table:content-validation-name="val1"/>
          <table:table-cell table:style-name="ce46" office:value-type="string">
            <text:p>Comisaría Local de Pozuelo de Alarcón</text:p>
          </table:table-cell>
          <table:table-cell table:style-name="ce38" office:value-type="float" office:value="917990482">
            <text:p>917990482</text:p>
          </table:table-cell>
          <table:table-cell table:style-name="ce56" office:value-type="float" office:value="1">
            <text:p>1</text:p>
          </table:table-cell>
          <table:table-cell table:style-name="ce92" office:value-type="float" office:value="337">
            <text:p>337</text:p>
          </table:table-cell>
          <table:table-cell table:style-name="ce6" office:value-type="string">
            <text:p>coca y marihuan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93" office:value-type="string">
            <text:p>martes</text:p>
          </table:table-cell>
          <table:table-cell table:style-name="ce108" office:value-type="float" office:value="44831">
            <text:p>27-sep</text:p>
          </table:table-cell>
          <table:table-cell table:style-name="ce9" office:value-type="date" office:date-value="2022-09-08">
            <text:p>08/09/2022</text:p>
          </table:table-cell>
          <table:table-cell table:style-name="ce41" table:content-validation-name="val1"/>
          <table:table-cell table:style-name="ce46" office:value-type="string">
            <text:p>Comisaría Distrito de Usera-Villaverde/ Denuncias</text:p>
          </table:table-cell>
          <table:table-cell table:style-name="ce38" office:value-type="float" office:value="913921618">
            <text:p>913921618</text:p>
          </table:table-cell>
          <table:table-cell table:style-name="ce56" office:value-type="float" office:value="10">
            <text:p>10</text:p>
          </table:table-cell>
          <table:table-cell table:style-name="ce92" office:value-type="string">
            <text:p>33199; 33185; 32982; 28162; 28300; 32868; 32873; 32571; 29368; 17607</text:p>
          </table:table-cell>
          <table:table-cell table:style-name="ce6" office:value-type="string">
            <text:p>sust marron y sust blanca; sust marron; roca blanca y roca marron; sus marron; 9 env sust marron; 3 sust marron; 4 env blanco, 2 sust marron ; sust rosa y sust marron; marron, blanco, pastillas, cristal…. ; sust verde 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1">
          <table:table-cell table:style-name="ce38" office:value-type="string">
            <text:p>miércoles</text:p>
          </table:table-cell>
          <table:table-cell table:style-name="ce19" office:value-type="float" office:value="44832">
            <text:p>28-sep</text:p>
          </table:table-cell>
          <table:table-cell table:style-name="ce9" office:value-type="date" office:date-value="2022-08-05">
            <text:p>05/08/2022</text:p>
          </table:table-cell>
          <table:table-cell table:style-name="ce41" table:content-validation-name="val1" office:value-type="string">
            <text:p>añaden urgente de 2021 27/9</text:p>
          </table:table-cell>
          <table:table-cell table:style-name="ce46" office:value-type="string">
            <text:p>Comisaría Distrito de Usera-Villaverde / PJ Grupo <text:s/>Usera</text:p>
          </table:table-cell>
          <table:table-cell table:style-name="ce38" office:value-type="float" office:value="913921633">
            <text:p>913921633</text:p>
          </table:table-cell>
          <table:table-cell table:style-name="ce56" office:value-type="float" office:value="5">
            <text:p>5</text:p>
          </table:table-cell>
          <table:table-cell table:style-name="ce92" office:value-type="string">
            <text:p>7145,22669,24962,28775</text:p>
          </table:table-cell>
          <table:table-cell table:style-name="ce6" office:value-type="string">
            <text:p>hachis,coca,marihuana,coca y heroín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38" office:value-type="string">
            <text:p>miércoles</text:p>
          </table:table-cell>
          <table:table-cell table:style-name="ce19" office:value-type="float" office:value="44832">
            <text:p>28-sep</text:p>
          </table:table-cell>
          <table:table-cell table:style-name="ce9" office:value-type="date" office:date-value="2022-09-05">
            <text:p>05/09/2022</text:p>
          </table:table-cell>
          <table:table-cell table:style-name="ce41" table:content-validation-name="val1" office:value-type="string">
            <text:p>añaden 1 9/9</text:p>
          </table:table-cell>
          <table:table-cell table:style-name="ce92" office:value-type="string">
            <text:p>CP Navalcarnero</text:p>
          </table:table-cell>
          <table:table-cell table:style-name="ce38" office:value-type="float" office:value="659271181">
            <text:p>659271181</text:p>
          </table:table-cell>
          <table:table-cell table:style-name="ce56" office:value-type="float" office:value="3">
            <text:p>3</text:p>
          </table:table-cell>
          <table:table-cell table:style-name="ce92"/>
          <table:table-cell table:style-name="ce6" office:value-type="string">
            <text:p>10 bellotas,1 bellot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38" office:value-type="string">
            <text:p>miércoles</text:p>
          </table:table-cell>
          <table:table-cell table:style-name="ce19" office:value-type="float" office:value="44832">
            <text:p>28-sep</text:p>
          </table:table-cell>
          <table:table-cell table:style-name="ce9"/>
          <table:table-cell table:style-name="ce41" table:content-validation-name="val1"/>
          <table:table-cell table:style-name="ce46" office:value-type="string">
            <text:p>Guardia Civil de Chinchón</text:p>
          </table:table-cell>
          <table:table-cell table:style-name="ce38" office:value-type="float" office:value="918940008">
            <text:p>918940008</text:p>
          </table:table-cell>
          <table:table-cell table:style-name="ce56" office:value-type="float" office:value="1">
            <text:p>1</text:p>
          </table:table-cell>
          <table:table-cell table:style-name="ce92" office:value-type="string">
            <text:p>2022320-728</text:p>
          </table:table-cell>
          <table:table-cell table:style-name="ce6" office:value-type="string">
            <text:p>marihuan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38" office:value-type="string">
            <text:p>miércoles</text:p>
          </table:table-cell>
          <table:table-cell table:style-name="ce19" office:value-type="float" office:value="44832">
            <text:p>28-sep</text:p>
          </table:table-cell>
          <table:table-cell table:style-name="ce9"/>
          <table:table-cell table:style-name="ce41" table:content-validation-name="val1" office:value-type="string">
            <text:p>pasados del 15/09 +1 6/9 +18/9</text:p>
          </table:table-cell>
          <table:table-cell table:style-name="ce46" office:value-type="string">
            <text:p>Comisaría Distrito de Moncloa / Aravaca</text:p>
          </table:table-cell>
          <table:table-cell table:style-name="ce38" office:value-type="float" office:value="913222962">
            <text:p>913222962</text:p>
          </table:table-cell>
          <table:table-cell table:style-name="ce56" office:value-type="float" office:value="4">
            <text:p>4</text:p>
          </table:table-cell>
          <table:table-cell table:style-name="ce92" office:value-type="string">
            <text:p>16716; 12763;18055,16469</text:p>
          </table:table-cell>
          <table:table-cell table:style-name="ce6" office:value-type="string">
            <text:p>marihuana, hachis. Pastillas, sustancia sin identifica, tableta de polvo?,pastill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1">
          <table:table-cell table:style-name="ce38" office:value-type="string">
            <text:p>jueves</text:p>
          </table:table-cell>
          <table:table-cell table:style-name="ce19" office:value-type="float" office:value="44833">
            <text:p>29-sep</text:p>
          </table:table-cell>
          <table:table-cell table:style-name="ce9" office:value-type="date" office:date-value="2022-09-07">
            <text:p>07/09/2022</text:p>
          </table:table-cell>
          <table:table-cell table:style-name="ce41" table:content-validation-name="val1" office:value-type="string">
            <text:p>añaden 1 26/9</text:p>
          </table:table-cell>
          <table:table-cell table:style-name="ce46" office:value-type="string">
            <text:p>Comisaría Distrito de Fuencarral - El Pardo</text:p>
          </table:table-cell>
          <table:table-cell table:style-name="ce38" office:value-type="float" office:value="913224246">
            <text:p>913224246</text:p>
          </table:table-cell>
          <table:table-cell table:style-name="ce56" office:value-type="float" office:value="5">
            <text:p>5</text:p>
          </table:table-cell>
          <table:table-cell table:style-name="ce92" office:value-type="string">
            <text:p>20097;20397;21063; 21141/22,21245</text:p>
          </table:table-cell>
          <table:table-cell table:style-name="ce6" office:value-type="string">
            <text:p>6 ENVOLTORIOS; 5 envoltorios; 2bolsasd; hachis,hachis 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38" office:value-type="string">
            <text:p>jueves</text:p>
          </table:table-cell>
          <table:table-cell table:style-name="ce19" office:value-type="float" office:value="44833">
            <text:p>29-sep</text:p>
          </table:table-cell>
          <table:table-cell table:style-name="ce9"/>
          <table:table-cell table:style-name="ce41" table:content-validation-name="val1"/>
          <table:table-cell table:style-name="ce129" office:value-type="string">
            <text:p>Comisaría Distrito de Latina</text:p>
          </table:table-cell>
          <table:table-cell table:style-name="ce131" office:value-type="float" office:value="913228694">
            <text:p>913228694</text:p>
          </table:table-cell>
          <table:table-cell table:style-name="ce134" office:value-type="float" office:value="1">
            <text:p>1</text:p>
          </table:table-cell>
          <table:table-cell table:style-name="ce126" office:value-type="float" office:value="18686">
            <text:p>18686</text:p>
          </table:table-cell>
          <table:table-cell table:style-name="ce141" office:value-type="string">
            <text:p>marihuana, sust polvo y porro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38" office:value-type="string">
            <text:p>jueves</text:p>
          </table:table-cell>
          <table:table-cell table:style-name="ce19" office:value-type="float" office:value="44833">
            <text:p>29-sep</text:p>
          </table:table-cell>
          <table:table-cell table:style-name="ce9" office:value-type="date" office:date-value="2022-09-13">
            <text:p>13/09/2022</text:p>
          </table:table-cell>
          <table:table-cell/>
          <table:table-cell table:style-name="ce92" table:content-validation-name="val1" office:value-type="string">
            <text:p>CP SOTO</text:p>
          </table:table-cell>
          <table:table-cell table:style-name="ce38" office:value-type="float" office:value="918447798">
            <text:p>918447798</text:p>
          </table:table-cell>
          <table:table-cell table:style-name="ce56" office:value-type="float" office:value="3">
            <text:p>3</text:p>
          </table:table-cell>
          <table:table-cell table:style-name="ce92"/>
          <table:table-cell table:style-name="ce6" table:number-columns-repeated="6"/>
          <table:table-cell table:number-columns-repeated="1010"/>
        </table:table-row>
        <table:table-row table:style-name="ro11">
          <table:table-cell table:style-name="ce38" office:value-type="string">
            <text:p>jueves</text:p>
          </table:table-cell>
          <table:table-cell table:style-name="ce19" office:value-type="float" office:value="44833">
            <text:p>29-sep</text:p>
          </table:table-cell>
          <table:table-cell table:style-name="ce9" office:value-type="date" office:date-value="2022-09-09">
            <text:p>09/09/2022</text:p>
          </table:table-cell>
          <table:table-cell table:style-name="ce41" table:content-validation-name="val1" office:value-type="string">
            <text:p>cambiada del 27/9 pq añaden 1 9/9 + 1 20/9</text:p>
          </table:table-cell>
          <table:table-cell table:style-name="ce46" office:value-type="string">
            <text:p>Comisaría Distrito de Arganzuela</text:p>
          </table:table-cell>
          <table:table-cell table:style-name="ce38" office:value-type="float" office:value="913221238">
            <text:p>913221238</text:p>
          </table:table-cell>
          <table:table-cell table:style-name="ce56" office:value-type="float" office:value="3">
            <text:p>3</text:p>
          </table:table-cell>
          <table:table-cell table:style-name="ce92" office:value-type="string">
            <text:p>21272,24365,19415</text:p>
          </table:table-cell>
          <table:table-cell table:style-name="ce6" office:value-type="string">
            <text:p>GHB,polvo amarillo;marihuana,hachis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38" office:value-type="string">
            <text:p>jueves</text:p>
          </table:table-cell>
          <table:table-cell table:style-name="ce19" office:value-type="float" office:value="44833">
            <text:p>29-sep</text:p>
          </table:table-cell>
          <table:table-cell table:style-name="ce9" office:value-type="date" office:date-value="2022-09-16">
            <text:p>16/09/2022</text:p>
          </table:table-cell>
          <table:table-cell table:style-name="ce41" table:content-validation-name="val1"/>
          <table:table-cell table:style-name="ce46" office:value-type="string">
            <text:p>Guardia Civil de Arroyomolinos</text:p>
          </table:table-cell>
          <table:table-cell table:style-name="ce38" office:value-type="float" office:value="916899612">
            <text:p>916899612</text:p>
          </table:table-cell>
          <table:table-cell table:style-name="ce56" office:value-type="float" office:value="2">
            <text:p>2</text:p>
          </table:table-cell>
          <table:table-cell table:style-name="ce92" office:value-type="float" office:value="4026.3956">
            <text:p>4026,3956</text:p>
          </table:table-cell>
          <table:table-cell table:style-name="ce6" office:value-type="string">
            <text:p>capsulas, hachis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38" office:value-type="string">
            <text:p>jueves</text:p>
          </table:table-cell>
          <table:table-cell table:style-name="ce19" office:value-type="float" office:value="44833">
            <text:p>29-sep</text:p>
          </table:table-cell>
          <table:table-cell/>
          <table:table-cell table:style-name="ce41" table:content-validation-name="val1"/>
          <table:table-cell table:style-name="ce46" office:value-type="string">
            <text:p>Comisaría Local de Aranjuez</text:p>
          </table:table-cell>
          <table:table-cell table:style-name="ce38" office:value-type="float" office:value="918929405">
            <text:p>918929405</text:p>
          </table:table-cell>
          <table:table-cell table:style-name="ce56" office:value-type="float" office:value="1">
            <text:p>1</text:p>
          </table:table-cell>
          <table:table-cell table:style-name="ce92" office:value-type="float" office:value="6168">
            <text:p>6168</text:p>
          </table:table-cell>
          <table:table-cell table:style-name="ce6" office:value-type="string">
            <text:p>hachis,marihuana,porro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95" office:value-type="string">
            <text:p>viernes</text:p>
          </table:table-cell>
          <table:table-cell table:style-name="ce109" office:value-type="float" office:value="44834">
            <text:p>30-sep</text:p>
          </table:table-cell>
          <table:table-cell table:style-name="ce29" office:value-type="date" office:date-value="2022-09-28">
            <text:p>28/09/2022</text:p>
          </table:table-cell>
          <table:table-cell table:style-name="ce44" table:content-validation-name="val1"/>
          <table:table-cell table:style-name="ce46" office:value-type="string">
            <text:p>Comisaría Distrito de San Blas - Vicálvaro</text:p>
          </table:table-cell>
          <table:table-cell table:style-name="ce38" office:value-type="float" office:value="913225676">
            <text:p>913225676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19735/22</text:p>
          </table:table-cell>
          <table:table-cell table:style-name="ce51" office:value-type="string">
            <text:p>coca y rosa</text:p>
          </table:table-cell>
          <table:table-cell table:style-name="ce6" table:number-columns-repeated="5"/>
          <table:table-cell table:number-columns-repeated="1010"/>
        </table:table-row>
        <table:table-row table:style-name="ro15">
          <table:table-cell table:style-name="ce95" office:value-type="string">
            <text:p>viernes</text:p>
          </table:table-cell>
          <table:table-cell table:style-name="ce109" office:value-type="float" office:value="44834">
            <text:p>30-sep</text:p>
          </table:table-cell>
          <table:table-cell table:style-name="ce116" office:value-type="date" office:date-value="2022-09-08">
            <text:p>08/09/2022</text:p>
          </table:table-cell>
          <table:table-cell table:style-name="ce121" table:content-validation-name="val1" office:value-type="string">
            <text:p>OJO!!!!!18.201 para Q. Es solo sildenafilo</text:p>
          </table:table-cell>
          <table:table-cell table:style-name="ce46" office:value-type="string">
            <text:p>Comisaría Distrito de Puente de Vallecas</text:p>
          </table:table-cell>
          <table:table-cell table:style-name="ce38" office:value-type="float" office:value="917570119">
            <text:p>917570119</text:p>
          </table:table-cell>
          <table:table-cell table:style-name="ce63" office:value-type="float" office:value="12">
            <text:p>12</text:p>
          </table:table-cell>
          <table:table-cell table:style-name="ce3" office:value-type="string">
            <text:p>23842,23209,22513,22289,20965,22799,22341,22550,18041,23150,22841,20267</text:p>
          </table:table-cell>
          <table:table-cell table:style-name="ce3" office:value-type="string">
            <text:p>envoltorios,hachis,marihuana,metadona</text:p>
          </table:table-cell>
          <table:table-cell table:style-name="ce3" table:number-columns-repeated="5"/>
          <table:table-cell table:style-name="ce2"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OSTO 22" table:style-name="ta6" table:print="false">
        <table:table-column table:style-name="co3" table:default-cell-style-name="ce56"/>
        <table:table-column table:style-name="co4" table:default-cell-style-name="ce6"/>
        <table:table-column table:style-name="co5" table:default-cell-style-name="ce36"/>
        <table:table-column table:style-name="co6" table:default-cell-style-name="ce45"/>
        <table:table-column table:style-name="co7" table:default-cell-style-name="ce18"/>
        <table:table-column table:style-name="co8" table:default-cell-style-name="ce61"/>
        <table:table-column table:style-name="co9" table:default-cell-style-name="ce36"/>
        <table:table-column table:style-name="co10" table:default-cell-style-name="Excel_20_Built-in_20_Normal"/>
        <table:table-column table:style-name="co23" table:default-cell-style-name="Excel_20_Built-in_20_Normal"/>
        <table:table-column table:style-name="co3" table:number-columns-repeated="1015" table:default-cell-style-name="Excel_20_Built-in_20_Normal"/>
        <table:table-row table:style-name="ro1">
          <table:table-cell table:style-name="ce7" office:value-type="string" table:number-columns-spanned="2" table:number-rows-spanned="1">
            <text:p>DIA CITA</text:p>
          </table:table-cell>
          <table:covered-table-cell table:style-name="ce19"/>
          <table:table-cell table:style-name="ce29" office:value-type="string">
            <text:p>FECHA LLAMADA</text:p>
          </table:table-cell>
          <table:table-cell table:style-name="ce38" table:content-validation-name="val1" office:value-type="string">
            <text:p>OBSERVACIONES</text:p>
          </table:table-cell>
          <table:table-cell table:style-name="ce38" office:value-type="string">
            <text:p>Comisaría / Cuerpo Policial</text:p>
          </table:table-cell>
          <table:table-cell table:style-name="ce38" office:value-type="string">
            <text:p>Teléfono</text:p>
          </table:table-cell>
          <table:table-cell table:style-name="ce177" table:content-validation-name="val1" office:value-type="string">
            <text:p>Nº Ates</text:p>
          </table:table-cell>
          <table:table-cell table:style-name="ce38" office:value-type="string">
            <text:p>Atestados o D. Policiales</text:p>
          </table:table-cell>
          <table:table-cell table:style-name="ce51" office:value-type="string">
            <text:p>Descripción</text:p>
          </table:table-cell>
          <table:table-cell table:style-name="ce6" table:number-columns-repeated="1015"/>
        </table:table-row>
        <table:table-row table:style-name="ro1">
          <table:table-cell table:style-name="ce8" table:number-columns-repeated="2"/>
          <table:table-cell table:style-name="ce30"/>
          <table:table-cell table:style-name="ce39" table:content-validation-name="val1"/>
          <table:table-cell table:style-name="ce50" table:number-columns-repeated="2"/>
          <table:table-cell table:style-name="ce178" table:content-validation-name="val1"/>
          <table:table-cell table:style-name="ce50"/>
          <table:table-cell table:style-name="ce66"/>
          <table:table-cell table:style-name="ce67" table:number-columns-repeated="5"/>
          <table:table-cell table:style-name="ce72" table:number-columns-repeated="1010"/>
        </table:table-row>
        <table:table-row table:style-name="ro16">
          <table:table-cell table:style-name="ce101" office:value-type="string">
            <text:p>lunes</text:p>
          </table:table-cell>
          <table:table-cell table:style-name="ce107" office:value-type="float" office:value="44774">
            <text:p>1-ago</text:p>
          </table:table-cell>
          <table:table-cell table:style-name="ce31" office:value-type="date" office:date-value="2022-07-11">
            <text:p>11/07/2022</text:p>
          </table:table-cell>
          <table:table-cell table:style-name="ce40" office:value-type="string">
            <text:p>3 moncloa +13 arganzuela</text:p>
          </table:table-cell>
          <table:table-cell table:style-name="ce168" office:value-type="string">
            <text:p>Comisaría Distrito de Centro</text:p>
          </table:table-cell>
          <table:table-cell table:style-name="ce55" office:value-type="float" office:value="913224079">
            <text:p>913224079</text:p>
          </table:table-cell>
          <table:table-cell table:style-name="ce179" office:value-type="float" office:value="16">
            <text:p>16</text:p>
          </table:table-cell>
          <table:table-cell table:style-name="ce65" office:value-type="string">
            <text:p>13997,14038,14225,18345,18374,18448,18493,18578,18590,18609,18611,18658,18695,18698,18764,18868</text:p>
          </table:table-cell>
          <table:table-cell table:style-name="ce51" office:value-type="string">
            <text:p>mrihuana,coca,pastilla,GHB,hachis,popper,extasis,metanfetamina….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8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178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0">
          <table:table-cell table:style-name="ce101" office:value-type="string">
            <text:p>martes </text:p>
          </table:table-cell>
          <table:table-cell table:style-name="ce107" office:value-type="float" office:value="44775">
            <text:p>2-ago</text:p>
          </table:table-cell>
          <table:table-cell table:style-name="ce31" office:value-type="date" office:date-value="2022-07-13">
            <text:p>13/07/2022</text:p>
          </table:table-cell>
          <table:table-cell table:style-name="ce41"/>
          <table:table-cell table:style-name="ce6" office:value-type="string">
            <text:p>Guardia Civil de Valdemoro</text:p>
          </table:table-cell>
          <table:table-cell table:style-name="ce56" office:value-type="string">
            <text:p>918099405 (Ext 0113261)</text:p>
          </table:table-cell>
          <table:table-cell table:style-name="ce56" office:value-type="float" office:value="2">
            <text:p>2</text:p>
          </table:table-cell>
          <table:table-cell table:style-name="ce51" office:value-type="string">
            <text:p>3419; 4337</text:p>
          </table:table-cell>
          <table:table-cell table:style-name="ce6" office:value-type="string">
            <text:p>hachis; 1000 g cocaina</text:p>
          </table:table-cell>
          <table:table-cell table:style-name="ce74"/>
          <table:table-cell table:style-name="ce6" table:number-columns-repeated="4"/>
          <table:table-cell table:number-columns-repeated="1010"/>
        </table:table-row>
        <table:table-row table:style-name="ro17">
          <table:table-cell table:style-name="ce101" office:value-type="string">
            <text:p>martes </text:p>
          </table:table-cell>
          <table:table-cell table:style-name="ce107" office:value-type="float" office:value="44775">
            <text:p>2-ago</text:p>
          </table:table-cell>
          <table:table-cell table:style-name="ce31" office:value-type="date" office:date-value="2022-07-11">
            <text:p>11/07/2022</text:p>
          </table:table-cell>
          <table:table-cell table:style-name="ce160" office:value-type="string">
            <text:p>incautado en festival. cambio del 20 de julio</text:p>
          </table:table-cell>
          <table:table-cell table:style-name="ce3" office:value-type="string">
            <text:p>Guardia Civil Arganda del Rey</text:p>
          </table:table-cell>
          <table:table-cell table:style-name="ce55" office:value-type="float" office:value="918710059">
            <text:p>918710059</text:p>
          </table:table-cell>
          <table:table-cell table:style-name="ce177" office:value-type="float" office:value="10">
            <text:p>10</text:p>
          </table:table-cell>
          <table:table-cell table:style-name="ce3" office:value-type="string">
            <text:p>2022-337-2528,3076,2535,2532,2515,2514,2517,2512,2513,2534</text:p>
          </table:table-cell>
          <table:table-cell table:style-name="ce3" office:value-type="string">
            <text:p>de todo: pastillas, hachis,MDMA,coca,polvo,popper…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50"/>
          <table:table-cell table:style-name="ce8"/>
          <table:table-cell table:style-name="ce32"/>
          <table:table-cell table:style-name="ce42" table:content-validation-name="val1"/>
          <table:table-cell table:style-name="ce52"/>
          <table:table-cell table:style-name="ce50"/>
          <table:table-cell table:style-name="ce58"/>
          <table:table-cell table:style-name="ce67" table:number-columns-repeated="7"/>
          <table:table-cell table:style-name="ce72" table:number-columns-repeated="1010"/>
        </table:table-row>
        <table:table-row table:style-name="ro11">
          <table:table-cell table:style-name="ce101" office:value-type="string">
            <text:p>miércoles </text:p>
          </table:table-cell>
          <table:table-cell table:style-name="ce107" office:value-type="float" office:value="44776">
            <text:p>3-ago</text:p>
          </table:table-cell>
          <table:table-cell table:style-name="ce9" office:value-type="date" office:date-value="2022-07-14">
            <text:p>14/07/2022</text:p>
          </table:table-cell>
          <table:table-cell table:style-name="ce41" table:content-validation-name="val1"/>
          <table:table-cell table:style-name="ce46" office:value-type="string">
            <text:p>Comisaría Distrito de Ciudad Lineal</text:p>
          </table:table-cell>
          <table:table-cell table:style-name="ce51" office:value-type="float" office:value="913229466">
            <text:p>913229466</text:p>
          </table:table-cell>
          <table:table-cell table:style-name="ce56" office:value-type="float" office:value="1">
            <text:p>1</text:p>
          </table:table-cell>
          <table:table-cell table:style-name="ce92" office:value-type="float" office:value="13355">
            <text:p>13355</text:p>
          </table:table-cell>
          <table:table-cell table:style-name="ce6" office:value-type="string">
            <text:p>pastilla,cristal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1" office:value-type="string">
            <text:p>miércoles </text:p>
          </table:table-cell>
          <table:table-cell table:style-name="ce107" office:value-type="float" office:value="44776">
            <text:p>3-ago</text:p>
          </table:table-cell>
          <table:table-cell table:style-name="ce9" office:value-type="date" office:date-value="2022-07-14">
            <text:p>14/07/2022</text:p>
          </table:table-cell>
          <table:table-cell table:style-name="ce41" table:content-validation-name="val1"/>
          <table:table-cell table:style-name="ce46" office:value-type="string">
            <text:p>Guardia Civil de Las Rozas</text:p>
          </table:table-cell>
          <table:table-cell table:style-name="ce38" office:value-type="string">
            <text:p>916341414 (Ext 0111608)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2022-23-5033</text:p>
          </table:table-cell>
          <table:table-cell table:style-name="ce6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1" office:value-type="string">
            <text:p>miércoles </text:p>
          </table:table-cell>
          <table:table-cell table:style-name="ce107" office:value-type="float" office:value="44776">
            <text:p>3-ago</text:p>
          </table:table-cell>
          <table:table-cell table:style-name="ce9" office:value-type="date" office:date-value="2022-07-21">
            <text:p>21/07/2022</text:p>
          </table:table-cell>
          <table:table-cell table:style-name="ce41" table:content-validation-name="val1" office:value-type="string">
            <text:p>cancelan cita el 2/8</text:p>
          </table:table-cell>
          <table:table-cell table:style-name="ce169" office:value-type="string">
            <text:p>CP Aranjuez</text:p>
          </table:table-cell>
          <table:table-cell table:style-name="ce173" office:value-type="float" office:value="918099053">
            <text:p>918099053</text:p>
          </table:table-cell>
          <table:table-cell table:style-name="ce134" office:value-type="float" office:value="8">
            <text:p>8</text:p>
          </table:table-cell>
          <table:table-cell table:style-name="ce6" table:number-columns-repeated="7"/>
          <table:table-cell table:number-columns-repeated="1010"/>
        </table:table-row>
        <table:table-row table:style-name="ro11">
          <table:table-cell table:style-name="ce101" office:value-type="string">
            <text:p>miércoles </text:p>
          </table:table-cell>
          <table:table-cell table:style-name="ce107" office:value-type="float" office:value="44776">
            <text:p>3-ago</text:p>
          </table:table-cell>
          <table:table-cell table:style-name="ce9" office:value-type="date" office:date-value="2022-07-19">
            <text:p>19/07/2022</text:p>
          </table:table-cell>
          <table:table-cell table:style-name="ce161" table:content-validation-name="val1" office:value-type="string" table:number-columns-spanned="1" table:number-rows-spanned="2">
            <text:p>Vienen más tarde y juntos para los 2</text:p>
          </table:table-cell>
          <table:table-cell table:style-name="ce170" office:value-type="string">
            <text:p>Prisión Soto del Real</text:p>
          </table:table-cell>
          <table:table-cell table:style-name="ce174" office:value-type="float" office:value="918447798">
            <text:p>918447798</text:p>
          </table:table-cell>
          <table:table-cell table:style-name="ce56" office:value-type="float" office:value="2">
            <text:p>2</text:p>
          </table:table-cell>
          <table:table-cell table:style-name="ce92" office:value-type="float" office:value="14662.14691">
            <text:p>14662,14691</text:p>
          </table:table-cell>
          <table:table-cell table:style-name="ce6" office:value-type="string">
            <text:p>coca,hachis,heroína,marih;hachis</text:p>
          </table:table-cell>
          <table:table-cell table:style-name="ce6" table:number-columns-repeated="5"/>
          <table:table-cell table:number-columns-repeated="1010"/>
        </table:table-row>
        <table:table-row table:style-name="ro18">
          <table:table-cell table:style-name="ce101" office:value-type="string">
            <text:p>miércoles </text:p>
          </table:table-cell>
          <table:table-cell table:style-name="ce107" office:value-type="float" office:value="44776">
            <text:p>3-ago</text:p>
          </table:table-cell>
          <table:table-cell table:style-name="ce9" office:value-type="date" office:date-value="2022-07-19">
            <text:p>19/07/2022</text:p>
          </table:table-cell>
          <table:covered-table-cell table:style-name="ce162"/>
          <table:table-cell table:style-name="ce170" office:value-type="string">
            <text:p>Victoria Kent</text:p>
          </table:table-cell>
          <table:table-cell table:style-name="ce174" office:value-type="float" office:value="915302242">
            <text:p>915302242</text:p>
          </table:table-cell>
          <table:table-cell table:style-name="ce56" office:value-type="float" office:value="1">
            <text:p>1</text:p>
          </table:table-cell>
          <table:table-cell table:style-name="ce92" office:value-type="string">
            <text:p>sin ref</text:p>
          </table:table-cell>
          <table:table-cell table:style-name="ce6" office:value-type="string">
            <text:p>marihuana,coca,jeringuilla</text:p>
          </table:table-cell>
          <table:table-cell/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50"/>
          <table:table-cell table:style-name="ce8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178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01" office:value-type="string">
            <text:p>jueves</text:p>
          </table:table-cell>
          <table:table-cell table:style-name="ce107" office:value-type="float" office:value="44777">
            <text:p>4-ago</text:p>
          </table:table-cell>
          <table:table-cell table:style-name="ce29" office:value-type="date" office:date-value="2022-07-15">
            <text:p>15/07/2022</text:p>
          </table:table-cell>
          <table:table-cell table:style-name="ce44" table:content-validation-name="val1"/>
          <table:table-cell table:style-name="ce46" office:value-type="string">
            <text:p>Comisaría Distrito de Puente de Vallecas</text:p>
          </table:table-cell>
          <table:table-cell table:style-name="ce38" office:value-type="float" office:value="669606690">
            <text:p>669606690</text:p>
          </table:table-cell>
          <table:table-cell table:style-name="ce177" table:content-validation-name="val1" office:value-type="float" office:value="3">
            <text:p>3</text:p>
          </table:table-cell>
          <table:table-cell table:style-name="ce51" office:value-type="string">
            <text:p>13513,15522,17642</text:p>
          </table:table-cell>
          <table:table-cell table:style-name="ce51" office:value-type="string">
            <text:p>pastillas, bosas,papelin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1" office:value-type="string">
            <text:p>jueves</text:p>
          </table:table-cell>
          <table:table-cell table:style-name="ce107" office:value-type="float" office:value="44777">
            <text:p>4-ago</text:p>
          </table:table-cell>
          <table:table-cell table:style-name="ce29" office:value-type="date" office:date-value="2022-07-15">
            <text:p>15/07/2022</text:p>
          </table:table-cell>
          <table:table-cell table:style-name="ce44" table:content-validation-name="val1"/>
          <table:table-cell table:style-name="ce46" office:value-type="string">
            <text:p>Comisaría Distrito de Usera-Villaverde / PJ Grupo <text:s/>Usera</text:p>
          </table:table-cell>
          <table:table-cell table:style-name="ce38" office:value-type="float" office:value="913921618">
            <text:p>913921618</text:p>
          </table:table-cell>
          <table:table-cell table:style-name="ce177" table:content-validation-name="val1" office:value-type="float" office:value="1">
            <text:p>1</text:p>
          </table:table-cell>
          <table:table-cell table:style-name="ce51" office:value-type="float" office:value="25740">
            <text:p>25740</text:p>
          </table:table-cell>
          <table:table-cell table:style-name="ce51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1" office:value-type="string">
            <text:p>jueves</text:p>
          </table:table-cell>
          <table:table-cell table:style-name="ce107" office:value-type="float" office:value="44777">
            <text:p>4-ago</text:p>
          </table:table-cell>
          <table:table-cell table:style-name="ce29" office:value-type="date" office:date-value="2022-08-01">
            <text:p>01/08/2022</text:p>
          </table:table-cell>
          <table:table-cell table:style-name="ce44" table:content-validation-name="val1"/>
          <table:table-cell table:style-name="ce46" office:value-type="string">
            <text:p>Guardia Civil Compañía de Seguridad del Aeropuerto de Barajas</text:p>
          </table:table-cell>
          <table:table-cell table:style-name="ce38"/>
          <table:table-cell table:style-name="ce177" table:content-validation-name="val1" office:value-type="float" office:value="3">
            <text:p>3</text:p>
          </table:table-cell>
          <table:table-cell table:style-name="ce51" office:value-type="string">
            <text:p>2022-160-322,5994,599</text:p>
          </table:table-cell>
          <table:table-cell table:style-name="ce51" office:value-type="string">
            <text:p>marihuana,coca,hoja de coca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101" office:value-type="string">
            <text:p>jueves</text:p>
          </table:table-cell>
          <table:table-cell table:style-name="ce107" office:value-type="float" office:value="44777">
            <text:p>4-ago</text:p>
          </table:table-cell>
          <table:table-cell table:style-name="ce9" office:value-type="date" office:date-value="2022-07-21">
            <text:p>21/07/2022</text:p>
          </table:table-cell>
          <table:table-cell table:style-name="ce41" office:value-type="string">
            <text:p>del 21/07</text:p>
          </table:table-cell>
          <table:table-cell table:style-name="ce6" office:value-type="string">
            <text:p>Guardia Civil de Majadahonda</text:p>
          </table:table-cell>
          <table:table-cell table:style-name="ce38" office:value-type="float" office:value="916029713">
            <text:p>916029713</text:p>
          </table:table-cell>
          <table:table-cell table:style-name="ce177" table:content-validation-name="val1" office:value-type="float" office:value="1">
            <text:p>1</text:p>
          </table:table-cell>
          <table:table-cell table:style-name="ce51" office:value-type="string">
            <text:p>2022-103725-4143</text:p>
          </table:table-cell>
          <table:table-cell table:style-name="ce51" office:value-type="string">
            <text:p>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1" office:value-type="string">
            <text:p>jueves</text:p>
          </table:table-cell>
          <table:table-cell table:style-name="ce107" office:value-type="float" office:value="44777">
            <text:p>4-ago</text:p>
          </table:table-cell>
          <table:table-cell table:style-name="ce29"/>
          <table:table-cell table:style-name="ce44" table:content-validation-name="val1" office:value-type="string">
            <text:p><text:s/>del 3 agosto añaden 1 y les cambio el dia</text:p>
          </table:table-cell>
          <table:table-cell table:style-name="ce46" office:value-type="string">
            <text:p>Comisaría Distrito de San Blas - Vicálvaro Judicial</text:p>
          </table:table-cell>
          <table:table-cell table:style-name="ce57" office:value-type="string">
            <text:p>913225661/2</text:p>
          </table:table-cell>
          <table:table-cell table:style-name="ce177" table:content-validation-name="val1" office:value-type="float" office:value="2">
            <text:p>2</text:p>
          </table:table-cell>
          <table:table-cell table:style-name="ce51" office:value-type="string">
            <text:p>12999/22, 14053</text:p>
          </table:table-cell>
          <table:table-cell table:style-name="ce51" office:value-type="string">
            <text:p>8 actas coca y heroína, marihuana y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178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9">
          <table:table-cell table:style-name="ce101" office:value-type="string">
            <text:p>viernes</text:p>
          </table:table-cell>
          <table:table-cell table:style-name="ce107" office:value-type="float" office:value="44778">
            <text:p>5-ago</text:p>
          </table:table-cell>
          <table:table-cell table:style-name="ce29" office:value-type="date" office:date-value="2022-07-15">
            <text:p>15/07/2022</text:p>
          </table:table-cell>
          <table:table-cell table:style-name="ce41"/>
          <table:table-cell table:style-name="ce46" office:value-type="string">
            <text:p>Comisaría Estación Sur de Autobuses</text:p>
          </table:table-cell>
          <table:table-cell table:style-name="ce56" office:value-type="string">
            <text:p>913220895/6</text:p>
          </table:table-cell>
          <table:table-cell table:style-name="ce56" office:value-type="float" office:value="1">
            <text:p>1</text:p>
          </table:table-cell>
          <table:table-cell table:style-name="ce65" office:value-type="float" office:value="1370">
            <text:p>1370</text:p>
          </table:table-cell>
          <table:table-cell table:style-name="ce46" office:value-type="string">
            <text:p>GHB</text:p>
          </table:table-cell>
          <table:table-cell table:style-name="ce6" table:number-columns-repeated="5"/>
          <table:table-cell table:number-columns-repeated="1010"/>
        </table:table-row>
        <table:table-row table:style-name="ro12">
          <table:table-cell table:style-name="ce101" office:value-type="string">
            <text:p>viernes</text:p>
          </table:table-cell>
          <table:table-cell table:style-name="ce107" office:value-type="float" office:value="44778">
            <text:p>5-ago</text:p>
          </table:table-cell>
          <table:table-cell table:style-name="ce29" office:value-type="date" office:date-value="2022-07-15">
            <text:p>15/07/2022</text:p>
          </table:table-cell>
          <table:table-cell table:style-name="ce160" office:value-type="string">
            <text:p>vienen el 4/8 pero no todos</text:p>
          </table:table-cell>
          <table:table-cell table:style-name="ce129" office:value-type="string">
            <text:p>Comisaría Distrito de Usera-Villaverde/ Denuncias</text:p>
          </table:table-cell>
          <table:table-cell table:style-name="ce175" office:value-type="float" office:value="647728101">
            <text:p>647728101</text:p>
          </table:table-cell>
          <table:table-cell table:style-name="ce134" office:value-type="string">
            <text:p>7<text:span text:style-name="T3"> 3?</text:span></text:p>
          </table:table-cell>
          <table:table-cell table:style-name="ce65" office:value-type="string">
            <text:p>24981,15782,12540,16386,18295,18101,21509</text:p>
          </table:table-cell>
          <table:table-cell table:style-name="ce46" office:value-type="string">
            <text:p>coca,heroína,hachis..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1" office:value-type="string">
            <text:p>viernes</text:p>
          </table:table-cell>
          <table:table-cell table:style-name="ce107" office:value-type="float" office:value="44778">
            <text:p>5-ago</text:p>
          </table:table-cell>
          <table:table-cell table:style-name="ce9" office:value-type="date" office:date-value="2022-07-22">
            <text:p>22/07/2022</text:p>
          </table:table-cell>
          <table:table-cell table:style-name="ce41" office:value-type="string">
            <text:p>pasado del 29/7 + 1, +1 1/8</text:p>
          </table:table-cell>
          <table:table-cell table:style-name="ce46" office:value-type="string">
            <text:p>Comisaría Distrito de Fuencarral - El Pardo</text:p>
          </table:table-cell>
          <table:table-cell table:style-name="ce56" office:value-type="string">
            <text:p>913224245/6/8</text:p>
          </table:table-cell>
          <table:table-cell table:style-name="ce56" office:value-type="float" office:value="3">
            <text:p>3</text:p>
          </table:table-cell>
          <table:table-cell table:style-name="ce92" office:value-type="string">
            <text:p>15646,16632,17269</text:p>
          </table:table-cell>
          <table:table-cell table:style-name="ce6" office:value-type="string">
            <text:p>hachis;coca y hachis;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149"/>
          <table:table-cell table:style-name="ce32"/>
          <table:table-cell table:style-name="ce42"/>
          <table:table-cell table:style-name="ce52"/>
          <table:table-cell table:style-name="ce58" table:number-columns-repeated="2"/>
          <table:table-cell table:style-name="ce67" table:number-columns-repeated="7"/>
          <table:table-cell table:style-name="ce72" table:number-columns-repeated="1010"/>
        </table:table-row>
        <table:table-row table:style-name="ro12">
          <table:table-cell table:style-name="ce101" office:value-type="string">
            <text:p>lunes </text:p>
          </table:table-cell>
          <table:table-cell table:style-name="ce107" office:value-type="float" office:value="44781">
            <text:p>8-ago</text:p>
          </table:table-cell>
          <table:table-cell table:style-name="ce116" office:value-type="date" office:date-value="2022-07-11">
            <text:p>11/07/2022</text:p>
          </table:table-cell>
          <table:table-cell table:style-name="ce117" office:value-type="string">
            <text:p>retiro. 1 largo 113 bolsitas meta</text:p>
          </table:table-cell>
          <table:table-cell table:style-name="ce91" office:value-type="string">
            <text:p>Comisaría Distrito de Centro</text:p>
          </table:table-cell>
          <table:table-cell table:style-name="ce133" office:value-type="float" office:value="913224079">
            <text:p>913224079</text:p>
          </table:table-cell>
          <table:table-cell table:style-name="ce179" office:value-type="float" office:value="9">
            <text:p>9</text:p>
          </table:table-cell>
          <table:table-cell table:style-name="ce51" office:value-type="string">
            <text:p>16843,16860,16866-2 oficios ,16884,16889,17029,17048,17141</text:p>
          </table:table-cell>
          <table:table-cell table:style-name="ce3" office:value-type="string">
            <text:p>LSD,GHB,coca,anfeta,meta…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178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2">
          <table:table-cell table:style-name="ce101" office:value-type="string">
            <text:p>martes</text:p>
          </table:table-cell>
          <table:table-cell table:style-name="ce107" office:value-type="float" office:value="44782">
            <text:p>9-ago</text:p>
          </table:table-cell>
          <table:table-cell table:style-name="ce9" office:value-type="date" office:date-value="2022-07-18">
            <text:p>18/07/2022</text:p>
          </table:table-cell>
          <table:table-cell table:style-name="ce163" office:value-type="string">
            <text:p>añaden 2 21/07 añaden 2 1/8 Ojo descrip</text:p>
          </table:table-cell>
          <table:table-cell table:style-name="ce46" office:value-type="string">
            <text:p>Comisaría Distrito de Chamberí</text:p>
          </table:table-cell>
          <table:table-cell table:style-name="ce63" office:value-type="float" office:value="913223270">
            <text:p>913223270</text:p>
          </table:table-cell>
          <table:table-cell table:style-name="ce177" table:content-validation-name="val1" office:value-type="float" office:value="5">
            <text:p>5</text:p>
          </table:table-cell>
          <table:table-cell table:style-name="ce51" office:value-type="string">
            <text:p>15232,14534,10707,10641,12533</text:p>
          </table:table-cell>
          <table:table-cell table:style-name="ce51" office:value-type="string">
            <text:p>pastillas,coca;liq y polvo rosa;liq,oficio repetido 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1" office:value-type="string">
            <text:p>martes</text:p>
          </table:table-cell>
          <table:table-cell table:style-name="ce107" office:value-type="float" office:value="44782">
            <text:p>9-ago</text:p>
          </table:table-cell>
          <table:table-cell table:style-name="ce9" office:value-type="date" office:date-value="2022-07-21">
            <text:p>21/07/2022</text:p>
          </table:table-cell>
          <table:table-cell table:style-name="ce41" office:value-type="string">
            <text:p>llegaran de 11-12h</text:p>
          </table:table-cell>
          <table:table-cell table:style-name="ce46" office:value-type="string">
            <text:p>Prisión Valdemoro</text:p>
          </table:table-cell>
          <table:table-cell table:style-name="ce56" office:value-type="float" office:value="918948088">
            <text:p>918948088</text:p>
          </table:table-cell>
          <table:table-cell table:style-name="ce177" table:content-validation-name="val1" office:value-type="float" office:value="3">
            <text:p>3</text:p>
          </table:table-cell>
          <table:table-cell table:style-name="ce51" office:value-type="string">
            <text:p>DP 353,DP 111, DP 411</text:p>
          </table:table-cell>
          <table:table-cell table:style-name="ce51" office:value-type="string">
            <text:p>marihuana,heroína,morf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1" office:value-type="string">
            <text:p>martes</text:p>
          </table:table-cell>
          <table:table-cell table:style-name="ce107" office:value-type="float" office:value="44782">
            <text:p>9-ago</text:p>
          </table:table-cell>
          <table:table-cell table:style-name="ce9" office:value-type="date" office:date-value="2022-08-08">
            <text:p>08/08/2022</text:p>
          </table:table-cell>
          <table:table-cell table:style-name="ce41" office:value-type="string">
            <text:p>URGENTE</text:p>
          </table:table-cell>
          <table:table-cell table:style-name="ce46" office:value-type="string">
            <text:p>Comisaría Distrito de Tetuán</text:p>
          </table:table-cell>
          <table:table-cell table:style-name="ce56" office:value-type="float" office:value="913238384">
            <text:p>913238384</text:p>
          </table:table-cell>
          <table:table-cell table:style-name="ce177" table:content-validation-name="val1" office:value-type="float" office:value="1">
            <text:p>1</text:p>
          </table:table-cell>
          <table:table-cell table:style-name="ce51" office:value-type="float" office:value="16491">
            <text:p>16491</text:p>
          </table:table-cell>
          <table:table-cell table:style-name="ce51" office:value-type="string">
            <text:p>polvo blanco,polvo marron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1" office:value-type="string">
            <text:p>martes</text:p>
          </table:table-cell>
          <table:table-cell table:style-name="ce107" office:value-type="float" office:value="44782">
            <text:p>9-ago</text:p>
          </table:table-cell>
          <table:table-cell table:style-name="ce9" office:value-type="date" office:date-value="2022-07-27">
            <text:p>27/07/2022</text:p>
          </table:table-cell>
          <table:table-cell table:style-name="ce41"/>
          <table:table-cell table:style-name="ce6" office:value-type="string">
            <text:p>Guardia Civil Majadahonda</text:p>
          </table:table-cell>
          <table:table-cell table:style-name="ce56" office:value-type="float" office:value="916029713">
            <text:p>916029713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2022-103725-4622,-4726</text:p>
          </table:table-cell>
          <table:table-cell table:style-name="ce6" office:value-type="string">
            <text:p>hachis,hachis y pastillas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178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0">
          <table:table-cell table:style-name="ce100" office:value-type="string">
            <text:p>miércoles</text:p>
          </table:table-cell>
          <table:table-cell table:style-name="ce106" office:value-type="float" office:value="44783">
            <text:p>10-ago</text:p>
          </table:table-cell>
          <table:table-cell table:style-name="ce9" office:value-type="date" office:date-value="2022-07-21">
            <text:p>21/07/2022</text:p>
          </table:table-cell>
          <table:table-cell table:style-name="ce41"/>
          <table:table-cell table:style-name="ce46" office:value-type="string">
            <text:p>Comisaría Local de Alcorcón</text:p>
          </table:table-cell>
          <table:table-cell table:style-name="ce56" office:value-type="float" office:value="914861573">
            <text:p>914861573</text:p>
          </table:table-cell>
          <table:table-cell table:style-name="ce56" office:value-type="float" office:value="4">
            <text:p>4</text:p>
          </table:table-cell>
          <table:table-cell table:style-name="ce6" office:value-type="string">
            <text:p>12291/22;13128/22;13127/22;13161/22</text:p>
          </table:table-cell>
          <table:table-cell table:style-name="ce6" office:value-type="string">
            <text:p>coca; coca; coca;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0" office:value-type="string">
            <text:p>miércoles</text:p>
          </table:table-cell>
          <table:table-cell table:style-name="ce106" office:value-type="float" office:value="44783">
            <text:p>10-ago</text:p>
          </table:table-cell>
          <table:table-cell table:style-name="ce9" office:value-type="date" office:date-value="2022-07-22">
            <text:p>22/07/2022</text:p>
          </table:table-cell>
          <table:table-cell table:style-name="ce41"/>
          <table:table-cell table:style-name="ce46" office:value-type="string">
            <text:p>Comisaría Distrito de Arganzuela</text:p>
          </table:table-cell>
          <table:table-cell table:style-name="ce56" office:value-type="float" office:value="913221239">
            <text:p>913221239</text:p>
          </table:table-cell>
          <table:table-cell table:style-name="ce177" table:content-validation-name="val1" office:value-type="float" office:value="2">
            <text:p>2</text:p>
          </table:table-cell>
          <table:table-cell table:style-name="ce51" office:value-type="float" office:value="17215.175">
            <text:p>17215,175</text:p>
          </table:table-cell>
          <table:table-cell table:style-name="ce51" office:value-type="string">
            <text:p>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0" office:value-type="string">
            <text:p>miércoles</text:p>
          </table:table-cell>
          <table:table-cell table:style-name="ce106" office:value-type="float" office:value="44783">
            <text:p>10-ago</text:p>
          </table:table-cell>
          <table:table-cell table:style-name="ce9" office:value-type="date" office:date-value="2022-07-26">
            <text:p>26/07/2022</text:p>
          </table:table-cell>
          <table:table-cell table:style-name="ce57" office:value-type="string">
            <text:p>pasada del 26/7 <text:s/>+ 1 29/7</text:p>
          </table:table-cell>
          <table:table-cell table:style-name="ce46" office:value-type="string">
            <text:p>Comisaría Distrito de Chamartín</text:p>
          </table:table-cell>
          <table:table-cell table:style-name="ce56" office:value-type="float" office:value="913227917">
            <text:p>913227917</text:p>
          </table:table-cell>
          <table:table-cell table:style-name="ce56" table:content-validation-name="val1" office:value-type="float" office:value="3">
            <text:p>3</text:p>
          </table:table-cell>
          <table:table-cell table:style-name="ce51" office:value-type="string">
            <text:p>10885,10887,12863</text:p>
          </table:table-cell>
          <table:table-cell table:style-name="ce6" office:value-type="string">
            <text:p>hachis y coca,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0" office:value-type="string">
            <text:p>miércoles</text:p>
          </table:table-cell>
          <table:table-cell table:style-name="ce106" office:value-type="float" office:value="44783">
            <text:p>10-ago</text:p>
          </table:table-cell>
          <table:table-cell table:style-name="ce9" office:value-type="date" office:date-value="2022-08-02">
            <text:p>02/08/2022</text:p>
          </table:table-cell>
          <table:table-cell table:style-name="ce41"/>
          <table:table-cell table:style-name="ce46" office:value-type="string">
            <text:p>Brigada Prov Extranjeria Grupo 11</text:p>
          </table:table-cell>
          <table:table-cell table:style-name="ce56" office:value-type="float" office:value="913228548">
            <text:p>913228548</text:p>
          </table:table-cell>
          <table:table-cell table:style-name="ce56" office:value-type="float" office:value="1">
            <text:p>1</text:p>
          </table:table-cell>
          <table:table-cell table:style-name="ce92" office:value-type="float" office:value="2669">
            <text:p>2669</text:p>
          </table:table-cell>
          <table:table-cell table:style-name="ce6" office:value-type="string">
            <text:p>marihuana en capsulas</text:p>
          </table:table-cell>
          <table:table-cell table:number-columns-repeated="1015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178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01" office:value-type="string">
            <text:p>jueves</text:p>
          </table:table-cell>
          <table:table-cell table:style-name="ce107" office:value-type="float" office:value="44784">
            <text:p>11-ago</text:p>
          </table:table-cell>
          <table:table-cell table:style-name="ce9" office:value-type="date" office:date-value="2022-07-22">
            <text:p>22/07/2022</text:p>
          </table:table-cell>
          <table:table-cell table:style-name="ce41"/>
          <table:table-cell table:style-name="ce46" office:value-type="string">
            <text:p>Brigada Provincial de Información</text:p>
          </table:table-cell>
          <table:table-cell table:style-name="ce56" office:value-type="float" office:value="913227118">
            <text:p>913227118</text:p>
          </table:table-cell>
          <table:table-cell table:style-name="ce56" office:value-type="float" office:value="1">
            <text:p>1</text:p>
          </table:table-cell>
          <table:table-cell table:style-name="ce184" office:value-type="float" office:value="2671">
            <text:p>2671</text:p>
          </table:table-cell>
          <table:table-cell table:style-name="ce6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1" office:value-type="string">
            <text:p>jueves</text:p>
          </table:table-cell>
          <table:table-cell table:style-name="ce107" office:value-type="float" office:value="44784">
            <text:p>11-ago</text:p>
          </table:table-cell>
          <table:table-cell table:style-name="ce9" office:value-type="date" office:date-value="2022-07-26">
            <text:p>26/07/2022</text:p>
          </table:table-cell>
          <table:table-cell table:style-name="ce41" office:value-type="string">
            <text:p>pasada del 27/7</text:p>
          </table:table-cell>
          <table:table-cell table:style-name="ce46" office:value-type="string">
            <text:p>Comisaría Local de Getafe</text:p>
          </table:table-cell>
          <table:table-cell table:style-name="ce56" office:value-type="float" office:value="913220341">
            <text:p>913220341</text:p>
          </table:table-cell>
          <table:table-cell table:style-name="ce56" office:value-type="float" office:value="1">
            <text:p>1</text:p>
          </table:table-cell>
          <table:table-cell table:style-name="ce92" office:value-type="float" office:value="10963">
            <text:p>10963</text:p>
          </table:table-cell>
          <table:table-cell table:style-name="ce6" office:value-type="string">
            <text:p>marihuana, sustancia rosa, pastillas</text:p>
          </table:table-cell>
          <table:table-cell table:style-name="ce6" table:number-columns-repeated="5"/>
          <table:table-cell table:number-columns-repeated="1010"/>
        </table:table-row>
        <table:table-row table:style-name="ro12">
          <table:table-cell table:style-name="ce101" office:value-type="string">
            <text:p>jueves</text:p>
          </table:table-cell>
          <table:table-cell table:style-name="ce107" office:value-type="float" office:value="44784">
            <text:p>11-ago</text:p>
          </table:table-cell>
          <table:table-cell table:style-name="ce9" office:value-type="date" office:date-value="2022-07-26">
            <text:p>26/07/2022</text:p>
          </table:table-cell>
          <table:table-cell table:style-name="ce117" office:value-type="string">
            <text:p>1 con 18-19 muestras +1 4/8 +1 10/8</text:p>
          </table:table-cell>
          <table:table-cell table:style-name="ce46" office:value-type="string">
            <text:p>Comisaría Local de Fuenlabrada</text:p>
          </table:table-cell>
          <table:table-cell table:style-name="ce63" office:value-type="float" office:value="914920826">
            <text:p>914920826</text:p>
          </table:table-cell>
          <table:table-cell table:style-name="ce56" office:value-type="float" office:value="5">
            <text:p>5</text:p>
          </table:table-cell>
          <table:table-cell table:style-name="ce3" office:value-type="string">
            <text:p>14104,14091,13800,14493,14995</text:p>
          </table:table-cell>
          <table:table-cell table:style-name="ce3" office:value-type="string">
            <text:p>marihuana,hachis,bascula,cigarro, sust incautadas 4 actas,coca;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1" office:value-type="string">
            <text:p>jueves</text:p>
          </table:table-cell>
          <table:table-cell table:style-name="ce107" office:value-type="float" office:value="44784">
            <text:p>11-ago</text:p>
          </table:table-cell>
          <table:table-cell table:style-name="ce155" office:value-type="date" office:date-value="2022-08-10">
            <text:p>10/08/2022</text:p>
          </table:table-cell>
          <table:table-cell table:style-name="ce41" office:value-type="string">
            <text:p>Urgente Causa con Preso</text:p>
          </table:table-cell>
          <table:table-cell table:style-name="ce6" office:value-type="string">
            <text:p>Comisaría Distrito de Villa de Vallecas</text:p>
          </table:table-cell>
          <table:table-cell table:style-name="ce56" office:value-type="float" office:value="913220417">
            <text:p>913220417</text:p>
          </table:table-cell>
          <table:table-cell table:style-name="ce56" office:value-type="float" office:value="1">
            <text:p>1</text:p>
          </table:table-cell>
          <table:table-cell table:style-name="ce184" office:value-type="float" office:value="15008">
            <text:p>15008</text:p>
          </table:table-cell>
          <table:table-cell table:style-name="ce6" office:value-type="string">
            <text:p>bolsa blanca</text:p>
          </table:table-cell>
          <table:table-cell table:number-columns-repeated="1015"/>
        </table:table-row>
        <table:table-row table:style-name="ro1">
          <table:table-cell table:style-name="ce50"/>
          <table:table-cell table:style-name="ce149"/>
          <table:table-cell table:style-name="ce32"/>
          <table:table-cell table:style-name="ce42"/>
          <table:table-cell table:style-name="ce52"/>
          <table:table-cell table:style-name="ce58" table:number-columns-repeated="2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44" office:value-type="string">
            <text:p>viernes</text:p>
          </table:table-cell>
          <table:table-cell table:style-name="ce150" office:value-type="float" office:value="44785">
            <text:p>12-ago</text:p>
          </table:table-cell>
          <table:table-cell table:style-name="ce9" office:value-type="date" office:date-value="2022-07-22">
            <text:p>22/07/2022</text:p>
          </table:table-cell>
          <table:table-cell table:style-name="ce41" office:value-type="string">
            <text:p>no judicial</text:p>
          </table:table-cell>
          <table:table-cell table:style-name="ce46" office:value-type="string">
            <text:p>Comisaría Distrito de San Blas - Vicálvaro</text:p>
          </table:table-cell>
          <table:table-cell table:style-name="ce56" office:value-type="float" office:value="913225676">
            <text:p>913225676</text:p>
          </table:table-cell>
          <table:table-cell table:style-name="ce56" office:value-type="float" office:value="7">
            <text:p>7</text:p>
          </table:table-cell>
          <table:table-cell table:style-name="ce6" office:value-type="string">
            <text:p>14455,10160,11570,12648,10798,14591,10795</text:p>
          </table:table-cell>
          <table:table-cell table:style-name="ce6" office:value-type="string">
            <text:p>coca,hachis,polvo rosa,heroína…</text:p>
          </table:table-cell>
          <table:table-cell table:style-name="ce6" table:number-columns-repeated="5"/>
          <table:table-cell table:number-columns-repeated="1010"/>
        </table:table-row>
        <table:table-row table:style-name="ro12">
          <table:table-cell table:style-name="ce144" office:value-type="string">
            <text:p>viernes</text:p>
          </table:table-cell>
          <table:table-cell table:style-name="ce150" office:value-type="float" office:value="44785">
            <text:p>12-ago</text:p>
          </table:table-cell>
          <table:table-cell table:style-name="ce29" office:value-type="date" office:date-value="2022-07-27">
            <text:p>27/07/2022</text:p>
          </table:table-cell>
          <table:table-cell table:style-name="ce117" office:value-type="string">
            <text:p>Pasada del 27/07 vinieron sin DP Pasada del 12/8</text:p>
          </table:table-cell>
          <table:table-cell table:style-name="ce46" office:value-type="string">
            <text:p>Comisaría Local de Leganés Grupo II</text:p>
          </table:table-cell>
          <table:table-cell table:style-name="ce38" office:value-type="float" office:value="913221635">
            <text:p>913221635</text:p>
          </table:table-cell>
          <table:table-cell table:style-name="ce177" table:content-validation-name="val1" office:value-type="float" office:value="3">
            <text:p>3</text:p>
          </table:table-cell>
          <table:table-cell table:style-name="ce51" office:value-type="string">
            <text:p>oficio: 14129; 14273;15153</text:p>
          </table:table-cell>
          <table:table-cell table:style-name="ce51" office:value-type="string">
            <text:p>cocaina rosa; hachis</text:p>
          </table:table-cell>
          <table:table-cell table:style-name="ce6" table:number-columns-repeated="5"/>
          <table:table-cell table:number-columns-repeated="1010"/>
        </table:table-row>
        <table:table-row table:style-name="ro9">
          <table:table-cell table:style-name="ce144" office:value-type="string">
            <text:p>viernes</text:p>
          </table:table-cell>
          <table:table-cell table:style-name="ce150" office:value-type="float" office:value="44785">
            <text:p>12-ago</text:p>
          </table:table-cell>
          <table:table-cell table:style-name="ce156" office:value-type="date" office:date-value="2022-08-11">
            <text:p>11/08/2022</text:p>
          </table:table-cell>
          <table:table-cell table:style-name="ce117" office:value-type="string">
            <text:p>urgente Menores</text:p>
          </table:table-cell>
          <table:table-cell table:style-name="ce46" office:value-type="string">
            <text:p>Policia Local Boadilla del Monte</text:p>
          </table:table-cell>
          <table:table-cell table:style-name="ce38" office:value-type="float" office:value="625084579">
            <text:p>625084579</text:p>
          </table:table-cell>
          <table:table-cell table:style-name="ce177" table:content-validation-name="val1" office:value-type="float" office:value="1">
            <text:p>1</text:p>
          </table:table-cell>
          <table:table-cell table:style-name="ce51" office:value-type="float" office:value="167">
            <text:p>167</text:p>
          </table:table-cell>
          <table:table-cell table:style-name="ce51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44" office:value-type="string">
            <text:p>viernes</text:p>
          </table:table-cell>
          <table:table-cell table:style-name="ce150" office:value-type="float" office:value="44785">
            <text:p>12-ago</text:p>
          </table:table-cell>
          <table:table-cell table:style-name="ce29" office:value-type="date" office:date-value="2022-08-08">
            <text:p>08/08/2022</text:p>
          </table:table-cell>
          <table:table-cell table:style-name="ce41"/>
          <table:table-cell table:style-name="ce46" office:value-type="string">
            <text:p>Comisaria Coslada Grupo II PJ</text:p>
          </table:table-cell>
          <table:table-cell table:style-name="ce38" office:value-type="float" office:value="913224014">
            <text:p>913224014</text:p>
          </table:table-cell>
          <table:table-cell table:style-name="ce177" table:content-validation-name="val1" office:value-type="float" office:value="1">
            <text:p>1</text:p>
          </table:table-cell>
          <table:table-cell table:style-name="ce69" office:value-type="string">
            <text:p>11617</text:p>
          </table:table-cell>
          <table:table-cell table:style-name="ce6" office:value-type="string">
            <text:p>hojas plantit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45" office:value-type="string">
            <text:p>LUNES 15 DE AGOSTO - FESTIVO</text:p>
          </table:table-cell>
          <table:table-cell table:style-name="ce82"/>
          <table:table-cell table:style-name="ce157"/>
          <table:table-cell table:style-name="ce39" table:content-validation-name="val1"/>
          <table:table-cell table:style-name="ce52"/>
          <table:table-cell table:style-name="ce50"/>
          <table:table-cell table:style-name="ce178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9">
          <table:table-cell table:style-name="ce101" office:value-type="string">
            <text:p>martes </text:p>
          </table:table-cell>
          <table:table-cell table:style-name="ce107" office:value-type="float" office:value="44789">
            <text:p>16-ago</text:p>
          </table:table-cell>
          <table:table-cell table:style-name="ce9" office:value-type="date" office:date-value="2022-07-18">
            <text:p>18/07/2022</text:p>
          </table:table-cell>
          <table:table-cell table:style-name="ce41" office:value-type="string">
            <text:p>REGISTRO</text:p>
          </table:table-cell>
          <table:table-cell table:style-name="ce171" office:value-type="string">
            <text:p>Comisaría Distrito de Centro</text:p>
          </table:table-cell>
          <table:table-cell table:style-name="ce38" office:value-type="float" office:value="913224079">
            <text:p>913224079</text:p>
          </table:table-cell>
          <table:table-cell table:style-name="ce180" table:content-validation-name="val1" office:value-type="float" office:value="12">
            <text:p>12</text:p>
          </table:table-cell>
          <table:table-cell table:style-name="ce51" office:value-type="string">
            <text:p>16343,16348,16461,16480,16497,16575,16724,16743,17771,17783,17848,<text:span text:style-name="T4">15541/22?</text:span></text:p>
          </table:table-cell>
          <table:table-cell table:style-name="ce6" office:value-type="string">
            <text:p>coca,GHBb,2CB,extasis,hachis…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178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00" office:value-type="string">
            <text:p>miércoles</text:p>
          </table:table-cell>
          <table:table-cell table:style-name="ce106" office:value-type="float" office:value="44790">
            <text:p>17-ago</text:p>
          </table:table-cell>
          <table:table-cell table:style-name="ce9" office:value-type="date" office:date-value="2022-07-20">
            <text:p>20/07/2022</text:p>
          </table:table-cell>
          <table:table-cell table:style-name="ce44" table:content-validation-name="val1"/>
          <table:table-cell table:style-name="ce46" office:value-type="string">
            <text:p>Comisaría Distrito de Moncloa / Aravaca</text:p>
          </table:table-cell>
          <table:table-cell table:style-name="ce63" office:value-type="string">
            <text:p>609088602/913222962</text:p>
          </table:table-cell>
          <table:table-cell table:style-name="ce56" office:value-type="float" office:value="1">
            <text:p>1</text:p>
          </table:table-cell>
          <table:table-cell table:style-name="ce51" office:value-type="float" office:value="12753">
            <text:p>12753</text:p>
          </table:table-cell>
          <table:table-cell table:style-name="ce51" office:value-type="string">
            <text:p>sustancia blan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0" office:value-type="string">
            <text:p>miércoles</text:p>
          </table:table-cell>
          <table:table-cell table:style-name="ce106" office:value-type="float" office:value="44790">
            <text:p>17-ago</text:p>
          </table:table-cell>
          <table:table-cell table:style-name="ce9" office:value-type="date" office:date-value="2022-07-29">
            <text:p>29/07/2022</text:p>
          </table:table-cell>
          <table:table-cell table:style-name="ce44" table:content-validation-name="val1"/>
          <table:table-cell table:style-name="ce46" office:value-type="string">
            <text:p>Comisaría Local de Móstoles</text:p>
          </table:table-cell>
          <table:table-cell table:style-name="ce38" office:value-type="float" office:value="916487075">
            <text:p>916487075</text:p>
          </table:table-cell>
          <table:table-cell table:style-name="ce177" table:content-validation-name="val1" office:value-type="float" office:value="9">
            <text:p>9</text:p>
          </table:table-cell>
          <table:table-cell table:style-name="ce51" office:value-type="string">
            <text:p>9993,10427,11951,13640,14028,14086,14770,15013,15064</text:p>
          </table:table-cell>
          <table:table-cell table:style-name="ce51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0" office:value-type="string">
            <text:p>miércoles</text:p>
          </table:table-cell>
          <table:table-cell table:style-name="ce106" office:value-type="float" office:value="44790">
            <text:p>17-ago</text:p>
          </table:table-cell>
          <table:table-cell table:style-name="ce9" office:value-type="date" office:date-value="2022-08-02">
            <text:p>02/08/2022</text:p>
          </table:table-cell>
          <table:table-cell table:style-name="ce164" table:content-validation-name="val1" office:value-type="float" office:value="1.5">
            <text:p>1 1/2</text:p>
          </table:table-cell>
          <table:table-cell table:style-name="ce6" office:value-type="string">
            <text:p>Comisaría Distrito de Fuencarral - El Pardo</text:p>
          </table:table-cell>
          <table:table-cell table:style-name="ce56" office:value-type="float" office:value="913224245">
            <text:p>913224245</text:p>
          </table:table-cell>
          <table:table-cell table:style-name="ce56" office:value-type="float" office:value="2">
            <text:p>2</text:p>
          </table:table-cell>
          <table:table-cell table:style-name="ce92" office:value-type="float" office:value="17472.17626">
            <text:p>17472,17626</text:p>
          </table:table-cell>
          <table:table-cell table:style-name="ce6" office:value-type="string">
            <text:p>polvo marrón, polvo rosa,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80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178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00" office:value-type="string">
            <text:p>jueves</text:p>
          </table:table-cell>
          <table:table-cell table:style-name="ce106" office:value-type="float" office:value="44791">
            <text:p>18-ago</text:p>
          </table:table-cell>
          <table:table-cell table:style-name="ce9" office:value-type="date" office:date-value="2022-07-27">
            <text:p>27/07/2022</text:p>
          </table:table-cell>
          <table:table-cell table:style-name="ce41" office:value-type="string">
            <text:p>OK! vienen sin peso</text:p>
          </table:table-cell>
          <table:table-cell table:style-name="ce46" office:value-type="string">
            <text:p>Comisaría Local de Alcalá de Henares Grupo 3</text:p>
          </table:table-cell>
          <table:table-cell table:style-name="ce56" office:value-type="float" office:value="913228933">
            <text:p>913228933</text:p>
          </table:table-cell>
          <table:table-cell table:style-name="ce56" office:value-type="float" office:value="10">
            <text:p>10</text:p>
          </table:table-cell>
          <table:table-cell table:style-name="ce51" office:value-type="string">
            <text:p>son DP 1047,4786,1922,1228,466,1253,1245,1287,1129,1179</text:p>
          </table:table-cell>
          <table:table-cell table:style-name="ce6" office:value-type="string">
            <text:p>hachis,MDMA,capsulas,marihuana,TUCIBI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0" office:value-type="string">
            <text:p>jueves</text:p>
          </table:table-cell>
          <table:table-cell table:style-name="ce106" office:value-type="float" office:value="44791">
            <text:p>18-ago</text:p>
          </table:table-cell>
          <table:table-cell table:style-name="ce9" office:value-type="date" office:date-value="2022-08-11">
            <text:p>11/08/2022</text:p>
          </table:table-cell>
          <table:table-cell table:style-name="ce41" office:value-type="string">
            <text:p>URGeNTE</text:p>
          </table:table-cell>
          <table:table-cell table:style-name="ce46" office:value-type="string">
            <text:p>Comisaría Local de Getafe</text:p>
          </table:table-cell>
          <table:table-cell table:style-name="ce56" office:value-type="float" office:value="913220341">
            <text:p>913220341</text:p>
          </table:table-cell>
          <table:table-cell table:style-name="ce56" office:value-type="float" office:value="1">
            <text:p>1</text:p>
          </table:table-cell>
          <table:table-cell table:style-name="ce51" office:value-type="float" office:value="14639">
            <text:p>14639</text:p>
          </table:table-cell>
          <table:table-cell table:style-name="ce6" office:value-type="string">
            <text:p>pastillas, coca</text:p>
          </table:table-cell>
          <table:table-cell table:style-name="ce6" table:number-columns-repeated="5"/>
          <table:table-cell table:number-columns-repeated="1010"/>
        </table:table-row>
        <table:table-row table:style-name="ro12">
          <table:table-cell table:style-name="ce100" office:value-type="string">
            <text:p>jueves</text:p>
          </table:table-cell>
          <table:table-cell table:style-name="ce106" office:value-type="float" office:value="44791">
            <text:p>18-ago</text:p>
          </table:table-cell>
          <table:table-cell table:style-name="ce116" office:value-type="date" office:date-value="2022-08-01">
            <text:p>01/08/2022</text:p>
          </table:table-cell>
          <table:table-cell table:style-name="ce165" office:value-type="string">
            <text:p>añaden 1 12/8</text:p>
          </table:table-cell>
          <table:table-cell table:style-name="ce122" office:value-type="string">
            <text:p>Comisaría Local de Alcobendas - San Sebastián de los Reyes Grupo 3</text:p>
          </table:table-cell>
          <table:table-cell table:style-name="ce63" office:value-type="float" office:value="913220275">
            <text:p>913220275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float" office:value="19590.19997">
            <text:p>19590,19997</text:p>
          </table:table-cell>
          <table:table-cell table:style-name="ce3" office:value-type="string">
            <text:p>hachis</text:p>
          </table:table-cell>
          <table:table-cell table:style-name="ce3" table:number-columns-repeated="5"/>
          <table:table-cell table:style-name="ce2" table:number-columns-repeated="1010"/>
        </table:table-row>
        <table:table-row table:style-name="ro1">
          <table:table-cell table:style-name="ce50"/>
          <table:table-cell table:style-name="ce149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178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00" office:value-type="string">
            <text:p>viernes</text:p>
          </table:table-cell>
          <table:table-cell table:style-name="ce106" office:value-type="float" office:value="44792">
            <text:p>19-ago</text:p>
          </table:table-cell>
          <table:table-cell table:style-name="ce29" office:value-type="date" office:date-value="2022-07-29">
            <text:p>29/07/2022</text:p>
          </table:table-cell>
          <table:table-cell table:style-name="ce41" office:value-type="string">
            <text:p>añaden 1 9/8</text:p>
          </table:table-cell>
          <table:table-cell table:style-name="ce46" office:value-type="string">
            <text:p>Comisaría Distrito de Usera-Villaverde/ Denuncias</text:p>
          </table:table-cell>
          <table:table-cell table:style-name="ce38" office:value-type="float" office:value="913921618">
            <text:p>913921618</text:p>
          </table:table-cell>
          <table:table-cell table:style-name="ce177" table:content-validation-name="val1" office:value-type="float" office:value="10">
            <text:p>10</text:p>
          </table:table-cell>
          <table:table-cell table:style-name="ce51" office:value-type="string">
            <text:p>5094,13778,17181,20809,24018,24489,24493,27651,27969,27389</text:p>
          </table:table-cell>
          <table:table-cell table:style-name="ce51" office:value-type="string">
            <text:p><text:s/>coca,hachis,heroína,metanf,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0" office:value-type="string">
            <text:p>viernes</text:p>
          </table:table-cell>
          <table:table-cell table:style-name="ce106" office:value-type="float" office:value="44792">
            <text:p>19-ago</text:p>
          </table:table-cell>
          <table:table-cell table:style-name="ce9" office:value-type="date" office:date-value="2022-08-01">
            <text:p>01/08/2022</text:p>
          </table:table-cell>
          <table:table-cell table:style-name="ce41" office:value-type="string">
            <text:p>cambiada al 25/08</text:p>
          </table:table-cell>
          <table:table-cell table:style-name="ce129" office:value-type="string">
            <text:p>Guardia Civil de Ciempozuelos</text:p>
          </table:table-cell>
          <table:table-cell table:style-name="ce131" office:value-type="float" office:value="918930040">
            <text:p>918930040</text:p>
          </table:table-cell>
          <table:table-cell table:style-name="ce181" table:content-validation-name="val1" office:value-type="float" office:value="1">
            <text:p>1</text:p>
          </table:table-cell>
          <table:table-cell table:style-name="ce173" office:value-type="string">
            <text:p>2022-318-001685</text:p>
          </table:table-cell>
          <table:table-cell table:style-name="ce51" office:value-type="string">
            <text:p>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0" office:value-type="string">
            <text:p>viernes</text:p>
          </table:table-cell>
          <table:table-cell table:style-name="ce106" office:value-type="float" office:value="44792">
            <text:p>19-ago</text:p>
          </table:table-cell>
          <table:table-cell table:style-name="ce9" office:value-type="date" office:date-value="2022-08-03">
            <text:p>03/08/2022</text:p>
          </table:table-cell>
          <table:table-cell table:style-name="ce41"/>
          <table:table-cell table:style-name="ce46" office:value-type="string">
            <text:p>Comisaría Distrito de Ciudad Lineal</text:p>
          </table:table-cell>
          <table:table-cell table:style-name="ce38" office:value-type="float" office:value="913229466">
            <text:p>913229466</text:p>
          </table:table-cell>
          <table:table-cell table:style-name="ce177" table:content-validation-name="val1" office:value-type="float" office:value="1">
            <text:p>1</text:p>
          </table:table-cell>
          <table:table-cell table:style-name="ce51" office:value-type="float" office:value="15154">
            <text:p>15154</text:p>
          </table:table-cell>
          <table:table-cell table:style-name="ce6" office:value-type="string">
            <text:p>coca 2 kg y algo. No llega a 2,5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0" office:value-type="string">
            <text:p>viernes</text:p>
          </table:table-cell>
          <table:table-cell table:style-name="ce106" office:value-type="float" office:value="44792">
            <text:p>19-ago</text:p>
          </table:table-cell>
          <table:table-cell table:style-name="ce9" office:value-type="date" office:date-value="2022-08-12">
            <text:p>12/08/2022</text:p>
          </table:table-cell>
          <table:table-cell table:style-name="ce41" office:value-type="string">
            <text:p>Reclamado en Comisaria</text:p>
          </table:table-cell>
          <table:table-cell table:style-name="ce6" office:value-type="string">
            <text:p>Comisaría Distrito de Hortaleza - Barajas</text:p>
          </table:table-cell>
          <table:table-cell table:style-name="ce56" office:value-type="float" office:value="913221196">
            <text:p>913221196</text:p>
          </table:table-cell>
          <table:table-cell table:style-name="ce56" office:value-type="float" office:value="2">
            <text:p>2</text:p>
          </table:table-cell>
          <table:table-cell table:style-name="ce92" office:value-type="string">
            <text:p>17522; 17689</text:p>
          </table:table-cell>
          <table:table-cell table:style-name="ce6" office:value-type="string">
            <text:p>hachis;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149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178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46" office:value-type="string" table:number-columns-spanned="1" table:number-rows-spanned="2">
            <text:p>lunes</text:p>
          </table:table-cell>
          <table:table-cell table:style-name="ce151" office:value-type="float" office:value="44795" table:number-columns-spanned="1" table:number-rows-spanned="2">
            <text:p>22-ago</text:p>
          </table:table-cell>
          <table:table-cell table:style-name="ce158" office:value-type="date" office:date-value="2022-07-22" table:number-columns-spanned="1" table:number-rows-spanned="2">
            <text:p>22/07/2022</text:p>
          </table:table-cell>
          <table:table-cell table:style-name="ce166" office:value-type="string" table:number-columns-spanned="1" table:number-rows-spanned="2">
            <text:p>poper de un registro de CENTRO <text:s/>que no le cogen en Farmacia <text:span text:style-name="T3">+5Retiro + 3Argan +2 Moncloa</text:span></text:p>
          </table:table-cell>
          <table:table-cell table:style-name="ce172" office:value-type="string" table:number-columns-spanned="1" table:number-rows-spanned="2">
            <text:p>Comisaría Distrito de Centro</text:p>
          </table:table-cell>
          <table:table-cell table:style-name="ce176" office:value-type="float" office:value="913224079" table:number-columns-spanned="1" table:number-rows-spanned="2">
            <text:p>913224079</text:p>
          </table:table-cell>
          <table:table-cell table:style-name="ce182" table:content-validation-name="val1" office:value-type="string" table:number-columns-spanned="1" table:number-rows-spanned="2">
            <text:p>1+10</text:p>
          </table:table-cell>
          <table:table-cell table:style-name="ce185" office:value-type="string" table:number-columns-spanned="1" table:number-rows-spanned="2">
            <text:p><text:span text:style-name="T2">16532</text:span><text:span text:style-name="T3">,17988,18041,18122,18127,18240,18974,19632,19114,14976,14865</text:span></text:p>
          </table:table-cell>
          <table:table-cell table:style-name="ce186" office:value-type="string" table:number-columns-spanned="1" table:number-rows-spanned="2">
            <text:p><text:span text:style-name="T2">popper</text:span><text:span text:style-name="T3">,coca,hachis,GHB,mefedrona,extasis,metanfeta,ketamina,marihuana</text:span></text:p>
          </table:table-cell>
          <table:table-cell table:style-name="ce6" table:number-columns-repeated="5"/>
          <table:table-cell table:number-columns-repeated="1010"/>
        </table:table-row>
        <table:table-row table:style-name="ro19">
          <table:covered-table-cell table:style-name="ce101"/>
          <table:covered-table-cell table:style-name="ce107"/>
          <table:covered-table-cell table:style-name="ce116"/>
          <table:covered-table-cell table:style-name="ce160"/>
          <table:covered-table-cell table:style-name="ce168"/>
          <table:covered-table-cell table:style-name="ce38"/>
          <table:covered-table-cell table:style-name="ce180"/>
          <table:covered-table-cell table:style-name="ce133"/>
          <table:covered-table-cell table:style-name="ce87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1" office:value-type="string">
            <text:p>lunes</text:p>
          </table:table-cell>
          <table:table-cell table:style-name="ce107" office:value-type="float" office:value="44795">
            <text:p>22-ago</text:p>
          </table:table-cell>
          <table:table-cell table:style-name="ce29" office:value-type="date" office:date-value="2022-08-09">
            <text:p>09/08/2022</text:p>
          </table:table-cell>
          <table:table-cell table:style-name="ce44" table:content-validation-name="val1" office:value-type="string">
            <text:p>reclamado jzdo a la GC</text:p>
          </table:table-cell>
          <table:table-cell table:style-name="ce46" office:value-type="string">
            <text:p>GC Barajas 1ª Compañía Fiscal y Fronteras</text:p>
          </table:table-cell>
          <table:table-cell table:style-name="ce38" office:value-type="float" office:value="917466549">
            <text:p>917466549</text:p>
          </table:table-cell>
          <table:table-cell table:style-name="ce177" table:content-validation-name="val1" office:value-type="float" office:value="1">
            <text:p>1</text:p>
          </table:table-cell>
          <table:table-cell table:style-name="ce51" office:value-type="string">
            <text:p>bolero cocaina. Expulsion completa (704 g)</text:p>
          </table:table-cell>
          <table:table-cell table:style-name="ce51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149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178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01" office:value-type="string">
            <text:p>martes</text:p>
          </table:table-cell>
          <table:table-cell table:style-name="ce107" office:value-type="float" office:value="44796">
            <text:p>23-ago</text:p>
          </table:table-cell>
          <table:table-cell table:style-name="ce9" office:value-type="date" office:date-value="2022-08-01">
            <text:p>01/08/2022</text:p>
          </table:table-cell>
          <table:table-cell table:style-name="ce41"/>
          <table:table-cell table:style-name="ce46" office:value-type="string">
            <text:p>Comisaría Distrito de Ciudad Lineal</text:p>
          </table:table-cell>
          <table:table-cell table:style-name="ce38" office:value-type="float" office:value="913671396">
            <text:p>913671396</text:p>
          </table:table-cell>
          <table:table-cell table:style-name="ce177" table:content-validation-name="val1" office:value-type="float" office:value="1">
            <text:p>1</text:p>
          </table:table-cell>
          <table:table-cell table:style-name="ce51" office:value-type="string">
            <text:p>3187/22</text:p>
          </table:table-cell>
          <table:table-cell table:style-name="ce6" office:value-type="string">
            <text:p>hachis y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1" office:value-type="string">
            <text:p>martes</text:p>
          </table:table-cell>
          <table:table-cell table:style-name="ce107" office:value-type="float" office:value="44796">
            <text:p>23-ago</text:p>
          </table:table-cell>
          <table:table-cell table:style-name="ce9" office:value-type="date" office:date-value="2022-08-01">
            <text:p>01/08/2022</text:p>
          </table:table-cell>
          <table:table-cell table:style-name="ce41"/>
          <table:table-cell table:style-name="ce46" office:value-type="string">
            <text:p>Comisaría Distrito de Usera-Villaverde/ PJ Grupo Villaverde</text:p>
          </table:table-cell>
          <table:table-cell table:style-name="ce56" office:value-type="float" office:value="913223034">
            <text:p>913223034</text:p>
          </table:table-cell>
          <table:table-cell table:style-name="ce56" office:value-type="float" office:value="1">
            <text:p>1</text:p>
          </table:table-cell>
          <table:table-cell table:style-name="ce51" office:value-type="float" office:value="26038">
            <text:p>26038</text:p>
          </table:table-cell>
          <table:table-cell table:style-name="ce6" office:value-type="string">
            <text:p>cocaina y heroí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1" office:value-type="string">
            <text:p>martes</text:p>
          </table:table-cell>
          <table:table-cell table:style-name="ce107" office:value-type="float" office:value="44796">
            <text:p>23-ago</text:p>
          </table:table-cell>
          <table:table-cell table:style-name="ce9" office:value-type="date" office:date-value="2022-08-02">
            <text:p>02/08/2022</text:p>
          </table:table-cell>
          <table:table-cell table:style-name="ce41"/>
          <table:table-cell table:style-name="ce46" office:value-type="string">
            <text:p>Comisaría Distrito de Tetuán</text:p>
          </table:table-cell>
          <table:table-cell table:style-name="ce56" office:value-type="float" office:value="913221086">
            <text:p>913221086</text:p>
          </table:table-cell>
          <table:table-cell table:style-name="ce56" office:value-type="float" office:value="7">
            <text:p>7</text:p>
          </table:table-cell>
          <table:table-cell table:style-name="ce51" office:value-type="string">
            <text:p>16154,16208,17192,16059,16409,16589,15314</text:p>
          </table:table-cell>
          <table:table-cell table:style-name="ce6" office:value-type="string">
            <text:p>coca,heroína,hachis,marihuana,pastillas…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1" office:value-type="string">
            <text:p>martes</text:p>
          </table:table-cell>
          <table:table-cell table:style-name="ce107" office:value-type="float" office:value="44796">
            <text:p>23-ago</text:p>
          </table:table-cell>
          <table:table-cell table:style-name="ce9" office:value-type="date" office:date-value="2022-08-18">
            <text:p>18/08/2022</text:p>
          </table:table-cell>
          <table:table-cell table:style-name="ce56"/>
          <table:table-cell table:style-name="ce51" office:value-type="string">
            <text:p>Guardia Civil de Arroyomolinos</text:p>
          </table:table-cell>
          <table:table-cell table:style-name="ce56" office:value-type="float" office:value="916899612">
            <text:p>916899612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2022-293-3414</text:p>
          </table:table-cell>
          <table:table-cell table:style-name="ce6" office:value-type="string">
            <text:p>marihuana</text:p>
          </table:table-cell>
          <table:table-cell table:style-name="ce73"/>
          <table:table-cell table:style-name="ce6" table:number-columns-repeated="1014"/>
        </table:table-row>
        <table:table-row table:style-name="ro1">
          <table:table-cell table:style-name="ce50"/>
          <table:table-cell table:style-name="ce149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178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01" office:value-type="string">
            <text:p>miércoles</text:p>
          </table:table-cell>
          <table:table-cell table:style-name="ce107" office:value-type="float" office:value="44797">
            <text:p>24-ago</text:p>
          </table:table-cell>
          <table:table-cell table:style-name="ce34" office:value-type="date" office:date-value="2022-07-21">
            <text:p>21/07/2022</text:p>
          </table:table-cell>
          <table:table-cell table:style-name="ce47" office:value-type="string">
            <text:p>meteran más</text:p>
          </table:table-cell>
          <table:table-cell table:style-name="ce92" office:value-type="string">
            <text:p>CP Aranjuez</text:p>
          </table:table-cell>
          <table:table-cell table:style-name="ce38" office:value-type="float" office:value="918099053">
            <text:p>918099053</text:p>
          </table:table-cell>
          <table:table-cell table:style-name="ce177" table:content-validation-name="val1" office:value-type="float" office:value="10">
            <text:p>10</text:p>
          </table:table-cell>
          <table:table-cell table:style-name="ce51" table:number-columns-repeated="2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149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178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01" office:value-type="string">
            <text:p>jueves</text:p>
          </table:table-cell>
          <table:table-cell table:style-name="ce107" office:value-type="float" office:value="44798">
            <text:p>25-ago</text:p>
          </table:table-cell>
          <table:table-cell table:style-name="ce9" office:value-type="date" office:date-value="2022-08-02">
            <text:p>02/08/2022</text:p>
          </table:table-cell>
          <table:table-cell table:style-name="ce41"/>
          <table:table-cell table:style-name="ce46" office:value-type="string">
            <text:p>Comisaría Distrito de Chamberí</text:p>
          </table:table-cell>
          <table:table-cell table:style-name="ce56" office:value-type="float" office:value="913223270">
            <text:p>913223270</text:p>
          </table:table-cell>
          <table:table-cell table:style-name="ce56" office:value-type="float" office:value="4">
            <text:p>4</text:p>
          </table:table-cell>
          <table:table-cell table:style-name="ce6" office:value-type="string">
            <text:p>16227,16132,15723,16789</text:p>
          </table:table-cell>
          <table:table-cell table:style-name="ce6" office:value-type="string">
            <text:p>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1" office:value-type="string">
            <text:p>jueves</text:p>
          </table:table-cell>
          <table:table-cell table:style-name="ce107" office:value-type="float" office:value="44798">
            <text:p>25-ago</text:p>
          </table:table-cell>
          <table:table-cell table:style-name="ce159" office:value-type="date" office:date-value="2022-08-11">
            <text:p>11/08/2022</text:p>
          </table:table-cell>
          <table:table-cell table:style-name="ce167" office:value-type="string">
            <text:p>Falta J y DP 11/8</text:p>
          </table:table-cell>
          <table:table-cell table:style-name="ce129" office:value-type="string">
            <text:p>Comisaría Distrito de Fuencarral - El Pardo</text:p>
          </table:table-cell>
          <table:table-cell table:style-name="ce134" office:value-type="float" office:value="913224245">
            <text:p>913224245</text:p>
          </table:table-cell>
          <table:table-cell table:style-name="ce134" office:value-type="float" office:value="1">
            <text:p>1</text:p>
          </table:table-cell>
          <table:table-cell table:style-name="ce126" office:value-type="float" office:value="17737">
            <text:p>17737</text:p>
          </table:table-cell>
          <table:table-cell table:style-name="ce141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1" office:value-type="string">
            <text:p>jueves</text:p>
          </table:table-cell>
          <table:table-cell table:style-name="ce107" office:value-type="float" office:value="44798">
            <text:p>25-ago</text:p>
          </table:table-cell>
          <table:table-cell table:style-name="ce29" office:value-type="date" office:date-value="2022-08-05">
            <text:p>05/08/2022</text:p>
          </table:table-cell>
          <table:table-cell table:style-name="ce44" table:content-validation-name="val1"/>
          <table:table-cell table:style-name="ce46" office:value-type="string">
            <text:p>Comisaría Distrito de Latina</text:p>
          </table:table-cell>
          <table:table-cell table:style-name="ce38" office:value-type="float" office:value="913228694">
            <text:p>913228694</text:p>
          </table:table-cell>
          <table:table-cell table:style-name="ce177" table:content-validation-name="val1" office:value-type="float" office:value="4">
            <text:p>4</text:p>
          </table:table-cell>
          <table:table-cell table:style-name="ce51" office:value-type="string">
            <text:p>16157,16289,16890; 16159</text:p>
          </table:table-cell>
          <table:table-cell table:style-name="ce51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1" office:value-type="string">
            <text:p>jueves</text:p>
          </table:table-cell>
          <table:table-cell table:style-name="ce107" office:value-type="float" office:value="44798">
            <text:p>25-ago</text:p>
          </table:table-cell>
          <table:table-cell table:style-name="ce9" office:value-type="date" office:date-value="2022-08-09">
            <text:p>09/08/2022</text:p>
          </table:table-cell>
          <table:table-cell table:style-name="ce41" office:value-type="string">
            <text:p>pasada del 19/08</text:p>
          </table:table-cell>
          <table:table-cell table:style-name="ce46" office:value-type="string">
            <text:p>Guardia Civil de Ciempozuelos</text:p>
          </table:table-cell>
          <table:table-cell table:style-name="ce38" office:value-type="float" office:value="918930040">
            <text:p>918930040</text:p>
          </table:table-cell>
          <table:table-cell table:style-name="ce177" table:content-validation-name="val1" office:value-type="float" office:value="1">
            <text:p>1</text:p>
          </table:table-cell>
          <table:table-cell table:style-name="ce51" office:value-type="string">
            <text:p>2022-318-001685</text:p>
          </table:table-cell>
          <table:table-cell table:style-name="ce51" office:value-type="string">
            <text:p>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50"/>
          <table:table-cell table:style-name="ce149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178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47" office:value-type="string">
            <text:p>viernes</text:p>
          </table:table-cell>
          <table:table-cell table:style-name="ce152" office:value-type="float" office:value="44799">
            <text:p>26-ago</text:p>
          </table:table-cell>
          <table:table-cell table:style-name="ce9" office:value-type="date" office:date-value="2022-08-10">
            <text:p>10/08/2022</text:p>
          </table:table-cell>
          <table:table-cell table:style-name="ce41"/>
          <table:table-cell table:style-name="ce46" office:value-type="string">
            <text:p>(GOIZ III) Grupo Operativo de Investigación zonal II</text:p>
          </table:table-cell>
          <table:table-cell table:style-name="ce56" office:value-type="float" office:value="913220463">
            <text:p>913220463</text:p>
          </table:table-cell>
          <table:table-cell table:style-name="ce56" office:value-type="float" office:value="1">
            <text:p>1</text:p>
          </table:table-cell>
          <table:table-cell table:style-name="ce184" office:value-type="float" office:value="108">
            <text:p>108</text:p>
          </table:table-cell>
          <table:table-cell table:style-name="ce6" office:value-type="string">
            <text:p>coca en roca</text:p>
          </table:table-cell>
          <table:table-cell table:style-name="ce73" table:number-columns-repeated="5"/>
          <table:table-cell table:style-name="ce75" table:number-columns-repeated="1010"/>
        </table:table-row>
        <table:table-row table:style-name="ro1">
          <table:table-cell table:style-name="ce147" office:value-type="string">
            <text:p>viernes</text:p>
          </table:table-cell>
          <table:table-cell table:style-name="ce152" office:value-type="float" office:value="44799">
            <text:p>26-ago</text:p>
          </table:table-cell>
          <table:table-cell table:style-name="ce9" office:value-type="date" office:date-value="2022-08-10">
            <text:p>10/08/2022</text:p>
          </table:table-cell>
          <table:table-cell/>
          <table:table-cell table:style-name="ce46" office:value-type="string">
            <text:p>Comisaría Distrito de Ciudad Lineal</text:p>
          </table:table-cell>
          <table:table-cell table:style-name="ce56" office:value-type="float" office:value="913229435">
            <text:p>913229435</text:p>
          </table:table-cell>
          <table:table-cell table:style-name="ce56" office:value-type="float" office:value="6">
            <text:p>6</text:p>
          </table:table-cell>
          <table:table-cell table:style-name="ce6" office:value-type="string">
            <text:p>11672,12202,13291,14047,15632,13454</text:p>
          </table:table-cell>
          <table:table-cell table:style-name="ce6" office:value-type="string">
            <text:p>hachis,marihuana,coca,balanza,polvo rosa,sildenafilo</text:p>
          </table:table-cell>
          <table:table-cell table:style-name="ce73" table:number-columns-repeated="5"/>
          <table:table-cell table:style-name="ce75" table:number-columns-repeated="1010"/>
        </table:table-row>
        <table:table-row table:style-name="ro1">
          <table:table-cell table:style-name="ce147" office:value-type="string">
            <text:p>viernes</text:p>
          </table:table-cell>
          <table:table-cell table:style-name="ce152" office:value-type="float" office:value="44799">
            <text:p>26-ago</text:p>
          </table:table-cell>
          <table:table-cell table:style-name="ce6" table:number-columns-repeated="1022"/>
        </table:table-row>
        <table:table-row table:style-name="ro1">
          <table:table-cell table:style-name="ce50"/>
          <table:table-cell table:style-name="ce149"/>
          <table:table-cell table:style-name="ce35"/>
          <table:table-cell table:style-name="ce48" table:content-validation-name="val1"/>
          <table:table-cell table:style-name="ce52"/>
          <table:table-cell table:style-name="ce10"/>
          <table:table-cell table:style-name="ce183" table:content-validation-name="val1"/>
          <table:table-cell table:style-name="ce71" table:number-columns-repeated="2"/>
          <table:table-cell table:style-name="ce72" table:number-columns-repeated="1015"/>
        </table:table-row>
        <table:table-row table:style-name="ro12">
          <table:table-cell table:style-name="ce101" office:value-type="string">
            <text:p>lunes</text:p>
          </table:table-cell>
          <table:table-cell table:style-name="ce107" office:value-type="float" office:value="44802">
            <text:p>29-ago</text:p>
          </table:table-cell>
          <table:table-cell table:style-name="ce116" office:value-type="date" office:date-value="2022-08-01">
            <text:p>01/08/2022</text:p>
          </table:table-cell>
          <table:table-cell table:style-name="ce160" office:value-type="string">
            <text:p>1Moncloa,1Arganz, 10Retiro</text:p>
          </table:table-cell>
          <table:table-cell table:style-name="ce91" office:value-type="string">
            <text:p>Comisaría Distrito de Centro</text:p>
          </table:table-cell>
          <table:table-cell table:style-name="ce63" office:value-type="float" office:value="913224079">
            <text:p>913224079</text:p>
          </table:table-cell>
          <table:table-cell table:style-name="ce56" office:value-type="float" office:value="12">
            <text:p>12</text:p>
          </table:table-cell>
          <table:table-cell table:style-name="ce3" office:value-type="string">
            <text:p>15949,20441,18483,18898,19000-1,19000-2,19000-3,16944,16980,17041,17143,17154</text:p>
          </table:table-cell>
          <table:table-cell table:style-name="ce3" office:value-type="string">
            <text:p>GHB,polvo rosa,pastillas,coca,cogollos,marihuana,mefedrona…</text:p>
          </table:table-cell>
          <table:table-cell table:style-name="ce2" table:number-columns-repeated="1015"/>
        </table:table-row>
        <table:table-row table:style-name="ro1">
          <table:table-cell table:style-name="ce58"/>
          <table:table-cell table:style-name="ce67"/>
          <table:table-cell table:style-name="ce37"/>
          <table:table-cell table:style-name="ce49"/>
          <table:table-cell table:style-name="ce16"/>
          <table:table-cell table:style-name="ce62"/>
          <table:table-cell table:style-name="ce37"/>
          <table:table-cell table:style-name="ce72" table:number-columns-repeated="1017"/>
        </table:table-row>
        <table:table-row table:style-name="ro12">
          <table:table-cell table:style-name="ce101" office:value-type="string">
            <text:p>martes</text:p>
          </table:table-cell>
          <table:table-cell table:style-name="ce153" office:value-type="float" office:value="44803">
            <text:p>30-ago</text:p>
          </table:table-cell>
          <table:table-cell table:style-name="ce34" office:value-type="date" office:date-value="2022-08-05">
            <text:p>05/08/2022</text:p>
          </table:table-cell>
          <table:table-cell table:style-name="ce117" office:value-type="string">
            <text:p>2 medio largos !!!! <text:s/>Con 10 sust cada uno</text:p>
          </table:table-cell>
          <table:table-cell table:style-name="ce46" office:value-type="string">
            <text:p>Comisaría Distrito de Carabanchel</text:p>
          </table:table-cell>
          <table:table-cell table:style-name="ce56" office:value-type="float" office:value="913227520">
            <text:p>913227520</text:p>
          </table:table-cell>
          <table:table-cell table:style-name="ce56" office:value-type="float" office:value="7">
            <text:p>7</text:p>
          </table:table-cell>
          <table:table-cell table:style-name="ce6" office:value-type="string">
            <text:p>21086,21330,22725,23422,23502,23609,23093</text:p>
          </table:table-cell>
          <table:table-cell table:style-name="ce6" office:value-type="string">
            <text:p>past,polvo rosa,coca,hachis,cristalina marron,marihuana,cigarros porro..</text:p>
          </table:table-cell>
          <table:table-cell table:number-columns-repeated="1015"/>
        </table:table-row>
        <table:table-row table:style-name="ro1">
          <table:table-cell table:style-name="ce101" office:value-type="string">
            <text:p>martes</text:p>
          </table:table-cell>
          <table:table-cell table:style-name="ce153" office:value-type="float" office:value="44803">
            <text:p>30-ago</text:p>
          </table:table-cell>
          <table:table-cell table:style-name="ce34" office:value-type="date" office:date-value="2022-08-16">
            <text:p>16/08/2022</text:p>
          </table:table-cell>
          <table:table-cell table:style-name="ce117"/>
          <table:table-cell table:style-name="ce46" office:value-type="string">
            <text:p>Comisaría Local de Coslada - San Fernando</text:p>
          </table:table-cell>
          <table:table-cell table:style-name="ce56" office:value-type="float" office:value="913224001">
            <text:p>913224001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11545; 1456/22</text:p>
          </table:table-cell>
          <table:table-cell table:style-name="ce6"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101" office:value-type="string">
            <text:p>martes</text:p>
          </table:table-cell>
          <table:table-cell table:style-name="ce153" office:value-type="float" office:value="44803">
            <text:p>30-ago</text:p>
          </table:table-cell>
          <table:table-cell table:style-name="ce34" office:value-type="date" office:date-value="2022-08-16">
            <text:p>16/08/2022</text:p>
          </table:table-cell>
          <table:table-cell/>
          <table:table-cell table:style-name="ce46" office:value-type="string">
            <text:p>Guardia Civil de Rivas Vaciamadrid</text:p>
          </table:table-cell>
          <table:table-cell table:style-name="ce38" office:value-type="float" office:value="619647453">
            <text:p>619647453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5709/22; 5516/22</text:p>
          </table:table-cell>
          <table:table-cell table:style-name="ce6" office:value-type="string">
            <text:p>coca y hachis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7"/>
          <table:table-cell table:style-name="ce37"/>
          <table:table-cell table:style-name="ce49"/>
          <table:table-cell table:style-name="ce16"/>
          <table:table-cell table:style-name="ce62"/>
          <table:table-cell table:style-name="ce37"/>
          <table:table-cell table:style-name="ce72" table:number-columns-repeated="1017"/>
        </table:table-row>
        <table:table-row table:style-name="ro1">
          <table:table-cell table:style-name="ce148" office:value-type="string">
            <text:p>miércoles</text:p>
          </table:table-cell>
          <table:table-cell table:style-name="ce154" office:value-type="date" office:date-value="2022-08-31">
            <text:p>31-ago</text:p>
          </table:table-cell>
          <table:table-cell table:style-name="ce9" office:value-type="date" office:date-value="2022-08-09">
            <text:p>09/08/2022</text:p>
          </table:table-cell>
          <table:table-cell table:style-name="ce41"/>
          <table:table-cell table:style-name="ce6" office:value-type="string">
            <text:p>Comisaría Distrito de Salamanca</text:p>
          </table:table-cell>
          <table:table-cell table:style-name="ce56" office:value-type="float" office:value="913225570">
            <text:p>913225570</text:p>
          </table:table-cell>
          <table:table-cell table:style-name="ce56" office:value-type="float" office:value="5">
            <text:p>5</text:p>
          </table:table-cell>
          <table:table-cell table:style-name="ce6" office:value-type="string">
            <text:p>14966,15800,17028,19555,19749</text:p>
          </table:table-cell>
          <table:table-cell table:style-name="ce6" office:value-type="string">
            <text:p>coca,polvo ros,polvo marron,hachis</text:p>
          </table:table-cell>
          <table:table-cell table:number-columns-repeated="1015"/>
        </table:table-row>
        <table:table-row table:style-name="ro1">
          <table:table-cell table:style-name="ce148" office:value-type="string">
            <text:p>miércoles</text:p>
          </table:table-cell>
          <table:table-cell table:style-name="ce154" office:value-type="date" office:date-value="2022-08-31">
            <text:p>31-ago</text:p>
          </table:table-cell>
          <table:table-cell table:style-name="ce9" office:value-type="date" office:date-value="2022-08-11">
            <text:p>11/08/2022</text:p>
          </table:table-cell>
          <table:table-cell table:style-name="ce41" office:value-type="string">
            <text:p>puede q añadan mas</text:p>
          </table:table-cell>
          <table:table-cell table:style-name="ce6" office:value-type="string">
            <text:p>Comisaría Distrito de Chamartín</text:p>
          </table:table-cell>
          <table:table-cell table:style-name="ce56" office:value-type="float" office:value="913227914">
            <text:p>913227914</text:p>
          </table:table-cell>
          <table:table-cell table:style-name="ce56" office:value-type="float" office:value="1">
            <text:p>1</text:p>
          </table:table-cell>
          <table:table-cell table:style-name="ce184" office:value-type="float" office:value="13460">
            <text:p>13460</text:p>
          </table:table-cell>
          <table:table-cell table:style-name="ce6" office:value-type="string">
            <text:p>coca</text:p>
          </table:table-cell>
          <table:table-cell table:number-columns-repeated="1015"/>
        </table:table-row>
        <table:table-row table:style-name="ro1">
          <table:table-cell table:style-name="ce148" office:value-type="string">
            <text:p>miércoles</text:p>
          </table:table-cell>
          <table:table-cell table:style-name="ce154" office:value-type="date" office:date-value="2022-08-31">
            <text:p>31-ago</text:p>
          </table:table-cell>
          <table:table-cell table:style-name="ce9" office:value-type="date" office:date-value="2022-08-16">
            <text:p>16/08/2022</text:p>
          </table:table-cell>
          <table:table-cell table:style-name="ce41"/>
          <table:table-cell table:style-name="ce46" office:value-type="string">
            <text:p>Brigada Provincial P. J. Secc Grupo Menores (GRUME)</text:p>
          </table:table-cell>
          <table:table-cell table:style-name="ce56" office:value-type="float" office:value="914931178">
            <text:p>914931178</text:p>
          </table:table-cell>
          <table:table-cell table:style-name="ce177" office:value-type="float" office:value="3">
            <text:p>3</text:p>
          </table:table-cell>
          <table:table-cell table:style-name="ce51" office:value-type="string">
            <text:p>3494, 3606; 3554</text:p>
          </table:table-cell>
          <table:table-cell table:style-name="ce6" office:value-type="string">
            <text:p>hachis; hachis; hachis</text:p>
          </table:table-cell>
          <table:table-cell table:number-columns-repeated="1015"/>
        </table:table-row>
        <table:table-row table:style-name="ro12">
          <table:table-cell table:style-name="ce148" office:value-type="string">
            <text:p>miércoles</text:p>
          </table:table-cell>
          <table:table-cell table:style-name="ce154" office:value-type="date" office:date-value="2022-08-31">
            <text:p>31-ago</text:p>
          </table:table-cell>
          <table:table-cell table:style-name="ce116" office:value-type="date" office:date-value="2022-08-11">
            <text:p>11/08/2022</text:p>
          </table:table-cell>
          <table:table-cell table:style-name="ce117" office:value-type="string">
            <text:p>Causa con preso 2+1 Gregorio</text:p>
          </table:table-cell>
          <table:table-cell table:style-name="ce3" office:value-type="string">
            <text:p>P.N. Grupo Estupefacientes Aeropuerto Barajas</text:p>
          </table:table-cell>
          <table:table-cell table:style-name="ce63" office:value-type="float" office:value="913010919">
            <text:p>913010919</text:p>
          </table:table-cell>
          <table:table-cell table:style-name="ce56" office:value-type="float" office:value="3">
            <text:p>3</text:p>
          </table:table-cell>
          <table:table-cell table:style-name="ce3" office:value-type="string">
            <text:p>9950 (Gregorio + Barajas),10154; 10565/22</text:p>
          </table:table-cell>
          <table:table-cell table:style-name="ce3" office:value-type="string">
            <text:p>boleros; 1,280g coca</text:p>
          </table:table-cell>
          <table:table-cell table:number-columns-repeated="1015"/>
        </table:table-row>
        <table:table-row table:style-name="ro12" table:number-rows-repeated="104848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JULIO 22" table:style-name="ta7" table:print="false">
        <table:table-column table:style-name="co3" table:default-cell-style-name="ce18"/>
        <table:table-column table:style-name="co4" table:default-cell-style-name="ce18"/>
        <table:table-column table:style-name="co5" table:default-cell-style-name="ce36"/>
        <table:table-column table:style-name="co6" table:default-cell-style-name="ce45"/>
        <table:table-column table:style-name="co24" table:default-cell-style-name="ce18"/>
        <table:table-column table:style-name="co8" table:default-cell-style-name="ce61"/>
        <table:table-column table:style-name="co9" table:default-cell-style-name="ce18"/>
        <table:table-column table:style-name="co10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table:style-name="ce7" office:value-type="string" table:number-columns-spanned="2" table:number-rows-spanned="1">
            <text:p>DIA CITA</text:p>
          </table:table-cell>
          <table:covered-table-cell table:style-name="ce19"/>
          <table:table-cell table:style-name="ce29" office:value-type="string">
            <text:p>FECHA LLAMADA</text:p>
          </table:table-cell>
          <table:table-cell table:style-name="ce38" table:content-validation-name="val1" office:value-type="string">
            <text:p>OBSERVACIONES</text:p>
          </table:table-cell>
          <table:table-cell table:style-name="ce38" office:value-type="string">
            <text:p>Comisaría / Cuerpo Policial</text:p>
          </table:table-cell>
          <table:table-cell table:style-name="ce38" office:value-type="string">
            <text:p>Teléfono</text:p>
          </table:table-cell>
          <table:table-cell table:style-name="ce38" table:content-validation-name="val1" office:value-type="string">
            <text:p>Nº Ates</text:p>
          </table:table-cell>
          <table:table-cell table:style-name="ce38" office:value-type="string">
            <text:p>Atestados o D. Policiales</text:p>
          </table:table-cell>
          <table:table-cell table:style-name="ce51" office:value-type="string">
            <text:p>Descripción</text:p>
          </table:table-cell>
          <table:table-cell table:style-name="ce6" table:number-columns-repeated="1015"/>
        </table:table-row>
        <table:table-row table:style-name="ro1">
          <table:table-cell table:style-name="ce8" table:number-columns-repeated="2"/>
          <table:table-cell table:style-name="ce30"/>
          <table:table-cell table:style-name="ce39" table:content-validation-name="val1"/>
          <table:table-cell table:style-name="ce50" table:number-columns-repeated="2"/>
          <table:table-cell table:style-name="ce50" table:content-validation-name="val1"/>
          <table:table-cell table:style-name="ce50"/>
          <table:table-cell table:style-name="ce66"/>
          <table:table-cell table:style-name="ce67" table:number-columns-repeated="5"/>
          <table:table-cell table:style-name="ce72" table:number-columns-repeated="1010"/>
        </table:table-row>
        <table:table-row table:style-name="ro12">
          <table:table-cell table:style-name="ce187" office:value-type="string">
            <text:p>Viernes </text:p>
          </table:table-cell>
          <table:table-cell table:style-name="ce196" office:value-type="float" office:value="44743">
            <text:p>1-jul</text:p>
          </table:table-cell>
          <table:table-cell table:style-name="ce29" office:value-type="date" office:date-value="2022-06-21">
            <text:p>21/06/2022</text:p>
          </table:table-cell>
          <table:table-cell table:style-name="ce90" table:content-validation-name="val1" office:value-type="string">
            <text:p>Registro 11 sust de 2020 URG</text:p>
          </table:table-cell>
          <table:table-cell table:style-name="ce51" office:value-type="string">
            <text:p>Comisaría Distrito de Ciudad Lineal</text:p>
          </table:table-cell>
          <table:table-cell table:style-name="ce38" office:value-type="float" office:value="913671396">
            <text:p>913671396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DP 400/2020,DP 1030/2022</text:p>
          </table:table-cell>
          <table:table-cell table:style-name="ce51" office:value-type="string">
            <text:p>marihuana,hachis,coca;marihuana(2Kg)</text:p>
          </table:table-cell>
          <table:table-cell table:style-name="ce6" table:number-columns-repeated="5"/>
          <table:table-cell table:number-columns-repeated="1010"/>
        </table:table-row>
        <table:table-row table:style-name="ro9">
          <table:table-cell table:style-name="ce187" office:value-type="string">
            <text:p>Viernes </text:p>
          </table:table-cell>
          <table:table-cell table:style-name="ce196" office:value-type="float" office:value="44743">
            <text:p>1-jul</text:p>
          </table:table-cell>
          <table:table-cell table:style-name="ce29" office:value-type="date" office:date-value="2022-06-22">
            <text:p>22/06/2022</text:p>
          </table:table-cell>
          <table:table-cell table:style-name="ce90" table:content-validation-name="val1" office:value-type="string">
            <text:p>1 causa con preso</text:p>
          </table:table-cell>
          <table:table-cell table:style-name="ce46" office:value-type="string">
            <text:p>Comisaría Distrito de Puente de Vallecas</text:p>
          </table:table-cell>
          <table:table-cell table:style-name="ce38" office:value-type="float" office:value="917570119">
            <text:p>917570119</text:p>
          </table:table-cell>
          <table:table-cell table:style-name="ce38" table:content-validation-name="val1" office:value-type="float" office:value="6">
            <text:p>6</text:p>
          </table:table-cell>
          <table:table-cell table:style-name="ce51" office:value-type="string">
            <text:p>16154; 5629; 11590; 12635; 13183; 13381</text:p>
          </table:table-cell>
          <table:table-cell table:style-name="ce51" office:value-type="string">
            <text:p>cocaina; sustancias diversas, sustancias, Sustancias y comprimidos, comprimidos; susytnacia marrón</text:p>
          </table:table-cell>
          <table:table-cell table:style-name="ce6" table:number-columns-repeated="5"/>
          <table:table-cell table:number-columns-repeated="1010"/>
        </table:table-row>
        <table:table-row table:style-name="ro9">
          <table:table-cell table:style-name="ce187" office:value-type="string">
            <text:p>Viernes </text:p>
          </table:table-cell>
          <table:table-cell table:style-name="ce196" office:value-type="float" office:value="44743">
            <text:p>1-jul</text:p>
          </table:table-cell>
          <table:table-cell table:style-name="ce116"/>
          <table:table-cell table:style-name="ce40"/>
          <table:table-cell table:style-name="ce51" office:value-type="string">
            <text:p>Guardia Civil de Valdemoro</text:p>
          </table:table-cell>
          <table:table-cell table:style-name="ce63" office:value-type="float" office:value="918099405">
            <text:p>918099405</text:p>
          </table:table-cell>
          <table:table-cell table:style-name="ce63" office:value-type="float" office:value="1">
            <text:p>1</text:p>
          </table:table-cell>
          <table:table-cell table:style-name="ce65" office:value-type="string">
            <text:p>2022-310-3903</text:p>
          </table:table-cell>
          <table:table-cell table:style-name="ce51" office:value-type="string">
            <text:p>hachis ,meta</text:p>
          </table:table-cell>
          <table:table-cell table:style-name="ce6" table:number-columns-repeated="5"/>
          <table:table-cell table:number-columns-repeated="1010"/>
        </table:table-row>
        <table:table-row table:style-name="ro9">
          <table:table-cell table:style-name="ce187" office:value-type="string">
            <text:p>Viernes </text:p>
          </table:table-cell>
          <table:table-cell table:style-name="ce196" office:value-type="float" office:value="44743">
            <text:p>1-jul</text:p>
          </table:table-cell>
          <table:table-cell table:style-name="ce116" office:value-type="date" office:date-value="2022-06-20">
            <text:p>20/06/2022</text:p>
          </table:table-cell>
          <table:table-cell table:style-name="ce40"/>
          <table:table-cell table:style-name="ce51" office:value-type="string">
            <text:p>Guardia Civil de Guadarrama</text:p>
          </table:table-cell>
          <table:table-cell table:style-name="ce63" office:value-type="float" office:value="918549503">
            <text:p>918549503</text:p>
          </table:table-cell>
          <table:table-cell table:style-name="ce63" office:value-type="float" office:value="1">
            <text:p>1</text:p>
          </table:table-cell>
          <table:table-cell table:style-name="ce65" office:value-type="string">
            <text:p>cocaina</text:p>
          </table:table-cell>
          <table:table-cell table:style-name="ce51"/>
          <table:table-cell table:style-name="ce6" table:number-columns-repeated="5"/>
          <table:table-cell table:number-columns-repeated="1010"/>
        </table:table-row>
        <table:table-row table:style-name="ro9">
          <table:table-cell table:style-name="ce187" office:value-type="string">
            <text:p>Viernes </text:p>
          </table:table-cell>
          <table:table-cell table:style-name="ce196" office:value-type="float" office:value="44743">
            <text:p>1-jul</text:p>
          </table:table-cell>
          <table:table-cell table:style-name="ce116" office:value-type="date" office:date-value="2022-06-15">
            <text:p>15/06/2022</text:p>
          </table:table-cell>
          <table:table-cell table:style-name="ce40"/>
          <table:table-cell table:style-name="ce46" office:value-type="string">
            <text:p>Comisaría Local de Alcobendas - San Sebastián de los Reyes</text:p>
          </table:table-cell>
          <table:table-cell table:style-name="ce38" office:value-type="float" office:value="913220275">
            <text:p>913220275</text:p>
          </table:table-cell>
          <table:table-cell table:style-name="ce63" office:value-type="float" office:value="4">
            <text:p>4</text:p>
          </table:table-cell>
          <table:table-cell table:style-name="ce65" office:value-type="string">
            <text:p>13985; 14276; 14399; 8411</text:p>
          </table:table-cell>
          <table:table-cell table:style-name="ce51" office:value-type="string">
            <text:p>cocaina y hachis</text:p>
          </table:table-cell>
          <table:table-cell table:style-name="ce6" table:number-columns-repeated="5"/>
          <table:table-cell table:number-columns-repeated="1010"/>
        </table:table-row>
        <table:table-row table:style-name="ro12">
          <table:table-cell table:style-name="ce187" office:value-type="string">
            <text:p>Viernes </text:p>
          </table:table-cell>
          <table:table-cell table:style-name="ce196" office:value-type="float" office:value="44743">
            <text:p>1-jul</text:p>
          </table:table-cell>
          <table:table-cell table:style-name="ce116" office:value-type="date" office:date-value="2022-06-29">
            <text:p>29/06/2022</text:p>
          </table:table-cell>
          <table:table-cell table:style-name="ce117" office:value-type="string">
            <text:p>RECLAMADO. Urg. Causa con preso</text:p>
          </table:table-cell>
          <table:table-cell table:style-name="ce46" office:value-type="string">
            <text:p>Comisaría Distrito de Tetuán</text:p>
          </table:table-cell>
          <table:table-cell table:style-name="ce63" office:value-type="float" office:value="913221086">
            <text:p>913221086</text:p>
          </table:table-cell>
          <table:table-cell table:style-name="ce63" office:value-type="float" office:value="1">
            <text:p>1</text:p>
          </table:table-cell>
          <table:table-cell table:style-name="ce55" office:value-type="float" office:value="12723">
            <text:p>12723</text:p>
          </table:table-cell>
          <table:table-cell table:style-name="ce3" office:value-type="string">
            <text:p>hachis,cocaina,marihuana,metanf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21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7">
          <table:table-cell table:style-name="ce187" office:value-type="string">
            <text:p>Lunes </text:p>
          </table:table-cell>
          <table:table-cell table:style-name="ce196" office:value-type="float" office:value="44746">
            <text:p>4-jul</text:p>
          </table:table-cell>
          <table:table-cell table:style-name="ce116" office:value-type="date" office:date-value="2022-06-14">
            <text:p>14/06/2022</text:p>
          </table:table-cell>
          <table:table-cell table:style-name="ce117" office:value-type="string">
            <text:p>Centro corresponde con Moncloa 8 y Retiro 3</text:p>
          </table:table-cell>
          <table:table-cell table:style-name="ce46" office:value-type="string">
            <text:p>Comisaría Distrito de Centro</text:p>
          </table:table-cell>
          <table:table-cell table:style-name="ce63" office:value-type="float" office:value="913224079">
            <text:p>913224079</text:p>
          </table:table-cell>
          <table:table-cell table:style-name="ce63" office:value-type="float" office:value="11">
            <text:p>11</text:p>
          </table:table-cell>
          <table:table-cell table:style-name="ce51" office:value-type="string">
            <text:p>9051,28520,12006,11776,11215,12009,12008,12007; 13842,13923,13574</text:p>
          </table:table-cell>
          <table:table-cell table:style-name="ce3" office:value-type="string">
            <text:p>hachis,coca,MDMA,sust liq,pastillas,polvo rosa,mefedrona,marihuana; ketamina,MDMA,coca,mefedrona</text:p>
          </table:table-cell>
          <table:table-cell table:style-name="ce74"/>
          <table:table-cell table:style-name="ce6" table:number-columns-repeated="4"/>
          <table:table-cell table:number-columns-repeated="1010"/>
        </table:table-row>
        <table:table-row table:style-name="ro10">
          <table:table-cell table:style-name="ce187" office:value-type="string">
            <text:p>Lunes </text:p>
          </table:table-cell>
          <table:table-cell table:style-name="ce196" office:value-type="float" office:value="44746">
            <text:p>4-jul</text:p>
          </table:table-cell>
          <table:table-cell table:style-name="ce9" office:value-type="date" office:date-value="2022-06-20">
            <text:p>20/06/2022</text:p>
          </table:table-cell>
          <table:table-cell table:style-name="ce41"/>
          <table:table-cell table:style-name="ce46" office:value-type="string">
            <text:p>Guardia Civil de Tres Cantos</text:p>
          </table:table-cell>
          <table:table-cell table:style-name="ce38" office:value-type="string">
            <text:p>918073900 (Ext44831)/626848563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90/22</text:p>
          </table:table-cell>
          <table:table-cell table:style-name="ce6" office:value-type="string">
            <text:p>MDMA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187" office:value-type="string">
            <text:p>Lunes </text:p>
          </table:table-cell>
          <table:table-cell table:style-name="ce196" office:value-type="float" office:value="44746">
            <text:p>4-jul</text:p>
          </table:table-cell>
          <table:table-cell table:style-name="ce9" office:value-type="date" office:date-value="2022-06-20">
            <text:p>20/06/2022</text:p>
          </table:table-cell>
          <table:table-cell table:style-name="ce41"/>
          <table:table-cell table:style-name="ce46" office:value-type="string">
            <text:p>Brigada Provincial de Información</text:p>
          </table:table-cell>
          <table:table-cell table:style-name="ce38" office:value-type="float" office:value="913227118">
            <text:p>913227118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1888/22</text:p>
          </table:table-cell>
          <table:table-cell table:style-name="ce6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"/>
          <table:table-cell table:style-name="ce21"/>
          <table:table-cell table:style-name="ce32"/>
          <table:table-cell table:style-name="ce42" table:content-validation-name="val1"/>
          <table:table-cell table:style-name="ce52"/>
          <table:table-cell table:style-name="ce50"/>
          <table:table-cell table:style-name="ce58"/>
          <table:table-cell table:style-name="ce67" table:number-columns-repeated="7"/>
          <table:table-cell table:style-name="ce72" table:number-columns-repeated="1010"/>
        </table:table-row>
        <table:table-row table:style-name="ro11">
          <table:table-cell table:style-name="ce187" office:value-type="string">
            <text:p>Martes</text:p>
          </table:table-cell>
          <table:table-cell table:style-name="ce196" office:value-type="float" office:value="44747">
            <text:p>5-jul</text:p>
          </table:table-cell>
          <table:table-cell table:style-name="ce9" office:value-type="date" office:date-value="2022-06-14">
            <text:p>14/06/2022</text:p>
          </table:table-cell>
          <table:table-cell table:style-name="ce41" table:content-validation-name="val1"/>
          <table:table-cell table:style-name="ce46" office:value-type="string">
            <text:p>Guardia Civil Compañía de Seguridad del Aeropuerto de Barajas</text:p>
          </table:table-cell>
          <table:table-cell table:style-name="ce38" office:value-type="float" office:value="917466549">
            <text:p>917466549</text:p>
          </table:table-cell>
          <table:table-cell table:style-name="ce56" office:value-type="float" office:value="7">
            <text:p>7</text:p>
          </table:table-cell>
          <table:table-cell table:style-name="ce6" office:value-type="string">
            <text:p>2022-160-193,221,223,354,391,396,2022-159-446</text:p>
          </table:table-cell>
          <table:table-cell table:style-name="ce6" office:value-type="string">
            <text:p>MDMA,coca liq,marihuana,hachis..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87" office:value-type="string">
            <text:p>Martes</text:p>
          </table:table-cell>
          <table:table-cell table:style-name="ce196" office:value-type="float" office:value="44747">
            <text:p>5-jul</text:p>
          </table:table-cell>
          <table:table-cell table:style-name="ce9" office:value-type="date" office:date-value="2022-06-16">
            <text:p>16/06/2022</text:p>
          </table:table-cell>
          <table:table-cell table:style-name="ce41" table:content-validation-name="val1" office:value-type="string">
            <text:p>añaden 3 21/06</text:p>
          </table:table-cell>
          <table:table-cell table:style-name="ce46" office:value-type="string">
            <text:p>Comisaría Distrito de Arganzuela</text:p>
          </table:table-cell>
          <table:table-cell table:style-name="ce38" office:value-type="float" office:value="913221239">
            <text:p>913221239</text:p>
          </table:table-cell>
          <table:table-cell table:style-name="ce56" office:value-type="float" office:value="4">
            <text:p>4</text:p>
          </table:table-cell>
          <table:table-cell table:style-name="ce92" office:value-type="string">
            <text:p>12787,16384,16278,16261</text:p>
          </table:table-cell>
          <table:table-cell table:style-name="ce6" office:value-type="string">
            <text:p>sustancia pulverulenta.hachis,coca,pastillla,marihuan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87" office:value-type="string">
            <text:p>Martes</text:p>
          </table:table-cell>
          <table:table-cell table:style-name="ce196" office:value-type="float" office:value="44747">
            <text:p>5-jul</text:p>
          </table:table-cell>
          <table:table-cell table:style-name="ce9" office:value-type="date" office:date-value="2022-06-20">
            <text:p>20/06/2022</text:p>
          </table:table-cell>
          <table:table-cell table:style-name="ce41" table:content-validation-name="val1"/>
          <table:table-cell table:style-name="ce46" office:value-type="string">
            <text:p>Guardia Civil de Soto del Real</text:p>
          </table:table-cell>
          <table:table-cell table:style-name="ce38" office:value-type="float" office:value="918477047">
            <text:p>918477047</text:p>
          </table:table-cell>
          <table:table-cell table:style-name="ce56" office:value-type="float" office:value="2">
            <text:p>2</text:p>
          </table:table-cell>
          <table:table-cell table:style-name="ce92" office:value-type="float" office:value="486.488">
            <text:p>486,488</text:p>
          </table:table-cell>
          <table:table-cell table:style-name="ce6" office:value-type="string">
            <text:p>hachis.cocaina</text:p>
          </table:table-cell>
          <table:table-cell/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187" office:value-type="string">
            <text:p>Martes</text:p>
          </table:table-cell>
          <table:table-cell table:style-name="ce196" office:value-type="float" office:value="44747">
            <text:p>5-jul</text:p>
          </table:table-cell>
          <table:table-cell table:style-name="ce33" office:value-type="date" office:date-value="2022-06-21">
            <text:p>21/06/2022</text:p>
          </table:table-cell>
          <table:table-cell table:style-name="ce43"/>
          <table:table-cell table:style-name="ce46" office:value-type="string">
            <text:p>Comisaría Local de Aranjuez</text:p>
          </table:table-cell>
          <table:table-cell table:style-name="ce57" office:value-type="float" office:value="918929405">
            <text:p>918929405</text:p>
          </table:table-cell>
          <table:table-cell table:style-name="ce64" office:value-type="float" office:value="1">
            <text:p>1</text:p>
          </table:table-cell>
          <table:table-cell table:style-name="ce68" office:value-type="float" office:value="4102">
            <text:p>4102</text:p>
          </table:table-cell>
          <table:table-cell table:style-name="ce54" office:value-type="string">
            <text:p>ustancia blanca y pastill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"/>
          <table:table-cell table:style-name="ce21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6">
          <table:table-cell table:style-name="ce187" office:value-type="string">
            <text:p>Miércoles</text:p>
          </table:table-cell>
          <table:table-cell table:style-name="ce196" office:value-type="float" office:value="44748">
            <text:p>6-jul</text:p>
          </table:table-cell>
          <table:table-cell table:style-name="ce116" office:value-type="date" office:date-value="2022-06-14">
            <text:p>14/06/2022</text:p>
          </table:table-cell>
          <table:table-cell table:style-name="ce117" office:value-type="string">
            <text:p>Arganzuela 6 + 1 registro 25 muestras 17/06añaden 1 urgente</text:p>
          </table:table-cell>
          <table:table-cell table:style-name="ce46" office:value-type="string">
            <text:p>Comisaría Distrito de Centro</text:p>
          </table:table-cell>
          <table:table-cell table:style-name="ce63" office:value-type="float" office:value="913224079">
            <text:p>913224079</text:p>
          </table:table-cell>
          <table:table-cell table:style-name="ce63" office:value-type="float" office:value="7">
            <text:p>7</text:p>
          </table:table-cell>
          <table:table-cell table:style-name="ce51" office:value-type="string">
            <text:p>15941,15669,15717,15886,15254,13503,17924</text:p>
          </table:table-cell>
          <table:table-cell table:style-name="ce51" office:value-type="string">
            <text:p>hachis,coca,pastillas,polvo rosa,marihuana;meta,keta,mefe,popper,extasis,marihuana,coca</text:p>
          </table:table-cell>
          <table:table-cell table:style-name="ce6" table:number-columns-repeated="5"/>
          <table:table-cell table:number-columns-repeated="1010"/>
        </table:table-row>
        <table:table-row table:style-name="ro12">
          <table:table-cell table:style-name="ce187" office:value-type="string">
            <text:p>Miércoles</text:p>
          </table:table-cell>
          <table:table-cell table:style-name="ce196" office:value-type="float" office:value="44748">
            <text:p>6-jul</text:p>
          </table:table-cell>
          <table:table-cell table:style-name="ce116" office:value-type="date" office:date-value="2022-06-24">
            <text:p>24/06/2022</text:p>
          </table:table-cell>
          <table:table-cell table:style-name="ce117" office:value-type="string">
            <text:p>Reclamado juzgado añaden 1 04/07</text:p>
          </table:table-cell>
          <table:table-cell table:style-name="ce46" office:value-type="string">
            <text:p>Brigada Provincial P. J. Secc Grupo Menores (GRUME)</text:p>
          </table:table-cell>
          <table:table-cell table:style-name="ce63" office:value-type="float" office:value="914931178">
            <text:p>914931178</text:p>
          </table:table-cell>
          <table:table-cell table:style-name="ce63" office:value-type="float" office:value="4">
            <text:p>4</text:p>
          </table:table-cell>
          <table:table-cell table:style-name="ce51" office:value-type="string">
            <text:p>2874; 2816; 2806;2972</text:p>
          </table:table-cell>
          <table:table-cell table:style-name="ce51" office:value-type="string">
            <text:p>hachis; hachis; hachis, 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7" office:value-type="string">
            <text:p>Miércoles</text:p>
          </table:table-cell>
          <table:table-cell table:style-name="ce196" office:value-type="float" office:value="44748">
            <text:p>6-jul</text:p>
          </table:table-cell>
          <table:table-cell table:style-name="ce116" office:value-type="date" office:date-value="2022-06-22">
            <text:p>22/06/2022</text:p>
          </table:table-cell>
          <table:table-cell table:style-name="ce117"/>
          <table:table-cell table:style-name="ce46" office:value-type="string">
            <text:p>Guardia Civil de Boadilla del Monte</text:p>
          </table:table-cell>
          <table:table-cell table:style-name="ce63" office:value-type="float" office:value="916332500">
            <text:p>916332500</text:p>
          </table:table-cell>
          <table:table-cell table:style-name="ce63" office:value-type="float" office:value="1">
            <text:p>1</text:p>
          </table:table-cell>
          <table:table-cell table:style-name="ce51" office:value-type="string">
            <text:p>1677/22</text:p>
          </table:table-cell>
          <table:table-cell table:style-name="ce51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6">
          <table:table-cell table:style-name="ce187" office:value-type="string">
            <text:p>Jueves</text:p>
          </table:table-cell>
          <table:table-cell table:style-name="ce196" office:value-type="float" office:value="44749">
            <text:p>7-jul</text:p>
          </table:table-cell>
          <table:table-cell table:style-name="ce29" office:value-type="date" office:date-value="2022-06-16">
            <text:p>16/06/2022</text:p>
          </table:table-cell>
          <table:table-cell table:style-name="ce165"/>
          <table:table-cell table:style-name="ce51" office:value-type="string">
            <text:p>Comisaría Distrito de Tetuán</text:p>
          </table:table-cell>
          <table:table-cell table:style-name="ce63" office:value-type="float" office:value="913221086">
            <text:p>913221086</text:p>
          </table:table-cell>
          <table:table-cell table:style-name="ce63" office:value-type="float" office:value="14">
            <text:p>14</text:p>
          </table:table-cell>
          <table:table-cell table:style-name="ce87" office:value-type="string">
            <text:p>12675,12770,13473,12189,11072,11392,10225,9884,9889,9879,9637,12556,12404,9526</text:p>
          </table:table-cell>
          <table:table-cell table:style-name="ce46" office:value-type="string">
            <text:p>coca,hachis,marihuana,shabú,polvo rosa…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2"/>
          <table:table-cell table:style-name="ce42"/>
          <table:table-cell table:style-name="ce52"/>
          <table:table-cell table:style-name="ce58" table:number-columns-repeated="2"/>
          <table:table-cell table:style-name="ce67" table:number-columns-repeated="7"/>
          <table:table-cell table:style-name="ce72" table:number-columns-repeated="1010"/>
        </table:table-row>
        <table:table-row table:style-name="ro1">
          <table:table-cell table:style-name="ce187" office:value-type="string">
            <text:p>Viernes</text:p>
          </table:table-cell>
          <table:table-cell table:style-name="ce196" office:value-type="float" office:value="44750">
            <text:p>8-jul</text:p>
          </table:table-cell>
          <table:table-cell table:style-name="ce9" office:value-type="date" office:date-value="2022-06-16">
            <text:p>16/06/2022</text:p>
          </table:table-cell>
          <table:table-cell table:style-name="ce41" office:value-type="string">
            <text:p>del 20/06 + 7 el 27/05</text:p>
          </table:table-cell>
          <table:table-cell table:style-name="ce46" office:value-type="string">
            <text:p>(GOIZ II) Grupo Operativo de Investigación zonal II</text:p>
          </table:table-cell>
          <table:table-cell table:style-name="ce38" office:value-type="float" office:value="913220464">
            <text:p>913220464</text:p>
          </table:table-cell>
          <table:table-cell table:style-name="ce38" table:content-validation-name="val1" office:value-type="float" office:value="8">
            <text:p>8</text:p>
          </table:table-cell>
          <table:table-cell table:style-name="ce51" office:value-type="string">
            <text:p>DP 921/22, actas. 0634223/4,0673459,0573765,1430246,2086731,0573766</text:p>
          </table:table-cell>
          <table:table-cell table:style-name="ce51" office:value-type="string">
            <text:p>marihuana y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7" office:value-type="string">
            <text:p>Viernes</text:p>
          </table:table-cell>
          <table:table-cell table:style-name="ce196" office:value-type="float" office:value="44750">
            <text:p>8-jul</text:p>
          </table:table-cell>
          <table:table-cell table:style-name="ce9" office:value-type="date" office:date-value="2022-06-22">
            <text:p>22/06/2022</text:p>
          </table:table-cell>
          <table:table-cell/>
          <table:table-cell table:style-name="ce46" office:value-type="string">
            <text:p>Comisaría Distrito de Puente de Vallecas</text:p>
          </table:table-cell>
          <table:table-cell table:style-name="ce38" office:value-type="float" office:value="917570119">
            <text:p>917570119</text:p>
          </table:table-cell>
          <table:table-cell table:style-name="ce56" office:value-type="float" office:value="6">
            <text:p>6</text:p>
          </table:table-cell>
          <table:table-cell table:style-name="ce6" office:value-type="string">
            <text:p>13481; 13598; 13546; 14631; 14633; 14988</text:p>
          </table:table-cell>
          <table:table-cell table:style-name="ce6" office:value-type="string">
            <text:p>diversas sustanci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7" office:value-type="string">
            <text:p>Lunes</text:p>
          </table:table-cell>
          <table:table-cell table:style-name="ce196" office:value-type="float" office:value="44753">
            <text:p>11-jul</text:p>
          </table:table-cell>
          <table:table-cell table:style-name="ce9" office:value-type="date" office:date-value="2022-06-20">
            <text:p>20/06/2022</text:p>
          </table:table-cell>
          <table:table-cell table:style-name="ce41" office:value-type="string">
            <text:p><text:s/>8 retiro + 4 arganzuela, añaden 1 del miércoles 6/7</text:p>
          </table:table-cell>
          <table:table-cell table:style-name="ce46" office:value-type="string">
            <text:p>Comisaría Distrito de Centro</text:p>
          </table:table-cell>
          <table:table-cell table:style-name="ce56" office:value-type="float" office:value="913224079">
            <text:p>913224079</text:p>
          </table:table-cell>
          <table:table-cell table:style-name="ce38" table:content-validation-name="val1" office:value-type="float" office:value="13">
            <text:p>13</text:p>
          </table:table-cell>
          <table:table-cell table:style-name="ce51" office:value-type="string">
            <text:p>14198,14224,14318,14593,14602,14682,14759,14760,13307,16486,16351,16138; 17924</text:p>
          </table:table-cell>
          <table:table-cell table:style-name="ce51" office:value-type="string">
            <text:p>hachis,coca,heroína,coca rosa,marihuana,extasis,</text:p>
          </table:table-cell>
          <table:table-cell table:style-name="ce6" table:number-columns-repeated="5"/>
          <table:table-cell table:number-columns-repeated="1010"/>
        </table:table-row>
        <table:table-row table:style-name="ro16">
          <table:table-cell table:style-name="ce187" office:value-type="string">
            <text:p>Lunes</text:p>
          </table:table-cell>
          <table:table-cell table:style-name="ce196" office:value-type="float" office:value="44753">
            <text:p>11-jul</text:p>
          </table:table-cell>
          <table:table-cell table:style-name="ce205" office:value-type="date" office:date-value="2022-06-24">
            <text:p>24/06/2022</text:p>
          </table:table-cell>
          <table:table-cell table:style-name="ce117" office:value-type="string">
            <text:p>cambio del 27/06 <text:s text:c="13"/>pasado al 1/7 URG Reclamado</text:p>
          </table:table-cell>
          <table:table-cell table:style-name="ce129" office:value-type="string">
            <text:p>Comisaría Distrito de Tetuán</text:p>
          </table:table-cell>
          <table:table-cell table:style-name="ce175" office:value-type="float" office:value="913221086">
            <text:p>913221086</text:p>
          </table:table-cell>
          <table:table-cell table:style-name="ce175" office:value-type="float" office:value="1">
            <text:p>1</text:p>
          </table:table-cell>
          <table:table-cell table:style-name="ce215" office:value-type="float" office:value="12723">
            <text:p>12723</text:p>
          </table:table-cell>
          <table:table-cell table:style-name="ce3" office:value-type="string">
            <text:p>hachis,cocaina,marihuana,metanf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7" office:value-type="string">
            <text:p>Lunes</text:p>
          </table:table-cell>
          <table:table-cell table:style-name="ce196" office:value-type="float" office:value="44753">
            <text:p>11-jul</text:p>
          </table:table-cell>
          <table:table-cell table:style-name="ce9" office:value-type="date" office:date-value="2022-06-23">
            <text:p>23/06/2022</text:p>
          </table:table-cell>
          <table:table-cell table:style-name="ce41" office:value-type="string">
            <text:p>añaden 1 01/07</text:p>
          </table:table-cell>
          <table:table-cell table:style-name="ce46" office:value-type="string">
            <text:p>Comisaría Distrito de Latina</text:p>
          </table:table-cell>
          <table:table-cell table:style-name="ce56" office:value-type="float" office:value="913228694">
            <text:p>913228694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float" office:value="12565.13799">
            <text:p>12565,13799</text:p>
          </table:table-cell>
          <table:table-cell table:style-name="ce51" office:value-type="string">
            <text:p>hachis,cocaina,marihuana,metanf,tucibi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0">
          <table:table-cell table:style-name="ce187" office:value-type="string">
            <text:p>Martes</text:p>
          </table:table-cell>
          <table:table-cell table:style-name="ce196" office:value-type="float" office:value="44754">
            <text:p>12-jul</text:p>
          </table:table-cell>
          <table:table-cell table:style-name="ce9" office:value-type="date" office:date-value="2022-06-22">
            <text:p>22/06/2022</text:p>
          </table:table-cell>
          <table:table-cell table:style-name="ce41" office:value-type="string">
            <text:p>añaden 1 (24/06/22)</text:p>
          </table:table-cell>
          <table:table-cell table:style-name="ce46" office:value-type="string">
            <text:p>Comisaría Distrito de Villa de Vallecas</text:p>
          </table:table-cell>
          <table:table-cell table:style-name="ce56" office:value-type="float" office:value="913220417">
            <text:p>913220417</text:p>
          </table:table-cell>
          <table:table-cell table:style-name="ce56" office:value-type="float" office:value="6">
            <text:p>6</text:p>
          </table:table-cell>
          <table:table-cell table:style-name="ce6" office:value-type="string">
            <text:p>8901; 7734; 7472; 11016; 8919; 11722</text:p>
          </table:table-cell>
          <table:table-cell table:style-name="ce6" office:value-type="string">
            <text:p>sustancia color marrón; sustancia rosa, blanca y marihuana; sustancia blanca, marrón; sustancia blanca; cocaína, marihuana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7" office:value-type="string">
            <text:p>Martes</text:p>
          </table:table-cell>
          <table:table-cell table:style-name="ce196" office:value-type="float" office:value="44754">
            <text:p>12-jul</text:p>
          </table:table-cell>
          <table:table-cell table:style-name="ce9" office:value-type="date" office:date-value="2022-06-23">
            <text:p>23/06/2022</text:p>
          </table:table-cell>
          <table:table-cell table:style-name="ce41"/>
          <table:table-cell table:style-name="ce46" office:value-type="string">
            <text:p>Comisaría Distrito de Carabanchel</text:p>
          </table:table-cell>
          <table:table-cell table:style-name="ce56" office:value-type="float" office:value="913227519">
            <text:p>913227519</text:p>
          </table:table-cell>
          <table:table-cell table:style-name="ce38" table:content-validation-name="val1" office:value-type="float" office:value="5">
            <text:p>5</text:p>
          </table:table-cell>
          <table:table-cell table:style-name="ce51" office:value-type="string">
            <text:p>15679,16753,17913,18833,19307</text:p>
          </table:table-cell>
          <table:table-cell table:style-name="ce51" office:value-type="string">
            <text:p>coca;bellotas;marihuana,hachis,porros;hachis;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7" office:value-type="string">
            <text:p>Martes</text:p>
          </table:table-cell>
          <table:table-cell table:style-name="ce196" office:value-type="float" office:value="44754">
            <text:p>12-jul</text:p>
          </table:table-cell>
          <table:table-cell table:style-name="ce9" office:value-type="date" office:date-value="2022-06-24">
            <text:p>24/06/2022</text:p>
          </table:table-cell>
          <table:table-cell table:style-name="ce43"/>
          <table:table-cell table:style-name="ce51" office:value-type="string">
            <text:p>grupo V homicidios</text:p>
          </table:table-cell>
          <table:table-cell table:style-name="ce57" office:value-type="float" office:value="913223453">
            <text:p>913223453</text:p>
          </table:table-cell>
          <table:table-cell table:style-name="ce64" office:value-type="float" office:value="1">
            <text:p>1</text:p>
          </table:table-cell>
          <table:table-cell table:style-name="ce92" office:value-type="float" office:value="2532">
            <text:p>2532</text:p>
          </table:table-cell>
          <table:table-cell table:style-name="ce54" office:value-type="string">
            <text:p>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7" office:value-type="string">
            <text:p>Martes</text:p>
          </table:table-cell>
          <table:table-cell table:style-name="ce196" office:value-type="float" office:value="44754">
            <text:p>12-jul</text:p>
          </table:table-cell>
          <table:table-cell table:style-name="ce9" office:value-type="date" office:date-value="2022-06-24">
            <text:p>24/06/2022</text:p>
          </table:table-cell>
          <table:table-cell table:style-name="ce43"/>
          <table:table-cell table:style-name="ce51" office:value-type="string">
            <text:p>Comisaría Distrito de Moratalaz</text:p>
          </table:table-cell>
          <table:table-cell table:style-name="ce57" office:value-type="float" office:value="913221380">
            <text:p>913221380</text:p>
          </table:table-cell>
          <table:table-cell table:style-name="ce64" office:value-type="float" office:value="1">
            <text:p>1</text:p>
          </table:table-cell>
          <table:table-cell table:style-name="ce92" office:value-type="float" office:value="6923">
            <text:p>6923</text:p>
          </table:table-cell>
          <table:table-cell table:style-name="ce54" office:value-type="string">
            <text:p>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7" office:value-type="string">
            <text:p>Miércoles</text:p>
          </table:table-cell>
          <table:table-cell table:style-name="ce196" office:value-type="float" office:value="44755">
            <text:p>13-jul</text:p>
          </table:table-cell>
          <table:table-cell table:style-name="ce9" office:value-type="date" office:date-value="2022-06-23">
            <text:p>23/06/2022</text:p>
          </table:table-cell>
          <table:table-cell table:style-name="ce41" office:value-type="string">
            <text:p>Registros (añaden 1 07/07/20)</text:p>
          </table:table-cell>
          <table:table-cell table:style-name="ce46" office:value-type="string">
            <text:p>Guardia Civil de Pinto</text:p>
          </table:table-cell>
          <table:table-cell table:style-name="ce56" office:value-type="string">
            <text:p>916910103 (ext 5)</text:p>
          </table:table-cell>
          <table:table-cell table:style-name="ce56" office:value-type="float" office:value="3">
            <text:p>3</text:p>
          </table:table-cell>
          <table:table-cell table:style-name="ce68" office:value-type="string">
            <text:p>2608 (3 registros); 2902; 2996</text:p>
          </table:table-cell>
          <table:table-cell table:style-name="ce6" office:value-type="string">
            <text:p>distintas sustancias; cocaina;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7" office:value-type="string">
            <text:p>Miércoles</text:p>
          </table:table-cell>
          <table:table-cell table:style-name="ce196" office:value-type="float" office:value="44755">
            <text:p>13-jul</text:p>
          </table:table-cell>
          <table:table-cell table:style-name="ce9" office:value-type="date" office:date-value="2022-07-07">
            <text:p>07/07/2022</text:p>
          </table:table-cell>
          <table:table-cell table:style-name="ce41" office:value-type="string">
            <text:p>añaden 1 (07/07) Pasado del 22/07</text:p>
          </table:table-cell>
          <table:table-cell table:style-name="ce46" office:value-type="string">
            <text:p>Guardia Civil de Collado Villalba</text:p>
          </table:table-cell>
          <table:table-cell table:style-name="ce56" office:value-type="float" office:value="91850064">
            <text:p>91850064</text:p>
          </table:table-cell>
          <table:table-cell table:style-name="ce56" office:value-type="float" office:value="2">
            <text:p>2</text:p>
          </table:table-cell>
          <table:table-cell table:style-name="ce70" office:value-type="string">
            <text:p>4947/22; 2022-272-4589</text:p>
          </table:table-cell>
          <table:table-cell table:style-name="ce6" office:value-type="string">
            <text:p>cvoc; vario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7" office:value-type="string">
            <text:p>Miércoles</text:p>
          </table:table-cell>
          <table:table-cell table:style-name="ce196" office:value-type="float" office:value="44755">
            <text:p>13-jul</text:p>
          </table:table-cell>
          <table:table-cell table:style-name="ce9"/>
          <table:table-cell table:style-name="ce41" office:value-type="string">
            <text:p>Viene del 4 julio</text:p>
          </table:table-cell>
          <table:table-cell table:style-name="ce46" office:value-type="string">
            <text:p>Brigada Provincial de Información</text:p>
          </table:table-cell>
          <table:table-cell table:style-name="ce38" office:value-type="float" office:value="913227118">
            <text:p>913227118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1888/22</text:p>
          </table:table-cell>
          <table:table-cell table:style-name="ce6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2"/>
          <table:table-cell table:style-name="ce42"/>
          <table:table-cell table:style-name="ce52"/>
          <table:table-cell table:style-name="ce58" table:number-columns-repeated="2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8" office:value-type="string">
            <text:p>Jueves</text:p>
          </table:table-cell>
          <table:table-cell table:style-name="ce197" office:value-type="float" office:value="44756">
            <text:p>14-jul</text:p>
          </table:table-cell>
          <table:table-cell table:style-name="ce9" office:value-type="date" office:date-value="2022-06-23">
            <text:p>23/06/2022</text:p>
          </table:table-cell>
          <table:table-cell table:style-name="ce41"/>
          <table:table-cell table:style-name="ce46" office:value-type="string">
            <text:p>Guardia Civil de Los Molinos</text:p>
          </table:table-cell>
          <table:table-cell table:style-name="ce56" office:value-type="float" office:value="918550012">
            <text:p>918550012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2022-266-373</text:p>
          </table:table-cell>
          <table:table-cell table:style-name="ce6" office:value-type="string">
            <text:p>hachis y 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8" office:value-type="string">
            <text:p>Jueves</text:p>
          </table:table-cell>
          <table:table-cell table:style-name="ce197" office:value-type="float" office:value="44756">
            <text:p>14-jul</text:p>
          </table:table-cell>
          <table:table-cell table:style-name="ce9" office:value-type="date" office:date-value="2022-07-08">
            <text:p>08/07/2022</text:p>
          </table:table-cell>
          <table:table-cell table:style-name="ce41" office:value-type="string">
            <text:p>Causa con preso</text:p>
          </table:table-cell>
          <table:table-cell table:style-name="ce46" office:value-type="string">
            <text:p>Guardia Civil Compañía Fiscal Aeropuerto Barajas</text:p>
          </table:table-cell>
          <table:table-cell table:style-name="ce60" office:value-type="float" office:value="917466549">
            <text:p>917466549</text:p>
          </table:table-cell>
          <table:table-cell table:style-name="ce60" office:value-type="float" office:value="2">
            <text:p>2</text:p>
          </table:table-cell>
          <table:table-cell table:style-name="ce70" office:value-type="string">
            <text:p>2022-160-396; 138</text:p>
          </table:table-cell>
          <table:table-cell table:style-name="ce73" office:value-type="string">
            <text:p>bolero; marihuana</text:p>
          </table:table-cell>
          <table:table-cell table:style-name="ce73"/>
          <table:table-cell table:style-name="ce6" table:number-columns-repeated="4"/>
          <table:table-cell table:number-columns-repeated="1010"/>
        </table:table-row>
        <table:table-row table:style-name="ro12">
          <table:table-cell table:style-name="ce188" office:value-type="string">
            <text:p>Jueves</text:p>
          </table:table-cell>
          <table:table-cell table:style-name="ce197" office:value-type="float" office:value="44756">
            <text:p>14-jul</text:p>
          </table:table-cell>
          <table:table-cell table:style-name="ce29" office:value-type="date" office:date-value="2022-06-27">
            <text:p>27/06/2022</text:p>
          </table:table-cell>
          <table:table-cell table:style-name="ce117" office:value-type="string">
            <text:p>añaden 2 (6/07) varios grupos + 1 11/07</text:p>
          </table:table-cell>
          <table:table-cell table:style-name="ce46" office:value-type="string">
            <text:p>(GOIZ III) Grupo Operativo de Investigación zonal II</text:p>
          </table:table-cell>
          <table:table-cell table:style-name="ce38" office:value-type="float" office:value="913220463">
            <text:p>913220463</text:p>
          </table:table-cell>
          <table:table-cell table:style-name="ce38" table:content-validation-name="val1" office:value-type="float" office:value="4">
            <text:p>4</text:p>
          </table:table-cell>
          <table:table-cell table:style-name="ce51" office:value-type="string">
            <text:p>85/22; 87/22; 30/22,71/22</text:p>
          </table:table-cell>
          <table:table-cell table:style-name="ce3" office:value-type="string">
            <text:p>coca; 29 paquetes de cocaina; bolsita sustancia,botes con resto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8" office:value-type="string">
            <text:p>Jueves</text:p>
          </table:table-cell>
          <table:table-cell table:style-name="ce197" office:value-type="float" office:value="44756">
            <text:p>14-jul</text:p>
          </table:table-cell>
          <table:table-cell table:style-name="ce29" office:value-type="date" office:date-value="2022-06-28">
            <text:p>28/06/2022</text:p>
          </table:table-cell>
          <table:table-cell table:style-name="ce41"/>
          <table:table-cell table:style-name="ce46" office:value-type="string">
            <text:p>Comisaría Local de Torrejón de Ardoz</text:p>
          </table:table-cell>
          <table:table-cell table:style-name="ce38" office:value-type="float" office:value="913220627">
            <text:p>913220627</text:p>
          </table:table-cell>
          <table:table-cell table:style-name="ce38" table:content-validation-name="val1" office:value-type="float" office:value="6">
            <text:p>6</text:p>
          </table:table-cell>
          <table:table-cell table:style-name="ce69" office:value-type="string">
            <text:p>8834,9329,8311,9384,9387,9481</text:p>
          </table:table-cell>
          <table:table-cell table:style-name="ce6" office:value-type="string">
            <text:p>hachis,marihuana,pastillas…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8" office:value-type="string">
            <text:p>Jueves</text:p>
          </table:table-cell>
          <table:table-cell table:style-name="ce197" office:value-type="float" office:value="44756">
            <text:p>14-jul</text:p>
          </table:table-cell>
          <table:table-cell table:style-name="ce9" office:value-type="date" office:date-value="2022-07-04">
            <text:p>04/07/2022</text:p>
          </table:table-cell>
          <table:table-cell/>
          <table:table-cell table:style-name="ce6" office:value-type="string">
            <text:p>Comisaría Distrito de Chamberí</text:p>
          </table:table-cell>
          <table:table-cell table:style-name="ce56" office:value-type="float" office:value="913223270">
            <text:p>913223270</text:p>
          </table:table-cell>
          <table:table-cell table:style-name="ce56" office:value-type="float" office:value="1">
            <text:p>1</text:p>
          </table:table-cell>
          <table:table-cell table:style-name="ce92" office:value-type="float" office:value="12533">
            <text:p>12533</text:p>
          </table:table-cell>
          <table:table-cell table:style-name="ce6" office:value-type="string">
            <text:p>varias sustanci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7" office:value-type="string">
            <text:p>Viernes</text:p>
          </table:table-cell>
          <table:table-cell table:style-name="ce196" office:value-type="float" office:value="44757">
            <text:p>15-jul</text:p>
          </table:table-cell>
          <table:table-cell table:style-name="ce9" office:value-type="date" office:date-value="2022-06-27">
            <text:p>27/06/2022</text:p>
          </table:table-cell>
          <table:table-cell table:style-name="ce41" office:value-type="string">
            <text:p>Grupo III Judicial</text:p>
          </table:table-cell>
          <table:table-cell table:style-name="ce6" office:value-type="string">
            <text:p>Guardia Civil de Alcalá de Henares</text:p>
          </table:table-cell>
          <table:table-cell table:style-name="ce38" office:value-type="float" office:value="913228933">
            <text:p>913228933</text:p>
          </table:table-cell>
          <table:table-cell table:style-name="ce38" table:content-validation-name="val1" office:value-type="float" office:value="11">
            <text:p>11</text:p>
          </table:table-cell>
          <table:table-cell table:style-name="ce51" office:value-type="string">
            <text:p>13192,13294,13312,13445,13573,14754,15453,15573,16346,16823,16981</text:p>
          </table:table-cell>
          <table:table-cell table:style-name="ce6" office:value-type="string">
            <text:p>hachis,coca,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7" office:value-type="string">
            <text:p>Viernes</text:p>
          </table:table-cell>
          <table:table-cell table:style-name="ce196" office:value-type="float" office:value="44757">
            <text:p>15-jul</text:p>
          </table:table-cell>
          <table:table-cell table:style-name="ce9" office:value-type="date" office:date-value="2022-07-05">
            <text:p>05/07/2022</text:p>
          </table:table-cell>
          <table:table-cell table:style-name="ce41"/>
          <table:table-cell table:style-name="ce6" office:value-type="string">
            <text:p>Guardia Civil de Guadarrama</text:p>
          </table:table-cell>
          <table:table-cell table:style-name="ce56" office:value-type="float" office:value="918549503">
            <text:p>918549503</text:p>
          </table:table-cell>
          <table:table-cell table:style-name="ce56" table:content-validation-name="val1" office:value-type="float" office:value="1">
            <text:p>1</text:p>
          </table:table-cell>
          <table:table-cell table:style-name="ce51" office:value-type="string">
            <text:p>2022-265-896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00" office:value-type="string">
            <text:p>Viernes</text:p>
          </table:table-cell>
          <table:table-cell table:style-name="ce106" office:value-type="float" office:value="44757">
            <text:p>15-jul</text:p>
          </table:table-cell>
          <table:table-cell table:style-name="ce9" office:value-type="date" office:date-value="2022-07-08">
            <text:p>08/07/2022</text:p>
          </table:table-cell>
          <table:table-cell table:style-name="ce41" office:value-type="string">
            <text:p>lo tenian ellos apuntado!</text:p>
          </table:table-cell>
          <table:table-cell table:style-name="ce6" office:value-type="string">
            <text:p>Comisaria Estación de Nuevos Ministerios</text:p>
          </table:table-cell>
          <table:table-cell table:style-name="ce56" office:value-type="float" office:value="913220158">
            <text:p>913220158</text:p>
          </table:table-cell>
          <table:table-cell table:style-name="ce56" office:value-type="float" office:value="2">
            <text:p>2</text:p>
          </table:table-cell>
          <table:table-cell table:style-name="ce92" office:value-type="float" office:value="2752.2845">
            <text:p>2752,2845</text:p>
          </table:table-cell>
          <table:table-cell table:style-name="ce6" office:value-type="string">
            <text:p>hero, coca, hachis, polvo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Lunes</text:p>
          </table:table-cell>
          <table:table-cell table:style-name="ce198" office:value-type="float" office:value="44760">
            <text:p>18-jul</text:p>
          </table:table-cell>
          <table:table-cell table:style-name="ce206" office:value-type="date" office:date-value="2022-07-11">
            <text:p>11/07/2022</text:p>
          </table:table-cell>
          <table:table-cell table:style-name="ce209" table:content-validation-name="val1"/>
          <table:table-cell table:style-name="ce212" office:value-type="string">
            <text:p>Guardia Civil de Mejorada del Campo</text:p>
          </table:table-cell>
          <table:table-cell table:style-name="ce101" office:value-type="float" office:value="916793147">
            <text:p>916793147</text:p>
          </table:table-cell>
          <table:table-cell table:style-name="ce101" table:content-validation-name="val1" office:value-type="float" office:value="1">
            <text:p>1</text:p>
          </table:table-cell>
          <table:table-cell table:style-name="ce216" office:value-type="string">
            <text:p>2022-334-1802</text:p>
          </table:table-cell>
          <table:table-cell table:style-name="ce216" office:value-type="string">
            <text:p>coca,metanfeta,marihuana,hachis</text:p>
          </table:table-cell>
          <table:table-cell table:style-name="ce219" table:number-columns-repeated="5"/>
          <table:table-cell table:style-name="ce221" table:number-columns-repeated="1010"/>
        </table:table-row>
        <table:table-row table:style-name="ro1">
          <table:table-cell table:style-name="ce189" office:value-type="string">
            <text:p>Lunes</text:p>
          </table:table-cell>
          <table:table-cell table:style-name="ce198" office:value-type="float" office:value="44760">
            <text:p>18-jul</text:p>
          </table:table-cell>
          <table:table-cell table:style-name="ce207" office:value-type="date" office:date-value="2022-06-28">
            <text:p>28/06/2022</text:p>
          </table:table-cell>
          <table:table-cell table:style-name="ce209" table:content-validation-name="val1" office:value-type="string">
            <text:p>9 Arganz +2 Retiro + 3 Moncloa</text:p>
          </table:table-cell>
          <table:table-cell table:style-name="ce212" office:value-type="string">
            <text:p>Comisaría Distrito de Centro</text:p>
          </table:table-cell>
          <table:table-cell table:style-name="ce101" office:value-type="float" office:value="913224079">
            <text:p>913224079</text:p>
          </table:table-cell>
          <table:table-cell table:style-name="ce101" table:content-validation-name="val1" office:value-type="float" office:value="14">
            <text:p>14</text:p>
          </table:table-cell>
          <table:table-cell table:style-name="ce216" office:value-type="string">
            <text:p>14337,14582,16772,16931,17055,17343,17425,17428;12214,15263;11357,13203,13216</text:p>
          </table:table-cell>
          <table:table-cell table:style-name="ce216" office:value-type="string">
            <text:p>hachis,coca-viagra-meta,marih,pastillas...</text:p>
          </table:table-cell>
          <table:table-cell table:style-name="ce219" table:number-columns-repeated="5"/>
          <table:table-cell table:style-name="ce221"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90" office:value-type="string">
            <text:p>Martes</text:p>
          </table:table-cell>
          <table:table-cell table:style-name="ce199" office:value-type="float" office:value="44761">
            <text:p>19-jul</text:p>
          </table:table-cell>
          <table:table-cell table:style-name="ce9" office:value-type="date" office:date-value="2022-06-29">
            <text:p>29/06/2022</text:p>
          </table:table-cell>
          <table:table-cell table:style-name="ce41" office:value-type="string">
            <text:p>2.485 g , 2.485 g y 800 g</text:p>
          </table:table-cell>
          <table:table-cell table:style-name="ce51" table:content-validation-name="val1" office:value-type="string">
            <text:p>Policia Nacional UDYCO T4</text:p>
          </table:table-cell>
          <table:table-cell table:style-name="ce56" office:value-type="float" office:value="913338748">
            <text:p>913338748</text:p>
          </table:table-cell>
          <table:table-cell table:style-name="ce56" office:value-type="float" office:value="3">
            <text:p>3</text:p>
          </table:table-cell>
          <table:table-cell table:style-name="ce51" office:value-type="string">
            <text:p>S/Ref num Oficios 12942,2561,2749</text:p>
          </table:table-cell>
          <table:table-cell table:style-name="ce6" office:value-type="string">
            <text:p>ketamina, prcursor ketamina?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90" office:value-type="string">
            <text:p>Martes</text:p>
          </table:table-cell>
          <table:table-cell table:style-name="ce199" office:value-type="float" office:value="44761">
            <text:p>19-jul</text:p>
          </table:table-cell>
          <table:table-cell table:style-name="ce116" office:value-type="date" office:date-value="2022-06-21">
            <text:p>21/06/2022</text:p>
          </table:table-cell>
          <table:table-cell table:style-name="ce117"/>
          <table:table-cell table:style-name="ce46" office:value-type="string">
            <text:p>Comisaría Distrito de Moncloa / Aravaca</text:p>
          </table:table-cell>
          <table:table-cell table:style-name="ce63" office:value-type="string">
            <text:p>609088602/913222962</text:p>
          </table:table-cell>
          <table:table-cell table:style-name="ce63" office:value-type="float" office:value="1">
            <text:p>1</text:p>
          </table:table-cell>
          <table:table-cell table:style-name="ce51" office:value-type="float" office:value="12753">
            <text:p>12753</text:p>
          </table:table-cell>
          <table:table-cell table:style-name="ce51" office:value-type="string">
            <text:p>sustancia blan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90" office:value-type="string">
            <text:p>Martes</text:p>
          </table:table-cell>
          <table:table-cell table:style-name="ce199" office:value-type="float" office:value="44761">
            <text:p>19-jul</text:p>
          </table:table-cell>
          <table:table-cell table:style-name="ce9" office:value-type="date" office:date-value="2022-06-29">
            <text:p>29/06/2022</text:p>
          </table:table-cell>
          <table:table-cell table:style-name="ce41"/>
          <table:table-cell table:style-name="ce46" office:value-type="string">
            <text:p>Comisaría Estación de Atocha</text:p>
          </table:table-cell>
          <table:table-cell table:style-name="ce56" office:value-type="float" office:value="913220899">
            <text:p>913220899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float" office:value="3541.3543">
            <text:p>3541,3543</text:p>
          </table:table-cell>
          <table:table-cell table:style-name="ce6" office:value-type="string">
            <text:p>hachis,pastill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90" office:value-type="string">
            <text:p>Martes</text:p>
          </table:table-cell>
          <table:table-cell table:style-name="ce199" office:value-type="float" office:value="44761">
            <text:p>19-jul</text:p>
          </table:table-cell>
          <table:table-cell table:style-name="ce9" office:value-type="date" office:date-value="2022-06-30">
            <text:p>30/06/2022</text:p>
          </table:table-cell>
          <table:table-cell/>
          <table:table-cell table:style-name="ce6" office:value-type="string">
            <text:p>Comisaría Local de Fuenlabrada Grupo 5 Estupefacientes</text:p>
          </table:table-cell>
          <table:table-cell table:style-name="ce56" office:value-type="float" office:value="914920826">
            <text:p>914920826</text:p>
          </table:table-cell>
          <table:table-cell table:style-name="ce38" office:value-type="float" office:value="3">
            <text:p>3</text:p>
          </table:table-cell>
          <table:table-cell table:style-name="ce92" office:value-type="string">
            <text:p>12261,1238.12922</text:p>
          </table:table-cell>
          <table:table-cell table:style-name="ce6" office:value-type="string">
            <text:p>marihuan;hachis y coca;coca y marihua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91" office:value-type="string">
            <text:p>Miércoles</text:p>
          </table:table-cell>
          <table:table-cell table:style-name="ce200" office:value-type="float" office:value="44762">
            <text:p>20-jul</text:p>
          </table:table-cell>
          <table:table-cell table:style-name="ce85" office:value-type="date" office:date-value="2022-06-27">
            <text:p>27/06/2022</text:p>
          </table:table-cell>
          <table:table-cell table:style-name="ce94" office:value-type="string">
            <text:p>tiene que ser miercoles</text:p>
          </table:table-cell>
          <table:table-cell table:style-name="ce94" office:value-type="string">
            <text:p>Centro Penitenciario Madrid VI Aranjuez </text:p>
          </table:table-cell>
          <table:table-cell table:style-name="ce95" office:value-type="float" office:value="918099053">
            <text:p>918099053</text:p>
          </table:table-cell>
          <table:table-cell table:style-name="ce95" table:content-validation-name="val1" office:value-type="float" office:value="15">
            <text:p>15</text:p>
          </table:table-cell>
          <table:table-cell table:style-name="ce97" office:value-type="string">
            <text:p>sin ref</text:p>
          </table:table-cell>
          <table:table-cell table:style-name="ce97" office:value-type="string">
            <text:p>hachis, marihuana y coca</text:p>
          </table:table-cell>
          <table:table-cell table:style-name="ce220" table:number-columns-repeated="5"/>
          <table:table-cell table:style-name="ce222" table:number-columns-repeated="1010"/>
        </table:table-row>
        <table:table-row table:style-name="ro1">
          <table:table-cell table:style-name="ce59" office:value-type="string">
            <text:p>Miércoles</text:p>
          </table:table-cell>
          <table:table-cell table:style-name="ce201" office:value-type="float" office:value="44762">
            <text:p>20-jul</text:p>
          </table:table-cell>
          <table:table-cell table:style-name="ce9" office:value-type="date" office:date-value="2022-07-08">
            <text:p>08/07/2022</text:p>
          </table:table-cell>
          <table:table-cell table:style-name="ce41"/>
          <table:table-cell table:style-name="ce46" office:value-type="string">
            <text:p>Guardia Civil de Rivas Vaciamadrid</text:p>
          </table:table-cell>
          <table:table-cell table:style-name="ce38" office:value-type="float" office:value="619647453">
            <text:p>619647453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float" office:value="5342">
            <text:p>5342</text:p>
          </table:table-cell>
          <table:table-cell table:style-name="ce6" office:value-type="string">
            <text:p>hachis</text:p>
          </table:table-cell>
          <table:table-cell table:style-name="ce220" table:number-columns-repeated="5"/>
          <table:table-cell table:style-name="ce222" table:number-columns-repeated="1010"/>
        </table:table-row>
        <table:table-row table:style-name="ro12">
          <table:table-cell table:style-name="ce192" office:value-type="string">
            <text:p>Miércoles</text:p>
          </table:table-cell>
          <table:table-cell table:style-name="ce202" office:value-type="float" office:value="44762">
            <text:p>20-jul</text:p>
          </table:table-cell>
          <table:table-cell table:style-name="ce205" office:value-type="date" office:date-value="2022-07-11">
            <text:p>11/07/2022</text:p>
          </table:table-cell>
          <table:table-cell table:style-name="ce210" office:value-type="string">
            <text:p>incautado en un festival <text:span text:style-name="T2">lo cambio al 2 de agosto</text:span></text:p>
          </table:table-cell>
          <table:table-cell table:style-name="ce213" office:value-type="string">
            <text:p>Guardia Civil Arganda del Rey</text:p>
          </table:table-cell>
          <table:table-cell table:style-name="ce175" office:value-type="float" office:value="918710059">
            <text:p>918710059</text:p>
          </table:table-cell>
          <table:table-cell table:style-name="ce131" office:value-type="float" office:value="10">
            <text:p>10</text:p>
          </table:table-cell>
          <table:table-cell table:style-name="ce3" office:value-type="string">
            <text:p>2022-337-2528,3076,2535,2532,2515,2514,2517,2512,2513,2534</text:p>
          </table:table-cell>
          <table:table-cell table:style-name="ce3" office:value-type="string">
            <text:p>de todo: pastillas, hachis,MDMA,coca,polvo,popper…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6">
          <table:table-cell table:style-name="ce187" office:value-type="string">
            <text:p>Jueves</text:p>
          </table:table-cell>
          <table:table-cell table:style-name="ce196" office:value-type="float" office:value="44763">
            <text:p>21-jul</text:p>
          </table:table-cell>
          <table:table-cell table:style-name="ce116" office:value-type="date" office:date-value="2022-06-30">
            <text:p>30/06/2022</text:p>
          </table:table-cell>
          <table:table-cell table:style-name="ce117" office:value-type="string">
            <text:p>añaden 119 esquejes URG 11/07 los traeran pelados y secos</text:p>
          </table:table-cell>
          <table:table-cell table:style-name="ce46" office:value-type="string">
            <text:p>Comisaría Distrito de Usera</text:p>
          </table:table-cell>
          <table:table-cell table:style-name="ce63" office:value-type="float" office:value="913921618">
            <text:p>913921618</text:p>
          </table:table-cell>
          <table:table-cell table:style-name="ce38" table:content-validation-name="val1" office:value-type="float" office:value="5">
            <text:p>5</text:p>
          </table:table-cell>
          <table:table-cell table:style-name="ce51" office:value-type="string">
            <text:p>23452,18716,19996,23453,2549</text:p>
          </table:table-cell>
          <table:table-cell table:style-name="ce3" office:value-type="string">
            <text:p>coca,heroína,marihuana,MDMA,cristal,esqueje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7" office:value-type="string">
            <text:p>Jueves</text:p>
          </table:table-cell>
          <table:table-cell table:style-name="ce196" office:value-type="float" office:value="44763">
            <text:p>21-jul</text:p>
          </table:table-cell>
          <table:table-cell table:style-name="ce29" office:value-type="date" office:date-value="2022-07-01">
            <text:p>01/07/2022</text:p>
          </table:table-cell>
          <table:table-cell table:style-name="ce46"/>
          <table:table-cell table:style-name="ce6" office:value-type="string">
            <text:p>Guardia Civil de Majadahonda</text:p>
          </table:table-cell>
          <table:table-cell table:style-name="ce38" office:value-type="float" office:value="916029713">
            <text:p>916029713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022-103725-4143</text:p>
          </table:table-cell>
          <table:table-cell table:style-name="ce51" office:value-type="string">
            <text:p>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7" office:value-type="string">
            <text:p>Jueves</text:p>
          </table:table-cell>
          <table:table-cell table:style-name="ce196" office:value-type="float" office:value="44763">
            <text:p>21-jul</text:p>
          </table:table-cell>
          <table:table-cell table:style-name="ce29" office:value-type="date" office:date-value="2022-07-04">
            <text:p>04/07/2022</text:p>
          </table:table-cell>
          <table:table-cell table:style-name="ce44" table:content-validation-name="val1" office:value-type="string">
            <text:p>Añaden 2 bolero (15/07/22)</text:p>
          </table:table-cell>
          <table:table-cell table:style-name="ce46" office:value-type="string">
            <text:p>P.N. Grupo Estupefacientes Aeropuerto Barajas</text:p>
          </table:table-cell>
          <table:table-cell table:style-name="ce38" office:value-type="float" office:value="913010919">
            <text:p>913010919</text:p>
          </table:table-cell>
          <table:table-cell table:style-name="ce38" table:content-validation-name="val1" office:value-type="float" office:value="3">
            <text:p>3</text:p>
          </table:table-cell>
          <table:table-cell table:style-name="ce51" office:value-type="string">
            <text:p>7241; 8392; 8265</text:p>
          </table:table-cell>
          <table:table-cell table:style-name="ce51" office:value-type="string">
            <text:p>cilindro; boleros (compartido)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7" office:value-type="string">
            <text:p>Jueves</text:p>
          </table:table-cell>
          <table:table-cell table:style-name="ce196" office:value-type="float" office:value="44763">
            <text:p>21-jul</text:p>
          </table:table-cell>
          <table:table-cell table:style-name="ce29" office:value-type="date" office:date-value="2022-07-06">
            <text:p>06/07/2022</text:p>
          </table:table-cell>
          <table:table-cell table:style-name="ce44" table:content-validation-name="val1"/>
          <table:table-cell table:style-name="ce46" office:value-type="string">
            <text:p>Comisaría Distrito de Retiro</text:p>
          </table:table-cell>
          <table:table-cell table:style-name="ce38" office:value-type="float" office:value="913221060">
            <text:p>913221060</text:p>
          </table:table-cell>
          <table:table-cell table:style-name="ce38" table:content-validation-name="val1" office:value-type="float" office:value="4">
            <text:p>4</text:p>
          </table:table-cell>
          <table:table-cell table:style-name="ce51" office:value-type="string">
            <text:p>9766; 11243; 11773; 14191</text:p>
          </table:table-cell>
          <table:table-cell table:style-name="ce51" office:value-type="string">
            <text:p>VARIAS SUSTANCI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2">
          <table:table-cell table:style-name="ce189" office:value-type="string">
            <text:p>Viernes</text:p>
          </table:table-cell>
          <table:table-cell table:style-name="ce198" office:value-type="float" office:value="44764">
            <text:p>22-jul</text:p>
          </table:table-cell>
          <table:table-cell table:style-name="ce116" office:value-type="date" office:date-value="2022-07-04">
            <text:p>04/07/2022</text:p>
          </table:table-cell>
          <table:table-cell table:style-name="ce117" office:value-type="string">
            <text:p>3 arganz 11 retiro.1 con 17 muestras (no registro)</text:p>
          </table:table-cell>
          <table:table-cell table:style-name="ce91" office:value-type="string">
            <text:p>Comisaría Distrito de Centro</text:p>
          </table:table-cell>
          <table:table-cell table:style-name="ce38" office:value-type="float" office:value="913224079">
            <text:p>913224079</text:p>
          </table:table-cell>
          <table:table-cell table:style-name="ce38" table:content-validation-name="val1" office:value-type="float" office:value="14">
            <text:p>14</text:p>
          </table:table-cell>
          <table:table-cell table:style-name="ce51" office:value-type="string">
            <text:p>17216,17985,18211,16210x2,16003,15861,15889,15742,16018,15638</text:p>
          </table:table-cell>
          <table:table-cell table:style-name="ce6" office:value-type="string">
            <text:p>anfeta,coca,extasis;pastillas,GHB,hachis,hongos,mescalina,marihuana…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93" office:value-type="string">
            <text:p>Viernes</text:p>
          </table:table-cell>
          <table:table-cell table:style-name="ce203" office:value-type="float" office:value="44764">
            <text:p>22-jul</text:p>
          </table:table-cell>
          <table:table-cell table:style-name="ce116"/>
          <table:table-cell table:style-name="ce117"/>
          <table:table-cell table:style-name="ce129" office:value-type="string">
            <text:p>Guardia Civil de Collado Villalba</text:p>
          </table:table-cell>
          <table:table-cell table:style-name="ce134" office:value-type="float" office:value="91850064">
            <text:p>91850064</text:p>
          </table:table-cell>
          <table:table-cell table:style-name="ce134" table:content-validation-name="val1" office:value-type="float" office:value="1">
            <text:p>1</text:p>
          </table:table-cell>
          <table:table-cell table:style-name="ce217" office:value-type="string">
            <text:p>4947/22</text:p>
          </table:table-cell>
          <table:table-cell table:style-name="ce141" office:value-type="string">
            <text:p>vrio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93" office:value-type="string">
            <text:p>Viernes</text:p>
          </table:table-cell>
          <table:table-cell table:style-name="ce203" office:value-type="float" office:value="44764">
            <text:p>22-jul</text:p>
          </table:table-cell>
          <table:table-cell table:style-name="ce159" office:value-type="date" office:date-value="2022-07-11">
            <text:p>11/07/2022</text:p>
          </table:table-cell>
          <table:table-cell table:style-name="ce41" office:value-type="string">
            <text:p>pasado al 28/07</text:p>
          </table:table-cell>
          <table:table-cell table:style-name="ce141" office:value-type="string">
            <text:p>Brigada Provincial P. J. Secc Grupo Menores (GRUME)</text:p>
          </table:table-cell>
          <table:table-cell table:style-name="ce134" office:value-type="float" office:value="914931178">
            <text:p>914931178</text:p>
          </table:table-cell>
          <table:table-cell table:style-name="ce131" office:value-type="float" office:value="3">
            <text:p>3</text:p>
          </table:table-cell>
          <table:table-cell table:style-name="ce126" office:value-type="string">
            <text:p>3099,3135,3195</text:p>
          </table:table-cell>
          <table:table-cell table:style-name="ce141" office:value-type="string">
            <text:p>hachis,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94" office:value-type="string" table:number-columns-spanned="3" table:number-rows-spanned="1">
            <text:p>Lunes 25 julio - FESTIVO</text:p>
          </table:table-cell>
          <table:covered-table-cell table:number-columns-repeated="2" table:style-name="ce39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2">
          <table:table-cell table:style-name="ce187" office:value-type="string">
            <text:p>Martes</text:p>
          </table:table-cell>
          <table:table-cell table:style-name="ce196" office:value-type="float" office:value="44768">
            <text:p>26-jul</text:p>
          </table:table-cell>
          <table:table-cell table:style-name="ce116" office:value-type="date" office:date-value="2022-07-04">
            <text:p>04/07/2022</text:p>
          </table:table-cell>
          <table:table-cell table:style-name="ce117" office:value-type="string">
            <text:p>No han podido venir. Pasada 10/8</text:p>
          </table:table-cell>
          <table:table-cell table:style-name="ce129" office:value-type="string">
            <text:p>Comisaría Distrito de Chamartín</text:p>
          </table:table-cell>
          <table:table-cell table:style-name="ce175" office:value-type="float" office:value="913227917">
            <text:p>913227917</text:p>
          </table:table-cell>
          <table:table-cell table:style-name="ce175" office:value-type="float" office:value="2">
            <text:p>2</text:p>
          </table:table-cell>
          <table:table-cell table:style-name="ce173" office:value-type="float" office:value="10885.10887">
            <text:p>10885,10887</text:p>
          </table:table-cell>
          <table:table-cell table:style-name="ce213" office:value-type="string">
            <text:p>hachis y 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7" office:value-type="string">
            <text:p>Martes</text:p>
          </table:table-cell>
          <table:table-cell table:style-name="ce196" office:value-type="float" office:value="44768">
            <text:p>26-jul</text:p>
          </table:table-cell>
          <table:table-cell table:style-name="ce9" office:value-type="date" office:date-value="2022-07-05">
            <text:p>05/07/2022</text:p>
          </table:table-cell>
          <table:table-cell table:style-name="ce41"/>
          <table:table-cell table:style-name="ce46" office:value-type="string">
            <text:p>Guardia Civil de Arroyomolinos</text:p>
          </table:table-cell>
          <table:table-cell table:style-name="ce56" office:value-type="float" office:value="916899612">
            <text:p>916899612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2022-293-2974</text:p>
          </table:table-cell>
          <table:table-cell table:style-name="ce6" office:value-type="string">
            <text:p>coca y pastill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7" office:value-type="string">
            <text:p>Martes</text:p>
          </table:table-cell>
          <table:table-cell table:style-name="ce196" office:value-type="float" office:value="44768">
            <text:p>26-jul</text:p>
          </table:table-cell>
          <table:table-cell table:style-name="ce9" office:value-type="date" office:date-value="2022-07-07">
            <text:p>07/07/2022</text:p>
          </table:table-cell>
          <table:table-cell table:style-name="ce41"/>
          <table:table-cell table:style-name="ce46" office:value-type="string">
            <text:p>Comisaría Distrito de Salamanca</text:p>
          </table:table-cell>
          <table:table-cell table:style-name="ce56" office:value-type="float" office:value="913225570">
            <text:p>913225570</text:p>
          </table:table-cell>
          <table:table-cell table:style-name="ce56" office:value-type="float" office:value="6">
            <text:p>6</text:p>
          </table:table-cell>
          <table:table-cell table:style-name="ce6" office:value-type="string">
            <text:p>11859; 7094; 11657; 16155; 11285; 12495</text:p>
          </table:table-cell>
          <table:table-cell table:style-name="ce6" office:value-type="string">
            <text:p>varias sustancias </text:p>
          </table:table-cell>
          <table:table-cell table:style-name="ce6" table:number-columns-repeated="5"/>
          <table:table-cell table:number-columns-repeated="1010"/>
        </table:table-row>
        <table:table-row table:style-name="ro12">
          <table:table-cell table:style-name="ce187" office:value-type="string">
            <text:p>Martes</text:p>
          </table:table-cell>
          <table:table-cell table:style-name="ce196" office:value-type="float" office:value="44768">
            <text:p>26-jul</text:p>
          </table:table-cell>
          <table:table-cell table:style-name="ce34" office:value-type="date" office:date-value="2022-07-07">
            <text:p>07/07/2022</text:p>
          </table:table-cell>
          <table:table-cell table:style-name="ce211" office:value-type="string">
            <text:p>vienen sin DP, pasado al 12 /8</text:p>
          </table:table-cell>
          <table:table-cell table:style-name="ce46" office:value-type="string">
            <text:p>Comisaría Local de Leganés Grupo II</text:p>
          </table:table-cell>
          <table:table-cell table:style-name="ce38" office:value-type="float" office:value="913221635">
            <text:p>913221635</text:p>
          </table:table-cell>
          <table:table-cell table:style-name="ce38" table:content-validation-name="val1" office:value-type="float" office:value="3">
            <text:p>3</text:p>
          </table:table-cell>
          <table:table-cell table:style-name="ce51" office:value-type="string">
            <text:p>oficio: 14129; 14273;15153</text:p>
          </table:table-cell>
          <table:table-cell table:style-name="ce51" office:value-type="string">
            <text:p>cocaina rosa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7" office:value-type="string">
            <text:p>Miércoles</text:p>
          </table:table-cell>
          <table:table-cell table:style-name="ce196" office:value-type="float" office:value="44769">
            <text:p>27-jul</text:p>
          </table:table-cell>
          <table:table-cell table:style-name="ce9" office:value-type="date" office:date-value="2022-07-07">
            <text:p>07/07/2022</text:p>
          </table:table-cell>
          <table:table-cell table:style-name="ce41"/>
          <table:table-cell table:style-name="ce46" office:value-type="string">
            <text:p>Comisaría Distrito de Usera-Villaverde / PJ Grupo <text:s/>Usera</text:p>
          </table:table-cell>
          <table:table-cell table:style-name="ce56" office:value-type="float" office:value="913921618">
            <text:p>913921618</text:p>
          </table:table-cell>
          <table:table-cell table:style-name="ce56" office:value-type="float" office:value="6">
            <text:p>6</text:p>
          </table:table-cell>
          <table:table-cell table:style-name="ce6" office:value-type="string">
            <text:p>24397; 21207; 17175; 21391; 22941; 24625</text:p>
          </table:table-cell>
          <table:table-cell table:style-name="ce6" office:value-type="string">
            <text:p>cocaina y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7" office:value-type="string">
            <text:p>Miércoles</text:p>
          </table:table-cell>
          <table:table-cell table:style-name="ce196" office:value-type="float" office:value="44769">
            <text:p>27-jul</text:p>
          </table:table-cell>
          <table:table-cell table:style-name="ce9" office:value-type="date" office:date-value="2022-07-11">
            <text:p>11/07/2022</text:p>
          </table:table-cell>
          <table:table-cell table:style-name="ce41"/>
          <table:table-cell table:style-name="ce46" office:value-type="string">
            <text:p>Comisaría Local de Alcobendas - San Sebastián de los Reyes</text:p>
          </table:table-cell>
          <table:table-cell table:style-name="ce56" office:value-type="float" office:value="913220275">
            <text:p>913220275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17710; 17777</text:p>
          </table:table-cell>
          <table:table-cell table:style-name="ce6" office:value-type="string">
            <text:p>hachis; cocaí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7" office:value-type="string">
            <text:p>Miércoles</text:p>
          </table:table-cell>
          <table:table-cell table:style-name="ce196" office:value-type="float" office:value="44769">
            <text:p>27-jul</text:p>
          </table:table-cell>
          <table:table-cell table:style-name="ce9" office:value-type="date" office:date-value="2022-07-08">
            <text:p>08/07/2022</text:p>
          </table:table-cell>
          <table:table-cell table:style-name="ce41"/>
          <table:table-cell table:style-name="ce6" office:value-type="string">
            <text:p>Brigada provincial P.J. Grupo XIV**</text:p>
          </table:table-cell>
          <table:table-cell table:style-name="ce56" office:value-type="float" office:value="913223480">
            <text:p>913223480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3083/22/14</text:p>
          </table:table-cell>
          <table:table-cell table:style-name="ce6" office:value-type="string">
            <text:p>cocaina, MDMA y cogollo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7" office:value-type="string">
            <text:p>Miércoles</text:p>
          </table:table-cell>
          <table:table-cell table:style-name="ce196" office:value-type="float" office:value="44769">
            <text:p>27-jul</text:p>
          </table:table-cell>
          <table:table-cell table:style-name="ce9" office:value-type="date" office:date-value="2022-07-12">
            <text:p>12/07/2022</text:p>
          </table:table-cell>
          <table:table-cell table:style-name="ce41" office:value-type="string">
            <text:p>Cambian cita al 11/8</text:p>
          </table:table-cell>
          <table:table-cell table:style-name="ce129" office:value-type="string">
            <text:p>Comisaría Local de Getafe</text:p>
          </table:table-cell>
          <table:table-cell table:style-name="ce134" office:value-type="float" office:value="913220341">
            <text:p>913220341</text:p>
          </table:table-cell>
          <table:table-cell table:style-name="ce134" office:value-type="float" office:value="1">
            <text:p>1</text:p>
          </table:table-cell>
          <table:table-cell table:style-name="ce126" office:value-type="float" office:value="10963">
            <text:p>10963</text:p>
          </table:table-cell>
          <table:table-cell table:style-name="ce141" office:value-type="string">
            <text:p>marihuana, sustancia rosa, pastillas</text:p>
          </table:table-cell>
          <table:table-cell table:number-columns-repeated="2"/>
          <table:table-cell table:style-name="ce6" table:number-columns-repeated="3"/>
          <table:table-cell table:number-columns-repeated="1010"/>
        </table:table-row>
        <table:table-row table:style-name="ro1">
          <table:table-cell table:style-name="ce187" office:value-type="string">
            <text:p>Miércoles</text:p>
          </table:table-cell>
          <table:table-cell table:style-name="ce196" office:value-type="float" office:value="44769">
            <text:p>27-jul</text:p>
          </table:table-cell>
          <table:table-cell table:style-name="ce9" office:value-type="date" office:date-value="2022-07-14">
            <text:p>14/07/2022</text:p>
          </table:table-cell>
          <table:table-cell table:style-name="ce41" office:value-type="string">
            <text:p>Urgente</text:p>
          </table:table-cell>
          <table:table-cell table:style-name="ce46" office:value-type="string">
            <text:p>Comisaría Distrito de Carabanchel</text:p>
          </table:table-cell>
          <table:table-cell table:style-name="ce56" office:value-type="float" office:value="913227519">
            <text:p>913227519</text:p>
          </table:table-cell>
          <table:table-cell table:style-name="ce56" office:value-type="float" office:value="1">
            <text:p>1</text:p>
          </table:table-cell>
          <table:table-cell table:style-name="ce92" office:value-type="float" office:value="21607">
            <text:p>21607</text:p>
          </table:table-cell>
          <table:table-cell table:style-name="ce6" office:value-type="string">
            <text:p>marihuana</text:p>
          </table:table-cell>
          <table:table-cell table:number-columns-repeated="2"/>
          <table:table-cell table:style-name="ce6" table:number-columns-repeated="3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2">
          <table:table-cell table:style-name="ce195" office:value-type="string">
            <text:p>Jueves</text:p>
          </table:table-cell>
          <table:table-cell table:style-name="ce204" office:value-type="float" office:value="44770">
            <text:p>28-jul</text:p>
          </table:table-cell>
          <table:table-cell table:style-name="ce208" office:value-type="date" office:date-value="2022-07-08">
            <text:p>08/07/2022</text:p>
          </table:table-cell>
          <table:table-cell table:style-name="ce211" office:value-type="string">
            <text:p>REGISTRO <text:s text:c="20"/>es de Centro judicial</text:p>
          </table:table-cell>
          <table:table-cell table:style-name="ce91" office:value-type="string">
            <text:p>Comisaría Distrito de Centro</text:p>
          </table:table-cell>
          <table:table-cell table:style-name="ce214" office:value-type="float" office:value="913224079">
            <text:p>913224079</text:p>
          </table:table-cell>
          <table:table-cell table:style-name="ce214" office:value-type="float" office:value="1">
            <text:p>1</text:p>
          </table:table-cell>
          <table:table-cell table:style-name="ce70" office:value-type="float" office:value="14762">
            <text:p>14762</text:p>
          </table:table-cell>
          <table:table-cell table:style-name="ce218" office:value-type="string">
            <text:p>varios botes con sust y liquidos, pastillas…</text:p>
          </table:table-cell>
          <table:table-cell table:style-name="ce73" table:number-columns-repeated="5"/>
          <table:table-cell table:style-name="ce75" table:number-columns-repeated="1010"/>
        </table:table-row>
        <table:table-row table:style-name="ro1">
          <table:table-cell table:style-name="ce195" office:value-type="string">
            <text:p>Jueves</text:p>
          </table:table-cell>
          <table:table-cell table:style-name="ce204" office:value-type="float" office:value="44770">
            <text:p>28-jul</text:p>
          </table:table-cell>
          <table:table-cell table:style-name="ce208" office:value-type="date" office:date-value="2022-07-11">
            <text:p>11/07/2022</text:p>
          </table:table-cell>
          <table:table-cell table:style-name="ce211"/>
          <table:table-cell table:style-name="ce46" office:value-type="string">
            <text:p>Comisaría Distrito de Latina</text:p>
          </table:table-cell>
          <table:table-cell table:style-name="ce56" office:value-type="float" office:value="913228694">
            <text:p>913228694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float" office:value="14433">
            <text:p>14433</text:p>
          </table:table-cell>
          <table:table-cell table:style-name="ce218" office:value-type="string">
            <text:p>hachis</text:p>
          </table:table-cell>
          <table:table-cell table:style-name="ce73" table:number-columns-repeated="5"/>
          <table:table-cell table:style-name="ce75" table:number-columns-repeated="1010"/>
        </table:table-row>
        <table:table-row table:style-name="ro1">
          <table:table-cell table:style-name="ce195" office:value-type="string">
            <text:p>Jueves</text:p>
          </table:table-cell>
          <table:table-cell table:style-name="ce204" office:value-type="float" office:value="44770">
            <text:p>28-jul</text:p>
          </table:table-cell>
          <table:table-cell table:style-name="ce34" office:value-type="date" office:date-value="2022-07-12">
            <text:p>12/07/2022</text:p>
          </table:table-cell>
          <table:table-cell table:style-name="ce47"/>
          <table:table-cell table:style-name="ce54" office:value-type="string">
            <text:p>Comisaría Distrito de Hortaleza - Barajas</text:p>
          </table:table-cell>
          <table:table-cell table:style-name="ce60" office:value-type="float" office:value="913221196">
            <text:p>913221196</text:p>
          </table:table-cell>
          <table:table-cell table:style-name="ce60" office:value-type="float" office:value="3">
            <text:p>3</text:p>
          </table:table-cell>
          <table:table-cell table:style-name="ce70" office:value-type="string">
            <text:p>15187; 11331; 15181</text:p>
          </table:table-cell>
          <table:table-cell table:style-name="ce73" office:value-type="string">
            <text:p>hachis; pastillas y hachis; hachis</text:p>
          </table:table-cell>
          <table:table-cell table:style-name="ce73" table:number-columns-repeated="5"/>
          <table:table-cell table:style-name="ce75" table:number-columns-repeated="1010"/>
        </table:table-row>
        <table:table-row table:style-name="ro1">
          <table:table-cell table:style-name="ce195" office:value-type="string">
            <text:p>Jueves</text:p>
          </table:table-cell>
          <table:table-cell table:style-name="ce204" office:value-type="float" office:value="44770">
            <text:p>28-jul</text:p>
          </table:table-cell>
          <table:table-cell table:style-name="ce34" office:value-type="date" office:date-value="2022-07-18">
            <text:p>18/07/2022</text:p>
          </table:table-cell>
          <table:table-cell table:style-name="ce41" office:value-type="string">
            <text:p>añadan 1 18/07</text:p>
          </table:table-cell>
          <table:table-cell table:style-name="ce6" office:value-type="string">
            <text:p>Brigada Provincial P. J. Secc Grupo Menores (GRUME)</text:p>
          </table:table-cell>
          <table:table-cell table:style-name="ce56" office:value-type="float" office:value="914931178">
            <text:p>914931178</text:p>
          </table:table-cell>
          <table:table-cell table:style-name="ce38" office:value-type="float" office:value="3">
            <text:p>3</text:p>
          </table:table-cell>
          <table:table-cell table:style-name="ce92" office:value-type="string">
            <text:p>3099,3135,3195</text:p>
          </table:table-cell>
          <table:table-cell table:style-name="ce6" office:value-type="string">
            <text:p>hachis,marihuana,hachis</text:p>
          </table:table-cell>
          <table:table-cell table:style-name="ce73" table:number-columns-repeated="5"/>
          <table:table-cell table:style-name="ce75" table:number-columns-repeated="1010"/>
        </table:table-row>
        <table:table-row table:style-name="ro1">
          <table:table-cell table:style-name="ce11"/>
          <table:table-cell table:style-name="ce24"/>
          <table:table-cell table:style-name="ce35"/>
          <table:table-cell table:style-name="ce48" table:content-validation-name="val1"/>
          <table:table-cell table:style-name="ce52"/>
          <table:table-cell table:style-name="ce10"/>
          <table:table-cell table:style-name="ce10" table:content-validation-name="val1"/>
          <table:table-cell table:style-name="ce71" table:number-columns-repeated="2"/>
          <table:table-cell table:style-name="ce72" table:number-columns-repeated="1015"/>
        </table:table-row>
        <table:table-row table:style-name="ro1">
          <table:table-cell table:style-name="ce100" office:value-type="string">
            <text:p>Viernes</text:p>
          </table:table-cell>
          <table:table-cell table:style-name="ce106" office:value-type="float" office:value="44771">
            <text:p>29-jul</text:p>
          </table:table-cell>
          <table:table-cell table:style-name="ce9" office:value-type="date" office:date-value="2022-07-12">
            <text:p>12/07/2022</text:p>
          </table:table-cell>
          <table:table-cell/>
          <table:table-cell table:style-name="ce46" office:value-type="string">
            <text:p>Comisaría Distrito de Villa de Vallecas</text:p>
          </table:table-cell>
          <table:table-cell table:style-name="ce56" office:value-type="float" office:value="913220432">
            <text:p>913220432</text:p>
          </table:table-cell>
          <table:table-cell table:style-name="ce56" office:value-type="float" office:value="7">
            <text:p>7</text:p>
          </table:table-cell>
          <table:table-cell table:style-name="ce92" office:value-type="string">
            <text:p>12707;9516,7999,8144,10039,11722,13816</text:p>
          </table:table-cell>
          <table:table-cell table:style-name="ce6" office:value-type="string">
            <text:p>marihuana,coca</text:p>
          </table:table-cell>
          <table:table-cell table:number-columns-repeated="1015"/>
        </table:table-row>
        <table:table-row table:style-name="ro1">
          <table:table-cell table:style-name="ce100" office:value-type="string">
            <text:p>Viernes</text:p>
          </table:table-cell>
          <table:table-cell table:style-name="ce106" office:value-type="float" office:value="44771">
            <text:p>29-jul</text:p>
          </table:table-cell>
          <table:table-cell table:style-name="ce9" office:value-type="date" office:date-value="2022-07-12">
            <text:p>12/07/2022</text:p>
          </table:table-cell>
          <table:table-cell office:value-type="string">
            <text:p>añaden 1 (13/07/22)</text:p>
          </table:table-cell>
          <table:table-cell table:style-name="ce46" office:value-type="string">
            <text:p>Comisaría Distrito de Tetuán</text:p>
          </table:table-cell>
          <table:table-cell table:style-name="ce56" office:value-type="float" office:value="913221086">
            <text:p>913221086</text:p>
          </table:table-cell>
          <table:table-cell table:style-name="ce56" office:value-type="float" office:value="7">
            <text:p>7</text:p>
          </table:table-cell>
          <table:table-cell table:style-name="ce6" office:value-type="string">
            <text:p>11911; 12869; 14023; 14519; 14768; 13969;16950</text:p>
          </table:table-cell>
          <table:table-cell table:style-name="ce6" office:value-type="string">
            <text:p>cocaina, ketamina, hachis; marihuana; hachis; cocaina; varias sustancias</text:p>
          </table:table-cell>
          <table:table-cell table:number-columns-repeated="1015"/>
        </table:table-row>
        <table:table-row table:style-name="ro1">
          <table:table-cell table:style-name="ce100" office:value-type="string">
            <text:p>Viernes</text:p>
          </table:table-cell>
          <table:table-cell table:style-name="ce106" office:value-type="float" office:value="44771">
            <text:p>29-jul</text:p>
          </table:table-cell>
          <table:table-cell table:style-name="ce9" office:value-type="date" office:date-value="2022-07-14">
            <text:p>14/07/2022</text:p>
          </table:table-cell>
          <table:table-cell table:style-name="ce41" office:value-type="string">
            <text:p>Viene del 14/07 (CUIDADO descripción)</text:p>
          </table:table-cell>
          <table:table-cell table:style-name="ce6" office:value-type="string">
            <text:p>Comisaría Distrito de Chamberí</text:p>
          </table:table-cell>
          <table:table-cell table:style-name="ce56" office:value-type="float" office:value="913223270">
            <text:p>913223270</text:p>
          </table:table-cell>
          <table:table-cell table:style-name="ce56" office:value-type="float" office:value="1">
            <text:p>1</text:p>
          </table:table-cell>
          <table:table-cell table:style-name="ce92" office:value-type="float" office:value="12533">
            <text:p>12533</text:p>
          </table:table-cell>
          <table:table-cell table:style-name="ce6" office:value-type="string">
            <text:p>varias sustancias</text:p>
          </table:table-cell>
          <table:table-cell table:number-columns-repeated="1015"/>
        </table:table-row>
        <table:table-row table:style-name="ro1">
          <table:table-cell table:style-name="ce100" office:value-type="string">
            <text:p>Viernes</text:p>
          </table:table-cell>
          <table:table-cell table:style-name="ce106" office:value-type="float" office:value="44771">
            <text:p>29-jul</text:p>
          </table:table-cell>
          <table:table-cell table:style-name="ce9" office:value-type="date" office:date-value="2022-07-12">
            <text:p>12/07/2022</text:p>
          </table:table-cell>
          <table:table-cell table:style-name="ce41" office:value-type="string">
            <text:p>pasada al 5 agosto</text:p>
          </table:table-cell>
          <table:table-cell table:style-name="ce129" office:value-type="string">
            <text:p>Comisaría Distrito de Fuencarral - El Pardo</text:p>
          </table:table-cell>
          <table:table-cell table:style-name="ce134" office:value-type="string">
            <text:p>913224245/6/8</text:p>
          </table:table-cell>
          <table:table-cell table:style-name="ce134" office:value-type="float" office:value="1">
            <text:p>1</text:p>
          </table:table-cell>
          <table:table-cell table:style-name="ce126" office:value-type="float" office:value="15646">
            <text:p>15646</text:p>
          </table:table-cell>
          <table:table-cell table:style-name="ce141"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100" office:value-type="string">
            <text:p>Viernes</text:p>
          </table:table-cell>
          <table:table-cell table:style-name="ce106" office:value-type="string">
            <text:p>29-jul.</text:p>
          </table:table-cell>
          <table:table-cell table:style-name="ce9" office:value-type="date" office:date-value="2022-07-14">
            <text:p>14/07/2022</text:p>
          </table:table-cell>
          <table:table-cell/>
          <table:table-cell table:style-name="ce46" office:value-type="string">
            <text:p>Policia Nacional UDYCO Policía Judicial</text:p>
          </table:table-cell>
          <table:table-cell table:style-name="ce56" office:value-type="float" office:value="915822390">
            <text:p>915822390</text:p>
          </table:table-cell>
          <table:table-cell table:style-name="ce56" office:value-type="float" office:value="1">
            <text:p>1</text:p>
          </table:table-cell>
          <table:table-cell table:style-name="ce92" office:value-type="float" office:value="5788">
            <text:p>5788</text:p>
          </table:table-cell>
          <table:table-cell table:style-name="ce6" office:value-type="string">
            <text:p>Ketamina 1kg</text:p>
          </table:table-cell>
          <table:table-cell table:number-columns-repeated="1015"/>
        </table:table-row>
        <table:table-row table:style-name="ro1">
          <table:table-cell table:style-name="ce16" table:number-columns-repeated="2"/>
          <table:table-cell table:style-name="ce37"/>
          <table:table-cell table:style-name="ce49"/>
          <table:table-cell table:style-name="ce16"/>
          <table:table-cell table:style-name="ce62"/>
          <table:table-cell table:style-name="ce16"/>
          <table:table-cell table:style-name="ce72" table:number-columns-repeated="1017"/>
        </table:table-row>
        <table:table-row table:style-name="ro1" table:number-rows-repeated="2">
          <table:table-cell table:style-name="ce17"/>
          <table:table-cell table:style-name="ce28"/>
          <table:table-cell table:style-name="ce34"/>
          <table:table-cell/>
          <table:table-cell table:style-name="ce46"/>
          <table:table-cell table:style-name="ce56" table:number-columns-repeated="2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16" table:number-columns-repeated="2"/>
          <table:table-cell table:style-name="ce37"/>
          <table:table-cell table:style-name="ce49"/>
          <table:table-cell table:style-name="ce16"/>
          <table:table-cell table:style-name="ce62"/>
          <table:table-cell table:style-name="ce16"/>
          <table:table-cell table:style-name="ce7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"/>
          <table:table-cell table:number-columns-repeated="1016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NIO 22" table:style-name="ta8" table:print="false">
        <table:table-column table:style-name="co3" table:default-cell-style-name="ce18"/>
        <table:table-column table:style-name="co4" table:default-cell-style-name="ce18"/>
        <table:table-column table:style-name="co5" table:default-cell-style-name="ce36"/>
        <table:table-column table:style-name="co6" table:default-cell-style-name="ce45"/>
        <table:table-column table:style-name="co7" table:default-cell-style-name="ce18"/>
        <table:table-column table:style-name="co8" table:default-cell-style-name="ce61"/>
        <table:table-column table:style-name="co9" table:default-cell-style-name="ce18"/>
        <table:table-column table:style-name="co10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table:style-name="ce7" office:value-type="string" table:number-columns-spanned="2" table:number-rows-spanned="1">
            <text:p>DIA CITA</text:p>
          </table:table-cell>
          <table:covered-table-cell table:style-name="ce19"/>
          <table:table-cell table:style-name="ce29" office:value-type="string">
            <text:p>FECHA LLAMADA</text:p>
          </table:table-cell>
          <table:table-cell table:style-name="ce38" table:content-validation-name="val1" office:value-type="string">
            <text:p>OBSERVACIONES</text:p>
          </table:table-cell>
          <table:table-cell table:style-name="ce38" office:value-type="string">
            <text:p>Comisaría / Cuerpo Policial</text:p>
          </table:table-cell>
          <table:table-cell table:style-name="ce38" office:value-type="string">
            <text:p>Teléfono</text:p>
          </table:table-cell>
          <table:table-cell table:style-name="ce38" table:content-validation-name="val1" office:value-type="string">
            <text:p>Nº Ates</text:p>
          </table:table-cell>
          <table:table-cell table:style-name="ce38" office:value-type="string">
            <text:p>Atestados o D. Policiales</text:p>
          </table:table-cell>
          <table:table-cell table:style-name="ce51" office:value-type="string">
            <text:p>Descripción</text:p>
          </table:table-cell>
          <table:table-cell table:style-name="ce6" table:number-columns-repeated="1015"/>
        </table:table-row>
        <table:table-row table:style-name="ro1">
          <table:table-cell table:style-name="ce8" table:number-columns-repeated="2"/>
          <table:table-cell table:style-name="ce30"/>
          <table:table-cell table:style-name="ce39" table:content-validation-name="val1"/>
          <table:table-cell table:style-name="ce50" table:number-columns-repeated="2"/>
          <table:table-cell table:style-name="ce50" table:content-validation-name="val1"/>
          <table:table-cell table:style-name="ce50"/>
          <table:table-cell table:style-name="ce66"/>
          <table:table-cell table:style-name="ce67" table:number-columns-repeated="5"/>
          <table:table-cell table:style-name="ce72" table:number-columns-repeated="1010"/>
        </table:table-row>
        <table:table-row table:style-name="ro2">
          <table:table-cell table:style-name="ce189" office:value-type="string">
            <text:p>Miercoles</text:p>
          </table:table-cell>
          <table:table-cell table:style-name="ce198" office:value-type="float" office:value="44713">
            <text:p>1-jun</text:p>
          </table:table-cell>
          <table:table-cell table:style-name="ce31" office:value-type="date" office:date-value="2022-05-19">
            <text:p>19/05/2022</text:p>
          </table:table-cell>
          <table:table-cell table:style-name="ce44" table:content-validation-name="val1" office:value-type="string">
            <text:p>añaden 3 31/5 urgente</text:p>
          </table:table-cell>
          <table:table-cell table:style-name="ce122" office:value-type="string">
            <text:p>Brigada Provincial P. J. Secc Grupo Menores (GRUME)</text:p>
          </table:table-cell>
          <table:table-cell table:style-name="ce51" office:value-type="float" office:value="914931222">
            <text:p>914931222</text:p>
          </table:table-cell>
          <table:table-cell table:style-name="ce38" table:content-validation-name="val1" office:value-type="float" office:value="7">
            <text:p>7</text:p>
          </table:table-cell>
          <table:table-cell table:style-name="ce51" office:value-type="string">
            <text:p>2149,2123,2302,2114,2123,2469,2451</text:p>
          </table:table-cell>
          <table:table-cell table:style-name="ce51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2">
          <table:table-cell table:style-name="ce189" office:value-type="string">
            <text:p>Miercoles</text:p>
          </table:table-cell>
          <table:table-cell table:style-name="ce198" office:value-type="float" office:value="44713">
            <text:p>1-jun</text:p>
          </table:table-cell>
          <table:table-cell table:style-name="ce31" office:value-type="date" office:date-value="2022-05-31">
            <text:p>31/05/2022</text:p>
          </table:table-cell>
          <table:table-cell table:style-name="ce164" table:content-validation-name="val1"/>
          <table:table-cell table:style-name="ce122" office:value-type="string">
            <text:p>Guardia Civil de Morata de Tajuña</text:p>
          </table:table-cell>
          <table:table-cell table:style-name="ce51" office:value-type="float" office:value="918730022">
            <text:p>918730022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022-321-230</text:p>
          </table:table-cell>
          <table:table-cell table:style-name="ce51" office:value-type="string">
            <text:p>cocaina</text:p>
          </table:table-cell>
          <table:table-cell table:style-name="ce6" table:number-columns-repeated="5"/>
          <table:table-cell table:number-columns-repeated="1010"/>
        </table:table-row>
        <table:table-row table:style-name="ro2">
          <table:table-cell table:style-name="ce193" office:value-type="string">
            <text:p>Miercoles</text:p>
          </table:table-cell>
          <table:table-cell table:style-name="ce203" office:value-type="float" office:value="44713">
            <text:p>1-jun</text:p>
          </table:table-cell>
          <table:table-cell table:style-name="ce233" office:value-type="date" office:date-value="2022-05-24">
            <text:p>24/05/2022</text:p>
          </table:table-cell>
          <table:table-cell table:style-name="ce243" table:content-validation-name="val1" office:value-type="string">
            <text:p>pasado al 20/06</text:p>
          </table:table-cell>
          <table:table-cell table:style-name="ce247" office:value-type="string">
            <text:p>Vigilancia Aduanera Guzman el Bueno</text:p>
          </table:table-cell>
          <table:table-cell table:style-name="ce173" office:value-type="float" office:value="915826867">
            <text:p>915826867</text:p>
          </table:table-cell>
          <table:table-cell table:style-name="ce131" table:content-validation-name="val1" office:value-type="float" office:value="3">
            <text:p>3</text:p>
          </table:table-cell>
          <table:table-cell table:style-name="ce173" office:value-type="string">
            <text:p>31,32,</text:p>
          </table:table-cell>
          <table:table-cell table:style-name="ce173" office:value-type="string">
            <text:p>marihuana 1,5 kg;2kg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iercoles</text:p>
          </table:table-cell>
          <table:table-cell table:style-name="ce198" office:value-type="float" office:value="44713">
            <text:p>1-jun</text:p>
          </table:table-cell>
          <table:table-cell table:style-name="ce31" office:value-type="date" office:date-value="2022-05-12">
            <text:p>12/05/2022</text:p>
          </table:table-cell>
          <table:table-cell table:style-name="ce165" office:value-type="string">
            <text:p>añaden 1</text:p>
          </table:table-cell>
          <table:table-cell table:style-name="ce51" office:value-type="string">
            <text:p>Comisaría Distrito de Usera-Villaverde/ Denuncias</text:p>
          </table:table-cell>
          <table:table-cell table:style-name="ce55" office:value-type="float" office:value="913921618">
            <text:p>913921618</text:p>
          </table:table-cell>
          <table:table-cell table:style-name="ce63" office:value-type="float" office:value="10">
            <text:p>10</text:p>
          </table:table-cell>
          <table:table-cell table:style-name="ce6" office:value-type="string">
            <text:p>9082,13887,15272,15414,15402,15779,10156,16223,19036,16540</text:p>
          </table:table-cell>
          <table:table-cell table:style-name="ce51" office:value-type="string">
            <text:p>coca,hero,hachis,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"/>
          <table:table-cell table:style-name="ce21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0">
          <table:table-cell table:style-name="ce189" office:value-type="string">
            <text:p>Jueves </text:p>
          </table:table-cell>
          <table:table-cell table:style-name="ce198" office:value-type="float" office:value="44714">
            <text:p>2-jun</text:p>
          </table:table-cell>
          <table:table-cell table:style-name="ce234" office:value-type="date" office:date-value="2022-05-17">
            <text:p>17/05/2022</text:p>
          </table:table-cell>
          <table:table-cell table:style-name="ce41"/>
          <table:table-cell table:style-name="ce6" office:value-type="string">
            <text:p>Comisaría Local de Alcorcón</text:p>
          </table:table-cell>
          <table:table-cell table:style-name="ce92" office:value-type="float" office:value="916858599">
            <text:p>916858599</text:p>
          </table:table-cell>
          <table:table-cell table:style-name="ce56" office:value-type="float" office:value="4">
            <text:p>4</text:p>
          </table:table-cell>
          <table:table-cell table:style-name="ce51" office:value-type="string">
            <text:p>8325,8931,8940,9398</text:p>
          </table:table-cell>
          <table:table-cell table:style-name="ce6" office:value-type="string">
            <text:p>coca y hachis</text:p>
          </table:table-cell>
          <table:table-cell table:style-name="ce74"/>
          <table:table-cell table:style-name="ce6"/>
          <table:table-cell table:style-name="ce6" office:value-type="string">
            <text:p>GC Rivas Anula, no tiene Diligencias</text:p>
          </table:table-cell>
          <table:table-cell table:style-name="ce6" table:number-columns-repeated="2"/>
          <table:table-cell table:number-columns-repeated="1010"/>
        </table:table-row>
        <table:table-row table:style-name="ro10">
          <table:table-cell table:style-name="ce14" office:value-type="string">
            <text:p>Jueves </text:p>
          </table:table-cell>
          <table:table-cell table:style-name="ce26" office:value-type="float" office:value="44714">
            <text:p>2-jun</text:p>
          </table:table-cell>
          <table:table-cell table:style-name="ce235" office:value-type="string">
            <text:p>17/05/222</text:p>
          </table:table-cell>
          <table:table-cell table:style-name="ce167" office:value-type="string">
            <text:p>menores</text:p>
          </table:table-cell>
          <table:table-cell table:style-name="ce46" office:value-type="string">
            <text:p>GC Rivas Anula, no tiene Diligencias</text:p>
          </table:table-cell>
          <table:table-cell table:style-name="ce173" office:value-type="float" office:value="619647453">
            <text:p>619647453</text:p>
          </table:table-cell>
          <table:table-cell table:style-name="ce131" table:content-validation-name="val1" office:value-type="float" office:value="1">
            <text:p>1</text:p>
          </table:table-cell>
          <table:table-cell table:style-name="ce173" office:value-type="string">
            <text:p>2022-338-3745</text:p>
          </table:table-cell>
          <table:table-cell table:style-name="ce141" office:value-type="string">
            <text:p>4 marihuana y 4 hachis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189" office:value-type="string">
            <text:p>Jueves </text:p>
          </table:table-cell>
          <table:table-cell table:style-name="ce198" office:value-type="float" office:value="44714">
            <text:p>2-jun</text:p>
          </table:table-cell>
          <table:table-cell table:style-name="ce234" office:value-type="date" office:date-value="2022-05-30">
            <text:p>30/05/2022</text:p>
          </table:table-cell>
          <table:table-cell table:style-name="ce41" office:value-type="string">
            <text:p>menores</text:p>
          </table:table-cell>
          <table:table-cell table:style-name="ce46" office:value-type="string">
            <text:p>Guardia Civil de Chinchón</text:p>
          </table:table-cell>
          <table:table-cell table:style-name="ce51" office:value-type="float" office:value="918940008">
            <text:p>918940008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022-320-408</text:p>
          </table:table-cell>
          <table:table-cell table:style-name="ce6" office:value-type="string">
            <text:p>hachis, cocaina, marihuana y extasis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189" office:value-type="string">
            <text:p>Jueves </text:p>
          </table:table-cell>
          <table:table-cell table:style-name="ce198" office:value-type="float" office:value="44714">
            <text:p>2-jun</text:p>
          </table:table-cell>
          <table:table-cell table:style-name="ce234" office:value-type="date" office:date-value="2022-05-20">
            <text:p>20/05/2022</text:p>
          </table:table-cell>
          <table:table-cell table:style-name="ce41" office:value-type="string">
            <text:p>ext <text:s/>0114304</text:p>
          </table:table-cell>
          <table:table-cell table:style-name="ce46" office:value-type="string">
            <text:p>Guardia Civil de Arganda del Rey</text:p>
          </table:table-cell>
          <table:table-cell table:style-name="ce51" office:value-type="float" office:value="918710059">
            <text:p>918710059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022-337-1977</text:p>
          </table:table-cell>
          <table:table-cell table:style-name="ce6" office:value-type="string">
            <text:p>marihuana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189" office:value-type="string">
            <text:p>Jueves </text:p>
          </table:table-cell>
          <table:table-cell table:style-name="ce198" office:value-type="float" office:value="44714">
            <text:p>2-jun</text:p>
          </table:table-cell>
          <table:table-cell table:style-name="ce234" office:value-type="date" office:date-value="2022-05-11">
            <text:p>11/05/2022</text:p>
          </table:table-cell>
          <table:table-cell table:style-name="ce41"/>
          <table:table-cell table:style-name="ce65" office:value-type="string">
            <text:p>Prisión Aranjuez Madrid VI</text:p>
          </table:table-cell>
          <table:table-cell table:style-name="ce38" office:value-type="string">
            <text:p>918099000/918099008</text:p>
          </table:table-cell>
          <table:table-cell table:style-name="ce38" table:content-validation-name="val1" office:value-type="float" office:value="7">
            <text:p>7</text:p>
          </table:table-cell>
          <table:table-cell table:style-name="ce51" office:value-type="string">
            <text:p>Llamaran concretar numero y hora</text:p>
          </table:table-cell>
          <table:table-cell table:style-name="ce6" table:number-columns-repeated="6"/>
          <table:table-cell table:number-columns-repeated="1010"/>
        </table:table-row>
        <table:table-row table:style-name="ro11">
          <table:table-cell table:style-name="ce10"/>
          <table:table-cell table:style-name="ce21"/>
          <table:table-cell table:style-name="ce32"/>
          <table:table-cell table:style-name="ce42" table:content-validation-name="val1"/>
          <table:table-cell table:style-name="ce52"/>
          <table:table-cell table:style-name="ce50"/>
          <table:table-cell table:style-name="ce58"/>
          <table:table-cell table:style-name="ce67" table:number-columns-repeated="7"/>
          <table:table-cell table:style-name="ce72" table:number-columns-repeated="1010"/>
        </table:table-row>
        <table:table-row table:style-name="ro11">
          <table:table-cell table:style-name="ce189" office:value-type="string">
            <text:p>Viernes</text:p>
          </table:table-cell>
          <table:table-cell table:style-name="ce198" office:value-type="float" office:value="44715">
            <text:p>3-jun</text:p>
          </table:table-cell>
          <table:table-cell table:style-name="ce234" office:value-type="date" office:date-value="2022-05-09">
            <text:p>09/05/2022</text:p>
          </table:table-cell>
          <table:table-cell table:style-name="ce117" office:value-type="string">
            <text:p>telefonema 2022-00-2034</text:p>
          </table:table-cell>
          <table:table-cell table:style-name="ce46" office:value-type="string">
            <text:p>Comisaría Distrito de Centro</text:p>
          </table:table-cell>
          <table:table-cell table:style-name="ce38" office:value-type="float" office:value="917167400">
            <text:p>917167400</text:p>
          </table:table-cell>
          <table:table-cell table:style-name="ce56" office:value-type="float" office:value="13">
            <text:p>13</text:p>
          </table:table-cell>
          <table:table-cell table:style-name="ce6" office:value-type="string">
            <text:p>11529,11544,11545,11671,11701,11898,11966,12002,12014,12015,12072,12088,12113</text:p>
          </table:table-cell>
          <table:table-cell table:style-name="ce6" office:value-type="string">
            <text:p>GHB,polvo marron, pastillas,coca,cogollos, liq,hachis,ketamina, MDMA,marihuan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89" office:value-type="string">
            <text:p>Viernes</text:p>
          </table:table-cell>
          <table:table-cell table:style-name="ce198" office:value-type="float" office:value="44715">
            <text:p>3-jun</text:p>
          </table:table-cell>
          <table:table-cell table:style-name="ce234" office:value-type="date" office:date-value="2022-05-25">
            <text:p>25/05/2022</text:p>
          </table:table-cell>
          <table:table-cell table:style-name="ce117"/>
          <table:table-cell table:style-name="ce46" office:value-type="string">
            <text:p>Comisaría Distrito de Fuencarral - El Pardo</text:p>
          </table:table-cell>
          <table:table-cell table:style-name="ce38" office:value-type="float" office:value="913767649">
            <text:p>913767649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cocaina</text:p>
          </table:table-cell>
          <table:table-cell table:style-name="ce6" table:number-columns-repeated="6"/>
          <table:table-cell table:number-columns-repeated="1010"/>
        </table:table-row>
        <table:table-row table:style-name="ro11">
          <table:table-cell table:style-name="ce14" office:value-type="string">
            <text:p>Viernes</text:p>
          </table:table-cell>
          <table:table-cell table:style-name="ce26" office:value-type="float" office:value="44715">
            <text:p>3-jun</text:p>
          </table:table-cell>
          <table:table-cell table:style-name="ce234" office:value-type="date" office:date-value="2022-06-02">
            <text:p>02/06/2022</text:p>
          </table:table-cell>
          <table:table-cell table:style-name="ce41" table:content-validation-name="val1" office:value-type="string">
            <text:p>URGENTE</text:p>
          </table:table-cell>
          <table:table-cell table:style-name="ce46" office:value-type="string">
            <text:p>Guardia Civil Barajas</text:p>
          </table:table-cell>
          <table:table-cell table:style-name="ce38" office:value-type="float" office:value="917466549">
            <text:p>917466549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MDMA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0"/>
          <table:table-cell table:style-name="ce21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Lunes </text:p>
          </table:table-cell>
          <table:table-cell table:style-name="ce198" office:value-type="float" office:value="44718">
            <text:p>6-jun</text:p>
          </table:table-cell>
          <table:table-cell table:style-name="ce236" office:value-type="date" office:date-value="2022-05-17">
            <text:p>17/05/2022</text:p>
          </table:table-cell>
          <table:table-cell table:style-name="ce44" table:content-validation-name="val1"/>
          <table:table-cell table:style-name="ce46" office:value-type="string">
            <text:p>Comisaría Distrito de Ciudad Lineal</text:p>
          </table:table-cell>
          <table:table-cell table:style-name="ce38" office:value-type="float" office:value="913229435">
            <text:p>913229435</text:p>
          </table:table-cell>
          <table:table-cell table:style-name="ce38" table:content-validation-name="val1" office:value-type="float" office:value="6">
            <text:p>6</text:p>
          </table:table-cell>
          <table:table-cell table:style-name="ce51" office:value-type="string">
            <text:p>4565,5114,6745,7844,8648,9137</text:p>
          </table:table-cell>
          <table:table-cell table:style-name="ce51" office:value-type="string">
            <text:p>marihuana,hachis,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Lunes </text:p>
          </table:table-cell>
          <table:table-cell table:style-name="ce198" office:value-type="float" office:value="44718">
            <text:p>6-jun</text:p>
          </table:table-cell>
          <table:table-cell table:style-name="ce236" office:value-type="date" office:date-value="2022-05-18">
            <text:p>18/05/2022</text:p>
          </table:table-cell>
          <table:table-cell table:style-name="ce44" table:content-validation-name="val1"/>
          <table:table-cell table:style-name="ce46" office:value-type="string">
            <text:p>Comisaría Distrito de Hortaleza - Barajas</text:p>
          </table:table-cell>
          <table:table-cell table:style-name="ce38" office:value-type="float" office:value="913221196">
            <text:p>913221196</text:p>
          </table:table-cell>
          <table:table-cell table:style-name="ce38" table:content-validation-name="val1" office:value-type="float" office:value="4">
            <text:p>4</text:p>
          </table:table-cell>
          <table:table-cell table:style-name="ce51" office:value-type="string">
            <text:p>6104,7146,8166,9919</text:p>
          </table:table-cell>
          <table:table-cell table:style-name="ce51" office:value-type="string">
            <text:p>pastillas,coca,hachis,marihuana;pastillas;pastillas, coca; 500 pastill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Lunes </text:p>
          </table:table-cell>
          <table:table-cell table:style-name="ce198" office:value-type="float" office:value="44718">
            <text:p>6-jun</text:p>
          </table:table-cell>
          <table:table-cell table:style-name="ce236" office:value-type="date" office:date-value="2022-05-24">
            <text:p>24/05/2022</text:p>
          </table:table-cell>
          <table:table-cell table:style-name="ce44" table:content-validation-name="val1"/>
          <table:table-cell table:style-name="ce46" office:value-type="string">
            <text:p>Comisaría Estación de Atocha</text:p>
          </table:table-cell>
          <table:table-cell table:style-name="ce38" office:value-type="float" office:value="913220899">
            <text:p>913220899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float" office:value="2856">
            <text:p>2856</text:p>
          </table:table-cell>
          <table:table-cell table:style-name="ce51" office:value-type="string">
            <text:p>marihuana, anfetamina, popper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Lunes </text:p>
          </table:table-cell>
          <table:table-cell table:style-name="ce198" office:value-type="float" office:value="44718">
            <text:p>6-jun</text:p>
          </table:table-cell>
          <table:table-cell table:style-name="ce236" office:value-type="date" office:date-value="2022-05-19">
            <text:p>19/05/2022</text:p>
          </table:table-cell>
          <table:table-cell table:style-name="ce44" table:content-validation-name="val1"/>
          <table:table-cell table:style-name="ce46" office:value-type="string">
            <text:p>Comisaría Distrito de Latina</text:p>
          </table:table-cell>
          <table:table-cell table:style-name="ce38" office:value-type="float" office:value="913228694">
            <text:p>913228694</text:p>
          </table:table-cell>
          <table:table-cell table:style-name="ce38" table:content-validation-name="val1" office:value-type="float" office:value="3">
            <text:p>3</text:p>
          </table:table-cell>
          <table:table-cell table:style-name="ce51" office:value-type="string">
            <text:p>10168,10368; 10608</text:p>
          </table:table-cell>
          <table:table-cell table:style-name="ce51" office:value-type="string">
            <text:p>coca,marihuana,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2">
          <table:table-cell table:style-name="ce189" office:value-type="string">
            <text:p>Martes</text:p>
          </table:table-cell>
          <table:table-cell table:style-name="ce198" office:value-type="float" office:value="44719">
            <text:p>7-jun</text:p>
          </table:table-cell>
          <table:table-cell table:style-name="ce237" office:value-type="date" office:date-value="2022-05-17">
            <text:p>17/05/2022</text:p>
          </table:table-cell>
          <table:table-cell table:style-name="ce121" office:value-type="string">
            <text:p>telefonema 2022-002-105</text:p>
          </table:table-cell>
          <table:table-cell table:style-name="ce65" office:value-type="string">
            <text:p>Comisaría Distrito de Centro</text:p>
          </table:table-cell>
          <table:table-cell table:style-name="ce137" office:value-type="float" office:value="913224079">
            <text:p>913224079</text:p>
          </table:table-cell>
          <table:table-cell table:style-name="ce133" office:value-type="float" office:value="7">
            <text:p>7</text:p>
          </table:table-cell>
          <table:table-cell table:style-name="ce65" office:value-type="string">
            <text:p>12001,12711,12421,12567,10175,9013,9190</text:p>
          </table:table-cell>
          <table:table-cell table:style-name="ce46" office:value-type="string">
            <text:p>marihuana,coca, pastillas,extasis, bote liq, mefedrona</text:p>
          </table:table-cell>
          <table:table-cell table:style-name="ce6" table:number-columns-repeated="5"/>
          <table:table-cell table:number-columns-repeated="1010"/>
        </table:table-row>
        <table:table-row table:style-name="ro9">
          <table:table-cell table:style-name="ce189" office:value-type="string">
            <text:p>Martes</text:p>
          </table:table-cell>
          <table:table-cell table:style-name="ce198" office:value-type="float" office:value="44719">
            <text:p>7-jun</text:p>
          </table:table-cell>
          <table:table-cell table:style-name="ce237"/>
          <table:table-cell table:style-name="ce121" office:value-type="string">
            <text:p>viene del 23/05/22</text:p>
          </table:table-cell>
          <table:table-cell table:style-name="ce54" office:value-type="string">
            <text:p>Guardia Civil de El Escorial</text:p>
          </table:table-cell>
          <table:table-cell table:style-name="ce59" office:value-type="float" office:value="918902611">
            <text:p>918902611</text:p>
          </table:table-cell>
          <table:table-cell table:style-name="ce59" table:content-validation-name="val1" office:value-type="float" office:value="1">
            <text:p>1</text:p>
          </table:table-cell>
          <table:table-cell table:style-name="ce70" office:value-type="string">
            <text:p>2022-278-1017</text:p>
          </table:table-cell>
          <table:table-cell table:style-name="ce73" office:value-type="string">
            <text:p>hachis y 16 dosis coca</text:p>
          </table:table-cell>
          <table:table-cell table:style-name="ce6" table:number-columns-repeated="5"/>
          <table:table-cell table:number-columns-repeated="1010"/>
        </table:table-row>
        <table:table-row table:style-name="ro12">
          <table:table-cell table:style-name="ce189" office:value-type="string">
            <text:p>Martes</text:p>
          </table:table-cell>
          <table:table-cell table:style-name="ce198" office:value-type="float" office:value="44719">
            <text:p>7-jun</text:p>
          </table:table-cell>
          <table:table-cell table:style-name="ce237"/>
          <table:table-cell table:style-name="ce121" office:value-type="string">
            <text:p>viene del 23/05/22, añaden 1 26/05/22 +1 31/05</text:p>
          </table:table-cell>
          <table:table-cell table:style-name="ce46" office:value-type="string">
            <text:p>Guardia Civil de Arroyomolinos</text:p>
          </table:table-cell>
          <table:table-cell table:style-name="ce132" office:value-type="string">
            <text:p>916899612 ext 3</text:p>
          </table:table-cell>
          <table:table-cell table:style-name="ce63" office:value-type="float" office:value="4">
            <text:p>4</text:p>
          </table:table-cell>
          <table:table-cell table:style-name="ce51" office:value-type="string">
            <text:p>2022-293-1210,2022-293-1202; 2022-293-2972,2129</text:p>
          </table:table-cell>
          <table:table-cell table:style-name="ce3" office:value-type="string">
            <text:p>13 envol coca, 50g hachis; hachis y cocaina,coca y speed</text:p>
          </table:table-cell>
          <table:table-cell table:style-name="ce6" table:number-columns-repeated="5"/>
          <table:table-cell table:number-columns-repeated="1010"/>
        </table:table-row>
        <table:table-row table:style-name="ro9">
          <table:table-cell table:style-name="ce189" office:value-type="string">
            <text:p>Martes</text:p>
          </table:table-cell>
          <table:table-cell table:style-name="ce198" office:value-type="float" office:value="44719">
            <text:p>7-jun</text:p>
          </table:table-cell>
          <table:table-cell table:style-name="ce236" office:value-type="date" office:date-value="2022-05-19">
            <text:p>19/05/2022</text:p>
          </table:table-cell>
          <table:table-cell table:style-name="ce41"/>
          <table:table-cell table:style-name="ce46" office:value-type="string">
            <text:p>Guardia Civil de Valdemoro</text:p>
          </table:table-cell>
          <table:table-cell table:style-name="ce56" office:value-type="float" office:value="918099405">
            <text:p>918099405</text:p>
          </table:table-cell>
          <table:table-cell table:style-name="ce56" office:value-type="float" office:value="1">
            <text:p>1</text:p>
          </table:table-cell>
          <table:table-cell table:style-name="ce65" office:value-type="string">
            <text:p>2022-310-3131</text:p>
          </table:table-cell>
          <table:table-cell table:style-name="ce46" office:value-type="string">
            <text:p>hachis,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2"/>
          <table:table-cell table:style-name="ce42"/>
          <table:table-cell table:style-name="ce52"/>
          <table:table-cell table:style-name="ce58" table:number-columns-repeated="2"/>
          <table:table-cell table:style-name="ce67" table:number-columns-repeated="7"/>
          <table:table-cell table:style-name="ce72" table:number-columns-repeated="1010"/>
        </table:table-row>
        <table:table-row table:style-name="ro12">
          <table:table-cell table:style-name="ce189" office:value-type="string">
            <text:p>Miércoles</text:p>
          </table:table-cell>
          <table:table-cell table:style-name="ce198" office:value-type="float" office:value="44720">
            <text:p>8-jun</text:p>
          </table:table-cell>
          <table:table-cell table:style-name="ce238" office:value-type="string">
            <text:p>18/05/2022 pasado al 30/06</text:p>
          </table:table-cell>
          <table:table-cell table:style-name="ce244" office:value-type="string">
            <text:p>uno sin oficio del 1/06</text:p>
          </table:table-cell>
          <table:table-cell table:style-name="ce248" office:value-type="string">
            <text:p>Comisaría Distrito de Usera-Villaverde/ Denuncias</text:p>
          </table:table-cell>
          <table:table-cell table:style-name="ce250" office:value-type="float" office:value="913921618">
            <text:p>913921618</text:p>
          </table:table-cell>
          <table:table-cell table:style-name="ce250" office:value-type="float" office:value="8">
            <text:p>8</text:p>
          </table:table-cell>
          <table:table-cell table:style-name="ce252" office:value-type="string">
            <text:p>13778,14847,17181,19050,63004,13217,4693,13217</text:p>
          </table:table-cell>
          <table:table-cell table:style-name="ce3" office:value-type="string">
            <text:p>coca,heroína,hachis,marihuana,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iércoles</text:p>
          </table:table-cell>
          <table:table-cell table:style-name="ce198" office:value-type="float" office:value="44720">
            <text:p>8-jun</text:p>
          </table:table-cell>
          <table:table-cell table:style-name="ce234" office:value-type="date" office:date-value="2022-05-20">
            <text:p>20/05/2022</text:p>
          </table:table-cell>
          <table:table-cell table:style-name="ce41" office:value-type="string">
            <text:p>2 en mismo oficio</text:p>
          </table:table-cell>
          <table:table-cell table:style-name="ce46" office:value-type="string">
            <text:p>UCRIF Central II</text:p>
          </table:table-cell>
          <table:table-cell table:style-name="ce56" office:value-type="float" office:value="690755082">
            <text:p>690755082</text:p>
          </table:table-cell>
          <table:table-cell table:style-name="ce56" office:value-type="float" office:value="1">
            <text:p>1</text:p>
          </table:table-cell>
          <table:table-cell table:style-name="ce51" office:value-type="float" office:value="1849">
            <text:p>1849</text:p>
          </table:table-cell>
          <table:table-cell table:style-name="ce51" office:value-type="string">
            <text:p>coca, viagr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iércoles</text:p>
          </table:table-cell>
          <table:table-cell table:style-name="ce198" office:value-type="float" office:value="44720">
            <text:p>8-jun</text:p>
          </table:table-cell>
          <table:table-cell table:style-name="ce236" office:value-type="date" office:date-value="2022-05-05">
            <text:p>05/05/2022</text:p>
          </table:table-cell>
          <table:table-cell table:style-name="ce44" table:content-validation-name="val1" office:value-type="string">
            <text:p>falta J y DP (viene del 24-05-22)</text:p>
          </table:table-cell>
          <table:table-cell table:style-name="ce46" office:value-type="string">
            <text:p>Brigada Provincial de Información Grupo 20</text:p>
          </table:table-cell>
          <table:table-cell table:style-name="ce38" office:value-type="float" office:value="913227116">
            <text:p>913227116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float" office:value="1640">
            <text:p>1640</text:p>
          </table:table-cell>
          <table:table-cell table:style-name="ce51" office:value-type="string">
            <text:p>36 envoltorios 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iércoles</text:p>
          </table:table-cell>
          <table:table-cell table:style-name="ce198" office:value-type="float" office:value="44720">
            <text:p>8-jun</text:p>
          </table:table-cell>
          <table:table-cell table:style-name="ce234" office:value-type="date" office:date-value="2022-05-23">
            <text:p>23/05/2022</text:p>
          </table:table-cell>
          <table:table-cell table:style-name="ce41"/>
          <table:table-cell table:style-name="ce46" office:value-type="string">
            <text:p>Comisaría Local de Alcobendas - San Sebastián de los Reyes</text:p>
          </table:table-cell>
          <table:table-cell table:style-name="ce38" office:value-type="float" office:value="913220275">
            <text:p>913220275</text:p>
          </table:table-cell>
          <table:table-cell table:style-name="ce56" office:value-type="float" office:value="5">
            <text:p>5</text:p>
          </table:table-cell>
          <table:table-cell table:style-name="ce6" office:value-type="string">
            <text:p>11334; 11067; 11056; 11669; 11780</text:p>
          </table:table-cell>
          <table:table-cell table:style-name="ce6" office:value-type="string">
            <text:p>cocaina; hachis y marihuana; cocaina; cocaina y hachis; hachis, speed y extas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198" office:value-type="float" office:value="44721">
            <text:p>9-jun</text:p>
          </table:table-cell>
          <table:table-cell table:style-name="ce9" office:value-type="date" office:date-value="2022-05-20">
            <text:p>20/05/2022</text:p>
          </table:table-cell>
          <table:table-cell table:style-name="ce41" office:value-type="string">
            <text:p>añaden 1 08/06</text:p>
          </table:table-cell>
          <table:table-cell table:style-name="ce46" office:value-type="string">
            <text:p>Comisaría Local de Getafe</text:p>
          </table:table-cell>
          <table:table-cell table:style-name="ce56" office:value-type="float" office:value="913220341">
            <text:p>913220341</text:p>
          </table:table-cell>
          <table:table-cell table:style-name="ce38" table:content-validation-name="val1" office:value-type="float" office:value="6">
            <text:p>6</text:p>
          </table:table-cell>
          <table:table-cell table:style-name="ce51" office:value-type="string">
            <text:p>6745,7244,7648,9414,9542,10739</text:p>
          </table:table-cell>
          <table:table-cell table:style-name="ce51" office:value-type="string">
            <text:p>hachis,coca,marihuana,MDMA,ketamina</text:p>
          </table:table-cell>
          <table:table-cell table:style-name="ce6" table:number-columns-repeated="5"/>
          <table:table-cell table:number-columns-repeated="1010"/>
        </table:table-row>
        <table:table-row table:style-name="ro12">
          <table:table-cell table:style-name="ce189" office:value-type="string">
            <text:p>Jueves</text:p>
          </table:table-cell>
          <table:table-cell table:style-name="ce198" office:value-type="float" office:value="44721">
            <text:p>9-jun</text:p>
          </table:table-cell>
          <table:table-cell table:style-name="ce9" office:value-type="date" office:date-value="2022-05-04">
            <text:p>04/05/2022</text:p>
          </table:table-cell>
          <table:table-cell table:style-name="ce117" office:value-type="string">
            <text:p>añaden 1 20/05 añaden 1 30/05 (viene del 23/05/22)</text:p>
          </table:table-cell>
          <table:table-cell table:style-name="ce46" office:value-type="string">
            <text:p>Comisaría Distrito de Villa de Vallecas</text:p>
          </table:table-cell>
          <table:table-cell table:style-name="ce38" office:value-type="float" office:value="913220420">
            <text:p>913220420</text:p>
          </table:table-cell>
          <table:table-cell table:style-name="ce38" table:content-validation-name="val1" office:value-type="float" office:value="10">
            <text:p>10</text:p>
          </table:table-cell>
          <table:table-cell table:style-name="ce51" office:value-type="string">
            <text:p>7588,6291,6557,7472,6759,7734,6214,7454,8901,7783</text:p>
          </table:table-cell>
          <table:table-cell table:style-name="ce6" office:value-type="string">
            <text:p>coca, polvo marron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0">
          <table:table-cell table:style-name="ce189" office:value-type="string">
            <text:p>Viernes</text:p>
          </table:table-cell>
          <table:table-cell table:style-name="ce198" office:value-type="float" office:value="44722">
            <text:p>10-jun</text:p>
          </table:table-cell>
          <table:table-cell table:style-name="ce9" office:value-type="date" office:date-value="2022-05-17">
            <text:p>17/05/2022</text:p>
          </table:table-cell>
          <table:table-cell table:style-name="ce41" office:value-type="string">
            <text:p>telefonema 2022-002-106</text:p>
          </table:table-cell>
          <table:table-cell table:style-name="ce46" office:value-type="string">
            <text:p>Comisaría Distrito de Centro</text:p>
          </table:table-cell>
          <table:table-cell table:style-name="ce56" office:value-type="float" office:value="913224079">
            <text:p>913224079</text:p>
          </table:table-cell>
          <table:table-cell table:style-name="ce56" office:value-type="float" office:value="14">
            <text:p>14</text:p>
          </table:table-cell>
          <table:table-cell table:style-name="ce6" office:value-type="string">
            <text:p>2789,9009,7827,9190,12963,12755,12942,12953,10410,10711,10750,10755,10838,10848</text:p>
          </table:table-cell>
          <table:table-cell table:style-name="ce6" office:value-type="string">
            <text:p>coca,pastillas,hachis,marihuana,polvo rosa,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193" office:value-type="string">
            <text:p>Viernes</text:p>
          </table:table-cell>
          <table:table-cell table:style-name="ce203" office:value-type="float" office:value="44722">
            <text:p>10-jun</text:p>
          </table:table-cell>
          <table:table-cell table:style-name="ce239" office:value-type="date" office:date-value="2022-06-09">
            <text:p>09/06/2022</text:p>
          </table:table-cell>
          <table:table-cell table:style-name="ce167" office:value-type="string">
            <text:p>URGENTE</text:p>
          </table:table-cell>
          <table:table-cell table:style-name="ce173" office:value-type="string">
            <text:p>AIS</text:p>
          </table:table-cell>
          <table:table-cell table:style-name="ce131" office:value-type="float" office:value="915820769">
            <text:p>915820769</text:p>
          </table:table-cell>
          <table:table-cell table:style-name="ce131" table:content-validation-name="val1" office:value-type="float" office:value="1">
            <text:p>1</text:p>
          </table:table-cell>
          <table:table-cell table:style-name="ce173" office:value-type="string">
            <text:p>sin atestado</text:p>
          </table:table-cell>
          <table:table-cell table:style-name="ce51"/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189" office:value-type="string">
            <text:p>Viernes</text:p>
          </table:table-cell>
          <table:table-cell table:style-name="ce198" office:value-type="float" office:value="44722">
            <text:p>10-jun</text:p>
          </table:table-cell>
          <table:table-cell table:style-name="ce9" office:value-type="date" office:date-value="2022-06-07">
            <text:p>07/06/2022</text:p>
          </table:table-cell>
          <table:table-cell table:style-name="ce41" office:value-type="string">
            <text:p>URGENTE</text:p>
          </table:table-cell>
          <table:table-cell table:style-name="ce46" office:value-type="string">
            <text:p>Guardia Civil Compañía Fiscal Aeropuerto Barajas</text:p>
          </table:table-cell>
          <table:table-cell table:style-name="ce56" office:value-type="float" office:value="917466549">
            <text:p>917466549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2022-159-611</text:p>
          </table:table-cell>
          <table:table-cell table:style-name="ce6" office:value-type="string">
            <text:p>bolero 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Lunes </text:p>
          </table:table-cell>
          <table:table-cell table:style-name="ce198" office:value-type="float" office:value="44725">
            <text:p>13-jun</text:p>
          </table:table-cell>
          <table:table-cell table:style-name="ce9" office:value-type="date" office:date-value="2022-05-23">
            <text:p>23/05/2022</text:p>
          </table:table-cell>
          <table:table-cell table:style-name="ce41"/>
          <table:table-cell table:style-name="ce46" office:value-type="string">
            <text:p>Comisaría Local de Alcalá de Henares</text:p>
          </table:table-cell>
          <table:table-cell table:style-name="ce56" office:value-type="string">
            <text:p>917167400/918796462</text:p>
          </table:table-cell>
          <table:table-cell table:style-name="ce56" office:value-type="float" office:value="10">
            <text:p>10</text:p>
          </table:table-cell>
          <table:table-cell table:style-name="ce6" office:value-type="string">
            <text:p>4634; 4777; 6296; 6408; 8943; 8950; 11412; 11865; 12621; 13167</text:p>
          </table:table-cell>
          <table:table-cell table:style-name="ce6" office:value-type="string">
            <text:p>HACHIS; hachis y marihuana; hachis y marihuana; hachis; hachis; hachis; hachis; hachis; hachis; hachis</text:p>
          </table:table-cell>
          <table:table-cell table:style-name="ce6" table:number-columns-repeated="5"/>
          <table:table-cell table:number-columns-repeated="2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189" office:value-type="string">
            <text:p>Lunes </text:p>
          </table:table-cell>
          <table:table-cell table:style-name="ce198" office:value-type="float" office:value="44725">
            <text:p>13-jun</text:p>
          </table:table-cell>
          <table:table-cell table:style-name="ce9" office:value-type="date" office:date-value="2022-05-23">
            <text:p>23/05/2022</text:p>
          </table:table-cell>
          <table:table-cell table:style-name="ce41" office:value-type="string">
            <text:p>amplian 1 25/05/22</text:p>
          </table:table-cell>
          <table:table-cell table:style-name="ce46" office:value-type="string">
            <text:p>Comisaría Local de Leganés Grupo II</text:p>
          </table:table-cell>
          <table:table-cell table:style-name="ce56" office:value-type="float" office:value="913221635">
            <text:p>913221635</text:p>
          </table:table-cell>
          <table:table-cell table:style-name="ce56" office:value-type="float" office:value="6">
            <text:p>6</text:p>
          </table:table-cell>
          <table:table-cell table:style-name="ce6" office:value-type="string">
            <text:p>9125; 9825; 10013; 10510; 10652; 10889</text:p>
          </table:table-cell>
          <table:table-cell table:style-name="ce6" office:value-type="string">
            <text:p>marihuana; hachis; hachis; hachis; hachis; ketamina y speed</text:p>
          </table:table-cell>
          <table:table-cell table:style-name="ce6" table:number-columns-repeated="5"/>
          <table:table-cell table:number-columns-repeated="2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189" office:value-type="string">
            <text:p>Lunes </text:p>
          </table:table-cell>
          <table:table-cell table:style-name="ce198" office:value-type="float" office:value="44725">
            <text:p>13-jun</text:p>
          </table:table-cell>
          <table:table-cell table:style-name="ce29" office:value-type="date" office:date-value="2022-06-09">
            <text:p>09/06/2022</text:p>
          </table:table-cell>
          <table:table-cell table:style-name="ce41" office:value-type="string">
            <text:p>URGENTE (viene del 10 junio)</text:p>
          </table:table-cell>
          <table:table-cell table:style-name="ce51" office:value-type="string">
            <text:p>AIS</text:p>
          </table:table-cell>
          <table:table-cell table:style-name="ce38" office:value-type="string">
            <text:p>915820769/680404548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sin atestado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2"/>
          <table:table-cell table:style-name="ce42"/>
          <table:table-cell table:style-name="ce52"/>
          <table:table-cell table:style-name="ce58" table:number-columns-repeated="2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23" office:value-type="string">
            <text:p>Martes</text:p>
          </table:table-cell>
          <table:table-cell table:style-name="ce226" office:value-type="float" office:value="44726">
            <text:p>14-jun</text:p>
          </table:table-cell>
          <table:table-cell table:style-name="ce9" office:value-type="date" office:date-value="2022-05-25">
            <text:p>25/05/2022</text:p>
          </table:table-cell>
          <table:table-cell table:style-name="ce41" office:value-type="string">
            <text:p>viene del 25/05 + 3</text:p>
          </table:table-cell>
          <table:table-cell table:style-name="ce46" office:value-type="string">
            <text:p>Comisaría Local de Móstoles</text:p>
          </table:table-cell>
          <table:table-cell table:style-name="ce56" office:value-type="float" office:value="916480014">
            <text:p>916480014</text:p>
          </table:table-cell>
          <table:table-cell table:style-name="ce38" office:value-type="float" office:value="6">
            <text:p>6</text:p>
          </table:table-cell>
          <table:table-cell table:style-name="ce51" office:value-type="string">
            <text:p>8472,8925,9521,9895, 11545, 12216</text:p>
          </table:table-cell>
          <table:table-cell table:style-name="ce6" office:value-type="string">
            <text:p>cocaina 15 dosis +1+1,cocaina,hachis,hachis</text:p>
          </table:table-cell>
          <table:table-cell table:number-columns-repeated="2"/>
          <table:table-cell table:style-name="ce6" table:number-columns-repeated="3"/>
          <table:table-cell table:number-columns-repeated="2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223" office:value-type="string">
            <text:p>Martes</text:p>
          </table:table-cell>
          <table:table-cell table:style-name="ce226" office:value-type="float" office:value="44726">
            <text:p>14-jun</text:p>
          </table:table-cell>
          <table:table-cell table:style-name="ce29" office:value-type="date" office:date-value="2022-05-24">
            <text:p>24/05/2022</text:p>
          </table:table-cell>
          <table:table-cell table:style-name="ce41" office:value-type="string">
            <text:p>añaden 1 08/06</text:p>
          </table:table-cell>
          <table:table-cell table:style-name="ce46" office:value-type="string">
            <text:p>(GOIZ I) Grupo Operativo de Investigación zonal II</text:p>
          </table:table-cell>
          <table:table-cell table:style-name="ce38" office:value-type="float" office:value="913220464">
            <text:p>913220464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float" office:value="67.79">
            <text:p>67,79</text:p>
          </table:table-cell>
          <table:table-cell table:style-name="ce6" office:value-type="string">
            <text:p>coca, sust de corte, pollos,heroína</text:p>
          </table:table-cell>
          <table:table-cell table:style-name="ce6" table:number-columns-repeated="5"/>
          <table:table-cell table:number-columns-repeated="2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223" office:value-type="string">
            <text:p>Martes</text:p>
          </table:table-cell>
          <table:table-cell table:style-name="ce226" office:value-type="float" office:value="44726">
            <text:p>14-jun</text:p>
          </table:table-cell>
          <table:table-cell table:style-name="ce9" office:value-type="date" office:date-value="2022-05-24">
            <text:p>24/05/2022</text:p>
          </table:table-cell>
          <table:table-cell table:style-name="ce41"/>
          <table:table-cell table:style-name="ce46" office:value-type="string">
            <text:p>Comisaría Local de Torrejón de Ardoz</text:p>
          </table:table-cell>
          <table:table-cell table:style-name="ce56" office:value-type="float" office:value="913220627">
            <text:p>913220627</text:p>
          </table:table-cell>
          <table:table-cell table:style-name="ce56" table:content-validation-name="val1" office:value-type="float" office:value="5">
            <text:p>5</text:p>
          </table:table-cell>
          <table:table-cell table:style-name="ce51" office:value-type="string">
            <text:p>6640; 6719; 6773; 6891; 7750</text:p>
          </table:table-cell>
          <table:table-cell table:style-name="ce6" office:value-type="string">
            <text:p>papelinas; hachis; papelina; hachis; hachis</text:p>
          </table:table-cell>
          <table:table-cell table:style-name="ce6" table:number-columns-repeated="5"/>
          <table:table-cell table:number-columns-repeated="2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223" office:value-type="string">
            <text:p>Martes</text:p>
          </table:table-cell>
          <table:table-cell table:style-name="ce226" office:value-type="float" office:value="44726">
            <text:p>14-jun</text:p>
          </table:table-cell>
          <table:table-cell table:style-name="ce9" office:value-type="date" office:date-value="2022-05-30">
            <text:p>30/05/2022</text:p>
          </table:table-cell>
          <table:table-cell table:style-name="ce41" office:value-type="string">
            <text:p>2 urgentes, añaden 1 03/06</text:p>
          </table:table-cell>
          <table:table-cell table:style-name="ce46" office:value-type="string">
            <text:p>Guardia Civil de Majadahonda</text:p>
          </table:table-cell>
          <table:table-cell table:style-name="ce56" office:value-type="float" office:value="916029713">
            <text:p>916029713</text:p>
          </table:table-cell>
          <table:table-cell table:style-name="ce36" office:value-type="float" office:value="2">
            <text:p>2</text:p>
          </table:table-cell>
          <table:table-cell table:style-name="ce51" office:value-type="float" office:value="3364.3384">
            <text:p>3364,3384</text:p>
          </table:table-cell>
          <table:table-cell table:style-name="ce6" office:value-type="string">
            <text:p>sust blanca</text:p>
          </table:table-cell>
          <table:table-cell table:number-columns-repeated="3"/>
          <table:table-cell table:style-name="ce6" table:number-columns-repeated="2"/>
          <table:table-cell table:number-columns-repeated="2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Miércoles</text:p>
          </table:table-cell>
          <table:table-cell table:style-name="ce198" office:value-type="float" office:value="44727">
            <text:p>15-jun</text:p>
          </table:table-cell>
          <table:table-cell table:style-name="ce9" office:value-type="date" office:date-value="2022-05-23">
            <text:p>23/05/2022</text:p>
          </table:table-cell>
          <table:table-cell table:style-name="ce41" office:value-type="string">
            <text:p>añaden 1 (14/06)</text:p>
          </table:table-cell>
          <table:table-cell table:style-name="ce6" office:value-type="string">
            <text:p>Comisaría Distrito de Moncloa / Aravaca</text:p>
          </table:table-cell>
          <table:table-cell table:style-name="ce38" office:value-type="float" office:value="913222979">
            <text:p>913222979</text:p>
          </table:table-cell>
          <table:table-cell table:style-name="ce38" table:content-validation-name="val1" office:value-type="float" office:value="4">
            <text:p>4</text:p>
          </table:table-cell>
          <table:table-cell table:style-name="ce51" office:value-type="string">
            <text:p>786; 5162; 9321/21; 128/22</text:p>
          </table:table-cell>
          <table:table-cell table:style-name="ce6" office:value-type="string">
            <text:p>cocaina, popper, comprimidos, hachis, polvo rosa; hachis, comprimidos, MDMA,; comprimidos y polvo, hachis</text:p>
          </table:table-cell>
          <table:table-cell table:style-name="ce6" table:number-columns-repeated="5"/>
          <table:table-cell table:number-columns-repeated="2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189" office:value-type="string">
            <text:p>Miércoles</text:p>
          </table:table-cell>
          <table:table-cell table:style-name="ce198" office:value-type="float" office:value="44727">
            <text:p>15-jun</text:p>
          </table:table-cell>
          <table:table-cell table:style-name="ce9" office:value-type="date" office:date-value="2022-05-24">
            <text:p>24/05/2022</text:p>
          </table:table-cell>
          <table:table-cell table:style-name="ce41" office:value-type="string">
            <text:p>vendrán más tarde</text:p>
          </table:table-cell>
          <table:table-cell table:style-name="ce6" office:value-type="string">
            <text:p>Prision Estremera</text:p>
          </table:table-cell>
          <table:table-cell table:style-name="ce56" office:value-type="float" office:value="918750059">
            <text:p>918750059</text:p>
          </table:table-cell>
          <table:table-cell table:style-name="ce56" office:value-type="float" office:value="5">
            <text:p>5</text:p>
          </table:table-cell>
          <table:table-cell table:style-name="ce51" office:value-type="string">
            <text:p>sin ref</text:p>
          </table:table-cell>
          <table:table-cell table:style-name="ce6" office:value-type="string">
            <text:p>hachis,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iércoles</text:p>
          </table:table-cell>
          <table:table-cell table:style-name="ce198" office:value-type="float" office:value="44727">
            <text:p>15-jun</text:p>
          </table:table-cell>
          <table:table-cell table:style-name="ce9" office:value-type="date" office:date-value="2022-05-25">
            <text:p>25/05/2022</text:p>
          </table:table-cell>
          <table:table-cell table:style-name="ce41"/>
          <table:table-cell table:style-name="ce46" office:value-type="string">
            <text:p>Comisaría Distrito de San Blas - Vicálvaro</text:p>
          </table:table-cell>
          <table:table-cell table:style-name="ce56" office:value-type="float" office:value="913225676">
            <text:p>913225676</text:p>
          </table:table-cell>
          <table:table-cell table:style-name="ce56" office:value-type="float" office:value="4">
            <text:p>4</text:p>
          </table:table-cell>
          <table:table-cell table:style-name="ce51" office:value-type="string">
            <text:p>7009,9005,8055,8824</text:p>
          </table:table-cell>
          <table:table-cell table:style-name="ce6" office:value-type="string">
            <text:p>hachis,heroína,coca,botes liq,sustancia naranja</text:p>
          </table:table-cell>
          <table:table-cell table:style-name="ce6" table:number-columns-repeated="5"/>
          <table:table-cell table:number-columns-repeated="2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189" office:value-type="string">
            <text:p>Miércoles</text:p>
          </table:table-cell>
          <table:table-cell table:style-name="ce198" office:value-type="float" office:value="44727">
            <text:p>15-jun</text:p>
          </table:table-cell>
          <table:table-cell table:style-name="ce9" office:value-type="date" office:date-value="2022-05-27">
            <text:p>27/05/2022</text:p>
          </table:table-cell>
          <table:table-cell table:style-name="ce41"/>
          <table:table-cell table:style-name="ce46" office:value-type="string">
            <text:p>Comisaría Distrito de Usera-Villaverde / PJ Grupo <text:s/>Usera</text:p>
          </table:table-cell>
          <table:table-cell table:style-name="ce38" office:value-type="float" office:value="913921618">
            <text:p>913921618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float" office:value="20615">
            <text:p>20615</text:p>
          </table:table-cell>
          <table:table-cell table:style-name="ce6" office:value-type="string">
            <text:p>sustancia blan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91" office:value-type="string">
            <text:p>Jueves</text:p>
          </table:table-cell>
          <table:table-cell table:style-name="ce200" office:value-type="float" office:value="44728">
            <text:p>16-jun</text:p>
          </table:table-cell>
          <table:table-cell table:style-name="ce85" office:value-type="date" office:date-value="2022-06-02">
            <text:p>02/06/2022</text:p>
          </table:table-cell>
          <table:table-cell table:style-name="ce89" table:content-validation-name="val1" office:value-type="string">
            <text:p>viene mas tarde (conductor)</text:p>
          </table:table-cell>
          <table:table-cell table:style-name="ce94" office:value-type="string">
            <text:p>Prision Soto del Real</text:p>
          </table:table-cell>
          <table:table-cell table:style-name="ce95" office:value-type="float" office:value="918447798">
            <text:p>918447798</text:p>
          </table:table-cell>
          <table:table-cell table:style-name="ce38" table:content-validation-name="val1" office:value-type="float" office:value="3">
            <text:p>3</text:p>
          </table:table-cell>
          <table:table-cell table:style-name="ce51" office:value-type="string">
            <text:p>14555,14554,14545</text:p>
          </table:table-cell>
          <table:table-cell table:style-name="ce51" office:value-type="string">
            <text:p>hachis y papelin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198" office:value-type="float" office:value="44728">
            <text:p>16-jun</text:p>
          </table:table-cell>
          <table:table-cell table:style-name="ce240" office:value-type="date" office:date-value="2022-06-09">
            <text:p>09/06/2022</text:p>
          </table:table-cell>
          <table:table-cell table:style-name="ce59" table:content-validation-name="val1"/>
          <table:table-cell table:style-name="ce51" office:value-type="string">
            <text:p>Comisaría General de Información</text:p>
          </table:table-cell>
          <table:table-cell table:style-name="ce59" office:value-type="float" office:value="915821588">
            <text:p>915821588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float" office:value="6818">
            <text:p>6818</text:p>
          </table:table-cell>
          <table:table-cell table:style-name="ce51" office:value-type="string">
            <text:p>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198" office:value-type="float" office:value="44728">
            <text:p>16-jun</text:p>
          </table:table-cell>
          <table:table-cell table:style-name="ce9" office:value-type="date" office:date-value="2022-05-23">
            <text:p>23/05/2022</text:p>
          </table:table-cell>
          <table:table-cell table:style-name="ce41" table:content-validation-name="val1" office:value-type="string">
            <text:p>2 de ellos son registro</text:p>
          </table:table-cell>
          <table:table-cell table:style-name="ce46" office:value-type="string">
            <text:p>Comisaría Distrito de Puente de Vallecas</text:p>
          </table:table-cell>
          <table:table-cell table:style-name="ce56" office:value-type="float" office:value="917570119">
            <text:p>917570119</text:p>
          </table:table-cell>
          <table:table-cell table:style-name="ce56" table:content-validation-name="val1" office:value-type="float" office:value="9">
            <text:p>9</text:p>
          </table:table-cell>
          <table:table-cell table:style-name="ce6" office:value-type="string">
            <text:p>10673; 11590; 11844; 11592; 12031; 12635; 11094 (registro); 12580 (registro); <text:s/>13306</text:p>
          </table:table-cell>
          <table:table-cell table:style-name="ce6" office:value-type="string">
            <text:p>cocaina, 4 bolsitas; 4 bolsitas, </text:p>
          </table:table-cell>
          <table:table-cell table:style-name="ce6" office:value-type="string">
            <text:p><text:s/>bolsitas; 2 bolsitas; 8 bolsitas y 19 comprimidos; registro; registro; 7m muestras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Viernes</text:p>
          </table:table-cell>
          <table:table-cell table:style-name="ce198" office:value-type="float" office:value="44729">
            <text:p>17-jun</text:p>
          </table:table-cell>
          <table:table-cell table:style-name="ce29" office:value-type="date" office:date-value="2022-06-06">
            <text:p>06/06/2022</text:p>
          </table:table-cell>
          <table:table-cell table:style-name="ce44" table:content-validation-name="val1" office:value-type="string">
            <text:p>añaden 1 08/06, añaden 1 urgente</text:p>
          </table:table-cell>
          <table:table-cell table:style-name="ce46" office:value-type="string">
            <text:p>Comisaría Distrito de Hortaleza - Barajas</text:p>
          </table:table-cell>
          <table:table-cell table:style-name="ce38" office:value-type="float" office:value="913221196">
            <text:p>913221196</text:p>
          </table:table-cell>
          <table:table-cell table:style-name="ce38" table:content-validation-name="val1" office:value-type="float" office:value="3">
            <text:p>3</text:p>
          </table:table-cell>
          <table:table-cell table:style-name="ce51" office:value-type="string">
            <text:p>8171,7173; 12986</text:p>
          </table:table-cell>
          <table:table-cell table:style-name="ce51" office:value-type="string">
            <text:p>comprimidos rosas, polvo;hachis; 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Viernes</text:p>
          </table:table-cell>
          <table:table-cell table:style-name="ce198" office:value-type="float" office:value="44729">
            <text:p>17-jun</text:p>
          </table:table-cell>
          <table:table-cell table:style-name="ce29" office:value-type="date" office:date-value="2022-06-06">
            <text:p>06/06/2022</text:p>
          </table:table-cell>
          <table:table-cell table:style-name="ce44" table:content-validation-name="val1"/>
          <table:table-cell table:style-name="ce46" office:value-type="string">
            <text:p>Comisaría Distrito de Latina</text:p>
          </table:table-cell>
          <table:table-cell table:style-name="ce38" office:value-type="float" office:value="913228694">
            <text:p>913228694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JI 27 DP 972</text:p>
          </table:table-cell>
          <table:table-cell table:style-name="ce51" office:value-type="string">
            <text:p>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Viernes</text:p>
          </table:table-cell>
          <table:table-cell table:style-name="ce198" office:value-type="float" office:value="44729">
            <text:p>17-jun</text:p>
          </table:table-cell>
          <table:table-cell table:style-name="ce29" office:value-type="date" office:date-value="2022-05-23">
            <text:p>23/05/2022</text:p>
          </table:table-cell>
          <table:table-cell table:style-name="ce41"/>
          <table:table-cell table:style-name="ce46" office:value-type="string">
            <text:p>Comisaría Distrito de Centro</text:p>
          </table:table-cell>
          <table:table-cell table:style-name="ce38" office:value-type="float" office:value="913224079">
            <text:p>913224079</text:p>
          </table:table-cell>
          <table:table-cell table:style-name="ce38" table:content-validation-name="val1" office:value-type="float" office:value="11">
            <text:p>11</text:p>
          </table:table-cell>
          <table:table-cell table:style-name="ce51" office:value-type="string">
            <text:p>9070,9858,11117,11155,11577,11370,11554,11640,11661,11672,13206</text:p>
          </table:table-cell>
          <table:table-cell table:style-name="ce6" office:value-type="string">
            <text:p>GHB,pastillas,hachis,marihuana,2CB,mefedrona,MDMA,hachis,coca en pastill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Lunes </text:p>
          </table:table-cell>
          <table:table-cell table:style-name="ce198" office:value-type="float" office:value="44732">
            <text:p>20-jun</text:p>
          </table:table-cell>
          <table:table-cell table:style-name="ce239" office:value-type="date" office:date-value="2022-05-25">
            <text:p>25/05/2022</text:p>
          </table:table-cell>
          <table:table-cell table:style-name="ce243" office:value-type="string">
            <text:p>añaden 7 el 27/05</text:p>
          </table:table-cell>
          <table:table-cell table:style-name="ce129" office:value-type="string">
            <text:p>(GOIZ II) Grupo Operativo de Investigación zonal II</text:p>
          </table:table-cell>
          <table:table-cell table:style-name="ce131" office:value-type="float" office:value="913220464">
            <text:p>913220464</text:p>
          </table:table-cell>
          <table:table-cell table:style-name="ce131" table:content-validation-name="val1" office:value-type="float" office:value="8">
            <text:p>8</text:p>
          </table:table-cell>
          <table:table-cell table:style-name="ce173" office:value-type="string">
            <text:p>DP 921/22, actas. 0634223/4,0673459,0573765,1430246,2086731,0573766</text:p>
          </table:table-cell>
          <table:table-cell table:style-name="ce51" office:value-type="string">
            <text:p>marihuana y hachis</text:p>
          </table:table-cell>
          <table:table-cell table:style-name="ce6" table:number-columns-repeated="5"/>
          <table:table-cell table:number-columns-repeated="1010"/>
        </table:table-row>
        <table:table-row table:style-name="ro9">
          <table:table-cell table:style-name="ce189"/>
          <table:table-cell table:style-name="ce198" office:value-type="float" office:value="44732">
            <text:p>20-jun</text:p>
          </table:table-cell>
          <table:table-cell table:style-name="ce116" office:value-type="date" office:date-value="2022-05-24">
            <text:p>24/05/2022</text:p>
          </table:table-cell>
          <table:table-cell table:style-name="ce44" table:content-validation-name="val1" office:value-type="string">
            <text:p>vienen de 1706 añaden +1 yles cambio de dia</text:p>
          </table:table-cell>
          <table:table-cell table:style-name="ce122" office:value-type="string">
            <text:p>Vigilancia Aduanera Guzman el Bueno</text:p>
          </table:table-cell>
          <table:table-cell table:style-name="ce38" office:value-type="float" office:value="915826867">
            <text:p>915826867</text:p>
          </table:table-cell>
          <table:table-cell table:style-name="ce38" table:content-validation-name="val1" office:value-type="float" office:value="3">
            <text:p>3</text:p>
          </table:table-cell>
          <table:table-cell table:style-name="ce51" office:value-type="string">
            <text:p>31,32,43</text:p>
          </table:table-cell>
          <table:table-cell table:style-name="ce51" office:value-type="string">
            <text:p>marihuana 1,5 kg;2kg, 300g</text:p>
          </table:table-cell>
          <table:table-cell table:style-name="ce6" table:number-columns-repeated="5"/>
          <table:table-cell table:number-columns-repeated="1010"/>
        </table:table-row>
        <table:table-row table:style-name="ro6">
          <table:table-cell table:style-name="ce189" office:value-type="string">
            <text:p>Lunes </text:p>
          </table:table-cell>
          <table:table-cell table:style-name="ce154" office:value-type="date" office:date-value="2022-06-20">
            <text:p>20-jun</text:p>
          </table:table-cell>
          <table:table-cell table:style-name="ce9" office:value-type="date" office:date-value="2022-06-14">
            <text:p>14/06/2022</text:p>
          </table:table-cell>
          <table:table-cell table:style-name="ce41" office:value-type="string">
            <text:p>Menores URG</text:p>
          </table:table-cell>
          <table:table-cell table:style-name="ce6" office:value-type="string">
            <text:p>Brigada Provincial P. J. Secc Grupo Menores (GRUME)</text:p>
          </table:table-cell>
          <table:table-cell table:style-name="ce56" office:value-type="float" office:value="914931178">
            <text:p>914931178</text:p>
          </table:table-cell>
          <table:table-cell table:style-name="ce38" office:value-type="float" office:value="3">
            <text:p>3</text:p>
          </table:table-cell>
          <table:table-cell table:style-name="ce92" office:value-type="string">
            <text:p>2577,14022,13426</text:p>
          </table:table-cell>
          <table:table-cell table:style-name="ce51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Martes</text:p>
          </table:table-cell>
          <table:table-cell table:style-name="ce198" office:value-type="float" office:value="44733">
            <text:p>21-jun</text:p>
          </table:table-cell>
          <table:table-cell table:style-name="ce9" office:value-type="date" office:date-value="2022-05-30">
            <text:p>30/05/2022</text:p>
          </table:table-cell>
          <table:table-cell table:style-name="ce41"/>
          <table:table-cell table:style-name="ce46" office:value-type="string">
            <text:p>Comisaría Distrito de Usera-Villaverde / PJ Grupo <text:s/>Usera</text:p>
          </table:table-cell>
          <table:table-cell table:style-name="ce38" office:value-type="float" office:value="913223044">
            <text:p>913223044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10728,37388/21</text:p>
          </table:table-cell>
          <table:table-cell table:style-name="ce6" office:value-type="string">
            <text:p>mezcla cocaina y heroína,heroí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artes</text:p>
          </table:table-cell>
          <table:table-cell table:style-name="ce198" office:value-type="float" office:value="44733">
            <text:p>21-jun</text:p>
          </table:table-cell>
          <table:table-cell table:style-name="ce29" office:value-type="date" office:date-value="2022-05-30">
            <text:p>30/05/2022</text:p>
          </table:table-cell>
          <table:table-cell table:style-name="ce44" office:value-type="string">
            <text:p>añaden 1 03/06</text:p>
          </table:table-cell>
          <table:table-cell table:style-name="ce51" table:content-validation-name="val1" office:value-type="string">
            <text:p>Guardia Civil de Pinto</text:p>
          </table:table-cell>
          <table:table-cell table:style-name="ce38" office:value-type="float" office:value="916910103">
            <text:p>916910103</text:p>
          </table:table-cell>
          <table:table-cell table:style-name="ce38" table:content-validation-name="val1" office:value-type="float" office:value="3">
            <text:p>3</text:p>
          </table:table-cell>
          <table:table-cell table:style-name="ce51" office:value-type="string">
            <text:p>2211,222,2373</text:p>
          </table:table-cell>
          <table:table-cell table:style-name="ce51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artes</text:p>
          </table:table-cell>
          <table:table-cell table:style-name="ce198" office:value-type="float" office:value="44733">
            <text:p>21-jun</text:p>
          </table:table-cell>
          <table:table-cell table:style-name="ce29" office:value-type="date" office:date-value="2022-06-01">
            <text:p>01/06/2022</text:p>
          </table:table-cell>
          <table:table-cell table:style-name="ce44" table:content-validation-name="val1" office:value-type="string">
            <text:p>añaden 2 02/06/2022</text:p>
          </table:table-cell>
          <table:table-cell table:style-name="ce46" office:value-type="string">
            <text:p>Comisaría Local de Alcobendas - San Sebastián de los Reyes</text:p>
          </table:table-cell>
          <table:table-cell table:style-name="ce38" office:value-type="float" office:value="913220275">
            <text:p>913220275</text:p>
          </table:table-cell>
          <table:table-cell table:style-name="ce38" table:content-validation-name="val1" office:value-type="float" office:value="7">
            <text:p>7</text:p>
          </table:table-cell>
          <table:table-cell table:style-name="ce51" office:value-type="string">
            <text:p>12798,12991,13040,13126,11179,7199,7992</text:p>
          </table:table-cell>
          <table:table-cell table:style-name="ce51" office:value-type="string">
            <text:p>marihuana,hachis,cocaina,polvo rosa</text:p>
          </table:table-cell>
          <table:table-cell table:style-name="ce6" table:number-columns-repeated="5"/>
          <table:table-cell table:number-columns-repeated="1010"/>
        </table:table-row>
        <table:table-row table:style-name="ro9">
          <table:table-cell table:style-name="ce191" office:value-type="string">
            <text:p>Martes</text:p>
          </table:table-cell>
          <table:table-cell table:style-name="ce200" office:value-type="float" office:value="44733">
            <text:p>21-jun</text:p>
          </table:table-cell>
          <table:table-cell table:style-name="ce85" office:value-type="date" office:date-value="2022-06-06">
            <text:p>06/06/2022</text:p>
          </table:table-cell>
          <table:table-cell table:style-name="ce89" table:content-validation-name="val1" office:value-type="string">
            <text:p>vendrán más tarde</text:p>
          </table:table-cell>
          <table:table-cell table:style-name="ce220" office:value-type="string">
            <text:p>Prisión Madrid 3 Valdemoro</text:p>
          </table:table-cell>
          <table:table-cell table:style-name="ce95" office:value-type="float" office:value="918948088">
            <text:p>918948088</text:p>
          </table:table-cell>
          <table:table-cell table:style-name="ce251" table:content-validation-name="val1" office:value-type="string">
            <text:p>1-3</text:p>
          </table:table-cell>
          <table:table-cell table:style-name="ce51" office:value-type="string">
            <text:p>DP: 256/22;<text:span text:style-name="T2"> Pendiente del resto</text:span></text:p>
          </table:table-cell>
          <table:table-cell table:style-name="ce51" office:value-type="string">
            <text:p>porro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Miércoles</text:p>
          </table:table-cell>
          <table:table-cell table:style-name="ce198" office:value-type="float" office:value="44734">
            <text:p>22-jun</text:p>
          </table:table-cell>
          <table:table-cell table:style-name="ce9" office:value-type="date" office:date-value="2022-05-31">
            <text:p>31/05/2022</text:p>
          </table:table-cell>
          <table:table-cell table:style-name="ce41" office:value-type="string">
            <text:p>añaden 1 06/06 + 1 21/06</text:p>
          </table:table-cell>
          <table:table-cell table:style-name="ce46" office:value-type="string">
            <text:p>Comisaría Distrito de Chamartín</text:p>
          </table:table-cell>
          <table:table-cell table:style-name="ce51" office:value-type="float" office:value="913227917">
            <text:p>913227917</text:p>
          </table:table-cell>
          <table:table-cell table:style-name="ce38" table:content-validation-name="val1" office:value-type="float" office:value="3">
            <text:p>3</text:p>
          </table:table-cell>
          <table:table-cell table:style-name="ce51" office:value-type="string">
            <text:p>6880; 8723,10172</text:p>
          </table:table-cell>
          <table:table-cell table:style-name="ce6" office:value-type="string">
            <text:p>botes con sustancia; polvo rosa y amarillo;coca</text:p>
          </table:table-cell>
          <table:table-cell table:style-name="ce6" table:number-columns-repeated="5"/>
          <table:table-cell table:number-columns-repeated="1010"/>
        </table:table-row>
        <table:table-row table:style-name="ro16">
          <table:table-cell table:style-name="ce189" office:value-type="string">
            <text:p>Miércoles</text:p>
          </table:table-cell>
          <table:table-cell table:style-name="ce198" office:value-type="float" office:value="44734">
            <text:p>22-jun</text:p>
          </table:table-cell>
          <table:table-cell table:style-name="ce116" office:value-type="date" office:date-value="2022-05-31">
            <text:p>31/05/2022</text:p>
          </table:table-cell>
          <table:table-cell table:style-name="ce117" office:value-type="string">
            <text:p><text:s/>8 retiro+3 argan OJO Centro telefonema 2022-00-2204 añaden 1 03/06</text:p>
          </table:table-cell>
          <table:table-cell table:style-name="ce46" office:value-type="string">
            <text:p>Comisaría Distrito de Centro</text:p>
          </table:table-cell>
          <table:table-cell table:style-name="ce55" office:value-type="float" office:value="917167400">
            <text:p>917167400</text:p>
          </table:table-cell>
          <table:table-cell table:style-name="ce63" office:value-type="float" office:value="11">
            <text:p>11</text:p>
          </table:table-cell>
          <table:table-cell table:style-name="ce51" office:value-type="string">
            <text:p>12001,<text:span text:style-name="T6">12214</text:span><text:span text:style-name="T3">,12216,12243,12246,12248,12303,12409,</text:span><text:span text:style-name="T2">13848 OJO</text:span><text:span text:style-name="T3">,13872,</text:span><text:span text:style-name="T6">14337</text:span></text:p>
          </table:table-cell>
          <table:table-cell table:style-name="ce3" office:value-type="string">
            <text:p>marih,polvo blanco, pastillas, hachis,GHB,extas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iércoles</text:p>
          </table:table-cell>
          <table:table-cell table:style-name="ce198" office:value-type="float" office:value="44734">
            <text:p>22-jun</text:p>
          </table:table-cell>
          <table:table-cell table:style-name="ce9" office:value-type="date" office:date-value="2022-06-06">
            <text:p>06/06/2022</text:p>
          </table:table-cell>
          <table:table-cell table:style-name="ce41" office:value-type="string">
            <text:p>vendran mas tarde</text:p>
          </table:table-cell>
          <table:table-cell table:style-name="ce46" office:value-type="string">
            <text:p>Prision Navalcarnero Madrid 4. Los Miercoles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1" office:value-type="string">
            <text:p>polvo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198" office:value-type="float" office:value="44735">
            <text:p>23-jun</text:p>
          </table:table-cell>
          <table:table-cell table:style-name="ce9" office:value-type="date" office:date-value="2022-05-31">
            <text:p>31/05/2022</text:p>
          </table:table-cell>
          <table:table-cell table:style-name="ce41" office:value-type="string">
            <text:p>añaden 1 08/06</text:p>
          </table:table-cell>
          <table:table-cell table:style-name="ce46" office:value-type="string">
            <text:p>Guardia Civil de Galapagar</text:p>
          </table:table-cell>
          <table:table-cell table:style-name="ce56" office:value-type="float" office:value="918580031">
            <text:p>918580031</text:p>
          </table:table-cell>
          <table:table-cell table:style-name="ce56" office:value-type="float" office:value="2">
            <text:p>2</text:p>
          </table:table-cell>
          <table:table-cell table:style-name="ce51" office:value-type="float" office:value="1705.1958">
            <text:p>1705,1958</text:p>
          </table:table-cell>
          <table:table-cell table:style-name="ce6" office:value-type="string">
            <text:p>6 bolsas marihuana; hachis</text:p>
          </table:table-cell>
          <table:table-cell table:style-name="ce6" table:number-columns-repeated="5"/>
          <table:table-cell table:number-columns-repeated="1010"/>
        </table:table-row>
        <table:table-row table:style-name="ro9">
          <table:table-cell table:style-name="ce189" office:value-type="string">
            <text:p>Jueves</text:p>
          </table:table-cell>
          <table:table-cell table:style-name="ce203" office:value-type="float" office:value="44735">
            <text:p>23-jun</text:p>
          </table:table-cell>
          <table:table-cell table:style-name="ce159" office:value-type="date" office:date-value="2022-06-02">
            <text:p>02/06/2022</text:p>
          </table:table-cell>
          <table:table-cell table:style-name="ce245" office:value-type="string">
            <text:p>añaden 1 (14/06)<text:span text:style-name="T2"> </text:span><text:span text:style-name="T5">anulada 14/06</text:span><text:span text:style-name="T2"> </text:span></text:p>
          </table:table-cell>
          <table:table-cell table:style-name="ce249" office:value-type="string">
            <text:p>Comisaría Distrito de Carabanchel</text:p>
          </table:table-cell>
          <table:table-cell table:style-name="ce38" office:value-type="float" office:value="913227519">
            <text:p>913227519</text:p>
          </table:table-cell>
          <table:table-cell table:style-name="ce38" table:content-validation-name="val1" office:value-type="float" office:value="4">
            <text:p>4</text:p>
          </table:table-cell>
          <table:table-cell table:style-name="ce51" office:value-type="string">
            <text:p>14742/22; 15166/22; 15594/22;7558/22</text:p>
          </table:table-cell>
          <table:table-cell table:style-name="ce51" office:value-type="string">
            <text:p>sust verde y coca: marihuana; coca;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198" office:value-type="float" office:value="44735">
            <text:p>23-jun</text:p>
          </table:table-cell>
          <table:table-cell table:style-name="ce9" office:value-type="date" office:date-value="2022-06-16">
            <text:p>16/06/2022</text:p>
          </table:table-cell>
          <table:table-cell table:style-name="ce41"/>
          <table:table-cell table:style-name="ce46" office:value-type="string">
            <text:p>Policia Judicial Grupo 11 Estupefacientes <text:s/>BCentral</text:p>
          </table:table-cell>
          <table:table-cell table:style-name="ce38" office:value-type="float" office:value="915822888">
            <text:p>915822888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float" office:value="459">
            <text:p>459</text:p>
          </table:table-cell>
          <table:table-cell table:style-name="ce51" office:value-type="string">
            <text:p>metanfe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198" office:value-type="float" office:value="44735">
            <text:p>23-jun</text:p>
          </table:table-cell>
          <table:table-cell table:style-name="ce9" office:value-type="date" office:date-value="2022-06-14">
            <text:p>14/06/2022</text:p>
          </table:table-cell>
          <table:table-cell table:style-name="ce41" office:value-type="string">
            <text:p>plantación</text:p>
          </table:table-cell>
          <table:table-cell table:style-name="ce46" office:value-type="string">
            <text:p>(GOIZ III) Grupo Operativo de Investigación zonal II</text:p>
          </table:table-cell>
          <table:table-cell table:style-name="ce38" office:value-type="float" office:value="913220463">
            <text:p>913220463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12522/22</text:p>
          </table:table-cell>
          <table:table-cell table:style-name="ce51" office:value-type="string">
            <text:p>plantación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198" office:value-type="float" office:value="44735">
            <text:p>23-jun</text:p>
          </table:table-cell>
          <table:table-cell table:style-name="ce9" office:value-type="date" office:date-value="2022-06-03">
            <text:p>03/06/2022</text:p>
          </table:table-cell>
          <table:table-cell table:style-name="ce41" office:value-type="string">
            <text:p>con G.Marañon 4+2</text:p>
          </table:table-cell>
          <table:table-cell table:style-name="ce46" office:value-type="string">
            <text:p>P.N. Grupo Estupefacientes Aeropuerto Barajas</text:p>
          </table:table-cell>
          <table:table-cell table:style-name="ce56" office:value-type="float" office:value="913010900">
            <text:p>913010900</text:p>
          </table:table-cell>
          <table:table-cell table:style-name="ce56" office:value-type="float" office:value="6">
            <text:p>6</text:p>
          </table:table-cell>
          <table:table-cell table:style-name="ce6" office:value-type="string">
            <text:p>5254,5347,5396,5869</text:p>
          </table:table-cell>
          <table:table-cell table:style-name="ce6" office:value-type="string">
            <text:p>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198" office:value-type="float" office:value="44735">
            <text:p>23-jun</text:p>
          </table:table-cell>
          <table:table-cell table:style-name="ce34" office:value-type="date" office:date-value="2022-06-08">
            <text:p>08/06/2022</text:p>
          </table:table-cell>
          <table:table-cell table:style-name="ce47" office:value-type="string">
            <text:p>añaden 1 10/06</text:p>
          </table:table-cell>
          <table:table-cell table:style-name="ce46" office:value-type="string">
            <text:p>(GOIZ III) Grupo Operativo de Investigación zonal II</text:p>
          </table:table-cell>
          <table:table-cell table:style-name="ce38" office:value-type="float" office:value="913220463">
            <text:p>913220463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float" office:value="63.82">
            <text:p>63,82</text:p>
          </table:table-cell>
          <table:table-cell table:style-name="ce51" office:value-type="string">
            <text:p>popper, GHB,mefedrona;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Viernes </text:p>
          </table:table-cell>
          <table:table-cell table:style-name="ce198" office:value-type="float" office:value="44736">
            <text:p>24-jun</text:p>
          </table:table-cell>
          <table:table-cell table:style-name="ce9" office:value-type="date" office:date-value="2022-06-02">
            <text:p>02/06/2022</text:p>
          </table:table-cell>
          <table:table-cell table:style-name="ce41"/>
          <table:table-cell table:style-name="ce46" office:value-type="string">
            <text:p>Guardia Civil Barajas</text:p>
          </table:table-cell>
          <table:table-cell table:style-name="ce56" office:value-type="float" office:value="917466549">
            <text:p>917466549</text:p>
          </table:table-cell>
          <table:table-cell table:style-name="ce56" office:value-type="float" office:value="10">
            <text:p>10</text:p>
          </table:table-cell>
          <table:table-cell table:style-name="ce6" office:value-type="string">
            <text:p>2022-160-124,126,133,164,167,170,181,188,191</text:p>
          </table:table-cell>
          <table:table-cell table:style-name="ce6" office:value-type="string">
            <text:p>marihuana,hachis,MDM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Viernes </text:p>
          </table:table-cell>
          <table:table-cell table:style-name="ce198" office:value-type="float" office:value="44736">
            <text:p>24-jun</text:p>
          </table:table-cell>
          <table:table-cell table:style-name="ce29" office:value-type="date" office:date-value="2022-06-06">
            <text:p>06/06/2022</text:p>
          </table:table-cell>
          <table:table-cell table:style-name="ce44" table:content-validation-name="val1"/>
          <table:table-cell table:style-name="ce46" office:value-type="string">
            <text:p>Comisaría Local de Fuenlabrada</text:p>
          </table:table-cell>
          <table:table-cell table:style-name="ce38" office:value-type="float" office:value="914920826">
            <text:p>914920826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9580, 9937</text:p>
          </table:table-cell>
          <table:table-cell table:style-name="ce51" office:value-type="string">
            <text:p>sustancia blanca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Viernes </text:p>
          </table:table-cell>
          <table:table-cell table:style-name="ce198" office:value-type="float" office:value="44736">
            <text:p>24-jun</text:p>
          </table:table-cell>
          <table:table-cell table:style-name="ce9" office:value-type="date" office:date-value="2022-06-06">
            <text:p>06/06/2022</text:p>
          </table:table-cell>
          <table:table-cell table:style-name="ce41" office:value-type="string">
            <text:p>añaden 1 09/06 + 1 23/06</text:p>
          </table:table-cell>
          <table:table-cell table:style-name="ce46" office:value-type="string">
            <text:p>Comisaría Distrito de Fuencarral - El Pardo</text:p>
          </table:table-cell>
          <table:table-cell table:style-name="ce56" office:value-type="float" office:value="913782468">
            <text:p>913782468</text:p>
          </table:table-cell>
          <table:table-cell table:style-name="ce56" office:value-type="float" office:value="3">
            <text:p>3</text:p>
          </table:table-cell>
          <table:table-cell table:style-name="ce51" office:value-type="string">
            <text:p>11729; 12323;13953</text:p>
          </table:table-cell>
          <table:table-cell table:style-name="ce6" office:value-type="string">
            <text:p>hachis; sustancia blanca;heroína y 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Lunes</text:p>
          </table:table-cell>
          <table:table-cell table:style-name="ce227" office:value-type="date" office:date-value="2022-06-27">
            <text:p>27-jun</text:p>
          </table:table-cell>
          <table:table-cell table:style-name="ce9" office:value-type="date" office:date-value="2022-06-03">
            <text:p>03/06/2022</text:p>
          </table:table-cell>
          <table:table-cell table:style-name="ce41" office:value-type="string">
            <text:p>añaden 1 (16/06/22)</text:p>
          </table:table-cell>
          <table:table-cell table:style-name="ce6" office:value-type="string">
            <text:p>Comisaría Estación Sur de Autobuses</text:p>
          </table:table-cell>
          <table:table-cell table:style-name="ce56" office:value-type="float" office:value="913220895">
            <text:p>913220895</text:p>
          </table:table-cell>
          <table:table-cell table:style-name="ce56" office:value-type="float" office:value="2">
            <text:p>2</text:p>
          </table:table-cell>
          <table:table-cell table:style-name="ce92" office:value-type="string">
            <text:p>761; 1101</text:p>
          </table:table-cell>
          <table:table-cell table:style-name="ce6"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189" office:value-type="string">
            <text:p>Lunes</text:p>
          </table:table-cell>
          <table:table-cell table:style-name="ce227" office:value-type="date" office:date-value="2022-06-27">
            <text:p>27-jun</text:p>
          </table:table-cell>
          <table:table-cell table:style-name="ce9"/>
          <table:table-cell/>
          <table:table-cell table:style-name="ce6" office:value-type="string">
            <text:p>Brigada provincial de Información</text:p>
          </table:table-cell>
          <table:table-cell table:style-name="ce56" office:value-type="float" office:value="913227029">
            <text:p>913227029</text:p>
          </table:table-cell>
          <table:table-cell table:style-name="ce56" office:value-type="float" office:value="1">
            <text:p>1</text:p>
          </table:table-cell>
          <table:table-cell table:style-name="ce92"/>
          <table:table-cell table:number-columns-repeated="1016"/>
        </table:table-row>
        <table:table-row table:style-name="ro1">
          <table:table-cell table:style-name="ce189" office:value-type="string">
            <text:p>Lunes</text:p>
          </table:table-cell>
          <table:table-cell table:style-name="ce227" office:value-type="date" office:date-value="2022-06-27">
            <text:p>27-jun</text:p>
          </table:table-cell>
          <table:table-cell table:style-name="ce9" office:value-type="date" office:date-value="2022-06-07">
            <text:p>07/06/2022</text:p>
          </table:table-cell>
          <table:table-cell/>
          <table:table-cell table:style-name="ce6" office:value-type="string">
            <text:p>Guardia Civil de Navalcarnero</text:p>
          </table:table-cell>
          <table:table-cell table:style-name="ce56" office:value-type="float" office:value="629849069">
            <text:p>629849069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18/98, 48/650de 2021</text:p>
          </table:table-cell>
          <table:table-cell table:style-name="ce6" office:value-type="string">
            <text:p>hachis, marihuana</text:p>
          </table:table-cell>
          <table:table-cell table:number-columns-repeated="1015"/>
        </table:table-row>
        <table:table-row table:style-name="ro12">
          <table:table-cell table:style-name="ce193" office:value-type="string">
            <text:p>Lunes</text:p>
          </table:table-cell>
          <table:table-cell table:style-name="ce228" office:value-type="date" office:date-value="2022-06-27">
            <text:p>27-jun</text:p>
          </table:table-cell>
          <table:table-cell table:style-name="ce205" office:value-type="date" office:date-value="2022-06-08">
            <text:p>08/06/2022</text:p>
          </table:table-cell>
          <table:table-cell table:style-name="ce117" office:value-type="string">
            <text:p>cambio por la OTAN al 11/7</text:p>
          </table:table-cell>
          <table:table-cell table:style-name="ce213" office:value-type="string">
            <text:p>Comisaría Distrito de Tetuán</text:p>
          </table:table-cell>
          <table:table-cell table:style-name="ce175" office:value-type="float" office:value="913221086">
            <text:p>913221086</text:p>
          </table:table-cell>
          <table:table-cell table:style-name="ce175" office:value-type="float" office:value="1">
            <text:p>1</text:p>
          </table:table-cell>
          <table:table-cell table:style-name="ce215" office:value-type="float" office:value="12723">
            <text:p>12723</text:p>
          </table:table-cell>
          <table:table-cell table:style-name="ce213" office:value-type="string">
            <text:p>hachis,cocaina,marihuana,metanf</text:p>
          </table:table-cell>
          <table:table-cell table:number-columns-repeated="1015"/>
        </table:table-row>
        <table:table-row table:style-name="ro1">
          <table:table-cell table:style-name="ce189" office:value-type="string">
            <text:p>Lunes</text:p>
          </table:table-cell>
          <table:table-cell table:style-name="ce227" office:value-type="date" office:date-value="2022-06-27">
            <text:p>27-jun</text:p>
          </table:table-cell>
          <table:table-cell table:style-name="ce9" office:value-type="date" office:date-value="2022-06-15">
            <text:p>15/06/2022</text:p>
          </table:table-cell>
          <table:table-cell table:style-name="ce41" office:value-type="string">
            <text:p>menor +1 16/06 +1 17/06</text:p>
          </table:table-cell>
          <table:table-cell table:style-name="ce6" office:value-type="string">
            <text:p>Guardia Civil de Rivas Vaciamadrid</text:p>
          </table:table-cell>
          <table:table-cell table:style-name="ce56" office:value-type="float" office:value="619647453">
            <text:p>619647453</text:p>
          </table:table-cell>
          <table:table-cell table:style-name="ce56" office:value-type="float" office:value="3">
            <text:p>3</text:p>
          </table:table-cell>
          <table:table-cell table:style-name="ce6" office:value-type="string">
            <text:p>2022-338-3745,2022-338-4576,65/22</text:p>
          </table:table-cell>
          <table:table-cell table:style-name="ce6" office:value-type="string">
            <text:p>hachis,coca,MARIHUA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4"/>
          <table:table-cell table:style-name="ce35"/>
          <table:table-cell table:style-name="ce48" table:content-validation-name="val1"/>
          <table:table-cell table:style-name="ce52"/>
          <table:table-cell table:style-name="ce10"/>
          <table:table-cell table:style-name="ce10" table:content-validation-name="val1"/>
          <table:table-cell table:style-name="ce71" table:number-columns-repeated="2"/>
          <table:table-cell table:style-name="ce72" table:number-columns-repeated="1015"/>
        </table:table-row>
        <table:table-row table:style-name="ro1">
          <table:table-cell table:style-name="ce189" office:value-type="string">
            <text:p>Martes</text:p>
          </table:table-cell>
          <table:table-cell table:style-name="ce198" office:value-type="float" office:value="44740">
            <text:p>28-jun</text:p>
          </table:table-cell>
          <table:table-cell table:style-name="ce9" office:value-type="date" office:date-value="2022-06-06">
            <text:p>06/06/2022</text:p>
          </table:table-cell>
          <table:table-cell table:style-name="ce41" office:value-type="string">
            <text:p>Centro corresponde con Retiro, Arganzuela y Moncloa (telefonema: 2022002246)</text:p>
          </table:table-cell>
          <table:table-cell table:style-name="ce46" office:value-type="string">
            <text:p>Comisaría Distrito de Centro</text:p>
          </table:table-cell>
          <table:table-cell table:style-name="ce56" office:value-type="float" office:value="913224079">
            <text:p>913224079</text:p>
          </table:table-cell>
          <table:table-cell table:style-name="ce56" office:value-type="float" office:value="13">
            <text:p>13</text:p>
          </table:table-cell>
          <table:table-cell table:style-name="ce6" office:value-type="string">
            <text:p>12636; 12822; 12851; 12891; 12949; 13055; 13056; 13079; 6625; 14703; 14784; 14970; 11079</text:p>
          </table:table-cell>
          <table:table-cell table:style-name="ce6" office:value-type="string">
            <text:p>cocaina base, cocaina; efedrona; cocaina base, hachis; marihuana; cocaina; pastillas y polvo rosa; cocaina, hachis y polvo rosa, cocaina, pastilla y metanfetamina; cocaina; pastillas y líquidos; cocaina; marihuana</text:p>
          </table:table-cell>
          <table:table-cell table:number-columns-repeated="1015"/>
        </table:table-row>
        <table:table-row table:style-name="ro1">
          <table:table-cell table:style-name="ce189" office:value-type="string">
            <text:p>Martes</text:p>
          </table:table-cell>
          <table:table-cell table:style-name="ce198" office:value-type="float" office:value="44740">
            <text:p>28-jun</text:p>
          </table:table-cell>
          <table:table-cell table:style-name="ce9" office:value-type="date" office:date-value="2022-06-24">
            <text:p>24/06/2022</text:p>
          </table:table-cell>
          <table:table-cell table:style-name="ce41" office:value-type="string">
            <text:p>Reclamado 191 + 1 reclamado</text:p>
          </table:table-cell>
          <table:table-cell table:style-name="ce46" office:value-type="string">
            <text:p>Guardia Civil Barajas</text:p>
          </table:table-cell>
          <table:table-cell table:style-name="ce56" office:value-type="float" office:value="917466549">
            <text:p>917466549</text:p>
          </table:table-cell>
          <table:table-cell table:style-name="ce56" office:value-type="float" office:value="3">
            <text:p>3</text:p>
          </table:table-cell>
          <table:table-cell table:style-name="ce6" office:value-type="string">
            <text:p>2022-160-181 y 191, 427/22</text:p>
          </table:table-cell>
          <table:table-cell table:style-name="ce6" office:value-type="string">
            <text:p>cocaina, cocaina</text:p>
          </table:table-cell>
          <table:table-cell table:number-columns-repeated="1015"/>
        </table:table-row>
        <table:table-row table:style-name="ro1">
          <table:table-cell table:style-name="ce16" table:number-columns-repeated="2"/>
          <table:table-cell table:style-name="ce37"/>
          <table:table-cell table:style-name="ce49"/>
          <table:table-cell table:style-name="ce16"/>
          <table:table-cell table:style-name="ce62"/>
          <table:table-cell table:style-name="ce16"/>
          <table:table-cell table:style-name="ce72" table:number-columns-repeated="1017"/>
        </table:table-row>
        <table:table-row table:style-name="ro1">
          <table:table-cell table:style-name="ce189" office:value-type="string">
            <text:p>Miércoles</text:p>
          </table:table-cell>
          <table:table-cell table:style-name="ce198" office:value-type="float" office:value="44741">
            <text:p>29-jun</text:p>
          </table:table-cell>
          <table:table-cell table:style-name="ce34" office:value-type="date" office:date-value="2022-06-06">
            <text:p>06/06/2022</text:p>
          </table:table-cell>
          <table:table-cell table:style-name="ce41" office:value-type="string">
            <text:p>añaden 1 08/06 + 1 13/06 + <text:s/>128/06</text:p>
          </table:table-cell>
          <table:table-cell table:style-name="ce46" office:value-type="string">
            <text:p>Comisaría Local de Leganés Grupo II</text:p>
          </table:table-cell>
          <table:table-cell table:style-name="ce56" office:value-type="float" office:value="913221635">
            <text:p>913221635</text:p>
          </table:table-cell>
          <table:table-cell table:style-name="ce56" office:value-type="float" office:value="5">
            <text:p>5</text:p>
          </table:table-cell>
          <table:table-cell table:style-name="ce6" office:value-type="string">
            <text:p>11080; 11520; 12032; 12452;13725</text:p>
          </table:table-cell>
          <table:table-cell table:style-name="ce6" office:value-type="string">
            <text:p>cocaina y hachis; extasis; cocaina; sust rocosa marrón;hachis</text:p>
          </table:table-cell>
          <table:table-cell table:number-columns-repeated="1015"/>
        </table:table-row>
        <table:table-row table:style-name="ro1">
          <table:table-cell table:style-name="ce189" office:value-type="string">
            <text:p>Miércoles</text:p>
          </table:table-cell>
          <table:table-cell table:style-name="ce198" office:value-type="float" office:value="44741">
            <text:p>29-jun</text:p>
          </table:table-cell>
          <table:table-cell table:style-name="ce34" office:value-type="date" office:date-value="2022-06-10">
            <text:p>10/06/2022</text:p>
          </table:table-cell>
          <table:table-cell table:style-name="ce41" office:value-type="string">
            <text:p>añaden 1 15/06</text:p>
          </table:table-cell>
          <table:table-cell table:style-name="ce46" office:value-type="string">
            <text:p>Comisaría Local de Parla</text:p>
          </table:table-cell>
          <table:table-cell table:style-name="ce56" office:value-type="float" office:value="913220217">
            <text:p>913220217</text:p>
          </table:table-cell>
          <table:table-cell table:style-name="ce56" office:value-type="float" office:value="3">
            <text:p>3</text:p>
          </table:table-cell>
          <table:table-cell table:style-name="ce6" office:value-type="string">
            <text:p>14718/21,7807,7885</text:p>
          </table:table-cell>
          <table:table-cell table:style-name="ce6" office:value-type="string">
            <text:p>marihuana,MDMA.cocaina</text:p>
          </table:table-cell>
          <table:table-cell table:number-columns-repeated="1015"/>
        </table:table-row>
        <table:table-row table:style-name="ro1">
          <table:table-cell table:style-name="ce189" office:value-type="string">
            <text:p>Miércoles</text:p>
          </table:table-cell>
          <table:table-cell table:style-name="ce198" office:value-type="float" office:value="44741">
            <text:p>29-jun</text:p>
          </table:table-cell>
          <table:table-cell table:style-name="ce34" office:value-type="date" office:date-value="2022-06-17">
            <text:p>17/06/2022</text:p>
          </table:table-cell>
          <table:table-cell table:style-name="ce41" office:value-type="string">
            <text:p>12096 urgente</text:p>
          </table:table-cell>
          <table:table-cell table:style-name="ce46" office:value-type="string">
            <text:p>Comisaría Distrito de Chamberí</text:p>
          </table:table-cell>
          <table:table-cell table:style-name="ce56" office:value-type="float" office:value="913223270">
            <text:p>913223270</text:p>
          </table:table-cell>
          <table:table-cell table:style-name="ce56" office:value-type="float" office:value="3">
            <text:p>3</text:p>
          </table:table-cell>
          <table:table-cell table:style-name="ce6" office:value-type="string">
            <text:p>9164; 12096; 12533</text:p>
          </table:table-cell>
          <table:table-cell table:style-name="ce6" office:value-type="string">
            <text:p>sustancia rosa; MDMA, marihuana; marihuana, cocaina, 2CB</text:p>
          </table:table-cell>
          <table:table-cell table:number-columns-repeated="1015"/>
        </table:table-row>
        <table:table-row table:style-name="ro1">
          <table:table-cell table:style-name="ce189"/>
          <table:table-cell table:style-name="ce198" office:value-type="float" office:value="44741">
            <text:p>29-jun</text:p>
          </table:table-cell>
          <table:table-cell table:style-name="ce241" office:value-type="date" office:date-value="2022-06-15">
            <text:p>15/06/2022</text:p>
          </table:table-cell>
          <table:table-cell table:style-name="ce245" table:content-validation-name="val1" office:value-type="string">
            <text:p>Tienda????</text:p>
          </table:table-cell>
          <table:table-cell table:style-name="ce249" office:value-type="string">
            <text:p>Comisaría Distrito de Ciudad Lineal</text:p>
          </table:table-cell>
          <table:table-cell table:style-name="ce131" office:value-type="float" office:value="913229435">
            <text:p>913229435</text:p>
          </table:table-cell>
          <table:table-cell table:style-name="ce134" office:value-type="float" office:value="1">
            <text:p>1</text:p>
          </table:table-cell>
          <table:table-cell table:style-name="ce126" office:value-type="float" office:value="8187">
            <text:p>8187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189" office:value-type="string">
            <text:p>Miércoles</text:p>
          </table:table-cell>
          <table:table-cell table:style-name="ce198" office:value-type="float" office:value="44741">
            <text:p>29-jun</text:p>
          </table:table-cell>
          <table:table-cell table:style-name="ce34" office:value-type="date" office:date-value="2022-06-08">
            <text:p>08/06/2022</text:p>
          </table:table-cell>
          <table:table-cell table:style-name="ce41" office:value-type="string">
            <text:p>"de momento" 1</text:p>
          </table:table-cell>
          <table:table-cell table:style-name="ce46" office:value-type="string">
            <text:p>Guardia Civil de Arroyomolinos</text:p>
          </table:table-cell>
          <table:table-cell table:style-name="ce56" office:value-type="float" office:value="916899612">
            <text:p>916899612</text:p>
          </table:table-cell>
          <table:table-cell table:style-name="ce56" office:value-type="float" office:value="1">
            <text:p>1</text:p>
          </table:table-cell>
          <table:table-cell table:style-name="ce184" office:value-type="float" office:value="2971">
            <text:p>2971</text:p>
          </table:table-cell>
          <table:table-cell table:style-name="ce6" office:value-type="string">
            <text:p>cocaina y hachis</text:p>
          </table:table-cell>
          <table:table-cell table:number-columns-repeated="1015"/>
        </table:table-row>
        <table:table-row table:style-name="ro1">
          <table:table-cell table:style-name="ce189" office:value-type="string">
            <text:p>Miércoles</text:p>
          </table:table-cell>
          <table:table-cell table:style-name="ce198" office:value-type="float" office:value="44741">
            <text:p>29-jun</text:p>
          </table:table-cell>
          <table:table-cell table:style-name="ce34" office:value-type="date" office:date-value="2022-06-08">
            <text:p>08/06/2022</text:p>
          </table:table-cell>
          <table:table-cell table:style-name="ce41" office:value-type="string">
            <text:p>añaden 1 27/06</text:p>
          </table:table-cell>
          <table:table-cell table:style-name="ce46" office:value-type="string">
            <text:p>Guardia Civil de Collado Villalba</text:p>
          </table:table-cell>
          <table:table-cell table:style-name="ce56" office:value-type="float" office:value="918500064">
            <text:p>918500064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2022-272-3854, 4834</text:p>
          </table:table-cell>
          <table:table-cell table:style-name="ce6" office:value-type="string">
            <text:p>hachis, cocaina</text:p>
          </table:table-cell>
          <table:table-cell table:number-columns-repeated="1015"/>
        </table:table-row>
        <table:table-row table:style-name="ro1">
          <table:table-cell table:style-name="ce16" table:number-columns-repeated="2"/>
          <table:table-cell table:style-name="ce37"/>
          <table:table-cell table:style-name="ce49"/>
          <table:table-cell table:style-name="ce16"/>
          <table:table-cell table:style-name="ce62"/>
          <table:table-cell table:style-name="ce16"/>
          <table:table-cell table:style-name="ce72" table:number-columns-repeated="1017"/>
        </table:table-row>
        <table:table-row table:style-name="ro12">
          <table:table-cell table:style-name="ce224" office:value-type="string">
            <text:p>Jueves</text:p>
          </table:table-cell>
          <table:table-cell table:style-name="ce229" office:value-type="date" office:date-value="2022-06-30">
            <text:p>30-jun</text:p>
          </table:table-cell>
          <table:table-cell table:style-name="ce238" office:value-type="string">
            <text:p>18/05/2022 y 08/06/2022</text:p>
          </table:table-cell>
          <table:table-cell table:style-name="ce246" office:value-type="string">
            <text:p>uno sin oficio del 1/06.8 del 8/06 1 urgente (1575)</text:p>
          </table:table-cell>
          <table:table-cell table:style-name="ce248" office:value-type="string">
            <text:p>Comisaría Distrito de Usera-Villaverde/ Denuncias</text:p>
          </table:table-cell>
          <table:table-cell table:style-name="ce250" office:value-type="float" office:value="913921618">
            <text:p>913921618</text:p>
          </table:table-cell>
          <table:table-cell table:style-name="ce250" office:value-type="float" office:value="13">
            <text:p>13</text:p>
          </table:table-cell>
          <table:table-cell table:style-name="ce252" office:value-type="string">
            <text:p>13778,14847,17181,19050,63004,13217,4693,13217,12840,18862,20596,20615; 1575</text:p>
          </table:table-cell>
          <table:table-cell table:style-name="ce63" office:value-type="string">
            <text:p>coca,heroína,hachis,marihuana,hachis,polvo rosa, polvo marron, polvo blanco; marihuana</text:p>
          </table:table-cell>
          <table:table-cell table:number-columns-repeated="1015"/>
        </table:table-row>
        <table:table-row table:style-name="ro1">
          <table:table-cell table:style-name="ce225" office:value-type="string">
            <text:p>Jueves</text:p>
          </table:table-cell>
          <table:table-cell table:style-name="ce227" office:value-type="date" office:date-value="2022-06-30">
            <text:p>30-jun</text:p>
          </table:table-cell>
          <table:table-cell table:style-name="ce9" office:value-type="date" office:date-value="2022-06-08">
            <text:p>08/06/2022</text:p>
          </table:table-cell>
          <table:table-cell/>
          <table:table-cell table:style-name="ce46" office:value-type="string">
            <text:p>Polocía Local Boadilla del Monte</text:p>
          </table:table-cell>
          <table:table-cell table:style-name="ce56" office:value-type="float" office:value="916349315">
            <text:p>916349315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88/22</text:p>
          </table:table-cell>
          <table:table-cell table:style-name="ce6"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148" office:value-type="string">
            <text:p>Jueves</text:p>
          </table:table-cell>
          <table:table-cell table:style-name="ce154" office:value-type="date" office:date-value="2022-06-30">
            <text:p>30-jun</text:p>
          </table:table-cell>
          <table:table-cell table:style-name="ce9" office:value-type="date" office:date-value="2022-06-23">
            <text:p>23/06/2022</text:p>
          </table:table-cell>
          <table:table-cell table:style-name="ce41" office:value-type="string">
            <text:p>añaden 1 24/06</text:p>
          </table:table-cell>
          <table:table-cell table:style-name="ce6" office:value-type="string">
            <text:p>Comisaría Distrito de Chamartín</text:p>
          </table:table-cell>
          <table:table-cell table:style-name="ce56" office:value-type="float" office:value="913227917">
            <text:p>913227917</text:p>
          </table:table-cell>
          <table:table-cell table:style-name="ce56" office:value-type="float" office:value="2">
            <text:p>2</text:p>
          </table:table-cell>
          <table:table-cell table:style-name="ce92" office:value-type="float" office:value="10176.10555">
            <text:p>10176,10555</text:p>
          </table:table-cell>
          <table:table-cell table:style-name="ce6" office:value-type="string">
            <text:p>coca</text:p>
          </table:table-cell>
          <table:table-cell table:number-columns-repeated="1015"/>
        </table:table-row>
        <table:table-row table:style-name="ro1">
          <table:table-cell table:style-name="ce16" table:number-columns-repeated="2"/>
          <table:table-cell table:style-name="ce37"/>
          <table:table-cell table:style-name="ce49"/>
          <table:table-cell table:style-name="ce16"/>
          <table:table-cell table:style-name="ce62"/>
          <table:table-cell table:style-name="ce16"/>
          <table:table-cell table:style-name="ce7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0"/>
          <table:table-cell office:value-type="string">
            <text:p>Traslado de dia</text:p>
          </table:table-cell>
          <table:table-cell table:number-columns-repeated="1021"/>
        </table:table-row>
        <table:table-row table:style-name="ro5">
          <table:table-cell/>
          <table:table-cell table:style-name="ce231"/>
          <table:table-cell table:style-name="ce242" office:value-type="string">
            <text:p>Prision. Vienen mas tarde</text:p>
          </table:table-cell>
          <table:table-cell table:number-columns-repeated="1021"/>
        </table:table-row>
        <table:table-row table:style-name="ro1">
          <table:table-cell/>
          <table:table-cell table:style-name="ce232"/>
          <table:table-cell office:value-type="string">
            <text:p>Anulado</text:p>
          </table:table-cell>
          <table:table-cell table:number-columns-repeated="102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O 22" table:style-name="ta9" table:print="false">
        <table:table-column table:style-name="co25" table:default-cell-style-name="ce18"/>
        <table:table-column table:style-name="co26" table:default-cell-style-name="ce18"/>
        <table:table-column table:style-name="co27" table:default-cell-style-name="ce36"/>
        <table:table-column table:style-name="co28" table:default-cell-style-name="ce45"/>
        <table:table-column table:style-name="co29" table:default-cell-style-name="ce18"/>
        <table:table-column table:style-name="co8" table:default-cell-style-name="ce61"/>
        <table:table-column table:style-name="co30" table:default-cell-style-name="ce18"/>
        <table:table-column table:style-name="co10" table:default-cell-style-name="Excel_20_Built-in_20_Normal"/>
        <table:table-column table:style-name="co3" table:number-columns-repeated="1016" table:default-cell-style-name="Excel_20_Built-in_20_Normal"/>
        <table:table-row table:style-name="ro12">
          <table:table-cell table:style-name="ce7" office:value-type="string" table:number-columns-spanned="2" table:number-rows-spanned="1">
            <text:p>DIA CITA</text:p>
          </table:table-cell>
          <table:covered-table-cell table:style-name="ce19"/>
          <table:table-cell table:style-name="ce84" office:value-type="string">
            <text:p>FECHA LLAMADA</text:p>
          </table:table-cell>
          <table:table-cell table:style-name="ce44" table:content-validation-name="val1" office:value-type="string">
            <text:p>OBSERVACIONES</text:p>
          </table:table-cell>
          <table:table-cell table:style-name="ce51" office:value-type="string">
            <text:p>Comisaría / Cuerpo Policial</text:p>
          </table:table-cell>
          <table:table-cell table:style-name="ce38" office:value-type="string">
            <text:p>Teléfono</text:p>
          </table:table-cell>
          <table:table-cell table:style-name="ce38" table:content-validation-name="val1" office:value-type="string">
            <text:p>Nº Ates</text:p>
          </table:table-cell>
          <table:table-cell table:style-name="ce38" office:value-type="string">
            <text:p>Atestados o D. Policiales</text:p>
          </table:table-cell>
          <table:table-cell table:style-name="ce51" office:value-type="string">
            <text:p>Descripción</text:p>
          </table:table-cell>
          <table:table-cell table:style-name="ce6" table:number-columns-repeated="1015"/>
        </table:table-row>
        <table:table-row table:style-name="ro1">
          <table:table-cell table:style-name="ce8" table:number-columns-repeated="2"/>
          <table:table-cell table:style-name="ce30"/>
          <table:table-cell table:style-name="ce39" table:content-validation-name="val1"/>
          <table:table-cell table:style-name="ce50" table:number-columns-repeated="2"/>
          <table:table-cell table:style-name="ce50" table:content-validation-name="val1"/>
          <table:table-cell table:style-name="ce50"/>
          <table:table-cell table:style-name="ce66"/>
          <table:table-cell table:style-name="ce67" table:number-columns-repeated="5"/>
          <table:table-cell table:style-name="ce72" table:number-columns-repeated="1010"/>
        </table:table-row>
        <table:table-row table:style-name="ro16">
          <table:table-cell table:style-name="ce253" office:value-type="string">
            <text:p>Martes</text:p>
          </table:table-cell>
          <table:table-cell table:style-name="ce258" office:value-type="float" office:value="44684">
            <text:p>3-may</text:p>
          </table:table-cell>
          <table:table-cell table:style-name="ce116" office:value-type="date" office:date-value="2022-04-18">
            <text:p>18/04/2022</text:p>
          </table:table-cell>
          <table:table-cell table:style-name="ce160" office:value-type="string">
            <text:p>telefonema 2022001875</text:p>
          </table:table-cell>
          <table:table-cell table:style-name="ce51" office:value-type="string">
            <text:p>Comisaría Distrito de Centro</text:p>
          </table:table-cell>
          <table:table-cell table:style-name="ce63" office:value-type="float" office:value="913224079">
            <text:p>913224079</text:p>
          </table:table-cell>
          <table:table-cell table:style-name="ce63" office:value-type="float" office:value="16">
            <text:p>16</text:p>
          </table:table-cell>
          <table:table-cell table:style-name="ce65" office:value-type="string">
            <text:p>6998; 7030; 7134; 7230; 7239; 7333; 7353; 7536; 7617; 7640;7826; 7901;7997;3996,9128, 9156; 8235/22</text:p>
          </table:table-cell>
          <table:table-cell table:style-name="ce51" office:value-type="string">
            <text:p>sust verde, liq, sust marron, sust blanca, pastillas…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"/>
          <table:table-cell table:style-name="ce21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0">
          <table:table-cell table:style-name="ce189" office:value-type="string">
            <text:p>Miércoles</text:p>
          </table:table-cell>
          <table:table-cell table:style-name="ce198" office:value-type="float" office:value="44685">
            <text:p>4-may</text:p>
          </table:table-cell>
          <table:table-cell table:style-name="ce9" office:value-type="date" office:date-value="2022-04-19">
            <text:p>19/04/2022</text:p>
          </table:table-cell>
          <table:table-cell table:style-name="ce41" office:value-type="string">
            <text:p>añaden 1 03/05</text:p>
          </table:table-cell>
          <table:table-cell table:style-name="ce6" office:value-type="string">
            <text:p>P.N. Grupo Estupefacientes Aeropuerto Barajas</text:p>
          </table:table-cell>
          <table:table-cell table:style-name="ce56" office:value-type="float" office:value="913010919">
            <text:p>913010919</text:p>
          </table:table-cell>
          <table:table-cell table:style-name="ce56" office:value-type="float" office:value="6">
            <text:p>6</text:p>
          </table:table-cell>
          <table:table-cell table:style-name="ce51" office:value-type="string">
            <text:p>3533, 3642; 4078; 4125; 3399;4501</text:p>
          </table:table-cell>
          <table:table-cell table:style-name="ce6" office:value-type="string">
            <text:p>hachis, <text:s/>boleros, <text:s/>envoltorios, bolero</text:p>
          </table:table-cell>
          <table:table-cell table:style-name="ce74"/>
          <table:table-cell table:style-name="ce6" table:number-columns-repeated="4"/>
          <table:table-cell table:number-columns-repeated="1010"/>
        </table:table-row>
        <table:table-row table:style-name="ro10">
          <table:table-cell table:style-name="ce189" office:value-type="string">
            <text:p>Miércoles</text:p>
          </table:table-cell>
          <table:table-cell table:style-name="ce198" office:value-type="float" office:value="44685">
            <text:p>4-may</text:p>
          </table:table-cell>
          <table:table-cell table:style-name="ce9" office:value-type="date" office:date-value="2022-04-20">
            <text:p>20/04/2022</text:p>
          </table:table-cell>
          <table:table-cell table:style-name="ce41" office:value-type="string">
            <text:p>añaden 1 03/05</text:p>
          </table:table-cell>
          <table:table-cell table:style-name="ce46" office:value-type="string">
            <text:p>Guardia Civil de Leganés</text:p>
          </table:table-cell>
          <table:table-cell table:style-name="ce38" office:value-type="float" office:value="916882739">
            <text:p>916882739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2022-104827-2, 8847 con 2 previas</text:p>
          </table:table-cell>
          <table:table-cell table:style-name="ce6" office:value-type="string">
            <text:p>hachis,heroína,coca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189" office:value-type="string">
            <text:p>Miércoles</text:p>
          </table:table-cell>
          <table:table-cell table:style-name="ce198" office:value-type="float" office:value="44685">
            <text:p>4-may</text:p>
          </table:table-cell>
          <table:table-cell table:style-name="ce9" office:value-type="date" office:date-value="2022-04-26">
            <text:p>26/04/2022</text:p>
          </table:table-cell>
          <table:table-cell table:style-name="ce41"/>
          <table:table-cell table:style-name="ce46" office:value-type="string">
            <text:p>Comisaría Distrito de Villa de Vallecas</text:p>
          </table:table-cell>
          <table:table-cell table:style-name="ce38" office:value-type="float" office:value="913220432">
            <text:p>913220432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7357/22; 7366/22</text:p>
          </table:table-cell>
          <table:table-cell table:style-name="ce6" office:value-type="string">
            <text:p>Cocaina; marihuana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189" office:value-type="string">
            <text:p>Miércoles</text:p>
          </table:table-cell>
          <table:table-cell table:style-name="ce198" office:value-type="float" office:value="44685">
            <text:p>4-may</text:p>
          </table:table-cell>
          <table:table-cell table:style-name="ce9" office:value-type="date" office:date-value="2022-04-26">
            <text:p>26/04/2022</text:p>
          </table:table-cell>
          <table:table-cell table:style-name="ce41"/>
          <table:table-cell table:style-name="ce46" office:value-type="string">
            <text:p>Comisaría Local de Leganés Grupo II</text:p>
          </table:table-cell>
          <table:table-cell table:style-name="ce38" office:value-type="float" office:value="913221635">
            <text:p>913221635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8035/22; 8294/22</text:p>
          </table:table-cell>
          <table:table-cell table:style-name="ce6" office:value-type="string">
            <text:p>hachis; cigarro y hachis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0"/>
          <table:table-cell table:style-name="ce21"/>
          <table:table-cell table:style-name="ce32"/>
          <table:table-cell table:style-name="ce42" table:content-validation-name="val1"/>
          <table:table-cell table:style-name="ce52"/>
          <table:table-cell table:style-name="ce50"/>
          <table:table-cell table:style-name="ce58"/>
          <table:table-cell table:style-name="ce67" table:number-columns-repeated="7"/>
          <table:table-cell table:style-name="ce72" table:number-columns-repeated="1010"/>
        </table:table-row>
        <table:table-row table:style-name="ro11">
          <table:table-cell table:style-name="ce189" office:value-type="string">
            <text:p>Jueves</text:p>
          </table:table-cell>
          <table:table-cell table:style-name="ce198" office:value-type="float" office:value="44686">
            <text:p>5-may</text:p>
          </table:table-cell>
          <table:table-cell table:style-name="ce9" office:value-type="date" office:date-value="2022-04-21">
            <text:p>21/04/2022</text:p>
          </table:table-cell>
          <table:table-cell table:style-name="ce41" table:content-validation-name="val1" office:value-type="string">
            <text:p>añaden 2 el 28/04</text:p>
          </table:table-cell>
          <table:table-cell table:style-name="ce91" office:value-type="string">
            <text:p>Comisaría Local de Alcorcón</text:p>
          </table:table-cell>
          <table:table-cell table:style-name="ce38" office:value-type="float" office:value="914861537">
            <text:p>914861537</text:p>
          </table:table-cell>
          <table:table-cell table:style-name="ce56" office:value-type="float" office:value="8">
            <text:p>8</text:p>
          </table:table-cell>
          <table:table-cell table:style-name="ce6" office:value-type="string">
            <text:p>5222; 4922; 7529; 6614;7338, 72147034 7934</text:p>
          </table:table-cell>
          <table:table-cell table:style-name="ce6" office:value-type="string">
            <text:p>cocaina, hachis, heroína, marihuan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89" office:value-type="string">
            <text:p>Jueves</text:p>
          </table:table-cell>
          <table:table-cell table:style-name="ce198" office:value-type="float" office:value="44686">
            <text:p>5-may</text:p>
          </table:table-cell>
          <table:table-cell table:style-name="ce9" office:value-type="date" office:date-value="2022-04-21">
            <text:p>21/04/2022</text:p>
          </table:table-cell>
          <table:table-cell table:style-name="ce41" table:content-validation-name="val1" office:value-type="string">
            <text:p>añaden 1 el 27/04</text:p>
          </table:table-cell>
          <table:table-cell table:style-name="ce91" office:value-type="string">
            <text:p>Comisaría Estación de Atocha</text:p>
          </table:table-cell>
          <table:table-cell table:style-name="ce38" office:value-type="float" office:value="913220899">
            <text:p>913220899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1954/22; 2074/22</text:p>
          </table:table-cell>
          <table:table-cell table:style-name="ce6" office:value-type="string">
            <text:p>medicamentos; hachis, coca, MDMA,setas, marihuan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89" office:value-type="string">
            <text:p>Jueves</text:p>
          </table:table-cell>
          <table:table-cell table:style-name="ce198" office:value-type="float" office:value="44686">
            <text:p>5-may</text:p>
          </table:table-cell>
          <table:table-cell table:style-name="ce9" office:value-type="date" office:date-value="2022-04-22">
            <text:p>22/04/2022</text:p>
          </table:table-cell>
          <table:table-cell table:style-name="ce41" table:content-validation-name="val1"/>
          <table:table-cell table:style-name="ce46" office:value-type="string">
            <text:p>Comisaria Estación de Nuevos Ministerios</text:p>
          </table:table-cell>
          <table:table-cell table:style-name="ce38" office:value-type="string">
            <text:p>913220159/57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1407/22; 1414/22</text:p>
          </table:table-cell>
          <table:table-cell table:style-name="ce6" office:value-type="string">
            <text:p>hachis y marihuana; MDMA</text:p>
          </table:table-cell>
          <table:table-cell/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193" office:value-type="string">
            <text:p>Jueves</text:p>
          </table:table-cell>
          <table:table-cell table:style-name="ce203" office:value-type="float" office:value="44686">
            <text:p>5-may</text:p>
          </table:table-cell>
          <table:table-cell table:style-name="ce33" office:value-type="date" office:date-value="2022-04-22">
            <text:p>22/04/2022</text:p>
          </table:table-cell>
          <table:table-cell table:style-name="ce43" office:value-type="string">
            <text:p>pasado al 19</text:p>
          </table:table-cell>
          <table:table-cell table:style-name="ce267" office:value-type="string">
            <text:p>Brigada Provincial P. J. Grupo II</text:p>
          </table:table-cell>
          <table:table-cell table:style-name="ce271" office:value-type="float" office:value="917167400">
            <text:p>917167400</text:p>
          </table:table-cell>
          <table:table-cell table:style-name="ce272" office:value-type="float" office:value="1">
            <text:p>1</text:p>
          </table:table-cell>
          <table:table-cell table:style-name="ce273" office:value-type="float" office:value="1860">
            <text:p>1860</text:p>
          </table:table-cell>
          <table:table-cell table:style-name="ce270" office:value-type="string">
            <text:p>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"/>
          <table:table-cell table:style-name="ce21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Viernes</text:p>
          </table:table-cell>
          <table:table-cell table:style-name="ce198" office:value-type="float" office:value="44687">
            <text:p>6-may</text:p>
          </table:table-cell>
          <table:table-cell table:style-name="ce29" office:value-type="date" office:date-value="2022-04-19">
            <text:p>19/04/2022</text:p>
          </table:table-cell>
          <table:table-cell table:style-name="ce44" table:content-validation-name="val1"/>
          <table:table-cell table:style-name="ce46" office:value-type="string">
            <text:p>Area de Seguridad y Protección</text:p>
          </table:table-cell>
          <table:table-cell table:style-name="ce38" office:value-type="float" office:value="913228693">
            <text:p>913228693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7974/22</text:p>
          </table:table-cell>
          <table:table-cell table:style-name="ce51" office:value-type="string">
            <text:p>pastill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Viernes</text:p>
          </table:table-cell>
          <table:table-cell table:style-name="ce198" office:value-type="float" office:value="44687">
            <text:p>6-may</text:p>
          </table:table-cell>
          <table:table-cell table:style-name="ce29" office:value-type="date" office:date-value="2022-04-22">
            <text:p>22/04/2022</text:p>
          </table:table-cell>
          <table:table-cell table:style-name="ce44" table:content-validation-name="val1"/>
          <table:table-cell table:style-name="ce46" office:value-type="string">
            <text:p>Comisaría Local de Torrejón de Ardoz</text:p>
          </table:table-cell>
          <table:table-cell table:style-name="ce38" office:value-type="float" office:value="913220628">
            <text:p>913220628</text:p>
          </table:table-cell>
          <table:table-cell table:style-name="ce38" table:content-validation-name="val1" office:value-type="float" office:value="6">
            <text:p>6</text:p>
          </table:table-cell>
          <table:table-cell table:style-name="ce51" office:value-type="string">
            <text:p>4217/22; 4475/22; 5300/22; <text:s/>5342/22; 6030/22; 6205/22</text:p>
          </table:table-cell>
          <table:table-cell table:style-name="ce51" office:value-type="string">
            <text:p>coca, 5bellotas, hachis; cocaina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189" office:value-type="string">
            <text:p>Viernes</text:p>
          </table:table-cell>
          <table:table-cell table:style-name="ce198" office:value-type="float" office:value="44687">
            <text:p>6-may</text:p>
          </table:table-cell>
          <table:table-cell table:style-name="ce9" office:value-type="date" office:date-value="2022-04-25">
            <text:p>25/04/2022</text:p>
          </table:table-cell>
          <table:table-cell table:style-name="ce41"/>
          <table:table-cell table:style-name="ce46" office:value-type="string">
            <text:p>Guardia Civil de Ciempozuelos</text:p>
          </table:table-cell>
          <table:table-cell table:style-name="ce38" office:value-type="float" office:value="918930040">
            <text:p>918930040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022-318-857</text:p>
          </table:table-cell>
          <table:table-cell table:style-name="ce6" office:value-type="string">
            <text:p>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Viernes</text:p>
          </table:table-cell>
          <table:table-cell table:style-name="ce198" office:value-type="float" office:value="44687">
            <text:p>6-may</text:p>
          </table:table-cell>
          <table:table-cell table:style-name="ce29" office:value-type="date" office:date-value="2022-04-26">
            <text:p>26/04/2022</text:p>
          </table:table-cell>
          <table:table-cell table:style-name="ce44" table:content-validation-name="val1"/>
          <table:table-cell table:style-name="ce46" office:value-type="string">
            <text:p>Guardia Civil de Galapagar</text:p>
          </table:table-cell>
          <table:table-cell table:style-name="ce38" office:value-type="float" office:value="918580031">
            <text:p>918580031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3184/22</text:p>
          </table:table-cell>
          <table:table-cell table:style-name="ce51" office:value-type="string">
            <text:p>marihuana</text:p>
          </table:table-cell>
          <table:table-cell table:style-name="ce6" table:number-columns-repeated="5"/>
          <table:table-cell table:number-columns-repeated="1010"/>
        </table:table-row>
        <table:table-row table:style-name="ro16">
          <table:table-cell table:style-name="ce189" office:value-type="string">
            <text:p>Viernes</text:p>
          </table:table-cell>
          <table:table-cell table:style-name="ce198" office:value-type="float" office:value="44687">
            <text:p>6-may</text:p>
          </table:table-cell>
          <table:table-cell table:style-name="ce29" office:value-type="string">
            <text:p>05/05/202</text:p>
          </table:table-cell>
          <table:table-cell table:style-name="ce90" table:content-validation-name="val1" office:value-type="string">
            <text:p>bolero G.Marañon viene del 4/5</text:p>
          </table:table-cell>
          <table:table-cell table:style-name="ce46" office:value-type="string">
            <text:p>Comisaría Distrito de Moratalaz</text:p>
          </table:table-cell>
          <table:table-cell table:style-name="ce38" office:value-type="float" office:value="913221437">
            <text:p>913221437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DP 797/22 JI 39</text:p>
          </table:table-cell>
          <table:table-cell table:style-name="ce51" office:value-type="string">
            <text:p>bolero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9">
          <table:table-cell table:style-name="ce14" office:value-type="string">
            <text:p>Lunes </text:p>
          </table:table-cell>
          <table:table-cell table:style-name="ce26" office:value-type="float" office:value="44690">
            <text:p>9-may</text:p>
          </table:table-cell>
          <table:table-cell table:style-name="ce29" office:value-type="date" office:date-value="2022-04-22">
            <text:p>22/04/2022</text:p>
          </table:table-cell>
          <table:table-cell table:style-name="ce41"/>
          <table:table-cell table:style-name="ce46" office:value-type="string">
            <text:p>Guardia Civil de Las Rozas</text:p>
          </table:table-cell>
          <table:table-cell table:style-name="ce56" office:value-type="float" office:value="916341414">
            <text:p>916341414</text:p>
          </table:table-cell>
          <table:table-cell table:style-name="ce56" office:value-type="float" office:value="1">
            <text:p>1</text:p>
          </table:table-cell>
          <table:table-cell table:style-name="ce65" office:value-type="string">
            <text:p>2022-263-3100</text:p>
          </table:table-cell>
          <table:table-cell table:style-name="ce46" office:value-type="string">
            <text:p>cristal, cocaina, pastillas, hachis</text:p>
          </table:table-cell>
          <table:table-cell table:style-name="ce6" table:number-columns-repeated="5"/>
          <table:table-cell table:number-columns-repeated="1010"/>
        </table:table-row>
        <table:table-row table:style-name="ro12">
          <table:table-cell table:style-name="ce14" office:value-type="string">
            <text:p>Lunes </text:p>
          </table:table-cell>
          <table:table-cell table:style-name="ce26" office:value-type="float" office:value="44690">
            <text:p>9-may</text:p>
          </table:table-cell>
          <table:table-cell table:style-name="ce29" office:value-type="date" office:date-value="2022-04-25">
            <text:p>25/04/2022</text:p>
          </table:table-cell>
          <table:table-cell table:style-name="ce41"/>
          <table:table-cell table:style-name="ce46" office:value-type="string">
            <text:p>Comisaría Distrito de Salamanca</text:p>
          </table:table-cell>
          <table:table-cell table:style-name="ce63" office:value-type="float" office:value="913225570">
            <text:p>913225570</text:p>
          </table:table-cell>
          <table:table-cell table:style-name="ce63" office:value-type="float" office:value="11">
            <text:p>11</text:p>
          </table:table-cell>
          <table:table-cell table:style-name="ce65" office:value-type="string">
            <text:p>23701/21; 3175/22; 3340; 4434; 4537; 4895; 7302; 7529; 7632:; 7667; 7729</text:p>
          </table:table-cell>
          <table:table-cell table:style-name="ce46" office:value-type="string">
            <text:p>coca; hachis; coca; coca y coca rosa; coca; coca y marihuana; coca;coca; extasis; sobre sust estupefacienta; sust estupefaciente </text:p>
          </table:table-cell>
          <table:table-cell table:style-name="ce6" table:number-columns-repeated="5"/>
          <table:table-cell table:number-columns-repeated="1010"/>
        </table:table-row>
        <table:table-row table:style-name="ro9">
          <table:table-cell table:style-name="ce14" office:value-type="string">
            <text:p>Lunes </text:p>
          </table:table-cell>
          <table:table-cell table:style-name="ce26" office:value-type="float" office:value="44690">
            <text:p>9-may</text:p>
          </table:table-cell>
          <table:table-cell table:style-name="ce29" office:value-type="date" office:date-value="2022-05-03">
            <text:p>03/05/2022</text:p>
          </table:table-cell>
          <table:table-cell table:style-name="ce41"/>
          <table:table-cell table:style-name="ce92" office:value-type="string">
            <text:p>Prisión Soto del Real</text:p>
          </table:table-cell>
          <table:table-cell table:style-name="ce56" office:value-type="float" office:value="918447798">
            <text:p>918447798</text:p>
          </table:table-cell>
          <table:table-cell table:style-name="ce56" office:value-type="float" office:value="1">
            <text:p>1</text:p>
          </table:table-cell>
          <table:table-cell table:style-name="ce65" office:value-type="string">
            <text:p>oficio 14455</text:p>
          </table:table-cell>
          <table:table-cell table:style-name="ce46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2"/>
          <table:table-cell table:style-name="ce42"/>
          <table:table-cell table:style-name="ce52"/>
          <table:table-cell table:style-name="ce58" table:number-columns-repeated="2"/>
          <table:table-cell table:style-name="ce67" table:number-columns-repeated="7"/>
          <table:table-cell table:style-name="ce72" table:number-columns-repeated="1010"/>
        </table:table-row>
        <table:table-row table:style-name="ro16">
          <table:table-cell table:style-name="ce14" office:value-type="string">
            <text:p>Martes</text:p>
          </table:table-cell>
          <table:table-cell table:style-name="ce26" office:value-type="float" office:value="44691">
            <text:p>10-may</text:p>
          </table:table-cell>
          <table:table-cell table:style-name="ce116" office:value-type="date" office:date-value="2022-04-26">
            <text:p>26/04/2022</text:p>
          </table:table-cell>
          <table:table-cell table:style-name="ce117" office:value-type="string">
            <text:p>(arganzuela) Telefonema: 2022001942</text:p>
          </table:table-cell>
          <table:table-cell table:style-name="ce46" office:value-type="string">
            <text:p>Comisaría Distrito de Centro</text:p>
          </table:table-cell>
          <table:table-cell table:style-name="ce56" office:value-type="float" office:value="913224079">
            <text:p>913224079</text:p>
          </table:table-cell>
          <table:table-cell table:style-name="ce56" office:value-type="float" office:value="11">
            <text:p>11</text:p>
          </table:table-cell>
          <table:table-cell table:style-name="ce51" office:value-type="string">
            <text:p>8932/22; 8950/22; 9626/22; 9717/22; 9730/22; 9851/22; 10230/22; 10300/22; 10455/22; 10613/22; 10629/22</text:p>
          </table:table-cell>
          <table:table-cell table:style-name="ce6" office:value-type="string">
            <text:p>sustancia blanca; sust. Blanca; marihuana; cocaina; polvo rosa; hachis; marihuana; sustancia; hachis; polvo rosa, marihuana y pastillas; polvo rosa, cocaina y pastilla</text:p>
          </table:table-cell>
          <table:table-cell table:style-name="ce6" table:number-columns-repeated="5"/>
          <table:table-cell table:number-columns-repeated="1010"/>
        </table:table-row>
        <table:table-row table:style-name="ro12">
          <table:table-cell table:style-name="ce14" office:value-type="string">
            <text:p>Martes</text:p>
          </table:table-cell>
          <table:table-cell table:style-name="ce26" office:value-type="float" office:value="44691">
            <text:p>10-may</text:p>
          </table:table-cell>
          <table:table-cell table:style-name="ce9" office:value-type="date" office:date-value="2022-04-27">
            <text:p>27/04/2022</text:p>
          </table:table-cell>
          <table:table-cell table:style-name="ce160" office:value-type="string">
            <text:p>añaden 1 05/05 añaden 1 06/05</text:p>
          </table:table-cell>
          <table:table-cell table:style-name="ce46" office:value-type="string">
            <text:p>Comisaría Local de Fuenlabrada</text:p>
          </table:table-cell>
          <table:table-cell table:style-name="ce56" office:value-type="float" office:value="914920826">
            <text:p>914920826</text:p>
          </table:table-cell>
          <table:table-cell table:style-name="ce63" office:value-type="float" office:value="4">
            <text:p>4</text:p>
          </table:table-cell>
          <table:table-cell table:style-name="ce51" office:value-type="string">
            <text:p>7520,7020,8312,8050</text:p>
          </table:table-cell>
          <table:table-cell table:style-name="ce3" office:value-type="string">
            <text:p>hachis,marihuana,anfetam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4" office:value-type="string">
            <text:p>Miércoles</text:p>
          </table:table-cell>
          <table:table-cell table:style-name="ce26" office:value-type="float" office:value="44692">
            <text:p>11-may</text:p>
          </table:table-cell>
          <table:table-cell table:style-name="ce9" office:value-type="date" office:date-value="2022-04-27">
            <text:p>27/04/2022</text:p>
          </table:table-cell>
          <table:table-cell/>
          <table:table-cell table:style-name="ce46" office:value-type="string">
            <text:p>Comisaría Distrito de Puente de Vallecas</text:p>
          </table:table-cell>
          <table:table-cell table:style-name="ce56" office:value-type="float" office:value="917570119">
            <text:p>917570119</text:p>
          </table:table-cell>
          <table:table-cell table:style-name="ce56" office:value-type="float" office:value="7">
            <text:p>7</text:p>
          </table:table-cell>
          <table:table-cell table:style-name="ce6" office:value-type="string">
            <text:p>10211; 10156; 8842; 9654; 9725; 10063; 9322 </text:p>
          </table:table-cell>
          <table:table-cell table:style-name="ce6" office:value-type="string">
            <text:p>hachis; 6 sust vegetal: 52 bolsa coca y 8 bellotas; 6 bolsas sust rosa; sust vegetal . Marihuana ; coca </text:p>
          </table:table-cell>
          <table:table-cell table:style-name="ce6" table:number-columns-repeated="6"/>
          <table:table-cell table:number-columns-repeated="1009"/>
        </table:table-row>
        <table:table-row table:style-name="ro1">
          <table:table-cell table:style-name="ce14" office:value-type="string">
            <text:p>Miércoles</text:p>
          </table:table-cell>
          <table:table-cell table:style-name="ce26" office:value-type="float" office:value="44692">
            <text:p>11-may</text:p>
          </table:table-cell>
          <table:table-cell table:style-name="ce9" office:value-type="date" office:date-value="2022-04-28">
            <text:p>28/04/2022</text:p>
          </table:table-cell>
          <table:table-cell/>
          <table:table-cell table:style-name="ce46" office:value-type="string">
            <text:p>Comisaría Distrito de Carabanchel</text:p>
          </table:table-cell>
          <table:table-cell table:style-name="ce56" office:value-type="float" office:value="913227519">
            <text:p>913227519</text:p>
          </table:table-cell>
          <table:table-cell table:style-name="ce56" office:value-type="float" office:value="4">
            <text:p>4</text:p>
          </table:table-cell>
          <table:table-cell table:style-name="ce6" office:value-type="string">
            <text:p>3854/22; 9610/22: 10714/22; 9362/22</text:p>
          </table:table-cell>
          <table:table-cell table:style-name="ce6" office:value-type="string">
            <text:p>hachis; hachis; cigarrillos marihuana; hachis y marihuana</text:p>
          </table:table-cell>
          <table:table-cell table:style-name="ce6" table:number-columns-repeated="6"/>
          <table:table-cell table:number-columns-repeated="1009"/>
        </table:table-row>
        <table:table-row table:style-name="ro9">
          <table:table-cell table:style-name="ce14" office:value-type="string">
            <text:p>Miércoles</text:p>
          </table:table-cell>
          <table:table-cell table:style-name="ce26" office:value-type="float" office:value="44692">
            <text:p>11-may</text:p>
          </table:table-cell>
          <table:table-cell table:style-name="ce9" office:value-type="date" office:date-value="2022-04-28">
            <text:p>28/04/2022</text:p>
          </table:table-cell>
          <table:table-cell table:style-name="ce41" table:content-validation-name="val1" office:value-type="string">
            <text:p>viene del 22/04 (viene del 27/04)</text:p>
          </table:table-cell>
          <table:table-cell table:style-name="ce46" office:value-type="string">
            <text:p>Grupo 1º fraude</text:p>
          </table:table-cell>
          <table:table-cell table:style-name="ce38" office:value-type="float" office:value="915822324">
            <text:p>915822324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92/22</text:p>
          </table:table-cell>
          <table:table-cell table:style-name="ce6" office:value-type="string">
            <text:p>coca<text:span text:style-name="T2"> (no vienen, llamarán para pedir cita)</text:span></text:p>
          </table:table-cell>
          <table:table-cell table:style-name="ce6" table:number-columns-repeated="6"/>
          <table:table-cell table:number-columns-repeated="1009"/>
        </table:table-row>
        <table:table-row table:style-name="ro10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0">
          <table:table-cell table:style-name="ce14" office:value-type="string">
            <text:p>Jueves</text:p>
          </table:table-cell>
          <table:table-cell table:style-name="ce26" office:value-type="float" office:value="44693">
            <text:p>12-may</text:p>
          </table:table-cell>
          <table:table-cell table:style-name="ce9"/>
          <table:table-cell table:style-name="ce41" office:value-type="string">
            <text:p>Pendiente DDPP</text:p>
          </table:table-cell>
          <table:table-cell table:style-name="ce46" office:value-type="string">
            <text:p>Brigada Provincial de Extranjeria y Fronteras (B.P.E.F.) Grupo II</text:p>
          </table:table-cell>
          <table:table-cell table:style-name="ce56" office:value-type="float" office:value="913228559">
            <text:p>913228559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1438/22</text:p>
          </table:table-cell>
          <table:table-cell table:style-name="ce6" office:value-type="string">
            <text:p>hachis y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4" office:value-type="string">
            <text:p>Jueves</text:p>
          </table:table-cell>
          <table:table-cell table:style-name="ce26" office:value-type="float" office:value="44693">
            <text:p>12-may</text:p>
          </table:table-cell>
          <table:table-cell table:style-name="ce9" office:value-type="date" office:date-value="2022-04-27">
            <text:p>27/04/2022</text:p>
          </table:table-cell>
          <table:table-cell table:style-name="ce41"/>
          <table:table-cell table:style-name="ce46" office:value-type="string">
            <text:p>Comisaría Local de Aranjuez</text:p>
          </table:table-cell>
          <table:table-cell table:style-name="ce56" office:value-type="float" office:value="918929405">
            <text:p>918929405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2650/22;2703/22</text:p>
          </table:table-cell>
          <table:table-cell table:style-name="ce51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4" office:value-type="string">
            <text:p>Jueves</text:p>
          </table:table-cell>
          <table:table-cell table:style-name="ce26" office:value-type="float" office:value="44693">
            <text:p>12-may</text:p>
          </table:table-cell>
          <table:table-cell table:style-name="ce9" office:value-type="date" office:date-value="2022-04-28">
            <text:p>28/04/2022</text:p>
          </table:table-cell>
          <table:table-cell table:style-name="ce43"/>
          <table:table-cell table:style-name="ce46" office:value-type="string">
            <text:p>Guardia Civil de Pinto</text:p>
          </table:table-cell>
          <table:table-cell table:style-name="ce63" office:value-type="string">
            <text:p>916910103 ext 5</text:p>
          </table:table-cell>
          <table:table-cell table:style-name="ce64" office:value-type="float" office:value="3">
            <text:p>3</text:p>
          </table:table-cell>
          <table:table-cell table:style-name="ce53" office:value-type="string">
            <text:p>1445/22 (2 implicados); 1551/22</text:p>
          </table:table-cell>
          <table:table-cell table:style-name="ce54" office:value-type="string">
            <text:p>cocaina y pastillas, popper; sustancia y comprimido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4" office:value-type="string">
            <text:p>Jueves</text:p>
          </table:table-cell>
          <table:table-cell table:style-name="ce26" office:value-type="float" office:value="44693">
            <text:p>12-may</text:p>
          </table:table-cell>
          <table:table-cell table:style-name="ce9" office:value-type="date" office:date-value="2022-04-29">
            <text:p>29/04/2022</text:p>
          </table:table-cell>
          <table:table-cell table:style-name="ce47"/>
          <table:table-cell table:style-name="ce6" office:value-type="string">
            <text:p>Guardia Civil de Tres Cantos</text:p>
          </table:table-cell>
          <table:table-cell table:style-name="ce60" office:value-type="float" office:value="918073900">
            <text:p>918073900</text:p>
          </table:table-cell>
          <table:table-cell table:style-name="ce59" office:value-type="float" office:value="1">
            <text:p>1</text:p>
          </table:table-cell>
          <table:table-cell table:style-name="ce54" office:value-type="string">
            <text:p>22-365-902</text:p>
          </table:table-cell>
          <table:table-cell table:style-name="ce54" office:value-type="string">
            <text:p>hachis y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4" office:value-type="string">
            <text:p>Jueves </text:p>
          </table:table-cell>
          <table:table-cell table:style-name="ce26" office:value-type="float" office:value="44693">
            <text:p>12-may</text:p>
          </table:table-cell>
          <table:table-cell table:style-name="ce9" office:value-type="date" office:date-value="2022-05-05">
            <text:p>05/05/2022</text:p>
          </table:table-cell>
          <table:table-cell table:style-name="ce41" office:value-type="string">
            <text:p>menor</text:p>
          </table:table-cell>
          <table:table-cell table:style-name="ce6" office:value-type="string">
            <text:p>Guardia Civil de Meco</text:p>
          </table:table-cell>
          <table:table-cell table:style-name="ce56" office:value-type="float" office:value="910211500">
            <text:p>910211500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2022-345-408</text:p>
          </table:table-cell>
          <table:table-cell table:style-name="ce6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2">
          <table:table-cell table:style-name="ce191" office:value-type="string">
            <text:p>Viernes </text:p>
          </table:table-cell>
          <table:table-cell table:style-name="ce200" office:value-type="float" office:value="44694">
            <text:p>13-may</text:p>
          </table:table-cell>
          <table:table-cell table:style-name="ce9" office:value-type="date" office:date-value="2022-04-26">
            <text:p>26/04/2022</text:p>
          </table:table-cell>
          <table:table-cell table:style-name="ce117" office:value-type="string">
            <text:p>(ext 0113260) añade 1 04/05</text:p>
          </table:table-cell>
          <table:table-cell table:style-name="ce46" office:value-type="string">
            <text:p>Guardia Civil de Valdemoro</text:p>
          </table:table-cell>
          <table:table-cell table:style-name="ce56" office:value-type="float" office:value="918099405">
            <text:p>918099405</text:p>
          </table:table-cell>
          <table:table-cell table:style-name="ce56" office:value-type="float" office:value="2">
            <text:p>2</text:p>
          </table:table-cell>
          <table:table-cell table:style-name="ce51" office:value-type="string">
            <text:p>2542/22,1937/22</text:p>
          </table:table-cell>
          <table:table-cell table:style-name="ce6" office:value-type="string">
            <text:p>cocaina y hachis,marihuana</text:p>
          </table:table-cell>
          <table:table-cell table:style-name="ce6" table:number-columns-repeated="5"/>
          <table:table-cell table:number-columns-repeated="1010"/>
        </table:table-row>
        <table:table-row table:style-name="ro16">
          <table:table-cell table:style-name="ce191" office:value-type="string">
            <text:p>Viernes </text:p>
          </table:table-cell>
          <table:table-cell table:style-name="ce200" office:value-type="float" office:value="44694">
            <text:p>13-may</text:p>
          </table:table-cell>
          <table:table-cell table:style-name="ce9" office:value-type="date" office:date-value="2022-05-03">
            <text:p>03/05/2022</text:p>
          </table:table-cell>
          <table:table-cell table:style-name="ce117" office:value-type="string">
            <text:p>telefonema 2022001990 viene del 03/05</text:p>
          </table:table-cell>
          <table:table-cell table:style-name="ce46" office:value-type="string">
            <text:p>Comisaría Distrito de Centro</text:p>
          </table:table-cell>
          <table:table-cell table:style-name="ce63" office:value-type="float" office:value="913224079">
            <text:p>913224079</text:p>
          </table:table-cell>
          <table:table-cell table:style-name="ce63" office:value-type="float" office:value="12">
            <text:p>12</text:p>
          </table:table-cell>
          <table:table-cell table:style-name="ce6" office:value-type="string">
            <text:p>6998,7236,7030,7230,7536,7617; 7640,7826; 7901,7997,3996 y,9128, 9156; </text:p>
          </table:table-cell>
          <table:table-cell table:style-name="ce6" office:value-type="string">
            <text:p>hachis,marihuana,metaanfeta,GHB,pastillas,mefedro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2"/>
          <table:table-cell table:style-name="ce42"/>
          <table:table-cell table:style-name="ce52"/>
          <table:table-cell table:style-name="ce58" table:number-columns-repeated="2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54" office:value-type="string">
            <text:p>Martes</text:p>
          </table:table-cell>
          <table:table-cell table:style-name="ce259" office:value-type="float" office:value="44698">
            <text:p>17-may</text:p>
          </table:table-cell>
          <table:table-cell table:style-name="ce239" office:value-type="date" office:date-value="2022-05-03">
            <text:p>03/05/2022</text:p>
          </table:table-cell>
          <table:table-cell table:style-name="ce41" office:value-type="string">
            <text:p>pasado al 27 mayo</text:p>
          </table:table-cell>
          <table:table-cell table:style-name="ce129" office:value-type="string">
            <text:p>Comisaría Local de Parla</text:p>
          </table:table-cell>
          <table:table-cell table:style-name="ce131" office:value-type="float" office:value="913220217">
            <text:p>913220217</text:p>
          </table:table-cell>
          <table:table-cell table:style-name="ce131" table:content-validation-name="val1" office:value-type="float" office:value="2">
            <text:p>2</text:p>
          </table:table-cell>
          <table:table-cell table:style-name="ce173" office:value-type="string">
            <text:p>5755;5806</text:p>
          </table:table-cell>
          <table:table-cell table:style-name="ce141" office:value-type="string">
            <text:p>hachis; 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55" office:value-type="string">
            <text:p>Martes</text:p>
          </table:table-cell>
          <table:table-cell table:style-name="ce260" office:value-type="float" office:value="44698">
            <text:p>17-may</text:p>
          </table:table-cell>
          <table:table-cell table:style-name="ce29" office:value-type="date" office:date-value="2022-05-10">
            <text:p>10/05/2022</text:p>
          </table:table-cell>
          <table:table-cell table:style-name="ce41" office:value-type="string">
            <text:p>LA PIDEN ESTE DIA</text:p>
          </table:table-cell>
          <table:table-cell table:style-name="ce46" office:value-type="string">
            <text:p>Guardia Civil de Valdemoro</text:p>
          </table:table-cell>
          <table:table-cell table:style-name="ce38" office:value-type="float" office:value="918948088">
            <text:p>918948088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NIS 9334301391 Aranjuez</text:p>
          </table:table-cell>
          <table:table-cell table:style-name="ce6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6">
          <table:table-cell table:style-name="ce255" office:value-type="string">
            <text:p>Martes</text:p>
          </table:table-cell>
          <table:table-cell table:style-name="ce260" office:value-type="float" office:value="44698">
            <text:p>17-may</text:p>
          </table:table-cell>
          <table:table-cell table:style-name="ce29" office:value-type="date" office:date-value="2022-04-27">
            <text:p>27/04/2022</text:p>
          </table:table-cell>
          <table:table-cell table:style-name="ce117" office:value-type="string">
            <text:p>(moncloa y retiro) cambio del 12</text:p>
          </table:table-cell>
          <table:table-cell table:style-name="ce46" office:value-type="string">
            <text:p>Comisaría Distrito de Centro</text:p>
          </table:table-cell>
          <table:table-cell table:style-name="ce56" office:value-type="float" office:value="913224079">
            <text:p>913224079</text:p>
          </table:table-cell>
          <table:table-cell table:style-name="ce38" table:content-validation-name="val1" office:value-type="float" office:value="12">
            <text:p>12</text:p>
          </table:table-cell>
          <table:table-cell table:style-name="ce51" office:value-type="string">
            <text:p>2480/22; 2868/22; 6910/22; 7327/22; 7372/22; 7970/22; 7981/22; 8216/22; 8686/22; 8729/22; 8754/22; 8878/22</text:p>
          </table:table-cell>
          <table:table-cell table:style-name="ce51" office:value-type="string">
            <text:p>sust. Blanca; marihuana; pastillas; sustancia y jeringa; cocaina; marihuana, polvo rosa y meta; metanfetamina; GHB y mefedrona; hachis; GHB y mefedrona; GHB y bolsa; cocaina; sustancia blan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2">
          <table:table-cell table:style-name="ce256" office:value-type="string">
            <text:p>Miércoles</text:p>
          </table:table-cell>
          <table:table-cell table:style-name="ce261" office:value-type="float" office:value="44699">
            <text:p>18-may</text:p>
          </table:table-cell>
          <table:table-cell table:style-name="ce205" office:value-type="date" office:date-value="2022-04-28">
            <text:p>28/04/2022</text:p>
          </table:table-cell>
          <table:table-cell table:style-name="ce117" office:value-type="string">
            <text:p>pasado al 26 mayo</text:p>
          </table:table-cell>
          <table:table-cell table:style-name="ce213" office:value-type="string">
            <text:p>Comisaría Distrito de Chamartín</text:p>
          </table:table-cell>
          <table:table-cell table:style-name="ce131" office:value-type="float" office:value="913227917">
            <text:p>913227917</text:p>
          </table:table-cell>
          <table:table-cell table:style-name="ce131" office:value-type="float" office:value="2">
            <text:p>2</text:p>
          </table:table-cell>
          <table:table-cell table:style-name="ce213" office:value-type="string">
            <text:p>cocaina;marihuana</text:p>
          </table:table-cell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90" office:value-type="string">
            <text:p>Miercoles</text:p>
          </table:table-cell>
          <table:table-cell table:style-name="ce199" office:value-type="float" office:value="44699">
            <text:p>18-may</text:p>
          </table:table-cell>
          <table:table-cell table:style-name="ce116" office:value-type="date" office:date-value="2022-05-10">
            <text:p>10/05/2022</text:p>
          </table:table-cell>
          <table:table-cell table:style-name="ce117"/>
          <table:table-cell table:style-name="ce3" office:value-type="string">
            <text:p>Guardia Civil de Mejorada del Campo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" office:value-type="string">
            <text:p>hachis</text:p>
          </table:table-cell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90" office:value-type="string">
            <text:p>Miércoles</text:p>
          </table:table-cell>
          <table:table-cell table:style-name="ce199" office:value-type="float" office:value="44699">
            <text:p>18-may</text:p>
          </table:table-cell>
          <table:table-cell table:style-name="ce9" office:value-type="date" office:date-value="2022-04-29">
            <text:p>29/04/2022</text:p>
          </table:table-cell>
          <table:table-cell table:style-name="ce263" office:value-type="string">
            <text:p>juntos de USERA</text:p>
          </table:table-cell>
          <table:table-cell table:style-name="ce268" office:value-type="string">
            <text:p>Comisaría Distrito de Usera-Villaverde/ Denuncias</text:p>
          </table:table-cell>
          <table:table-cell table:style-name="ce56" office:value-type="float" office:value="913921618">
            <text:p>913921618</text:p>
          </table:table-cell>
          <table:table-cell table:style-name="ce56" office:value-type="float" office:value="14">
            <text:p>14</text:p>
          </table:table-cell>
          <table:table-cell table:style-name="ce51" office:value-type="string">
            <text:p>40670/21, 44803/21, 2763, 7361, 7557, 7825, 9624,9460, 10977, 11453, 11476, 13021, 12487, 14448</text:p>
          </table:table-cell>
          <table:table-cell table:style-name="ce6" office:value-type="string">
            <text:p>muchas sustancias polvo blaco, marron, pastillas..</text:p>
          </table:table-cell>
          <table:table-cell table:style-name="ce6" table:number-columns-repeated="5"/>
          <table:table-cell table:number-columns-repeated="1010"/>
        </table:table-row>
        <table:table-row table:style-name="ro16">
          <table:table-cell table:style-name="ce190" office:value-type="string">
            <text:p>Miércoles</text:p>
          </table:table-cell>
          <table:table-cell table:style-name="ce199" office:value-type="float" office:value="44699">
            <text:p>18-may</text:p>
          </table:table-cell>
          <table:table-cell table:style-name="ce116" office:value-type="date" office:date-value="2022-04-29">
            <text:p>29/04/2022</text:p>
          </table:table-cell>
          <table:table-cell table:style-name="ce264" office:value-type="string">
            <text:p>faltaba oficio el 28/04 añade 1 03/05</text:p>
          </table:table-cell>
          <table:table-cell table:style-name="ce269" office:value-type="string">
            <text:p>Comisaría Distrito de Usera-Villaverde / PJ Grupo <text:s/>Usera</text:p>
          </table:table-cell>
          <table:table-cell table:style-name="ce56" office:value-type="float" office:value="913921630">
            <text:p>913921630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741/22; 13532</text:p>
          </table:table-cell>
          <table:table-cell table:style-name="ce6" office:value-type="string">
            <text:p>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90" office:value-type="string">
            <text:p>Jueves</text:p>
          </table:table-cell>
          <table:table-cell table:style-name="ce199" office:value-type="float" office:value="44700">
            <text:p>19-may</text:p>
          </table:table-cell>
          <table:table-cell table:style-name="ce9" office:value-type="date" office:date-value="2022-05-03">
            <text:p>03/05/2022</text:p>
          </table:table-cell>
          <table:table-cell table:style-name="ce44" table:content-validation-name="val1"/>
          <table:table-cell table:style-name="ce46" office:value-type="string">
            <text:p>Comisaría Distrito de Fuencarral - El Pardo</text:p>
          </table:table-cell>
          <table:table-cell table:style-name="ce38" office:value-type="float" office:value="913767649">
            <text:p>913767649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9020;8114</text:p>
          </table:table-cell>
          <table:table-cell table:style-name="ce51" office:value-type="string">
            <text:p>coca;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90" office:value-type="string">
            <text:p>Jueves</text:p>
          </table:table-cell>
          <table:table-cell table:style-name="ce199" office:value-type="float" office:value="44700">
            <text:p>19-may</text:p>
          </table:table-cell>
          <table:table-cell table:style-name="ce9" office:value-type="date" office:date-value="2022-05-04">
            <text:p>04/05/2022</text:p>
          </table:table-cell>
          <table:table-cell table:style-name="ce44" table:content-validation-name="val1" office:value-type="string">
            <text:p>añaden 1 18/05</text:p>
          </table:table-cell>
          <table:table-cell table:style-name="ce46" office:value-type="string">
            <text:p>Comisaría Distrito de Moncloa / Aravaca</text:p>
          </table:table-cell>
          <table:table-cell table:style-name="ce56" office:value-type="float" office:value="913222962">
            <text:p>913222962</text:p>
          </table:table-cell>
          <table:table-cell table:style-name="ce38" table:content-validation-name="val1" office:value-type="float" office:value="4">
            <text:p>4</text:p>
          </table:table-cell>
          <table:table-cell table:style-name="ce51" office:value-type="string">
            <text:p>8735/22; 8733/22; 1350/22;3889/22</text:p>
          </table:table-cell>
          <table:table-cell table:style-name="ce51" office:value-type="string">
            <text:p>hachis; marihuana; 4hachis, marihuana y pastillas; coca</text:p>
          </table:table-cell>
          <table:table-cell table:style-name="ce6" table:number-columns-repeated="5"/>
          <table:table-cell table:number-columns-repeated="1010"/>
        </table:table-row>
        <table:table-row table:style-name="ro12">
          <table:table-cell table:style-name="ce190" office:value-type="string">
            <text:p>Jueves</text:p>
          </table:table-cell>
          <table:table-cell table:style-name="ce199" office:value-type="float" office:value="44700">
            <text:p>19-may</text:p>
          </table:table-cell>
          <table:table-cell table:style-name="ce9" office:value-type="date" office:date-value="2022-05-04">
            <text:p>04/05/2022</text:p>
          </table:table-cell>
          <table:table-cell table:style-name="ce44" table:content-validation-name="val1"/>
          <table:table-cell table:style-name="ce122" office:value-type="string">
            <text:p>Brigada Provincial P. J. Secc Grupo Menores (GRUME)</text:p>
          </table:table-cell>
          <table:table-cell table:style-name="ce38" office:value-type="float" office:value="914931222">
            <text:p>914931222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float" office:value="1458.1875">
            <text:p>1458,1875</text:p>
          </table:table-cell>
          <table:table-cell table:style-name="ce51" office:value-type="string">
            <text:p>hachis,pastill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90" office:value-type="string">
            <text:p>Jueves</text:p>
          </table:table-cell>
          <table:table-cell table:style-name="ce199" office:value-type="float" office:value="44700">
            <text:p>19-may</text:p>
          </table:table-cell>
          <table:table-cell table:style-name="ce155" office:value-type="date" office:date-value="2022-05-05">
            <text:p>05/05/2022</text:p>
          </table:table-cell>
          <table:table-cell table:style-name="ce41" office:value-type="string">
            <text:p>viene de 5/05/22</text:p>
          </table:table-cell>
          <table:table-cell table:style-name="ce53" office:value-type="string">
            <text:p>Brigada Provincial P. J. Grupo II</text:p>
          </table:table-cell>
          <table:table-cell table:style-name="ce57" office:value-type="float" office:value="917167400">
            <text:p>917167400</text:p>
          </table:table-cell>
          <table:table-cell table:style-name="ce64" office:value-type="float" office:value="2">
            <text:p>2</text:p>
          </table:table-cell>
          <table:table-cell table:style-name="ce68" office:value-type="float" office:value="1860">
            <text:p>1860</text:p>
          </table:table-cell>
          <table:table-cell table:style-name="ce54" office:value-type="string">
            <text:p>marihuana, pastillas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2">
          <table:table-cell table:style-name="ce191" office:value-type="string">
            <text:p>Viernes</text:p>
          </table:table-cell>
          <table:table-cell table:style-name="ce200" office:value-type="float" office:value="44701">
            <text:p>20-may</text:p>
          </table:table-cell>
          <table:table-cell table:style-name="ce9" office:value-type="date" office:date-value="2022-05-03">
            <text:p>03/05/2022</text:p>
          </table:table-cell>
          <table:table-cell table:style-name="ce117" office:value-type="string">
            <text:p>telefonema 2022001991</text:p>
          </table:table-cell>
          <table:table-cell table:style-name="ce46" office:value-type="string">
            <text:p>Comisaría Distrito de Centro</text:p>
          </table:table-cell>
          <table:table-cell table:style-name="ce63" office:value-type="float" office:value="913224079">
            <text:p>913224079</text:p>
          </table:table-cell>
          <table:table-cell table:style-name="ce56" office:value-type="float" office:value="9">
            <text:p>9</text:p>
          </table:table-cell>
          <table:table-cell table:style-name="ce51" office:value-type="string">
            <text:p>8338,8628,9043,9087,9163,9274,9276,9430,10983</text:p>
          </table:table-cell>
          <table:table-cell table:style-name="ce6" office:value-type="string">
            <text:p>marihuana,popper,hachis,coca,mefedrona,ketamina,extasis,heroina</text:p>
          </table:table-cell>
          <table:table-cell table:style-name="ce6" table:number-columns-repeated="5"/>
          <table:table-cell table:number-columns-repeated="1010"/>
        </table:table-row>
        <table:table-row table:style-name="ro9">
          <table:table-cell table:style-name="ce191" office:value-type="string">
            <text:p>Viernes</text:p>
          </table:table-cell>
          <table:table-cell table:style-name="ce200" office:value-type="float" office:value="44701">
            <text:p>20-may</text:p>
          </table:table-cell>
          <table:table-cell table:style-name="ce9" office:value-type="date" office:date-value="2022-05-12">
            <text:p>12/05/2022</text:p>
          </table:table-cell>
          <table:table-cell table:style-name="ce117" office:value-type="string">
            <text:p>Urgente</text:p>
          </table:table-cell>
          <table:table-cell table:style-name="ce6" office:value-type="string">
            <text:p>Unidad central especializada y violenta</text:p>
          </table:table-cell>
          <table:table-cell table:style-name="ce56" office:value-type="float" office:value="915822308">
            <text:p>915822308</text:p>
          </table:table-cell>
          <table:table-cell table:style-name="ce56" office:value-type="float" office:value="1">
            <text:p>1</text:p>
          </table:table-cell>
          <table:table-cell table:style-name="ce70" office:value-type="string">
            <text:p>J3 Guadalajara 546/2021</text:p>
          </table:table-cell>
          <table:table-cell table:style-name="ce274" office:value-type="string">
            <text:p>Canabis y cocaina 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01" office:value-type="string">
            <text:p>Lunes</text:p>
          </table:table-cell>
          <table:table-cell table:style-name="ce107" office:value-type="float" office:value="44704">
            <text:p>23-may</text:p>
          </table:table-cell>
          <table:table-cell table:style-name="ce29" office:value-type="date" office:date-value="2022-04-19">
            <text:p>19/04/2022</text:p>
          </table:table-cell>
          <table:table-cell table:style-name="ce41" office:value-type="string">
            <text:p>Añaden 1 más 29/04/22</text:p>
          </table:table-cell>
          <table:table-cell table:style-name="ce249" office:value-type="string">
            <text:p>Comisaría Distrito de Chamberí</text:p>
          </table:table-cell>
          <table:table-cell table:style-name="ce131" office:value-type="float" office:value="913223270">
            <text:p>913223270</text:p>
          </table:table-cell>
          <table:table-cell table:style-name="ce131" table:content-validation-name="val1" office:value-type="float" office:value="2">
            <text:p>2</text:p>
          </table:table-cell>
          <table:table-cell table:style-name="ce173" office:value-type="string">
            <text:p>6382/22; 7223/22</text:p>
          </table:table-cell>
          <table:table-cell table:style-name="ce173" office:value-type="string">
            <text:p>coca y pastillas, polvo rosa y azul, pastillas y más</text:p>
          </table:table-cell>
          <table:table-cell table:style-name="ce141"/>
          <table:table-cell table:style-name="ce6" table:number-columns-repeated="2"/>
          <table:table-cell table:style-name="ce276" office:value-type="string" table:number-columns-spanned="2" table:number-rows-spanned="4">
            <text:p>Sin aplicación LIMS</text:p>
          </table:table-cell>
          <table:covered-table-cell table:style-name="ce165"/>
          <table:table-cell table:number-columns-repeated="1010"/>
        </table:table-row>
        <table:table-row table:style-name="ro1">
          <table:table-cell table:style-name="ce101" office:value-type="string">
            <text:p>Lunes</text:p>
          </table:table-cell>
          <table:table-cell table:style-name="ce107" office:value-type="float" office:value="44704">
            <text:p>23-may</text:p>
          </table:table-cell>
          <table:table-cell table:style-name="ce9" office:value-type="date" office:date-value="2022-05-04">
            <text:p>04/05/2022</text:p>
          </table:table-cell>
          <table:table-cell table:style-name="ce41" office:value-type="string">
            <text:p>añaden 1 20/05</text:p>
          </table:table-cell>
          <table:table-cell table:style-name="ce129" office:value-type="string">
            <text:p>Comisaría Distrito de Villa de Vallecas</text:p>
          </table:table-cell>
          <table:table-cell table:style-name="ce131" office:value-type="float" office:value="913220420">
            <text:p>913220420</text:p>
          </table:table-cell>
          <table:table-cell table:style-name="ce131" table:content-validation-name="val1" office:value-type="float" office:value="9">
            <text:p>9</text:p>
          </table:table-cell>
          <table:table-cell table:style-name="ce173" office:value-type="string">
            <text:p>7588,6291,6557,7472,6759,7734,6214,7454,8901</text:p>
          </table:table-cell>
          <table:table-cell table:style-name="ce141" office:value-type="string">
            <text:p>coca, polvo marron</text:p>
          </table:table-cell>
          <table:table-cell table:style-name="ce6" table:number-columns-repeated="3"/>
          <table:covered-table-cell table:number-columns-repeated="2" table:style-name="ce165"/>
          <table:table-cell table:number-columns-repeated="1010"/>
        </table:table-row>
        <table:table-row table:style-name="ro1">
          <table:table-cell table:style-name="ce101" office:value-type="string">
            <text:p>Lunes</text:p>
          </table:table-cell>
          <table:table-cell table:style-name="ce107" office:value-type="float" office:value="44704">
            <text:p>23-may</text:p>
          </table:table-cell>
          <table:table-cell table:style-name="ce9" office:value-type="date" office:date-value="2022-05-04">
            <text:p>04/05/2022</text:p>
          </table:table-cell>
          <table:table-cell table:style-name="ce41" office:value-type="string">
            <text:p>añaden 1 09/05</text:p>
          </table:table-cell>
          <table:table-cell table:style-name="ce129" office:value-type="string">
            <text:p>Guardia Civil de Arroyomolinos</text:p>
          </table:table-cell>
          <table:table-cell table:style-name="ce134" office:value-type="string">
            <text:p>916899612 ext 3</text:p>
          </table:table-cell>
          <table:table-cell table:style-name="ce134" office:value-type="float" office:value="2">
            <text:p>2</text:p>
          </table:table-cell>
          <table:table-cell table:style-name="ce173" office:value-type="string">
            <text:p>2022-293-1210,2022-293-1202</text:p>
          </table:table-cell>
          <table:table-cell table:style-name="ce141" office:value-type="string">
            <text:p>13 envol coca, 50g hachis</text:p>
          </table:table-cell>
          <table:table-cell table:style-name="ce6" table:number-columns-repeated="3"/>
          <table:covered-table-cell table:number-columns-repeated="2" table:style-name="ce165"/>
          <table:table-cell table:number-columns-repeated="1010"/>
        </table:table-row>
        <table:table-row table:style-name="ro1">
          <table:table-cell table:style-name="ce101" office:value-type="string">
            <text:p>Lunes</text:p>
          </table:table-cell>
          <table:table-cell table:style-name="ce107" office:value-type="float" office:value="44704">
            <text:p>23-may</text:p>
          </table:table-cell>
          <table:table-cell table:style-name="ce34" office:value-type="date" office:date-value="2022-05-06">
            <text:p>06/05/2022</text:p>
          </table:table-cell>
          <table:table-cell table:style-name="ce47"/>
          <table:table-cell table:style-name="ce270" office:value-type="string">
            <text:p>Guardia Civil de El Escorial</text:p>
          </table:table-cell>
          <table:table-cell table:style-name="ce192" office:value-type="float" office:value="918902611">
            <text:p>918902611</text:p>
          </table:table-cell>
          <table:table-cell table:style-name="ce192" table:content-validation-name="val1" office:value-type="float" office:value="1">
            <text:p>1</text:p>
          </table:table-cell>
          <table:table-cell table:style-name="ce217" office:value-type="string">
            <text:p>2022-278-1017</text:p>
          </table:table-cell>
          <table:table-cell table:style-name="ce275" office:value-type="string">
            <text:p>hachis y 16 dosis coca</text:p>
          </table:table-cell>
          <table:table-cell table:style-name="ce6" table:number-columns-repeated="3"/>
          <table:covered-table-cell table:number-columns-repeated="2" table:style-name="ce16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Martes</text:p>
          </table:table-cell>
          <table:table-cell table:style-name="ce198" office:value-type="float" office:value="44705">
            <text:p>24-may</text:p>
          </table:table-cell>
          <table:table-cell table:style-name="ce9" office:value-type="date" office:date-value="2022-05-04">
            <text:p>04/05/2022</text:p>
          </table:table-cell>
          <table:table-cell table:style-name="ce41" office:value-type="string">
            <text:p>2 kg</text:p>
          </table:table-cell>
          <table:table-cell table:style-name="ce46" office:value-type="string">
            <text:p>Comisaría Distrito de Tetuán</text:p>
          </table:table-cell>
          <table:table-cell table:style-name="ce38" office:value-type="float" office:value="696119885">
            <text:p>696119885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10783/21</text:p>
          </table:table-cell>
          <table:table-cell table:style-name="ce6" office:value-type="string">
            <text:p>coca 4 paquete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artes</text:p>
          </table:table-cell>
          <table:table-cell table:style-name="ce198" office:value-type="float" office:value="44705">
            <text:p>24-may</text:p>
          </table:table-cell>
          <table:table-cell table:style-name="ce239" office:value-type="date" office:date-value="2022-05-05">
            <text:p>05/05/2022</text:p>
          </table:table-cell>
          <table:table-cell table:style-name="ce243" table:content-validation-name="val1" office:value-type="string">
            <text:p>falta J y DP</text:p>
          </table:table-cell>
          <table:table-cell table:style-name="ce129" office:value-type="string">
            <text:p>Brigada Provincial de Información Grupo 20</text:p>
          </table:table-cell>
          <table:table-cell table:style-name="ce131" office:value-type="float" office:value="913227116">
            <text:p>913227116</text:p>
          </table:table-cell>
          <table:table-cell table:style-name="ce131" table:content-validation-name="val1" office:value-type="float" office:value="1">
            <text:p>1</text:p>
          </table:table-cell>
          <table:table-cell table:style-name="ce173" office:value-type="float" office:value="1640">
            <text:p>1640</text:p>
          </table:table-cell>
          <table:table-cell table:style-name="ce173" office:value-type="string">
            <text:p>36 envoltorios coca</text:p>
          </table:table-cell>
          <table:table-cell table:style-name="ce141"/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189" office:value-type="string">
            <text:p>Martes</text:p>
          </table:table-cell>
          <table:table-cell table:style-name="ce198" office:value-type="float" office:value="44705">
            <text:p>24-may</text:p>
          </table:table-cell>
          <table:table-cell table:style-name="ce29" office:value-type="date" office:date-value="2022-05-11">
            <text:p>11/05/2022</text:p>
          </table:table-cell>
          <table:table-cell table:style-name="ce44" table:content-validation-name="val1"/>
          <table:table-cell table:style-name="ce46" office:value-type="string">
            <text:p>Comisaría Distrito de Ciudad Lineal</text:p>
          </table:table-cell>
          <table:table-cell table:style-name="ce38" office:value-type="float" office:value="913229456">
            <text:p>913229456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float" office:value="8422">
            <text:p>8422</text:p>
          </table:table-cell>
          <table:table-cell table:style-name="ce51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artes</text:p>
          </table:table-cell>
          <table:table-cell table:style-name="ce198" office:value-type="float" office:value="44705">
            <text:p>24-may</text:p>
          </table:table-cell>
          <table:table-cell table:style-name="ce116" office:value-type="date" office:date-value="2022-05-10">
            <text:p>10/05/2022</text:p>
          </table:table-cell>
          <table:table-cell/>
          <table:table-cell table:style-name="ce6" office:value-type="string">
            <text:p>Guardia Civil de Navalcarnero</text:p>
          </table:table-cell>
          <table:table-cell table:style-name="ce56" office:value-type="float" office:value="918101036">
            <text:p>918101036</text:p>
          </table:table-cell>
          <table:table-cell table:style-name="ce56" office:value-type="float" office:value="4">
            <text:p>4</text:p>
          </table:table-cell>
          <table:table-cell table:style-name="ce51" office:value-type="string">
            <text:p>2022-295-822,875,1739,2021-295-4647</text:p>
          </table:table-cell>
          <table:table-cell table:style-name="ce6" office:value-type="string">
            <text:p>hachis,coca,heroí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artes</text:p>
          </table:table-cell>
          <table:table-cell table:style-name="ce198" office:value-type="float" office:value="44705">
            <text:p>24-may</text:p>
          </table:table-cell>
          <table:table-cell table:style-name="ce29" office:value-type="date" office:date-value="2022-05-09">
            <text:p>09/05/2022</text:p>
          </table:table-cell>
          <table:table-cell table:style-name="ce44" table:content-validation-name="val1"/>
          <table:table-cell table:style-name="ce6" office:value-type="string">
            <text:p>Comisaría Distrito de Moratalaz</text:p>
          </table:table-cell>
          <table:table-cell table:style-name="ce38" office:value-type="float" office:value="913221380">
            <text:p>913221380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float" office:value="830.5223">
            <text:p>830,5223</text:p>
          </table:table-cell>
          <table:table-cell table:style-name="ce51" office:value-type="string">
            <text:p>hachis y povo ros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Miércoles</text:p>
          </table:table-cell>
          <table:table-cell table:style-name="ce198" office:value-type="float" office:value="44706">
            <text:p>25-may</text:p>
          </table:table-cell>
          <table:table-cell table:style-name="ce9" office:value-type="date" office:date-value="2022-04-27">
            <text:p>27/04/2022</text:p>
          </table:table-cell>
          <table:table-cell table:style-name="ce41" office:value-type="string">
            <text:p>añaden 1 20/05</text:p>
          </table:table-cell>
          <table:table-cell table:style-name="ce46" office:value-type="string">
            <text:p>Guardia Civil de Soto del Real</text:p>
          </table:table-cell>
          <table:table-cell table:style-name="ce38" office:value-type="float" office:value="918477047">
            <text:p>918477047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2022-352-137,2022-352-340</text:p>
          </table:table-cell>
          <table:table-cell table:style-name="ce6" office:value-type="string">
            <text:p>coca, medicamento,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iércoles</text:p>
          </table:table-cell>
          <table:table-cell table:style-name="ce198" office:value-type="float" office:value="44706">
            <text:p>25-may</text:p>
          </table:table-cell>
          <table:table-cell table:style-name="ce9" office:value-type="date" office:date-value="2022-05-04">
            <text:p>04/05/2022</text:p>
          </table:table-cell>
          <table:table-cell table:style-name="ce41"/>
          <table:table-cell table:style-name="ce46" office:value-type="string">
            <text:p>Comisaría Distrito de Usera-Villaverde/ Denuncias</text:p>
          </table:table-cell>
          <table:table-cell table:style-name="ce56" office:value-type="float" office:value="913921618">
            <text:p>913921618</text:p>
          </table:table-cell>
          <table:table-cell table:style-name="ce56" office:value-type="float" office:value="5">
            <text:p>5</text:p>
          </table:table-cell>
          <table:table-cell table:style-name="ce51" office:value-type="string">
            <text:p>16410,10348,14742,14882,13315</text:p>
          </table:table-cell>
          <table:table-cell table:style-name="ce6" office:value-type="string">
            <text:p>coca,marihuana,sust rocosa blanca,sust rocosa marron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iércoles</text:p>
          </table:table-cell>
          <table:table-cell table:style-name="ce198" office:value-type="float" office:value="44706">
            <text:p>25-may</text:p>
          </table:table-cell>
          <table:table-cell table:style-name="ce9" office:value-type="date" office:date-value="2022-05-05">
            <text:p>05/05/2022</text:p>
          </table:table-cell>
          <table:table-cell table:style-name="ce41"/>
          <table:table-cell table:style-name="ce46" office:value-type="string">
            <text:p>Comisaría Local de Alcalá de Henares</text:p>
          </table:table-cell>
          <table:table-cell table:style-name="ce56" office:value-type="float" office:value="913228950">
            <text:p>913228950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28186/21</text:p>
          </table:table-cell>
          <table:table-cell table:style-name="ce6" office:value-type="string">
            <text:p>no sabe 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iércoles</text:p>
          </table:table-cell>
          <table:table-cell table:style-name="ce198" office:value-type="float" office:value="44706">
            <text:p>25-may</text:p>
          </table:table-cell>
          <table:table-cell table:style-name="ce9" office:value-type="date" office:date-value="2022-05-06">
            <text:p>06/05/2022</text:p>
          </table:table-cell>
          <table:table-cell table:style-name="ce41"/>
          <table:table-cell table:style-name="ce46" office:value-type="string">
            <text:p>Comisaría Local de Móstoles</text:p>
          </table:table-cell>
          <table:table-cell table:style-name="ce56" office:value-type="float" office:value="916480014">
            <text:p>916480014</text:p>
          </table:table-cell>
          <table:table-cell table:style-name="ce38" office:value-type="float" office:value="3">
            <text:p>3</text:p>
          </table:table-cell>
          <table:table-cell table:style-name="ce51" office:value-type="string">
            <text:p>8472,8925,9521</text:p>
          </table:table-cell>
          <table:table-cell table:style-name="ce6" office:value-type="string">
            <text:p>cocaina 15 dosis +1+1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iercoles</text:p>
          </table:table-cell>
          <table:table-cell table:style-name="ce198" office:value-type="float" office:value="44706">
            <text:p>25-may</text:p>
          </table:table-cell>
          <table:table-cell table:style-name="ce6" office:value-type="string">
            <text:p>18/05/202</text:p>
          </table:table-cell>
          <table:table-cell table:style-name="ce74" office:value-type="string">
            <text:p>vendra mas tardesobre 10:30</text:p>
          </table:table-cell>
          <table:table-cell table:style-name="ce6" office:value-type="string">
            <text:p>Prision del Soto del Real + Centro Victoria KENT</text:p>
          </table:table-cell>
          <table:table-cell table:style-name="ce56" office:value-type="float" office:value="918447798">
            <text:p>918447798</text:p>
          </table:table-cell>
          <table:table-cell table:style-name="ce56" office:value-type="float" office:value="2">
            <text:p>2</text:p>
          </table:table-cell>
          <table:table-cell table:style-name="ce92" office:value-type="float" office:value="14491.19052">
            <text:p>14491,19052</text:p>
          </table:table-cell>
          <table:table-cell table:style-name="ce6" office:value-type="string">
            <text:p>hachis, marihuana</text:p>
          </table:table-cell>
          <table:table-cell table:style-name="ce73"/>
          <table:table-cell table:style-name="ce6" table:number-columns-repeated="1014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2">
          <table:table-cell table:style-name="ce189" office:value-type="string">
            <text:p>Jueves</text:p>
          </table:table-cell>
          <table:table-cell table:style-name="ce198" office:value-type="float" office:value="44707">
            <text:p>26-may</text:p>
          </table:table-cell>
          <table:table-cell table:style-name="ce116" office:value-type="date" office:date-value="2022-05-06">
            <text:p>06/05/2022</text:p>
          </table:table-cell>
          <table:table-cell table:style-name="ce117" office:value-type="string">
            <text:p>del 18 mayo + 1 del 6</text:p>
          </table:table-cell>
          <table:table-cell table:style-name="ce46" office:value-type="string">
            <text:p>Comisaría Distrito de Chamartín</text:p>
          </table:table-cell>
          <table:table-cell table:style-name="ce63" office:value-type="string">
            <text:p>913227914/7</text:p>
          </table:table-cell>
          <table:table-cell table:style-name="ce38" table:content-validation-name="val1" office:value-type="float" office:value="3">
            <text:p>3</text:p>
          </table:table-cell>
          <table:table-cell table:style-name="ce51" office:value-type="string">
            <text:p>6437;13726/21,6880</text:p>
          </table:table-cell>
          <table:table-cell table:style-name="ce3" office:value-type="string">
            <text:p>cocaina;marihuana, botes con diferentes "sustancias" y 2CB </text:p>
          </table:table-cell>
          <table:table-cell table:style-name="ce6" table:number-columns-repeated="5"/>
          <table:table-cell table:number-columns-repeated="1010"/>
        </table:table-row>
        <table:table-row table:style-name="ro9">
          <table:table-cell table:style-name="ce189" office:value-type="string">
            <text:p>Jueves</text:p>
          </table:table-cell>
          <table:table-cell table:style-name="ce198" office:value-type="float" office:value="44707">
            <text:p>26-may</text:p>
          </table:table-cell>
          <table:table-cell table:style-name="ce116" office:value-type="date" office:date-value="2022-05-19">
            <text:p>19/05/2022</text:p>
          </table:table-cell>
          <table:table-cell table:style-name="ce117" office:value-type="string">
            <text:p>Menor</text:p>
          </table:table-cell>
          <table:table-cell table:style-name="ce3" office:value-type="string">
            <text:p>comisaria Policía local Boadilla del Monte</text:p>
          </table:table-cell>
          <table:table-cell table:style-name="ce63" office:value-type="float" office:value="916349315">
            <text:p>916349315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93/22</text:p>
          </table:table-cell>
          <table:table-cell table:style-name="ce3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198" office:value-type="float" office:value="44707">
            <text:p>26-may</text:p>
          </table:table-cell>
          <table:table-cell table:style-name="ce9" office:value-type="date" office:date-value="2022-05-06">
            <text:p>06/05/2022</text:p>
          </table:table-cell>
          <table:table-cell table:style-name="ce41"/>
          <table:table-cell table:style-name="ce46" office:value-type="string">
            <text:p>Comisaría Distrito de Hortaleza - Barajas</text:p>
          </table:table-cell>
          <table:table-cell table:style-name="ce56" office:value-type="float" office:value="913221162">
            <text:p>913221162</text:p>
          </table:table-cell>
          <table:table-cell table:style-name="ce56" office:value-type="float" office:value="7">
            <text:p>7</text:p>
          </table:table-cell>
          <table:table-cell table:style-name="ce51" office:value-type="string">
            <text:p>3260,5132,5977,7904,7764,2610,8171</text:p>
          </table:table-cell>
          <table:table-cell table:style-name="ce6" office:value-type="string">
            <text:p>hachis, pollos,coca, extas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198" office:value-type="float" office:value="44707">
            <text:p>26-may</text:p>
          </table:table-cell>
          <table:table-cell table:style-name="ce9" office:value-type="date" office:date-value="2022-05-11">
            <text:p>11/05/2022</text:p>
          </table:table-cell>
          <table:table-cell table:style-name="ce41" office:value-type="string">
            <text:p>añade 2 25/05</text:p>
          </table:table-cell>
          <table:table-cell table:style-name="ce46" office:value-type="string">
            <text:p>Comisaría Distrito de Carabanchel</text:p>
          </table:table-cell>
          <table:table-cell table:style-name="ce56" office:value-type="float" office:value="913227519">
            <text:p>913227519</text:p>
          </table:table-cell>
          <table:table-cell table:style-name="ce56" office:value-type="float" office:value="3">
            <text:p>3</text:p>
          </table:table-cell>
          <table:table-cell table:style-name="ce51" office:value-type="string">
            <text:p>14620,32288/21,12934,</text:p>
          </table:table-cell>
          <table:table-cell table:style-name="ce6" office:value-type="string">
            <text:p>marihuana, hachis, polvo rosa,coca..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198" office:value-type="float" office:value="44707">
            <text:p>26-may</text:p>
          </table:table-cell>
          <table:table-cell table:style-name="ce34" office:value-type="date" office:date-value="2022-05-11">
            <text:p>11/05/2022</text:p>
          </table:table-cell>
          <table:table-cell table:style-name="ce47"/>
          <table:table-cell table:style-name="ce46" office:value-type="string">
            <text:p>Guardia Civil de Algete</text:p>
          </table:table-cell>
          <table:table-cell table:style-name="ce38" office:value-type="float" office:value="916290033">
            <text:p>916290033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022-333-1011</text:p>
          </table:table-cell>
          <table:table-cell table:style-name="ce51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2">
          <table:table-cell table:style-name="ce189" office:value-type="string">
            <text:p>Viernes</text:p>
          </table:table-cell>
          <table:table-cell table:style-name="ce198" office:value-type="float" office:value="44708">
            <text:p>27-may</text:p>
          </table:table-cell>
          <table:table-cell table:style-name="ce116" office:value-type="date" office:date-value="2022-05-09">
            <text:p>09/05/2022</text:p>
          </table:table-cell>
          <table:table-cell table:style-name="ce117" office:value-type="string">
            <text:p>telefonema 2022-00-2034</text:p>
          </table:table-cell>
          <table:table-cell table:style-name="ce46" office:value-type="string">
            <text:p>Comisaría Distrito de Centro</text:p>
          </table:table-cell>
          <table:table-cell table:style-name="ce63" office:value-type="float" office:value="917167400">
            <text:p>917167400</text:p>
          </table:table-cell>
          <table:table-cell table:style-name="ce63" office:value-type="float" office:value="7">
            <text:p>7</text:p>
          </table:table-cell>
          <table:table-cell table:style-name="ce3" office:value-type="string">
            <text:p>7230,8882,10013,10094,10106,2470,11008</text:p>
          </table:table-cell>
          <table:table-cell table:style-name="ce3" office:value-type="string">
            <text:p>sus t liq,GHB,metaanf,pastilla,hachis,coca,marihuana,polvo ros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Viernes</text:p>
          </table:table-cell>
          <table:table-cell table:style-name="ce198" office:value-type="float" office:value="44708">
            <text:p>27-may</text:p>
          </table:table-cell>
          <table:table-cell table:style-name="ce116" office:value-type="date" office:date-value="2022-05-23">
            <text:p>23/05/2022</text:p>
          </table:table-cell>
          <table:table-cell table:style-name="ce117"/>
          <table:table-cell table:style-name="ce46" office:value-type="string">
            <text:p>Guardia Civil de Mejorada del Campo</text:p>
          </table:table-cell>
          <table:table-cell table:style-name="ce38" office:value-type="float" office:value="916793147">
            <text:p>916793147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022-334-1325</text:p>
          </table:table-cell>
          <table:table-cell table:style-name="ce51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2">
          <table:table-cell table:style-name="ce189" office:value-type="string">
            <text:p>Viernes</text:p>
          </table:table-cell>
          <table:table-cell table:style-name="ce198" office:value-type="float" office:value="44708">
            <text:p>27-may</text:p>
          </table:table-cell>
          <table:table-cell table:style-name="ce205" office:value-type="date" office:date-value="2022-05-24">
            <text:p>24/05/2022</text:p>
          </table:table-cell>
          <table:table-cell table:style-name="ce265" office:value-type="string">
            <text:p>Urgente (menor-GRUME)</text:p>
          </table:table-cell>
          <table:table-cell table:style-name="ce129" office:value-type="string">
            <text:p>Brigada Provincial P. J. Secc Grupo Menores (GRUME)</text:p>
          </table:table-cell>
          <table:table-cell table:style-name="ce131" office:value-type="float" office:value="913220267">
            <text:p>913220267</text:p>
          </table:table-cell>
          <table:table-cell table:style-name="ce131" table:content-validation-name="val1" office:value-type="float" office:value="1">
            <text:p>1</text:p>
          </table:table-cell>
          <table:table-cell table:style-name="ce173" office:value-type="float" office:value="12038">
            <text:p>12038</text:p>
          </table:table-cell>
          <table:table-cell table:style-name="ce173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9">
          <table:table-cell table:style-name="ce189" office:value-type="string">
            <text:p>Viernes</text:p>
          </table:table-cell>
          <table:table-cell table:style-name="ce198" office:value-type="float" office:value="44708">
            <text:p>27-may</text:p>
          </table:table-cell>
          <table:table-cell table:style-name="ce116" office:value-type="date" office:date-value="2022-05-19">
            <text:p>19/05/2022</text:p>
          </table:table-cell>
          <table:table-cell table:style-name="ce117" office:value-type="string">
            <text:p>Menor</text:p>
          </table:table-cell>
          <table:table-cell table:style-name="ce3" office:value-type="string">
            <text:p>comisaria Policía local Boadilla del Monte</text:p>
          </table:table-cell>
          <table:table-cell table:style-name="ce63" office:value-type="float" office:value="916349315">
            <text:p>916349315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93/22</text:p>
          </table:table-cell>
          <table:table-cell table:style-name="ce3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2">
          <table:table-cell table:style-name="ce189" office:value-type="string">
            <text:p>Viernes</text:p>
          </table:table-cell>
          <table:table-cell table:style-name="ce198" office:value-type="float" office:value="44708">
            <text:p>27-may</text:p>
          </table:table-cell>
          <table:table-cell table:style-name="ce116" office:value-type="date" office:date-value="2022-05-12">
            <text:p>12/05/2022</text:p>
          </table:table-cell>
          <table:table-cell table:style-name="ce117" office:value-type="string">
            <text:p>viene del 11 de mayo</text:p>
          </table:table-cell>
          <table:table-cell table:style-name="ce46" office:value-type="string">
            <text:p>Grupo 1º fraude</text:p>
          </table:table-cell>
          <table:table-cell table:style-name="ce38" office:value-type="float" office:value="915822324">
            <text:p>915822324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92/22</text:p>
          </table:table-cell>
          <table:table-cell table:style-name="ce6" office:value-type="string">
            <text:p>coca</text:p>
          </table:table-cell>
          <table:table-cell table:style-name="ce6" table:number-columns-repeated="5"/>
          <table:table-cell table:number-columns-repeated="1010"/>
        </table:table-row>
        <table:table-row table:style-name="ro12">
          <table:table-cell table:style-name="ce189" office:value-type="string">
            <text:p>Viernes</text:p>
          </table:table-cell>
          <table:table-cell table:style-name="ce198" office:value-type="float" office:value="44708">
            <text:p>27-may</text:p>
          </table:table-cell>
          <table:table-cell table:style-name="ce116" office:value-type="date" office:date-value="2022-05-17">
            <text:p>17/05/2022</text:p>
          </table:table-cell>
          <table:table-cell table:style-name="ce117" office:value-type="string">
            <text:p>viene del 17 de mayo</text:p>
          </table:table-cell>
          <table:table-cell table:style-name="ce46" office:value-type="string">
            <text:p>Comisaría Local de Parla</text:p>
          </table:table-cell>
          <table:table-cell table:style-name="ce38" office:value-type="float" office:value="913220217">
            <text:p>913220217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5755;5806</text:p>
          </table:table-cell>
          <table:table-cell table:style-name="ce6" office:value-type="string">
            <text:p>hachis; 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2">
          <table:table-cell table:style-name="ce257" office:value-type="string">
            <text:p>Lunes </text:p>
          </table:table-cell>
          <table:table-cell table:style-name="ce262" office:value-type="float" office:value="44711">
            <text:p>30-may</text:p>
          </table:table-cell>
          <table:table-cell table:style-name="ce208" office:value-type="date" office:date-value="2022-05-11">
            <text:p>11/05/2022</text:p>
          </table:table-cell>
          <table:table-cell table:style-name="ce266" office:value-type="string">
            <text:p>algunos atest con 2 detenidos</text:p>
          </table:table-cell>
          <table:table-cell table:style-name="ce59" office:value-type="string">
            <text:p>P.N. Grupo Estupefacientes Aeropuerto Barajas</text:p>
          </table:table-cell>
          <table:table-cell table:style-name="ce214" office:value-type="float" office:value="913010919">
            <text:p>913010919</text:p>
          </table:table-cell>
          <table:table-cell table:style-name="ce214" office:value-type="float" office:value="5">
            <text:p>5</text:p>
          </table:table-cell>
          <table:table-cell table:style-name="ce70" office:value-type="string">
            <text:p>4406,4436,4971,5091,5097</text:p>
          </table:table-cell>
          <table:table-cell table:style-name="ce214" office:value-type="string">
            <text:p>coca</text:p>
          </table:table-cell>
          <table:table-cell table:style-name="ce73" table:number-columns-repeated="5"/>
          <table:table-cell table:style-name="ce75" table:number-columns-repeated="1010"/>
        </table:table-row>
        <table:table-row table:style-name="ro1">
          <table:table-cell table:style-name="ce257" office:value-type="string">
            <text:p>Lunes </text:p>
          </table:table-cell>
          <table:table-cell table:style-name="ce262" office:value-type="float" office:value="44711">
            <text:p>30-may</text:p>
          </table:table-cell>
          <table:table-cell table:style-name="ce208" office:value-type="date" office:date-value="2022-05-17">
            <text:p>17/05/2022</text:p>
          </table:table-cell>
          <table:table-cell table:style-name="ce266"/>
          <table:table-cell table:style-name="ce70" office:value-type="string">
            <text:p>Guardia Civil de Collado Villalba</text:p>
          </table:table-cell>
          <table:table-cell table:style-name="ce214" office:value-type="string">
            <text:p>918500064 (ext 0111109)</text:p>
          </table:table-cell>
          <table:table-cell table:style-name="ce38" office:value-type="float" office:value="2">
            <text:p>2</text:p>
          </table:table-cell>
          <table:table-cell table:style-name="ce70" office:value-type="string">
            <text:p>287; 292; </text:p>
          </table:table-cell>
          <table:table-cell table:style-name="ce274" office:value-type="string">
            <text:p>hachis, Marihuana y cocaina; </text:p>
          </table:table-cell>
          <table:table-cell table:style-name="ce73" table:number-columns-repeated="5"/>
          <table:table-cell table:style-name="ce75" table:number-columns-repeated="1010"/>
        </table:table-row>
        <table:table-row table:style-name="ro20">
          <table:table-cell table:style-name="ce257" office:value-type="string">
            <text:p>Lunes </text:p>
          </table:table-cell>
          <table:table-cell table:style-name="ce262" office:value-type="float" office:value="44711">
            <text:p>30-may</text:p>
          </table:table-cell>
          <table:table-cell table:style-name="ce29" office:value-type="date" office:date-value="2022-04-19">
            <text:p>19/04/2022</text:p>
          </table:table-cell>
          <table:table-cell table:style-name="ce266" office:value-type="string">
            <text:p>Viene del 23/05/22 (añadieron 2 el mismo día del cambio de día por incidencia en LIMS)</text:p>
          </table:table-cell>
          <table:table-cell table:style-name="ce91" office:value-type="string">
            <text:p>Comisaría Distrito de Chamberí</text:p>
          </table:table-cell>
          <table:table-cell table:style-name="ce38" office:value-type="float" office:value="913223270">
            <text:p>913223270</text:p>
          </table:table-cell>
          <table:table-cell table:style-name="ce38" table:content-validation-name="val1" office:value-type="float" office:value="4">
            <text:p>4</text:p>
          </table:table-cell>
          <table:table-cell table:style-name="ce51" office:value-type="string">
            <text:p>6382/22; 7223/22; 9158; 10687</text:p>
          </table:table-cell>
          <table:table-cell table:style-name="ce51" office:value-type="string">
            <text:p>coca y pastillas, polvo rosa y azul, pastillas y más; cocaina; cocaina speed y comprimidos</text:p>
          </table:table-cell>
          <table:table-cell table:style-name="ce73" table:number-columns-repeated="5"/>
          <table:table-cell table:style-name="ce75" table:number-columns-repeated="1010"/>
        </table:table-row>
        <table:table-row table:style-name="ro12">
          <table:table-cell table:style-name="ce257" office:value-type="string">
            <text:p>Lunes </text:p>
          </table:table-cell>
          <table:table-cell table:style-name="ce262" office:value-type="float" office:value="44711">
            <text:p>30-may</text:p>
          </table:table-cell>
          <table:table-cell table:style-name="ce208" office:value-type="date" office:date-value="2022-05-11">
            <text:p>11/05/2022</text:p>
          </table:table-cell>
          <table:table-cell table:style-name="ce266" office:value-type="string">
            <text:p>Añaden 2 (17/05/22)</text:p>
          </table:table-cell>
          <table:table-cell table:style-name="ce70" office:value-type="string">
            <text:p>Comisaría Distrito de Latina</text:p>
          </table:table-cell>
          <table:table-cell table:style-name="ce214" office:value-type="float" office:value="913228694">
            <text:p>913228694</text:p>
          </table:table-cell>
          <table:table-cell table:style-name="ce214" office:value-type="float" office:value="5">
            <text:p>5</text:p>
          </table:table-cell>
          <table:table-cell table:style-name="ce70" office:value-type="string">
            <text:p>9490,9728;9824; 10008;10176</text:p>
          </table:table-cell>
          <table:table-cell table:style-name="ce214" office:value-type="string">
            <text:p>hachis y marihuana</text:p>
          </table:table-cell>
          <table:table-cell table:style-name="ce73" table:number-columns-repeated="5"/>
          <table:table-cell table:style-name="ce75" table:number-columns-repeated="1010"/>
        </table:table-row>
        <table:table-row table:style-name="ro1">
          <table:table-cell table:style-name="ce10"/>
          <table:table-cell table:style-name="ce21"/>
          <table:table-cell table:style-name="ce35"/>
          <table:table-cell table:style-name="ce48" table:content-validation-name="val1"/>
          <table:table-cell table:style-name="ce50"/>
          <table:table-cell table:style-name="ce10"/>
          <table:table-cell table:style-name="ce10" table:content-validation-name="val1"/>
          <table:table-cell table:style-name="ce10" table:number-columns-repeated="2"/>
          <table:table-cell table:style-name="ce72" table:number-columns-repeated="1015"/>
        </table:table-row>
        <table:table-row table:style-name="ro12">
          <table:table-cell table:style-name="ce189" office:value-type="string">
            <text:p>Martes</text:p>
          </table:table-cell>
          <table:table-cell table:style-name="ce198" office:value-type="float" office:value="44712">
            <text:p>31-may</text:p>
          </table:table-cell>
          <table:table-cell table:style-name="ce9" office:value-type="date" office:date-value="2022-05-12">
            <text:p>12/05/2022</text:p>
          </table:table-cell>
          <table:table-cell table:style-name="ce117" office:value-type="string">
            <text:p>registro 26 muestras</text:p>
          </table:table-cell>
          <table:table-cell table:style-name="ce46" office:value-type="string">
            <text:p>Comisaría Distrito de Centro</text:p>
          </table:table-cell>
          <table:table-cell table:style-name="ce56" office:value-type="float" office:value="917167400">
            <text:p>917167400</text:p>
          </table:table-cell>
          <table:table-cell table:style-name="ce56" office:value-type="float" office:value="1">
            <text:p>1</text:p>
          </table:table-cell>
          <table:table-cell table:style-name="ce92" office:value-type="float" office:value="11453">
            <text:p>11453</text:p>
          </table:table-cell>
          <table:table-cell table:style-name="ce6" office:value-type="string">
            <text:p>MDMA,coca,meta,GHB,viagra,bascula...</text:p>
          </table:table-cell>
          <table:table-cell table:number-columns-repeated="1015"/>
        </table:table-row>
        <table:table-row table:style-name="ro12">
          <table:table-cell table:style-name="ce189" office:value-type="string">
            <text:p>Martes</text:p>
          </table:table-cell>
          <table:table-cell table:style-name="ce198" office:value-type="float" office:value="44712">
            <text:p>31-may</text:p>
          </table:table-cell>
          <table:table-cell table:style-name="ce9" office:value-type="date" office:date-value="2022-05-12">
            <text:p>12/05/2022</text:p>
          </table:table-cell>
          <table:table-cell table:style-name="ce117" office:value-type="string">
            <text:p>Añaden 1 17/05 + 1 25/05</text:p>
          </table:table-cell>
          <table:table-cell table:style-name="ce46" office:value-type="string">
            <text:p>Comisaría Distrito de Tetuán</text:p>
          </table:table-cell>
          <table:table-cell table:style-name="ce132" office:value-type="string">
            <text:p>913221086/913221094</text:p>
          </table:table-cell>
          <table:table-cell table:style-name="ce56" office:value-type="float" office:value="6">
            <text:p>6</text:p>
          </table:table-cell>
          <table:table-cell table:style-name="ce6" office:value-type="string">
            <text:p>10310; 8593; 8716; 10552; 10897;11930</text:p>
          </table:table-cell>
          <table:table-cell table:style-name="ce6" office:value-type="string">
            <text:p>2 envoltorios; cocaina; hachis; 2 envases con polvo; hachis, marihuana y cocaina,coca</text:p>
          </table:table-cell>
          <table:table-cell table:number-columns-repeated="1015"/>
        </table:table-row>
        <table:table-row table:style-name="ro1">
          <table:table-cell table:style-name="ce189" office:value-type="string">
            <text:p>Martes</text:p>
          </table:table-cell>
          <table:table-cell table:style-name="ce198" office:value-type="float" office:value="44712">
            <text:p>31-may</text:p>
          </table:table-cell>
          <table:table-cell table:style-name="ce9" office:value-type="date" office:date-value="2022-05-19">
            <text:p>19/05/2022</text:p>
          </table:table-cell>
          <table:table-cell table:style-name="ce41"/>
          <table:table-cell table:style-name="ce46" office:value-type="string">
            <text:p>Comisaría Distrito de Salamanca</text:p>
          </table:table-cell>
          <table:table-cell table:style-name="ce56" office:value-type="float" office:value="913225570">
            <text:p>913225570</text:p>
          </table:table-cell>
          <table:table-cell table:style-name="ce56" office:value-type="float" office:value="3">
            <text:p>3</text:p>
          </table:table-cell>
          <table:table-cell table:style-name="ce6" office:value-type="string">
            <text:p>7529; 4895; 7632</text:p>
          </table:table-cell>
          <table:table-cell table:style-name="ce6" office:value-type="string">
            <text:p>sustancia blanca; cocaina y marihuana; compimidos</text:p>
          </table:table-cell>
          <table:table-cell table:number-columns-repeated="1015"/>
        </table:table-row>
        <table:table-row table:style-name="ro16">
          <table:table-cell table:style-name="ce189" office:value-type="string">
            <text:p>Martes</text:p>
          </table:table-cell>
          <table:table-cell table:style-name="ce198" office:value-type="float" office:value="44712">
            <text:p>31-may</text:p>
          </table:table-cell>
          <table:table-cell table:style-name="ce116" office:value-type="date" office:date-value="2022-05-26">
            <text:p>26/05/2022</text:p>
          </table:table-cell>
          <table:table-cell table:style-name="ce117" office:value-type="string">
            <text:p>Urgente (menor-GRUME) del 27/05</text:p>
          </table:table-cell>
          <table:table-cell table:style-name="ce46" office:value-type="string">
            <text:p>Comisaría Local de Alcobendas - San Sebastián de los Reyes</text:p>
          </table:table-cell>
          <table:table-cell table:style-name="ce38" office:value-type="float" office:value="913220267">
            <text:p>913220267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float" office:value="12038">
            <text:p>12038</text:p>
          </table:table-cell>
          <table:table-cell table:style-name="ce51"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16" table:number-columns-repeated="2"/>
          <table:table-cell table:style-name="ce37"/>
          <table:table-cell table:style-name="ce49"/>
          <table:table-cell table:style-name="ce16"/>
          <table:table-cell table:style-name="ce62"/>
          <table:table-cell table:style-name="ce16"/>
          <table:table-cell table:style-name="ce72" table:number-columns-repeated="1017"/>
        </table:table-row>
        <table:table-row table:style-name="ro1">
          <table:table-cell table:style-name="ce17"/>
          <table:table-cell table:style-name="ce28"/>
          <table:table-cell table:style-name="ce34"/>
          <table:table-cell/>
          <table:table-cell table:style-name="ce46"/>
          <table:table-cell table:style-name="ce56" table:number-columns-repeated="2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16" table:number-columns-repeated="2"/>
          <table:table-cell table:style-name="ce37"/>
          <table:table-cell table:style-name="ce49"/>
          <table:table-cell table:style-name="ce16"/>
          <table:table-cell table:style-name="ce62"/>
          <table:table-cell table:style-name="ce16"/>
          <table:table-cell table:style-name="ce72" table:number-columns-repeated="1017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RIL 22" table:style-name="ta10" table:print="false">
        <table:table-column table:style-name="co31" table:default-cell-style-name="ce18"/>
        <table:table-column table:style-name="co32" table:default-cell-style-name="ce18"/>
        <table:table-column table:style-name="co3" table:default-cell-style-name="ce36"/>
        <table:table-column table:style-name="co33" table:default-cell-style-name="ce45"/>
        <table:table-column table:style-name="co34" table:default-cell-style-name="ce18"/>
        <table:table-column table:style-name="co35" table:default-cell-style-name="ce61"/>
        <table:table-column table:style-name="co9" table:default-cell-style-name="ce18"/>
        <table:table-column table:style-name="co10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table:style-name="ce7" office:value-type="string" table:number-columns-spanned="2" table:number-rows-spanned="1">
            <text:p>DIA CITA</text:p>
          </table:table-cell>
          <table:covered-table-cell table:style-name="ce19"/>
          <table:table-cell table:style-name="ce29" office:value-type="string">
            <text:p>FECHA LLAMADA</text:p>
          </table:table-cell>
          <table:table-cell table:style-name="ce44" table:content-validation-name="val1" office:value-type="string">
            <text:p>OBSERVACIONES</text:p>
          </table:table-cell>
          <table:table-cell table:style-name="ce38" office:value-type="string">
            <text:p>Comisaría / Cuerpo Policial</text:p>
          </table:table-cell>
          <table:table-cell table:style-name="ce38" office:value-type="string">
            <text:p>Teléfono</text:p>
          </table:table-cell>
          <table:table-cell table:style-name="ce38" table:content-validation-name="val1" office:value-type="string">
            <text:p>Nº Ates</text:p>
          </table:table-cell>
          <table:table-cell table:style-name="ce38" office:value-type="string">
            <text:p>Atestados o D. Policiales</text:p>
          </table:table-cell>
          <table:table-cell table:style-name="ce51" office:value-type="string">
            <text:p>Descripción</text:p>
          </table:table-cell>
          <table:table-cell table:style-name="ce6" table:number-columns-repeated="1015"/>
        </table:table-row>
        <table:table-row table:style-name="ro1">
          <table:table-cell table:style-name="ce8" table:number-columns-repeated="2"/>
          <table:table-cell table:style-name="ce30"/>
          <table:table-cell table:style-name="ce39" table:content-validation-name="val1"/>
          <table:table-cell table:style-name="ce50" table:number-columns-repeated="2"/>
          <table:table-cell table:style-name="ce50" table:content-validation-name="val1"/>
          <table:table-cell table:style-name="ce50"/>
          <table:table-cell table:style-name="ce66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25" office:value-type="string">
            <text:p>Viernes</text:p>
          </table:table-cell>
          <table:table-cell table:style-name="ce278" office:value-type="date" office:date-value="2022-04-01">
            <text:p>01-abr</text:p>
          </table:table-cell>
          <table:table-cell table:style-name="ce9" office:value-type="date" office:date-value="2022-03-17">
            <text:p>17/03/2022</text:p>
          </table:table-cell>
          <table:table-cell/>
          <table:table-cell table:style-name="ce46" office:value-type="string">
            <text:p>Guardia Civil Compañía Fiscal Aeropuerto Barajas</text:p>
          </table:table-cell>
          <table:table-cell table:style-name="ce56" office:value-type="float" office:value="917466549">
            <text:p>917466549</text:p>
          </table:table-cell>
          <table:table-cell table:style-name="ce56" office:value-type="float" office:value="10">
            <text:p>10</text:p>
          </table:table-cell>
          <table:table-cell table:style-name="ce6" office:value-type="string">
            <text:p>1064/21; 1123/21; 19/22; 20/22; 44/22; 45/22; 55/22; 83/22; 84/22; 104/22</text:p>
          </table:table-cell>
          <table:table-cell table:style-name="ce6" office:value-type="string">
            <text:p>marihuana; cocaina; marihuana; marihuana y hachis; marihuana y hachis; hachis; marihuana; marihuana;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0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0">
          <table:table-cell table:style-name="ce189" office:value-type="string">
            <text:p>Lunes</text:p>
          </table:table-cell>
          <table:table-cell table:style-name="ce279" office:value-type="float" office:value="44655">
            <text:p>4-abr</text:p>
          </table:table-cell>
          <table:table-cell table:style-name="ce9" office:value-type="date" office:date-value="2022-03-23">
            <text:p>23/03/2022</text:p>
          </table:table-cell>
          <table:table-cell table:style-name="ce41"/>
          <table:table-cell table:style-name="ce46" office:value-type="string">
            <text:p>Comisaría Distrito de Chamberí</text:p>
          </table:table-cell>
          <table:table-cell table:style-name="ce56" office:value-type="float" office:value="913223270">
            <text:p>913223270</text:p>
          </table:table-cell>
          <table:table-cell table:style-name="ce56" office:value-type="float" office:value="2">
            <text:p>2</text:p>
          </table:table-cell>
          <table:table-cell table:style-name="ce65" office:value-type="string">
            <text:p>5305/22; 5460/22</text:p>
          </table:table-cell>
          <table:table-cell table:style-name="ce46" office:value-type="string">
            <text:p>SUST PULVERULENTA, PASTILLAS, HACHIS, COCA; MARIHUANA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189" office:value-type="string">
            <text:p>Lunes</text:p>
          </table:table-cell>
          <table:table-cell table:style-name="ce279" office:value-type="float" office:value="44655">
            <text:p>4-abr</text:p>
          </table:table-cell>
          <table:table-cell table:style-name="ce9" office:value-type="date" office:date-value="2022-03-24">
            <text:p>24/03/2022</text:p>
          </table:table-cell>
          <table:table-cell table:style-name="ce41" office:value-type="string">
            <text:p>plantación+3 más</text:p>
          </table:table-cell>
          <table:table-cell table:style-name="ce46" office:value-type="string">
            <text:p>Comisaría Distrito de Carabanchel</text:p>
          </table:table-cell>
          <table:table-cell table:style-name="ce38" office:value-type="float" office:value="913227535">
            <text:p>913227535</text:p>
          </table:table-cell>
          <table:table-cell table:style-name="ce38" table:content-validation-name="val1" office:value-type="float" office:value="4">
            <text:p>4</text:p>
          </table:table-cell>
          <table:table-cell table:style-name="ce51" office:value-type="string">
            <text:p>4983/22; 7558/22; 7700/22; DDPP:458/22</text:p>
          </table:table-cell>
          <table:table-cell table:style-name="ce6" office:value-type="string">
            <text:p>cocaina; marihuana; plantación; cocaina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189" office:value-type="string">
            <text:p>Lunes</text:p>
          </table:table-cell>
          <table:table-cell table:style-name="ce279" office:value-type="float" office:value="44655">
            <text:p>4-abr</text:p>
          </table:table-cell>
          <table:table-cell table:style-name="ce9" office:value-type="date" office:date-value="2022-03-28">
            <text:p>28/03/2022</text:p>
          </table:table-cell>
          <table:table-cell table:style-name="ce41"/>
          <table:table-cell table:style-name="ce46" office:value-type="string">
            <text:p>Comisaría Local de Alcobendas - San Sebastián de los Reyes</text:p>
          </table:table-cell>
          <table:table-cell table:style-name="ce38" office:value-type="float" office:value="913220275">
            <text:p>913220275</text:p>
          </table:table-cell>
          <table:table-cell table:style-name="ce38" table:content-validation-name="val1" office:value-type="float" office:value="3">
            <text:p>3</text:p>
          </table:table-cell>
          <table:table-cell table:style-name="ce51" office:value-type="string">
            <text:p>7316/22; 7312/22; 7317/22</text:p>
          </table:table-cell>
          <table:table-cell table:style-name="ce6" office:value-type="string">
            <text:p>hachis; hachis; hachis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1"/>
          <table:table-cell table:style-name="ce24"/>
          <table:table-cell table:style-name="ce32"/>
          <table:table-cell table:style-name="ce42" table:content-validation-name="val1" office:value-type="string">
            <text:p>ill</text:p>
          </table:table-cell>
          <table:table-cell table:style-name="ce52"/>
          <table:table-cell table:style-name="ce50"/>
          <table:table-cell table:style-name="ce58"/>
          <table:table-cell table:style-name="ce67" table:number-columns-repeated="7"/>
          <table:table-cell table:style-name="ce72" table:number-columns-repeated="1010"/>
        </table:table-row>
        <table:table-row table:style-name="ro11">
          <table:table-cell table:style-name="ce189" office:value-type="string">
            <text:p>Martes</text:p>
          </table:table-cell>
          <table:table-cell table:style-name="ce279" office:value-type="float" office:value="44656">
            <text:p>5-abr</text:p>
          </table:table-cell>
          <table:table-cell table:style-name="ce9" office:value-type="date" office:date-value="2022-03-22">
            <text:p>22/03/2022</text:p>
          </table:table-cell>
          <table:table-cell table:style-name="ce41" table:content-validation-name="val1"/>
          <table:table-cell table:style-name="ce46" office:value-type="string">
            <text:p>Comisaría Distrito de Tetuán</text:p>
          </table:table-cell>
          <table:table-cell table:style-name="ce38" office:value-type="float" office:value="913221086">
            <text:p>913221086</text:p>
          </table:table-cell>
          <table:table-cell table:style-name="ce56" office:value-type="float" office:value="7">
            <text:p>7</text:p>
          </table:table-cell>
          <table:table-cell table:style-name="ce6" office:value-type="string">
            <text:p>6313/22; 5514/22; 5619/22; 5696/22; 5709/22;6893/22, 7094/22</text:p>
          </table:table-cell>
          <table:table-cell table:style-name="ce6" office:value-type="string">
            <text:p>pastillas y cigarros; roca; sustancia marrón; sustancia rocosa; marihuana, cocaina y heroína; marihuana; rocosa blanc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89" office:value-type="string">
            <text:p>Martes</text:p>
          </table:table-cell>
          <table:table-cell table:style-name="ce279" office:value-type="float" office:value="44656">
            <text:p>5-abr</text:p>
          </table:table-cell>
          <table:table-cell table:style-name="ce9" office:value-type="date" office:date-value="2022-03-24">
            <text:p>24/03/2022</text:p>
          </table:table-cell>
          <table:table-cell table:style-name="ce41" table:content-validation-name="val1"/>
          <table:table-cell table:style-name="ce46" office:value-type="string">
            <text:p>Comisaría Distrito de Villa de Vallecas</text:p>
          </table:table-cell>
          <table:table-cell table:style-name="ce38" office:value-type="float" office:value="913220432">
            <text:p>913220432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4763/22; 5585/22</text:p>
          </table:table-cell>
          <table:table-cell table:style-name="ce6" office:value-type="string">
            <text:p>hachis; extasis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89" office:value-type="string">
            <text:p>Martes</text:p>
          </table:table-cell>
          <table:table-cell table:style-name="ce279" office:value-type="float" office:value="44656">
            <text:p>5-abr</text:p>
          </table:table-cell>
          <table:table-cell table:style-name="ce9" office:value-type="date" office:date-value="2022-03-24">
            <text:p>24/03/2022</text:p>
          </table:table-cell>
          <table:table-cell table:style-name="ce41" table:content-validation-name="val1" office:value-type="string">
            <text:p>Añaden 2 (28/03/22)</text:p>
          </table:table-cell>
          <table:table-cell table:style-name="ce46" office:value-type="string">
            <text:p>Comisaría Distrito de Chamartín</text:p>
          </table:table-cell>
          <table:table-cell table:style-name="ce56" office:value-type="float" office:value="913227917">
            <text:p>913227917</text:p>
          </table:table-cell>
          <table:table-cell table:style-name="ce56" office:value-type="float" office:value="3">
            <text:p>3</text:p>
          </table:table-cell>
          <table:table-cell table:style-name="ce6" office:value-type="string">
            <text:p>4446/22; 4512/22; 4481/22</text:p>
          </table:table-cell>
          <table:table-cell table:style-name="ce6" office:value-type="string">
            <text:p>hachis; marihuana; marihuana y hachis</text:p>
          </table:table-cell>
          <table:table-cell/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189" office:value-type="string">
            <text:p>Martes</text:p>
          </table:table-cell>
          <table:table-cell table:style-name="ce279" office:value-type="float" office:value="44656">
            <text:p>5-abr</text:p>
          </table:table-cell>
          <table:table-cell table:style-name="ce33" office:value-type="date" office:date-value="2022-03-25">
            <text:p>25/03/2022</text:p>
          </table:table-cell>
          <table:table-cell table:style-name="ce43"/>
          <table:table-cell table:style-name="ce53" office:value-type="string">
            <text:p>Comisaría Distrito Arganzuela</text:p>
          </table:table-cell>
          <table:table-cell table:style-name="ce57" office:value-type="float" office:value="913221238">
            <text:p>913221238</text:p>
          </table:table-cell>
          <table:table-cell table:style-name="ce64" office:value-type="float" office:value="4">
            <text:p>4</text:p>
          </table:table-cell>
          <table:table-cell table:style-name="ce53" office:value-type="string">
            <text:p>6219/22; 6142/22; 7996/22; 7957/22</text:p>
          </table:table-cell>
          <table:table-cell table:style-name="ce54" office:value-type="string">
            <text:p>pastillas, hachis y cocaina; cocaina; pastillas; pastill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Miércoles</text:p>
          </table:table-cell>
          <table:table-cell table:style-name="ce279" office:value-type="float" office:value="44657">
            <text:p>6-abr</text:p>
          </table:table-cell>
          <table:table-cell table:style-name="ce9" office:value-type="date" office:date-value="2022-03-18">
            <text:p>18/03/2022</text:p>
          </table:table-cell>
          <table:table-cell table:style-name="ce41" office:value-type="string">
            <text:p>registro + otras 6 (telefonema: 2022001710)</text:p>
          </table:table-cell>
          <table:table-cell table:style-name="ce46" office:value-type="string">
            <text:p>Comisaría Distrito de Centro</text:p>
          </table:table-cell>
          <table:table-cell table:style-name="ce56" office:value-type="string">
            <text:p>913224079/917167400</text:p>
          </table:table-cell>
          <table:table-cell table:style-name="ce56" office:value-type="string">
            <text:p>1+6</text:p>
          </table:table-cell>
          <table:table-cell table:style-name="ce6" office:value-type="string">
            <text:p>8120/22; 4790/22; 4905/22; 5028/22; 5321/22; 5527/22; 5625/22</text:p>
          </table:table-cell>
          <table:table-cell table:style-name="ce6" office:value-type="string">
            <text:p>registro 35 muestras; cocaina; marihuana; marihuana; GHB; heroína; cocaina y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2">
          <table:table-cell table:style-name="ce189" office:value-type="string">
            <text:p>Jueves</text:p>
          </table:table-cell>
          <table:table-cell table:style-name="ce279" office:value-type="float" office:value="44658">
            <text:p>7-abr</text:p>
          </table:table-cell>
          <table:table-cell table:style-name="ce29" office:value-type="date" office:date-value="2022-03-24">
            <text:p>24/03/2022</text:p>
          </table:table-cell>
          <table:table-cell table:style-name="ce41"/>
          <table:table-cell table:style-name="ce46" office:value-type="string">
            <text:p>Comisaría Distrito de Usera-Villaverde/ Denuncias</text:p>
          </table:table-cell>
          <table:table-cell table:style-name="ce56" office:value-type="float" office:value="913921618">
            <text:p>913921618</text:p>
          </table:table-cell>
          <table:table-cell table:style-name="ce56" office:value-type="float" office:value="8">
            <text:p>8</text:p>
          </table:table-cell>
          <table:table-cell table:style-name="ce65" office:value-type="string">
            <text:p>5528/22; 7311/22; 7096/22; 8632/22; 10605/22; 5924/22; 6943/22; 8907/22</text:p>
          </table:table-cell>
          <table:table-cell table:style-name="ce46" office:value-type="string">
            <text:p>cocaina y heroína; cocaina y heroína; cocaina y heroína; cocaina; cocaina; cocaina y heroína; cocaina y heroína; cocaina</text:p>
          </table:table-cell>
          <table:table-cell table:style-name="ce6" table:number-columns-repeated="5"/>
          <table:table-cell table:number-columns-repeated="1010"/>
        </table:table-row>
        <table:table-row table:style-name="ro9">
          <table:table-cell table:style-name="ce189" office:value-type="string">
            <text:p>Jueves</text:p>
          </table:table-cell>
          <table:table-cell table:style-name="ce279" office:value-type="float" office:value="44658">
            <text:p>7-abr</text:p>
          </table:table-cell>
          <table:table-cell table:style-name="ce29" office:value-type="date" office:date-value="2022-03-31">
            <text:p>31/03/2022</text:p>
          </table:table-cell>
          <table:table-cell table:style-name="ce41" office:value-type="string">
            <text:p>Transportista</text:p>
          </table:table-cell>
          <table:table-cell table:style-name="ce41" office:value-type="string">
            <text:p>CIS VICTORIA KENT</text:p>
          </table:table-cell>
          <table:table-cell table:style-name="ce56" office:value-type="float" office:value="915302242">
            <text:p>915302242</text:p>
          </table:table-cell>
          <table:table-cell table:style-name="ce56" office:value-type="float" office:value="1">
            <text:p>1</text:p>
          </table:table-cell>
          <table:table-cell table:style-name="ce284" office:value-type="string">
            <text:p>LOPEZ SANCHEZ (encausado)</text:p>
          </table:table-cell>
          <table:table-cell table:style-name="ce46" office:value-type="string">
            <text:p>CITADOS A LAS 10:00 (915396838 ext 429603)</text:p>
          </table:table-cell>
          <table:table-cell table:style-name="ce6" table:number-columns-repeated="5"/>
          <table:table-cell table:number-columns-repeated="1010"/>
        </table:table-row>
        <table:table-row table:style-name="ro12">
          <table:table-cell table:style-name="ce189" office:value-type="string">
            <text:p>Jueves</text:p>
          </table:table-cell>
          <table:table-cell table:style-name="ce279" office:value-type="float" office:value="44658">
            <text:p>7-abr</text:p>
          </table:table-cell>
          <table:table-cell table:style-name="ce29" office:value-type="date" office:date-value="2022-04-05">
            <text:p>05/04/2022</text:p>
          </table:table-cell>
          <table:table-cell table:style-name="ce41"/>
          <table:table-cell table:style-name="ce46" office:value-type="string">
            <text:p>Comisaría Distrito de Puente de Vallecas</text:p>
          </table:table-cell>
          <table:table-cell table:style-name="ce56" office:value-type="float" office:value="917570119">
            <text:p>917570119</text:p>
          </table:table-cell>
          <table:table-cell table:style-name="ce56" office:value-type="float" office:value="8">
            <text:p>8</text:p>
          </table:table-cell>
          <table:table-cell table:style-name="ce65" office:value-type="string">
            <text:p>3577/22; 7277/22; 7106/22; 5731/22; 7576/22; 6520/22; 7404/22; 7034/22</text:p>
          </table:table-cell>
          <table:table-cell table:style-name="ce46" office:value-type="string">
            <text:p>hachis; hachis; hachis; hachis; bolsas con sustancia; hachis; hachis y cocaina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2"/>
          <table:table-cell table:style-name="ce42"/>
          <table:table-cell table:style-name="ce52"/>
          <table:table-cell table:style-name="ce58" table:number-columns-repeated="2"/>
          <table:table-cell table:style-name="ce67" table:number-columns-repeated="7"/>
          <table:table-cell table:style-name="ce72" table:number-columns-repeated="1010"/>
        </table:table-row>
        <table:table-row table:style-name="ro1">
          <table:table-cell table:style-name="ce189" office:value-type="string">
            <text:p>Viernes </text:p>
          </table:table-cell>
          <table:table-cell table:style-name="ce279" office:value-type="float" office:value="44659">
            <text:p>8-abr</text:p>
          </table:table-cell>
          <table:table-cell table:style-name="ce9" office:value-type="date" office:date-value="2022-04-07">
            <text:p>07/04/2022</text:p>
          </table:table-cell>
          <table:table-cell table:style-name="ce41" office:value-type="string">
            <text:p>URGENTE</text:p>
          </table:table-cell>
          <table:table-cell table:style-name="ce46" office:value-type="string">
            <text:p>Comisaría Distrito de Puente de Vallecas</text:p>
          </table:table-cell>
          <table:table-cell table:style-name="ce56" office:value-type="float" office:value="917570119">
            <text:p>917570119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6764/22; 1782/22</text:p>
          </table:table-cell>
          <table:table-cell table:style-name="ce6" office:value-type="string">
            <text:p>marihuana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Viernes </text:p>
          </table:table-cell>
          <table:table-cell table:style-name="ce279" office:value-type="float" office:value="44659">
            <text:p>8-abr</text:p>
          </table:table-cell>
          <table:table-cell table:style-name="ce9" office:value-type="date" office:date-value="2022-03-25">
            <text:p>25/03/2022</text:p>
          </table:table-cell>
          <table:table-cell table:style-name="ce282" office:value-type="string">
            <text:p>BOLEROS/ 3216 reclamado</text:p>
          </table:table-cell>
          <table:table-cell table:style-name="ce46" office:value-type="string">
            <text:p>P.N. Grupo Estupefacientes Aeropuerto Barajas</text:p>
          </table:table-cell>
          <table:table-cell table:style-name="ce56" office:value-type="float" office:value="913010919">
            <text:p>913010919</text:p>
          </table:table-cell>
          <table:table-cell table:style-name="ce56" office:value-type="float" office:value="5">
            <text:p>5</text:p>
          </table:table-cell>
          <table:table-cell table:style-name="ce51" office:value-type="string">
            <text:p>3005/22; 2853/22; 2931/22; 3216/22; 3265/22</text:p>
          </table:table-cell>
          <table:table-cell table:style-name="ce6" office:value-type="string">
            <text:p>(!!!!!BOLEROS¡¡¡¡¡¡ todo cocaina: <text:s/>2 detenidos en el primer atestado (los 3 primeros)); plancha enmascarada con estiercol, café; 1 envoltorio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Lunes </text:p>
          </table:table-cell>
          <table:table-cell table:style-name="ce279" office:value-type="float" office:value="44662">
            <text:p>11-abr</text:p>
          </table:table-cell>
          <table:table-cell table:style-name="ce9" office:value-type="date" office:date-value="2022-03-25">
            <text:p>25/03/2022</text:p>
          </table:table-cell>
          <table:table-cell table:style-name="ce41" office:value-type="string">
            <text:p>70 muestras </text:p>
          </table:table-cell>
          <table:table-cell table:style-name="ce46" office:value-type="string">
            <text:p>Comisaría Distrito de Fuencarral - El Pardo</text:p>
          </table:table-cell>
          <table:table-cell table:style-name="ce56" office:value-type="float" office:value="913782469">
            <text:p>913782469</text:p>
          </table:table-cell>
          <table:table-cell table:style-name="ce38" table:content-validation-name="val1"/>
          <table:table-cell table:style-name="ce51" office:value-type="string">
            <text:p>6421/22</text:p>
          </table:table-cell>
          <table:table-cell table:style-name="ce51" office:value-type="string">
            <text:p>hachis y marihuana, bascul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Lunes </text:p>
          </table:table-cell>
          <table:table-cell table:style-name="ce279" office:value-type="float" office:value="44662">
            <text:p>11-abr</text:p>
          </table:table-cell>
          <table:table-cell table:style-name="ce9" office:value-type="date" office:date-value="2022-04-07">
            <text:p>07/04/2022</text:p>
          </table:table-cell>
          <table:table-cell table:style-name="ce41" office:value-type="string">
            <text:p>Transportista</text:p>
          </table:table-cell>
          <table:table-cell table:style-name="ce41" office:value-type="string">
            <text:p>Centro Penitenciario V</text:p>
          </table:table-cell>
          <table:table-cell table:style-name="ce56" office:value-type="float" office:value="918447700">
            <text:p>918447700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/>
          <table:table-cell table:style-name="ce51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Lunes </text:p>
          </table:table-cell>
          <table:table-cell table:style-name="ce279" office:value-type="float" office:value="44662">
            <text:p>11-abr</text:p>
          </table:table-cell>
          <table:table-cell table:style-name="ce9" office:value-type="date" office:date-value="2022-04-01">
            <text:p>01/04/2022</text:p>
          </table:table-cell>
          <table:table-cell table:style-name="ce41" office:value-type="string">
            <text:p>AMPLIAN OTRO </text:p>
          </table:table-cell>
          <table:table-cell table:style-name="ce46" office:value-type="string">
            <text:p>Comisaría Distrito de Fuencarral - El Pardo</text:p>
          </table:table-cell>
          <table:table-cell table:style-name="ce56" office:value-type="float" office:value="913782469">
            <text:p>913782469</text:p>
          </table:table-cell>
          <table:table-cell table:style-name="ce38" table:content-validation-name="val1"/>
          <table:table-cell table:style-name="ce51" office:value-type="string">
            <text:p>6867/22</text:p>
          </table:table-cell>
          <table:table-cell table:style-name="ce51" office:value-type="string">
            <text:p>COCAINA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0">
          <table:table-cell table:style-name="ce189" office:value-type="string">
            <text:p>Martes</text:p>
          </table:table-cell>
          <table:table-cell table:style-name="ce279" office:value-type="float" office:value="44663">
            <text:p>12-abr</text:p>
          </table:table-cell>
          <table:table-cell table:style-name="ce29" office:value-type="date" office:date-value="2022-04-07">
            <text:p>07/04/2022</text:p>
          </table:table-cell>
          <table:table-cell table:style-name="ce44" table:content-validation-name="val1" office:value-type="string">
            <text:p>Urgente</text:p>
          </table:table-cell>
          <table:table-cell table:style-name="ce46" office:value-type="string">
            <text:p>Comisaría Local de Parla</text:p>
          </table:table-cell>
          <table:table-cell table:style-name="ce38" office:value-type="float" office:value="913220214">
            <text:p>913220214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4207/22;747/22</text:p>
          </table:table-cell>
          <table:table-cell table:style-name="ce51" office:value-type="string">
            <text:p>hachis; papelinas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189" office:value-type="string">
            <text:p>Martes</text:p>
          </table:table-cell>
          <table:table-cell table:style-name="ce279" office:value-type="float" office:value="44663">
            <text:p>12-abr</text:p>
          </table:table-cell>
          <table:table-cell table:style-name="ce9" office:value-type="date" office:date-value="2022-03-28">
            <text:p>28/03/2022</text:p>
          </table:table-cell>
          <table:table-cell table:style-name="ce41" office:value-type="string">
            <text:p>telefonema: 2022001734</text:p>
          </table:table-cell>
          <table:table-cell table:style-name="ce46" office:value-type="string">
            <text:p>Comisaría Distrito de Centro</text:p>
          </table:table-cell>
          <table:table-cell table:style-name="ce56" office:value-type="float" office:value="917167400">
            <text:p>917167400</text:p>
          </table:table-cell>
          <table:table-cell table:style-name="ce56" office:value-type="float" office:value="12">
            <text:p>12</text:p>
          </table:table-cell>
          <table:table-cell table:style-name="ce6" office:value-type="string">
            <text:p>5835/22; 5944/22; 5956/22; 5932/22; 6158/22; 5722/22; 5743/22; 5838/22; 5828/22; 6293/22; 6396/22; 7499/22</text:p>
          </table:table-cell>
          <table:table-cell table:style-name="ce6" office:value-type="string">
            <text:p>sustancia líquida; marihuana y cristal y pastillas; 2cb, mefedrona y pastillas; marihuana y hachis; hachis; hachis, hachis, hachis, cocaina; cocaina; metanfetamina; metanfetamina; cocaina; MARIHUANA; pastillas 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1">
          <table:table-cell table:style-name="ce277" office:value-type="string">
            <text:p>Miércoles</text:p>
          </table:table-cell>
          <table:table-cell table:style-name="ce279" office:value-type="float" office:value="44664">
            <text:p>13-abr</text:p>
          </table:table-cell>
          <table:table-cell table:style-name="ce9" office:value-type="date" office:date-value="2022-03-29">
            <text:p>29/03/2022</text:p>
          </table:table-cell>
          <table:table-cell table:style-name="ce41"/>
          <table:table-cell table:style-name="ce46" office:value-type="string">
            <text:p>Vigilancia Aduanera Guzman el Bueno</text:p>
          </table:table-cell>
          <table:table-cell table:style-name="ce56" office:value-type="float" office:value="619185656">
            <text:p>619185656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28/22</text:p>
          </table:table-cell>
          <table:table-cell table:style-name="ce6" office:value-type="string">
            <text:p>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ércoles</text:p>
          </table:table-cell>
          <table:table-cell table:style-name="ce279" office:value-type="float" office:value="44664">
            <text:p>13-abr</text:p>
          </table:table-cell>
          <table:table-cell table:style-name="ce9" office:value-type="date" office:date-value="2022-03-30">
            <text:p>30/03/2022</text:p>
          </table:table-cell>
          <table:table-cell table:style-name="ce41"/>
          <table:table-cell table:style-name="ce6" office:value-type="string">
            <text:p>Collado Villalba</text:p>
          </table:table-cell>
          <table:table-cell table:style-name="ce56" office:value-type="float" office:value="918500064">
            <text:p>918500064</text:p>
          </table:table-cell>
          <table:table-cell table:style-name="ce56" office:value-type="float" office:value="3">
            <text:p>3</text:p>
          </table:table-cell>
          <table:table-cell table:style-name="ce6" office:value-type="string">
            <text:p>1169/22; 2144/22; 61/22</text:p>
          </table:table-cell>
          <table:table-cell table:style-name="ce6" office:value-type="string">
            <text:p>cocaina; marihuana; 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ércoles</text:p>
          </table:table-cell>
          <table:table-cell table:style-name="ce279" office:value-type="float" office:value="44664">
            <text:p>13-abr</text:p>
          </table:table-cell>
          <table:table-cell table:style-name="ce9" office:value-type="date" office:date-value="2022-04-08">
            <text:p>08/04/2022</text:p>
          </table:table-cell>
          <table:table-cell table:style-name="ce41"/>
          <table:table-cell table:style-name="ce6" office:value-type="string">
            <text:p>Judicial Retiro</text:p>
          </table:table-cell>
          <table:table-cell table:style-name="ce56" office:value-type="float" office:value="913221068">
            <text:p>913221068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3841/22</text:p>
          </table:table-cell>
          <table:table-cell table:style-name="ce6" office:value-type="string">
            <text:p>marihuan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277" office:value-type="string">
            <text:p>Miércoles</text:p>
          </table:table-cell>
          <table:table-cell table:style-name="ce279" office:value-type="float" office:value="44664">
            <text:p>13-abr</text:p>
          </table:table-cell>
          <table:table-cell table:style-name="ce9" office:value-type="date" office:date-value="2022-04-12">
            <text:p>12/04/2022</text:p>
          </table:table-cell>
          <table:table-cell table:style-name="ce41"/>
          <table:table-cell table:style-name="ce46" office:value-type="string">
            <text:p>Comisaría Distrito de Arganzuela</text:p>
          </table:table-cell>
          <table:table-cell table:style-name="ce56" office:value-type="float" office:value="913221238">
            <text:p>913221238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9250/22</text:p>
          </table:table-cell>
          <table:table-cell table:style-name="ce6" office:value-type="string">
            <text:p>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ércoles</text:p>
          </table:table-cell>
          <table:table-cell table:style-name="ce279" office:value-type="float" office:value="44664">
            <text:p>13-abr</text:p>
          </table:table-cell>
          <table:table-cell table:style-name="ce9" office:value-type="date" office:date-value="2022-04-01">
            <text:p>01/04/2022</text:p>
          </table:table-cell>
          <table:table-cell table:style-name="ce41"/>
          <table:table-cell table:style-name="ce46" office:value-type="string">
            <text:p>Guardia Civil de Valdemoro</text:p>
          </table:table-cell>
          <table:table-cell table:style-name="ce56" office:value-type="float" office:value="918099405">
            <text:p>918099405</text:p>
          </table:table-cell>
          <table:table-cell table:style-name="ce56" office:value-type="float" office:value="3">
            <text:p>3</text:p>
          </table:table-cell>
          <table:table-cell table:style-name="ce6" office:value-type="string">
            <text:p>1521/22; 31/22; 1597/22</text:p>
          </table:table-cell>
          <table:table-cell table:style-name="ce6" office:value-type="string">
            <text:p>hachis y cocaina; MDMA; hachis</text:p>
          </table:table-cell>
          <table:table-cell table:style-name="ce6" table:number-columns-repeated="5"/>
          <table:table-cell table:number-columns-repeated="1010"/>
        </table:table-row>
        <table:table-row table:style-name="ro21">
          <table:table-cell table:style-name="ce11"/>
          <table:table-cell table:style-name="ce24"/>
          <table:table-cell table:style-name="ce32"/>
          <table:table-cell table:style-name="ce42"/>
          <table:table-cell table:style-name="ce58" office:value-type="string">
            <text:p>SEMANA SANTA</text:p>
          </table:table-cell>
          <table:table-cell table:style-name="ce58" table:number-columns-repeated="2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23" office:value-type="string">
            <text:p>Lunes</text:p>
          </table:table-cell>
          <table:table-cell table:style-name="ce280" office:value-type="float" office:value="44669">
            <text:p>18-abr</text:p>
          </table:table-cell>
          <table:table-cell table:style-name="ce29" office:value-type="date" office:date-value="2022-04-04">
            <text:p>04/04/2022</text:p>
          </table:table-cell>
          <table:table-cell table:style-name="ce41"/>
          <table:table-cell table:style-name="ce46" office:value-type="string">
            <text:p>Guardia Civil de Rivas Vaciamadrid</text:p>
          </table:table-cell>
          <table:table-cell table:style-name="ce38" office:value-type="float" office:value="619647453">
            <text:p>619647453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6" office:value-type="string">
            <text:p>2022-338-2660</text:p>
          </table:table-cell>
          <table:table-cell table:style-name="ce6" office:value-type="string">
            <text:p>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23" office:value-type="string">
            <text:p>Lunes</text:p>
          </table:table-cell>
          <table:table-cell table:style-name="ce280" office:value-type="float" office:value="44669">
            <text:p>18-abr</text:p>
          </table:table-cell>
          <table:table-cell table:style-name="ce29" office:value-type="date" office:date-value="2022-04-04">
            <text:p>04/04/2022</text:p>
          </table:table-cell>
          <table:table-cell table:style-name="ce282" office:value-type="string">
            <text:p>REGISTRO <text:s text:c="2"/>telefonema: 202200/2022001838</text:p>
          </table:table-cell>
          <table:table-cell table:style-name="ce46" office:value-type="string">
            <text:p>Comisaría Distrito de Centro</text:p>
          </table:table-cell>
          <table:table-cell table:style-name="ce38" office:value-type="float" office:value="913224079">
            <text:p>913224079</text:p>
          </table:table-cell>
          <table:table-cell table:style-name="ce38" table:content-validation-name="val1" office:value-type="float" office:value="11">
            <text:p>11</text:p>
          </table:table-cell>
          <table:table-cell table:style-name="ce6" office:value-type="string">
            <text:p>6425/22; 6439/22; 6460/22; 6460/22; 6509/22; 6548/22; 6548/22; 6607/22; 6690/22; 6690/22;9335/22</text:p>
          </table:table-cell>
          <table:table-cell table:style-name="ce6" office:value-type="string">
            <text:p>cristal; hachis y marihuana; liquido; sustancia rocosa; sustancia líquida; pastillas; cocaina; pastillas; sustancia cristalina; marihuana; metanfetamina y sustancia rosa; metafetamina y mefedrona//REGISTRO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Martes </text:p>
          </table:table-cell>
          <table:table-cell table:style-name="ce279" office:value-type="float" office:value="44670">
            <text:p>19-abr</text:p>
          </table:table-cell>
          <table:table-cell table:style-name="ce9" office:value-type="date" office:date-value="2022-04-01">
            <text:p>01/04/2022</text:p>
          </table:table-cell>
          <table:table-cell/>
          <table:table-cell table:style-name="ce6" office:value-type="string">
            <text:p>Comisaría Local de Pozuelo de Alarcón</text:p>
          </table:table-cell>
          <table:table-cell table:style-name="ce38" office:value-type="float" office:value="917990559">
            <text:p>917990559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3601/22; 4061/22</text:p>
          </table:table-cell>
          <table:table-cell table:style-name="ce6" office:value-type="string">
            <text:p>cocaina, hachis y marihuana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artes </text:p>
          </table:table-cell>
          <table:table-cell table:style-name="ce279" office:value-type="float" office:value="44670">
            <text:p>19-abr</text:p>
          </table:table-cell>
          <table:table-cell table:style-name="ce9" office:value-type="date" office:date-value="2022-04-11">
            <text:p>11/04/2022</text:p>
          </table:table-cell>
          <table:table-cell table:style-name="ce41" office:value-type="string">
            <text:p>Reclamado 2789/22</text:p>
          </table:table-cell>
          <table:table-cell table:style-name="ce6" office:value-type="string">
            <text:p>Comisaría Distrito de Moncloa / Aravaca</text:p>
          </table:table-cell>
          <table:table-cell table:style-name="ce38" office:value-type="float" office:value="913222962">
            <text:p>913222962</text:p>
          </table:table-cell>
          <table:table-cell table:style-name="ce38" table:content-validation-name="val1" office:value-type="float" office:value="7">
            <text:p>7</text:p>
          </table:table-cell>
          <table:table-cell table:style-name="ce51" office:value-type="string">
            <text:p>1293/22; 2868/22; 2480/22; 2470/22; 2789/22; 3887/22; 4223/22</text:p>
          </table:table-cell>
          <table:table-cell table:style-name="ce6" office:value-type="string">
            <text:p>hachis y pastillas; marihuana; sustancia blanca; hachis; pastillas,; cocaina; pastill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artes </text:p>
          </table:table-cell>
          <table:table-cell table:style-name="ce279" office:value-type="float" office:value="44670">
            <text:p>19-abr</text:p>
          </table:table-cell>
          <table:table-cell table:style-name="ce9" office:value-type="date" office:date-value="2022-04-04">
            <text:p>04/04/2022</text:p>
          </table:table-cell>
          <table:table-cell table:style-name="ce41"/>
          <table:table-cell table:style-name="ce6" office:value-type="string">
            <text:p>GC <text:s/>Las Rozas</text:p>
          </table:table-cell>
          <table:table-cell table:style-name="ce56" office:value-type="float" office:value="916341414">
            <text:p>916341414</text:p>
          </table:table-cell>
          <table:table-cell table:style-name="ce56" table:content-validation-name="val1" office:value-type="float" office:value="1">
            <text:p>1</text:p>
          </table:table-cell>
          <table:table-cell table:style-name="ce51" office:value-type="string">
            <text:p>2022-263-2561</text:p>
          </table:table-cell>
          <table:table-cell table:style-name="ce6" office:value-type="string">
            <text:p>cocaina, pastilla y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artes </text:p>
          </table:table-cell>
          <table:table-cell table:style-name="ce279" office:value-type="float" office:value="44670">
            <text:p>19-abr</text:p>
          </table:table-cell>
          <table:table-cell table:style-name="ce9" office:value-type="date" office:date-value="2022-04-01">
            <text:p>01/04/2022</text:p>
          </table:table-cell>
          <table:table-cell table:style-name="ce41" office:value-type="string">
            <text:p>cambio de lunes 18</text:p>
          </table:table-cell>
          <table:table-cell table:style-name="ce91" office:value-type="string">
            <text:p>Guardia Civil de Torrelaguna</text:p>
          </table:table-cell>
          <table:table-cell table:style-name="ce56" office:value-type="float" office:value="615600014">
            <text:p>615600014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2022/6595/288</text:p>
          </table:table-cell>
          <table:table-cell table:style-name="ce6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Miércoles</text:p>
          </table:table-cell>
          <table:table-cell table:style-name="ce279" office:value-type="float" office:value="44671">
            <text:p>20-abr</text:p>
          </table:table-cell>
          <table:table-cell table:style-name="ce9" office:value-type="date" office:date-value="2022-04-01">
            <text:p>01/04/2022</text:p>
          </table:table-cell>
          <table:table-cell table:style-name="ce44" table:content-validation-name="val1"/>
          <table:table-cell table:style-name="ce46" office:value-type="string">
            <text:p>Comisaría Local de Fuenlabrada</text:p>
          </table:table-cell>
          <table:table-cell table:style-name="ce38" office:value-type="float" office:value="914920826">
            <text:p>914920826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4933/22; 5389/22</text:p>
          </table:table-cell>
          <table:table-cell table:style-name="ce51" office:value-type="string">
            <text:p>hachis; sustancia líquid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ércoles</text:p>
          </table:table-cell>
          <table:table-cell table:style-name="ce279" office:value-type="float" office:value="44671">
            <text:p>20-abr</text:p>
          </table:table-cell>
          <table:table-cell table:style-name="ce9" office:value-type="date" office:date-value="2022-04-07">
            <text:p>07/04/2022</text:p>
          </table:table-cell>
          <table:table-cell table:style-name="ce44" table:content-validation-name="val1" office:value-type="string">
            <text:p>añaden 1 el 18/4</text:p>
          </table:table-cell>
          <table:table-cell table:style-name="ce91" office:value-type="string">
            <text:p>Comisaría Distrito de Latina</text:p>
          </table:table-cell>
          <table:table-cell table:style-name="ce38" office:value-type="float" office:value="913228695">
            <text:p>913228695</text:p>
          </table:table-cell>
          <table:table-cell table:style-name="ce38" table:content-validation-name="val1" office:value-type="float" office:value="4">
            <text:p>4</text:p>
          </table:table-cell>
          <table:table-cell table:style-name="ce51" office:value-type="string">
            <text:p>7251/22;6718/22; 6851/22; 7716/22; </text:p>
          </table:table-cell>
          <table:table-cell table:style-name="ce51" office:value-type="string">
            <text:p>Plantacion; 6 actas y 100 dosis; 6 papelinas</text:p>
          </table:table-cell>
          <table:table-cell table:style-name="ce6" table:number-columns-repeated="5"/>
          <table:table-cell table:number-columns-repeated="1010"/>
        </table:table-row>
        <table:table-row table:style-name="ro12">
          <table:table-cell table:style-name="ce277" office:value-type="string">
            <text:p>Miércoles</text:p>
          </table:table-cell>
          <table:table-cell table:style-name="ce279" office:value-type="float" office:value="44671">
            <text:p>20-abr</text:p>
          </table:table-cell>
          <table:table-cell table:style-name="ce9" office:value-type="date" office:date-value="2022-04-07">
            <text:p>07/04/2022</text:p>
          </table:table-cell>
          <table:table-cell table:style-name="ce117" table:content-validation-name="val1" office:value-type="string">
            <text:p>registro/viene del 19/04/22, se amplia plantacion de esquejes</text:p>
          </table:table-cell>
          <table:table-cell table:style-name="ce6" office:value-type="string">
            <text:p>(GOIZ I) Grupo Operativo de Investigación zonal II</text:p>
          </table:table-cell>
          <table:table-cell table:style-name="ce38" office:value-type="float" office:value="913220471">
            <text:p>913220471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41/22; 44/22</text:p>
          </table:table-cell>
          <table:table-cell table:style-name="ce6" office:value-type="string">
            <text:p>cocaina (3 registros); 140 esquejes</text:p>
          </table:table-cell>
          <table:table-cell table:style-name="ce6" table:number-columns-repeated="5"/>
          <table:table-cell table:number-columns-repeated="1010"/>
        </table:table-row>
        <table:table-row table:style-name="ro9">
          <table:table-cell table:style-name="ce277" office:value-type="string">
            <text:p>Miércoles</text:p>
          </table:table-cell>
          <table:table-cell table:style-name="ce279" office:value-type="float" office:value="44671">
            <text:p>20-abr</text:p>
          </table:table-cell>
          <table:table-cell table:style-name="ce29" office:value-type="date" office:date-value="2022-03-28">
            <text:p>28/03/2022</text:p>
          </table:table-cell>
          <table:table-cell table:style-name="ce41" office:value-type="string">
            <text:p>(viene del 7 de abril)</text:p>
          </table:table-cell>
          <table:table-cell table:style-name="ce46" office:value-type="string">
            <text:p>Comisaría Estación Sur de Autobuses</text:p>
          </table:table-cell>
          <table:table-cell table:style-name="ce56" office:value-type="float" office:value="913220895">
            <text:p>913220895</text:p>
          </table:table-cell>
          <table:table-cell table:style-name="ce56" office:value-type="float" office:value="4">
            <text:p>4</text:p>
          </table:table-cell>
          <table:table-cell table:style-name="ce65" office:value-type="string">
            <text:p>279/22; 379/22; 338/22; 405/22</text:p>
          </table:table-cell>
          <table:table-cell table:style-name="ce46" office:value-type="string">
            <text:p>hachis; pastillas; varias pastillas (drogas-química????)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ércoles</text:p>
          </table:table-cell>
          <table:table-cell table:style-name="ce279" office:value-type="float" office:value="44671">
            <text:p>20-abr</text:p>
          </table:table-cell>
          <table:table-cell table:style-name="ce9" office:value-type="date" office:date-value="2022-04-07">
            <text:p>07/04/2022</text:p>
          </table:table-cell>
          <table:table-cell table:style-name="ce44" table:content-validation-name="val1"/>
          <table:table-cell table:style-name="ce46" office:value-type="string">
            <text:p>Comisaría Distrito de Carabanchel</text:p>
          </table:table-cell>
          <table:table-cell table:style-name="ce38" office:value-type="float" office:value="913227519">
            <text:p>913227519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8766/2022</text:p>
          </table:table-cell>
          <table:table-cell table:style-name="ce51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279" office:value-type="float" office:value="44672">
            <text:p>21-abr</text:p>
          </table:table-cell>
          <table:table-cell table:style-name="ce9" office:value-type="date" office:date-value="2022-04-08">
            <text:p>08/04/2022</text:p>
          </table:table-cell>
          <table:table-cell table:style-name="ce41"/>
          <table:table-cell table:style-name="ce46" office:value-type="string">
            <text:p>Comisaría Distrito de Tetuán</text:p>
          </table:table-cell>
          <table:table-cell table:style-name="ce38" office:value-type="float" office:value="913221086">
            <text:p>913221086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69" office:value-type="string">
            <text:p>5514/22;7965/22</text:p>
          </table:table-cell>
          <table:table-cell table:style-name="ce6" office:value-type="string">
            <text:p>cocaina; 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279" office:value-type="float" office:value="44672">
            <text:p>21-abr</text:p>
          </table:table-cell>
          <table:table-cell table:style-name="ce29" office:value-type="date" office:date-value="2022-04-11">
            <text:p>11/04/2022</text:p>
          </table:table-cell>
          <table:table-cell table:style-name="ce41"/>
          <table:table-cell table:style-name="ce46" office:value-type="string">
            <text:p>Comisaría Estación de Atocha</text:p>
          </table:table-cell>
          <table:table-cell table:style-name="ce38" office:value-type="float" office:value="913220899">
            <text:p>913220899</text:p>
          </table:table-cell>
          <table:table-cell table:style-name="ce38" table:content-validation-name="val1" office:value-type="float" office:value="4">
            <text:p>4</text:p>
          </table:table-cell>
          <table:table-cell table:style-name="ce69" office:value-type="string">
            <text:p>1817/22, 322/22; 629/22; 1563/22</text:p>
          </table:table-cell>
          <table:table-cell table:style-name="ce6" office:value-type="string">
            <text:p>48 pastillas, hachis, hachis; pastillas y cristal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279" office:value-type="float" office:value="44672">
            <text:p>21-abr</text:p>
          </table:table-cell>
          <table:table-cell table:style-name="ce29" office:value-type="date" office:date-value="2022-04-11">
            <text:p>11/04/2022</text:p>
          </table:table-cell>
          <table:table-cell table:style-name="ce41"/>
          <table:table-cell table:style-name="ce46" office:value-type="string">
            <text:p>Comisaría Local de Alcobendas - San Sebastián de los Reyes</text:p>
          </table:table-cell>
          <table:table-cell table:style-name="ce38" office:value-type="float" office:value="913220275">
            <text:p>913220275</text:p>
          </table:table-cell>
          <table:table-cell table:style-name="ce38" table:content-validation-name="val1" office:value-type="float" office:value="3">
            <text:p>3</text:p>
          </table:table-cell>
          <table:table-cell table:style-name="ce69" office:value-type="string">
            <text:p>8754/22; 8811/22; 8847/22</text:p>
          </table:table-cell>
          <table:table-cell table:style-name="ce6" office:value-type="string">
            <text:p>hachis; hachis; 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279" office:value-type="float" office:value="44672">
            <text:p>21-abr</text:p>
          </table:table-cell>
          <table:table-cell table:style-name="ce29" office:value-type="date" office:date-value="2022-04-06">
            <text:p>06/04/2022</text:p>
          </table:table-cell>
          <table:table-cell table:style-name="ce41" office:value-type="string">
            <text:p>Añaden 1 el 20/04</text:p>
          </table:table-cell>
          <table:table-cell table:style-name="ce46" office:value-type="string">
            <text:p>Vigilancia Aduanera Guzman el Bueno</text:p>
          </table:table-cell>
          <table:table-cell table:style-name="ce38" office:value-type="float" office:value="915826827">
            <text:p>915826827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137/22; 781/22</text:p>
          </table:table-cell>
          <table:table-cell table:style-name="ce6" office:value-type="string">
            <text:p>meta; cocí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279" office:value-type="float" office:value="44672">
            <text:p>21-abr</text:p>
          </table:table-cell>
          <table:table-cell table:style-name="ce9" office:value-type="date" office:date-value="2022-03-31">
            <text:p>31/03/2022</text:p>
          </table:table-cell>
          <table:table-cell table:style-name="ce41" office:value-type="string">
            <text:p>MENORES añado 1 el 19/04</text:p>
          </table:table-cell>
          <table:table-cell table:style-name="ce91" office:value-type="string">
            <text:p>Brigada Provincial P. J. Secc Grupo Menores (GRUME)</text:p>
          </table:table-cell>
          <table:table-cell table:style-name="ce56" office:value-type="float" office:value="914931222">
            <text:p>914931222</text:p>
          </table:table-cell>
          <table:table-cell table:style-name="ce56" office:value-type="float" office:value="4">
            <text:p>4</text:p>
          </table:table-cell>
          <table:table-cell table:style-name="ce6" office:value-type="string">
            <text:p>713/22; 1458/22; 1370/22; 1785/22</text:p>
          </table:table-cell>
          <table:table-cell table:style-name="ce6" office:value-type="string">
            <text:p>hachis; hachis; pastillas; pastill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Viernes </text:p>
          </table:table-cell>
          <table:table-cell table:style-name="ce279" office:value-type="float" office:value="44673">
            <text:p>22-abr</text:p>
          </table:table-cell>
          <table:table-cell table:style-name="ce9" office:value-type="date" office:date-value="2022-04-08">
            <text:p>08/04/2022</text:p>
          </table:table-cell>
          <table:table-cell table:style-name="ce41" office:value-type="string">
            <text:p>añaden 2 el 21/04</text:p>
          </table:table-cell>
          <table:table-cell table:style-name="ce46" office:value-type="string">
            <text:p>Comisaria Estación de Nuevos Ministerios</text:p>
          </table:table-cell>
          <table:table-cell table:style-name="ce38" office:value-type="string">
            <text:p>913220159/57</text:p>
          </table:table-cell>
          <table:table-cell table:style-name="ce38" table:content-validation-name="val1" office:value-type="float" office:value="3">
            <text:p>3</text:p>
          </table:table-cell>
          <table:table-cell table:style-name="ce51" office:value-type="string">
            <text:p>1339/22; 1414/22; 1407/22</text:p>
          </table:table-cell>
          <table:table-cell table:style-name="ce6" office:value-type="string">
            <text:p>envoltorios verdes y blancos; MDMA y extasis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Viernes </text:p>
          </table:table-cell>
          <table:table-cell table:style-name="ce279" office:value-type="float" office:value="44673">
            <text:p>22-abr</text:p>
          </table:table-cell>
          <table:table-cell table:style-name="ce9" office:value-type="date" office:date-value="2022-04-08">
            <text:p>08/04/2022</text:p>
          </table:table-cell>
          <table:table-cell table:style-name="ce41"/>
          <table:table-cell table:style-name="ce46" office:value-type="string">
            <text:p>Guardia Civil de Estremera</text:p>
          </table:table-cell>
          <table:table-cell table:style-name="ce38" office:value-type="float" office:value="918721011">
            <text:p>918721011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022-324-55</text:p>
          </table:table-cell>
          <table:table-cell table:style-name="ce6" office:value-type="string">
            <text:p>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Viernes </text:p>
          </table:table-cell>
          <table:table-cell table:style-name="ce279" office:value-type="float" office:value="44673">
            <text:p>22-abr</text:p>
          </table:table-cell>
          <table:table-cell table:style-name="ce9" office:value-type="date" office:date-value="2022-04-08">
            <text:p>08/04/2022</text:p>
          </table:table-cell>
          <table:table-cell table:style-name="ce41" office:value-type="string">
            <text:p>se pasa al 27/04</text:p>
          </table:table-cell>
          <table:table-cell table:style-name="ce46" office:value-type="string">
            <text:p>Policia Judicial Grupo 5 Homicidios</text:p>
          </table:table-cell>
          <table:table-cell table:style-name="ce38" office:value-type="float" office:value="915822519">
            <text:p>915822519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92/22</text:p>
          </table:table-cell>
          <table:table-cell table:style-name="ce6" office:value-type="string">
            <text:p>coca</text:p>
          </table:table-cell>
          <table:table-cell table:style-name="ce6" table:number-columns-repeated="5"/>
          <table:table-cell table:number-columns-repeated="1010"/>
        </table:table-row>
        <table:table-row table:style-name="ro12">
          <table:table-cell table:style-name="ce189" office:value-type="string">
            <text:p>Viernes </text:p>
          </table:table-cell>
          <table:table-cell table:style-name="ce279" office:value-type="string">
            <text:p>22-abr.</text:p>
          </table:table-cell>
          <table:table-cell table:style-name="ce9" office:value-type="date" office:date-value="2022-03-31">
            <text:p>31/03/2022</text:p>
          </table:table-cell>
          <table:table-cell table:style-name="ce117" office:value-type="string">
            <text:p>Plantación sin cogollos viene del miercoles 13</text:p>
          </table:table-cell>
          <table:table-cell table:style-name="ce46" office:value-type="string">
            <text:p>Comisaría Distrito de Villa de Vallecas</text:p>
          </table:table-cell>
          <table:table-cell table:style-name="ce56" office:value-type="float" office:value="913220420">
            <text:p>913220420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5571/22</text:p>
          </table:table-cell>
          <table:table-cell table:style-name="ce6" office:value-type="string">
            <text:p>(plantación sin cogollos)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Viernes </text:p>
          </table:table-cell>
          <table:table-cell table:style-name="ce279" office:value-type="float" office:value="44673">
            <text:p>22-abr</text:p>
          </table:table-cell>
          <table:table-cell table:style-name="ce9" office:value-type="date" office:date-value="2022-04-05">
            <text:p>05/04/2022</text:p>
          </table:table-cell>
          <table:table-cell table:style-name="ce41" office:value-type="string">
            <text:p>cambio del jueves. Añade 1</text:p>
          </table:table-cell>
          <table:table-cell table:style-name="ce91" office:value-type="string">
            <text:p>Guardia Civil de Soto del Real</text:p>
          </table:table-cell>
          <table:table-cell table:style-name="ce56" office:value-type="float" office:value="910216401">
            <text:p>910216401</text:p>
          </table:table-cell>
          <table:table-cell table:style-name="ce38" office:value-type="float" office:value="2">
            <text:p>2</text:p>
          </table:table-cell>
          <table:table-cell table:style-name="ce51" office:value-type="string">
            <text:p>137/22; 267/22</text:p>
          </table:table-cell>
          <table:table-cell table:style-name="ce6" office:value-type="string">
            <text:p>coca y farmacos; hachis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Lunes </text:p>
          </table:table-cell>
          <table:table-cell table:style-name="ce279" office:value-type="float" office:value="44676">
            <text:p>25-abr</text:p>
          </table:table-cell>
          <table:table-cell table:style-name="ce239" office:value-type="date" office:date-value="2022-04-07">
            <text:p>07/04/2022</text:p>
          </table:table-cell>
          <table:table-cell table:style-name="ce44" table:content-validation-name="val1" office:value-type="string">
            <text:p>cambiada al 23 de mayo</text:p>
          </table:table-cell>
          <table:table-cell table:style-name="ce173" office:value-type="string">
            <text:p>Comisaría Distrito de Chamberí</text:p>
          </table:table-cell>
          <table:table-cell table:style-name="ce131" office:value-type="float" office:value="913223270">
            <text:p>913223270</text:p>
          </table:table-cell>
          <table:table-cell table:style-name="ce131" table:content-validation-name="val1" office:value-type="float" office:value="1">
            <text:p>1</text:p>
          </table:table-cell>
          <table:table-cell table:style-name="ce173" office:value-type="string">
            <text:p>6382/22</text:p>
          </table:table-cell>
          <table:table-cell table:style-name="ce173" office:value-type="string">
            <text:p>coca y pastill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Lunes </text:p>
          </table:table-cell>
          <table:table-cell table:style-name="ce279" office:value-type="float" office:value="44676">
            <text:p>25-abr</text:p>
          </table:table-cell>
          <table:table-cell table:style-name="ce29" office:value-type="date" office:date-value="2022-04-11">
            <text:p>11/04/2022</text:p>
          </table:table-cell>
          <table:table-cell table:style-name="ce44" table:content-validation-name="val1" office:value-type="string">
            <text:p>MENORES</text:p>
          </table:table-cell>
          <table:table-cell table:style-name="ce46" office:value-type="string">
            <text:p>Guardia Civil de Torrelodones</text:p>
          </table:table-cell>
          <table:table-cell table:style-name="ce38" office:value-type="float" office:value="918596990">
            <text:p>918596990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818/21 DPrelim 668/22 equipo fiscal</text:p>
          </table:table-cell>
          <table:table-cell table:style-name="ce51" office:value-type="string">
            <text:p>hachis; un porro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Lunes </text:p>
          </table:table-cell>
          <table:table-cell table:style-name="ce279" office:value-type="float" office:value="44676">
            <text:p>25-abr</text:p>
          </table:table-cell>
          <table:table-cell table:style-name="ce29" office:value-type="date" office:date-value="2022-04-20">
            <text:p>20/04/2022</text:p>
          </table:table-cell>
          <table:table-cell table:style-name="ce44" table:content-validation-name="val1"/>
          <table:table-cell table:style-name="ce46" office:value-type="string">
            <text:p>Vigilancia Aduanera de Barajas</text:p>
          </table:table-cell>
          <table:table-cell table:style-name="ce38" office:value-type="float" office:value="917467028">
            <text:p>917467028</text:p>
          </table:table-cell>
          <table:table-cell table:style-name="ce38" table:content-validation-name="val1" office:value-type="float" office:value="7">
            <text:p>7</text:p>
          </table:table-cell>
          <table:table-cell table:style-name="ce51" office:value-type="string">
            <text:p>16/22; 24/22; 26/22; 30/22; 32/22; 35/22;38/22</text:p>
          </table:table-cell>
          <table:table-cell table:style-name="ce51" office:value-type="string">
            <text:p>marihuana; marihuana y hachis; hachis; marihuana; marihuana; marihuana;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Lunes </text:p>
          </table:table-cell>
          <table:table-cell table:style-name="ce279" office:value-type="float" office:value="44676">
            <text:p>25-abr</text:p>
          </table:table-cell>
          <table:table-cell table:style-name="ce29" office:value-type="date" office:date-value="2022-04-13">
            <text:p>13/04/2022</text:p>
          </table:table-cell>
          <table:table-cell table:style-name="ce44" table:content-validation-name="val1" office:value-type="string">
            <text:p>añaden 2 mas 19/4</text:p>
          </table:table-cell>
          <table:table-cell table:style-name="ce46" office:value-type="string">
            <text:p>Comisaría Distrito de Arganzuela</text:p>
          </table:table-cell>
          <table:table-cell table:style-name="ce38" office:value-type="float" office:value="913221238">
            <text:p>913221238</text:p>
          </table:table-cell>
          <table:table-cell table:style-name="ce38" table:content-validation-name="val1" office:value-type="float" office:value="3">
            <text:p>3</text:p>
          </table:table-cell>
          <table:table-cell table:style-name="ce51" office:value-type="string">
            <text:p>9180/22; 9275/22; 8776/22</text:p>
          </table:table-cell>
          <table:table-cell table:style-name="ce51" office:value-type="string">
            <text:p>pastillas,polvo rosa,cocaina; coca; sust vegetal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Martes</text:p>
          </table:table-cell>
          <table:table-cell table:style-name="ce279" office:value-type="float" office:value="44677">
            <text:p>26-abr</text:p>
          </table:table-cell>
          <table:table-cell table:style-name="ce9" office:value-type="date" office:date-value="2022-04-11">
            <text:p>11/04/2022</text:p>
          </table:table-cell>
          <table:table-cell table:style-name="ce41"/>
          <table:table-cell table:style-name="ce46" office:value-type="string">
            <text:p>Guardia Civil de Los Molinos</text:p>
          </table:table-cell>
          <table:table-cell table:style-name="ce38" office:value-type="float" office:value="918550012">
            <text:p>918550012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022-266-247</text:p>
          </table:table-cell>
          <table:table-cell table:style-name="ce6" office:value-type="string">
            <text:p>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artes</text:p>
          </table:table-cell>
          <table:table-cell table:style-name="ce279" office:value-type="float" office:value="44677">
            <text:p>26-abr</text:p>
          </table:table-cell>
          <table:table-cell table:style-name="ce9" office:value-type="date" office:date-value="2022-04-11">
            <text:p>11/04/2022</text:p>
          </table:table-cell>
          <table:table-cell table:style-name="ce41" office:value-type="string">
            <text:p>añaden 1 el 18/04, añaden 1 el 20/04</text:p>
          </table:table-cell>
          <table:table-cell table:style-name="ce91" office:value-type="string">
            <text:p>Comisaría Distrito de Fuencarral - El Pardo</text:p>
          </table:table-cell>
          <table:table-cell table:style-name="ce56" office:value-type="float" office:value="913782469">
            <text:p>913782469</text:p>
          </table:table-cell>
          <table:table-cell table:style-name="ce56" office:value-type="float" office:value="3">
            <text:p>3</text:p>
          </table:table-cell>
          <table:table-cell table:style-name="ce51" office:value-type="string">
            <text:p>7557/22; 7938/22; 8114/22</text:p>
          </table:table-cell>
          <table:table-cell table:style-name="ce6" office:value-type="string">
            <text:p>hachis; hachis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artes</text:p>
          </table:table-cell>
          <table:table-cell table:style-name="ce279" office:value-type="float" office:value="44677">
            <text:p>26-abr</text:p>
          </table:table-cell>
          <table:table-cell table:style-name="ce9" office:value-type="date" office:date-value="2022-04-12">
            <text:p>12/04/2022</text:p>
          </table:table-cell>
          <table:table-cell table:style-name="ce41" office:value-type="string">
            <text:p>añaden 2 el 18/04</text:p>
          </table:table-cell>
          <table:table-cell table:style-name="ce91" office:value-type="string">
            <text:p>Comisaría Local de Leganés Grupo II</text:p>
          </table:table-cell>
          <table:table-cell table:style-name="ce56" office:value-type="float" office:value="913221635">
            <text:p>913221635</text:p>
          </table:table-cell>
          <table:table-cell table:style-name="ce56" office:value-type="float" office:value="5">
            <text:p>5</text:p>
          </table:table-cell>
          <table:table-cell table:style-name="ce51" office:value-type="string">
            <text:p>7094/22; 7506/22; 7339/22, 7775/22; 7826/22</text:p>
          </table:table-cell>
          <table:table-cell table:style-name="ce6" office:value-type="string">
            <text:p>metaanf, GHB y popper; hachis; hachis, coca y pastillas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artes</text:p>
          </table:table-cell>
          <table:table-cell table:style-name="ce279" office:value-type="float" office:value="44677">
            <text:p>26-abr</text:p>
          </table:table-cell>
          <table:table-cell table:style-name="ce9" office:value-type="date" office:date-value="2022-04-18">
            <text:p>18/04/2022</text:p>
          </table:table-cell>
          <table:table-cell table:style-name="ce41" office:value-type="string">
            <text:p>cambio de dia del lunes 25</text:p>
          </table:table-cell>
          <table:table-cell table:style-name="ce91" office:value-type="string">
            <text:p>Vigilancia Aduanera Guzman el Bueno</text:p>
          </table:table-cell>
          <table:table-cell table:style-name="ce38" office:value-type="float" office:value="915826887">
            <text:p>915826887</text:p>
          </table:table-cell>
          <table:table-cell table:style-name="ce38" table:content-validation-name="val1" office:value-type="float" office:value="6">
            <text:p>6</text:p>
          </table:table-cell>
          <table:table-cell table:style-name="ce51" office:value-type="string">
            <text:p>21/22; 22/22, 23/22, 25/22; 26/22; 27/22</text:p>
          </table:table-cell>
          <table:table-cell table:style-name="ce51" office:value-type="string">
            <text:p>marihuana,cocaina,MDMA; 5 de marihuana</text:p>
          </table:table-cell>
          <table:table-cell table:style-name="ce73"/>
          <table:table-cell table:style-name="ce6" table:number-columns-repeated="1014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Miércoles</text:p>
          </table:table-cell>
          <table:table-cell table:style-name="ce279" office:value-type="float" office:value="44678">
            <text:p>27-abr</text:p>
          </table:table-cell>
          <table:table-cell table:style-name="ce9" office:value-type="date" office:date-value="2022-04-12">
            <text:p>12/04/2022</text:p>
          </table:table-cell>
          <table:table-cell table:style-name="ce41"/>
          <table:table-cell table:style-name="ce46" office:value-type="string">
            <text:p>Comisaría Distrito de San Blas - Vicálvaro</text:p>
          </table:table-cell>
          <table:table-cell table:style-name="ce56" office:value-type="float" office:value="913225661">
            <text:p>913225661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7268/22</text:p>
          </table:table-cell>
          <table:table-cell table:style-name="ce6" office:value-type="string">
            <text:p>hachis y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iércoles</text:p>
          </table:table-cell>
          <table:table-cell table:style-name="ce279" office:value-type="float" office:value="44678">
            <text:p>27-abr</text:p>
          </table:table-cell>
          <table:table-cell table:style-name="ce9" office:value-type="date" office:date-value="2022-04-25">
            <text:p>25/04/2022</text:p>
          </table:table-cell>
          <table:table-cell table:style-name="ce41"/>
          <table:table-cell table:style-name="ce46" office:value-type="string">
            <text:p>Comisaría Distrito de Chamberí</text:p>
          </table:table-cell>
          <table:table-cell table:style-name="ce56" office:value-type="float" office:value="913223291">
            <text:p>913223291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7992/22</text:p>
          </table:table-cell>
          <table:table-cell table:style-name="ce6" office:value-type="string">
            <text:p>cocaina, pastillas, líquido y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Miércoles</text:p>
          </table:table-cell>
          <table:table-cell table:style-name="ce279" office:value-type="float" office:value="44678">
            <text:p>27-abr</text:p>
          </table:table-cell>
          <table:table-cell table:style-name="ce9" office:value-type="date" office:date-value="2022-04-12">
            <text:p>12/04/2022</text:p>
          </table:table-cell>
          <table:table-cell table:style-name="ce41"/>
          <table:table-cell table:style-name="ce46" office:value-type="string">
            <text:p>Guardia Civil de El Escorial</text:p>
          </table:table-cell>
          <table:table-cell table:style-name="ce56" office:value-type="float" office:value="918902611">
            <text:p>918902611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2022-278-866</text:p>
          </table:table-cell>
          <table:table-cell table:style-name="ce6" office:value-type="string">
            <text:p>hachis; cocaina;marihuana</text:p>
          </table:table-cell>
          <table:table-cell table:style-name="ce6" table:number-columns-repeated="5"/>
          <table:table-cell table:number-columns-repeated="1010"/>
        </table:table-row>
        <table:table-row table:style-name="ro12">
          <table:table-cell table:style-name="ce189" office:value-type="string">
            <text:p>Miércoles</text:p>
          </table:table-cell>
          <table:table-cell table:style-name="ce279" office:value-type="float" office:value="44678">
            <text:p>27-abr</text:p>
          </table:table-cell>
          <table:table-cell table:style-name="ce116" office:value-type="date" office:date-value="2022-04-18">
            <text:p>18/04/2022</text:p>
          </table:table-cell>
          <table:table-cell table:style-name="ce117" office:value-type="string">
            <text:p>varios implicados, muchas sustancias diferentes</text:p>
          </table:table-cell>
          <table:table-cell table:style-name="ce46" office:value-type="string">
            <text:p>Guardia Civil de Pinto</text:p>
          </table:table-cell>
          <table:table-cell table:style-name="ce63" office:value-type="string">
            <text:p>916910103 ext 5</text:p>
          </table:table-cell>
          <table:table-cell table:style-name="ce63" office:value-type="float" office:value="6">
            <text:p>6</text:p>
          </table:table-cell>
          <table:table-cell table:style-name="ce3" office:value-type="string">
            <text:p>1284/22, 1483/22; 1445/22x2; 1551/22; 1753/22</text:p>
          </table:table-cell>
          <table:table-cell table:style-name="ce3" office:value-type="string">
            <text:p>hachis; 7sust rocosa; pastillas,anfetam,marihuana, LSD, cocaina; ketamina, extais 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279" office:value-type="float" office:value="44679">
            <text:p>28-abr</text:p>
          </table:table-cell>
          <table:table-cell table:style-name="ce9"/>
          <table:table-cell table:style-name="ce41"/>
          <table:table-cell table:style-name="ce6" office:value-type="string">
            <text:p>Comisaría Local de Getafe</text:p>
          </table:table-cell>
          <table:table-cell table:style-name="ce56" office:value-type="float" office:value="913220341">
            <text:p>913220341</text:p>
          </table:table-cell>
          <table:table-cell table:style-name="ce56" office:value-type="float" office:value="9">
            <text:p>9</text:p>
          </table:table-cell>
          <table:table-cell table:style-name="ce51" office:value-type="string">
            <text:p>296/22; 2820/22; 3190/22; 3221/22; 3713/22; 4390/22; 4391/22; 4888/22; 5672/22</text:p>
          </table:table-cell>
          <table:table-cell table:style-name="ce6" office:value-type="string">
            <text:p>hachis; hachis y marihuana; hachis; marihuana y hachis; hachis; hachis; MDMA y pastillas; hachis; cocaina y cocaina ros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279" office:value-type="float" office:value="44679">
            <text:p>28-abr</text:p>
          </table:table-cell>
          <table:table-cell table:style-name="ce9" office:value-type="date" office:date-value="2022-04-19">
            <text:p>19/04/2022</text:p>
          </table:table-cell>
          <table:table-cell table:style-name="ce41" office:value-type="string">
            <text:p>añaden 1 22/04/22</text:p>
          </table:table-cell>
          <table:table-cell table:style-name="ce6" office:value-type="string">
            <text:p>Comisaría Distrito de Moncloa / Aravaca</text:p>
          </table:table-cell>
          <table:table-cell table:style-name="ce56" office:value-type="float" office:value="913222962">
            <text:p>913222962</text:p>
          </table:table-cell>
          <table:table-cell table:style-name="ce56" office:value-type="float" office:value="2">
            <text:p>2</text:p>
          </table:table-cell>
          <table:table-cell table:style-name="ce51" office:value-type="string">
            <text:p>7327/22; 1293/22</text:p>
          </table:table-cell>
          <table:table-cell table:style-name="ce6" office:value-type="string">
            <text:p>metanfetamina y mefedrona; hachis, pastillas y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279" office:value-type="float" office:value="44679">
            <text:p>28-abr</text:p>
          </table:table-cell>
          <table:table-cell table:style-name="ce29" office:value-type="date" office:date-value="2022-04-18">
            <text:p>18/04/2022</text:p>
          </table:table-cell>
          <table:table-cell table:style-name="ce44" table:content-validation-name="val1"/>
          <table:table-cell table:style-name="ce46" office:value-type="string">
            <text:p>Guardia Civil de Loeches</text:p>
          </table:table-cell>
          <table:table-cell table:style-name="ce38" office:value-type="float" office:value="910718441">
            <text:p>910718441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022-332-354</text:p>
          </table:table-cell>
          <table:table-cell table:style-name="ce51" office:value-type="string">
            <text:p>marihuana 2kg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279" office:value-type="float" office:value="44679">
            <text:p>28-abr</text:p>
          </table:table-cell>
          <table:table-cell table:style-name="ce29" office:value-type="date" office:date-value="2022-04-27">
            <text:p>27/04/2022</text:p>
          </table:table-cell>
          <table:table-cell table:style-name="ce44" table:content-validation-name="val1" office:value-type="string">
            <text:p>sin hora</text:p>
          </table:table-cell>
          <table:table-cell table:style-name="ce46" office:value-type="string">
            <text:p>Centro Penitenciario Soto</text:p>
          </table:table-cell>
          <table:table-cell table:style-name="ce38" office:value-type="float" office:value="918447798">
            <text:p>918447798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14442;14443</text:p>
          </table:table-cell>
          <table:table-cell table:style-name="ce51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Jueves</text:p>
          </table:table-cell>
          <table:table-cell table:style-name="ce279" office:value-type="float" office:value="44679">
            <text:p>28-abr</text:p>
          </table:table-cell>
          <table:table-cell table:style-name="ce9" office:value-type="date" office:date-value="2022-04-22">
            <text:p>22/04/2022</text:p>
          </table:table-cell>
          <table:table-cell table:style-name="ce41" table:content-validation-name="val1" office:value-type="string">
            <text:p>viene del 22/04 (viene del 27/04)</text:p>
          </table:table-cell>
          <table:table-cell table:style-name="ce46" office:value-type="string">
            <text:p>Grupo 1º fraude</text:p>
          </table:table-cell>
          <table:table-cell table:style-name="ce38" office:value-type="float" office:value="915822324">
            <text:p>915822324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92/22</text:p>
          </table:table-cell>
          <table:table-cell table:style-name="ce6" office:value-type="string">
            <text:p>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6" table:number-columns-repeated="2"/>
          <table:table-cell table:style-name="ce37"/>
          <table:table-cell table:style-name="ce49"/>
          <table:table-cell table:style-name="ce16"/>
          <table:table-cell table:style-name="ce62"/>
          <table:table-cell table:style-name="ce16"/>
          <table:table-cell table:style-name="ce72" table:number-columns-repeated="1017"/>
        </table:table-row>
        <table:table-row table:style-name="ro12">
          <table:table-cell table:style-name="ce224" office:value-type="string">
            <text:p>Viernes </text:p>
          </table:table-cell>
          <table:table-cell table:style-name="ce281" office:value-type="date" office:date-value="2022-04-29">
            <text:p>29-abr</text:p>
          </table:table-cell>
          <table:table-cell table:style-name="ce116" office:value-type="date" office:date-value="2022-04-18">
            <text:p>18/04/2022</text:p>
          </table:table-cell>
          <table:table-cell table:style-name="ce117" office:value-type="string">
            <text:p>junto del 22/4 (registro coche, varias muestras) y 25/4 y amplian 1 (26/04)</text:p>
          </table:table-cell>
          <table:table-cell table:style-name="ce283" office:value-type="string">
            <text:p>Comisaría Distrito de Usera-Villaverde / PJ Grupo <text:s/>Usera</text:p>
          </table:table-cell>
          <table:table-cell table:style-name="ce38" office:value-type="float" office:value="913921631">
            <text:p>913921631</text:p>
          </table:table-cell>
          <table:table-cell table:style-name="ce63" office:value-type="float" office:value="3">
            <text:p>3</text:p>
          </table:table-cell>
          <table:table-cell table:style-name="ce55" office:value-type="string">
            <text:p>13081/22; 13440/22; 13528/22</text:p>
          </table:table-cell>
          <table:table-cell table:style-name="ce55" office:value-type="string">
            <text:p>coca; ketamina; sustancia blanca y marihuana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24" office:value-type="string">
            <text:p>Viernes</text:p>
          </table:table-cell>
          <table:table-cell table:style-name="ce278" office:value-type="date" office:date-value="2022-04-29">
            <text:p>29-abr</text:p>
          </table:table-cell>
          <table:table-cell table:style-name="ce9" office:value-type="date" office:date-value="2022-04-01">
            <text:p>01/04/2022</text:p>
          </table:table-cell>
          <table:table-cell table:style-name="ce41" office:value-type="string">
            <text:p>junto y cambio al 29</text:p>
          </table:table-cell>
          <table:table-cell table:style-name="ce91" office:value-type="string">
            <text:p>Comisaría Distrito de Usera-Villaverde/ Denuncias</text:p>
          </table:table-cell>
          <table:table-cell table:style-name="ce38" office:value-type="float" office:value="913921617">
            <text:p>913921617</text:p>
          </table:table-cell>
          <table:table-cell table:style-name="ce38" table:content-validation-name="val1" office:value-type="float" office:value="5">
            <text:p>5</text:p>
          </table:table-cell>
          <table:table-cell table:style-name="ce51" office:value-type="string">
            <text:p>3599/22; 5094/22; 5494/22; 5674/22; 11859/22</text:p>
          </table:table-cell>
          <table:table-cell table:style-name="ce6" office:value-type="string">
            <text:p>hachis; coca; heroína; coca; coca</text:p>
          </table:table-cell>
          <table:table-cell table:number-columns-repeated="1015"/>
        </table:table-row>
        <table:table-row table:style-name="ro1">
          <table:table-cell table:style-name="ce189" office:value-type="string">
            <text:p>Viernes</text:p>
          </table:table-cell>
          <table:table-cell table:style-name="ce279" office:value-type="float" office:value="44680">
            <text:p>29-abr</text:p>
          </table:table-cell>
          <table:table-cell table:style-name="ce9" office:value-type="date" office:date-value="2022-04-19">
            <text:p>19/04/2022</text:p>
          </table:table-cell>
          <table:table-cell table:style-name="ce41"/>
          <table:table-cell table:style-name="ce6" office:value-type="string">
            <text:p>Guardia Civil de Villarejo de Salvanés</text:p>
          </table:table-cell>
          <table:table-cell table:style-name="ce56" office:value-type="float" office:value="916910103">
            <text:p>916910103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2022-325-176</text:p>
          </table:table-cell>
          <table:table-cell table:style-name="ce6" office:value-type="string">
            <text:p>benzodiacepin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89" office:value-type="string">
            <text:p>Viernes</text:p>
          </table:table-cell>
          <table:table-cell table:style-name="ce279" office:value-type="float" office:value="44680">
            <text:p>29-abr</text:p>
          </table:table-cell>
          <table:table-cell table:style-name="ce9" office:value-type="date" office:date-value="2022-04-20">
            <text:p>20/04/2022</text:p>
          </table:table-cell>
          <table:table-cell/>
          <table:table-cell table:style-name="ce6" office:value-type="string">
            <text:p>Guardia Civil de Collado Villalba</text:p>
          </table:table-cell>
          <table:table-cell table:style-name="ce56" office:value-type="float" office:value="918500064">
            <text:p>918500064</text:p>
          </table:table-cell>
          <table:table-cell table:style-name="ce63" office:value-type="float" office:value="1">
            <text:p>1</text:p>
          </table:table-cell>
          <table:table-cell table:style-name="ce51" office:value-type="string">
            <text:p>200/22</text:p>
          </table:table-cell>
          <table:table-cell table:style-name="ce6" office:value-type="string">
            <text:p>marihuana</text:p>
          </table:table-cell>
          <table:table-cell table:number-columns-repeated="1015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ZO 22" table:style-name="ta11" table:print="false">
        <table:table-column table:style-name="co3" table:default-cell-style-name="ce18"/>
        <table:table-column table:style-name="co4" table:default-cell-style-name="ce18"/>
        <table:table-column table:style-name="co5" table:default-cell-style-name="ce36"/>
        <table:table-column table:style-name="co6" table:default-cell-style-name="ce45"/>
        <table:table-column table:style-name="co7" table:default-cell-style-name="ce18"/>
        <table:table-column table:style-name="co8" table:default-cell-style-name="ce61"/>
        <table:table-column table:style-name="co9" table:default-cell-style-name="ce18"/>
        <table:table-column table:style-name="co10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table:style-name="ce7" office:value-type="string" table:number-columns-spanned="2" table:number-rows-spanned="1">
            <text:p>DIA CITA</text:p>
          </table:table-cell>
          <table:covered-table-cell table:style-name="ce19"/>
          <table:table-cell table:style-name="ce29" office:value-type="string">
            <text:p>FECHA LLAMADA</text:p>
          </table:table-cell>
          <table:table-cell table:style-name="ce44" table:content-validation-name="val1" office:value-type="string">
            <text:p>OBSERVACIONES</text:p>
          </table:table-cell>
          <table:table-cell table:style-name="ce38" office:value-type="string">
            <text:p>Comisaría / Cuerpo Policial</text:p>
          </table:table-cell>
          <table:table-cell table:style-name="ce38" office:value-type="string">
            <text:p>Teléfono</text:p>
          </table:table-cell>
          <table:table-cell table:style-name="ce38" table:content-validation-name="val1" office:value-type="string">
            <text:p>Nº Ates</text:p>
          </table:table-cell>
          <table:table-cell table:style-name="ce38" office:value-type="string">
            <text:p>Atestados o D. Policiales</text:p>
          </table:table-cell>
          <table:table-cell table:style-name="ce51" office:value-type="string">
            <text:p>Descripción</text:p>
          </table:table-cell>
          <table:table-cell table:style-name="ce6" table:number-columns-repeated="1015"/>
        </table:table-row>
        <table:table-row table:style-name="ro1">
          <table:table-cell table:style-name="ce8" table:number-columns-repeated="2"/>
          <table:table-cell table:style-name="ce30"/>
          <table:table-cell table:style-name="ce39" table:content-validation-name="val1"/>
          <table:table-cell table:style-name="ce50" table:number-columns-repeated="2"/>
          <table:table-cell table:style-name="ce50" table:content-validation-name="val1"/>
          <table:table-cell table:style-name="ce50"/>
          <table:table-cell table:style-name="ce66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21">
            <text:p>1-mar</text:p>
          </table:table-cell>
          <table:table-cell table:style-name="ce9" office:value-type="date" office:date-value="2022-02-22">
            <text:p>22/02/2022</text:p>
          </table:table-cell>
          <table:table-cell table:style-name="ce41" office:value-type="string">
            <text:p>AÑADIRAN MAS</text:p>
          </table:table-cell>
          <table:table-cell table:style-name="ce46" office:value-type="string">
            <text:p>Comisaría Distrito de San Blas - Vicálvaro</text:p>
          </table:table-cell>
          <table:table-cell table:style-name="ce56" office:value-type="float" office:value="913225676">
            <text:p>913225676</text:p>
          </table:table-cell>
          <table:table-cell table:style-name="ce56" office:value-type="float" office:value="4">
            <text:p>4</text:p>
          </table:table-cell>
          <table:table-cell table:style-name="ce51" office:value-type="string">
            <text:p>21960/21; 23202/21; 22713/21; 21630/21</text:p>
          </table:table-cell>
          <table:table-cell table:style-name="ce51" office:value-type="string">
            <text:p>marihuana; heroína y cocaina; hachis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21">
            <text:p>1-mar</text:p>
          </table:table-cell>
          <table:table-cell table:style-name="ce9" office:value-type="date" office:date-value="2022-02-22">
            <text:p>22/02/2022</text:p>
          </table:table-cell>
          <table:table-cell table:style-name="ce41" office:value-type="string">
            <text:p>Vendrá con Gregorio Marañón</text:p>
          </table:table-cell>
          <table:table-cell table:style-name="ce46" office:value-type="string">
            <text:p>P.N. Grupo Estupefacientes Aeropuerto Barajas</text:p>
          </table:table-cell>
          <table:table-cell table:style-name="ce56" office:value-type="float" office:value="913010919">
            <text:p>913010919</text:p>
          </table:table-cell>
          <table:table-cell table:style-name="ce56" office:value-type="string">
            <text:p>2+2</text:p>
          </table:table-cell>
          <table:table-cell table:style-name="ce51" office:value-type="string">
            <text:p>1585/22; 1874/22</text:p>
          </table:table-cell>
          <table:table-cell table:style-name="ce51" office:value-type="string">
            <text:p>Bolero, sustanci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21">
            <text:p>1-mar</text:p>
          </table:table-cell>
          <table:table-cell table:style-name="ce9" office:value-type="date" office:date-value="2022-02-22">
            <text:p>22/02/2022</text:p>
          </table:table-cell>
          <table:table-cell table:style-name="ce41" office:value-type="string">
            <text:p>bolero</text:p>
          </table:table-cell>
          <table:table-cell table:style-name="ce46" office:value-type="string">
            <text:p>Comisaría Distrito de Retiro</text:p>
          </table:table-cell>
          <table:table-cell table:style-name="ce56" office:value-type="float" office:value="913221060">
            <text:p>913221060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2150/22</text:p>
          </table:table-cell>
          <table:table-cell table:style-name="ce51" office:value-type="string">
            <text:p>balas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0">
          <table:table-cell table:style-name="ce277" office:value-type="string">
            <text:p>Miercoles</text:p>
          </table:table-cell>
          <table:table-cell table:style-name="ce279" office:value-type="float" office:value="44622">
            <text:p>2-mar</text:p>
          </table:table-cell>
          <table:table-cell table:style-name="ce9" office:value-type="date" office:date-value="2022-02-18">
            <text:p>18/02/2022</text:p>
          </table:table-cell>
          <table:table-cell table:style-name="ce41"/>
          <table:table-cell table:style-name="ce46" office:value-type="string">
            <text:p>Comisaría Distrito de Usera-Villaverde/ Denuncias</text:p>
          </table:table-cell>
          <table:table-cell table:style-name="ce56" office:value-type="float" office:value="913921618">
            <text:p>913921618</text:p>
          </table:table-cell>
          <table:table-cell table:style-name="ce56" office:value-type="float" office:value="4">
            <text:p>4</text:p>
          </table:table-cell>
          <table:table-cell table:style-name="ce65" office:value-type="string">
            <text:p>5950/22; 4381/22; 4592/22; 4310/22</text:p>
          </table:table-cell>
          <table:table-cell table:style-name="ce46" office:value-type="string">
            <text:p>6 coca; 17 papelinas; 1 sust estupefaciente; coca y heroína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277" office:value-type="string">
            <text:p>Miercoles</text:p>
          </table:table-cell>
          <table:table-cell table:style-name="ce279" office:value-type="float" office:value="44622">
            <text:p>2-mar</text:p>
          </table:table-cell>
          <table:table-cell table:style-name="ce9" office:value-type="date" office:date-value="2022-02-23">
            <text:p>23/02/2022</text:p>
          </table:table-cell>
          <table:table-cell table:style-name="ce41"/>
          <table:table-cell table:style-name="ce46" office:value-type="string">
            <text:p>Comisaría Distrito de Puente de Vallecas</text:p>
          </table:table-cell>
          <table:table-cell table:style-name="ce38" office:value-type="float" office:value="917570119">
            <text:p>917570119</text:p>
          </table:table-cell>
          <table:table-cell table:style-name="ce38" table:content-validation-name="val1" office:value-type="float" office:value="4">
            <text:p>4</text:p>
          </table:table-cell>
          <table:table-cell table:style-name="ce51" office:value-type="string">
            <text:p>1321/22; 2253/22; 2994/22; 4609/22</text:p>
          </table:table-cell>
          <table:table-cell table:style-name="ce6" office:value-type="string">
            <text:p>hachis y marihuana; registro (13 muestras); registro (11muestras); 25 muestras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277" office:value-type="string">
            <text:p>Miercoles</text:p>
          </table:table-cell>
          <table:table-cell table:style-name="ce279" office:value-type="float" office:value="44622">
            <text:p>2-mar</text:p>
          </table:table-cell>
          <table:table-cell table:style-name="ce9" office:value-type="date" office:date-value="2022-02-24">
            <text:p>24/02/2022</text:p>
          </table:table-cell>
          <table:table-cell table:style-name="ce41"/>
          <table:table-cell table:style-name="ce46" office:value-type="string">
            <text:p>Comisaría Distrito de Chamartín</text:p>
          </table:table-cell>
          <table:table-cell table:style-name="ce38" office:value-type="float" office:value="913227917">
            <text:p>913227917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678/22</text:p>
          </table:table-cell>
          <table:table-cell table:style-name="ce6" office:value-type="string">
            <text:p>cocaina rosa (12 g)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1"/>
          <table:table-cell table:style-name="ce24"/>
          <table:table-cell table:style-name="ce32"/>
          <table:table-cell table:style-name="ce42" table:content-validation-name="val1"/>
          <table:table-cell table:style-name="ce52"/>
          <table:table-cell table:style-name="ce50"/>
          <table:table-cell table:style-name="ce58"/>
          <table:table-cell table:style-name="ce67" table:number-columns-repeated="7"/>
          <table:table-cell table:style-name="ce72" table:number-columns-repeated="1010"/>
        </table:table-row>
        <table:table-row table:style-name="ro11">
          <table:table-cell table:style-name="ce277" office:value-type="string">
            <text:p>Jueves</text:p>
          </table:table-cell>
          <table:table-cell table:style-name="ce279" office:value-type="float" office:value="44623">
            <text:p>3-mar</text:p>
          </table:table-cell>
          <table:table-cell table:style-name="ce9" office:value-type="date" office:date-value="2022-02-23">
            <text:p>23/02/2022</text:p>
          </table:table-cell>
          <table:table-cell table:style-name="ce41" table:content-validation-name="val1"/>
          <table:table-cell table:style-name="ce46" office:value-type="string">
            <text:p>Vigilancia Aduanera Guzman el Bueno</text:p>
          </table:table-cell>
          <table:table-cell table:style-name="ce38" office:value-type="float" office:value="915826354">
            <text:p>915826354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15/2022; 11/22</text:p>
          </table:table-cell>
          <table:table-cell table:style-name="ce6" office:value-type="string">
            <text:p>cocaina; marihuan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277" office:value-type="string">
            <text:p>Jueves</text:p>
          </table:table-cell>
          <table:table-cell table:style-name="ce279" office:value-type="float" office:value="44623">
            <text:p>3-mar</text:p>
          </table:table-cell>
          <table:table-cell table:style-name="ce9" office:value-type="date" office:date-value="2022-02-24">
            <text:p>24/02/2022</text:p>
          </table:table-cell>
          <table:table-cell table:style-name="ce41" table:content-validation-name="val1"/>
          <table:table-cell table:style-name="ce46" office:value-type="string">
            <text:p>Comisaría Local de Parla</text:p>
          </table:table-cell>
          <table:table-cell table:style-name="ce38" office:value-type="float" office:value="913220214">
            <text:p>913220214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2236/22</text:p>
          </table:table-cell>
          <table:table-cell table:style-name="ce6" office:value-type="string">
            <text:p>hachis y marihuana (30 muestras o más)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277" office:value-type="string">
            <text:p>Jueves</text:p>
          </table:table-cell>
          <table:table-cell table:style-name="ce279" office:value-type="float" office:value="44623">
            <text:p>3-mar</text:p>
          </table:table-cell>
          <table:table-cell table:style-name="ce9" office:value-type="date" office:date-value="2022-02-28">
            <text:p>28/02/2022</text:p>
          </table:table-cell>
          <table:table-cell table:style-name="ce41" table:content-validation-name="val1" office:value-type="string">
            <text:p>viene del 28/02/22</text:p>
          </table:table-cell>
          <table:table-cell table:style-name="ce46" office:value-type="string">
            <text:p>Comisaría Distrito de Moncloa / Aravaca</text:p>
          </table:table-cell>
          <table:table-cell table:style-name="ce56" office:value-type="float" office:value="913222962">
            <text:p>913222962</text:p>
          </table:table-cell>
          <table:table-cell table:style-name="ce56" office:value-type="float" office:value="5">
            <text:p>5</text:p>
          </table:table-cell>
          <table:table-cell table:style-name="ce6" office:value-type="string">
            <text:p>1350/22; 2868/22; 2495/22; 2502/22; 2815/22</text:p>
          </table:table-cell>
          <table:table-cell table:style-name="ce6" office:value-type="string">
            <text:p>hachis, pastillas; marihuana; sustancia blanca; hachis; pastillas y hachis</text:p>
          </table:table-cell>
          <table:table-cell/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85" office:value-type="string">
            <text:p>Jueves</text:p>
          </table:table-cell>
          <table:table-cell table:style-name="ce280" office:value-type="float" office:value="44623">
            <text:p>3-mar</text:p>
          </table:table-cell>
          <table:table-cell table:style-name="ce33" office:value-type="date" office:date-value="2022-02-24">
            <text:p>24/02/2022</text:p>
          </table:table-cell>
          <table:table-cell table:style-name="ce43" office:value-type="string">
            <text:p>registro</text:p>
          </table:table-cell>
          <table:table-cell table:style-name="ce53" office:value-type="string">
            <text:p>Comisaría Distrito de Moratalaz</text:p>
          </table:table-cell>
          <table:table-cell table:style-name="ce57" office:value-type="float" office:value="913221380">
            <text:p>913221380</text:p>
          </table:table-cell>
          <table:table-cell table:style-name="ce64" office:value-type="float" office:value="1">
            <text:p>1</text:p>
          </table:table-cell>
          <table:table-cell table:style-name="ce53" office:value-type="string">
            <text:p>2274/22</text:p>
          </table:table-cell>
          <table:table-cell table:style-name="ce54" office:value-type="string">
            <text:p>hachis coca y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624">
            <text:p>4-mar</text:p>
          </table:table-cell>
          <table:table-cell table:style-name="ce29" office:value-type="date" office:date-value="2022-02-24">
            <text:p>24/02/2022</text:p>
          </table:table-cell>
          <table:table-cell table:style-name="ce44" table:content-validation-name="val1"/>
          <table:table-cell table:style-name="ce46" office:value-type="string">
            <text:p>Comisaría Distrito de Salamanca</text:p>
          </table:table-cell>
          <table:table-cell table:style-name="ce38" office:value-type="float" office:value="913225570">
            <text:p>913225570</text:p>
          </table:table-cell>
          <table:table-cell table:style-name="ce38" table:content-validation-name="val1" office:value-type="float" office:value="8">
            <text:p>8</text:p>
          </table:table-cell>
          <table:table-cell table:style-name="ce51" office:value-type="string">
            <text:p>7895/2020; 27096/21; 72/22; 259/22; 1527/22; 1632/22; 1660/22; 1750/22</text:p>
          </table:table-cell>
          <table:table-cell table:style-name="ce51" office:value-type="string">
            <text:p>hachis; hachis y marihuana; hachis y pastillas; marihuana; cocaina; speed; cocaina; 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624">
            <text:p>4-mar</text:p>
          </table:table-cell>
          <table:table-cell table:style-name="ce29" office:value-type="date" office:date-value="2022-02-24">
            <text:p>24/02/2022</text:p>
          </table:table-cell>
          <table:table-cell table:style-name="ce44" table:content-validation-name="val1"/>
          <table:table-cell table:style-name="ce46" office:value-type="string">
            <text:p>Comisaría Distrito de Chamberí</text:p>
          </table:table-cell>
          <table:table-cell table:style-name="ce38" office:value-type="float" office:value="913223270">
            <text:p>913223270</text:p>
          </table:table-cell>
          <table:table-cell table:style-name="ce38" table:content-validation-name="val1" office:value-type="float" office:value="3">
            <text:p>3</text:p>
          </table:table-cell>
          <table:table-cell table:style-name="ce51" office:value-type="string">
            <text:p>2071/22; 2457/22; 4180/22</text:p>
          </table:table-cell>
          <table:table-cell table:style-name="ce51" office:value-type="string">
            <text:p>hachis y marihuana y pastillas y 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624">
            <text:p>4-mar</text:p>
          </table:table-cell>
          <table:table-cell table:style-name="ce29" office:value-type="date" office:date-value="2022-02-28">
            <text:p>28/02/2022</text:p>
          </table:table-cell>
          <table:table-cell table:style-name="ce44" table:content-validation-name="val1"/>
          <table:table-cell table:style-name="ce46" office:value-type="string">
            <text:p>Comisaría Distrito de Fuencarral - El Pardo</text:p>
          </table:table-cell>
          <table:table-cell table:style-name="ce38" office:value-type="float" office:value="913782469">
            <text:p>913782469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4570/22</text:p>
          </table:table-cell>
          <table:table-cell table:style-name="ce6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624">
            <text:p>4-mar</text:p>
          </table:table-cell>
          <table:table-cell table:style-name="ce29" office:value-type="date" office:date-value="2022-02-24">
            <text:p>24/02/2022</text:p>
          </table:table-cell>
          <table:table-cell table:style-name="ce44" table:content-validation-name="val1"/>
          <table:table-cell table:style-name="ce46" office:value-type="string">
            <text:p>Comisaría Local de Pozuelo de Alarcón</text:p>
          </table:table-cell>
          <table:table-cell table:style-name="ce38" office:value-type="float" office:value="917990559">
            <text:p>917990559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2786/22; 15333/21</text:p>
          </table:table-cell>
          <table:table-cell table:style-name="ce51" office:value-type="string">
            <text:p>cocaina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6">
          <table:table-cell table:style-name="ce277" office:value-type="string">
            <text:p>Lunes</text:p>
          </table:table-cell>
          <table:table-cell table:style-name="ce279" office:value-type="float" office:value="44627">
            <text:p>7-mar</text:p>
          </table:table-cell>
          <table:table-cell table:style-name="ce29" office:value-type="date" office:date-value="2022-03-02">
            <text:p>02/03/2022</text:p>
          </table:table-cell>
          <table:table-cell table:style-name="ce41" office:value-type="string">
            <text:p>telefonema: 2022001579</text:p>
          </table:table-cell>
          <table:table-cell table:style-name="ce46" office:value-type="string">
            <text:p>Comisaría Distrito de Centro</text:p>
          </table:table-cell>
          <table:table-cell table:style-name="ce56" office:value-type="float" office:value="913224079">
            <text:p>913224079</text:p>
          </table:table-cell>
          <table:table-cell table:style-name="ce56" office:value-type="float" office:value="11">
            <text:p>11</text:p>
          </table:table-cell>
          <table:table-cell table:style-name="ce65" office:value-type="string">
            <text:p>3996/22; 3826/22; 3841/22; 3846/22; 3850; 3924; 4089; 4339; 4205; 3539; 7155/22</text:p>
          </table:table-cell>
          <table:table-cell table:style-name="ce46" office:value-type="string">
            <text:p>marihuana; ghb; 9 heroína y 13 coca; 2 sust cristalina; 7 sust blanca y bote cristal; 26 coca ; sust vegetal y coca rosa; 2 pastillas extasis; metanfeta, 6 vacias y sust vegetal; ghb; 16 muestra pastillas y poper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2"/>
          <table:table-cell table:style-name="ce42"/>
          <table:table-cell table:style-name="ce52"/>
          <table:table-cell table:style-name="ce58" table:number-columns-repeated="2"/>
          <table:table-cell table:style-name="ce67" table:number-columns-repeated="7"/>
          <table:table-cell table:style-name="ce72"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28">
            <text:p>8-mar</text:p>
          </table:table-cell>
          <table:table-cell table:style-name="ce9" office:value-type="date" office:date-value="2022-02-15">
            <text:p>15/02/2022</text:p>
          </table:table-cell>
          <table:table-cell table:style-name="ce41"/>
          <table:table-cell table:style-name="ce46" office:value-type="string">
            <text:p>Comisaría Distrito de Tetuán</text:p>
          </table:table-cell>
          <table:table-cell table:style-name="ce56" office:value-type="float" office:value="913221086">
            <text:p>913221086</text:p>
          </table:table-cell>
          <table:table-cell table:style-name="ce56" office:value-type="float" office:value="2">
            <text:p>2</text:p>
          </table:table-cell>
          <table:table-cell table:style-name="ce51" office:value-type="string">
            <text:p>3388/22; 4552/22</text:p>
          </table:table-cell>
          <table:table-cell table:style-name="ce6" office:value-type="string">
            <text:p>sust vegetal y trozo; sustancia blan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28">
            <text:p>8-mar</text:p>
          </table:table-cell>
          <table:table-cell table:style-name="ce9" office:value-type="date" office:date-value="2022-02-23">
            <text:p>23/02/2022</text:p>
          </table:table-cell>
          <table:table-cell table:style-name="ce41" office:value-type="string">
            <text:p>Plantación</text:p>
          </table:table-cell>
          <table:table-cell table:style-name="ce46" office:value-type="string">
            <text:p>Guardia Civil de Valdemorillo</text:p>
          </table:table-cell>
          <table:table-cell table:style-name="ce56" office:value-type="float" office:value="918977417">
            <text:p>918977417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2022-280-160</text:p>
          </table:table-cell>
          <table:table-cell table:style-name="ce51" office:value-type="string">
            <text:p>plantación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28">
            <text:p>8-mar</text:p>
          </table:table-cell>
          <table:table-cell table:style-name="ce9" office:value-type="date" office:date-value="2022-02-28">
            <text:p>28/02/2022</text:p>
          </table:table-cell>
          <table:table-cell table:style-name="ce41" office:value-type="string">
            <text:p>TURNO A</text:p>
          </table:table-cell>
          <table:table-cell table:style-name="ce46" office:value-type="string">
            <text:p>Comisaría Distrito de Usera-Villaverde/ Denuncias</text:p>
          </table:table-cell>
          <table:table-cell table:style-name="ce38" office:value-type="float" office:value="913921618">
            <text:p>913921618</text:p>
          </table:table-cell>
          <table:table-cell table:style-name="ce56" office:value-type="float" office:value="8">
            <text:p>8</text:p>
          </table:table-cell>
          <table:table-cell table:style-name="ce6" office:value-type="string">
            <text:p>5697/22; 2929/22; 5640/22; 6102/22; 7407/22; 2778/22; 2590/22;4082/22</text:p>
          </table:table-cell>
          <table:table-cell table:style-name="ce6" office:value-type="string">
            <text:p>vegetal verde y heroína; coca; heroína y cocaina; sust pulverulenta y sust blanca; cocaina y heroína; sust blanca y marron; 19 sust blanco; 1 marron, 1 sust blanca y sust rocosa y sust blanca 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29">
            <text:p>9-mar</text:p>
          </table:table-cell>
          <table:table-cell table:style-name="ce9" office:value-type="date" office:date-value="2022-02-25">
            <text:p>25/02/2022</text:p>
          </table:table-cell>
          <table:table-cell table:style-name="ce41" office:value-type="string">
            <text:p>vendran tarde</text:p>
          </table:table-cell>
          <table:table-cell table:style-name="ce46" office:value-type="string">
            <text:p>Comisaría Distrito de Moncloa / Aravaca</text:p>
          </table:table-cell>
          <table:table-cell table:style-name="ce56" office:value-type="float" office:value="913222962">
            <text:p>913222962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1436/22</text:p>
          </table:table-cell>
          <table:table-cell table:style-name="ce51" office:value-type="string">
            <text:p>hachis; 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29">
            <text:p>9-mar</text:p>
          </table:table-cell>
          <table:table-cell table:style-name="ce9" office:value-type="date" office:date-value="2022-03-02">
            <text:p>02/03/2022</text:p>
          </table:table-cell>
          <table:table-cell table:style-name="ce41"/>
          <table:table-cell table:style-name="ce46" office:value-type="string">
            <text:p>Guardia Civil de Guadarrama</text:p>
          </table:table-cell>
          <table:table-cell table:style-name="ce56" office:value-type="float" office:value="918549503">
            <text:p>918549503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022-265-199</text:p>
          </table:table-cell>
          <table:table-cell table:style-name="ce51" office:value-type="string">
            <text:p>hachis; 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29">
            <text:p>9-mar</text:p>
          </table:table-cell>
          <table:table-cell table:style-name="ce9" office:value-type="date" office:date-value="2022-03-02">
            <text:p>02/03/2022</text:p>
          </table:table-cell>
          <table:table-cell table:style-name="ce41"/>
          <table:table-cell table:style-name="ce46" office:value-type="string">
            <text:p>Comisaría Local de Torrejón de Ardoz</text:p>
          </table:table-cell>
          <table:table-cell table:style-name="ce56" office:value-type="float" office:value="913220628">
            <text:p>913220628</text:p>
          </table:table-cell>
          <table:table-cell table:style-name="ce38" table:content-validation-name="val1" office:value-type="float" office:value="6">
            <text:p>6</text:p>
          </table:table-cell>
          <table:table-cell table:style-name="ce51" office:value-type="string">
            <text:p>618/22; 1132/22; 1692/22; 1761/22; 2443/22; 3331/22</text:p>
          </table:table-cell>
          <table:table-cell table:style-name="ce51" office:value-type="string">
            <text:p>hachis; hachis; hachis; ketamina; hachis; polvo ros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29">
            <text:p>9-mar</text:p>
          </table:table-cell>
          <table:table-cell table:style-name="ce9" office:value-type="date" office:date-value="2022-03-02">
            <text:p>02/03/2022</text:p>
          </table:table-cell>
          <table:table-cell table:style-name="ce41"/>
          <table:table-cell table:style-name="ce46" office:value-type="string">
            <text:p>Vigilancia Aduanera Guzman el Bueno</text:p>
          </table:table-cell>
          <table:table-cell table:style-name="ce56" office:value-type="float" office:value="619185656">
            <text:p>619185656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DP 301/22 JI7</text:p>
          </table:table-cell>
          <table:table-cell table:style-name="ce51" office:value-type="string">
            <text:p>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29">
            <text:p>9-mar</text:p>
          </table:table-cell>
          <table:table-cell table:style-name="ce9" office:value-type="date" office:date-value="2022-03-02">
            <text:p>02/03/2022</text:p>
          </table:table-cell>
          <table:table-cell table:style-name="ce41"/>
          <table:table-cell table:style-name="ce46" office:value-type="string">
            <text:p>Guardia Civil de Boadilla del Monte</text:p>
          </table:table-cell>
          <table:table-cell table:style-name="ce56" office:value-type="float" office:value="916332500">
            <text:p>916332500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2022-299-693</text:p>
          </table:table-cell>
          <table:table-cell table:style-name="ce6" office:value-type="string">
            <text:p>hachis; 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0">
          <table:table-cell table:style-name="ce277" office:value-type="string">
            <text:p>Jueves</text:p>
          </table:table-cell>
          <table:table-cell table:style-name="ce279" office:value-type="float" office:value="44630">
            <text:p>10-mar</text:p>
          </table:table-cell>
          <table:table-cell table:style-name="ce9" office:value-type="date" office:date-value="2022-03-02">
            <text:p>02/03/2022</text:p>
          </table:table-cell>
          <table:table-cell table:style-name="ce41"/>
          <table:table-cell table:style-name="ce46" office:value-type="string">
            <text:p>Policia Nacional UDYCO Grupo 21</text:p>
          </table:table-cell>
          <table:table-cell table:style-name="ce56" office:value-type="float" office:value="913223470">
            <text:p>913223470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1015/22</text:p>
          </table:table-cell>
          <table:table-cell table:style-name="ce6" office:value-type="string">
            <text:p>hachis, marihuana, pastillas y 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30">
            <text:p>10-mar</text:p>
          </table:table-cell>
          <table:table-cell table:style-name="ce9" office:value-type="date" office:date-value="2022-03-02">
            <text:p>02/03/2022</text:p>
          </table:table-cell>
          <table:table-cell table:style-name="ce41" office:value-type="string">
            <text:p>compartido 2 con Gregorio marañon</text:p>
          </table:table-cell>
          <table:table-cell table:style-name="ce46" office:value-type="string">
            <text:p>P.N. Grupo Estupefacientes Aeropuerto Barajas</text:p>
          </table:table-cell>
          <table:table-cell table:style-name="ce56" office:value-type="float" office:value="913010919">
            <text:p>913010919</text:p>
          </table:table-cell>
          <table:table-cell table:style-name="ce38" table:content-validation-name="val1" office:value-type="string">
            <text:p>3+3 (aparte 1)</text:p>
          </table:table-cell>
          <table:table-cell table:style-name="ce51" office:value-type="string">
            <text:p>2056/22; 2146/22; 2375/22; 2516/22</text:p>
          </table:table-cell>
          <table:table-cell table:style-name="ce51" office:value-type="string">
            <text:p>envoltorios (2 detenidas); bolera; bolera; 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30">
            <text:p>10-mar</text:p>
          </table:table-cell>
          <table:table-cell table:style-name="ce9" office:value-type="date" office:date-value="2022-03-03">
            <text:p>03/03/2022</text:p>
          </table:table-cell>
          <table:table-cell table:style-name="ce43" office:value-type="string">
            <text:p>registro</text:p>
          </table:table-cell>
          <table:table-cell table:style-name="ce53" office:value-type="string">
            <text:p>Comisaría Distrito de Moratalaz</text:p>
          </table:table-cell>
          <table:table-cell table:style-name="ce57" office:value-type="float" office:value="913221380">
            <text:p>913221380</text:p>
          </table:table-cell>
          <table:table-cell table:style-name="ce64" office:value-type="float" office:value="1">
            <text:p>1</text:p>
          </table:table-cell>
          <table:table-cell table:style-name="ce53" office:value-type="string">
            <text:p>2274/22</text:p>
          </table:table-cell>
          <table:table-cell table:style-name="ce54" office:value-type="string">
            <text:p>hachis coca y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631">
            <text:p>11-mar</text:p>
          </table:table-cell>
          <table:table-cell table:style-name="ce9" office:value-type="date" office:date-value="2022-03-03">
            <text:p>03/03/2022</text:p>
          </table:table-cell>
          <table:table-cell table:style-name="ce41"/>
          <table:table-cell table:style-name="ce46" office:value-type="string">
            <text:p>Comisaría Distrito de Chamberí</text:p>
          </table:table-cell>
          <table:table-cell table:style-name="ce56" office:value-type="float" office:value="913223291">
            <text:p>913223291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2071/22; 2728/22</text:p>
          </table:table-cell>
          <table:table-cell table:style-name="ce6" office:value-type="string">
            <text:p>marihuana y hachis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631">
            <text:p>11-mar</text:p>
          </table:table-cell>
          <table:table-cell table:style-name="ce9" office:value-type="date" office:date-value="2022-03-03">
            <text:p>03/03/2022</text:p>
          </table:table-cell>
          <table:table-cell table:style-name="ce41"/>
          <table:table-cell table:style-name="ce46" office:value-type="string">
            <text:p>Comisaría Distrito de Latina</text:p>
          </table:table-cell>
          <table:table-cell table:style-name="ce56" office:value-type="float" office:value="913228693">
            <text:p>913228693</text:p>
          </table:table-cell>
          <table:table-cell table:style-name="ce56" office:value-type="float" office:value="3">
            <text:p>3</text:p>
          </table:table-cell>
          <table:table-cell table:style-name="ce6" office:value-type="string">
            <text:p>3580/22 ; 4523/22; 4983/22</text:p>
          </table:table-cell>
          <table:table-cell table:style-name="ce6" office:value-type="string">
            <text:p>actas de cocaina; cocaina; sustancia de corte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631">
            <text:p>11-mar</text:p>
          </table:table-cell>
          <table:table-cell table:style-name="ce9" office:value-type="date" office:date-value="2022-03-03">
            <text:p>03/03/2022</text:p>
          </table:table-cell>
          <table:table-cell table:style-name="ce41"/>
          <table:table-cell table:style-name="ce46" office:value-type="string">
            <text:p>Guardia Civil de Valdemoro</text:p>
          </table:table-cell>
          <table:table-cell table:style-name="ce56" office:value-type="float" office:value="918099405">
            <text:p>918099405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8750/2020</text:p>
          </table:table-cell>
          <table:table-cell table:style-name="ce6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631">
            <text:p>11-mar</text:p>
          </table:table-cell>
          <table:table-cell table:style-name="ce9" office:value-type="date" office:date-value="2022-03-03">
            <text:p>03/03/2022</text:p>
          </table:table-cell>
          <table:table-cell table:style-name="ce41"/>
          <table:table-cell table:style-name="ce46" office:value-type="string">
            <text:p>Comisaría Local de Móstoles</text:p>
          </table:table-cell>
          <table:table-cell table:style-name="ce56" office:value-type="float" office:value="916480014">
            <text:p>916480014</text:p>
          </table:table-cell>
          <table:table-cell table:style-name="ce56" office:value-type="float" office:value="5">
            <text:p>5</text:p>
          </table:table-cell>
          <table:table-cell table:style-name="ce6" office:value-type="string">
            <text:p>336/22; 3860/22; 4486/22; 5025/22; 5046/22</text:p>
          </table:table-cell>
          <table:table-cell table:style-name="ce6" office:value-type="string">
            <text:p>hachis; cocaina; cocaina; cocaina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631">
            <text:p>11-mar</text:p>
          </table:table-cell>
          <table:table-cell table:style-name="ce9" office:value-type="date" office:date-value="2022-03-04">
            <text:p>04/03/2022</text:p>
          </table:table-cell>
          <table:table-cell table:style-name="ce41"/>
          <table:table-cell table:style-name="ce46" office:value-type="string">
            <text:p>Comisaría Distrito de Chamartín</text:p>
          </table:table-cell>
          <table:table-cell table:style-name="ce56" office:value-type="float" office:value="913227917">
            <text:p>913227917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3173/22</text:p>
          </table:table-cell>
          <table:table-cell table:style-name="ce6" office:value-type="string">
            <text:p>anfetam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2"/>
          <table:table-cell table:style-name="ce42"/>
          <table:table-cell table:style-name="ce52"/>
          <table:table-cell table:style-name="ce58" table:number-columns-repeated="2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85" office:value-type="string">
            <text:p>Lunes</text:p>
          </table:table-cell>
          <table:table-cell table:style-name="ce280" office:value-type="float" office:value="44634">
            <text:p>14-mar</text:p>
          </table:table-cell>
          <table:table-cell table:style-name="ce9" office:value-type="date" office:date-value="2022-03-03">
            <text:p>03/03/2022</text:p>
          </table:table-cell>
          <table:table-cell table:style-name="ce41"/>
          <table:table-cell table:style-name="ce46" office:value-type="string">
            <text:p>Guardia Civil de Los Molinos</text:p>
          </table:table-cell>
          <table:table-cell table:style-name="ce56" office:value-type="float" office:value="918550012">
            <text:p>918550012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2022-266-131</text:p>
          </table:table-cell>
          <table:table-cell table:style-name="ce6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85" office:value-type="string">
            <text:p>Lunes</text:p>
          </table:table-cell>
          <table:table-cell table:style-name="ce280" office:value-type="float" office:value="44634">
            <text:p>14-mar</text:p>
          </table:table-cell>
          <table:table-cell table:style-name="ce29" office:value-type="date" office:date-value="2022-03-08">
            <text:p>08/03/2022</text:p>
          </table:table-cell>
          <table:table-cell table:style-name="ce41"/>
          <table:table-cell table:style-name="ce46" office:value-type="string">
            <text:p>Comisaría Distrito de Arganzuela</text:p>
          </table:table-cell>
          <table:table-cell table:style-name="ce38" office:value-type="float" office:value="913221238">
            <text:p>913221238</text:p>
          </table:table-cell>
          <table:table-cell table:style-name="ce38" table:content-validation-name="val1" office:value-type="float" office:value="4">
            <text:p>4</text:p>
          </table:table-cell>
          <table:table-cell table:style-name="ce51" office:value-type="string">
            <text:p>3748/22; 5010/22; 21757/21; 515/22</text:p>
          </table:table-cell>
          <table:table-cell table:style-name="ce6" office:value-type="string">
            <text:p>hachis y marihuana; bolistas estupefaciente; hachis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85" office:value-type="string">
            <text:p>Lunes</text:p>
          </table:table-cell>
          <table:table-cell table:style-name="ce280" office:value-type="float" office:value="44634">
            <text:p>14-mar</text:p>
          </table:table-cell>
          <table:table-cell table:style-name="ce29" office:value-type="date" office:date-value="2022-03-07">
            <text:p>07/03/2022</text:p>
          </table:table-cell>
          <table:table-cell table:style-name="ce41"/>
          <table:table-cell table:style-name="ce46" office:value-type="string">
            <text:p>Comisaría Alcorcón</text:p>
          </table:table-cell>
          <table:table-cell table:style-name="ce38" office:value-type="float" office:value="914861624">
            <text:p>914861624</text:p>
          </table:table-cell>
          <table:table-cell table:style-name="ce38" table:content-validation-name="val1" office:value-type="float" office:value="5">
            <text:p>5</text:p>
          </table:table-cell>
          <table:table-cell table:style-name="ce69" office:value-type="string">
            <text:p>2959/22; 3213/22; 3577/22; 4159/22; 4294/22</text:p>
          </table:table-cell>
          <table:table-cell table:style-name="ce6" office:value-type="string">
            <text:p>hachis; cocaina; hachis; HACHIS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35">
            <text:p>15-mar</text:p>
          </table:table-cell>
          <table:table-cell table:style-name="ce9" office:value-type="date" office:date-value="2022-03-07">
            <text:p>07/03/2022</text:p>
          </table:table-cell>
          <table:table-cell/>
          <table:table-cell table:style-name="ce6" office:value-type="string">
            <text:p>Guardia Civil de Rivas Vaciamadrid</text:p>
          </table:table-cell>
          <table:table-cell table:style-name="ce38" office:value-type="float" office:value="619647453">
            <text:p>619647453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1869/22</text:p>
          </table:table-cell>
          <table:table-cell table:style-name="ce6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35">
            <text:p>15-mar</text:p>
          </table:table-cell>
          <table:table-cell table:style-name="ce9" office:value-type="date" office:date-value="2022-03-07">
            <text:p>07/03/2022</text:p>
          </table:table-cell>
          <table:table-cell table:style-name="ce41"/>
          <table:table-cell table:style-name="ce6" office:value-type="string">
            <text:p>Comisaria Fuenlabrada</text:p>
          </table:table-cell>
          <table:table-cell table:style-name="ce56" office:value-type="float" office:value="914920826">
            <text:p>914920826</text:p>
          </table:table-cell>
          <table:table-cell table:style-name="ce56" office:value-type="float" office:value="3">
            <text:p>3</text:p>
          </table:table-cell>
          <table:table-cell table:style-name="ce51" office:value-type="string">
            <text:p>3377/22; 3446/22; 3703/22</text:p>
          </table:table-cell>
          <table:table-cell table:style-name="ce6" office:value-type="string">
            <text:p>pastillas; hachis;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35">
            <text:p>15-mar</text:p>
          </table:table-cell>
          <table:table-cell table:style-name="ce9" office:value-type="date" office:date-value="2022-03-07">
            <text:p>07/03/2022</text:p>
          </table:table-cell>
          <table:table-cell/>
          <table:table-cell table:style-name="ce6" office:value-type="string">
            <text:p>Brigada Provincial de Extranjeria y Fronteras (B.P.E.F.) Grupo II</text:p>
          </table:table-cell>
          <table:table-cell table:style-name="ce56" office:value-type="float" office:value="913228624">
            <text:p>913228624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2103/22</text:p>
          </table:table-cell>
          <table:table-cell table:style-name="ce6" office:value-type="string">
            <text:p>cocaina y pastill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35">
            <text:p>15-mar</text:p>
          </table:table-cell>
          <table:table-cell table:style-name="ce9" office:value-type="date" office:date-value="2022-03-03">
            <text:p>03/03/2022</text:p>
          </table:table-cell>
          <table:table-cell table:style-name="ce41"/>
          <table:table-cell table:style-name="ce46" office:value-type="string">
            <text:p>Comisaría Distrito de Chamberí</text:p>
          </table:table-cell>
          <table:table-cell table:style-name="ce56" office:value-type="float" office:value="913223291">
            <text:p>913223291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4734/22; 4258/22</text:p>
          </table:table-cell>
          <table:table-cell table:style-name="ce6" office:value-type="string">
            <text:p>cocaina, <text:s/>ampollas y pastillas; marihuana y restos 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35">
            <text:p>15-mar</text:p>
          </table:table-cell>
          <table:table-cell table:style-name="ce9" office:value-type="date" office:date-value="2022-03-08">
            <text:p>08/03/2022</text:p>
          </table:table-cell>
          <table:table-cell table:style-name="ce41"/>
          <table:table-cell table:style-name="ce46" office:value-type="string">
            <text:p>Guardia Civil de Las Rozas</text:p>
          </table:table-cell>
          <table:table-cell table:style-name="ce56" office:value-type="float" office:value="916341414">
            <text:p>916341414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2022-263-1717</text:p>
          </table:table-cell>
          <table:table-cell table:style-name="ce6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35">
            <text:p>15-mar</text:p>
          </table:table-cell>
          <table:table-cell table:style-name="ce9" office:value-type="date" office:date-value="2022-03-09">
            <text:p>09/03/2022</text:p>
          </table:table-cell>
          <table:table-cell table:style-name="ce41"/>
          <table:table-cell table:style-name="ce46" office:value-type="string">
            <text:p>Guardia Civil de Soto del Real</text:p>
          </table:table-cell>
          <table:table-cell table:style-name="ce56" office:value-type="float" office:value="918477047">
            <text:p>918477047</text:p>
          </table:table-cell>
          <table:table-cell table:style-name="ce56" office:value-type="float" office:value="2">
            <text:p>2</text:p>
          </table:table-cell>
          <table:table-cell table:style-name="ce51" office:value-type="string">
            <text:p>2022-352-56; 2022-352-167</text:p>
          </table:table-cell>
          <table:table-cell table:style-name="ce6" office:value-type="string">
            <text:p>hachis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36">
            <text:p>16-mar</text:p>
          </table:table-cell>
          <table:table-cell table:style-name="ce9" office:value-type="date" office:date-value="2022-03-08">
            <text:p>08/03/2022</text:p>
          </table:table-cell>
          <table:table-cell table:style-name="ce44" table:content-validation-name="val1"/>
          <table:table-cell table:style-name="ce46" office:value-type="string">
            <text:p>Guardia Civil de El Molar</text:p>
          </table:table-cell>
          <table:table-cell table:style-name="ce38" office:value-type="float" office:value="918410011">
            <text:p>918410011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022-360-241</text:p>
          </table:table-cell>
          <table:table-cell table:style-name="ce51" office:value-type="string">
            <text:p>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36">
            <text:p>16-mar</text:p>
          </table:table-cell>
          <table:table-cell table:style-name="ce9" office:value-type="date" office:date-value="2022-03-08">
            <text:p>08/03/2022</text:p>
          </table:table-cell>
          <table:table-cell table:style-name="ce44" table:content-validation-name="val1" office:value-type="string">
            <text:p>Añadimos atestado 3110 g cogollos</text:p>
          </table:table-cell>
          <table:table-cell table:style-name="ce46" office:value-type="string">
            <text:p>Comisaría Distrito de Puente de Vallecas</text:p>
          </table:table-cell>
          <table:table-cell table:style-name="ce38" office:value-type="float" office:value="917570119">
            <text:p>917570119</text:p>
          </table:table-cell>
          <table:table-cell table:style-name="ce38" table:content-validation-name="val1" office:value-type="float" office:value="9">
            <text:p>9</text:p>
          </table:table-cell>
          <table:table-cell table:style-name="ce51" office:value-type="string">
            <text:p>29704/21; 545/22; 1784/22; 2601/22; 3142/22; 4646/22; 4867/22; 5875/22; 9725/21</text:p>
          </table:table-cell>
          <table:table-cell table:style-name="ce51" office:value-type="string">
            <text:p>bolsitas sustancia; marihuana; papelinas color blanco; 3 envoltorios; 20 bolsitas; 1 bolsita y 1 papelina; 13 bolsitas; 13 bolsitas; 3110 g de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36">
            <text:p>16-mar</text:p>
          </table:table-cell>
          <table:table-cell table:style-name="ce9" office:value-type="date" office:date-value="2022-03-08">
            <text:p>08/03/2022</text:p>
          </table:table-cell>
          <table:table-cell table:style-name="ce44" table:content-validation-name="val1" office:value-type="string">
            <text:p>no vinieron</text:p>
          </table:table-cell>
          <table:table-cell table:style-name="ce46" office:value-type="string">
            <text:p>Guardia Civil de Arroyomolinos</text:p>
          </table:table-cell>
          <table:table-cell table:style-name="ce38" office:value-type="float" office:value="916899612">
            <text:p>916899612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2022-293-782; 2022-293-1046</text:p>
          </table:table-cell>
          <table:table-cell table:style-name="ce51" office:value-type="string">
            <text:p>pastillas, bolsitas, hachis y botes; pastillas y bolsit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37">
            <text:p>17-mar</text:p>
          </table:table-cell>
          <table:table-cell table:style-name="ce9" office:value-type="date" office:date-value="2022-03-08">
            <text:p>08/03/2022</text:p>
          </table:table-cell>
          <table:table-cell table:style-name="ce41"/>
          <table:table-cell table:style-name="ce46" office:value-type="string">
            <text:p>Comisaría Distrito de Ciudad Lineal</text:p>
          </table:table-cell>
          <table:table-cell table:style-name="ce56" office:value-type="float" office:value="913229435">
            <text:p>913229435</text:p>
          </table:table-cell>
          <table:table-cell table:style-name="ce56" office:value-type="float" office:value="6">
            <text:p>6</text:p>
          </table:table-cell>
          <table:table-cell table:style-name="ce51" office:value-type="string">
            <text:p>2839/22; 3051/22; 2580/22; 3414/22; 4267/22; 4420/22</text:p>
          </table:table-cell>
          <table:table-cell table:style-name="ce6" office:value-type="string">
            <text:p>cocaina; cocaina; sustancia marron; sustancia; sustancia terrosa <text:s/>marron; sustancia tacto gomoso marron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37">
            <text:p>17-mar</text:p>
          </table:table-cell>
          <table:table-cell table:style-name="ce29" office:value-type="date" office:date-value="2022-03-04">
            <text:p>04/03/2022</text:p>
          </table:table-cell>
          <table:table-cell table:style-name="ce41"/>
          <table:table-cell table:style-name="ce46" office:value-type="string">
            <text:p>Comisaría Distrito de Villa de Vallecas</text:p>
          </table:table-cell>
          <table:table-cell table:style-name="ce38" office:value-type="float" office:value="913220417">
            <text:p>913220417</text:p>
          </table:table-cell>
          <table:table-cell table:style-name="ce38" table:content-validation-name="val1" office:value-type="float" office:value="5">
            <text:p>5</text:p>
          </table:table-cell>
          <table:table-cell table:style-name="ce51" office:value-type="string">
            <text:p>18338/21; 380/22; 962/22; 1282/22; 2889/22</text:p>
          </table:table-cell>
          <table:table-cell table:style-name="ce6" office:value-type="string">
            <text:p>hachis; cocaina; hachis; polvo rosa; 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37">
            <text:p>17-mar</text:p>
          </table:table-cell>
          <table:table-cell table:style-name="ce9" office:value-type="date" office:date-value="2022-03-09">
            <text:p>09/03/2022</text:p>
          </table:table-cell>
          <table:table-cell table:style-name="ce41"/>
          <table:table-cell table:style-name="ce46" office:value-type="string">
            <text:p>Brigada Provincial P. J. Secc Grupo Menores (GRUME)</text:p>
          </table:table-cell>
          <table:table-cell table:style-name="ce56" office:value-type="float" office:value="914931222">
            <text:p>914931222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1044/22</text:p>
          </table:table-cell>
          <table:table-cell table:style-name="ce6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638">
            <text:p>18-mar</text:p>
          </table:table-cell>
          <table:table-cell table:style-name="ce9" office:value-type="date" office:date-value="2022-03-10">
            <text:p>10/03/2022</text:p>
          </table:table-cell>
          <table:table-cell table:style-name="ce41" office:value-type="string">
            <text:p>registro</text:p>
          </table:table-cell>
          <table:table-cell table:style-name="ce46" office:value-type="string">
            <text:p>Comisaría Distrito de Retiro</text:p>
          </table:table-cell>
          <table:table-cell table:style-name="ce38" office:value-type="float" office:value="913221060">
            <text:p>913221060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3762/22</text:p>
          </table:table-cell>
          <table:table-cell table:style-name="ce6" office:value-type="string">
            <text:p>registro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638">
            <text:p>18-mar</text:p>
          </table:table-cell>
          <table:table-cell table:style-name="ce9" office:value-type="date" office:date-value="2022-03-10">
            <text:p>10/03/2022</text:p>
          </table:table-cell>
          <table:table-cell table:style-name="ce41"/>
          <table:table-cell table:style-name="ce46" office:value-type="string">
            <text:p>Comisaría Distrito de Villa de Vallecas</text:p>
          </table:table-cell>
          <table:table-cell table:style-name="ce38" office:value-type="float" office:value="913220432">
            <text:p>913220432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12474/21</text:p>
          </table:table-cell>
          <table:table-cell table:style-name="ce6" office:value-type="string">
            <text:p>sustancia estupefaciente blan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638">
            <text:p>18-mar</text:p>
          </table:table-cell>
          <table:table-cell table:style-name="ce9" office:value-type="date" office:date-value="2022-03-11">
            <text:p>11/03/2022</text:p>
          </table:table-cell>
          <table:table-cell table:style-name="ce41"/>
          <table:table-cell table:style-name="ce46" office:value-type="string">
            <text:p>Comisaría Distrito de Usera-Villaverde / PJ Grupo <text:s/>Usera</text:p>
          </table:table-cell>
          <table:table-cell table:style-name="ce38" office:value-type="float" office:value="913921631">
            <text:p>913921631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8235/22</text:p>
          </table:table-cell>
          <table:table-cell table:style-name="ce6" office:value-type="string">
            <text:p>marihuana y pastill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638">
            <text:p>18-mar</text:p>
          </table:table-cell>
          <table:table-cell table:style-name="ce9" office:value-type="date" office:date-value="2022-03-15">
            <text:p>15/03/2022</text:p>
          </table:table-cell>
          <table:table-cell table:style-name="ce41"/>
          <table:table-cell table:style-name="ce46" office:value-type="string">
            <text:p>Comisaría Local de Leganés Grupo II</text:p>
          </table:table-cell>
          <table:table-cell table:style-name="ce56" office:value-type="float" office:value="913221635">
            <text:p>913221635</text:p>
          </table:table-cell>
          <table:table-cell table:style-name="ce56" office:value-type="float" office:value="5">
            <text:p>5</text:p>
          </table:table-cell>
          <table:table-cell table:style-name="ce51" office:value-type="string">
            <text:p>4941/22; 4934/22; 5235/22; 5333/22; 5352/22</text:p>
          </table:table-cell>
          <table:table-cell table:style-name="ce6" office:value-type="string">
            <text:p>MDMA; pastillas cocoaina; hachic; hachis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86" office:value-type="string">
            <text:p>Viernes</text:p>
          </table:table-cell>
          <table:table-cell table:style-name="ce289" office:value-type="float" office:value="44638">
            <text:p>18-mar</text:p>
          </table:table-cell>
          <table:table-cell table:style-name="ce115" office:value-type="date" office:date-value="2022-03-14">
            <text:p>14/03/2022</text:p>
          </table:table-cell>
          <table:table-cell table:style-name="ce120" office:value-type="string">
            <text:p>Lo trajeron el 15/03/22</text:p>
          </table:table-cell>
          <table:table-cell table:style-name="ce94" office:value-type="string">
            <text:p>Comisaría Distrito de Chamberí</text:p>
          </table:table-cell>
          <table:table-cell table:style-name="ce95" office:value-type="float" office:value="913223291">
            <text:p>913223291</text:p>
          </table:table-cell>
          <table:table-cell table:style-name="ce95" table:content-validation-name="val1" office:value-type="float" office:value="1">
            <text:p>1</text:p>
          </table:table-cell>
          <table:table-cell table:style-name="ce97" office:value-type="string">
            <text:p>9005/20</text:p>
          </table:table-cell>
          <table:table-cell table:style-name="ce220" office:value-type="string">
            <text:p>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641">
            <text:p>21-mar</text:p>
          </table:table-cell>
          <table:table-cell table:style-name="ce9" office:value-type="date" office:date-value="2022-03-09">
            <text:p>09/03/2022</text:p>
          </table:table-cell>
          <table:table-cell table:style-name="ce41"/>
          <table:table-cell table:style-name="ce46" office:value-type="string">
            <text:p>Comisaría Distrito de San Blas - Vicálvaro</text:p>
          </table:table-cell>
          <table:table-cell table:style-name="ce38" office:value-type="float" office:value="913225661">
            <text:p>913225661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4262/22</text:p>
          </table:table-cell>
          <table:table-cell table:style-name="ce6" office:value-type="string">
            <text:p>cocaina y heroí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641">
            <text:p>21-mar</text:p>
          </table:table-cell>
          <table:table-cell table:style-name="ce29" office:value-type="date" office:date-value="2022-03-11">
            <text:p>11/03/2022</text:p>
          </table:table-cell>
          <table:table-cell table:style-name="ce46"/>
          <table:table-cell table:style-name="ce51" table:content-validation-name="val1" office:value-type="string">
            <text:p>Policia Nacional UDYCO Grupo 44</text:p>
          </table:table-cell>
          <table:table-cell table:style-name="ce38" office:value-type="float" office:value="915822449">
            <text:p>915822449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513/22</text:p>
          </table:table-cell>
          <table:table-cell table:style-name="ce51" office:value-type="string">
            <text:p>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641">
            <text:p>21-mar</text:p>
          </table:table-cell>
          <table:table-cell table:style-name="ce29" office:value-type="date" office:date-value="2022-03-11">
            <text:p>11/03/2022</text:p>
          </table:table-cell>
          <table:table-cell table:style-name="ce44" table:content-validation-name="val1"/>
          <table:table-cell table:style-name="ce46" office:value-type="string">
            <text:p>Comisaría Local de Coslada - San Fernando</text:p>
          </table:table-cell>
          <table:table-cell table:style-name="ce38" office:value-type="float" office:value="913224014">
            <text:p>913224014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3145/22</text:p>
          </table:table-cell>
          <table:table-cell table:style-name="ce51" office:value-type="string">
            <text:p>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641">
            <text:p>21-mar</text:p>
          </table:table-cell>
          <table:table-cell table:style-name="ce29" office:value-type="date" office:date-value="2022-03-14">
            <text:p>14/03/2022</text:p>
          </table:table-cell>
          <table:table-cell table:style-name="ce44" table:content-validation-name="val1" office:value-type="string">
            <text:p>1 centro, 4 arganzuela, resto retiro: telefonema: 2022001646</text:p>
          </table:table-cell>
          <table:table-cell table:style-name="ce46" office:value-type="string">
            <text:p>Comisaría Distrito de Centro</text:p>
          </table:table-cell>
          <table:table-cell table:style-name="ce38" office:value-type="float" office:value="913224079">
            <text:p>913224079</text:p>
          </table:table-cell>
          <table:table-cell table:style-name="ce38" table:content-validation-name="val1" office:value-type="float" office:value="10">
            <text:p>10</text:p>
          </table:table-cell>
          <table:table-cell table:style-name="ce51" office:value-type="string">
            <text:p>7519/22; 5367/22; 5726/22; 5750/22; 5887/22; 2321/22; 2494/22;2586/22; 2624/22; 2666/22</text:p>
          </table:table-cell>
          <table:table-cell table:style-name="ce51" office:value-type="string">
            <text:p>cocaina; marihuana y ketamina; cocaina; marihuana; metanfetamina; cocaina; marihuana; marihuana; hachis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42">
            <text:p>22-mar</text:p>
          </table:table-cell>
          <table:table-cell table:style-name="ce9" office:value-type="date" office:date-value="2022-03-09">
            <text:p>09/03/2022</text:p>
          </table:table-cell>
          <table:table-cell table:style-name="ce41"/>
          <table:table-cell table:style-name="ce46" office:value-type="string">
            <text:p>Guardia Civil de Tres Cantos</text:p>
          </table:table-cell>
          <table:table-cell table:style-name="ce38" office:value-type="float" office:value="661358122">
            <text:p>661358122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022-101-887-30</text:p>
          </table:table-cell>
          <table:table-cell table:style-name="ce6" office:value-type="string">
            <text:p>METANFETAMINA (CATINONAS)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42">
            <text:p>22-mar</text:p>
          </table:table-cell>
          <table:table-cell table:style-name="ce9" office:value-type="date" office:date-value="2022-03-14">
            <text:p>14/03/2022</text:p>
          </table:table-cell>
          <table:table-cell table:style-name="ce41"/>
          <table:table-cell table:style-name="ce46" office:value-type="string">
            <text:p>Comisaría Distrito de Chamartín</text:p>
          </table:table-cell>
          <table:table-cell table:style-name="ce56" office:value-type="float" office:value="913227917">
            <text:p>913227917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36627/21</text:p>
          </table:table-cell>
          <table:table-cell table:style-name="ce6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42">
            <text:p>22-mar</text:p>
          </table:table-cell>
          <table:table-cell table:style-name="ce9" office:value-type="date" office:date-value="2022-03-18">
            <text:p>18/03/2022</text:p>
          </table:table-cell>
          <table:table-cell table:style-name="ce41"/>
          <table:table-cell table:style-name="ce46" office:value-type="string">
            <text:p>Guardia Civil de Torrelodones</text:p>
          </table:table-cell>
          <table:table-cell table:style-name="ce56" office:value-type="float" office:value="918596990">
            <text:p>918596990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188/22</text:p>
          </table:table-cell>
          <table:table-cell table:style-name="ce6" office:value-type="string">
            <text:p>MDM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42">
            <text:p>22-mar</text:p>
          </table:table-cell>
          <table:table-cell table:style-name="ce9" office:value-type="date" office:date-value="2022-03-17">
            <text:p>17/03/2022</text:p>
          </table:table-cell>
          <table:table-cell table:style-name="ce41"/>
          <table:table-cell table:style-name="ce46" office:value-type="string">
            <text:p>Guardia Civil de Tres Cantos</text:p>
          </table:table-cell>
          <table:table-cell table:style-name="ce56" office:value-type="float" office:value="918073900">
            <text:p>918073900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303-2022</text:p>
          </table:table-cell>
          <table:table-cell table:style-name="ce6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42">
            <text:p>22-mar</text:p>
          </table:table-cell>
          <table:table-cell table:style-name="ce9" office:value-type="date" office:date-value="2022-03-16">
            <text:p>16/03/2022</text:p>
          </table:table-cell>
          <table:table-cell table:style-name="ce41"/>
          <table:table-cell table:style-name="ce46" office:value-type="string">
            <text:p>Comisaría Distrito de Carabanchel</text:p>
          </table:table-cell>
          <table:table-cell table:style-name="ce56" office:value-type="string">
            <text:p>913227520/19</text:p>
          </table:table-cell>
          <table:table-cell table:style-name="ce38" office:value-type="float" office:value="5">
            <text:p>5</text:p>
          </table:table-cell>
          <table:table-cell table:style-name="ce51" office:value-type="string">
            <text:p>37735/21; 6275/22; 7136/22; 7534/22; 7700*/22</text:p>
          </table:table-cell>
          <table:table-cell table:style-name="ce6" office:value-type="string">
            <text:p>bolsa comprimidos y sust pulverulenta rosa; coca; 3 hachis; 3 sust rosa; pastillas</text:p>
          </table:table-cell>
          <table:table-cell table:style-name="ce73"/>
          <table:table-cell table:style-name="ce6" table:number-columns-repeated="1014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43">
            <text:p>23-mar</text:p>
          </table:table-cell>
          <table:table-cell table:style-name="ce9" office:value-type="date" office:date-value="2022-03-09">
            <text:p>09/03/2022</text:p>
          </table:table-cell>
          <table:table-cell table:style-name="ce41" office:value-type="string">
            <text:p>Viene del 15/03/22</text:p>
          </table:table-cell>
          <table:table-cell table:style-name="ce46" office:value-type="string">
            <text:p>Guardia Civil de Soto del Real</text:p>
          </table:table-cell>
          <table:table-cell table:style-name="ce56" office:value-type="float" office:value="918477047">
            <text:p>918477047</text:p>
          </table:table-cell>
          <table:table-cell table:style-name="ce56" office:value-type="float" office:value="2">
            <text:p>2</text:p>
          </table:table-cell>
          <table:table-cell table:style-name="ce51" office:value-type="string">
            <text:p>2022-352-56; 2022-352-167</text:p>
          </table:table-cell>
          <table:table-cell table:style-name="ce6" office:value-type="string">
            <text:p>hachis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43">
            <text:p>23-mar</text:p>
          </table:table-cell>
          <table:table-cell table:style-name="ce9" office:value-type="date" office:date-value="2022-03-17">
            <text:p>17/03/2022</text:p>
          </table:table-cell>
          <table:table-cell table:style-name="ce41" office:value-type="string">
            <text:p>registro (12) <text:s/>+ actas</text:p>
          </table:table-cell>
          <table:table-cell table:style-name="ce46" office:value-type="string">
            <text:p>(GOIZ III) Grupo Operativo de Investigación zonal II</text:p>
          </table:table-cell>
          <table:table-cell table:style-name="ce56" office:value-type="float" office:value="913220463">
            <text:p>913220463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31/22</text:p>
          </table:table-cell>
          <table:table-cell table:style-name="ce6" office:value-type="string">
            <text:p>bote trasnparente marihuaa, hachis, cutter, marihuana, hachis 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43">
            <text:p>23-mar</text:p>
          </table:table-cell>
          <table:table-cell table:style-name="ce9" office:value-type="date" office:date-value="2022-03-15">
            <text:p>15/03/2022</text:p>
          </table:table-cell>
          <table:table-cell table:style-name="ce41"/>
          <table:table-cell table:style-name="ce46" office:value-type="string">
            <text:p>Guardia Civil de Collado Villalba</text:p>
          </table:table-cell>
          <table:table-cell table:style-name="ce56" office:value-type="float" office:value="918500064">
            <text:p>918500064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2022-272-1589; 2022-272-1975</text:p>
          </table:table-cell>
          <table:table-cell table:style-name="ce6" office:value-type="string">
            <text:p>hachis y marihuana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43">
            <text:p>23-mar</text:p>
          </table:table-cell>
          <table:table-cell table:style-name="ce34" office:value-type="date" office:date-value="2022-03-16">
            <text:p>16/03/2022</text:p>
          </table:table-cell>
          <table:table-cell table:style-name="ce47"/>
          <table:table-cell table:style-name="ce46" office:value-type="string">
            <text:p>Guardia Civil de Arroyomolinos</text:p>
          </table:table-cell>
          <table:table-cell table:style-name="ce38" office:value-type="float" office:value="916899612">
            <text:p>916899612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2022-293-782; 2022-293-1046</text:p>
          </table:table-cell>
          <table:table-cell table:style-name="ce51" office:value-type="string">
            <text:p>pastillas, bolsitas, hachis y botes; pastillas y bolsit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44">
            <text:p>24-mar</text:p>
          </table:table-cell>
          <table:table-cell table:style-name="ce9" office:value-type="date" office:date-value="2022-03-15">
            <text:p>15/03/2022</text:p>
          </table:table-cell>
          <table:table-cell table:style-name="ce41"/>
          <table:table-cell table:style-name="ce46" office:value-type="string">
            <text:p>Comisaría Distrito de Latina</text:p>
          </table:table-cell>
          <table:table-cell table:style-name="ce56" office:value-type="float" office:value="913228693">
            <text:p>913228693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5305/22</text:p>
          </table:table-cell>
          <table:table-cell table:style-name="ce6" office:value-type="string">
            <text:p>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44">
            <text:p>24-mar</text:p>
          </table:table-cell>
          <table:table-cell table:style-name="ce9" office:value-type="date" office:date-value="2022-03-21">
            <text:p>21/03/2022</text:p>
          </table:table-cell>
          <table:table-cell table:style-name="ce41"/>
          <table:table-cell table:style-name="ce46" office:value-type="string">
            <text:p>Comisaría Local de Alcobendas - San Sebastián de los Reyes</text:p>
          </table:table-cell>
          <table:table-cell table:style-name="ce56" office:value-type="float" office:value="913220275">
            <text:p>913220275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6662/22; 6869/22</text:p>
          </table:table-cell>
          <table:table-cell table:style-name="ce6" office:value-type="string">
            <text:p>hachis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44">
            <text:p>24-mar</text:p>
          </table:table-cell>
          <table:table-cell table:style-name="ce9" office:value-type="date" office:date-value="2022-03-21">
            <text:p>21/03/2022</text:p>
          </table:table-cell>
          <table:table-cell table:style-name="ce41"/>
          <table:table-cell table:style-name="ce46" office:value-type="string">
            <text:p>Guardia Civil de Torrelodones</text:p>
          </table:table-cell>
          <table:table-cell table:style-name="ce56" office:value-type="float" office:value="918596990">
            <text:p>918596990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319/22</text:p>
          </table:table-cell>
          <table:table-cell table:style-name="ce6" office:value-type="string">
            <text:p>cocaina, marihuana y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44">
            <text:p>24-mar</text:p>
          </table:table-cell>
          <table:table-cell table:style-name="ce29" office:value-type="date" office:date-value="2022-03-17">
            <text:p>17/03/2022</text:p>
          </table:table-cell>
          <table:table-cell table:style-name="ce44" table:content-validation-name="val1"/>
          <table:table-cell table:style-name="ce46" office:value-type="string">
            <text:p>Comisaría Distrito de Usera-Villaverde/ Denuncias</text:p>
          </table:table-cell>
          <table:table-cell table:style-name="ce38" office:value-type="float" office:value="913921618">
            <text:p>913921618</text:p>
          </table:table-cell>
          <table:table-cell table:style-name="ce38" table:content-validation-name="val1" office:value-type="float" office:value="4">
            <text:p>4</text:p>
          </table:table-cell>
          <table:table-cell table:style-name="ce51" office:value-type="string">
            <text:p>39381/21; 338/22; 3204/22; <text:s/>8158/22</text:p>
          </table:table-cell>
          <table:table-cell table:style-name="ce51" office:value-type="string">
            <text:p>coca; heroína; coca; coca; heroína, 2 sust marron, rocosa blanca; sust marron y sust blan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44">
            <text:p>24-mar</text:p>
          </table:table-cell>
          <table:table-cell table:style-name="ce9" office:value-type="date" office:date-value="2022-03-17">
            <text:p>17/03/2022</text:p>
          </table:table-cell>
          <table:table-cell table:style-name="ce41"/>
          <table:table-cell table:style-name="ce46" office:value-type="string">
            <text:p>Comisaría Distrito de Fuencarral - El Pardo</text:p>
          </table:table-cell>
          <table:table-cell table:style-name="ce56" office:value-type="float" office:value="913767649">
            <text:p>913767649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5488/22</text:p>
          </table:table-cell>
          <table:table-cell table:style-name="ce6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44">
            <text:p>24-mar</text:p>
          </table:table-cell>
          <table:table-cell table:style-name="ce9" office:value-type="date" office:date-value="2022-03-23">
            <text:p>23/03/2022</text:p>
          </table:table-cell>
          <table:table-cell table:style-name="ce41" office:value-type="string">
            <text:p>Se adelanta del dia 29/03/22</text:p>
          </table:table-cell>
          <table:table-cell table:style-name="ce46" office:value-type="string">
            <text:p>Guardia Civil Compañía Fiscal Aeropuerto Barajas</text:p>
          </table:table-cell>
          <table:table-cell table:style-name="ce56" office:value-type="float" office:value="917466549">
            <text:p>917466549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159-220</text:p>
          </table:table-cell>
          <table:table-cell table:style-name="ce6" office:value-type="string">
            <text:p>anfetam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87" office:value-type="string">
            <text:p>Viernes</text:p>
          </table:table-cell>
          <table:table-cell table:style-name="ce290" office:value-type="float" office:value="44645">
            <text:p>25-mar</text:p>
          </table:table-cell>
          <table:table-cell table:style-name="ce207" office:value-type="date" office:date-value="2022-03-14">
            <text:p>14/03/2022</text:p>
          </table:table-cell>
          <table:table-cell table:style-name="ce292" office:value-type="string">
            <text:p>telefonema: 2022001646</text:p>
          </table:table-cell>
          <table:table-cell table:style-name="ce212" office:value-type="string">
            <text:p>Comisaría Distrito de Centro</text:p>
          </table:table-cell>
          <table:table-cell table:style-name="ce148" office:value-type="float" office:value="913224079">
            <text:p>913224079</text:p>
          </table:table-cell>
          <table:table-cell table:style-name="ce148" office:value-type="float" office:value="13">
            <text:p>13</text:p>
          </table:table-cell>
          <table:table-cell table:style-name="ce216" office:value-type="string">
            <text:p>2930/22; 3192/22; 3279/22; 3867/22; 3925/22; 3945/22; 4025/22; 4437/22; 4526/22; 4580/22; 4636/22; 4655/22; 46588/22</text:p>
          </table:table-cell>
          <table:table-cell table:style-name="ce219" office:value-type="string">
            <text:p>sustancia blanca; mefedrona y GHB; cocaina; marihuana; marihuana; hachis; marihuana; marihuana; mefedrona y GHB; sustancia rosa; mefedrona, ketamina, mdma, cocaina, metanfetamina y extasis; comprimnidos; marihuana</text:p>
          </table:table-cell>
          <table:table-cell table:style-name="ce219" table:number-columns-repeated="5"/>
          <table:table-cell table:style-name="ce221" table:number-columns-repeated="1010"/>
        </table:table-row>
        <table:table-row table:style-name="ro1">
          <table:table-cell table:style-name="ce11"/>
          <table:table-cell table:style-name="ce24"/>
          <table:table-cell table:style-name="ce35"/>
          <table:table-cell table:style-name="ce48" table:content-validation-name="val1"/>
          <table:table-cell table:style-name="ce52"/>
          <table:table-cell table:style-name="ce10"/>
          <table:table-cell table:style-name="ce10" table:content-validation-name="val1"/>
          <table:table-cell table:style-name="ce71" table:number-columns-repeated="2"/>
          <table:table-cell table:style-name="ce72" table:number-columns-repeated="1015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648">
            <text:p>28-mar</text:p>
          </table:table-cell>
          <table:table-cell table:style-name="ce9" office:value-type="date" office:date-value="2022-03-23">
            <text:p>23/03/2022</text:p>
          </table:table-cell>
          <table:table-cell table:style-name="ce41"/>
          <table:table-cell table:style-name="ce46" office:value-type="string">
            <text:p>Comisaría Distrito de Usera-Villaverde / PJ Grupo <text:s/>Usera</text:p>
          </table:table-cell>
          <table:table-cell table:style-name="ce56" office:value-type="float" office:value="913921618">
            <text:p>913921618</text:p>
          </table:table-cell>
          <table:table-cell table:style-name="ce56" office:value-type="float" office:value="5">
            <text:p>5</text:p>
          </table:table-cell>
          <table:table-cell table:style-name="ce6" office:value-type="string">
            <text:p>8231/22; 7898/22; 7761/22; 7590/22; 7763/22</text:p>
          </table:table-cell>
          <table:table-cell table:style-name="ce6" office:value-type="string">
            <text:p>cocaina y heroína; hachis; cocaina y heroína; cocaina y heroína; cocaina</text:p>
          </table:table-cell>
          <table:table-cell table:number-columns-repeated="1015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648">
            <text:p>28-mar</text:p>
          </table:table-cell>
          <table:table-cell table:style-name="ce9" office:value-type="date" office:date-value="2022-03-22">
            <text:p>22/03/2022</text:p>
          </table:table-cell>
          <table:table-cell/>
          <table:table-cell table:style-name="ce46" office:value-type="string">
            <text:p>Comisaría Distrito de Retiro</text:p>
          </table:table-cell>
          <table:table-cell table:style-name="ce56" office:value-type="float" office:value="913221068">
            <text:p>913221068</text:p>
          </table:table-cell>
          <table:table-cell table:style-name="ce56" office:value-type="float" office:value="4">
            <text:p>4</text:p>
          </table:table-cell>
          <table:table-cell table:style-name="ce6" office:value-type="string">
            <text:p>3465/22; 3469/22; 14144/21; 15301/21</text:p>
          </table:table-cell>
          <table:table-cell table:style-name="ce6" office:value-type="string">
            <text:p>cocaina; mefedrona</text:p>
          </table:table-cell>
          <table:table-cell table:number-columns-repeated="1015"/>
        </table:table-row>
        <table:table-row table:style-name="ro1">
          <table:table-cell table:style-name="ce16" table:number-columns-repeated="2"/>
          <table:table-cell table:style-name="ce37"/>
          <table:table-cell table:style-name="ce49"/>
          <table:table-cell table:style-name="ce16"/>
          <table:table-cell table:style-name="ce62"/>
          <table:table-cell table:style-name="ce16"/>
          <table:table-cell table:style-name="ce72" table:number-columns-repeated="1017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49">
            <text:p>29-mar</text:p>
          </table:table-cell>
          <table:table-cell table:style-name="ce34" office:value-type="date" office:date-value="2022-03-17">
            <text:p>17/03/2022</text:p>
          </table:table-cell>
          <table:table-cell office:value-type="string">
            <text:p>Traerán 1 más del 31/03/22 (1113/21)</text:p>
          </table:table-cell>
          <table:table-cell table:style-name="ce46" office:value-type="string">
            <text:p>Guardia Civil Compañía Fiscal Aeropuerto Barajas</text:p>
          </table:table-cell>
          <table:table-cell table:style-name="ce56" office:value-type="float" office:value="917466549">
            <text:p>917466549</text:p>
          </table:table-cell>
          <table:table-cell table:style-name="ce56" office:value-type="float" office:value="10">
            <text:p>10</text:p>
          </table:table-cell>
          <table:table-cell table:style-name="ce6" office:value-type="string">
            <text:p>1052/21; 944/21; 965/21;1015/21; 1024/21; 1048/21; 1063/21; 163/22; 220/22; 1022/21</text:p>
          </table:table-cell>
          <table:table-cell table:style-name="ce6" office:value-type="string">
            <text:p>marihuana; hachis; cocaina; marihuana y hachis; marihuana; marihuana; marihuana; cocaina; anfetamina; MDMA</text:p>
          </table:table-cell>
          <table:table-cell table:number-columns-repeated="1015"/>
        </table:table-row>
        <table:table-row table:style-name="ro1">
          <table:table-cell table:style-name="ce16" table:number-columns-repeated="2"/>
          <table:table-cell table:style-name="ce37"/>
          <table:table-cell table:style-name="ce49"/>
          <table:table-cell table:style-name="ce16"/>
          <table:table-cell table:style-name="ce62"/>
          <table:table-cell table:style-name="ce16"/>
          <table:table-cell table:style-name="ce72" table:number-columns-repeated="1017"/>
        </table:table-row>
        <table:table-row table:style-name="ro1">
          <table:table-cell table:style-name="ce277" office:value-type="string">
            <text:p>Miércoles</text:p>
          </table:table-cell>
          <table:table-cell table:style-name="ce279" office:value-type="float" office:value="44650">
            <text:p>30-mar</text:p>
          </table:table-cell>
          <table:table-cell table:style-name="ce9" office:value-type="date" office:date-value="2022-03-21">
            <text:p>21/03/2022</text:p>
          </table:table-cell>
          <table:table-cell table:style-name="ce41" office:value-type="string">
            <text:p><text:s/>2 registros (15 y 8 muestras)</text:p>
          </table:table-cell>
          <table:table-cell table:style-name="ce46" office:value-type="string">
            <text:p>Comisaría Distrito de Ciudad Lineal</text:p>
          </table:table-cell>
          <table:table-cell table:style-name="ce56" office:value-type="float" office:value="913229466">
            <text:p>913229466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5428/22; 5551/22</text:p>
          </table:table-cell>
          <table:table-cell table:style-name="ce6" office:value-type="string">
            <text:p>2cb, cactus alucinogeno; balanza, cocaina,..</text:p>
          </table:table-cell>
          <table:table-cell table:number-columns-repeated="1015"/>
        </table:table-row>
        <table:table-row table:style-name="ro1">
          <table:table-cell table:style-name="ce277" office:value-type="string">
            <text:p>Miércoles</text:p>
          </table:table-cell>
          <table:table-cell table:style-name="ce279" office:value-type="float" office:value="44650">
            <text:p>30-mar</text:p>
          </table:table-cell>
          <table:table-cell table:style-name="ce9" office:value-type="date" office:date-value="2022-03-21">
            <text:p>21/03/2022</text:p>
          </table:table-cell>
          <table:table-cell table:style-name="ce41"/>
          <table:table-cell table:style-name="ce46" office:value-type="string">
            <text:p>Comisaría Distrito de San Blas - Vicálvaro</text:p>
          </table:table-cell>
          <table:table-cell table:style-name="ce56" office:value-type="float" office:value="913225676">
            <text:p>913225676</text:p>
          </table:table-cell>
          <table:table-cell table:style-name="ce56" office:value-type="float" office:value="5">
            <text:p>5</text:p>
          </table:table-cell>
          <table:table-cell table:style-name="ce6" office:value-type="string">
            <text:p>1875/22; 3358/22; 3973/22; 3061/22; 3409/22</text:p>
          </table:table-cell>
          <table:table-cell table:style-name="ce6" office:value-type="string">
            <text:p>coca; LSD, coca y sust rosa; hachis; hachis y marihuana</text:p>
          </table:table-cell>
          <table:table-cell table:number-columns-repeated="1015"/>
        </table:table-row>
        <table:table-row table:style-name="ro1">
          <table:table-cell table:style-name="ce277" office:value-type="string">
            <text:p>Miércoles</text:p>
          </table:table-cell>
          <table:table-cell table:style-name="ce279" office:value-type="float" office:value="44650">
            <text:p>30-mar</text:p>
          </table:table-cell>
          <table:table-cell table:style-name="ce9" office:value-type="date" office:date-value="2022-03-22">
            <text:p>22/03/2022</text:p>
          </table:table-cell>
          <table:table-cell/>
          <table:table-cell table:style-name="ce46" office:value-type="string">
            <text:p>Policía Nacional- Brigada operativa móvil (Metro)</text:p>
          </table:table-cell>
          <table:table-cell table:style-name="ce56" office:value-type="float" office:value="913220158">
            <text:p>913220158</text:p>
          </table:table-cell>
          <table:table-cell table:style-name="ce56" office:value-type="float" office:value="2">
            <text:p>2</text:p>
          </table:table-cell>
          <table:table-cell table:style-name="ce92" office:value-type="string">
            <text:p>853/22; 998/22</text:p>
          </table:table-cell>
          <table:table-cell table:style-name="ce6" office:value-type="string">
            <text:p>hachis; pastillas</text:p>
          </table:table-cell>
          <table:table-cell table:number-columns-repeated="1015"/>
        </table:table-row>
        <table:table-row table:style-name="ro1">
          <table:table-cell table:style-name="ce277" office:value-type="string">
            <text:p>Miércoles</text:p>
          </table:table-cell>
          <table:table-cell table:style-name="ce279" office:value-type="float" office:value="44650">
            <text:p>30-mar</text:p>
          </table:table-cell>
          <table:table-cell table:style-name="ce9" office:value-type="date" office:date-value="2022-03-22">
            <text:p>22/03/2022</text:p>
          </table:table-cell>
          <table:table-cell table:style-name="ce41"/>
          <table:table-cell table:style-name="ce46" office:value-type="string">
            <text:p>Comisaría Distrito de Villa de Vallecas</text:p>
          </table:table-cell>
          <table:table-cell table:style-name="ce56" office:value-type="float" office:value="913220406">
            <text:p>913220406</text:p>
          </table:table-cell>
          <table:table-cell table:style-name="ce56" office:value-type="float" office:value="3">
            <text:p>3</text:p>
          </table:table-cell>
          <table:table-cell table:style-name="ce6" office:value-type="string">
            <text:p>5249/22; 4694/22; 4169/22</text:p>
          </table:table-cell>
          <table:table-cell table:style-name="ce6" office:value-type="string">
            <text:p>2 polvo marrón; hachis; diversas sustancias</text:p>
          </table:table-cell>
          <table:table-cell table:number-columns-repeated="1015"/>
        </table:table-row>
        <table:table-row table:style-name="ro1">
          <table:table-cell table:style-name="ce16" table:number-columns-repeated="2"/>
          <table:table-cell table:style-name="ce37"/>
          <table:table-cell table:style-name="ce49"/>
          <table:table-cell table:style-name="ce16"/>
          <table:table-cell table:style-name="ce62"/>
          <table:table-cell table:style-name="ce16"/>
          <table:table-cell table:style-name="ce72" table:number-columns-repeated="1017"/>
        </table:table-row>
        <table:table-row table:style-name="ro11">
          <table:table-cell table:style-name="ce277" office:value-type="string">
            <text:p>Jueves</text:p>
          </table:table-cell>
          <table:table-cell table:style-name="ce279" office:value-type="float" office:value="44651">
            <text:p>31-mar</text:p>
          </table:table-cell>
          <table:table-cell table:style-name="ce9" office:value-type="date" office:date-value="2022-03-17">
            <text:p>17/03/2022</text:p>
          </table:table-cell>
          <table:table-cell office:value-type="string">
            <text:p>1113/21 lo traen el martes</text:p>
          </table:table-cell>
          <table:table-cell table:style-name="ce46" office:value-type="string">
            <text:p>Guardia Civil Compañía Fiscal Aeropuerto Barajas</text:p>
          </table:table-cell>
          <table:table-cell table:style-name="ce56" office:value-type="float" office:value="917466549">
            <text:p>917466549</text:p>
          </table:table-cell>
          <table:table-cell table:style-name="ce56" office:value-type="float" office:value="10">
            <text:p>10</text:p>
          </table:table-cell>
          <table:table-cell table:style-name="ce6" office:value-type="string">
            <text:p>1030/21; 983/21; 1088/21; 1089/21; 1090/21; 1113/21; 1117/21; 1119/21; 14/22; 16/22</text:p>
          </table:table-cell>
          <table:table-cell table:style-name="ce6" office:value-type="string">
            <text:p>marihuana; marihuana; hachis; marihuana; marihuana; cocaina; marihuana; marihuana; hachis; marihuana</text:p>
          </table:table-cell>
          <table:table-cell table:number-columns-repeated="1015"/>
        </table:table-row>
        <table:table-row table:style-name="ro1">
          <table:table-cell table:style-name="ce16" table:number-columns-repeated="2"/>
          <table:table-cell table:style-name="ce37"/>
          <table:table-cell table:style-name="ce49"/>
          <table:table-cell table:style-name="ce16"/>
          <table:table-cell table:style-name="ce62"/>
          <table:table-cell table:style-name="ce16"/>
          <table:table-cell table:style-name="ce7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88"/>
          <table:table-cell table:style-name="ce291"/>
          <table:table-cell table:style-name="ce9"/>
          <table:table-cell table:style-name="ce41"/>
          <table:table-cell table:style-name="ce46"/>
          <table:table-cell table:style-name="ce56" table:number-columns-repeated="2"/>
          <table:table-cell table:style-name="ce6" table:number-columns-repeated="2"/>
          <table:table-cell table:number-columns-repeated="1015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BR 22" table:style-name="ta12" table:print="false">
        <table:table-column table:style-name="co1" table:default-cell-style-name="ce18"/>
        <table:table-column table:style-name="co4" table:default-cell-style-name="ce18"/>
        <table:table-column table:style-name="co36" table:default-cell-style-name="ce36"/>
        <table:table-column table:style-name="co37" table:default-cell-style-name="ce45"/>
        <table:table-column table:style-name="co38" table:default-cell-style-name="ce18"/>
        <table:table-column table:style-name="co8" table:default-cell-style-name="ce61"/>
        <table:table-column table:style-name="co9" table:default-cell-style-name="ce18"/>
        <table:table-column table:style-name="co10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table:style-name="ce7" office:value-type="string" table:number-columns-spanned="2" table:number-rows-spanned="1">
            <text:p>DIA CITA</text:p>
          </table:table-cell>
          <table:covered-table-cell table:style-name="ce19"/>
          <table:table-cell table:style-name="ce29" office:value-type="string">
            <text:p>FECHA LLAMADA</text:p>
          </table:table-cell>
          <table:table-cell table:style-name="ce44" table:content-validation-name="val1" office:value-type="string">
            <text:p>OBSERVACIONES</text:p>
          </table:table-cell>
          <table:table-cell table:style-name="ce38" office:value-type="string">
            <text:p>Comisaría / Cuerpo Policial</text:p>
          </table:table-cell>
          <table:table-cell table:style-name="ce38" office:value-type="string">
            <text:p>Teléfono</text:p>
          </table:table-cell>
          <table:table-cell table:style-name="ce38" table:content-validation-name="val1" office:value-type="string">
            <text:p>Nº Ates</text:p>
          </table:table-cell>
          <table:table-cell table:style-name="ce38" office:value-type="string">
            <text:p>Atestados o D. Policiales</text:p>
          </table:table-cell>
          <table:table-cell table:style-name="ce51" office:value-type="string">
            <text:p>Descripción</text:p>
          </table:table-cell>
          <table:table-cell table:style-name="ce6" table:number-columns-repeated="1015"/>
        </table:table-row>
        <table:table-row table:style-name="ro1">
          <table:table-cell table:style-name="ce8" table:number-columns-repeated="2"/>
          <table:table-cell table:style-name="ce30"/>
          <table:table-cell table:style-name="ce39" table:content-validation-name="val1"/>
          <table:table-cell table:style-name="ce50" table:number-columns-repeated="2"/>
          <table:table-cell table:style-name="ce50" table:content-validation-name="val1"/>
          <table:table-cell table:style-name="ce50"/>
          <table:table-cell table:style-name="ce66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592">
            <text:p>31-ene</text:p>
          </table:table-cell>
          <table:table-cell table:style-name="ce9" office:value-type="date" office:date-value="2022-01-18">
            <text:p>18/01/2022</text:p>
          </table:table-cell>
          <table:table-cell table:style-name="ce41"/>
          <table:table-cell table:style-name="ce46" office:value-type="string">
            <text:p>Comisaría Distrito de Usera-Villaverde/ Denuncias</text:p>
          </table:table-cell>
          <table:table-cell table:style-name="ce56" office:value-type="float" office:value="913921618">
            <text:p>913921618</text:p>
          </table:table-cell>
          <table:table-cell table:style-name="ce56" office:value-type="float" office:value="4">
            <text:p>4</text:p>
          </table:table-cell>
          <table:table-cell table:style-name="ce6" office:value-type="string">
            <text:p>41731/21; 523/22; 459/22;458/22</text:p>
          </table:table-cell>
          <table:table-cell table:style-name="ce6" office:value-type="string">
            <text:p>coca;sust marron; tanita; coca; coca y heroí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592">
            <text:p>31-ene</text:p>
          </table:table-cell>
          <table:table-cell table:style-name="ce29" office:value-type="date" office:date-value="2022-01-18">
            <text:p>18/01/2022</text:p>
          </table:table-cell>
          <table:table-cell table:style-name="ce41"/>
          <table:table-cell table:style-name="ce46" office:value-type="string">
            <text:p>Comisaría Distrito de Puente de Vallecas</text:p>
          </table:table-cell>
          <table:table-cell table:style-name="ce56" office:value-type="float" office:value="917570119">
            <text:p>917570119</text:p>
          </table:table-cell>
          <table:table-cell table:style-name="ce56" office:value-type="float" office:value="6">
            <text:p>6</text:p>
          </table:table-cell>
          <table:table-cell table:style-name="ce51" office:value-type="string">
            <text:p>26628/21: 27201/21; 27803; 29971;27332/21; 27792</text:p>
          </table:table-cell>
          <table:table-cell table:style-name="ce70" office:value-type="string">
            <text:p>3 marihuana; 24 papelinas, pastillas y marihuana; 4 sust blanco y marron; 3 marihuana; SUST BLANCA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592">
            <text:p>31-ene</text:p>
          </table:table-cell>
          <table:table-cell table:style-name="ce29" office:value-type="date" office:date-value="2022-02-21">
            <text:p>21/02/2022</text:p>
          </table:table-cell>
          <table:table-cell table:style-name="ce41"/>
          <table:table-cell table:style-name="ce46" office:value-type="string">
            <text:p>Comisaría Distrito de Usera-Villaverde/ PJ Grupo Villaverde</text:p>
          </table:table-cell>
          <table:table-cell table:style-name="ce56" office:value-type="float" office:value="913223034">
            <text:p>913223034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36087/21</text:p>
          </table:table-cell>
          <table:table-cell table:style-name="ce70" office:value-type="string">
            <text:p>coca</text:p>
          </table:table-cell>
          <table:table-cell table:style-name="ce74"/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592">
            <text:p>31-ene</text:p>
          </table:table-cell>
          <table:table-cell table:style-name="ce29" office:value-type="date" office:date-value="2022-01-21">
            <text:p>21/01/2022</text:p>
          </table:table-cell>
          <table:table-cell table:style-name="ce44" table:content-validation-name="val1"/>
          <table:table-cell table:style-name="ce46" office:value-type="string">
            <text:p>Comisaría Distrito de Chamartín</text:p>
          </table:table-cell>
          <table:table-cell table:style-name="ce38" office:value-type="float" office:value="913227914">
            <text:p>913227914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735/22</text:p>
          </table:table-cell>
          <table:table-cell table:style-name="ce51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66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593">
            <text:p>1-feb</text:p>
          </table:table-cell>
          <table:table-cell table:style-name="ce9" office:value-type="date" office:date-value="2022-01-21">
            <text:p>21/01/2022</text:p>
          </table:table-cell>
          <table:table-cell table:style-name="ce41"/>
          <table:table-cell table:style-name="ce46" office:value-type="string">
            <text:p>Guardia Civil de Rascafría</text:p>
          </table:table-cell>
          <table:table-cell table:style-name="ce56" office:value-type="float" office:value="918691071">
            <text:p>918691071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2022/356/19</text:p>
          </table:table-cell>
          <table:table-cell table:style-name="ce51" office:value-type="string">
            <text:p>plantación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593">
            <text:p>1-feb</text:p>
          </table:table-cell>
          <table:table-cell table:style-name="ce9" office:value-type="date" office:date-value="2022-01-24">
            <text:p>24/01/2022</text:p>
          </table:table-cell>
          <table:table-cell table:style-name="ce41" office:value-type="string">
            <text:p>cambio al 08/02/22</text:p>
          </table:table-cell>
          <table:table-cell table:style-name="ce46" office:value-type="string">
            <text:p>Comisaría Local de Aranjuez</text:p>
          </table:table-cell>
          <table:table-cell table:style-name="ce56" office:value-type="float" office:value="918929405">
            <text:p>918929405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360/22</text:p>
          </table:table-cell>
          <table:table-cell table:style-name="ce51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593">
            <text:p>1-feb</text:p>
          </table:table-cell>
          <table:table-cell table:style-name="ce9" office:value-type="date" office:date-value="2022-01-24">
            <text:p>24/01/2022</text:p>
          </table:table-cell>
          <table:table-cell table:style-name="ce41"/>
          <table:table-cell table:style-name="ce46" office:value-type="string">
            <text:p>Comisaría Local de Coslada - San Fernando</text:p>
          </table:table-cell>
          <table:table-cell table:style-name="ce56" office:value-type="float" office:value="913224014">
            <text:p>913224014</text:p>
          </table:table-cell>
          <table:table-cell table:style-name="ce56" office:value-type="float" office:value="2">
            <text:p>2</text:p>
          </table:table-cell>
          <table:table-cell table:style-name="ce51" office:value-type="string">
            <text:p>12901/21; 4701/21</text:p>
          </table:table-cell>
          <table:table-cell table:style-name="ce51" office:value-type="string">
            <text:p>hachis; 4 <text:s/>sust resinosa</text:p>
          </table:table-cell>
          <table:table-cell table:style-name="ce6" table:number-columns-repeated="5"/>
          <table:table-cell table:number-columns-repeated="1010"/>
        </table:table-row>
        <table:table-row table:style-name="ro9">
          <table:table-cell table:style-name="ce277" office:value-type="string">
            <text:p>Martes</text:p>
          </table:table-cell>
          <table:table-cell table:style-name="ce279" office:value-type="float" office:value="44593">
            <text:p>1-feb</text:p>
          </table:table-cell>
          <table:table-cell table:style-name="ce29" office:value-type="date" office:date-value="2022-01-21">
            <text:p>21/01/2022</text:p>
          </table:table-cell>
          <table:table-cell table:style-name="ce41"/>
          <table:table-cell table:style-name="ce46" office:value-type="string">
            <text:p>Comisaría Distrito de Arganzuela</text:p>
          </table:table-cell>
          <table:table-cell table:style-name="ce56" office:value-type="float" office:value="913221238">
            <text:p>913221238</text:p>
          </table:table-cell>
          <table:table-cell table:style-name="ce56" office:value-type="float" office:value="1">
            <text:p>1</text:p>
          </table:table-cell>
          <table:table-cell table:style-name="ce65" office:value-type="string">
            <text:p>489/22</text:p>
          </table:table-cell>
          <table:table-cell table:style-name="ce46" office:value-type="string">
            <text:p>coca</text:p>
          </table:table-cell>
          <table:table-cell table:style-name="ce6" table:number-columns-repeated="5"/>
          <table:table-cell table:number-columns-repeated="1010"/>
        </table:table-row>
        <table:table-row table:style-name="ro22">
          <table:table-cell table:style-name="ce277" office:value-type="string">
            <text:p>Martes</text:p>
          </table:table-cell>
          <table:table-cell table:style-name="ce279" office:value-type="float" office:value="44593">
            <text:p>1-feb</text:p>
          </table:table-cell>
          <table:table-cell table:style-name="ce9" office:value-type="date" office:date-value="2022-01-21">
            <text:p>21/01/2022</text:p>
          </table:table-cell>
          <table:table-cell table:style-name="ce41"/>
          <table:table-cell table:style-name="ce46" office:value-type="string">
            <text:p>Comisaría Distrito de Latina</text:p>
          </table:table-cell>
          <table:table-cell table:style-name="ce56" office:value-type="float" office:value="913228694">
            <text:p>913228694</text:p>
          </table:table-cell>
          <table:table-cell table:style-name="ce56" office:value-type="float" office:value="3">
            <text:p>3</text:p>
          </table:table-cell>
          <table:table-cell table:style-name="ce6" office:value-type="string">
            <text:p>913/22; 1004/22; 1257/22</text:p>
          </table:table-cell>
          <table:table-cell table:style-name="ce6" office:value-type="string">
            <text:p>coca rosa, inhalador; ghb; 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0">
          <table:table-cell table:style-name="ce277" office:value-type="string">
            <text:p>Miercoles</text:p>
          </table:table-cell>
          <table:table-cell table:style-name="ce279" office:value-type="float" office:value="44594">
            <text:p>2-feb</text:p>
          </table:table-cell>
          <table:table-cell table:style-name="ce9" office:value-type="date" office:date-value="2022-02-21">
            <text:p>21/02/2022</text:p>
          </table:table-cell>
          <table:table-cell table:style-name="ce41"/>
          <table:table-cell table:style-name="ce46" office:value-type="string">
            <text:p>Policia Nacional UDYCO Grupo 2 (Brigada Provincial)</text:p>
          </table:table-cell>
          <table:table-cell table:style-name="ce56" office:value-type="float" office:value="913223700">
            <text:p>913223700</text:p>
          </table:table-cell>
          <table:table-cell table:style-name="ce56" office:value-type="float" office:value="1">
            <text:p>1</text:p>
          </table:table-cell>
          <table:table-cell table:style-name="ce65" office:value-type="string">
            <text:p>261/22</text:p>
          </table:table-cell>
          <table:table-cell table:style-name="ce46" office:value-type="string">
            <text:p>coca heroína 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277" office:value-type="string">
            <text:p>Miercoles</text:p>
          </table:table-cell>
          <table:table-cell table:style-name="ce279" office:value-type="float" office:value="44594">
            <text:p>2-feb</text:p>
          </table:table-cell>
          <table:table-cell table:style-name="ce9" office:value-type="date" office:date-value="2022-01-21">
            <text:p>21/01/2022</text:p>
          </table:table-cell>
          <table:table-cell table:style-name="ce41"/>
          <table:table-cell table:style-name="ce46" office:value-type="string">
            <text:p>Comisaría Distrito de Usera-Villaverde/ Denuncias</text:p>
          </table:table-cell>
          <table:table-cell table:style-name="ce38" office:value-type="float" office:value="647728101">
            <text:p>647728101</text:p>
          </table:table-cell>
          <table:table-cell table:style-name="ce38" table:content-validation-name="val1" office:value-type="float" office:value="9">
            <text:p>9</text:p>
          </table:table-cell>
          <table:table-cell table:style-name="ce51" office:value-type="string">
            <text:p>40670/21; 40291/21; 44801/21; 44803/21; 44799/21; 699/22; 1011/22; 2261/22;2416/22</text:p>
          </table:table-cell>
          <table:table-cell table:style-name="ce6" office:value-type="string">
            <text:p>medicamentos, sust marron y sust blanca; sust blanca ; sust blanca, sust marron; 9 sust marron; envase sust marron, sust rocosa blanca; 8 papelina sust marron y 19 sust rocosa blanca; susyrocosa blanca, sust rocosa marron y sust rocosa blanca; sust rocosa blanca y sust rocosa marron; sust blancaa rocosa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277" office:value-type="string">
            <text:p>Miercoles</text:p>
          </table:table-cell>
          <table:table-cell table:style-name="ce279" office:value-type="float" office:value="44594">
            <text:p>2-feb</text:p>
          </table:table-cell>
          <table:table-cell table:style-name="ce9" office:value-type="date" office:date-value="2022-01-24">
            <text:p>24/01/2022</text:p>
          </table:table-cell>
          <table:table-cell table:style-name="ce41"/>
          <table:table-cell table:style-name="ce46" office:value-type="string">
            <text:p>Guardia Civil de Rivas Vaciamadrid</text:p>
          </table:table-cell>
          <table:table-cell table:style-name="ce38" office:value-type="float" office:value="619647453">
            <text:p>619647453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022-338-0355</text:p>
          </table:table-cell>
          <table:table-cell table:style-name="ce6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277" office:value-type="string">
            <text:p>Miercoles</text:p>
          </table:table-cell>
          <table:table-cell table:style-name="ce279" office:value-type="float" office:value="44594">
            <text:p>2-feb</text:p>
          </table:table-cell>
          <table:table-cell table:style-name="ce9" office:value-type="date" office:date-value="2022-01-24">
            <text:p>24/01/2022</text:p>
          </table:table-cell>
          <table:table-cell table:style-name="ce41"/>
          <table:table-cell table:style-name="ce46" office:value-type="string">
            <text:p>(GOIZ II) Grupo Operativo de Investigación zonal II</text:p>
          </table:table-cell>
          <table:table-cell table:style-name="ce56" office:value-type="float" office:value="913220471">
            <text:p>913220471</text:p>
          </table:table-cell>
          <table:table-cell table:style-name="ce56" office:value-type="float" office:value="1">
            <text:p>1</text:p>
          </table:table-cell>
          <table:table-cell table:style-name="ce295" office:value-type="string">
            <text:p>00011/22</text:p>
          </table:table-cell>
          <table:table-cell table:style-name="ce51" office:value-type="string">
            <text:p>coca y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594">
            <text:p>2-feb</text:p>
          </table:table-cell>
          <table:table-cell table:style-name="ce9" office:value-type="date" office:date-value="2022-01-24">
            <text:p>24/01/2022</text:p>
          </table:table-cell>
          <table:table-cell table:style-name="ce41"/>
          <table:table-cell table:style-name="ce46" office:value-type="string">
            <text:p>Guardia Civil de Valdemoro</text:p>
          </table:table-cell>
          <table:table-cell table:style-name="ce56" office:value-type="float" office:value="918099405">
            <text:p>918099405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7056/21</text:p>
          </table:table-cell>
          <table:table-cell table:style-name="ce51" office:value-type="string">
            <text:p>marihuana</text:p>
          </table:table-cell>
          <table:table-cell table:style-name="ce6" table:number-columns-repeated="5"/>
          <table:table-cell table:number-columns-repeated="1010"/>
        </table:table-row>
        <table:table-row table:style-name="ro11">
          <table:table-cell table:style-name="ce11"/>
          <table:table-cell table:style-name="ce24"/>
          <table:table-cell table:style-name="ce32"/>
          <table:table-cell table:style-name="ce42" table:content-validation-name="val1"/>
          <table:table-cell table:style-name="ce52"/>
          <table:table-cell table:style-name="ce50"/>
          <table:table-cell table:style-name="ce58"/>
          <table:table-cell table:style-name="ce67" table:number-columns-repeated="7"/>
          <table:table-cell table:style-name="ce72" table:number-columns-repeated="1010"/>
        </table:table-row>
        <table:table-row table:style-name="ro11">
          <table:table-cell table:style-name="ce277" office:value-type="string">
            <text:p>Jueves</text:p>
          </table:table-cell>
          <table:table-cell table:style-name="ce279" office:value-type="float" office:value="44595">
            <text:p>3-feb</text:p>
          </table:table-cell>
          <table:table-cell table:style-name="ce9" office:value-type="date" office:date-value="2022-01-25">
            <text:p>25/01/2022</text:p>
          </table:table-cell>
          <table:table-cell table:style-name="ce41" table:content-validation-name="val1" office:value-type="string">
            <text:p>boleros</text:p>
          </table:table-cell>
          <table:table-cell table:style-name="ce46" office:value-type="string">
            <text:p>P.N. Grupo Estupefacientes Aeropuerto Barajas</text:p>
          </table:table-cell>
          <table:table-cell table:style-name="ce38" office:value-type="float" office:value="913010919">
            <text:p>913010919</text:p>
          </table:table-cell>
          <table:table-cell table:style-name="ce56" office:value-type="float" office:value="4">
            <text:p>4</text:p>
          </table:table-cell>
          <table:table-cell table:style-name="ce6" office:value-type="string">
            <text:p>527/22;466/22 con hospital</text:p>
          </table:table-cell>
          <table:table-cell table:style-name="ce6" office:value-type="string">
            <text:p>coca liquido ; bolas dur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595">
            <text:p>3-feb</text:p>
          </table:table-cell>
          <table:table-cell table:style-name="ce9" office:value-type="date" office:date-value="2022-01-26">
            <text:p>26/01/2022</text:p>
          </table:table-cell>
          <table:table-cell table:style-name="ce41"/>
          <table:table-cell table:style-name="ce46" office:value-type="string">
            <text:p>Comisaría Distrito de Puente de Vallecas</text:p>
          </table:table-cell>
          <table:table-cell table:style-name="ce56" office:value-type="float" office:value="917570119">
            <text:p>917570119</text:p>
          </table:table-cell>
          <table:table-cell table:style-name="ce38" office:value-type="float" office:value="7">
            <text:p>7</text:p>
          </table:table-cell>
          <table:table-cell table:style-name="ce46" office:value-type="string">
            <text:p>159/22;439/22 ;806/22 ; 1066/22 ; 1074; 1243; 1245</text:p>
          </table:table-cell>
          <table:table-cell table:style-name="ce46" office:value-type="string">
            <text:p>marihuana, marihuana , coca; coca; pastilas; marihuana; marihuana y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596">
            <text:p>4-feb</text:p>
          </table:table-cell>
          <table:table-cell table:style-name="ce29" office:value-type="date" office:date-value="2022-02-02">
            <text:p>02/02/2022</text:p>
          </table:table-cell>
          <table:table-cell table:style-name="ce44" table:content-validation-name="val1"/>
          <table:table-cell table:style-name="ce46" office:value-type="string">
            <text:p>Guardia Civil Compañía Fiscal Aeropuerto Barajas</text:p>
          </table:table-cell>
          <table:table-cell table:style-name="ce38" office:value-type="float" office:value="917438791">
            <text:p>917438791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021-160-140</text:p>
          </table:table-cell>
          <table:table-cell table:style-name="ce51" office:value-type="string">
            <text:p>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596">
            <text:p>4-feb</text:p>
          </table:table-cell>
          <table:table-cell table:style-name="ce29" office:value-type="date" office:date-value="2022-01-31">
            <text:p>31/01/2022</text:p>
          </table:table-cell>
          <table:table-cell table:style-name="ce44" table:content-validation-name="val1"/>
          <table:table-cell table:style-name="ce46" office:value-type="string">
            <text:p>Comisaría Distrito de San Blas - Vicálvaro</text:p>
          </table:table-cell>
          <table:table-cell table:style-name="ce38" office:value-type="float" office:value="676606918">
            <text:p>676606918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1447/22</text:p>
          </table:table-cell>
          <table:table-cell table:style-name="ce51" office:value-type="string">
            <text:p>coca marihuana y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596">
            <text:p>4-feb</text:p>
          </table:table-cell>
          <table:table-cell table:style-name="ce29"/>
          <table:table-cell table:style-name="ce44" table:content-validation-name="val1"/>
          <table:table-cell table:style-name="ce46" office:value-type="string">
            <text:p>Comisaría Distrito de Puente de Vallecas</text:p>
          </table:table-cell>
          <table:table-cell table:style-name="ce56" office:value-type="float" office:value="917570119">
            <text:p>917570119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float" office:value="1245">
            <text:p>1245</text:p>
          </table:table-cell>
          <table:table-cell table:style-name="ce51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596">
            <text:p>4-feb</text:p>
          </table:table-cell>
          <table:table-cell table:style-name="ce29" office:value-type="date" office:date-value="2022-02-02">
            <text:p>02/02/2022</text:p>
          </table:table-cell>
          <table:table-cell table:style-name="ce38" table:content-validation-name="val1"/>
          <table:table-cell table:style-name="ce51" table:content-validation-name="val1" office:value-type="string">
            <text:p>Policia Local Majadahonda</text:p>
          </table:table-cell>
          <table:table-cell table:style-name="ce38" office:value-type="float" office:value="636652772">
            <text:p>636652772</text:p>
          </table:table-cell>
          <table:table-cell table:style-name="ce38" table:content-validation-name="val1" office:value-type="float" office:value="11">
            <text:p>11</text:p>
          </table:table-cell>
          <table:table-cell table:style-name="ce51" office:value-type="string">
            <text:p>38/22; 2378; 2380; 2382; 22000233; 21003183; 21002698; 22000188; 21002826;22000027; 21002693</text:p>
          </table:table-cell>
          <table:table-cell table:style-name="ce51" office:value-type="string">
            <text:p>hachis; hachis; hachis; marihuana; hachis; hachis; hachis; hachis; hachis 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9">
          <table:table-cell table:style-name="ce277" office:value-type="string">
            <text:p>Lunes</text:p>
          </table:table-cell>
          <table:table-cell table:style-name="ce279" office:value-type="float" office:value="44599">
            <text:p>7-feb</text:p>
          </table:table-cell>
          <table:table-cell table:style-name="ce29" office:value-type="date" office:date-value="2022-01-27">
            <text:p>27/01/2022</text:p>
          </table:table-cell>
          <table:table-cell table:style-name="ce41"/>
          <table:table-cell table:style-name="ce46" office:value-type="string">
            <text:p>Comisaría Distrito de Chamberí</text:p>
          </table:table-cell>
          <table:table-cell table:style-name="ce56" office:value-type="float" office:value="913223291">
            <text:p>913223291</text:p>
          </table:table-cell>
          <table:table-cell table:style-name="ce56" office:value-type="float" office:value="2">
            <text:p>2</text:p>
          </table:table-cell>
          <table:table-cell table:style-name="ce65" office:value-type="string">
            <text:p>17305/21; 20662/21</text:p>
          </table:table-cell>
          <table:table-cell table:style-name="ce46" office:value-type="string">
            <text:p>coca, <text:s/>CRISTAL; SUST ROSA; PASTILLAS NARANJA; SUST ROCA , GHB ; SUST LIQUIDA; SUST LIQUIDA ; SUST ROCA BLANCA </text:p>
          </table:table-cell>
          <table:table-cell table:style-name="ce6" table:number-columns-repeated="5"/>
          <table:table-cell table:number-columns-repeated="1010"/>
        </table:table-row>
        <table:table-row table:style-name="ro9">
          <table:table-cell table:style-name="ce277" office:value-type="string">
            <text:p>Lunes</text:p>
          </table:table-cell>
          <table:table-cell table:style-name="ce279" office:value-type="float" office:value="44599">
            <text:p>7-feb</text:p>
          </table:table-cell>
          <table:table-cell table:style-name="ce29" office:value-type="date" office:date-value="2022-01-28">
            <text:p>28/01/2022</text:p>
          </table:table-cell>
          <table:table-cell table:style-name="ce41"/>
          <table:table-cell table:style-name="ce46" office:value-type="string">
            <text:p>Comisaría Local de Leganés Grupo II</text:p>
          </table:table-cell>
          <table:table-cell table:style-name="ce56" office:value-type="float" office:value="913221635">
            <text:p>913221635</text:p>
          </table:table-cell>
          <table:table-cell table:style-name="ce56" office:value-type="float" office:value="4">
            <text:p>4</text:p>
          </table:table-cell>
          <table:table-cell table:style-name="ce65" office:value-type="string">
            <text:p>1659/22;2120/22; 2071/22; 14919/20</text:p>
          </table:table-cell>
          <table:table-cell table:style-name="ce46" office:value-type="string">
            <text:p>HACHIS; hachis: 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599">
            <text:p>7-feb</text:p>
          </table:table-cell>
          <table:table-cell table:style-name="ce9" office:value-type="date" office:date-value="2022-01-28">
            <text:p>28/01/2022</text:p>
          </table:table-cell>
          <table:table-cell table:style-name="ce41"/>
          <table:table-cell table:style-name="ce46" office:value-type="string">
            <text:p>Comisaría Distrito de Usera-Villaverde/ Denuncias</text:p>
          </table:table-cell>
          <table:table-cell table:style-name="ce38" office:value-type="float" office:value="913921618">
            <text:p>913921618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40880/21</text:p>
          </table:table-cell>
          <table:table-cell table:style-name="ce6" office:value-type="string">
            <text:p>coca, heroína, heroí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599">
            <text:p>7-feb</text:p>
          </table:table-cell>
          <table:table-cell table:style-name="ce9" office:value-type="date" office:date-value="2022-02-01">
            <text:p>01/02/2022</text:p>
          </table:table-cell>
          <table:table-cell table:style-name="ce41"/>
          <table:table-cell table:style-name="ce46" office:value-type="string">
            <text:p>Vigilancia Aduanera de Barajas</text:p>
          </table:table-cell>
          <table:table-cell table:style-name="ce56" office:value-type="float" office:value="917467028">
            <text:p>917467028</text:p>
          </table:table-cell>
          <table:table-cell table:style-name="ce56" table:content-validation-name="val1" office:value-type="float" office:value="2">
            <text:p>2</text:p>
          </table:table-cell>
          <table:table-cell table:style-name="ce51" office:value-type="string">
            <text:p>36/21; 2/22</text:p>
          </table:table-cell>
          <table:table-cell table:style-name="ce51" office:value-type="string">
            <text:p>marihuana, canab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599">
            <text:p>7-feb</text:p>
          </table:table-cell>
          <table:table-cell table:style-name="ce9" office:value-type="date" office:date-value="2022-02-02">
            <text:p>02/02/2022</text:p>
          </table:table-cell>
          <table:table-cell table:style-name="ce41"/>
          <table:table-cell table:style-name="ce46" office:value-type="string">
            <text:p>Comisaría Distrito de Latina</text:p>
          </table:table-cell>
          <table:table-cell table:style-name="ce56" office:value-type="float" office:value="913228693">
            <text:p>913228693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2204/22</text:p>
          </table:table-cell>
          <table:table-cell table:style-name="ce51" office:value-type="string">
            <text:p>cocaí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2"/>
          <table:table-cell table:style-name="ce42"/>
          <table:table-cell table:style-name="ce52"/>
          <table:table-cell table:style-name="ce58" table:number-columns-repeated="2"/>
          <table:table-cell table:style-name="ce67" table:number-columns-repeated="7"/>
          <table:table-cell table:style-name="ce72"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00">
            <text:p>8-feb</text:p>
          </table:table-cell>
          <table:table-cell table:style-name="ce9" office:value-type="date" office:date-value="2022-01-28">
            <text:p>28/01/2022</text:p>
          </table:table-cell>
          <table:table-cell table:style-name="ce41"/>
          <table:table-cell table:style-name="ce46" office:value-type="string">
            <text:p>Comisaría Distrito de Moncloa / Aravaca</text:p>
          </table:table-cell>
          <table:table-cell table:style-name="ce56" office:value-type="float" office:value="913222960">
            <text:p>913222960</text:p>
          </table:table-cell>
          <table:table-cell table:style-name="ce56" table:content-validation-name="val1" office:value-type="float" office:value="1">
            <text:p>1</text:p>
          </table:table-cell>
          <table:table-cell table:style-name="ce51" office:value-type="string">
            <text:p>1293/22</text:p>
          </table:table-cell>
          <table:table-cell table:style-name="ce51" office:value-type="string">
            <text:p>hachis, pastillas y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00">
            <text:p>8-feb</text:p>
          </table:table-cell>
          <table:table-cell table:style-name="ce9" office:value-type="date" office:date-value="2022-01-31">
            <text:p>31/01/2022</text:p>
          </table:table-cell>
          <table:table-cell table:style-name="ce41" office:value-type="string">
            <text:p>MENORES</text:p>
          </table:table-cell>
          <table:table-cell table:style-name="ce46" office:value-type="string">
            <text:p>Comisaría Local de Alcobendas - San Sebastián de los Reyes</text:p>
          </table:table-cell>
          <table:table-cell table:style-name="ce56" office:value-type="float" office:value="916592059">
            <text:p>916592059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2108/22</text:p>
          </table:table-cell>
          <table:table-cell table:style-name="ce51" office:value-type="string">
            <text:p>hachis 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00">
            <text:p>8-feb</text:p>
          </table:table-cell>
          <table:table-cell table:style-name="ce9" office:value-type="date" office:date-value="2022-02-01">
            <text:p>01/02/2022</text:p>
          </table:table-cell>
          <table:table-cell table:style-name="ce41"/>
          <table:table-cell table:style-name="ce46" office:value-type="string">
            <text:p>Guardia Civil de Soto del Real</text:p>
          </table:table-cell>
          <table:table-cell table:style-name="ce38" office:value-type="float" office:value="918477047">
            <text:p>918477047</text:p>
          </table:table-cell>
          <table:table-cell table:style-name="ce38" table:content-validation-name="val1" office:value-type="float" office:value="7">
            <text:p>7</text:p>
          </table:table-cell>
          <table:table-cell table:style-name="ce51" office:value-type="string">
            <text:p>21/352694; 21/352672; DP624/21; DP38/22; DP299/21; DP445/21; DP998/21</text:p>
          </table:table-cell>
          <table:table-cell table:style-name="ce6" office:value-type="string">
            <text:p>hachis; sust marron; hachis; hachis; hachis; hachis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00">
            <text:p>8-feb</text:p>
          </table:table-cell>
          <table:table-cell table:style-name="ce9" office:value-type="date" office:date-value="2022-02-01">
            <text:p>01/02/2022</text:p>
          </table:table-cell>
          <table:table-cell table:style-name="ce41" office:value-type="string">
            <text:p>viene del 1/02/22</text:p>
          </table:table-cell>
          <table:table-cell table:style-name="ce46" office:value-type="string">
            <text:p>Comisaría Local de Aranjuez</text:p>
          </table:table-cell>
          <table:table-cell table:style-name="ce56" office:value-type="float" office:value="918929405">
            <text:p>918929405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360/22</text:p>
          </table:table-cell>
          <table:table-cell table:style-name="ce51" office:value-type="string">
            <text:p>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00">
            <text:p>8-feb</text:p>
          </table:table-cell>
          <table:table-cell table:style-name="ce9" office:value-type="date" office:date-value="2022-02-01">
            <text:p>01/02/2022</text:p>
          </table:table-cell>
          <table:table-cell table:style-name="ce41"/>
          <table:table-cell table:style-name="ce46" office:value-type="string">
            <text:p>Comisaría Local de Alcobendas - San Sebastián de los Reyes</text:p>
          </table:table-cell>
          <table:table-cell table:style-name="ce56" office:value-type="float" office:value="916592068">
            <text:p>916592068</text:p>
          </table:table-cell>
          <table:table-cell table:style-name="ce56" office:value-type="float" office:value="2">
            <text:p>2</text:p>
          </table:table-cell>
          <table:table-cell table:style-name="ce51" office:value-type="string">
            <text:p>1962/22; 2228/22</text:p>
          </table:table-cell>
          <table:table-cell table:style-name="ce51" office:value-type="string">
            <text:p>coca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01">
            <text:p>9-feb</text:p>
          </table:table-cell>
          <table:table-cell table:style-name="ce9" office:value-type="date" office:date-value="2022-01-31">
            <text:p>31/01/2022</text:p>
          </table:table-cell>
          <table:table-cell table:style-name="ce41" office:value-type="string">
            <text:p>telefonema: 2022001051</text:p>
          </table:table-cell>
          <table:table-cell table:style-name="ce46" office:value-type="string">
            <text:p>Comisaría Distrito de Centro</text:p>
          </table:table-cell>
          <table:table-cell table:style-name="ce56" office:value-type="float" office:value="647800154">
            <text:p>647800154</text:p>
          </table:table-cell>
          <table:table-cell table:style-name="ce56" office:value-type="float" office:value="16">
            <text:p>16</text:p>
          </table:table-cell>
          <table:table-cell table:style-name="ce6" office:value-type="string">
            <text:p>2048;2049; 2275; 2478; 2636; 2677; 2855; 2915; 3084;3094;3186; 3214; 3245; 3327; 3343; 3408</text:p>
          </table:table-cell>
          <table:table-cell table:style-name="ce6" office:value-type="string">
            <text:p>ghb; ghb meta y mefedrona; marihuana; marihuana: marihana; 10 marihuana y coca; ghb y sust cristalina; 3 coca; 2 coca; 2 botes cristal; 2 marihuana; hachis y coca; 5 coca y 4 sust ; 2 marihuana; 6 meta 12 mefedrona 1 keta tusibi, extasis, botes de vidrio coca y keta y bascula; 4 sust, mefedrona grinder y pipa</text:p>
          </table:table-cell>
          <table:table-cell table:style-name="ce6" table:number-columns-repeated="5"/>
          <table:table-cell table:number-columns-repeated="1010"/>
        </table:table-row>
        <table:table-row table:style-name="ro10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0">
          <table:table-cell table:style-name="ce277" office:value-type="string">
            <text:p>Jueves</text:p>
          </table:table-cell>
          <table:table-cell table:style-name="ce279" office:value-type="float" office:value="44602">
            <text:p>10-feb</text:p>
          </table:table-cell>
          <table:table-cell table:style-name="ce9" office:value-type="date" office:date-value="2022-01-31">
            <text:p>31/01/2022</text:p>
          </table:table-cell>
          <table:table-cell table:style-name="ce41"/>
          <table:table-cell table:style-name="ce46" office:value-type="string">
            <text:p>Brigada Provincial P. J. Secc Grupo Menores (GRUME)</text:p>
          </table:table-cell>
          <table:table-cell table:style-name="ce56" office:value-type="float" office:value="914931178">
            <text:p>914931178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362/22; 582/22</text:p>
          </table:table-cell>
          <table:table-cell table:style-name="ce6" office:value-type="string">
            <text:p>sust estup; 10 pastilla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02">
            <text:p>10-feb</text:p>
          </table:table-cell>
          <table:table-cell table:style-name="ce9" office:value-type="date" office:date-value="2022-02-01">
            <text:p>01/02/2022</text:p>
          </table:table-cell>
          <table:table-cell table:style-name="ce41"/>
          <table:table-cell table:style-name="ce46" office:value-type="string">
            <text:p>Guardia Civil de Pinto</text:p>
          </table:table-cell>
          <table:table-cell table:style-name="ce56" office:value-type="float" office:value="687641778">
            <text:p>687641778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405/22; 2802/21</text:p>
          </table:table-cell>
          <table:table-cell table:style-name="ce6" office:value-type="string">
            <text:p>polvo rosa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02">
            <text:p>10-feb</text:p>
          </table:table-cell>
          <table:table-cell table:style-name="ce9" office:value-type="date" office:date-value="2022-02-02">
            <text:p>02/02/2022</text:p>
          </table:table-cell>
          <table:table-cell table:style-name="ce41"/>
          <table:table-cell table:style-name="ce46" office:value-type="string">
            <text:p>Guardia Civil de Rivas Vaciamadrid</text:p>
          </table:table-cell>
          <table:table-cell table:style-name="ce56" office:value-type="float" office:value="619647453">
            <text:p>619647453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2022-338-913; 2022-338-914</text:p>
          </table:table-cell>
          <table:table-cell table:style-name="ce6" office:value-type="string">
            <text:p>hachis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02">
            <text:p>10-feb</text:p>
          </table:table-cell>
          <table:table-cell table:style-name="ce9" office:value-type="date" office:date-value="2022-02-03">
            <text:p>03/02/2022</text:p>
          </table:table-cell>
          <table:table-cell table:style-name="ce41"/>
          <table:table-cell table:style-name="ce46" office:value-type="string">
            <text:p>Comisaría Distrito de Carabanchel</text:p>
          </table:table-cell>
          <table:table-cell table:style-name="ce38" office:value-type="float" office:value="913227535">
            <text:p>913227535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33152/21</text:p>
          </table:table-cell>
          <table:table-cell table:style-name="ce6" office:value-type="string">
            <text:p>marihuana</text:p>
          </table:table-cell>
          <table:table-cell table:style-name="ce6" table:number-columns-repeated="5"/>
          <table:table-cell table:number-columns-repeated="1010"/>
        </table:table-row>
        <table:table-row table:style-name="ro23">
          <table:table-cell table:style-name="ce277" office:value-type="string">
            <text:p>Jueves</text:p>
          </table:table-cell>
          <table:table-cell table:style-name="ce279" office:value-type="float" office:value="44602">
            <text:p>10-feb</text:p>
          </table:table-cell>
          <table:table-cell table:style-name="ce9" office:value-type="date" office:date-value="2022-02-08">
            <text:p>08/02/2022</text:p>
          </table:table-cell>
          <table:table-cell table:style-name="ce41"/>
          <table:table-cell table:style-name="ce46" office:value-type="string">
            <text:p>Comisaría Distrito de Fuencarral - El Pardo</text:p>
          </table:table-cell>
          <table:table-cell table:style-name="ce56" office:value-type="float" office:value="913767649">
            <text:p>913767649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18596/21; 2491/22</text:p>
          </table:table-cell>
          <table:table-cell table:style-name="ce6" office:value-type="string">
            <text:p>hachis; 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603">
            <text:p>11-feb</text:p>
          </table:table-cell>
          <table:table-cell table:style-name="ce9" office:value-type="date" office:date-value="2022-01-31">
            <text:p>31/01/2022</text:p>
          </table:table-cell>
          <table:table-cell table:style-name="ce41" office:value-type="string">
            <text:p>telefonema: 2022001051</text:p>
          </table:table-cell>
          <table:table-cell table:style-name="ce46" office:value-type="string">
            <text:p>Comisaría Distrito de Centro</text:p>
          </table:table-cell>
          <table:table-cell table:style-name="ce56" office:value-type="float" office:value="647800154">
            <text:p>647800154</text:p>
          </table:table-cell>
          <table:table-cell table:style-name="ce56" office:value-type="float" office:value="16">
            <text:p>16</text:p>
          </table:table-cell>
          <table:table-cell table:style-name="ce6" office:value-type="string">
            <text:p>3461; 3472; 3488; 3602; 3655; 3724; 3871; 3892; 3900; 3902; 4009; 4011; 4122; 4130; 4226; 4231</text:p>
          </table:table-cell>
          <table:table-cell table:style-name="ce6" office:value-type="string">
            <text:p>ghb y meta; ghb y meta, coca, hachis y marihuana; 23 coca; sustancia blanca, 3 coca y 1 viagra; hachis; ghb; hachis; keta y 100 extasis; 5 coca; 12 coca; 30 Extasis y mefedrona; ghb, 4 speed, mefedrona y mdma; meta,; ghb: 2 ghb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2"/>
          <table:table-cell table:style-name="ce42"/>
          <table:table-cell table:style-name="ce52"/>
          <table:table-cell table:style-name="ce58" table:number-columns-repeated="2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606">
            <text:p>14-feb</text:p>
          </table:table-cell>
          <table:table-cell table:style-name="ce29" office:value-type="date" office:date-value="2022-02-04">
            <text:p>04/02/2022</text:p>
          </table:table-cell>
          <table:table-cell table:style-name="ce41"/>
          <table:table-cell table:style-name="ce46" office:value-type="string">
            <text:p>Comisaría Distrito de Usera-Villaverde/ PJ Grupo Villaverde</text:p>
          </table:table-cell>
          <table:table-cell table:style-name="ce38" office:value-type="float" office:value="913223044">
            <text:p>913223044</text:p>
          </table:table-cell>
          <table:table-cell table:style-name="ce38" table:content-validation-name="val1" office:value-type="float" office:value="3">
            <text:p>3</text:p>
          </table:table-cell>
          <table:table-cell table:style-name="ce51" office:value-type="string">
            <text:p>1599/22; 4050/22; 4096/22</text:p>
          </table:table-cell>
          <table:table-cell table:style-name="ce6" office:value-type="string">
            <text:p>coca; 40 coca y 10 heroína; 4 coca ros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606">
            <text:p>14-feb</text:p>
          </table:table-cell>
          <table:table-cell table:style-name="ce29" office:value-type="date" office:date-value="2022-02-04">
            <text:p>04/02/2022</text:p>
          </table:table-cell>
          <table:table-cell table:style-name="ce41"/>
          <table:table-cell table:style-name="ce46" office:value-type="string">
            <text:p>Comisaría Distrito de Tetuán</text:p>
          </table:table-cell>
          <table:table-cell table:style-name="ce38" office:value-type="float" office:value="913221086">
            <text:p>913221086</text:p>
          </table:table-cell>
          <table:table-cell table:style-name="ce38" table:content-validation-name="val1" office:value-type="float" office:value="3">
            <text:p>3</text:p>
          </table:table-cell>
          <table:table-cell table:style-name="ce51" office:value-type="string">
            <text:p>2318/22; 2897/22; 24824/21</text:p>
          </table:table-cell>
          <table:table-cell table:style-name="ce6" office:value-type="string">
            <text:p>polvo blanco; hachis; 2 sust blan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606">
            <text:p>14-feb</text:p>
          </table:table-cell>
          <table:table-cell table:style-name="ce29" office:value-type="date" office:date-value="2022-02-07">
            <text:p>07/02/2022</text:p>
          </table:table-cell>
          <table:table-cell table:style-name="ce41"/>
          <table:table-cell table:style-name="ce46" office:value-type="string">
            <text:p>Vigilancia Aduanera Guzman el Bueno</text:p>
          </table:table-cell>
          <table:table-cell table:style-name="ce38" office:value-type="float" office:value="915826329">
            <text:p>915826329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69" office:value-type="string">
            <text:p>04/22; 7/22</text:p>
          </table:table-cell>
          <table:table-cell table:style-name="ce6" office:value-type="string">
            <text:p>sust estupefaciente; 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606">
            <text:p>14-feb</text:p>
          </table:table-cell>
          <table:table-cell table:style-name="ce9" office:value-type="date" office:date-value="2022-02-08">
            <text:p>08/02/2022</text:p>
          </table:table-cell>
          <table:table-cell table:style-name="ce41"/>
          <table:table-cell table:style-name="ce56" office:value-type="string">
            <text:p>PN Alcorcon</text:p>
          </table:table-cell>
          <table:table-cell table:style-name="ce56" office:value-type="float" office:value="914861624">
            <text:p>914861624</text:p>
          </table:table-cell>
          <table:table-cell table:style-name="ce56" office:value-type="float" office:value="4">
            <text:p>4</text:p>
          </table:table-cell>
          <table:table-cell table:style-name="ce51" office:value-type="string">
            <text:p>21061/21; 21657/21; 2314/22; 2112/22</text:p>
          </table:table-cell>
          <table:table-cell table:style-name="ce6" office:value-type="string">
            <text:p>hachis; hachis; hachis, marihuana, pastillas; 2 coc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07">
            <text:p>15-feb</text:p>
          </table:table-cell>
          <table:table-cell table:style-name="ce9" office:value-type="date" office:date-value="2022-02-04">
            <text:p>04/02/2022</text:p>
          </table:table-cell>
          <table:table-cell/>
          <table:table-cell table:style-name="ce6" office:value-type="string">
            <text:p>Comisaría Local Boadilla del Monte</text:p>
          </table:table-cell>
          <table:table-cell table:style-name="ce38" office:value-type="float" office:value="916349300">
            <text:p>916349300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16612/21</text:p>
          </table:table-cell>
          <table:table-cell table:style-name="ce6" office:value-type="string">
            <text:p>varios botes; polvo blanco; marihuna y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07">
            <text:p>15-feb</text:p>
          </table:table-cell>
          <table:table-cell table:style-name="ce9" office:value-type="date" office:date-value="2022-02-08">
            <text:p>08/02/2022</text:p>
          </table:table-cell>
          <table:table-cell table:style-name="ce41"/>
          <table:table-cell table:style-name="ce6" office:value-type="string">
            <text:p>PN Pozuelo</text:p>
          </table:table-cell>
          <table:table-cell table:style-name="ce56" office:value-type="float" office:value="917990559">
            <text:p>917990559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17228/21</text:p>
          </table:table-cell>
          <table:table-cell table:style-name="ce6" office:value-type="string">
            <text:p>MDM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07">
            <text:p>15-feb</text:p>
          </table:table-cell>
          <table:table-cell table:style-name="ce9" office:value-type="date" office:date-value="2022-02-09">
            <text:p>09/02/2022</text:p>
          </table:table-cell>
          <table:table-cell/>
          <table:table-cell table:style-name="ce6" office:value-type="string">
            <text:p>PN Alcalá de Henares (grupo 3)</text:p>
          </table:table-cell>
          <table:table-cell table:style-name="ce56" office:value-type="float" office:value="918796462">
            <text:p>918796462</text:p>
          </table:table-cell>
          <table:table-cell table:style-name="ce56" office:value-type="float" office:value="8">
            <text:p>8</text:p>
          </table:table-cell>
          <table:table-cell table:style-name="ce51" office:value-type="string">
            <text:p>1341/22; 1660/22; 2640/22; 2733/22; 2975/22; 3400/22; 3420/22; 3433/22</text:p>
          </table:table-cell>
          <table:table-cell table:style-name="ce6" office:value-type="string">
            <text:p>hachis; hachis; hachis; 300g hachis y marihuana; hachis; cocaina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07">
            <text:p>15-feb</text:p>
          </table:table-cell>
          <table:table-cell table:style-name="ce9" office:value-type="date" office:date-value="2022-02-11">
            <text:p>11/02/2022</text:p>
          </table:table-cell>
          <table:table-cell table:style-name="ce41"/>
          <table:table-cell table:style-name="ce46" office:value-type="string">
            <text:p>Comisaría Distrito de Villa de Vallecas</text:p>
          </table:table-cell>
          <table:table-cell table:style-name="ce56" office:value-type="float" office:value="913220420">
            <text:p>913220420</text:p>
          </table:table-cell>
          <table:table-cell table:style-name="ce56" office:value-type="float" office:value="2">
            <text:p>2</text:p>
          </table:table-cell>
          <table:table-cell table:style-name="ce51" office:value-type="string">
            <text:p>1944/22; 2396/22</text:p>
          </table:table-cell>
          <table:table-cell table:style-name="ce6" office:value-type="string">
            <text:p>hachis; 4 bolsa hachis y heroí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08">
            <text:p>16-feb</text:p>
          </table:table-cell>
          <table:table-cell table:style-name="ce9" office:value-type="date" office:date-value="2022-02-09">
            <text:p>09/02/2022</text:p>
          </table:table-cell>
          <table:table-cell table:style-name="ce44" table:content-validation-name="val1"/>
          <table:table-cell table:style-name="ce46" office:value-type="string">
            <text:p>Comisaría Distrito de Latina</text:p>
          </table:table-cell>
          <table:table-cell table:style-name="ce38" office:value-type="float" office:value="913228649">
            <text:p>913228649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2831/22; 2686/22</text:p>
          </table:table-cell>
          <table:table-cell table:style-name="ce51" office:value-type="string">
            <text:p>marihuana, 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08">
            <text:p>16-feb</text:p>
          </table:table-cell>
          <table:table-cell table:style-name="ce9" office:value-type="date" office:date-value="2022-02-09">
            <text:p>09/02/2022</text:p>
          </table:table-cell>
          <table:table-cell table:style-name="ce44" table:content-validation-name="val1"/>
          <table:table-cell table:style-name="ce46" office:value-type="string">
            <text:p>Guardia Civil de Paracuellos de Jarama</text:p>
          </table:table-cell>
          <table:table-cell table:style-name="ce38" office:value-type="float" office:value="912688692">
            <text:p>912688692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022-105226-275</text:p>
          </table:table-cell>
          <table:table-cell table:style-name="ce51" office:value-type="string">
            <text:p>pastillas, MDMA, 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08">
            <text:p>16-feb</text:p>
          </table:table-cell>
          <table:table-cell table:style-name="ce9" office:value-type="date" office:date-value="2022-02-11">
            <text:p>11/02/2022</text:p>
          </table:table-cell>
          <table:table-cell table:style-name="ce44" table:content-validation-name="val1" office:value-type="string">
            <text:p>BOLEROS+MARAÑON</text:p>
          </table:table-cell>
          <table:table-cell table:style-name="ce46" office:value-type="string">
            <text:p>P.N. Grupo Estupefacientes Aeropuerto Barajas</text:p>
          </table:table-cell>
          <table:table-cell table:style-name="ce38" office:value-type="float" office:value="913010919">
            <text:p>913010919</text:p>
          </table:table-cell>
          <table:table-cell table:style-name="ce38" table:content-validation-name="val1" office:value-type="float" office:value="4">
            <text:p>4</text:p>
          </table:table-cell>
          <table:table-cell table:style-name="ce51" office:value-type="string">
            <text:p>1232/22; 1266/22 con hospital</text:p>
          </table:table-cell>
          <table:table-cell table:style-name="ce51" office:value-type="string">
            <text:p>bolero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08">
            <text:p>16-feb</text:p>
          </table:table-cell>
          <table:table-cell table:style-name="ce9" office:value-type="date" office:date-value="2022-02-11">
            <text:p>11/02/2022</text:p>
          </table:table-cell>
          <table:table-cell table:style-name="ce41"/>
          <table:table-cell table:style-name="ce46" office:value-type="string">
            <text:p>Comisaría Distrito de Ciudad Lineal</text:p>
          </table:table-cell>
          <table:table-cell table:style-name="ce56" office:value-type="float" office:value="913229435">
            <text:p>913229435</text:p>
          </table:table-cell>
          <table:table-cell table:style-name="ce56" office:value-type="float" office:value="5">
            <text:p>5</text:p>
          </table:table-cell>
          <table:table-cell table:style-name="ce51" office:value-type="string">
            <text:p>2746/22: 1718/22; 21957/21; 2071/22; 2580/22</text:p>
          </table:table-cell>
          <table:table-cell table:style-name="ce6" office:value-type="string">
            <text:p>hachis y coca; cocaina; cocaina, pastilla rosa y marihuana; coca rosa, hachis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09">
            <text:p>17-feb</text:p>
          </table:table-cell>
          <table:table-cell table:style-name="ce9" office:value-type="date" office:date-value="2022-02-09">
            <text:p>09/02/2022</text:p>
          </table:table-cell>
          <table:table-cell table:style-name="ce41" office:value-type="string">
            <text:p>MENORES</text:p>
          </table:table-cell>
          <table:table-cell table:style-name="ce46" office:value-type="string">
            <text:p>Guardia Civil de El Molar</text:p>
          </table:table-cell>
          <table:table-cell table:style-name="ce56" office:value-type="float" office:value="918410011">
            <text:p>918410011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1314/21</text:p>
          </table:table-cell>
          <table:table-cell table:style-name="ce6" office:value-type="string">
            <text:p>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09">
            <text:p>17-feb</text:p>
          </table:table-cell>
          <table:table-cell table:style-name="ce9" office:value-type="date" office:date-value="2022-02-11">
            <text:p>11/02/2022</text:p>
          </table:table-cell>
          <table:table-cell table:style-name="ce41" office:value-type="string">
            <text:p>MENORES</text:p>
          </table:table-cell>
          <table:table-cell table:style-name="ce46" office:value-type="string">
            <text:p>Brigada Provincial P. J. Secc Grupo Menores (GRUME)</text:p>
          </table:table-cell>
          <table:table-cell table:style-name="ce56" office:value-type="float" office:value="914931222">
            <text:p>914931222</text:p>
          </table:table-cell>
          <table:table-cell table:style-name="ce56" office:value-type="float" office:value="3">
            <text:p>3</text:p>
          </table:table-cell>
          <table:table-cell table:style-name="ce6" office:value-type="string">
            <text:p>667/22; 713/22; 712/22</text:p>
          </table:table-cell>
          <table:table-cell table:style-name="ce6" office:value-type="string">
            <text:p>sustancia estupefaciente; 3 hachis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09">
            <text:p>17-feb</text:p>
          </table:table-cell>
          <table:table-cell table:style-name="ce9" office:value-type="date" office:date-value="2022-02-11">
            <text:p>11/02/2022</text:p>
          </table:table-cell>
          <table:table-cell table:style-name="ce41"/>
          <table:table-cell table:style-name="ce46" office:value-type="string">
            <text:p>Guardia Civil de Las Rozas</text:p>
          </table:table-cell>
          <table:table-cell table:style-name="ce56" office:value-type="float" office:value="916341414">
            <text:p>916341414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022-263-980</text:p>
          </table:table-cell>
          <table:table-cell table:style-name="ce6" office:value-type="string">
            <text:p>plantación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09">
            <text:p>17-feb</text:p>
          </table:table-cell>
          <table:table-cell table:style-name="ce9" office:value-type="date" office:date-value="2022-02-09">
            <text:p>09/02/2022</text:p>
          </table:table-cell>
          <table:table-cell table:style-name="ce41"/>
          <table:table-cell table:style-name="ce46" office:value-type="string">
            <text:p>Comisaria Estación de Nuevos Ministerios</text:p>
          </table:table-cell>
          <table:table-cell table:style-name="ce56" office:value-type="float" office:value="913220158">
            <text:p>913220158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205/22</text:p>
          </table:table-cell>
          <table:table-cell table:style-name="ce6" office:value-type="string">
            <text:p>30 sildenafilo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09">
            <text:p>17-feb</text:p>
          </table:table-cell>
          <table:table-cell table:style-name="ce9" office:value-type="date" office:date-value="2022-02-11">
            <text:p>11/02/2022</text:p>
          </table:table-cell>
          <table:table-cell table:style-name="ce41"/>
          <table:table-cell table:style-name="ce46" office:value-type="string">
            <text:p>Comisaría Distrito de Hortaleza - Barajas</text:p>
          </table:table-cell>
          <table:table-cell table:style-name="ce56" office:value-type="float" office:value="913221196">
            <text:p>913221196</text:p>
          </table:table-cell>
          <table:table-cell table:style-name="ce56" office:value-type="float" office:value="6">
            <text:p>6</text:p>
          </table:table-cell>
          <table:table-cell table:style-name="ce51" office:value-type="string">
            <text:p>2613/22; 1169/22; 23748/21; 2533/22; 757/22; 11618/21</text:p>
          </table:table-cell>
          <table:table-cell table:style-name="ce6" office:value-type="string">
            <text:p>coca; coca; hachis; hachis y coca rosa; marihuana y hachis;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610">
            <text:p>18-feb</text:p>
          </table:table-cell>
          <table:table-cell table:style-name="ce9" office:value-type="date" office:date-value="2022-02-07">
            <text:p>07/02/2022</text:p>
          </table:table-cell>
          <table:table-cell table:style-name="ce41" office:value-type="string">
            <text:p>telefonema 2022001217</text:p>
          </table:table-cell>
          <table:table-cell table:style-name="ce46" office:value-type="string">
            <text:p>Comisaría Distrito de Centro</text:p>
          </table:table-cell>
          <table:table-cell table:style-name="ce38" office:value-type="float" office:value="627949643">
            <text:p>627949643</text:p>
          </table:table-cell>
          <table:table-cell table:style-name="ce38" table:content-validation-name="val1" office:value-type="float" office:value="11">
            <text:p>11</text:p>
          </table:table-cell>
          <table:table-cell table:style-name="ce51" office:value-type="string">
            <text:p>4407/22; 5131; 5167; 5180; 5184, 5188; 5260; 5268; 5312; 5887/22</text:p>
          </table:table-cell>
          <table:table-cell table:style-name="ce6" office:value-type="string">
            <text:p>marihuana; marihuana; 9 marihuana;3 ghb, 2 mefedrona, 14 mefedrona; 17 viagras y hachis; 9 extasis, 4 coca, 2 coca y hachis; 1 popper y 1 ghb, 4 mefe y 1 MDMA; 41 pastillas; 1ghb y meta: 1 coca, 2 speed; 2cbd; 3 mefedrona 5 extasis; 24 viagra; 1 ghb y 1 popper y 1 meta; 1 meta, 1 ghb; 25 muestras: meta, mefedrona, benzo, popper, sildenafilo; ghb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613">
            <text:p>21-feb</text:p>
          </table:table-cell>
          <table:table-cell table:style-name="ce29" office:value-type="date" office:date-value="2022-02-11">
            <text:p>11/02/2022</text:p>
          </table:table-cell>
          <table:table-cell table:style-name="ce44" table:content-validation-name="val1"/>
          <table:table-cell table:style-name="ce46" office:value-type="string">
            <text:p>Comisaría Distrito de Fuencarral - El Pardo</text:p>
          </table:table-cell>
          <table:table-cell table:style-name="ce38" office:value-type="float" office:value="913767649">
            <text:p>913767649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18596/21</text:p>
          </table:table-cell>
          <table:table-cell table:style-name="ce51" office:value-type="string">
            <text:p>polvo color marrón y verde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613">
            <text:p>21-feb</text:p>
          </table:table-cell>
          <table:table-cell table:style-name="ce29" office:value-type="date" office:date-value="2022-02-14">
            <text:p>14/02/2022</text:p>
          </table:table-cell>
          <table:table-cell table:style-name="ce44" table:content-validation-name="val1"/>
          <table:table-cell table:style-name="ce46" office:value-type="string">
            <text:p>Comisaría Distrito de San Blas - Vicálvaro</text:p>
          </table:table-cell>
          <table:table-cell table:style-name="ce38" office:value-type="float" office:value="605015588">
            <text:p>605015588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270/22</text:p>
          </table:table-cell>
          <table:table-cell table:style-name="ce51" office:value-type="string">
            <text:p>polvo ros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613">
            <text:p>21-feb</text:p>
          </table:table-cell>
          <table:table-cell table:style-name="ce29" office:value-type="date" office:date-value="2022-02-14">
            <text:p>14/02/2022</text:p>
          </table:table-cell>
          <table:table-cell table:style-name="ce44" table:content-validation-name="val1" office:value-type="string">
            <text:p>menores (1)</text:p>
          </table:table-cell>
          <table:table-cell table:style-name="ce46" office:value-type="string">
            <text:p>Comisaría Distrito de Moratalaz</text:p>
          </table:table-cell>
          <table:table-cell table:style-name="ce38" office:value-type="float" office:value="913221366">
            <text:p>913221366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51" office:value-type="string">
            <text:p>8891/21; 1066/22</text:p>
          </table:table-cell>
          <table:table-cell table:style-name="ce51" office:value-type="string">
            <text:p>hachis; sustancias de distintos tipo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613">
            <text:p>21-feb</text:p>
          </table:table-cell>
          <table:table-cell table:style-name="ce29" office:value-type="date" office:date-value="2022-02-11">
            <text:p>11/02/2022</text:p>
          </table:table-cell>
          <table:table-cell table:style-name="ce44" table:content-validation-name="val1" office:value-type="string">
            <text:p>(Pinto)</text:p>
          </table:table-cell>
          <table:table-cell table:style-name="ce46" office:value-type="string">
            <text:p>Guardia Civil de Villarejo de Salvanés</text:p>
          </table:table-cell>
          <table:table-cell table:style-name="ce38" office:value-type="float" office:value="916910103">
            <text:p>916910103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54/22</text:p>
          </table:table-cell>
          <table:table-cell table:style-name="ce51" office:value-type="string">
            <text:p>cocaí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Lunes</text:p>
          </table:table-cell>
          <table:table-cell table:style-name="ce279" office:value-type="float" office:value="44613">
            <text:p>21-feb</text:p>
          </table:table-cell>
          <table:table-cell table:style-name="ce9" office:value-type="date" office:date-value="2022-02-11">
            <text:p>11/02/2022</text:p>
          </table:table-cell>
          <table:table-cell table:style-name="ce41"/>
          <table:table-cell table:style-name="ce46" office:value-type="string">
            <text:p>Comisaría Local de Fuenlabrada</text:p>
          </table:table-cell>
          <table:table-cell table:style-name="ce56" office:value-type="float" office:value="914920826">
            <text:p>914920826</text:p>
          </table:table-cell>
          <table:table-cell table:style-name="ce56" office:value-type="float" office:value="5">
            <text:p>5</text:p>
          </table:table-cell>
          <table:table-cell table:style-name="ce51" office:value-type="string">
            <text:p>20099/21; 910/22; 1322/22; 1604/22; 2183/22</text:p>
          </table:table-cell>
          <table:table-cell table:style-name="ce6" office:value-type="string">
            <text:p>Hachis,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14">
            <text:p>22-feb</text:p>
          </table:table-cell>
          <table:table-cell table:style-name="ce9" office:value-type="date" office:date-value="2022-02-11">
            <text:p>11/02/2022</text:p>
          </table:table-cell>
          <table:table-cell table:style-name="ce41"/>
          <table:table-cell table:style-name="ce46" office:value-type="string">
            <text:p>Comisaría Distrito de Carabanchel</text:p>
          </table:table-cell>
          <table:table-cell table:style-name="ce56" office:value-type="float" office:value="913227534">
            <text:p>913227534</text:p>
          </table:table-cell>
          <table:table-cell table:style-name="ce56" office:value-type="float" office:value="6">
            <text:p>6</text:p>
          </table:table-cell>
          <table:table-cell table:style-name="ce51" office:value-type="string">
            <text:p>37033/21; 3882/22; 4277/22; 37735/21; 36840/21: 28412/21</text:p>
          </table:table-cell>
          <table:table-cell table:style-name="ce6" office:value-type="string">
            <text:p>HACHIS; polvo blanco y tableta sust marron ; 7 bolsa marihuana; 4 bolsas sust rosa <text:s/>y 4 comprimidos y 1 blister rivotril; sust rosa y 44 pildoras ;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14">
            <text:p>22-feb</text:p>
          </table:table-cell>
          <table:table-cell table:style-name="ce9" office:value-type="date" office:date-value="2022-02-14">
            <text:p>14/02/2022</text:p>
          </table:table-cell>
          <table:table-cell table:style-name="ce41"/>
          <table:table-cell table:style-name="ce46" office:value-type="string">
            <text:p>Comisaría Distrito de Usera-Villaverde / PJ Grupo <text:s/>Usera</text:p>
          </table:table-cell>
          <table:table-cell table:style-name="ce56" office:value-type="float" office:value="913921618">
            <text:p>913921618</text:p>
          </table:table-cell>
          <table:table-cell table:style-name="ce56" office:value-type="float" office:value="2">
            <text:p>2</text:p>
          </table:table-cell>
          <table:table-cell table:style-name="ce51" office:value-type="string">
            <text:p>4245/22; <text:s/>3693/22</text:p>
          </table:table-cell>
          <table:table-cell table:style-name="ce6" office:value-type="string">
            <text:p>cocaina y 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14">
            <text:p>22-feb</text:p>
          </table:table-cell>
          <table:table-cell table:style-name="ce9" office:value-type="date" office:date-value="2022-02-15">
            <text:p>15/02/2022</text:p>
          </table:table-cell>
          <table:table-cell table:style-name="ce41"/>
          <table:table-cell table:style-name="ce46" office:value-type="string">
            <text:p>Vigilancia Aduanera Guzman el Bueno</text:p>
          </table:table-cell>
          <table:table-cell table:style-name="ce56" office:value-type="float" office:value="915826030">
            <text:p>915826030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13/22</text:p>
          </table:table-cell>
          <table:table-cell table:style-name="ce6" office:value-type="string">
            <text:p>cocaina 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artes</text:p>
          </table:table-cell>
          <table:table-cell table:style-name="ce279" office:value-type="float" office:value="44614">
            <text:p>22-feb</text:p>
          </table:table-cell>
          <table:table-cell table:style-name="ce9" office:value-type="date" office:date-value="2022-02-17">
            <text:p>17/02/2022</text:p>
          </table:table-cell>
          <table:table-cell table:style-name="ce41" office:value-type="string">
            <text:p>se cambia al jueves</text:p>
          </table:table-cell>
          <table:table-cell table:style-name="ce46" office:value-type="string">
            <text:p>Comisaría Distrito de Villa de Vallecas</text:p>
          </table:table-cell>
          <table:table-cell table:style-name="ce56" office:value-type="float" office:value="913220432">
            <text:p>913220432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3142/22</text:p>
          </table:table-cell>
          <table:table-cell table:style-name="ce6" office:value-type="string">
            <text:p>marihuana, coca, coca rosa y má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15">
            <text:p>23-feb</text:p>
          </table:table-cell>
          <table:table-cell table:style-name="ce9" office:value-type="date" office:date-value="2022-02-15">
            <text:p>15/02/2022</text:p>
          </table:table-cell>
          <table:table-cell table:style-name="ce41"/>
          <table:table-cell table:style-name="ce46" office:value-type="string">
            <text:p>Comisaría Local de Alcobendas - San Sebastián de los Reyes</text:p>
          </table:table-cell>
          <table:table-cell table:style-name="ce56" office:value-type="float" office:value="913220275">
            <text:p>913220275</text:p>
          </table:table-cell>
          <table:table-cell table:style-name="ce56" office:value-type="float" office:value="3">
            <text:p>3</text:p>
          </table:table-cell>
          <table:table-cell table:style-name="ce51" office:value-type="string">
            <text:p>3657/22; 3930/22; 3871/22</text:p>
          </table:table-cell>
          <table:table-cell table:style-name="ce6" office:value-type="string">
            <text:p>cocaina; cocaina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15">
            <text:p>23-feb</text:p>
          </table:table-cell>
          <table:table-cell table:style-name="ce9" office:value-type="date" office:date-value="2022-02-15">
            <text:p>15/02/2022</text:p>
          </table:table-cell>
          <table:table-cell table:style-name="ce41"/>
          <table:table-cell table:style-name="ce46" office:value-type="string">
            <text:p>Comisaría Distrito de Arganzuela</text:p>
          </table:table-cell>
          <table:table-cell table:style-name="ce56" office:value-type="float" office:value="913221239">
            <text:p>913221239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3735/22; 3832/22</text:p>
          </table:table-cell>
          <table:table-cell table:style-name="ce6" office:value-type="string">
            <text:p>marihuana; sustancias (pastillas)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15">
            <text:p>23-feb</text:p>
          </table:table-cell>
          <table:table-cell table:style-name="ce9" office:value-type="date" office:date-value="2022-02-16">
            <text:p>16/02/2022</text:p>
          </table:table-cell>
          <table:table-cell table:style-name="ce41"/>
          <table:table-cell table:style-name="ce46" office:value-type="string">
            <text:p>Guardia Civil de San Martín de la Vega</text:p>
          </table:table-cell>
          <table:table-cell table:style-name="ce56" office:value-type="float" office:value="918945002">
            <text:p>918945002</text:p>
          </table:table-cell>
          <table:table-cell table:style-name="ce56" office:value-type="float" office:value="2">
            <text:p>2</text:p>
          </table:table-cell>
          <table:table-cell table:style-name="ce6" office:value-type="string">
            <text:p>2089/21; 238/22</text:p>
          </table:table-cell>
          <table:table-cell table:style-name="ce6" office:value-type="string">
            <text:p>marihua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15">
            <text:p>23-feb</text:p>
          </table:table-cell>
          <table:table-cell table:style-name="ce9" office:value-type="date" office:date-value="2022-02-16">
            <text:p>16/02/2022</text:p>
          </table:table-cell>
          <table:table-cell table:style-name="ce41" office:value-type="string">
            <text:p>distintos de los del martes</text:p>
          </table:table-cell>
          <table:table-cell table:style-name="ce46" office:value-type="string">
            <text:p>Vigilancia Aduanera Guzman el Bueno</text:p>
          </table:table-cell>
          <table:table-cell table:style-name="ce56" office:value-type="float" office:value="619185656">
            <text:p>619185656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21/21</text:p>
          </table:table-cell>
          <table:table-cell table:style-name="ce6" office:value-type="string">
            <text:p>sust estupefaciente 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Miercoles</text:p>
          </table:table-cell>
          <table:table-cell table:style-name="ce279" office:value-type="float" office:value="44615">
            <text:p>23-feb</text:p>
          </table:table-cell>
          <table:table-cell table:style-name="ce9" office:value-type="date" office:date-value="2022-02-17">
            <text:p>17/02/2022</text:p>
          </table:table-cell>
          <table:table-cell table:style-name="ce41"/>
          <table:table-cell table:style-name="ce46" office:value-type="string">
            <text:p>Guardia Civil de Navalcarnero</text:p>
          </table:table-cell>
          <table:table-cell table:style-name="ce56" office:value-type="float" office:value="918101036">
            <text:p>918101036</text:p>
          </table:table-cell>
          <table:table-cell table:style-name="ce56" office:value-type="float" office:value="3">
            <text:p>3</text:p>
          </table:table-cell>
          <table:table-cell table:style-name="ce6" office:value-type="string">
            <text:p>4560/2021; 4647/2021; 327/22</text:p>
          </table:table-cell>
          <table:table-cell table:style-name="ce6" office:value-type="string">
            <text:p>hachis; hachis; hachi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16">
            <text:p>24-feb</text:p>
          </table:table-cell>
          <table:table-cell table:style-name="ce29" office:value-type="date" office:date-value="2022-02-16">
            <text:p>16/02/2022</text:p>
          </table:table-cell>
          <table:table-cell table:style-name="ce44" table:content-validation-name="val1"/>
          <table:table-cell table:style-name="ce46" office:value-type="string">
            <text:p>Guardia Civil de Tres Cantos</text:p>
          </table:table-cell>
          <table:table-cell table:style-name="ce38" office:value-type="float" office:value="656945632">
            <text:p>656945632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51" office:value-type="string">
            <text:p>94/2019</text:p>
          </table:table-cell>
          <table:table-cell table:style-name="ce51" office:value-type="string">
            <text:p>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16">
            <text:p>24-feb</text:p>
          </table:table-cell>
          <table:table-cell table:style-name="ce29"/>
          <table:table-cell table:style-name="ce44" table:content-validation-name="val1" office:value-type="string">
            <text:p>viene del martes. Llegaran tarde</text:p>
          </table:table-cell>
          <table:table-cell table:style-name="ce46" office:value-type="string">
            <text:p>Comisaría Distrito de Villa de Vallecas</text:p>
          </table:table-cell>
          <table:table-cell table:style-name="ce56" office:value-type="float" office:value="913220432">
            <text:p>913220432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3142/22</text:p>
          </table:table-cell>
          <table:table-cell table:style-name="ce6" office:value-type="string">
            <text:p>marihuana, coca, coca rosa y más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16">
            <text:p>24-feb</text:p>
          </table:table-cell>
          <table:table-cell table:style-name="ce9" office:value-type="date" office:date-value="2022-02-21">
            <text:p>21/02/2022</text:p>
          </table:table-cell>
          <table:table-cell table:style-name="ce41"/>
          <table:table-cell table:style-name="ce46" office:value-type="string">
            <text:p>Comisaría Distrito de Latina</text:p>
          </table:table-cell>
          <table:table-cell table:style-name="ce56" office:value-type="float" office:value="913228693">
            <text:p>913228693</text:p>
          </table:table-cell>
          <table:table-cell table:style-name="ce56" office:value-type="float" office:value="1">
            <text:p>1</text:p>
          </table:table-cell>
          <table:table-cell table:style-name="ce51" office:value-type="string">
            <text:p>2686/22</text:p>
          </table:table-cell>
          <table:table-cell table:style-name="ce6" office:value-type="string">
            <text:p>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277" office:value-type="string">
            <text:p>Jueves</text:p>
          </table:table-cell>
          <table:table-cell table:style-name="ce279" office:value-type="float" office:value="44616">
            <text:p>24-feb</text:p>
          </table:table-cell>
          <table:table-cell table:style-name="ce9" office:value-type="date" office:date-value="2022-02-21">
            <text:p>21/02/2022</text:p>
          </table:table-cell>
          <table:table-cell table:style-name="ce41"/>
          <table:table-cell table:style-name="ce46" office:value-type="string">
            <text:p>Comisaría Distrito de Chamartín</text:p>
          </table:table-cell>
          <table:table-cell table:style-name="ce56" office:value-type="float" office:value="913227917">
            <text:p>913227917</text:p>
          </table:table-cell>
          <table:table-cell table:style-name="ce56" office:value-type="float" office:value="2">
            <text:p>2</text:p>
          </table:table-cell>
          <table:table-cell table:style-name="ce51" office:value-type="string">
            <text:p>2341/22; 2489/22</text:p>
          </table:table-cell>
          <table:table-cell table:style-name="ce6" office:value-type="string">
            <text:p>pastillas y sustancias; cocain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0"/>
          <table:table-cell table:style-name="ce39" table:content-validation-name="val1"/>
          <table:table-cell table:style-name="ce52"/>
          <table:table-cell table:style-name="ce50"/>
          <table:table-cell table:style-name="ce50" table:content-validation-name="val1"/>
          <table:table-cell table:style-name="ce66" table:number-columns-repeated="2"/>
          <table:table-cell table:style-name="ce67" table:number-columns-repeated="5"/>
          <table:table-cell table:style-name="ce72" table:number-columns-repeated="1010"/>
        </table:table-row>
        <table:table-row table:style-name="ro1">
          <table:table-cell table:style-name="ce277" office:value-type="string">
            <text:p>Viernes</text:p>
          </table:table-cell>
          <table:table-cell table:style-name="ce279" office:value-type="float" office:value="44617">
            <text:p>25-feb</text:p>
          </table:table-cell>
          <table:table-cell table:style-name="ce9" office:value-type="date" office:date-value="2022-01-28">
            <text:p>28/01/2022</text:p>
          </table:table-cell>
          <table:table-cell table:style-name="ce41" office:value-type="string">
            <text:p>telefonema: 2022000953//// 2022001480</text:p>
          </table:table-cell>
          <table:table-cell table:style-name="ce51" office:value-type="string">
            <text:p>Comisaría Distrito de Centro</text:p>
          </table:table-cell>
          <table:table-cell table:style-name="ce56" office:value-type="float" office:value="616265926">
            <text:p>616265926</text:p>
          </table:table-cell>
          <table:table-cell table:style-name="ce56" office:value-type="float" office:value="9">
            <text:p>9</text:p>
          </table:table-cell>
          <table:table-cell table:style-name="ce56" office:value-type="string">
            <text:p>3824/22; 5502/22; 5712/; 5873; 5882; 5903; 5970; 6017; 6186</text:p>
          </table:table-cell>
          <table:table-cell table:style-name="ce51" office:value-type="string">
            <text:p>REGISTRO 40 muestra; ghb, marihuana, hachis, aceite; bascula, etc; <text:s text:c="3"/>sust vegetal y cigarro: sust rocosa y 10 sust verde; color blanco y 70 rocosa; 7 sust pulverulenta; sust vegetal ; papelina; sust verde y sust verde; dust vegetal verde ; 22 pastillas rosa y sust pulverulenta</text:p>
          </table:table-cell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4"/>
          <table:table-cell table:style-name="ce35"/>
          <table:table-cell table:style-name="ce48" table:content-validation-name="val1"/>
          <table:table-cell table:style-name="ce52"/>
          <table:table-cell table:style-name="ce10"/>
          <table:table-cell table:style-name="ce10" table:content-validation-name="val1"/>
          <table:table-cell table:style-name="ce71" table:number-columns-repeated="2"/>
          <table:table-cell table:style-name="ce72" table:number-columns-repeated="1015"/>
        </table:table-row>
        <table:table-row table:style-name="ro1">
          <table:table-cell table:style-name="ce293" office:value-type="string">
            <text:p>Lunes</text:p>
          </table:table-cell>
          <table:table-cell table:style-name="ce294" office:value-type="float" office:value="44620">
            <text:p>28-feb</text:p>
          </table:table-cell>
          <table:table-cell table:style-name="ce9" office:value-type="date" office:date-value="2022-02-22">
            <text:p>22/02/2022</text:p>
          </table:table-cell>
          <table:table-cell table:style-name="ce56"/>
          <table:table-cell table:style-name="ce46" office:value-type="string">
            <text:p>Guardia Civil de Las Rozas</text:p>
          </table:table-cell>
          <table:table-cell table:style-name="ce56" office:value-type="float" office:value="916341414">
            <text:p>916341414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2022-263-1319</text:p>
          </table:table-cell>
          <table:table-cell table:style-name="ce6" office:value-type="string">
            <text:p>cocaina</text:p>
          </table:table-cell>
          <table:table-cell table:number-columns-repeated="1015"/>
        </table:table-row>
        <table:table-row table:style-name="ro1">
          <table:table-cell table:style-name="ce293" office:value-type="string">
            <text:p>Lunes</text:p>
          </table:table-cell>
          <table:table-cell table:style-name="ce294" office:value-type="float" office:value="44620">
            <text:p>28-feb</text:p>
          </table:table-cell>
          <table:table-cell table:style-name="ce9" office:value-type="date" office:date-value="2022-02-22">
            <text:p>22/02/2022</text:p>
          </table:table-cell>
          <table:table-cell office:value-type="string">
            <text:p>no han venido</text:p>
          </table:table-cell>
          <table:table-cell table:style-name="ce46" office:value-type="string">
            <text:p>Comisaría Distrito de Moncloa / Aravaca</text:p>
          </table:table-cell>
          <table:table-cell table:style-name="ce56" office:value-type="float" office:value="913222962">
            <text:p>913222962</text:p>
          </table:table-cell>
          <table:table-cell table:style-name="ce56" office:value-type="float" office:value="5">
            <text:p>5</text:p>
          </table:table-cell>
          <table:table-cell table:style-name="ce6" office:value-type="string">
            <text:p>1350/22; 2868/22; 2495/22; 2502/22; 2815/22</text:p>
          </table:table-cell>
          <table:table-cell table:style-name="ce6" office:value-type="string">
            <text:p>hachis, pastillas; marihuana; sustancia blanca; hachis; pastillas y hachis</text:p>
          </table:table-cell>
          <table:table-cell table:number-columns-repeated="1015"/>
        </table:table-row>
        <table:table-row table:style-name="ro1">
          <table:table-cell table:style-name="ce293" office:value-type="string">
            <text:p>Lunes</text:p>
          </table:table-cell>
          <table:table-cell table:style-name="ce294" office:value-type="float" office:value="44620">
            <text:p>28-feb</text:p>
          </table:table-cell>
          <table:table-cell table:style-name="ce9" office:value-type="date" office:date-value="2022-02-22">
            <text:p>22/02/2022</text:p>
          </table:table-cell>
          <table:table-cell table:style-name="ce41"/>
          <table:table-cell table:style-name="ce46" office:value-type="string">
            <text:p>Guardia Civil de Becerril de la Sierra</text:p>
          </table:table-cell>
          <table:table-cell table:style-name="ce56" office:value-type="float" office:value="918538039">
            <text:p>918538039</text:p>
          </table:table-cell>
          <table:table-cell table:style-name="ce56" office:value-type="float" office:value="1">
            <text:p>1</text:p>
          </table:table-cell>
          <table:table-cell table:style-name="ce6" office:value-type="string">
            <text:p>2022-268-74</text:p>
          </table:table-cell>
          <table:table-cell table:style-name="ce6" office:value-type="string">
            <text:p>1marihuana</text:p>
          </table:table-cell>
          <table:table-cell table:style-name="ce6" table:number-columns-repeated="1015"/>
        </table:table-row>
        <table:table-row table:style-name="ro1">
          <table:table-cell table:style-name="ce293" office:value-type="string">
            <text:p>Lunes</text:p>
          </table:table-cell>
          <table:table-cell table:style-name="ce294" office:value-type="float" office:value="44620">
            <text:p>28-feb</text:p>
          </table:table-cell>
          <table:table-cell table:style-name="ce9" office:value-type="date" office:date-value="2022-02-21">
            <text:p>21/02/2022</text:p>
          </table:table-cell>
          <table:table-cell table:style-name="ce41" office:value-type="string">
            <text:p>(estaban citados el jueves 24, pero no pueden)</text:p>
          </table:table-cell>
          <table:table-cell table:style-name="ce46" office:value-type="string">
            <text:p>Comisaría Local de Leganés Grupo I</text:p>
          </table:table-cell>
          <table:table-cell table:style-name="ce56" office:value-type="float" office:value="913221635">
            <text:p>913221635</text:p>
          </table:table-cell>
          <table:table-cell table:style-name="ce56" office:value-type="float" office:value="3">
            <text:p>3</text:p>
          </table:table-cell>
          <table:table-cell table:style-name="ce51" office:value-type="string">
            <text:p>3088/22; 1659/22; 2490/22</text:p>
          </table:table-cell>
          <table:table-cell table:style-name="ce6" office:value-type="string">
            <text:p>Pastillas; hachis; pastillas y sustancia blanca y ros</text:p>
          </table:table-cell>
          <table:table-cell table:style-name="ce6" table:number-columns-repeated="3"/>
          <table:table-cell table:number-columns-repeated="1012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 22" table:style-name="ta13" table:print="false">
        <table:table-column table:style-name="co3" table:default-cell-style-name="Excel_20_Built-in_20_Normal"/>
        <table:table-column table:style-name="co39" table:default-cell-style-name="Excel_20_Built-in_20_Normal"/>
        <table:table-column table:style-name="co36" table:default-cell-style-name="ce61"/>
        <table:table-column table:style-name="co40" table:default-cell-style-name="ce307"/>
        <table:table-column table:style-name="co38" table:default-cell-style-name="Excel_20_Built-in_20_Normal"/>
        <table:table-column table:style-name="co41" table:default-cell-style-name="ce61"/>
        <table:table-column table:style-name="co9" table:default-cell-style-name="Excel_20_Built-in_20_Normal"/>
        <table:table-column table:style-name="co42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table:style-name="ce7" office:value-type="string" table:number-columns-spanned="2" table:number-rows-spanned="1">
            <text:p>DIA CITA</text:p>
          </table:table-cell>
          <table:covered-table-cell table:style-name="ce19"/>
          <table:table-cell table:style-name="ce29" office:value-type="string">
            <text:p>FECHA LLAMADA</text:p>
          </table:table-cell>
          <table:table-cell table:style-name="ce44" table:content-validation-name="val1" office:value-type="string">
            <text:p>OBSERVACIONES</text:p>
          </table:table-cell>
          <table:table-cell table:style-name="ce38" office:value-type="string">
            <text:p>Comisaría / Cuerpo Policial</text:p>
          </table:table-cell>
          <table:table-cell table:style-name="ce38" office:value-type="string">
            <text:p>Teléfono</text:p>
          </table:table-cell>
          <table:table-cell table:style-name="ce38" table:content-validation-name="val1" office:value-type="string">
            <text:p>Nº Ates</text:p>
          </table:table-cell>
          <table:table-cell table:style-name="ce38" office:value-type="string">
            <text:p>Atestados o D. Policiales</text:p>
          </table:table-cell>
          <table:table-cell table:style-name="ce51" office:value-type="string">
            <text:p>Descripción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306" table:content-validation-name="val1"/>
          <table:table-cell table:style-name="ce71"/>
          <table:table-cell table:style-name="ce10"/>
          <table:table-cell table:style-name="ce10" table:content-validation-name="val1"/>
          <table:table-cell table:style-name="ce71" table:number-columns-repeated="2"/>
          <table:table-cell table:number-columns-repeated="1015"/>
        </table:table-row>
        <table:table-row table:style-name="ro24">
          <table:table-cell table:style-name="ce296" office:value-type="string">
            <text:p>Lunes</text:p>
          </table:table-cell>
          <table:table-cell table:style-name="ce299" office:value-type="float" office:value="44564">
            <text:p>3-ene</text:p>
          </table:table-cell>
          <table:table-cell table:style-name="ce302" office:value-type="date" office:date-value="2021-12-17">
            <text:p>17/12/2021</text:p>
          </table:table-cell>
          <table:table-cell office:value-type="string">
            <text:p>ANULADA</text:p>
          </table:table-cell>
          <table:table-cell table:style-name="ce311" office:value-type="string">
            <text:p>Comisaría Distrito de San Blas - Vicálvaro</text:p>
          </table:table-cell>
          <table:table-cell office:value-type="float" office:value="913135340">
            <text:p>913135340</text:p>
          </table:table-cell>
          <table:table-cell table:style-name="ce56" office:value-type="float" office:value="1">
            <text:p>1</text:p>
          </table:table-cell>
          <table:table-cell table:style-name="ce318" office:value-type="string">
            <text:p>21420/21</text:p>
          </table:table-cell>
          <table:table-cell table:style-name="ce312" office:value-type="string">
            <text:p>marihuana</text:p>
          </table:table-cell>
          <table:table-cell table:number-columns-repeated="1015"/>
        </table:table-row>
        <table:table-row table:style-name="ro24">
          <table:table-cell table:style-name="ce296" office:value-type="string">
            <text:p>Lunes</text:p>
          </table:table-cell>
          <table:table-cell table:style-name="ce299" office:value-type="float" office:value="44564">
            <text:p>3-ene</text:p>
          </table:table-cell>
          <table:table-cell table:style-name="ce302" office:value-type="date" office:date-value="2021-12-20">
            <text:p>20/12/2021</text:p>
          </table:table-cell>
          <table:table-cell/>
          <table:table-cell table:style-name="ce311" office:value-type="string">
            <text:p>Comisaría Distrito de Usera-Villaverde/ Denuncias</text:p>
          </table:table-cell>
          <table:table-cell office:value-type="float" office:value="647728101">
            <text:p>647728101</text:p>
          </table:table-cell>
          <table:table-cell table:style-name="ce56" office:value-type="float" office:value="3">
            <text:p>3</text:p>
          </table:table-cell>
          <table:table-cell table:style-name="ce318" office:value-type="string">
            <text:p>38570, 38562, 37106</text:p>
          </table:table-cell>
          <table:table-cell table:style-name="ce312" office:value-type="string">
            <text:p>8env coca y 2 env roca, 2 bolsias blanca y marron y roca</text:p>
          </table:table-cell>
          <table:table-cell table:number-columns-repeated="1015"/>
        </table:table-row>
        <table:table-row table:style-name="ro24">
          <table:table-cell table:style-name="ce296" office:value-type="string">
            <text:p>Lunes</text:p>
          </table:table-cell>
          <table:table-cell table:style-name="ce299" office:value-type="float" office:value="44564">
            <text:p>3-ene</text:p>
          </table:table-cell>
          <table:table-cell table:style-name="ce302" office:value-type="date" office:date-value="2021-12-22">
            <text:p>22/12/2021</text:p>
          </table:table-cell>
          <table:table-cell/>
          <table:table-cell table:style-name="ce311" office:value-type="string">
            <text:p>Comisaría Distrito de Usera-Villaverde/ PJ Grupo Villaverde</text:p>
          </table:table-cell>
          <table:table-cell office:value-type="float" office:value="913223034">
            <text:p>913223034</text:p>
          </table:table-cell>
          <table:table-cell table:style-name="ce56" office:value-type="float" office:value="2">
            <text:p>2</text:p>
          </table:table-cell>
          <table:table-cell table:style-name="ce318" office:value-type="string">
            <text:p>39269/21; 36087/21</text:p>
          </table:table-cell>
          <table:table-cell table:style-name="ce312" office:value-type="string">
            <text:p>coca hachis y corte</text:p>
          </table:table-cell>
          <table:table-cell table:number-columns-repeated="1015"/>
        </table:table-row>
        <table:table-row table:style-name="ro1">
          <table:table-cell table:style-name="ce296" office:value-type="string">
            <text:p>Lunes</text:p>
          </table:table-cell>
          <table:table-cell table:style-name="ce299" office:value-type="float" office:value="44564">
            <text:p>3-ene</text:p>
          </table:table-cell>
          <table:table-cell table:style-name="ce302" office:value-type="date" office:date-value="2021-12-17">
            <text:p>17/12/2021</text:p>
          </table:table-cell>
          <table:table-cell/>
          <table:table-cell table:style-name="ce18" office:value-type="string">
            <text:p>Policia Nacional UDYCO Grupo 8</text:p>
          </table:table-cell>
          <table:table-cell table:style-name="ce14" office:value-type="float" office:value="913223581">
            <text:p>913223581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311" office:value-type="string">
            <text:p>5099/21</text:p>
          </table:table-cell>
          <table:table-cell table:style-name="ce18" office:value-type="string">
            <text:p>7 coca</text:p>
          </table:table-cell>
          <table:table-cell table:number-columns-repeated="1015"/>
        </table:table-row>
        <table:table-row table:style-name="ro1">
          <table:table-cell table:style-name="ce296" office:value-type="string">
            <text:p>Lunes</text:p>
          </table:table-cell>
          <table:table-cell table:style-name="ce299" office:value-type="float" office:value="44564">
            <text:p>3-ene</text:p>
          </table:table-cell>
          <table:table-cell table:style-name="ce302" office:value-type="date" office:date-value="2021-12-17">
            <text:p>17/12/2021</text:p>
          </table:table-cell>
          <table:table-cell/>
          <table:table-cell table:style-name="ce312" office:value-type="string">
            <text:p>(U.F.A.M.) B.P. Policia Judicial Grupo 22. Unidad Familia y Mujer</text:p>
          </table:table-cell>
          <table:table-cell office:value-type="float" office:value="913223556">
            <text:p>913223556</text:p>
          </table:table-cell>
          <table:table-cell table:style-name="ce56" office:value-type="float" office:value="1">
            <text:p>1</text:p>
          </table:table-cell>
          <table:table-cell table:style-name="ce311" office:value-type="string">
            <text:p>3409/21</text:p>
          </table:table-cell>
          <table:table-cell table:style-name="ce311" office:value-type="string">
            <text:p>300g coca 10 papelinas y marihua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306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number-columns-repeated="1015"/>
        </table:table-row>
        <table:table-row table:style-name="ro1">
          <table:table-cell table:style-name="ce296" office:value-type="string">
            <text:p>Martes</text:p>
          </table:table-cell>
          <table:table-cell table:style-name="ce299" office:value-type="float" office:value="44565">
            <text:p>4-ene</text:p>
          </table:table-cell>
          <table:table-cell table:style-name="ce302" office:value-type="date" office:date-value="2021-12-17">
            <text:p>17/12/2021</text:p>
          </table:table-cell>
          <table:table-cell office:value-type="string">
            <text:p>VIENE DEL 3/ENERO</text:p>
          </table:table-cell>
          <table:table-cell table:style-name="ce312" office:value-type="string">
            <text:p>(U.F.A.M.) B.P. Policia Judicial Grupo 22. Unidad Familia y Mujer</text:p>
          </table:table-cell>
          <table:table-cell office:value-type="float" office:value="913223556">
            <text:p>913223556</text:p>
          </table:table-cell>
          <table:table-cell table:style-name="ce56" office:value-type="float" office:value="1">
            <text:p>1</text:p>
          </table:table-cell>
          <table:table-cell table:style-name="ce311" office:value-type="string">
            <text:p>3409/21</text:p>
          </table:table-cell>
          <table:table-cell table:style-name="ce311" office:value-type="string">
            <text:p>300g coca 10 papelinas y marihuana</text:p>
          </table:table-cell>
          <table:table-cell table:number-columns-repeated="1015"/>
        </table:table-row>
        <table:table-row table:style-name="ro24">
          <table:table-cell table:style-name="ce296" office:value-type="string">
            <text:p>Martes</text:p>
          </table:table-cell>
          <table:table-cell table:style-name="ce299" office:value-type="float" office:value="44565">
            <text:p>4-ene</text:p>
          </table:table-cell>
          <table:table-cell table:style-name="ce303" office:value-type="date" office:date-value="2021-12-20">
            <text:p>20/12/2021</text:p>
          </table:table-cell>
          <table:table-cell office:value-type="string">
            <text:p>SE PASA AL 28/ENERO</text:p>
          </table:table-cell>
          <table:table-cell table:style-name="ce18" office:value-type="string">
            <text:p>Guardia Civil El Molar</text:p>
          </table:table-cell>
          <table:table-cell office:value-type="float" office:value="918410011">
            <text:p>918410011</text:p>
          </table:table-cell>
          <table:table-cell table:style-name="ce56" office:value-type="float" office:value="1">
            <text:p>1</text:p>
          </table:table-cell>
          <table:table-cell table:style-name="ce318" office:value-type="string">
            <text:p>2021-360-1473</text:p>
          </table:table-cell>
          <table:table-cell table:style-name="ce312" office:value-type="string">
            <text:p>16 env hachis</text:p>
          </table:table-cell>
          <table:table-cell table:number-columns-repeated="1015"/>
        </table:table-row>
        <table:table-row table:style-name="ro22">
          <table:table-cell table:style-name="ce296" office:value-type="string">
            <text:p>Martes</text:p>
          </table:table-cell>
          <table:table-cell table:style-name="ce299" office:value-type="float" office:value="44565">
            <text:p>4-ene</text:p>
          </table:table-cell>
          <table:table-cell table:style-name="ce302" office:value-type="date" office:date-value="2021-12-20">
            <text:p>20/12/2021</text:p>
          </table:table-cell>
          <table:table-cell office:value-type="string">
            <text:p>telefonema: 2021010855</text:p>
          </table:table-cell>
          <table:table-cell table:style-name="ce312" office:value-type="string">
            <text:p>Comisaría Distrito de Centro</text:p>
          </table:table-cell>
          <table:table-cell table:style-name="ce36" office:value-type="float" office:value="915488124">
            <text:p>915488124</text:p>
          </table:table-cell>
          <table:table-cell table:style-name="ce56" office:value-type="float" office:value="10">
            <text:p>10</text:p>
          </table:table-cell>
          <table:table-cell office:value-type="string">
            <text:p>42890/21; 44314/21; 44789; 45442; 45443; 45699; 45753; 46054;46144; 46238</text:p>
          </table:table-cell>
          <table:table-cell office:value-type="string">
            <text:p>marihuana; ghd anfeta y extasis; ghb; meta; marihuana; comprimidos y sust blanca; basculas y mdma; sust; ghb y meta; ghb y meta; comprimidos y ghb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306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number-columns-repeated="1015"/>
        </table:table-row>
        <table:table-row table:style-name="ro10">
          <table:table-cell table:style-name="ce296" office:value-type="string">
            <text:p>Miercoles</text:p>
          </table:table-cell>
          <table:table-cell table:style-name="ce299" office:value-type="float" office:value="44566">
            <text:p>5-ene</text:p>
          </table:table-cell>
          <table:table-cell table:style-name="ce302" office:value-type="date" office:date-value="2021-12-20">
            <text:p>20/12/2021</text:p>
          </table:table-cell>
          <table:table-cell/>
          <table:table-cell table:style-name="ce312" office:value-type="string">
            <text:p>Comisaría Estación Sur de Autobuses</text:p>
          </table:table-cell>
          <table:table-cell office:value-type="float" office:value="913220896">
            <text:p>913220896</text:p>
          </table:table-cell>
          <table:table-cell table:style-name="ce56" office:value-type="float" office:value="1">
            <text:p>1</text:p>
          </table:table-cell>
          <table:table-cell table:style-name="ce318" office:value-type="string">
            <text:p>2138/21</text:p>
          </table:table-cell>
          <table:table-cell table:style-name="ce312" office:value-type="string">
            <text:p>pastillas y coca</text:p>
          </table:table-cell>
          <table:table-cell table:number-columns-repeated="1015"/>
        </table:table-row>
        <table:table-row table:style-name="ro10">
          <table:table-cell table:style-name="ce296" office:value-type="string">
            <text:p>Miercoles</text:p>
          </table:table-cell>
          <table:table-cell table:style-name="ce299" office:value-type="float" office:value="44566">
            <text:p>5-ene</text:p>
          </table:table-cell>
          <table:table-cell table:style-name="ce302" office:value-type="date" office:date-value="2021-12-20">
            <text:p>20/12/2021</text:p>
          </table:table-cell>
          <table:table-cell/>
          <table:table-cell table:style-name="ce312" office:value-type="string">
            <text:p>Comisaría Local de Aranjuez</text:p>
          </table:table-cell>
          <table:table-cell table:style-name="ce14" office:value-type="float" office:value="918929405">
            <text:p>918929405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311" office:value-type="string">
            <text:p>6648/21, 69014/21</text:p>
          </table:table-cell>
          <table:table-cell table:style-name="ce18" office:value-type="string">
            <text:p>heroína, coca y hachis, 3envoltorios hachis</text:p>
          </table:table-cell>
          <table:table-cell table:number-columns-repeated="1015"/>
        </table:table-row>
        <table:table-row table:style-name="ro10">
          <table:table-cell table:style-name="ce296" office:value-type="string">
            <text:p>Miercoles</text:p>
          </table:table-cell>
          <table:table-cell table:style-name="ce299" office:value-type="float" office:value="44566">
            <text:p>5-ene</text:p>
          </table:table-cell>
          <table:table-cell table:style-name="ce302" office:value-type="date" office:date-value="2021-12-27">
            <text:p>27/12/2021</text:p>
          </table:table-cell>
          <table:table-cell/>
          <table:table-cell table:style-name="ce312" office:value-type="string">
            <text:p>Comisaría Local de Leganés Grupo II</text:p>
          </table:table-cell>
          <table:table-cell table:style-name="ce14" office:value-type="float" office:value="913221635">
            <text:p>913221635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311" office:value-type="string">
            <text:p>19953/21, 21638/21</text:p>
          </table:table-cell>
          <table:table-cell table:style-name="ce18" office:value-type="string">
            <text:p>coca, hachis</text:p>
          </table:table-cell>
          <table:table-cell table:number-columns-repeated="1015"/>
        </table:table-row>
        <table:table-row table:style-name="ro10">
          <table:table-cell table:style-name="ce296" office:value-type="string">
            <text:p>Miercoles</text:p>
          </table:table-cell>
          <table:table-cell table:style-name="ce299" office:value-type="float" office:value="44566">
            <text:p>5-ene</text:p>
          </table:table-cell>
          <table:table-cell table:style-name="ce302" office:value-type="date" office:date-value="2021-12-20">
            <text:p>20/12/2021</text:p>
          </table:table-cell>
          <table:table-cell/>
          <table:table-cell table:style-name="ce312" office:value-type="string">
            <text:p>Comisaría Local de Alcobendas - San Sebastián de los Reyes</text:p>
          </table:table-cell>
          <table:table-cell office:value-type="float" office:value="916592068">
            <text:p>916592068</text:p>
          </table:table-cell>
          <table:table-cell table:style-name="ce56" office:value-type="float" office:value="2">
            <text:p>2</text:p>
          </table:table-cell>
          <table:table-cell table:style-name="ce311" office:value-type="string">
            <text:p>24142, 24758</text:p>
          </table:table-cell>
          <table:table-cell table:style-name="ce311" office:value-type="string">
            <text:p>hachis y marihuana</text:p>
          </table:table-cell>
          <table:table-cell table:number-columns-repeated="1015"/>
        </table:table-row>
        <table:table-row table:style-name="ro1">
          <table:table-cell table:style-name="ce296" office:value-type="string">
            <text:p>Miercoles</text:p>
          </table:table-cell>
          <table:table-cell table:style-name="ce299" office:value-type="float" office:value="44566">
            <text:p>5-ene</text:p>
          </table:table-cell>
          <table:table-cell table:style-name="ce302" office:value-type="date" office:date-value="2021-12-22">
            <text:p>22/12/2021</text:p>
          </table:table-cell>
          <table:table-cell office:value-type="string">
            <text:p>AÑADIDO 22/22</text:p>
          </table:table-cell>
          <table:table-cell table:style-name="ce312" office:value-type="string">
            <text:p>Brigada Provincial P. J. Secc Grupo Menores (GRUME)</text:p>
          </table:table-cell>
          <table:table-cell office:value-type="float" office:value="914931222">
            <text:p>914931222</text:p>
          </table:table-cell>
          <table:table-cell table:style-name="ce56" office:value-type="float" office:value="2">
            <text:p>2</text:p>
          </table:table-cell>
          <table:table-cell table:style-name="ce311" office:value-type="string">
            <text:p>5216/21;22/22</text:p>
          </table:table-cell>
          <table:table-cell table:style-name="ce311" office:value-type="string">
            <text:p>8 pastillas MDMA; 38 marihuana</text:p>
          </table:table-cell>
          <table:table-cell table:number-columns-repeated="1015"/>
        </table:table-row>
        <table:table-row table:style-name="ro11">
          <table:table-cell table:style-name="ce11"/>
          <table:table-cell table:style-name="ce24"/>
          <table:table-cell table:style-name="ce304"/>
          <table:table-cell table:style-name="ce308" table:content-validation-name="val1"/>
          <table:table-cell table:style-name="ce71"/>
          <table:table-cell table:style-name="ce10"/>
          <table:table-cell table:style-name="ce58"/>
          <table:table-cell table:style-name="ce72" table:number-columns-repeated="2"/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67">
            <text:p>6-ene</text:p>
          </table:table-cell>
          <table:table-cell table:style-name="ce305" office:value-type="string">
            <text:p>FESTIVO</text:p>
          </table:table-cell>
          <table:table-cell table:style-name="ce309"/>
          <table:table-cell table:style-name="ce313"/>
          <table:table-cell table:style-name="ce316"/>
          <table:table-cell table:style-name="ce317"/>
          <table:table-cell table:style-name="ce313" table:number-columns-repeated="2"/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306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number-columns-repeated="1015"/>
        </table:table-row>
        <table:table-row table:style-name="ro24">
          <table:table-cell table:style-name="ce296" office:value-type="string">
            <text:p>Viernes</text:p>
          </table:table-cell>
          <table:table-cell table:style-name="ce299" office:value-type="float" office:value="44568">
            <text:p>7-ene</text:p>
          </table:table-cell>
          <table:table-cell table:style-name="ce303" office:value-type="date" office:date-value="2021-12-22">
            <text:p>22/12/2021</text:p>
          </table:table-cell>
          <table:table-cell office:value-type="string">
            <text:p>con el hospital</text:p>
          </table:table-cell>
          <table:table-cell table:style-name="ce314" office:value-type="string">
            <text:p>P.N. Grupo Estupefacientes Aeropuerto Barajas</text:p>
          </table:table-cell>
          <table:table-cell office:value-type="float" office:value="913010919">
            <text:p>913010919</text:p>
          </table:table-cell>
          <table:table-cell table:style-name="ce56" office:value-type="float" office:value="1">
            <text:p>1</text:p>
          </table:table-cell>
          <table:table-cell table:style-name="ce318" office:value-type="string">
            <text:p>9858/21</text:p>
          </table:table-cell>
          <table:table-cell table:style-name="ce312" office:value-type="string">
            <text:p>bolero</text:p>
          </table:table-cell>
          <table:table-cell table:number-columns-repeated="1015"/>
        </table:table-row>
        <table:table-row table:style-name="ro24">
          <table:table-cell table:style-name="ce296" office:value-type="string">
            <text:p>Viernes</text:p>
          </table:table-cell>
          <table:table-cell table:style-name="ce299" office:value-type="float" office:value="44568">
            <text:p>7-ene</text:p>
          </table:table-cell>
          <table:table-cell table:style-name="ce303" office:value-type="date" office:date-value="2021-12-27">
            <text:p>27/12/2021</text:p>
          </table:table-cell>
          <table:table-cell/>
          <table:table-cell table:style-name="ce314" office:value-type="string">
            <text:p>Comisaría Local de Parla</text:p>
          </table:table-cell>
          <table:table-cell office:value-type="float" office:value="913220217">
            <text:p>913220217</text:p>
          </table:table-cell>
          <table:table-cell table:style-name="ce56" office:value-type="float" office:value="2">
            <text:p>2</text:p>
          </table:table-cell>
          <table:table-cell table:style-name="ce318" office:value-type="string">
            <text:p>15892, 15866/21</text:p>
          </table:table-cell>
          <table:table-cell table:style-name="ce312" office:value-type="string">
            <text:p>pastillas y coca, maria</text:p>
          </table:table-cell>
          <table:table-cell table:number-columns-repeated="1015"/>
        </table:table-row>
        <table:table-row table:style-name="ro1">
          <table:table-cell table:style-name="ce296" office:value-type="string">
            <text:p>Viernes</text:p>
          </table:table-cell>
          <table:table-cell table:style-name="ce299" office:value-type="float" office:value="44568">
            <text:p>7-ene</text:p>
          </table:table-cell>
          <table:table-cell table:style-name="ce303" office:value-type="date" office:date-value="2021-12-27">
            <text:p>27/12/2021</text:p>
          </table:table-cell>
          <table:table-cell/>
          <table:table-cell table:style-name="ce314" office:value-type="string">
            <text:p>Comisaría Distrito de Salamanca</text:p>
          </table:table-cell>
          <table:table-cell table:style-name="ce14" office:value-type="float" office:value="913225570">
            <text:p>913225570</text:p>
          </table:table-cell>
          <table:table-cell table:style-name="ce38" table:content-validation-name="val1" office:value-type="float" office:value="6">
            <text:p>6</text:p>
          </table:table-cell>
          <table:table-cell table:style-name="ce311" office:value-type="string">
            <text:p>23013, 23106, 23646, 25593, 24927, 24998, </text:p>
          </table:table-cell>
          <table:table-cell table:style-name="ce18" office:value-type="string">
            <text:p>maria, maria, coca, hachis, pollitos hachis</text:p>
          </table:table-cell>
          <table:table-cell table:number-columns-repeated="1015"/>
        </table:table-row>
        <table:table-row table:style-name="ro1">
          <table:table-cell table:style-name="ce296" office:value-type="string">
            <text:p>Viernes</text:p>
          </table:table-cell>
          <table:table-cell table:style-name="ce299" office:value-type="float" office:value="44568">
            <text:p>7-ene</text:p>
          </table:table-cell>
          <table:table-cell table:style-name="ce302" office:value-type="date" office:date-value="2021-12-27">
            <text:p>27/12/2021</text:p>
          </table:table-cell>
          <table:table-cell/>
          <table:table-cell table:style-name="ce314" office:value-type="string">
            <text:p>Comisaría Distrito de Arganzuela</text:p>
          </table:table-cell>
          <table:table-cell office:value-type="float" office:value="913221238">
            <text:p>913221238</text:p>
          </table:table-cell>
          <table:table-cell table:style-name="ce56" office:value-type="float" office:value="1">
            <text:p>1</text:p>
          </table:table-cell>
          <table:table-cell table:style-name="ce311" office:value-type="string">
            <text:p>23345/21</text:p>
          </table:table-cell>
          <table:table-cell table:style-name="ce311" office:value-type="string">
            <text:p>mari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306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number-columns-repeated="1015"/>
        </table:table-row>
        <table:table-row table:style-name="ro24">
          <table:table-cell table:style-name="ce288" office:value-type="string">
            <text:p>Lunes</text:p>
          </table:table-cell>
          <table:table-cell table:style-name="ce291" office:value-type="float" office:value="44571">
            <text:p>10-ene</text:p>
          </table:table-cell>
          <table:table-cell table:style-name="ce303" office:value-type="date" office:date-value="2021-12-22">
            <text:p>22/12/2021</text:p>
          </table:table-cell>
          <table:table-cell office:value-type="string">
            <text:p>con el hospital/ viernes 7-01</text:p>
          </table:table-cell>
          <table:table-cell table:style-name="ce312" office:value-type="string">
            <text:p>P.N. Grupo Estupefacientes Aeropuerto Barajas</text:p>
          </table:table-cell>
          <table:table-cell office:value-type="float" office:value="913010919">
            <text:p>913010919</text:p>
          </table:table-cell>
          <table:table-cell table:style-name="ce56" office:value-type="float" office:value="1">
            <text:p>1</text:p>
          </table:table-cell>
          <table:table-cell table:style-name="ce318" office:value-type="string">
            <text:p>9858/21</text:p>
          </table:table-cell>
          <table:table-cell table:style-name="ce312" office:value-type="string">
            <text:p>bolero</text:p>
          </table:table-cell>
          <table:table-cell table:number-columns-repeated="1015"/>
        </table:table-row>
        <table:table-row table:style-name="ro24">
          <table:table-cell table:style-name="ce288" office:value-type="string">
            <text:p>Lunes</text:p>
          </table:table-cell>
          <table:table-cell table:style-name="ce291" office:value-type="float" office:value="44571">
            <text:p>10-ene</text:p>
          </table:table-cell>
          <table:table-cell table:style-name="ce303" office:value-type="date" office:date-value="2021-12-27">
            <text:p>27/12/2021</text:p>
          </table:table-cell>
          <table:table-cell office:value-type="string">
            <text:p>viernes 7/01</text:p>
          </table:table-cell>
          <table:table-cell table:style-name="ce312" office:value-type="string">
            <text:p>Comisaría Local de Parla</text:p>
          </table:table-cell>
          <table:table-cell office:value-type="float" office:value="913220217">
            <text:p>913220217</text:p>
          </table:table-cell>
          <table:table-cell table:style-name="ce56" office:value-type="float" office:value="2">
            <text:p>2</text:p>
          </table:table-cell>
          <table:table-cell table:style-name="ce318" office:value-type="string">
            <text:p>15892, 15866/21</text:p>
          </table:table-cell>
          <table:table-cell table:style-name="ce312" office:value-type="string">
            <text:p>pastillas y coca, mari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291" office:value-type="float" office:value="44571">
            <text:p>10-ene</text:p>
          </table:table-cell>
          <table:table-cell table:style-name="ce302" office:value-type="date" office:date-value="2021-12-22">
            <text:p>22/12/2021</text:p>
          </table:table-cell>
          <table:table-cell/>
          <table:table-cell table:style-name="ce312" office:value-type="string">
            <text:p>Comisaría Distrito de Moncloa / Aravaca</text:p>
          </table:table-cell>
          <table:table-cell table:style-name="ce14" office:value-type="float" office:value="609088602">
            <text:p>609088602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311" office:value-type="string">
            <text:p>14791/21</text:p>
          </table:table-cell>
          <table:table-cell table:style-name="ce18" office:value-type="string">
            <text:p>3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291" office:value-type="float" office:value="44571">
            <text:p>10-ene</text:p>
          </table:table-cell>
          <table:table-cell table:style-name="ce302" office:value-type="date" office:date-value="2021-12-23">
            <text:p>23/12/2021</text:p>
          </table:table-cell>
          <table:table-cell/>
          <table:table-cell office:value-type="string">
            <text:p>Brigada Provincia PJ (UAJ)</text:p>
          </table:table-cell>
          <table:table-cell office:value-type="float" office:value="914932570">
            <text:p>914932570</text:p>
          </table:table-cell>
          <table:table-cell table:style-name="ce56" table:content-validation-name="val1" office:value-type="float" office:value="1">
            <text:p>1</text:p>
          </table:table-cell>
          <table:table-cell table:style-name="ce311" office:value-type="string">
            <text:p>25049/21</text:p>
          </table:table-cell>
          <table:table-cell table:style-name="ce311" office:value-type="string">
            <text:p>marihuan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291" office:value-type="float" office:value="44571">
            <text:p>10-ene</text:p>
          </table:table-cell>
          <table:table-cell table:style-name="ce302" office:value-type="date" office:date-value="2021-12-28">
            <text:p>28/12/2021</text:p>
          </table:table-cell>
          <table:table-cell/>
          <table:table-cell office:value-type="string">
            <text:p>Comisaría Local de Alcalá de Henares</text:p>
          </table:table-cell>
          <table:table-cell office:value-type="float" office:value="918796462">
            <text:p>918796462</text:p>
          </table:table-cell>
          <table:table-cell table:style-name="ce56" office:value-type="float" office:value="8">
            <text:p>8</text:p>
          </table:table-cell>
          <table:table-cell table:style-name="ce311" office:value-type="string">
            <text:p>2226/21, 2019/21, 2107/21, 2053/21, 2082/21, 2159/21, 1752/21, 1795/21</text:p>
          </table:table-cell>
          <table:table-cell table:style-name="ce311" office:value-type="string">
            <text:p>hachis, maria, coca, hachis, maria, extasis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4"/>
          <table:table-cell table:style-name="ce304"/>
          <table:table-cell table:style-name="ce308"/>
          <table:table-cell table:style-name="ce315"/>
          <table:table-cell table:style-name="ce62"/>
          <table:table-cell table:style-name="ce58"/>
          <table:table-cell table:style-name="ce16"/>
          <table:table-cell table:style-name="ce72"/>
          <table:table-cell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291" office:value-type="float" office:value="44572">
            <text:p>11-ene</text:p>
          </table:table-cell>
          <table:table-cell table:style-name="ce302" office:value-type="date" office:date-value="2021-12-20">
            <text:p>20/12/2021</text:p>
          </table:table-cell>
          <table:table-cell office:value-type="string">
            <text:p>se pasa al martes 18/01</text:p>
          </table:table-cell>
          <table:table-cell table:style-name="ce18" office:value-type="string">
            <text:p>UFAM Brigada Provincial de Policia Judicial</text:p>
          </table:table-cell>
          <table:table-cell table:style-name="ce14" office:value-type="float" office:value="913223555">
            <text:p>913223555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311" office:value-type="string">
            <text:p>2021-5144</text:p>
          </table:table-cell>
          <table:table-cell table:style-name="ce18" office:value-type="string">
            <text:p>10g coc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291" office:value-type="float" office:value="44572">
            <text:p>11-ene</text:p>
          </table:table-cell>
          <table:table-cell table:style-name="ce302" office:value-type="date" office:date-value="2021-12-27">
            <text:p>27/12/2021</text:p>
          </table:table-cell>
          <table:table-cell office:value-type="string">
            <text:p>viernes7/01</text:p>
          </table:table-cell>
          <table:table-cell table:style-name="ce312" office:value-type="string">
            <text:p>Comisaría Distrito de Arganzuela</text:p>
          </table:table-cell>
          <table:table-cell office:value-type="float" office:value="913221238">
            <text:p>913221238</text:p>
          </table:table-cell>
          <table:table-cell table:style-name="ce56" office:value-type="float" office:value="1">
            <text:p>1</text:p>
          </table:table-cell>
          <table:table-cell table:style-name="ce311" office:value-type="string">
            <text:p>23345/21</text:p>
          </table:table-cell>
          <table:table-cell table:style-name="ce311" office:value-type="string">
            <text:p>mari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291" office:value-type="float" office:value="44572">
            <text:p>11-ene</text:p>
          </table:table-cell>
          <table:table-cell table:style-name="ce302" office:value-type="date" office:date-value="2021-12-27">
            <text:p>27/12/2021</text:p>
          </table:table-cell>
          <table:table-cell/>
          <table:table-cell table:style-name="ce18" office:value-type="string">
            <text:p>Policia Nacional UDYCO Grupo 33</text:p>
          </table:table-cell>
          <table:table-cell table:style-name="ce14" office:value-type="float" office:value="915822390">
            <text:p>915822390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311" office:value-type="string">
            <text:p>8136/21</text:p>
          </table:table-cell>
          <table:table-cell table:style-name="ce18" office:value-type="string">
            <text:p>met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291" office:value-type="float" office:value="44572">
            <text:p>11-ene</text:p>
          </table:table-cell>
          <table:table-cell table:style-name="ce302" office:value-type="date" office:date-value="2021-12-16">
            <text:p>16/12/2021</text:p>
          </table:table-cell>
          <table:table-cell/>
          <table:table-cell table:style-name="ce312" office:value-type="string">
            <text:p>Vigilancia Aduanera de Barajas</text:p>
          </table:table-cell>
          <table:table-cell office:value-type="float" office:value="699945915">
            <text:p>699945915</text:p>
          </table:table-cell>
          <table:table-cell table:style-name="ce56" office:value-type="float" office:value="1">
            <text:p>1</text:p>
          </table:table-cell>
          <table:table-cell office:value-type="string">
            <text:p>038/21</text:p>
          </table:table-cell>
          <table:table-cell office:value-type="string">
            <text:p>coc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291" office:value-type="float" office:value="44572">
            <text:p>11-ene</text:p>
          </table:table-cell>
          <table:table-cell table:style-name="ce302" office:value-type="date" office:date-value="2021-12-27">
            <text:p>27/12/2021</text:p>
          </table:table-cell>
          <table:table-cell office:value-type="string">
            <text:p>telefonema: 2021011175</text:p>
          </table:table-cell>
          <table:table-cell table:style-name="ce312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56" office:value-type="float" office:value="9">
            <text:p>9</text:p>
          </table:table-cell>
          <table:table-cell table:style-name="ce311" office:value-type="string">
            <text:p>46222, 46537, 46514, 46607, 46978, 47017, 47026, 47027, 47029</text:p>
          </table:table-cell>
          <table:table-cell table:style-name="ce311" office:value-type="string">
            <text:p>maria coca, meta, tucibi extasis, coca, extasis, coca, mefedrona, pastillas. Ghb. Jeringuillas con meta, meta, mefedrona, pastilla, meta, meta, ghb, coc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306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291" office:value-type="float" office:value="44573">
            <text:p>12-ene</text:p>
          </table:table-cell>
          <table:table-cell table:style-name="ce302" office:value-type="date" office:date-value="2021-12-23">
            <text:p>23/12/2021</text:p>
          </table:table-cell>
          <table:table-cell/>
          <table:table-cell table:style-name="ce312" office:value-type="string">
            <text:p>(GOIZ I) Grupo Operativo de Investigación zonal I</text:p>
          </table:table-cell>
          <table:table-cell table:style-name="ce36" office:value-type="float" office:value="913220470">
            <text:p>913220470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160/2021</text:p>
          </table:table-cell>
          <table:table-cell table:style-name="ce18" office:value-type="string">
            <text:p>6 actas hachis; 7 muestra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291" office:value-type="float" office:value="44573">
            <text:p>12-ene</text:p>
          </table:table-cell>
          <table:table-cell table:style-name="ce302" office:value-type="date" office:date-value="2021-12-28">
            <text:p>28/12/2021</text:p>
          </table:table-cell>
          <table:table-cell office:value-type="string">
            <text:p>viene del día 28/12/21</text:p>
          </table:table-cell>
          <table:table-cell table:style-name="ce311" office:value-type="string">
            <text:p>Guardia Civil Compañía Fiscal Aeropuerto Barajas</text:p>
          </table:table-cell>
          <table:table-cell table:style-name="ce14" office:value-type="float" office:value="917466549">
            <text:p>917466549</text:p>
          </table:table-cell>
          <table:table-cell table:style-name="ce56" office:value-type="float" office:value="12">
            <text:p>12</text:p>
          </table:table-cell>
          <table:table-cell table:style-name="ce18" office:value-type="string">
            <text:p>602, 719, 868, 928, 931, 944, 951, 955, 965, 977, 979, 983</text:p>
          </table:table-cell>
          <table:table-cell table:style-name="ce18" office:value-type="string">
            <text:p>marihuana y hachis</text:p>
          </table:table-cell>
          <table:table-cell table:number-columns-repeated="1015"/>
        </table:table-row>
        <table:table-row table:style-name="ro10">
          <table:table-cell table:style-name="ce11"/>
          <table:table-cell table:style-name="ce23"/>
          <table:table-cell table:style-name="ce35"/>
          <table:table-cell table:style-name="ce306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number-columns-repeated="1015"/>
        </table:table-row>
        <table:table-row table:style-name="ro10">
          <table:table-cell table:style-name="ce288" office:value-type="string">
            <text:p>Jueves</text:p>
          </table:table-cell>
          <table:table-cell table:style-name="ce291" office:value-type="float" office:value="44574">
            <text:p>13-ene</text:p>
          </table:table-cell>
          <table:table-cell table:style-name="ce302" office:value-type="date" office:date-value="2021-12-16">
            <text:p>16/12/2021</text:p>
          </table:table-cell>
          <table:table-cell/>
          <table:table-cell table:style-name="ce312" office:value-type="string">
            <text:p>Comisaría Local de Fuenlabrada</text:p>
          </table:table-cell>
          <table:table-cell office:value-type="float" office:value="914920826">
            <text:p>914920826</text:p>
          </table:table-cell>
          <table:table-cell table:style-name="ce56" office:value-type="float" office:value="5">
            <text:p>5</text:p>
          </table:table-cell>
          <table:table-cell table:style-name="ce18" office:value-type="string">
            <text:p>19015, 19083, 19129, 19238, 19894</text:p>
          </table:table-cell>
          <table:table-cell table:style-name="ce18" office:value-type="string">
            <text:p>pastillas rosas/coca y hachis/hachis/pastillas rosas bolsa mari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74">
            <text:p>13-ene</text:p>
          </table:table-cell>
          <table:table-cell table:style-name="ce302" office:value-type="date" office:date-value="2022-01-03">
            <text:p>03/01/2022</text:p>
          </table:table-cell>
          <table:table-cell/>
          <table:table-cell table:style-name="ce312" office:value-type="string">
            <text:p>Guardia Civil de Majadahonda</text:p>
          </table:table-cell>
          <table:table-cell office:value-type="float" office:value="916029713">
            <text:p>916029713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2022-103725-0013</text:p>
          </table:table-cell>
          <table:table-cell table:style-name="ce18"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74">
            <text:p>13-ene</text:p>
          </table:table-cell>
          <table:table-cell table:style-name="ce302" office:value-type="date" office:date-value="2022-01-10">
            <text:p>10/01/2022</text:p>
          </table:table-cell>
          <table:table-cell/>
          <table:table-cell table:style-name="ce312" office:value-type="string">
            <text:p>Guardia Civil de Chinchón</text:p>
          </table:table-cell>
          <table:table-cell office:value-type="float" office:value="918940008">
            <text:p>918940008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DP1109/21</text:p>
          </table:table-cell>
          <table:table-cell table:style-name="ce18" office:value-type="string">
            <text:p>hachis y cpoca 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74">
            <text:p>13-ene</text:p>
          </table:table-cell>
          <table:table-cell table:style-name="ce302" office:value-type="date" office:date-value="2021-12-28">
            <text:p>28/12/2021</text:p>
          </table:table-cell>
          <table:table-cell/>
          <table:table-cell table:style-name="ce312" office:value-type="string">
            <text:p>Comisaría Distrito de Hortaleza - Barajas</text:p>
          </table:table-cell>
          <table:table-cell table:style-name="ce14" office:value-type="float" office:value="913221196">
            <text:p>913221196</text:p>
          </table:table-cell>
          <table:table-cell table:style-name="ce38" table:content-validation-name="val1" office:value-type="float" office:value="4">
            <text:p>4</text:p>
          </table:table-cell>
          <table:table-cell table:style-name="ce311" office:value-type="string">
            <text:p>20056/21, 19267/21, 16201/21, 16135/21</text:p>
          </table:table-cell>
          <table:table-cell table:style-name="ce18" office:value-type="string">
            <text:p>maria y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74">
            <text:p>13-ene</text:p>
          </table:table-cell>
          <table:table-cell table:style-name="ce302" office:value-type="date" office:date-value="2021-12-30">
            <text:p>30/12/2021</text:p>
          </table:table-cell>
          <table:table-cell office:value-type="string">
            <text:p>viene del 30/12/2021</text:p>
          </table:table-cell>
          <table:table-cell table:style-name="ce311" office:value-type="string">
            <text:p>Comisaría Estación de Atocha</text:p>
          </table:table-cell>
          <table:table-cell office:value-type="float" office:value="913220899">
            <text:p>913220899</text:p>
          </table:table-cell>
          <table:table-cell table:style-name="ce56" office:value-type="float" office:value="2">
            <text:p>2</text:p>
          </table:table-cell>
          <table:table-cell table:style-name="ce18" office:value-type="string">
            <text:p>6336/21; 6238/21</text:p>
          </table:table-cell>
          <table:table-cell table:style-name="ce18" office:value-type="string">
            <text:p>coca; MDMA, coca y cannnabis</text:p>
          </table:table-cell>
          <table:table-cell table:number-columns-repeated="1015"/>
        </table:table-row>
        <table:table-row table:style-name="ro1">
          <table:table-cell table:style-name="ce297"/>
          <table:table-cell table:style-name="ce300"/>
          <table:table-cell table:style-name="ce35"/>
          <table:table-cell table:style-name="ce306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291" office:value-type="float" office:value="44575">
            <text:p>14-ene</text:p>
          </table:table-cell>
          <table:table-cell table:style-name="ce302" office:value-type="date" office:date-value="2022-01-03">
            <text:p>03/01/2022</text:p>
          </table:table-cell>
          <table:table-cell office:value-type="string">
            <text:p>telefonema: 2022000096</text:p>
          </table:table-cell>
          <table:table-cell table:style-name="ce312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56" office:value-type="float" office:value="8">
            <text:p>8</text:p>
          </table:table-cell>
          <table:table-cell office:value-type="string">
            <text:p>47141/21;47191/21; 47469/21; 52/22; 70/22; 148/22; 170/22; 176/22</text:p>
          </table:table-cell>
          <table:table-cell table:style-name="ce18" office:value-type="string">
            <text:p>ghb y meta; ghb, meta , mefe y past azul; <text:s/>ghb, mdma y mefedrona; pastillas; 2cb; meta ; coca y hachis; ghb coca y mefedrona; 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291" office:value-type="float" office:value="44575">
            <text:p>14-ene</text:p>
          </table:table-cell>
          <table:table-cell table:style-name="ce302" office:value-type="date" office:date-value="2022-01-04">
            <text:p>04/01/2022</text:p>
          </table:table-cell>
          <table:table-cell/>
          <table:table-cell table:style-name="ce312" office:value-type="string">
            <text:p>Guardia Civil de Boadilla del Monte</text:p>
          </table:table-cell>
          <table:table-cell office:value-type="float" office:value="916332500">
            <text:p>916332500</text:p>
          </table:table-cell>
          <table:table-cell table:style-name="ce56" office:value-type="float" office:value="1">
            <text:p>1</text:p>
          </table:table-cell>
          <table:table-cell table:style-name="ce311" office:value-type="string">
            <text:p>3875/21</text:p>
          </table:table-cell>
          <table:table-cell table:style-name="ce311"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291" office:value-type="float" office:value="44575">
            <text:p>14-ene</text:p>
          </table:table-cell>
          <table:table-cell table:style-name="ce302" office:value-type="date" office:date-value="2022-01-04">
            <text:p>04/01/2022</text:p>
          </table:table-cell>
          <table:table-cell/>
          <table:table-cell table:style-name="ce312" office:value-type="string">
            <text:p>Comisaría Distrito de Puente de Vallecas</text:p>
          </table:table-cell>
          <table:table-cell office:value-type="float" office:value="917570119">
            <text:p>917570119</text:p>
          </table:table-cell>
          <table:table-cell table:style-name="ce56" office:value-type="float" office:value="3">
            <text:p>3</text:p>
          </table:table-cell>
          <table:table-cell table:style-name="ce311" office:value-type="string">
            <text:p>27058/21; 28171/21; 29818/21</text:p>
          </table:table-cell>
          <table:table-cell table:style-name="ce311" office:value-type="string">
            <text:p>coca yhachis; sust rosa; marihuana</text:p>
          </table:table-cell>
          <table:table-cell table:number-columns-repeated="1015"/>
        </table:table-row>
        <table:table-row table:style-name="ro24">
          <table:table-cell table:style-name="ce288" office:value-type="string">
            <text:p>Viernes</text:p>
          </table:table-cell>
          <table:table-cell table:style-name="ce291" office:value-type="float" office:value="44575">
            <text:p>14-ene</text:p>
          </table:table-cell>
          <table:table-cell table:style-name="ce302" office:value-type="date" office:date-value="2022-01-04">
            <text:p>04/01/2022</text:p>
          </table:table-cell>
          <table:table-cell/>
          <table:table-cell table:style-name="ce312" office:value-type="string">
            <text:p>Comisaría Estación Sur de Autobuses</text:p>
          </table:table-cell>
          <table:table-cell office:value-type="float" office:value="913220896">
            <text:p>913220896</text:p>
          </table:table-cell>
          <table:table-cell table:style-name="ce56" office:value-type="float" office:value="1">
            <text:p>1</text:p>
          </table:table-cell>
          <table:table-cell table:style-name="ce318" office:value-type="string">
            <text:p>2138/21</text:p>
          </table:table-cell>
          <table:table-cell table:style-name="ce312" office:value-type="string">
            <text:p>pastillas y coc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4"/>
          <table:table-cell table:style-name="ce304"/>
          <table:table-cell table:style-name="ce308"/>
          <table:table-cell table:style-name="ce315"/>
          <table:table-cell table:style-name="ce62"/>
          <table:table-cell table:style-name="ce58"/>
          <table:table-cell table:style-name="ce71" table:number-columns-repeated="2"/>
          <table:table-cell table:number-columns-repeated="1015"/>
        </table:table-row>
        <table:table-row table:style-name="ro1">
          <table:table-cell table:style-name="ce286" office:value-type="string">
            <text:p>Lunes</text:p>
          </table:table-cell>
          <table:table-cell table:style-name="ce291" office:value-type="float" office:value="44578">
            <text:p>17-ene</text:p>
          </table:table-cell>
          <table:table-cell table:style-name="ce303" office:value-type="date" office:date-value="2021-12-27">
            <text:p>27/12/2021</text:p>
          </table:table-cell>
          <table:table-cell office:value-type="string">
            <text:p>no han venido</text:p>
          </table:table-cell>
          <table:table-cell table:style-name="ce312" office:value-type="string">
            <text:p>Comisaría Distrito de Salamanca</text:p>
          </table:table-cell>
          <table:table-cell table:style-name="ce14" office:value-type="float" office:value="913225570">
            <text:p>913225570</text:p>
          </table:table-cell>
          <table:table-cell table:style-name="ce38" table:content-validation-name="val1" office:value-type="float" office:value="6">
            <text:p>6</text:p>
          </table:table-cell>
          <table:table-cell table:style-name="ce311" office:value-type="string">
            <text:p>23013, 23106, 23646, 25593, 24927, 24998, </text:p>
          </table:table-cell>
          <table:table-cell table:style-name="ce18" office:value-type="string">
            <text:p>maria, maria, coca, hachis, pollitos hachis</text:p>
          </table:table-cell>
          <table:table-cell table:number-columns-repeated="1015"/>
        </table:table-row>
        <table:table-row table:style-name="ro1">
          <table:table-cell table:style-name="ce286" office:value-type="string">
            <text:p>Lunes</text:p>
          </table:table-cell>
          <table:table-cell table:style-name="ce291" office:value-type="float" office:value="44578">
            <text:p>17-ene</text:p>
          </table:table-cell>
          <table:table-cell table:style-name="ce303" office:value-type="date" office:date-value="2022-01-12">
            <text:p>12/01/2022</text:p>
          </table:table-cell>
          <table:table-cell/>
          <table:table-cell table:style-name="ce312" office:value-type="string">
            <text:p>Guardia Civil de Collado Villalba</text:p>
          </table:table-cell>
          <table:table-cell table:style-name="ce14" office:value-type="float" office:value="615611648">
            <text:p>615611648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311" office:value-type="string">
            <text:p>2022-272-82; 2021-272-11908</text:p>
          </table:table-cell>
          <table:table-cell table:style-name="ce18" office:value-type="string">
            <text:p>hachis;marihuana y hachis</text:p>
          </table:table-cell>
          <table:table-cell table:number-columns-repeated="1015"/>
        </table:table-row>
        <table:table-row table:style-name="ro1">
          <table:table-cell table:style-name="ce286" office:value-type="string">
            <text:p>Lunes</text:p>
          </table:table-cell>
          <table:table-cell table:style-name="ce291" office:value-type="float" office:value="44578">
            <text:p>17-ene</text:p>
          </table:table-cell>
          <table:table-cell table:style-name="ce303" office:value-type="date" office:date-value="2022-01-12">
            <text:p>12/01/2022</text:p>
          </table:table-cell>
          <table:table-cell/>
          <table:table-cell table:style-name="ce312" office:value-type="string">
            <text:p>Guardia Civil de Las Rozas</text:p>
          </table:table-cell>
          <table:table-cell table:style-name="ce14" office:value-type="float" office:value="667760152">
            <text:p>667760152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311" office:value-type="string">
            <text:p>2021-263-8676</text:p>
          </table:table-cell>
          <table:table-cell table:style-name="ce18" office:value-type="string">
            <text:p>cocaina</text:p>
          </table:table-cell>
          <table:table-cell table:number-columns-repeated="1015"/>
        </table:table-row>
        <table:table-row table:style-name="ro1">
          <table:table-cell table:style-name="ce286" office:value-type="string">
            <text:p>Lunes</text:p>
          </table:table-cell>
          <table:table-cell table:style-name="ce291" office:value-type="float" office:value="44578">
            <text:p>17-ene</text:p>
          </table:table-cell>
          <table:table-cell table:style-name="ce302" office:value-type="date" office:date-value="2021-01-10">
            <text:p>10/01/2021</text:p>
          </table:table-cell>
          <table:table-cell/>
          <table:table-cell table:style-name="ce312" office:value-type="string">
            <text:p>Guardia Civil de San Agustín de Guadalix</text:p>
          </table:table-cell>
          <table:table-cell office:value-type="float" office:value="918489974">
            <text:p>918489974</text:p>
          </table:table-cell>
          <table:table-cell table:style-name="ce56" office:value-type="float" office:value="1">
            <text:p>1</text:p>
          </table:table-cell>
          <table:table-cell table:style-name="ce311" office:value-type="string">
            <text:p>2022-6095-3</text:p>
          </table:table-cell>
          <table:table-cell table:style-name="ce18" office:value-type="string">
            <text:p>coca</text:p>
          </table:table-cell>
          <table:table-cell table:number-columns-repeated="1015"/>
        </table:table-row>
        <table:table-row table:style-name="ro24">
          <table:table-cell table:style-name="ce286" office:value-type="string">
            <text:p>Lunes</text:p>
          </table:table-cell>
          <table:table-cell table:style-name="ce291" office:value-type="float" office:value="44578">
            <text:p>17-ene</text:p>
          </table:table-cell>
          <table:table-cell table:style-name="ce302" office:value-type="date" office:date-value="2022-01-10">
            <text:p>10/01/2022</text:p>
          </table:table-cell>
          <table:table-cell office:value-type="string">
            <text:p>con el hospital</text:p>
          </table:table-cell>
          <table:table-cell table:style-name="ce312" office:value-type="string">
            <text:p>P.N. Grupo Estupefacientes Aeropuerto Barajas</text:p>
          </table:table-cell>
          <table:table-cell office:value-type="float" office:value="913010919">
            <text:p>913010919</text:p>
          </table:table-cell>
          <table:table-cell table:style-name="ce56" office:value-type="float" office:value="2">
            <text:p>2</text:p>
          </table:table-cell>
          <table:table-cell table:style-name="ce318" office:value-type="string">
            <text:p>9858/21; 13/22</text:p>
          </table:table-cell>
          <table:table-cell table:style-name="ce312" office:value-type="string">
            <text:p>bolero; bolero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306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number-columns-repeated="1015"/>
        </table:table-row>
        <table:table-row table:style-name="ro1">
          <table:table-cell table:style-name="ce286" office:value-type="string">
            <text:p>Martes</text:p>
          </table:table-cell>
          <table:table-cell table:style-name="ce291" office:value-type="float" office:value="44579">
            <text:p>18-ene</text:p>
          </table:table-cell>
          <table:table-cell table:style-name="ce302" office:value-type="date" office:date-value="2021-12-20">
            <text:p>20/12/2021</text:p>
          </table:table-cell>
          <table:table-cell office:value-type="string">
            <text:p>viene del Martes 11/01</text:p>
          </table:table-cell>
          <table:table-cell table:style-name="ce18" office:value-type="string">
            <text:p>UFAM Brigada Provincial de Policia Judicial</text:p>
          </table:table-cell>
          <table:table-cell table:style-name="ce14" office:value-type="float" office:value="913223555">
            <text:p>913223555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311" office:value-type="string">
            <text:p>2021-5144</text:p>
          </table:table-cell>
          <table:table-cell table:style-name="ce18" office:value-type="string">
            <text:p>10g coca</text:p>
          </table:table-cell>
          <table:table-cell table:number-columns-repeated="1015"/>
        </table:table-row>
        <table:table-row table:style-name="ro1">
          <table:table-cell table:style-name="ce286" office:value-type="string">
            <text:p>Martes</text:p>
          </table:table-cell>
          <table:table-cell table:style-name="ce291" office:value-type="float" office:value="44579">
            <text:p>18-ene</text:p>
          </table:table-cell>
          <table:table-cell table:style-name="ce302" office:value-type="date" office:date-value="2022-01-10">
            <text:p>10/01/2022</text:p>
          </table:table-cell>
          <table:table-cell office:value-type="string">
            <text:p>telefonema: 2022000342</text:p>
          </table:table-cell>
          <table:table-cell table:style-name="ce312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56" office:value-type="float" office:value="11">
            <text:p>11</text:p>
          </table:table-cell>
          <table:table-cell table:style-name="ce311" office:value-type="string">
            <text:p>238; 221; 331; 353; 475; 485; 643; 848; 913; 959/22;1285/21</text:p>
          </table:table-cell>
          <table:table-cell table:style-name="ce18" office:value-type="string">
            <text:p>ghb, meta, keta, mefedrona, mefedrona, popper; ghb, ; meta; cochachis; ghb, coca y mefe; marihuana; ghb, coca, sildenafilo; coca; marihuana; hachis, coca, hachis; coca</text:p>
          </table:table-cell>
          <table:table-cell table:number-columns-repeated="1015"/>
        </table:table-row>
        <table:table-row table:style-name="ro1">
          <table:table-cell table:style-name="ce286" office:value-type="string">
            <text:p>Martes</text:p>
          </table:table-cell>
          <table:table-cell table:style-name="ce291" office:value-type="float" office:value="44579">
            <text:p>18-ene</text:p>
          </table:table-cell>
          <table:table-cell table:style-name="ce302" office:value-type="date" office:date-value="2022-01-10">
            <text:p>10/01/2022</text:p>
          </table:table-cell>
          <table:table-cell/>
          <table:table-cell table:style-name="ce312" office:value-type="string">
            <text:p>Comisaría Distrito de Latina</text:p>
          </table:table-cell>
          <table:table-cell office:value-type="float" office:value="913228694">
            <text:p>913228694</text:p>
          </table:table-cell>
          <table:table-cell table:style-name="ce56" office:value-type="float" office:value="2">
            <text:p>2</text:p>
          </table:table-cell>
          <table:table-cell table:style-name="ce311" office:value-type="string">
            <text:p>25429/21; 614/22</text:p>
          </table:table-cell>
          <table:table-cell table:style-name="ce18" office:value-type="string">
            <text:p>coca; cristal , hachois y marihua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306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number-columns-repeated="1015"/>
        </table:table-row>
        <table:table-row table:style-name="ro1">
          <table:table-cell table:style-name="ce286" office:value-type="string">
            <text:p>Miercoles</text:p>
          </table:table-cell>
          <table:table-cell table:style-name="ce291" office:value-type="float" office:value="44580">
            <text:p>19-ene</text:p>
          </table:table-cell>
          <table:table-cell table:style-name="ce302" office:value-type="date" office:date-value="2022-01-10">
            <text:p>10/01/2022</text:p>
          </table:table-cell>
          <table:table-cell table:style-name="ce310" table:content-validation-name="val1" office:value-type="string">
            <text:p>añadiran mas</text:p>
          </table:table-cell>
          <table:table-cell table:style-name="ce311" office:value-type="string">
            <text:p>Comisaría Distrito de Carabanchel</text:p>
          </table:table-cell>
          <table:table-cell table:style-name="ce14" office:value-type="float" office:value="913227519">
            <text:p>913227519</text:p>
          </table:table-cell>
          <table:table-cell table:style-name="ce38" table:content-validation-name="val1" office:value-type="float" office:value="8">
            <text:p>8</text:p>
          </table:table-cell>
          <table:table-cell table:style-name="ce311" office:value-type="string">
            <text:p>34518;33170; 38306; 38490; 35638;36434; 37163;</text:p>
          </table:table-cell>
          <table:table-cell table:style-name="ce311" office:value-type="string">
            <text:p>marihuana; coca; coca; coca; hachis; coca y hachis; sust estupefaciones</text:p>
          </table:table-cell>
          <table:table-cell table:number-columns-repeated="1015"/>
        </table:table-row>
        <table:table-row table:style-name="ro1">
          <table:table-cell table:style-name="ce286" office:value-type="string">
            <text:p>Miercoles</text:p>
          </table:table-cell>
          <table:table-cell table:style-name="ce291" office:value-type="float" office:value="44580">
            <text:p>19-ene</text:p>
          </table:table-cell>
          <table:table-cell table:style-name="ce302" office:value-type="date" office:date-value="2022-01-10">
            <text:p>10/01/2022</text:p>
          </table:table-cell>
          <table:table-cell table:style-name="ce310" table:content-validation-name="val1"/>
          <table:table-cell table:style-name="ce311" office:value-type="string">
            <text:p>Comisaría Local de Aranjuez</text:p>
          </table:table-cell>
          <table:table-cell table:style-name="ce14" office:value-type="float" office:value="918929405">
            <text:p>918929405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311" office:value-type="string">
            <text:p>128/22</text:p>
          </table:table-cell>
          <table:table-cell table:style-name="ce311"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286" office:value-type="string">
            <text:p>Miercoles</text:p>
          </table:table-cell>
          <table:table-cell table:style-name="ce291" office:value-type="float" office:value="44580">
            <text:p>19-ene</text:p>
          </table:table-cell>
          <table:table-cell table:style-name="ce302" office:value-type="date" office:date-value="2022-01-18">
            <text:p>18/01/2022</text:p>
          </table:table-cell>
          <table:table-cell table:style-name="ce310" table:content-validation-name="val1"/>
          <table:table-cell table:style-name="ce310" table:content-validation-name="val1" office:value-type="string">
            <text:p>AIS</text:p>
          </table:table-cell>
          <table:table-cell table:style-name="ce14"/>
          <table:table-cell table:style-name="ce38" table:content-validation-name="val1" office:value-type="float" office:value="1">
            <text:p>1</text:p>
          </table:table-cell>
          <table:table-cell table:style-name="ce311" office:value-type="string">
            <text:p>1245/21 </text:p>
          </table:table-cell>
          <table:table-cell table:style-name="ce311" office:value-type="string">
            <text:p>metanfetamina poca cantidad</text:p>
          </table:table-cell>
          <table:table-cell table:number-columns-repeated="1015"/>
        </table:table-row>
        <table:table-row table:style-name="ro1">
          <table:table-cell table:style-name="ce286" office:value-type="string">
            <text:p>Miercoles</text:p>
          </table:table-cell>
          <table:table-cell table:style-name="ce291" office:value-type="float" office:value="44580">
            <text:p>19-ene</text:p>
          </table:table-cell>
          <table:table-cell table:style-name="ce155" office:value-type="date" office:date-value="2022-01-11">
            <text:p>11/01/2022</text:p>
          </table:table-cell>
          <table:table-cell/>
          <table:table-cell table:style-name="ce312" office:value-type="string">
            <text:p>Comisaría Distrito de Chamberí</text:p>
          </table:table-cell>
          <table:table-cell office:value-type="float" office:value="913223291">
            <text:p>913223291</text:p>
          </table:table-cell>
          <table:table-cell table:style-name="ce56" office:value-type="float" office:value="6">
            <text:p>6</text:p>
          </table:table-cell>
          <table:table-cell table:style-name="ce311" office:value-type="string">
            <text:p>17305; 11035; 22686; 17661; 21628; 22940/21</text:p>
          </table:table-cell>
          <table:table-cell table:style-name="ce18" office:value-type="string">
            <text:p>coca y cristal; marihuana; hachis; sust rosa; sust blanca; hachis; sust rosa, sust blanco y pastillas ros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306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81">
            <text:p>20-ene</text:p>
          </table:table-cell>
          <table:table-cell table:style-name="ce302" office:value-type="date" office:date-value="2022-01-11">
            <text:p>11/01/2022</text:p>
          </table:table-cell>
          <table:table-cell/>
          <table:table-cell table:style-name="ce312" office:value-type="string">
            <text:p>Comisaría Local de Torrejón de Ardoz</text:p>
          </table:table-cell>
          <table:table-cell office:value-type="float" office:value="913220627">
            <text:p>913220627</text:p>
          </table:table-cell>
          <table:table-cell table:style-name="ce56" office:value-type="float" office:value="6">
            <text:p>6</text:p>
          </table:table-cell>
          <table:table-cell table:style-name="ce18" office:value-type="string">
            <text:p>15537/21; 15973; 16740; 17018; 17413;17472/21</text:p>
          </table:table-cell>
          <table:table-cell office:value-type="string">
            <text:p>hachis, hachis,coca, hachis, hachis,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81">
            <text:p>20-ene</text:p>
          </table:table-cell>
          <table:table-cell table:style-name="ce302" office:value-type="date" office:date-value="2022-01-09">
            <text:p>09/01/2022</text:p>
          </table:table-cell>
          <table:table-cell office:value-type="string">
            <text:p>añadido 540/22</text:p>
          </table:table-cell>
          <table:table-cell table:style-name="ce312" office:value-type="string">
            <text:p>Comisaría Distrito de Chamartín</text:p>
          </table:table-cell>
          <table:table-cell office:value-type="float" office:value="913227917">
            <text:p>913227917</text:p>
          </table:table-cell>
          <table:table-cell table:style-name="ce56" office:value-type="float" office:value="2">
            <text:p>2</text:p>
          </table:table-cell>
          <table:table-cell table:style-name="ce311" office:value-type="string">
            <text:p>431/22; 540/22</text:p>
          </table:table-cell>
          <table:table-cell table:style-name="ce18" office:value-type="string">
            <text:p>marihuana y <text:s/>hachis;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81">
            <text:p>20-ene</text:p>
          </table:table-cell>
          <table:table-cell table:style-name="ce302" office:value-type="date" office:date-value="2022-01-14">
            <text:p>14/01/2022</text:p>
          </table:table-cell>
          <table:table-cell office:value-type="string">
            <text:p>añadido 191/22 el 19/01</text:p>
          </table:table-cell>
          <table:table-cell table:style-name="ce312" office:value-type="string">
            <text:p>Brigada Provincial P. J. Secc Grupo Menores (GRUME)</text:p>
          </table:table-cell>
          <table:table-cell office:value-type="float" office:value="914931222">
            <text:p>914931222</text:p>
          </table:table-cell>
          <table:table-cell table:style-name="ce56" office:value-type="float" office:value="4">
            <text:p>4</text:p>
          </table:table-cell>
          <table:table-cell table:style-name="ce311" office:value-type="string">
            <text:p>286/22; 112/22; 77/22; 191/22</text:p>
          </table:table-cell>
          <table:table-cell table:style-name="ce18" office:value-type="string">
            <text:p>hachis, tranzidium, ribotril <text:s/>lyrica; coca y hachis; hachis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4"/>
          <table:table-cell table:style-name="ce35"/>
          <table:table-cell table:style-name="ce306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291" office:value-type="float" office:value="44582">
            <text:p>21-ene</text:p>
          </table:table-cell>
          <table:table-cell table:style-name="ce302" office:value-type="date" office:date-value="2022-01-17">
            <text:p>17/01/2022</text:p>
          </table:table-cell>
          <table:table-cell office:value-type="string">
            <text:p>viene del 27/12/</text:p>
          </table:table-cell>
          <table:table-cell table:style-name="ce312" office:value-type="string">
            <text:p>Comisaría Distrito de Salamanca</text:p>
          </table:table-cell>
          <table:table-cell table:style-name="ce14" office:value-type="float" office:value="913225570">
            <text:p>913225570</text:p>
          </table:table-cell>
          <table:table-cell table:style-name="ce38" table:content-validation-name="val1" office:value-type="float" office:value="6">
            <text:p>6</text:p>
          </table:table-cell>
          <table:table-cell table:style-name="ce311" office:value-type="string">
            <text:p>23013, 23106, 23646, 25593, 24927, 24998, </text:p>
          </table:table-cell>
          <table:table-cell table:style-name="ce18" office:value-type="string">
            <text:p>maria, maria, coca, hachis, pollitos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291" office:value-type="float" office:value="44582">
            <text:p>21-ene</text:p>
          </table:table-cell>
          <table:table-cell table:style-name="ce302" office:value-type="date" office:date-value="2022-01-17">
            <text:p>17/01/2022</text:p>
          </table:table-cell>
          <table:table-cell/>
          <table:table-cell table:style-name="ce312" office:value-type="string">
            <text:p>Guardia Civil de Fuentidueña del Tajo</text:p>
          </table:table-cell>
          <table:table-cell table:style-name="ce14" office:value-type="float" office:value="918728028">
            <text:p>918728028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311" office:value-type="string">
            <text:p>2022-323-16</text:p>
          </table:table-cell>
          <table:table-cell table:style-name="ce18"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291" office:value-type="float" office:value="44582">
            <text:p>21-ene</text:p>
          </table:table-cell>
          <table:table-cell table:style-name="ce302" office:value-type="date" office:date-value="2022-01-17">
            <text:p>17/01/2022</text:p>
          </table:table-cell>
          <table:table-cell/>
          <table:table-cell table:style-name="ce312" office:value-type="string">
            <text:p>Comisaría Distrito de Fuencarral - El Pardo</text:p>
          </table:table-cell>
          <table:table-cell table:style-name="ce14" office:value-type="float" office:value="913782469">
            <text:p>913782469</text:p>
          </table:table-cell>
          <table:table-cell table:style-name="ce38" table:content-validation-name="val1" office:value-type="float" office:value="3">
            <text:p>3</text:p>
          </table:table-cell>
          <table:table-cell table:style-name="ce311" office:value-type="string">
            <text:p>658/21; 19314/21; 19446/21</text:p>
          </table:table-cell>
          <table:table-cell table:style-name="ce18" office:value-type="string">
            <text:p>sust blanca; papelinas sust blanca; sust blanca, 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291" office:value-type="float" office:value="44582">
            <text:p>21-ene</text:p>
          </table:table-cell>
          <table:table-cell table:style-name="ce302" office:value-type="date" office:date-value="2021-01-05">
            <text:p>05/01/2021</text:p>
          </table:table-cell>
          <table:table-cell/>
          <table:table-cell table:style-name="ce312" office:value-type="string">
            <text:p>Policia Judicial Grupo 5 Homicidios</text:p>
          </table:table-cell>
          <table:table-cell office:value-type="float" office:value="913223453">
            <text:p>913223453</text:p>
          </table:table-cell>
          <table:table-cell table:style-name="ce56" office:value-type="float" office:value="1">
            <text:p>1</text:p>
          </table:table-cell>
          <table:table-cell table:style-name="ce311" office:value-type="string">
            <text:p>5243/21</text:p>
          </table:table-cell>
          <table:table-cell table:style-name="ce18" office:value-type="string">
            <text:p>coc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4"/>
          <table:table-cell table:style-name="ce35"/>
          <table:table-cell table:style-name="ce306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number-columns-repeated="1015"/>
        </table:table-row>
        <table:table-row table:style-name="ro1">
          <table:table-cell table:style-name="ce286" office:value-type="string">
            <text:p>Lunes</text:p>
          </table:table-cell>
          <table:table-cell table:style-name="ce291" office:value-type="float" office:value="44585">
            <text:p>24-ene</text:p>
          </table:table-cell>
          <table:table-cell table:style-name="ce302" office:value-type="date" office:date-value="2022-01-17">
            <text:p>17/01/2022</text:p>
          </table:table-cell>
          <table:table-cell office:value-type="string">
            <text:p>telefonema: 2022000593</text:p>
          </table:table-cell>
          <table:table-cell table:style-name="ce312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56" office:value-type="float" office:value="15">
            <text:p>15</text:p>
          </table:table-cell>
          <table:table-cell table:style-name="ce311" office:value-type="string">
            <text:p>1171/22;1206;1183; 1187; 1341; 1486; 1691; 1692; 1696; 1714;1868;1962;1979; 1989; 2020</text:p>
          </table:table-cell>
          <table:table-cell table:style-name="ce18" office:value-type="string">
            <text:p>mefedrona, coc, mdmay keta; meta y ghb; coca; coca; meta cocay ghb; coca; meta, mdma, mefedrona y keta; marihuana; coca; pastilaa azul y coca, mdma,mdma; coca viagra y ghb coca; marihuana; ghb y mefedrona; mefedrona; coc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4"/>
          <table:table-cell table:style-name="ce35"/>
          <table:table-cell table:style-name="ce306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number-columns-repeated="1015"/>
        </table:table-row>
        <table:table-row table:style-name="ro1">
          <table:table-cell table:style-name="ce286" office:value-type="string">
            <text:p>Martes</text:p>
          </table:table-cell>
          <table:table-cell table:style-name="ce291" office:value-type="float" office:value="44586">
            <text:p>25-ene</text:p>
          </table:table-cell>
          <table:table-cell table:style-name="ce302" office:value-type="date" office:date-value="2022-01-13">
            <text:p>13/01/2022</text:p>
          </table:table-cell>
          <table:table-cell/>
          <table:table-cell table:style-name="ce312" office:value-type="string">
            <text:p>Comisaría Distrito de Usera-Villaverde/ Denuncias</text:p>
          </table:table-cell>
          <table:table-cell office:value-type="float" office:value="913921618">
            <text:p>913921618</text:p>
          </table:table-cell>
          <table:table-cell table:style-name="ce56" office:value-type="float" office:value="5">
            <text:p>5</text:p>
          </table:table-cell>
          <table:table-cell table:style-name="ce311" office:value-type="string">
            <text:p>41917; 44711; 44929; 44926; 839/22</text:p>
          </table:table-cell>
          <table:table-cell table:style-name="ce18" office:value-type="string">
            <text:p>heroína y coca; sust rosa, pastillas, hachis, sust liquid; papelinas y metamizol; heroína y coca; coca</text:p>
          </table:table-cell>
          <table:table-cell table:number-columns-repeated="1015"/>
        </table:table-row>
        <table:table-row table:style-name="ro1">
          <table:table-cell table:style-name="ce286" office:value-type="string">
            <text:p>Martes</text:p>
          </table:table-cell>
          <table:table-cell table:style-name="ce291" office:value-type="float" office:value="44586">
            <text:p>25-ene</text:p>
          </table:table-cell>
          <table:table-cell table:style-name="ce302" office:value-type="date" office:date-value="2022-01-19">
            <text:p>19/01/2022</text:p>
          </table:table-cell>
          <table:table-cell/>
          <table:table-cell table:style-name="ce312" office:value-type="string">
            <text:p>Comisaría Distrito de Moratalaz</text:p>
          </table:table-cell>
          <table:table-cell table:style-name="ce14" office:value-type="float" office:value="913221380">
            <text:p>913221380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311" office:value-type="string">
            <text:p>10210/21; 12335/21</text:p>
          </table:table-cell>
          <table:table-cell table:style-name="ce18" office:value-type="string">
            <text:p>coca y hachis ; coca</text:p>
          </table:table-cell>
          <table:table-cell table:number-columns-repeated="1015"/>
        </table:table-row>
        <table:table-row table:style-name="ro1">
          <table:table-cell table:style-name="ce286" office:value-type="string">
            <text:p>Martes</text:p>
          </table:table-cell>
          <table:table-cell table:style-name="ce291" office:value-type="float" office:value="44586">
            <text:p>25-ene</text:p>
          </table:table-cell>
          <table:table-cell table:style-name="ce302" office:value-type="date" office:date-value="2022-01-17">
            <text:p>17/01/2022</text:p>
          </table:table-cell>
          <table:table-cell/>
          <table:table-cell table:style-name="ce312" office:value-type="string">
            <text:p>Comisaría Distrito de Ciudad Lineal</text:p>
          </table:table-cell>
          <table:table-cell office:value-type="float" office:value="913229466">
            <text:p>913229466</text:p>
          </table:table-cell>
          <table:table-cell table:style-name="ce56" office:value-type="float" office:value="1">
            <text:p>1</text:p>
          </table:table-cell>
          <table:table-cell table:style-name="ce311" office:value-type="string">
            <text:p>819/22</text:p>
          </table:table-cell>
          <table:table-cell table:style-name="ce311" office:value-type="string">
            <text:p>coca y marihuana</text:p>
          </table:table-cell>
          <table:table-cell table:number-columns-repeated="1015"/>
        </table:table-row>
        <table:table-row table:style-name="ro1">
          <table:table-cell table:style-name="ce286" office:value-type="string">
            <text:p>Martes</text:p>
          </table:table-cell>
          <table:table-cell table:style-name="ce291" office:value-type="float" office:value="44586">
            <text:p>25-ene</text:p>
          </table:table-cell>
          <table:table-cell table:style-name="ce302" office:value-type="date" office:date-value="2022-02-17">
            <text:p>17/02/2022</text:p>
          </table:table-cell>
          <table:table-cell/>
          <table:table-cell table:style-name="ce312" office:value-type="string">
            <text:p>Guardia Civil de Pinto</text:p>
          </table:table-cell>
          <table:table-cell office:value-type="float" office:value="916910103">
            <text:p>916910103</text:p>
          </table:table-cell>
          <table:table-cell table:style-name="ce56" office:value-type="float" office:value="3">
            <text:p>3</text:p>
          </table:table-cell>
          <table:table-cell table:style-name="ce311" office:value-type="string">
            <text:p>5318; 4/22; 7/22</text:p>
          </table:table-cell>
          <table:table-cell office:value-type="string">
            <text:p>pastillas; hachis;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4"/>
          <table:table-cell table:style-name="ce35"/>
          <table:table-cell table:style-name="ce306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number-columns-repeated="1015"/>
        </table:table-row>
        <table:table-row table:style-name="ro1">
          <table:table-cell table:style-name="ce286" office:value-type="string">
            <text:p>Miercoles</text:p>
          </table:table-cell>
          <table:table-cell table:style-name="ce289" office:value-type="float" office:value="44587">
            <text:p>26-ene</text:p>
          </table:table-cell>
          <table:table-cell table:style-name="ce302" office:value-type="date" office:date-value="2022-01-17">
            <text:p>17/01/2022</text:p>
          </table:table-cell>
          <table:table-cell office:value-type="string">
            <text:p>añad 1274/26 el 20/01. Se anula el21325</text:p>
          </table:table-cell>
          <table:table-cell table:style-name="ce312" office:value-type="string">
            <text:p>Comisaría Local de Alcobendas - San Sebastián de los Reyes</text:p>
          </table:table-cell>
          <table:table-cell office:value-type="float" office:value="916592040">
            <text:p>916592040</text:p>
          </table:table-cell>
          <table:table-cell table:style-name="ce56" office:value-type="float" office:value="3">
            <text:p>3</text:p>
          </table:table-cell>
          <table:table-cell table:style-name="ce311" office:value-type="string">
            <text:p>962/22; 21325/21;1274/22</text:p>
          </table:table-cell>
          <table:table-cell table:style-name="ce18" office:value-type="string">
            <text:p>coca; hachis</text:p>
          </table:table-cell>
          <table:table-cell table:number-columns-repeated="1015"/>
        </table:table-row>
        <table:table-row table:style-name="ro1">
          <table:table-cell table:style-name="ce286" office:value-type="string">
            <text:p>Miercoles</text:p>
          </table:table-cell>
          <table:table-cell table:style-name="ce289" office:value-type="float" office:value="44587">
            <text:p>26-ene</text:p>
          </table:table-cell>
          <table:table-cell table:style-name="ce302" office:value-type="date" office:date-value="2022-01-20">
            <text:p>20/01/2022</text:p>
          </table:table-cell>
          <table:table-cell/>
          <table:table-cell table:style-name="ce312" office:value-type="string">
            <text:p>Comisaría Distrito de Usera-Villaverde/ Denuncias</text:p>
          </table:table-cell>
          <table:table-cell office:value-type="float" office:value="913921618">
            <text:p>913921618</text:p>
          </table:table-cell>
          <table:table-cell table:style-name="ce56" office:value-type="float" office:value="9">
            <text:p>9</text:p>
          </table:table-cell>
          <table:table-cell table:style-name="ce311" office:value-type="string">
            <text:p>43169/21; 44535/21; 43482/21; 78422; 43580; 629/22;586/22; 43456/21; 727/22</text:p>
          </table:table-cell>
          <table:table-cell table:style-name="ce18" office:value-type="string">
            <text:p>coca y hachis 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4"/>
          <table:table-cell table:style-name="ce35"/>
          <table:table-cell table:style-name="ce306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88">
            <text:p>27-ene</text:p>
          </table:table-cell>
          <table:table-cell table:style-name="ce302" office:value-type="date" office:date-value="2022-01-17">
            <text:p>17/01/2022</text:p>
          </table:table-cell>
          <table:table-cell office:value-type="string">
            <text:p>telefonema: 2022000593</text:p>
          </table:table-cell>
          <table:table-cell table:style-name="ce312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56" office:value-type="float" office:value="2">
            <text:p>2</text:p>
          </table:table-cell>
          <table:table-cell table:style-name="ce311" office:value-type="string">
            <text:p>2048;2049</text:p>
          </table:table-cell>
          <table:table-cell office:value-type="string">
            <text:p>ghb; ghb meta y mefedro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4"/>
          <table:table-cell table:style-name="ce35"/>
          <table:table-cell table:style-name="ce306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number-columns-repeated="1015"/>
        </table:table-row>
        <table:table-row table:style-name="ro24">
          <table:table-cell table:style-name="ce298" office:value-type="string">
            <text:p>Viernes</text:p>
          </table:table-cell>
          <table:table-cell table:style-name="ce301" office:value-type="float" office:value="44589">
            <text:p>28-ene</text:p>
          </table:table-cell>
          <table:table-cell table:style-name="ce303" office:value-type="date" office:date-value="2021-12-20">
            <text:p>20/12/2021</text:p>
          </table:table-cell>
          <table:table-cell office:value-type="string">
            <text:p>VIENE DEL 4/ENERO</text:p>
          </table:table-cell>
          <table:table-cell table:style-name="ce18" office:value-type="string">
            <text:p>Guardia Civil El Molar</text:p>
          </table:table-cell>
          <table:table-cell office:value-type="float" office:value="918410011">
            <text:p>918410011</text:p>
          </table:table-cell>
          <table:table-cell table:style-name="ce56" office:value-type="float" office:value="1">
            <text:p>1</text:p>
          </table:table-cell>
          <table:table-cell table:style-name="ce318" office:value-type="string">
            <text:p>2021-360-1473</text:p>
          </table:table-cell>
          <table:table-cell table:style-name="ce312" office:value-type="string">
            <text:p>16 env hachis</text:p>
          </table:table-cell>
          <table:table-cell table:number-columns-repeated="1015"/>
        </table:table-row>
        <table:table-row table:style-name="ro1">
          <table:table-cell table:style-name="ce298" office:value-type="string">
            <text:p>Viernes</text:p>
          </table:table-cell>
          <table:table-cell table:style-name="ce301" office:value-type="float" office:value="44589">
            <text:p>28-ene</text:p>
          </table:table-cell>
          <table:table-cell table:style-name="ce302" office:value-type="date" office:date-value="2022-01-14">
            <text:p>14/01/2022</text:p>
          </table:table-cell>
          <table:table-cell/>
          <table:table-cell table:style-name="ce311" office:value-type="string">
            <text:p>Guardia Civil Compañía Fiscal Aeropuerto Barajas</text:p>
          </table:table-cell>
          <table:table-cell office:value-type="float" office:value="917466549">
            <text:p>917466549</text:p>
          </table:table-cell>
          <table:table-cell table:style-name="ce56" office:value-type="float" office:value="12">
            <text:p>12</text:p>
          </table:table-cell>
          <table:table-cell table:style-name="ce311" office:value-type="string">
            <text:p>719; 944; 955; 965; 983; 1006; 995; 1015; 1022; 1023; 1024; 10/22</text:p>
          </table:table-cell>
          <table:table-cell table:style-name="ce18" office:value-type="string">
            <text:p>marihuana; hachis; marihuana; coca; marihuana; marihuana y hachis ; hachis; marihuana y hachis; Mdma; marihuana; marihuana; coc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4"/>
          <table:table-cell table:style-name="ce35"/>
          <table:table-cell table:style-name="ce306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number-columns-repeated="1015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 21" table:style-name="ta14" table:print="false">
        <table:table-column table:style-name="co43" table:default-cell-style-name="Excel_20_Built-in_20_Normal"/>
        <table:table-column table:style-name="co44" table:default-cell-style-name="Excel_20_Built-in_20_Normal"/>
        <table:table-column table:style-name="co8" table:default-cell-style-name="ce61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27" table:default-cell-style-name="ce61"/>
        <table:table-column table:style-name="co47" table:default-cell-style-name="ce36"/>
        <table:table-column table:style-name="co48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table:style-name="ce7" office:value-type="string" table:number-columns-spanned="2" table:number-rows-spanned="1">
            <text:p>DIA CITA</text:p>
          </table:table-cell>
          <table:covered-table-cell table:style-name="ce19"/>
          <table:table-cell table:style-name="ce29" office:value-type="string">
            <text:p>FECHA LLAMADA</text:p>
          </table:table-cell>
          <table:table-cell table:style-name="ce38" table:content-validation-name="val1" office:value-type="string">
            <text:p>OBSERVACIONES</text:p>
          </table:table-cell>
          <table:table-cell table:style-name="ce38" office:value-type="string">
            <text:p>Comisaría / Cuerpo Policial</text:p>
          </table:table-cell>
          <table:table-cell table:style-name="ce38" office:value-type="string">
            <text:p>Teléfono</text:p>
          </table:table-cell>
          <table:table-cell table:style-name="ce38" table:content-validation-name="val1" office:value-type="string">
            <text:p>Nº Ates</text:p>
          </table:table-cell>
          <table:table-cell table:style-name="ce38" office:value-type="string">
            <text:p>Atestados o D. Policiales</text:p>
          </table:table-cell>
          <table:table-cell table:style-name="ce51" office:value-type="string">
            <text:p>Descripción</text:p>
          </table:table-cell>
          <table:table-cell table:style-name="ce38"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1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291" office:value-type="float" office:value="44531">
            <text:p>1-dic</text:p>
          </table:table-cell>
          <table:table-cell table:style-name="ce302" office:value-type="date" office:date-value="2021-11-19">
            <text:p>19/11/2021</text:p>
          </table:table-cell>
          <table:table-cell table:style-name="ce325" table:content-validation-name="val1"/>
          <table:table-cell table:style-name="ce330" office:value-type="string">
            <text:p>Comisaría Distrito de Usera-Villaverde/ PJ Grupo Villaverde</text:p>
          </table:table-cell>
          <table:table-cell table:style-name="ce12" office:value-type="float" office:value="913223044">
            <text:p>913223044</text:p>
          </table:table-cell>
          <table:table-cell table:style-name="ce12" table:content-validation-name="val1" office:value-type="float" office:value="1">
            <text:p>1</text:p>
          </table:table-cell>
          <table:table-cell table:style-name="ce325" office:value-type="string">
            <text:p>35500/20</text:p>
          </table:table-cell>
          <table:table-cell table:style-name="ce325" office:value-type="string">
            <text:p>heroína y papelinas</text:p>
          </table:table-cell>
          <table:table-cell table:style-name="ce330"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291" office:value-type="float" office:value="44531">
            <text:p>1-dic</text:p>
          </table:table-cell>
          <table:table-cell table:style-name="ce302" office:value-type="date" office:date-value="2021-11-19">
            <text:p>19/11/2021</text:p>
          </table:table-cell>
          <table:table-cell/>
          <table:table-cell table:style-name="ce330" office:value-type="string">
            <text:p>Comisaría Distrito de Ciudad Lineal</text:p>
          </table:table-cell>
          <table:table-cell office:value-type="float" office:value="913229466">
            <text:p>913229466</text:p>
          </table:table-cell>
          <table:table-cell table:style-name="ce56" office:value-type="float" office:value="2">
            <text:p>2</text:p>
          </table:table-cell>
          <table:table-cell table:style-name="ce311" office:value-type="string">
            <text:p>20497/21; 12492/21</text:p>
          </table:table-cell>
          <table:table-cell office:value-type="string">
            <text:p>coca y hachis; porro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291" office:value-type="float" office:value="44531">
            <text:p>1-dic</text:p>
          </table:table-cell>
          <table:table-cell table:style-name="ce302" office:value-type="date" office:date-value="2021-11-23">
            <text:p>23/11/2021</text:p>
          </table:table-cell>
          <table:table-cell/>
          <table:table-cell office:value-type="string">
            <text:p>Asuntos internos</text:p>
          </table:table-cell>
          <table:table-cell office:value-type="float" office:value="654319556">
            <text:p>654319556</text:p>
          </table:table-cell>
          <table:table-cell table:style-name="ce56" office:value-type="float" office:value="1">
            <text:p>1</text:p>
          </table:table-cell>
          <table:table-cell table:style-name="ce311"/>
          <table:table-cell office:value-type="string">
            <text:p>5 sobres marihuan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291" office:value-type="float" office:value="44531">
            <text:p>1-dic</text:p>
          </table:table-cell>
          <table:table-cell table:style-name="ce303" office:value-type="date" office:date-value="2021-11-17">
            <text:p>17/11/2021</text:p>
          </table:table-cell>
          <table:table-cell table:style-name="ce310" table:content-validation-name="val1" office:value-type="string">
            <text:p>telefonema 2021009670; 2021009920 añadido 42453 el 24/11</text:p>
          </table:table-cell>
          <table:table-cell table:style-name="ce311" office:value-type="string">
            <text:p>Comisaría Distrito de Centro</text:p>
          </table:table-cell>
          <table:table-cell table:style-name="ce14" office:value-type="float" office:value="915488124">
            <text:p>915488124</text:p>
          </table:table-cell>
          <table:table-cell table:style-name="ce38" table:content-validation-name="val1" office:value-type="float" office:value="9">
            <text:p>9</text:p>
          </table:table-cell>
          <table:table-cell table:style-name="ce311" office:value-type="string">
            <text:p>40161/21, <text:s/>40268, 40784, 40809, 40820, 40849, 40913, 40920; 42453/21</text:p>
          </table:table-cell>
          <table:table-cell table:style-name="ce311" office:value-type="string">
            <text:p>liquido ghb, polvo, hachis, sust.pulverulenta coca, mefedrona, liquido polvo, pastillas, bolsitas... ; 23 muestras</text:p>
          </table:table-cell>
          <table:table-cell table:style-name="ce312"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32">
            <text:p>2-dic</text:p>
          </table:table-cell>
          <table:table-cell table:style-name="ce303" office:value-type="date" office:date-value="2021-11-17">
            <text:p>17/11/2021</text:p>
          </table:table-cell>
          <table:table-cell table:style-name="ce326" table:content-validation-name="val1" office:value-type="string">
            <text:p>no han venido</text:p>
          </table:table-cell>
          <table:table-cell table:style-name="ce330" office:value-type="string">
            <text:p>Comisaría Distrito de Usera-Villaverde / PJ Grupo <text:s/>Usera</text:p>
          </table:table-cell>
          <table:table-cell office:value-type="float" office:value="913921631">
            <text:p>913921631</text:p>
          </table:table-cell>
          <table:table-cell table:style-name="ce38" office:value-type="float" office:value="5">
            <text:p>5</text:p>
          </table:table-cell>
          <table:table-cell office:value-type="string">
            <text:p>30741/21, 17831/21, 30971/21, 24833/21, 13797/21</text:p>
          </table:table-cell>
          <table:table-cell office:value-type="string">
            <text:p>meta, meta, maria, coca, hachis</text:p>
          </table:table-cell>
          <table:table-cell table:number-columns-repeated="1015"/>
        </table:table-row>
        <table:table-row table:style-name="ro5">
          <table:table-cell table:style-name="ce288" office:value-type="string">
            <text:p>Jueves</text:p>
          </table:table-cell>
          <table:table-cell table:style-name="ce291" office:value-type="float" office:value="44532">
            <text:p>2-dic</text:p>
          </table:table-cell>
          <table:table-cell table:style-name="ce302" office:value-type="date" office:date-value="2021-11-17">
            <text:p>17/11/2021</text:p>
          </table:table-cell>
          <table:table-cell table:style-name="ce18"/>
          <table:table-cell table:style-name="ce311" office:value-type="string">
            <text:p>Comisaría Local de Alcorcón</text:p>
          </table:table-cell>
          <table:table-cell table:style-name="ce14" office:value-type="float" office:value="914861624">
            <text:p>914861624</text:p>
          </table:table-cell>
          <table:table-cell table:style-name="ce56" office:value-type="float" office:value="6">
            <text:p>6</text:p>
          </table:table-cell>
          <table:table-cell table:style-name="ce318" office:value-type="string">
            <text:p>17878/21, 17918/21, 10004/21, 18158/21, 18592/21, 18638/21</text:p>
          </table:table-cell>
          <table:table-cell table:style-name="ce312" office:value-type="string">
            <text:p>coca, maria, coca y maria, coca, maria y coca, maria hachis </text:p>
          </table:table-cell>
          <table:table-cell table:number-columns-repeated="1015"/>
        </table:table-row>
        <table:table-row table:style-name="ro24">
          <table:table-cell table:style-name="ce288" office:value-type="string">
            <text:p>Jueves</text:p>
          </table:table-cell>
          <table:table-cell table:style-name="ce291" office:value-type="float" office:value="44532">
            <text:p>2-dic</text:p>
          </table:table-cell>
          <table:table-cell table:style-name="ce302" office:value-type="date" office:date-value="2021-11-25">
            <text:p>25/11/2021</text:p>
          </table:table-cell>
          <table:table-cell table:style-name="ce18"/>
          <table:table-cell table:style-name="ce311" office:value-type="string">
            <text:p>Guardia Civil de Ciempozuelos</text:p>
          </table:table-cell>
          <table:table-cell table:style-name="ce14" office:value-type="float" office:value="911898340">
            <text:p>911898340</text:p>
          </table:table-cell>
          <table:table-cell table:style-name="ce56" office:value-type="float" office:value="1">
            <text:p>1</text:p>
          </table:table-cell>
          <table:table-cell table:style-name="ce318" office:value-type="string">
            <text:p>2021-318-2268</text:p>
          </table:table-cell>
          <table:table-cell table:style-name="ce312" office:value-type="string">
            <text:p>hachis, </text:p>
          </table:table-cell>
          <table:table-cell table:number-columns-repeated="1015"/>
        </table:table-row>
        <table:table-row table:style-name="ro24">
          <table:table-cell table:style-name="ce288" office:value-type="string">
            <text:p>Jueves</text:p>
          </table:table-cell>
          <table:table-cell table:style-name="ce291" office:value-type="float" office:value="44532">
            <text:p>2-dic</text:p>
          </table:table-cell>
          <table:table-cell table:style-name="ce302" office:value-type="date" office:date-value="2021-11-17">
            <text:p>17/11/2021</text:p>
          </table:table-cell>
          <table:table-cell table:style-name="ce18" office:value-type="string">
            <text:p>lo han llevado a farmacia porque son mas de 2,5kg</text:p>
          </table:table-cell>
          <table:table-cell table:style-name="ce311" office:value-type="string">
            <text:p>Guardia Civil de Torrelaguna</text:p>
          </table:table-cell>
          <table:table-cell table:style-name="ce14" office:value-type="float" office:value="918430036">
            <text:p>918430036</text:p>
          </table:table-cell>
          <table:table-cell table:style-name="ce56" office:value-type="float" office:value="1">
            <text:p>1</text:p>
          </table:table-cell>
          <table:table-cell table:style-name="ce318" office:value-type="string">
            <text:p>2021-359-5244</text:p>
          </table:table-cell>
          <table:table-cell table:style-name="ce312" office:value-type="string">
            <text:p>1321 plantacion</text:p>
          </table:table-cell>
          <table:table-cell table:number-columns-repeated="1015"/>
        </table:table-row>
        <table:table-row table:style-name="ro24">
          <table:table-cell table:style-name="ce288" office:value-type="string">
            <text:p>Jueves</text:p>
          </table:table-cell>
          <table:table-cell table:style-name="ce291" office:value-type="float" office:value="44532">
            <text:p>2-dic</text:p>
          </table:table-cell>
          <table:table-cell table:style-name="ce302" office:value-type="date" office:date-value="2021-11-18">
            <text:p>18/11/2021</text:p>
          </table:table-cell>
          <table:table-cell table:style-name="ce18"/>
          <table:table-cell table:style-name="ce311" office:value-type="string">
            <text:p>Comisaria Estación de Nuevos Ministerios</text:p>
          </table:table-cell>
          <table:table-cell table:style-name="ce14" office:value-type="float" office:value="913220162">
            <text:p>913220162</text:p>
          </table:table-cell>
          <table:table-cell table:style-name="ce56" office:value-type="float" office:value="1">
            <text:p>1</text:p>
          </table:table-cell>
          <table:table-cell table:style-name="ce318" office:value-type="string">
            <text:p>5200/21</text:p>
          </table:table-cell>
          <table:table-cell table:style-name="ce312" office:value-type="string">
            <text:p>MDMA, coca y anfetami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5">
          <table:table-cell table:style-name="ce288" office:value-type="string">
            <text:p>Viernes</text:p>
          </table:table-cell>
          <table:table-cell table:style-name="ce291" office:value-type="float" office:value="44533">
            <text:p>3-dic</text:p>
          </table:table-cell>
          <table:table-cell table:style-name="ce302" office:value-type="date" office:date-value="2021-11-24">
            <text:p>24/11/2021</text:p>
          </table:table-cell>
          <table:table-cell table:style-name="ce307" office:value-type="string">
            <text:p>EL ATESTADO 17192 se hizo el 25/11/21. SE PASAn AL 16/12/21</text:p>
          </table:table-cell>
          <table:table-cell table:style-name="ce312" office:value-type="string">
            <text:p>Comisaría Local de Fuenlabrada</text:p>
          </table:table-cell>
          <table:table-cell office:value-type="float" office:value="914920826">
            <text:p>914920826</text:p>
          </table:table-cell>
          <table:table-cell table:style-name="ce56" office:value-type="float" office:value="5">
            <text:p>5</text:p>
          </table:table-cell>
          <table:table-cell table:style-name="ce318" office:value-type="string">
            <text:p>17407/21;17359/21;16126/21; 17134/21; 15114/21, 17192</text:p>
          </table:table-cell>
          <table:table-cell table:style-name="ce312" office:value-type="string">
            <text:p>hachis y marihuana; coca; pastillas MDMA; fenacteina; marihuana</text:p>
          </table:table-cell>
          <table:table-cell table:number-columns-repeated="1015"/>
        </table:table-row>
        <table:table-row table:style-name="ro24">
          <table:table-cell table:style-name="ce288" office:value-type="string">
            <text:p>Viernes</text:p>
          </table:table-cell>
          <table:table-cell table:style-name="ce291" office:value-type="float" office:value="44533">
            <text:p>3-dic</text:p>
          </table:table-cell>
          <table:table-cell table:style-name="ce302" office:value-type="date" office:date-value="2021-11-18">
            <text:p>18/11/2021</text:p>
          </table:table-cell>
          <table:table-cell table:style-name="ce307"/>
          <table:table-cell table:style-name="ce312" office:value-type="string">
            <text:p>Guardia Civil de Arroyomolinos</text:p>
          </table:table-cell>
          <table:table-cell office:value-type="float" office:value="916899612">
            <text:p>916899612</text:p>
          </table:table-cell>
          <table:table-cell table:style-name="ce56" office:value-type="float" office:value="1">
            <text:p>1</text:p>
          </table:table-cell>
          <table:table-cell table:style-name="ce318" office:value-type="string">
            <text:p>2021-293-5142</text:p>
          </table:table-cell>
          <table:table-cell table:style-name="ce312" office:value-type="string">
            <text:p>hachis</text:p>
          </table:table-cell>
          <table:table-cell table:number-columns-repeated="1015"/>
        </table:table-row>
        <table:table-row table:style-name="ro24">
          <table:table-cell table:style-name="ce288" office:value-type="string">
            <text:p>Viernes</text:p>
          </table:table-cell>
          <table:table-cell table:style-name="ce291" office:value-type="float" office:value="44533">
            <text:p>3-dic</text:p>
          </table:table-cell>
          <table:table-cell table:style-name="ce302" office:value-type="date" office:date-value="2021-11-22">
            <text:p>22/11/2021</text:p>
          </table:table-cell>
          <table:table-cell table:style-name="ce307"/>
          <table:table-cell table:style-name="ce312" office:value-type="string">
            <text:p>Brigada Provincial P. J. Secc Grupo Menores (GRUME)</text:p>
          </table:table-cell>
          <table:table-cell office:value-type="float" office:value="914931222">
            <text:p>914931222</text:p>
          </table:table-cell>
          <table:table-cell table:style-name="ce56" office:value-type="float" office:value="3">
            <text:p>3</text:p>
          </table:table-cell>
          <table:table-cell table:style-name="ce318" office:value-type="string">
            <text:p>4741/21;4777/21; 4813/21</text:p>
          </table:table-cell>
          <table:table-cell table:style-name="ce312" office:value-type="string">
            <text:p>hachis, marihuana, hachis 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291" office:value-type="float" office:value="44533">
            <text:p>3-dic</text:p>
          </table:table-cell>
          <table:table-cell table:style-name="ce302" office:value-type="date" office:date-value="2021-11-05">
            <text:p>05/11/2021</text:p>
          </table:table-cell>
          <table:table-cell/>
          <table:table-cell table:style-name="ce330" office:value-type="string">
            <text:p>Comisaría Local de Torrejón de Ardoz</text:p>
          </table:table-cell>
          <table:table-cell office:value-type="float" office:value="67913220627">
            <text:p>67913220627</text:p>
          </table:table-cell>
          <table:table-cell table:style-name="ce56" office:value-type="float" office:value="7">
            <text:p>7</text:p>
          </table:table-cell>
          <table:table-cell table:style-name="ce311" office:value-type="string">
            <text:p>13041/21, 13427/21, 13362/21, 13842/21, 14173/21, 15464/21; 15403/21</text:p>
          </table:table-cell>
          <table:table-cell office:value-type="string">
            <text:p>hachis, hachis coca, hachis, coca 8 env. Hachis, blanco y papelina; hachisy coca; 11 heroí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4"/>
          <table:table-cell table:style-name="ce304"/>
          <table:table-cell table:style-name="ce72" table:content-validation-name="val1"/>
          <table:table-cell table:style-name="ce71"/>
          <table:table-cell table:style-name="ce10"/>
          <table:table-cell table:style-name="ce58"/>
          <table:table-cell table:style-name="ce72" table:number-columns-repeated="1017"/>
        </table:table-row>
        <table:table-row table:style-name="ro1">
          <table:table-cell table:style-name="ce288" office:value-type="string">
            <text:p>Lunes</text:p>
          </table:table-cell>
          <table:table-cell table:style-name="ce291" office:value-type="float" office:value="44536">
            <text:p>6-dic</text:p>
          </table:table-cell>
          <table:table-cell table:style-name="ce305" office:value-type="string">
            <text:p>FIESTA</text:p>
          </table:table-cell>
          <table:table-cell table:style-name="ce327"/>
          <table:table-cell table:style-name="ce313"/>
          <table:table-cell table:style-name="ce316"/>
          <table:table-cell table:style-name="ce317"/>
          <table:table-cell table:style-name="ce313" table:number-columns-repeated="4"/>
          <table:table-cell table:style-name="ce327" table:number-columns-repeated="1013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291" office:value-type="float" office:value="44537">
            <text:p>7-dic</text:p>
          </table:table-cell>
          <table:table-cell table:style-name="ce155" office:value-type="date" office:date-value="2021-11-22">
            <text:p>22/11/2021</text:p>
          </table:table-cell>
          <table:table-cell table:style-name="ce18" office:value-type="string">
            <text:p>telefonema: 2021009863</text:p>
          </table:table-cell>
          <table:table-cell table:style-name="ce311" office:value-type="string">
            <text:p>Comisaría Distrito de Centro</text:p>
          </table:table-cell>
          <table:table-cell table:style-name="ce36" office:value-type="float" office:value="915488124">
            <text:p>915488124</text:p>
          </table:table-cell>
          <table:table-cell table:style-name="ce38" office:value-type="float" office:value="12">
            <text:p>12</text:p>
          </table:table-cell>
          <table:table-cell table:style-name="ce312" office:value-type="string">
            <text:p>41167,41586,41733,41747,41766,41776,41893, 41922, 41945, 42059, 42078, 42099</text:p>
          </table:table-cell>
          <table:table-cell table:style-name="ce312" office:value-type="string">
            <text:p>meta mefedrona, coca, ghb, mefedrona, tucibi polvo blanco, 2 capsulas, meta, extasis, mdma, coca, pulvurulenta, mefedrona, ghb keta coca, meta</text:p>
          </table:table-cell>
          <table:table-cell table:style-name="ce18"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291" office:value-type="float" office:value="44538">
            <text:p>8-dic</text:p>
          </table:table-cell>
          <table:table-cell table:style-name="ce305" office:value-type="string">
            <text:p>FIESTA</text:p>
          </table:table-cell>
          <table:table-cell table:style-name="ce309"/>
          <table:table-cell table:style-name="ce313"/>
          <table:table-cell table:style-name="ce324"/>
          <table:table-cell table:style-name="ce179"/>
          <table:table-cell table:style-name="ce232" table:number-columns-repeated="2"/>
          <table:table-cell table:style-name="ce327"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39">
            <text:p>9-dic</text:p>
          </table:table-cell>
          <table:table-cell table:style-name="ce303" office:value-type="date" office:date-value="2021-11-25">
            <text:p>25/11/2021</text:p>
          </table:table-cell>
          <table:table-cell table:style-name="ce311" table:content-validation-name="val1"/>
          <table:table-cell table:style-name="ce311" office:value-type="string">
            <text:p>Comisaría Estación de Atocha</text:p>
          </table:table-cell>
          <table:table-cell table:style-name="ce14" office:value-type="float" office:value="913220899">
            <text:p>913220899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311" office:value-type="string">
            <text:p>5312/21; 5476/21</text:p>
          </table:table-cell>
          <table:table-cell table:style-name="ce311" office:value-type="string">
            <text:p>hachis, </text:p>
          </table:table-cell>
          <table:table-cell table:style-name="ce312"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39">
            <text:p>9-dic</text:p>
          </table:table-cell>
          <table:table-cell table:style-name="ce303" office:value-type="date" office:date-value="2021-11-26">
            <text:p>26/11/2021</text:p>
          </table:table-cell>
          <table:table-cell table:style-name="ce311" table:content-validation-name="val1"/>
          <table:table-cell table:style-name="ce311" office:value-type="string">
            <text:p>Guardia Civil de Paracuellos de Jarama</text:p>
          </table:table-cell>
          <table:table-cell table:style-name="ce14" office:value-type="float" office:value="912688692">
            <text:p>912688692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311" office:value-type="string">
            <text:p>2021-105226-2270</text:p>
          </table:table-cell>
          <table:table-cell table:style-name="ce311" office:value-type="string">
            <text:p>coca</text:p>
          </table:table-cell>
          <table:table-cell table:style-name="ce312"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39">
            <text:p>9-dic</text:p>
          </table:table-cell>
          <table:table-cell table:style-name="ce303" office:value-type="date" office:date-value="2021-11-19">
            <text:p>19/11/2021</text:p>
          </table:table-cell>
          <table:table-cell table:style-name="ce311" table:content-validation-name="val1"/>
          <table:table-cell table:style-name="ce311" office:value-type="string">
            <text:p>Comisaría Distrito de Salamanca</text:p>
          </table:table-cell>
          <table:table-cell table:style-name="ce14" office:value-type="float" office:value="913225570">
            <text:p>913225570</text:p>
          </table:table-cell>
          <table:table-cell table:style-name="ce38" table:content-validation-name="val1" office:value-type="float" office:value="7">
            <text:p>7</text:p>
          </table:table-cell>
          <table:table-cell table:style-name="ce311" office:value-type="string">
            <text:p>19887/21;20475/21; 20477/21;20704/21; 21136/21; 21342/21; 21686/21</text:p>
          </table:table-cell>
          <table:table-cell table:style-name="ce311" office:value-type="string">
            <text:p>hachis, 5 coca; 15 coca, 3 cristal, 3 keta 20 pastillaMDMA; 2 coca y medicamentos; varios tipos de droga; 2 coca; 1 coca</text:p>
          </table:table-cell>
          <table:table-cell table:style-name="ce312"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39">
            <text:p>9-dic</text:p>
          </table:table-cell>
          <table:table-cell table:style-name="ce302" office:value-type="date" office:date-value="2021-11-02">
            <text:p>02/11/2021</text:p>
          </table:table-cell>
          <table:table-cell table:style-name="ce307" office:value-type="string">
            <text:p>añadido 1 atestado el 15/11/2021</text:p>
          </table:table-cell>
          <table:table-cell table:style-name="ce311" office:value-type="string">
            <text:p>Comisaría Distrito de Carabanchel</text:p>
          </table:table-cell>
          <table:table-cell office:value-type="float" office:value="913227519">
            <text:p>913227519</text:p>
          </table:table-cell>
          <table:table-cell table:style-name="ce59" office:value-type="float" office:value="4">
            <text:p>4</text:p>
          </table:table-cell>
          <table:table-cell table:style-name="ce330" office:value-type="string">
            <text:p>32680/21, 32288/21, 32374/21, 33838/21</text:p>
          </table:table-cell>
          <table:table-cell table:style-name="ce330" office:value-type="string">
            <text:p>3 bolsitas hachis, hachis y papelinas</text:p>
          </table:table-cell>
          <table:table-cell table:style-name="ce312"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291" office:value-type="float" office:value="44540">
            <text:p>10-dic</text:p>
          </table:table-cell>
          <table:table-cell table:style-name="ce302" office:value-type="date" office:date-value="2021-11-23">
            <text:p>23/11/2021</text:p>
          </table:table-cell>
          <table:table-cell/>
          <table:table-cell table:style-name="ce312" office:value-type="string">
            <text:p>Comisaría Distrito de Puente de Vallecas</text:p>
          </table:table-cell>
          <table:table-cell office:value-type="float" office:value="669606690">
            <text:p>669606690</text:p>
          </table:table-cell>
          <table:table-cell table:style-name="ce56" office:value-type="float" office:value="7">
            <text:p>7</text:p>
          </table:table-cell>
          <table:table-cell table:style-name="ce18" office:value-type="string">
            <text:p>24682, 25048, 25318, 25526, 25673, 26115, 26628</text:p>
          </table:table-cell>
          <table:table-cell office:value-type="string">
            <text:p>hachis, 2 bolsas, 6 bolsitas, 1 bolsita, 11 bolsitas, </text:p>
          </table:table-cell>
          <table:table-cell table:number-columns-repeated="1015"/>
        </table:table-row>
        <table:table-row table:style-name="ro1">
          <table:table-cell table:style-name="ce319" office:value-type="string">
            <text:p>Viernes</text:p>
          </table:table-cell>
          <table:table-cell table:style-name="ce320" office:value-type="float" office:value="44540">
            <text:p>10-dic</text:p>
          </table:table-cell>
          <table:table-cell table:style-name="ce321" office:value-type="date" office:date-value="2021-11-24">
            <text:p>24/11/2021</text:p>
          </table:table-cell>
          <table:table-cell table:style-name="ce328" office:value-type="string">
            <text:p>añadidos 3 el 29/11/2021, se cambia al 20/12</text:p>
          </table:table-cell>
          <table:table-cell table:style-name="ce314" office:value-type="string">
            <text:p>Comisaría Distrito de Latina</text:p>
          </table:table-cell>
          <table:table-cell table:style-name="ce332" office:value-type="float" office:value="913228695">
            <text:p>913228695</text:p>
          </table:table-cell>
          <table:table-cell table:style-name="ce134" office:value-type="float" office:value="4">
            <text:p>4</text:p>
          </table:table-cell>
          <table:table-cell table:style-name="ce334" office:value-type="string">
            <text:p>23350/21, 17409/21 (relacionado), 19499/21 (relacionado) 23561/21</text:p>
          </table:table-cell>
          <table:table-cell table:style-name="ce334" office:value-type="string">
            <text:p>hachis, bolsita y pipa con restos, hachis bolsa sellada plastico y herbace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291" office:value-type="float" office:value="44540">
            <text:p>10-dic</text:p>
          </table:table-cell>
          <table:table-cell table:style-name="ce302" office:value-type="date" office:date-value="2021-11-30">
            <text:p>30/11/2021</text:p>
          </table:table-cell>
          <table:table-cell table:style-name="ce307" office:value-type="string">
            <text:p>añadido el 12474</text:p>
          </table:table-cell>
          <table:table-cell table:style-name="ce311" office:value-type="string">
            <text:p>Comisaría Distrito de Villa de Vallecas</text:p>
          </table:table-cell>
          <table:table-cell table:style-name="ce14" office:value-type="float" office:value="913220420">
            <text:p>913220420</text:p>
          </table:table-cell>
          <table:table-cell table:style-name="ce56" office:value-type="float" office:value="2">
            <text:p>2</text:p>
          </table:table-cell>
          <table:table-cell table:style-name="ce335" office:value-type="string">
            <text:p>12861; 12474/21</text:p>
          </table:table-cell>
          <table:table-cell table:style-name="ce18" office:value-type="string">
            <text:p>MARIIHUANA; restos de droga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291" office:value-type="float" office:value="44540">
            <text:p>10-dic</text:p>
          </table:table-cell>
          <table:table-cell table:style-name="ce302" office:value-type="date" office:date-value="2021-11-29">
            <text:p>29/11/2021</text:p>
          </table:table-cell>
          <table:table-cell table:style-name="ce307"/>
          <table:table-cell table:style-name="ce312" office:value-type="string">
            <text:p>Guardia Civil de Navas del Rey</text:p>
          </table:table-cell>
          <table:table-cell office:value-type="float" office:value="918650029">
            <text:p>918650029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2021-305-783</text:p>
          </table:table-cell>
          <table:table-cell table:style-name="ce18" office:value-type="string">
            <text:p>hachis, marihuana</text:p>
          </table:table-cell>
          <table:table-cell table:number-columns-repeated="1015"/>
        </table:table-row>
        <table:table-row table:style-name="ro1">
          <table:table-cell table:style-name="ce319" office:value-type="string">
            <text:p>Viernes</text:p>
          </table:table-cell>
          <table:table-cell table:style-name="ce320" office:value-type="float" office:value="44540">
            <text:p>10-dic</text:p>
          </table:table-cell>
          <table:table-cell table:style-name="ce321" office:value-type="date" office:date-value="2021-11-26">
            <text:p>26/11/2021</text:p>
          </table:table-cell>
          <table:table-cell table:style-name="ce328" office:value-type="string">
            <text:p>ANULADO, SE PASA AL 17/12/21 <text:s/>telefonema 2021010010 <text:s/></text:p>
          </table:table-cell>
          <table:table-cell table:style-name="ce314" office:value-type="string">
            <text:p>Comisaría Distrito de Centro</text:p>
          </table:table-cell>
          <table:table-cell table:style-name="ce332" office:value-type="float" office:value="915488124">
            <text:p>915488124</text:p>
          </table:table-cell>
          <table:table-cell table:style-name="ce134" office:value-type="float" office:value="3">
            <text:p>3</text:p>
          </table:table-cell>
          <table:table-cell table:style-name="ce334" office:value-type="string">
            <text:p>42787/21; 40171/21;42453/21</text:p>
          </table:table-cell>
          <table:table-cell table:style-name="ce334" office:value-type="string">
            <text:p>23 muestras: 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4"/>
          <table:table-cell table:style-name="ce304"/>
          <table:table-cell table:style-name="ce72"/>
          <table:table-cell table:style-name="ce315"/>
          <table:table-cell table:style-name="ce62"/>
          <table:table-cell table:style-name="ce58"/>
          <table:table-cell table:style-name="ce16"/>
          <table:table-cell table:style-name="ce72" table:number-columns-repeated="1016"/>
        </table:table-row>
        <table:table-row table:style-name="ro1">
          <table:table-cell table:style-name="ce288" office:value-type="string">
            <text:p>Lunes</text:p>
          </table:table-cell>
          <table:table-cell table:style-name="ce291" office:value-type="float" office:value="44543">
            <text:p>13-dic</text:p>
          </table:table-cell>
          <table:table-cell table:style-name="ce302" office:value-type="date" office:date-value="2021-11-19">
            <text:p>19/11/2021</text:p>
          </table:table-cell>
          <table:table-cell table:style-name="ce307"/>
          <table:table-cell table:style-name="ce330" office:value-type="string">
            <text:p>Comisaría Distrito de Usera-Villaverde/ Denuncias</text:p>
          </table:table-cell>
          <table:table-cell office:value-type="float" office:value="913921618">
            <text:p>913921618</text:p>
          </table:table-cell>
          <table:table-cell table:style-name="ce56" office:value-type="float" office:value="6">
            <text:p>6</text:p>
          </table:table-cell>
          <table:table-cell table:style-name="ce18" office:value-type="string">
            <text:p>19943/21; 30433/21; 34783/21;38002/21; 39625/21; 40144/21</text:p>
          </table:table-cell>
          <table:table-cell table:style-name="ce18" office:value-type="string">
            <text:p>hachis; bascula y sustancia; coca; coca y marihuana; heroína y coca; roca marron y roca blanca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table:style-name="ce288" office:value-type="string">
            <text:p>Lunes</text:p>
          </table:table-cell>
          <table:table-cell table:style-name="ce291" office:value-type="float" office:value="44543">
            <text:p>13-dic</text:p>
          </table:table-cell>
          <table:table-cell table:style-name="ce302" office:value-type="date" office:date-value="2021-11-25">
            <text:p>25/11/2021</text:p>
          </table:table-cell>
          <table:table-cell table:style-name="ce307"/>
          <table:table-cell table:style-name="ce312" office:value-type="string">
            <text:p>Comisaría Local de Móstoles</text:p>
          </table:table-cell>
          <table:table-cell table:style-name="ce36" office:value-type="float" office:value="666872121">
            <text:p>666872121</text:p>
          </table:table-cell>
          <table:table-cell table:style-name="ce56" office:value-type="float" office:value="7">
            <text:p>7</text:p>
          </table:table-cell>
          <table:table-cell table:style-name="ce18" office:value-type="string">
            <text:p>20058/21; 22165/21; 22738/21; 24567/21; 24155/21; 23646/21; 23386/21</text:p>
          </table:table-cell>
          <table:table-cell table:style-name="ce18" office:value-type="string">
            <text:p>marihuana; sust rocosa;52 bolsas hachis; MDMA; hachis; hachis;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291" office:value-type="float" office:value="44543">
            <text:p>13-dic</text:p>
          </table:table-cell>
          <table:table-cell table:style-name="ce302" office:value-type="date" office:date-value="2021-11-29">
            <text:p>29/11/2021</text:p>
          </table:table-cell>
          <table:table-cell table:style-name="ce307"/>
          <table:table-cell table:style-name="ce312" office:value-type="string">
            <text:p>Guardia Civil de Galapagar</text:p>
          </table:table-cell>
          <table:table-cell table:style-name="ce14" office:value-type="float" office:value="918580031">
            <text:p>918580031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4037/2021</text:p>
          </table:table-cell>
          <table:table-cell table:style-name="ce18"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291" office:value-type="float" office:value="44543">
            <text:p>13-dic</text:p>
          </table:table-cell>
          <table:table-cell table:style-name="ce302" office:value-type="date" office:date-value="2021-11-29">
            <text:p>29/11/2021</text:p>
          </table:table-cell>
          <table:table-cell table:style-name="ce18"/>
          <table:table-cell table:style-name="ce312" office:value-type="string">
            <text:p>Comisaría Distrito de San Blas - Vicálvaro</text:p>
          </table:table-cell>
          <table:table-cell office:value-type="float" office:value="913135357">
            <text:p>913135357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20801/21</text:p>
          </table:table-cell>
          <table:table-cell table:style-name="ce18" office:value-type="string">
            <text:p>hachis maria coca</text:p>
          </table:table-cell>
          <table:table-cell/>
          <table:table-cell table:style-name="ce18"/>
          <table:table-cell table:number-columns-repeated="1013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291" office:value-type="float" office:value="44544">
            <text:p>14-dic</text:p>
          </table:table-cell>
          <table:table-cell table:style-name="ce322" office:value-type="date" office:date-value="2021-12-03">
            <text:p>03/12/2021</text:p>
          </table:table-cell>
          <table:table-cell table:style-name="ce325" table:content-validation-name="val1"/>
          <table:table-cell table:style-name="ce325" office:value-type="string">
            <text:p>Policia Nacional UDYCO Central Grupo 1</text:p>
          </table:table-cell>
          <table:table-cell table:style-name="ce12" office:value-type="float" office:value="913192987">
            <text:p>913192987</text:p>
          </table:table-cell>
          <table:table-cell table:style-name="ce59" table:content-validation-name="val1" office:value-type="float" office:value="1">
            <text:p>1</text:p>
          </table:table-cell>
          <table:table-cell table:style-name="ce325" office:value-type="string">
            <text:p>40/2021</text:p>
          </table:table-cell>
          <table:table-cell table:style-name="ce325"/>
          <table:table-cell table:style-name="ce330"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291" office:value-type="float" office:value="44544">
            <text:p>14-dic</text:p>
          </table:table-cell>
          <table:table-cell table:style-name="ce302" office:value-type="date" office:date-value="2021-11-23">
            <text:p>23/11/2021</text:p>
          </table:table-cell>
          <table:table-cell table:style-name="ce18" office:value-type="string">
            <text:p>viene del dia 25/11/21</text:p>
          </table:table-cell>
          <table:table-cell table:style-name="ce311" office:value-type="string">
            <text:p>Guardia Civil Compañía Fiscal Aeropuerto Barajas</text:p>
          </table:table-cell>
          <table:table-cell table:style-name="ce14" office:value-type="float" office:value="917466549">
            <text:p>917466549</text:p>
          </table:table-cell>
          <table:table-cell table:style-name="ce56" office:value-type="float" office:value="14">
            <text:p>14</text:p>
          </table:table-cell>
          <table:table-cell table:style-name="ce18" office:value-type="string">
            <text:p>891, 790, 820, 887, 889, 899, 900, 909, 921, 925, 952</text:p>
          </table:table-cell>
          <table:table-cell table:style-name="ce18" office:value-type="string">
            <text:p>marihuana y hachis y MDM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291" office:value-type="float" office:value="44545">
            <text:p>15-dic</text:p>
          </table:table-cell>
          <table:table-cell table:style-name="ce303" office:value-type="date" office:date-value="2021-12-09">
            <text:p>09/12/2021</text:p>
          </table:table-cell>
          <table:table-cell table:style-name="ce311" table:content-validation-name="val1"/>
          <table:table-cell table:style-name="ce311" table:content-validation-name="val1" office:value-type="string">
            <text:p>Policia Judicial BARAJAS</text:p>
          </table:table-cell>
          <table:table-cell table:style-name="ce14" office:value-type="float" office:value="913010642">
            <text:p>913010642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311" office:value-type="string">
            <text:p>36/2021</text:p>
          </table:table-cell>
          <table:table-cell table:style-name="ce311" office:value-type="string">
            <text:p>mdma </text:p>
          </table:table-cell>
          <table:table-cell table:style-name="ce312"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291" office:value-type="float" office:value="44545">
            <text:p>15-dic</text:p>
          </table:table-cell>
          <table:table-cell table:style-name="ce303" office:value-type="string">
            <text:p>-</text:p>
          </table:table-cell>
          <table:table-cell table:style-name="ce311" table:content-validation-name="val1" office:value-type="string">
            <text:p>han venido sin cita</text:p>
          </table:table-cell>
          <table:table-cell table:style-name="ce312" office:value-type="string">
            <text:p>Guardia Civil de Tres Cantos</text:p>
          </table:table-cell>
          <table:table-cell table:style-name="ce14" office:value-type="float" office:value="918073900">
            <text:p>918073900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311" office:value-type="string">
            <text:p>2021-365-1129</text:p>
          </table:table-cell>
          <table:table-cell table:style-name="ce311" office:value-type="string">
            <text:p>hachis y coca</text:p>
          </table:table-cell>
          <table:table-cell table:style-name="ce312"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291" office:value-type="float" office:value="44545">
            <text:p>15-dic</text:p>
          </table:table-cell>
          <table:table-cell table:style-name="ce302" office:value-type="date" office:date-value="2021-11-29">
            <text:p>29/11/2021</text:p>
          </table:table-cell>
          <table:table-cell table:style-name="ce307" office:value-type="string">
            <text:p>telefonema: 2021010093</text:p>
          </table:table-cell>
          <table:table-cell table:style-name="ce312" office:value-type="string">
            <text:p>Comisaría Distrito de Centro</text:p>
          </table:table-cell>
          <table:table-cell table:style-name="ce36" office:value-type="float" office:value="915488124">
            <text:p>915488124</text:p>
          </table:table-cell>
          <table:table-cell table:style-name="ce56" office:value-type="float" office:value="13">
            <text:p>13</text:p>
          </table:table-cell>
          <table:table-cell table:style-name="ce18" office:value-type="string">
            <text:p>42320/21;42249/21; 42300/21; 42388/21;42677/21; 42753/21; 42856/21: 42890/21; 42979/21; 43087/21; 43164/21;42453/21; 44789</text:p>
          </table:table-cell>
          <table:table-cell table:style-name="ce18" office:value-type="string">
            <text:p>ghb; marihuana; popper meta y marihua; metanfeta; sust amarilla; ghb; marihuana; ghb y meta; ghb y meta; meta mefedrona pastillas y ghb; papelina; metanfeta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11"/>
          <table:table-cell table:style-name="ce24"/>
          <table:table-cell table:style-name="ce304"/>
          <table:table-cell table:style-name="ce308"/>
          <table:table-cell table:style-name="ce315"/>
          <table:table-cell table:style-name="ce37"/>
          <table:table-cell table:style-name="ce58"/>
          <table:table-cell table:style-name="ce16" table:number-columns-repeated="3"/>
          <table:table-cell table:style-name="ce72" table:number-columns-repeated="1014"/>
        </table:table-row>
        <table:table-row table:style-name="ro2">
          <table:table-cell table:style-name="ce288" office:value-type="string">
            <text:p>Jueves</text:p>
          </table:table-cell>
          <table:table-cell table:style-name="ce291" office:value-type="float" office:value="44546">
            <text:p>16-dic</text:p>
          </table:table-cell>
          <table:table-cell table:style-name="ce302" office:value-type="date" office:date-value="2021-11-24">
            <text:p>24/11/2021</text:p>
          </table:table-cell>
          <table:table-cell table:style-name="ce307" office:value-type="string">
            <text:p>EL ATESTADO 17192 se hizo el 25/11/21</text:p>
          </table:table-cell>
          <table:table-cell table:style-name="ce312" office:value-type="string">
            <text:p>Comisaría Local de Fuenlabrada</text:p>
          </table:table-cell>
          <table:table-cell office:value-type="float" office:value="914920826">
            <text:p>914920826</text:p>
          </table:table-cell>
          <table:table-cell table:style-name="ce56" office:value-type="float" office:value="7">
            <text:p>7</text:p>
          </table:table-cell>
          <table:table-cell table:style-name="ce318" office:value-type="string">
            <text:p>17407/21;17359/21;16126/21; 17134/21; 15114/21, 17192;17948/21; 17895/21</text:p>
          </table:table-cell>
          <table:table-cell table:style-name="ce312" office:value-type="string">
            <text:p>hachis y marihuana; coca; pastillas MDMA; fenacteina; marihuana; COCA, MARIHUANA Y HACHIS; <text:s/>COCA, MARIHUANA Y HACHIS </text:p>
          </table:table-cell>
          <table:table-cell table:number-columns-repeated="1015"/>
        </table:table-row>
        <table:table-row table:style-name="ro2">
          <table:table-cell table:style-name="ce288" office:value-type="string">
            <text:p>Jueves</text:p>
          </table:table-cell>
          <table:table-cell table:style-name="ce291" office:value-type="float" office:value="44546">
            <text:p>16-dic</text:p>
          </table:table-cell>
          <table:table-cell table:style-name="ce302" office:value-type="date" office:date-value="2021-12-09">
            <text:p>09/12/2021</text:p>
          </table:table-cell>
          <table:table-cell table:style-name="ce307" office:value-type="string">
            <text:p>viene del9/12/21</text:p>
          </table:table-cell>
          <table:table-cell table:style-name="ce311" office:value-type="string">
            <text:p>Comisaría Distrito de Salamanca</text:p>
          </table:table-cell>
          <table:table-cell table:style-name="ce14" office:value-type="float" office:value="913225570">
            <text:p>913225570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311" office:value-type="string">
            <text:p>21686/21</text:p>
          </table:table-cell>
          <table:table-cell table:style-name="ce312"/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46">
            <text:p>16-dic</text:p>
          </table:table-cell>
          <table:table-cell table:style-name="ce302" office:value-type="date" office:date-value="2021-11-29">
            <text:p>29/11/2021</text:p>
          </table:table-cell>
          <table:table-cell table:style-name="ce307"/>
          <table:table-cell table:style-name="ce18" office:value-type="string">
            <text:p>Comandancia GC. Unidad orgánica. Policia Judicial de Madrid. Grupo Homicidio</text:p>
          </table:table-cell>
          <table:table-cell table:style-name="ce14" office:value-type="float" office:value="918073900">
            <text:p>918073900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311" office:value-type="string">
            <text:p>139/21</text:p>
          </table:table-cell>
          <table:table-cell table:style-name="ce18" office:value-type="string">
            <text:p>coca, marihuana, mdma y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46">
            <text:p>16-dic</text:p>
          </table:table-cell>
          <table:table-cell table:style-name="ce302" office:value-type="date" office:date-value="2021-12-02">
            <text:p>02/12/2021</text:p>
          </table:table-cell>
          <table:table-cell/>
          <table:table-cell table:style-name="ce312" office:value-type="string">
            <text:p>Comisaría Distrito de Tetuán</text:p>
          </table:table-cell>
          <table:table-cell office:value-type="float" office:value="913221086">
            <text:p>913221086</text:p>
          </table:table-cell>
          <table:table-cell table:style-name="ce56" office:value-type="float" office:value="5">
            <text:p>5</text:p>
          </table:table-cell>
          <table:table-cell table:style-name="ce311" office:value-type="string">
            <text:p>19333/21; 21906/21;24282/21; 21626/21; 19330/21 </text:p>
          </table:table-cell>
          <table:table-cell table:style-name="ce311" office:value-type="string">
            <text:p>polvo blanco y pastillas; 5 sust cristali; 2 pastilas; hachis y polvo rosa; pastillas, coca </text:p>
          </table:table-cell>
          <table:table-cell table:number-columns-repeated="1015"/>
        </table:table-row>
        <table:table-row table:style-name="ro1">
          <table:table-cell table:style-name="ce297"/>
          <table:table-cell table:style-name="ce300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291" office:value-type="float" office:value="44547">
            <text:p>17-dic</text:p>
          </table:table-cell>
          <table:table-cell table:style-name="ce302" office:value-type="date" office:date-value="2021-12-01">
            <text:p>01/12/2021</text:p>
          </table:table-cell>
          <table:table-cell/>
          <table:table-cell table:style-name="ce312" office:value-type="string">
            <text:p>Comisaría Distrito de San Blas - Vicálvaro</text:p>
          </table:table-cell>
          <table:table-cell office:value-type="float" office:value="913135340">
            <text:p>913135340</text:p>
          </table:table-cell>
          <table:table-cell table:style-name="ce56" office:value-type="float" office:value="9">
            <text:p>9</text:p>
          </table:table-cell>
          <table:table-cell table:style-name="ce311" office:value-type="string">
            <text:p>19474/21; 18849/21; 19954/21: 19656/21; 20687/21; 17910/21; 20385/21; 20447/21; 19422/21</text:p>
          </table:table-cell>
          <table:table-cell table:style-name="ce311" office:value-type="string">
            <text:p>polvo blanco, roca blanca, piedra blanca, pastillas blancas; sust blanca y sust marron; sust marron; pastillero y sust blanco; 11 bolsas sust blanco, caja metalica; 14 BOLSAS MARRON; 2 SUST COLOR BLANCO, 14 BOLSAS SUST MARRON Y BOLSA POVO MARRON; HACHIS; ROCA BLANCA caja metal polvo rosa pastilllas amarillas; caja con pastillas azul; 3 bolsas vacias; papelina 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291" office:value-type="float" office:value="44547">
            <text:p>17-dic</text:p>
          </table:table-cell>
          <table:table-cell table:style-name="ce302" office:value-type="date" office:date-value="2021-12-10">
            <text:p>10/12/2021</text:p>
          </table:table-cell>
          <table:table-cell office:value-type="string">
            <text:p>añadido 9857/21</text:p>
          </table:table-cell>
          <table:table-cell table:style-name="ce312" office:value-type="string">
            <text:p>P.N. Grupo Estupefacientes Aeropuerto Barajas</text:p>
          </table:table-cell>
          <table:table-cell office:value-type="float" office:value="913010900">
            <text:p>913010900</text:p>
          </table:table-cell>
          <table:table-cell table:style-name="ce56" office:value-type="float" office:value="4">
            <text:p>4</text:p>
          </table:table-cell>
          <table:table-cell table:style-name="ce311" office:value-type="string">
            <text:p>9572/21; 9639/21; 8244/21;9857/21</text:p>
          </table:table-cell>
          <table:table-cell table:style-name="ce311" office:value-type="string">
            <text:p>coca, coca, hachis; coca liquid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291" office:value-type="float" office:value="44547">
            <text:p>17-dic</text:p>
          </table:table-cell>
          <table:table-cell table:style-name="ce302" office:value-type="date" office:date-value="2021-12-09">
            <text:p>09/12/2021</text:p>
          </table:table-cell>
          <table:table-cell/>
          <table:table-cell table:style-name="ce312" office:value-type="string">
            <text:p>Guardia Civil de Arroyomolinos</text:p>
          </table:table-cell>
          <table:table-cell office:value-type="float" office:value="916899612">
            <text:p>916899612</text:p>
          </table:table-cell>
          <table:table-cell table:style-name="ce56" office:value-type="float" office:value="2">
            <text:p>2</text:p>
          </table:table-cell>
          <table:table-cell table:style-name="ce311" office:value-type="string">
            <text:p>2021-293-6306; 2021-293-6702</text:p>
          </table:table-cell>
          <table:table-cell table:style-name="ce311" office:value-type="string">
            <text:p>10 pastillas; nachis coca y pastillas 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4"/>
          <table:table-cell table:style-name="ce304"/>
          <table:table-cell table:style-name="ce72"/>
          <table:table-cell table:style-name="ce315"/>
          <table:table-cell table:style-name="ce62"/>
          <table:table-cell table:style-name="ce58"/>
          <table:table-cell table:style-name="ce71" table:number-columns-repeated="2"/>
          <table:table-cell table:style-name="ce72"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291" office:value-type="float" office:value="44550">
            <text:p>20-dic</text:p>
          </table:table-cell>
          <table:table-cell table:style-name="ce303" office:value-type="date" office:date-value="2021-11-17">
            <text:p>17/11/2021</text:p>
          </table:table-cell>
          <table:table-cell table:style-name="ce326" table:content-validation-name="val1" office:value-type="string">
            <text:p>viene del dia 02/12/2021</text:p>
          </table:table-cell>
          <table:table-cell table:style-name="ce330" office:value-type="string">
            <text:p>Comisaría Distrito de Usera-Villaverde / PJ Grupo <text:s/>Usera</text:p>
          </table:table-cell>
          <table:table-cell office:value-type="float" office:value="913921631">
            <text:p>913921631</text:p>
          </table:table-cell>
          <table:table-cell table:style-name="ce38" office:value-type="float" office:value="5">
            <text:p>5</text:p>
          </table:table-cell>
          <table:table-cell office:value-type="string">
            <text:p>30741/21, 17831/21, 30971/21, 24833/21, 13797/21</text:p>
          </table:table-cell>
          <table:table-cell office:value-type="string">
            <text:p>meta, meta, maria, coca,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291" office:value-type="float" office:value="44550">
            <text:p>20-dic</text:p>
          </table:table-cell>
          <table:table-cell table:style-name="ce302" office:value-type="date" office:date-value="2021-12-03">
            <text:p>03/12/2021</text:p>
          </table:table-cell>
          <table:table-cell table:style-name="ce326" table:content-validation-name="val1" office:value-type="string">
            <text:p>viene del dia 10/12/2021</text:p>
          </table:table-cell>
          <table:table-cell table:style-name="ce312" office:value-type="string">
            <text:p>Comisaría Distrito de Latina</text:p>
          </table:table-cell>
          <table:table-cell office:value-type="float" office:value="913228695">
            <text:p>913228695</text:p>
          </table:table-cell>
          <table:table-cell table:style-name="ce56" office:value-type="float" office:value="5">
            <text:p>5</text:p>
          </table:table-cell>
          <table:table-cell table:style-name="ce18" office:value-type="string">
            <text:p>23350/21, 17409/21 (relacionado), 19499/21 (relacionado) 23561/21; 23946/21</text:p>
          </table:table-cell>
          <table:table-cell table:style-name="ce18" office:value-type="string">
            <text:p>hachis, bolsita y pipa con restos, hachis bolsa sellada plastico y herbacea; heroína y hachis, porro, bascula, restos, bolsas de plastico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291" office:value-type="float" office:value="44550">
            <text:p>20-dic</text:p>
          </table:table-cell>
          <table:table-cell table:style-name="ce302" office:value-type="date" office:date-value="2021-12-09">
            <text:p>09/12/2021</text:p>
          </table:table-cell>
          <table:table-cell table:style-name="ce307" office:value-type="string">
            <text:p>viene del 09/12/2021</text:p>
          </table:table-cell>
          <table:table-cell table:style-name="ce311" office:value-type="string">
            <text:p>Comisaría Distrito de Carabanchel</text:p>
          </table:table-cell>
          <table:table-cell office:value-type="float" office:value="913227519">
            <text:p>913227519</text:p>
          </table:table-cell>
          <table:table-cell table:style-name="ce59" office:value-type="float" office:value="4">
            <text:p>4</text:p>
          </table:table-cell>
          <table:table-cell table:style-name="ce330" office:value-type="string">
            <text:p>32680/21, 32288/21, 32374/21, 33838/21</text:p>
          </table:table-cell>
          <table:table-cell table:style-name="ce330" office:value-type="string">
            <text:p>3 bolsitas hachis, hachis y papelinas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4">
          <table:table-cell table:style-name="ce288" office:value-type="string">
            <text:p>Martes</text:p>
          </table:table-cell>
          <table:table-cell table:style-name="ce291" office:value-type="float" office:value="44551">
            <text:p>21-dic</text:p>
          </table:table-cell>
          <table:table-cell table:style-name="ce302" office:value-type="date" office:date-value="2021-12-01">
            <text:p>01/12/2021</text:p>
          </table:table-cell>
          <table:table-cell table:style-name="ce307" office:value-type="string">
            <text:p>telefonema: 20210010408 . <text:span text:style-name="T1">No trae el atestado 44314</text:span></text:p>
          </table:table-cell>
          <table:table-cell table:style-name="ce312" office:value-type="string">
            <text:p>Comisaría Distrito de Centro</text:p>
          </table:table-cell>
          <table:table-cell table:style-name="ce36" office:value-type="float" office:value="915488124">
            <text:p>915488124</text:p>
          </table:table-cell>
          <table:table-cell table:style-name="ce38" office:value-type="float" office:value="10">
            <text:p>10</text:p>
          </table:table-cell>
          <table:table-cell table:style-name="ce312" office:value-type="string">
            <text:p>44089; 44143; 44146; 44153; 44180; 44192; 44290; 44314; 44392; 44422; 44547; 44583;</text:p>
          </table:table-cell>
          <table:table-cell table:style-name="ce312" office:value-type="string">
            <text:p>marihuana; meta; 18 pastillas y coca; 1 ghb; pastillas, visagra meta ghb y viagra; ghb; base; 3 ghb y botella; marihuana; maruihuana ; pastiñllas y marih; marihuana meta ghb y popper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291" office:value-type="float" office:value="44551">
            <text:p>21-dic</text:p>
          </table:table-cell>
          <table:table-cell table:style-name="ce302" office:value-type="date" office:date-value="2021-12-09">
            <text:p>09/12/2021</text:p>
          </table:table-cell>
          <table:table-cell table:style-name="ce307"/>
          <table:table-cell table:style-name="ce312" office:value-type="string">
            <text:p>Guardia Civil de Torrelodones</text:p>
          </table:table-cell>
          <table:table-cell office:value-type="float" office:value="918596990">
            <text:p>918596990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2021-273-2000</text:p>
          </table:table-cell>
          <table:table-cell table:style-name="ce18" office:value-type="string">
            <text:p>cocaina, hachis , metanfet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291" office:value-type="float" office:value="44551">
            <text:p>21-dic</text:p>
          </table:table-cell>
          <table:table-cell table:style-name="ce302" office:value-type="date" office:date-value="2021-12-10">
            <text:p>10/12/2021</text:p>
          </table:table-cell>
          <table:table-cell table:style-name="ce307"/>
          <table:table-cell table:style-name="ce312" office:value-type="string">
            <text:p>Comisaría Distrito de Ciudad Lineal</text:p>
          </table:table-cell>
          <table:table-cell office:value-type="float" office:value="913229466">
            <text:p>913229466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19575/21</text:p>
          </table:table-cell>
          <table:table-cell table:style-name="ce18" office:value-type="string">
            <text:p>marihuan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291" office:value-type="float" office:value="44551">
            <text:p>21-dic</text:p>
          </table:table-cell>
          <table:table-cell table:style-name="ce302" office:value-type="date" office:date-value="2021-12-13">
            <text:p>13/12/2021</text:p>
          </table:table-cell>
          <table:table-cell table:style-name="ce307"/>
          <table:table-cell table:style-name="ce312" office:value-type="string">
            <text:p>Brigada Provincial P. J. Secc Grupo Menores (GRUME)</text:p>
          </table:table-cell>
          <table:table-cell office:value-type="float" office:value="914931222">
            <text:p>914931222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5065/21</text:p>
          </table:table-cell>
          <table:table-cell table:style-name="ce18"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291" office:value-type="float" office:value="44551">
            <text:p>21-dic</text:p>
          </table:table-cell>
          <table:table-cell table:style-name="ce302" office:value-type="date" office:date-value="2021-12-09">
            <text:p>09/12/2021</text:p>
          </table:table-cell>
          <table:table-cell table:style-name="ce307" office:value-type="string">
            <text:p>no traian DP y Juzgado, no lo han entregado</text:p>
          </table:table-cell>
          <table:table-cell table:style-name="ce312" office:value-type="string">
            <text:p>Comisaría Distrito de Arganzuela</text:p>
          </table:table-cell>
          <table:table-cell office:value-type="float" office:value="913221238">
            <text:p>913221238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23345/21</text:p>
          </table:table-cell>
          <table:table-cell table:style-name="ce18" office:value-type="string">
            <text:p>marihua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291" office:value-type="float" office:value="44552">
            <text:p>22-dic</text:p>
          </table:table-cell>
          <table:table-cell table:style-name="ce302" office:value-type="date" office:date-value="2021-12-09">
            <text:p>09/12/2021</text:p>
          </table:table-cell>
          <table:table-cell table:style-name="ce311" table:content-validation-name="val1"/>
          <table:table-cell table:style-name="ce311" office:value-type="string">
            <text:p>Comisaría Distrito de Ciudad Lineal</text:p>
          </table:table-cell>
          <table:table-cell table:style-name="ce14" office:value-type="float" office:value="913229435">
            <text:p>913229435</text:p>
          </table:table-cell>
          <table:table-cell table:style-name="ce38" table:content-validation-name="val1" office:value-type="float" office:value="6">
            <text:p>6</text:p>
          </table:table-cell>
          <table:table-cell table:style-name="ce311" office:value-type="string">
            <text:p>18762/21;18759/21; 19718/21; 20669/21; 20853/212; 21222/21</text:p>
          </table:table-cell>
          <table:table-cell table:style-name="ce311" office:value-type="string">
            <text:p>50 pastillas <text:s/>envolt verdes envolt blancos; sust vegetal y 7 bolsas rocosa ; 24 papelinas ; 1 sust vegetal 1 popper, sust blanquecina, speed, cocaina; 6 envoltorios sust verde; 1 sust pulverulenta blanca; </text:p>
          </table:table-cell>
          <table:table-cell table:style-name="ce312"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291" office:value-type="float" office:value="44552">
            <text:p>22-dic</text:p>
          </table:table-cell>
          <table:table-cell table:style-name="ce302" office:value-type="date" office:date-value="2021-12-10">
            <text:p>10/12/2021</text:p>
          </table:table-cell>
          <table:table-cell table:style-name="ce311" table:content-validation-name="val1"/>
          <table:table-cell table:style-name="ce311" office:value-type="string">
            <text:p>(GOIZ II) Grupo Operativo de Investigación zonal II</text:p>
          </table:table-cell>
          <table:table-cell table:style-name="ce14" office:value-type="float" office:value="913220471">
            <text:p>913220471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311" office:value-type="string">
            <text:p>166/21</text:p>
          </table:table-cell>
          <table:table-cell table:style-name="ce311" office:value-type="string">
            <text:p>7 papelinas</text:p>
          </table:table-cell>
          <table:table-cell table:style-name="ce312"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291" office:value-type="float" office:value="44552">
            <text:p>22-dic</text:p>
          </table:table-cell>
          <table:table-cell table:style-name="ce302" office:value-type="date" office:date-value="2021-12-13">
            <text:p>13/12/2021</text:p>
          </table:table-cell>
          <table:table-cell table:style-name="ce311" table:content-validation-name="val1"/>
          <table:table-cell table:style-name="ce311" office:value-type="string">
            <text:p>(GOIZ I) Grupo Operativo de Investigación zonal I</text:p>
          </table:table-cell>
          <table:table-cell table:style-name="ce14" office:value-type="float" office:value="913220463">
            <text:p>913220463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311" office:value-type="string">
            <text:p>160/21</text:p>
          </table:table-cell>
          <table:table-cell table:style-name="ce311" office:value-type="string">
            <text:p>marihuana y hachis </text:p>
          </table:table-cell>
          <table:table-cell table:style-name="ce312"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291" office:value-type="float" office:value="44552">
            <text:p>22-dic</text:p>
          </table:table-cell>
          <table:table-cell table:style-name="ce302" office:value-type="date" office:date-value="2021-12-13">
            <text:p>13/12/2021</text:p>
          </table:table-cell>
          <table:table-cell table:style-name="ce311" table:content-validation-name="val1"/>
          <table:table-cell table:style-name="ce311" office:value-type="string">
            <text:p>Guardia Civil de Navalcarnero</text:p>
          </table:table-cell>
          <table:table-cell table:style-name="ce14" office:value-type="float" office:value="629849069">
            <text:p>629849069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311" office:value-type="string">
            <text:p>2021-295-3702; 2021-295-4430</text:p>
          </table:table-cell>
          <table:table-cell table:style-name="ce311" office:value-type="string">
            <text:p>hachis y marihuana</text:p>
          </table:table-cell>
          <table:table-cell table:style-name="ce312"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291" office:value-type="float" office:value="44552">
            <text:p>22-dic</text:p>
          </table:table-cell>
          <table:table-cell table:style-name="ce302" office:value-type="date" office:date-value="2021-12-13">
            <text:p>13/12/2021</text:p>
          </table:table-cell>
          <table:table-cell table:style-name="ce307"/>
          <table:table-cell table:style-name="ce312" office:value-type="string">
            <text:p>Comisaría Distrito de Tetuán</text:p>
          </table:table-cell>
          <table:table-cell office:value-type="float" office:value="913221094">
            <text:p>913221094</text:p>
          </table:table-cell>
          <table:table-cell table:style-name="ce56" office:value-type="float" office:value="2">
            <text:p>2</text:p>
          </table:table-cell>
          <table:table-cell table:style-name="ce311" office:value-type="string">
            <text:p>22084/21; 24045/21</text:p>
          </table:table-cell>
          <table:table-cell table:style-name="ce311" office:value-type="string">
            <text:p>hachis y coca; coca y anfet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53">
            <text:p>23-dic</text:p>
          </table:table-cell>
          <table:table-cell table:style-name="ce322" office:value-type="date" office:date-value="2021-12-13">
            <text:p>13/12/2021</text:p>
          </table:table-cell>
          <table:table-cell table:style-name="ce325" table:content-validation-name="val1"/>
          <table:table-cell table:style-name="ce312" office:value-type="string">
            <text:p>Comisaría Distrito de Tetuán</text:p>
          </table:table-cell>
          <table:table-cell table:style-name="ce12" office:value-type="float" office:value="913221086">
            <text:p>913221086</text:p>
          </table:table-cell>
          <table:table-cell table:style-name="ce59" table:content-validation-name="val1" office:value-type="float" office:value="2">
            <text:p>2</text:p>
          </table:table-cell>
          <table:table-cell table:style-name="ce325" office:value-type="string">
            <text:p>25169/21: 25024/21</text:p>
          </table:table-cell>
          <table:table-cell table:style-name="ce325" office:value-type="string">
            <text:p>polvo blanco; sust marron</text:p>
          </table:table-cell>
          <table:table-cell table:style-name="ce330"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53">
            <text:p>23-dic</text:p>
          </table:table-cell>
          <table:table-cell table:style-name="ce302" office:value-type="date" office:date-value="2021-12-01">
            <text:p>01/12/2021</text:p>
          </table:table-cell>
          <table:table-cell table:style-name="ce307" office:value-type="string">
            <text:p>telefonema 2021010171</text:p>
          </table:table-cell>
          <table:table-cell table:style-name="ce312" office:value-type="string">
            <text:p>Comisaría Distrito de Centro</text:p>
          </table:table-cell>
          <table:table-cell table:style-name="ce36" office:value-type="float" office:value="915488124">
            <text:p>915488124</text:p>
          </table:table-cell>
          <table:table-cell table:style-name="ce56" office:value-type="float" office:value="13">
            <text:p>13</text:p>
          </table:table-cell>
          <table:table-cell office:value-type="string">
            <text:p>43691/21; 42787/21;40171; 41579; 42099: 43439; 43483; 43659; 43816; 43499; 43634; <text:s/>43761</text:p>
          </table:table-cell>
          <table:table-cell office:value-type="string">
            <text:p>21 muestras: mdma extasis, hachis; base; coca; ghb; pastillas , sust blanca blistar y ampollas; hachis; 2 ghb; 2 sust blanca; marihuana; 1 ghb y met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4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291" office:value-type="float" office:value="44554">
            <text:p>24-dic</text:p>
          </table:table-cell>
          <table:table-cell table:style-name="ce323" office:value-type="string">
            <text:p>FIESTA</text:p>
          </table:table-cell>
          <table:table-cell table:style-name="ce329" table:content-validation-name="val1"/>
          <table:table-cell table:style-name="ce329"/>
          <table:table-cell table:style-name="ce316"/>
          <table:table-cell table:style-name="ce317" table:content-validation-name="val1"/>
          <table:table-cell table:style-name="ce329" table:number-columns-repeated="2"/>
          <table:table-cell table:style-name="ce313" table:number-columns-repeated="1015"/>
        </table:table-row>
        <table:table-row table:style-name="ro1">
          <table:table-cell table:style-name="ce11"/>
          <table:table-cell table:style-name="ce24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291" office:value-type="float" office:value="44557">
            <text:p>27-dic</text:p>
          </table:table-cell>
          <table:table-cell table:style-name="ce302" office:value-type="date" office:date-value="2021-12-13">
            <text:p>13/12/2021</text:p>
          </table:table-cell>
          <table:table-cell table:style-name="ce307" office:value-type="string">
            <text:p>telefonema 2021010540</text:p>
          </table:table-cell>
          <table:table-cell table:style-name="ce312" office:value-type="string">
            <text:p>Comisaría Distrito de Centro</text:p>
          </table:table-cell>
          <table:table-cell table:style-name="ce36" office:value-type="float" office:value="915488124">
            <text:p>915488124</text:p>
          </table:table-cell>
          <table:table-cell table:style-name="ce56" office:value-type="float" office:value="5">
            <text:p>5</text:p>
          </table:table-cell>
          <table:table-cell table:style-name="ce311" office:value-type="string">
            <text:p>43783; 44912; 45025; 45025; 45235</text:p>
          </table:table-cell>
          <table:table-cell office:value-type="string">
            <text:p>marihuana; metanfeta <text:s/>y mefedrona; polvo rosa; porro y polvo rosa; coca y marihuan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291" office:value-type="float" office:value="44557">
            <text:p>27-dic</text:p>
          </table:table-cell>
          <table:table-cell table:style-name="ce302" office:value-type="date" office:date-value="2021-12-13">
            <text:p>13/12/2021</text:p>
          </table:table-cell>
          <table:table-cell/>
          <table:table-cell table:style-name="ce312" office:value-type="string">
            <text:p>Vigilancia Aduanera de Barajas</text:p>
          </table:table-cell>
          <table:table-cell office:value-type="float" office:value="917467028">
            <text:p>917467028</text:p>
          </table:table-cell>
          <table:table-cell table:style-name="ce56" office:value-type="float" office:value="6">
            <text:p>6</text:p>
          </table:table-cell>
          <table:table-cell table:style-name="ce18" office:value-type="string">
            <text:p>24/2021; 26/2021; 30; 31; 33; 36</text:p>
          </table:table-cell>
          <table:table-cell office:value-type="string">
            <text:p>canabis; canabis; MDMA; marihuana; canabis: marihuan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291" office:value-type="float" office:value="44557">
            <text:p>27-dic</text:p>
          </table:table-cell>
          <table:table-cell table:style-name="ce302" office:value-type="date" office:date-value="2021-12-13">
            <text:p>13/12/2021</text:p>
          </table:table-cell>
          <table:table-cell/>
          <table:table-cell table:style-name="ce312" office:value-type="string">
            <text:p>Comisaría Distrito de Latina</text:p>
          </table:table-cell>
          <table:table-cell office:value-type="float" office:value="913228694">
            <text:p>913228694</text:p>
          </table:table-cell>
          <table:table-cell table:style-name="ce56" office:value-type="float" office:value="2">
            <text:p>2</text:p>
          </table:table-cell>
          <table:table-cell office:value-type="string">
            <text:p>24451/21: 24803/21; 25146/21</text:p>
          </table:table-cell>
          <table:table-cell office:value-type="string">
            <text:p>coca, marihuana, hachis, sust ; 49 papelinas; hachis y marihua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4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291" office:value-type="float" office:value="44558">
            <text:p>28-dic</text:p>
          </table:table-cell>
          <table:table-cell table:style-name="ce302" office:value-type="date" office:date-value="2021-12-09">
            <text:p>09/12/2021</text:p>
          </table:table-cell>
          <table:table-cell table:style-name="ce307" office:value-type="string">
            <text:p>viene del9/12/21</text:p>
          </table:table-cell>
          <table:table-cell table:style-name="ce311" office:value-type="string">
            <text:p>Comisaría Distrito de Salamanca</text:p>
          </table:table-cell>
          <table:table-cell table:style-name="ce14" office:value-type="float" office:value="913225570">
            <text:p>913225570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311" office:value-type="string">
            <text:p>21686/21;24833/21</text:p>
          </table:table-cell>
          <table:table-cell table:style-name="ce325" office:value-type="string">
            <text:p>cocaina</text:p>
          </table:table-cell>
          <table:table-cell table:style-name="ce330"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291" office:value-type="float" office:value="44558">
            <text:p>28-dic</text:p>
          </table:table-cell>
          <table:table-cell table:style-name="ce302" office:value-type="date" office:date-value="2021-11-23">
            <text:p>23/11/2021</text:p>
          </table:table-cell>
          <table:table-cell table:style-name="ce307" office:value-type="string">
            <text:p>no han venido. Nueva cita: 12 enero</text:p>
          </table:table-cell>
          <table:table-cell table:style-name="ce331" office:value-type="string">
            <text:p>Guardia Civil Compañía Fiscal Aeropuerto Barajas</text:p>
          </table:table-cell>
          <table:table-cell table:style-name="ce14" office:value-type="float" office:value="917466549">
            <text:p>917466549</text:p>
          </table:table-cell>
          <table:table-cell table:style-name="ce56" office:value-type="float" office:value="12">
            <text:p>12</text:p>
          </table:table-cell>
          <table:table-cell table:style-name="ce18" office:value-type="string">
            <text:p>602, 719, 868, 928, 931, 944, 951, 955, 965, 977, 979, 983</text:p>
          </table:table-cell>
          <table:table-cell table:style-name="ce18" office:value-type="string">
            <text:p>marihuana y hachis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4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8"/>
          <table:table-cell table:style-name="ce312" table:number-columns-repeated="1007"/>
        </table:table-row>
        <table:table-row table:style-name="ro1">
          <table:table-cell table:style-name="ce288" office:value-type="string">
            <text:p>Miercoles</text:p>
          </table:table-cell>
          <table:table-cell table:style-name="ce291" office:value-type="float" office:value="44559">
            <text:p>29-dic</text:p>
          </table:table-cell>
          <table:table-cell table:style-name="ce303" office:value-type="date" office:date-value="2021-12-14">
            <text:p>14/12/2021</text:p>
          </table:table-cell>
          <table:table-cell table:style-name="ce311" table:content-validation-name="val1"/>
          <table:table-cell table:style-name="ce311" office:value-type="string">
            <text:p>Comisaría Distrito de Chamartín</text:p>
          </table:table-cell>
          <table:table-cell office:value-type="float" office:value="913227917">
            <text:p>913227917</text:p>
          </table:table-cell>
          <table:table-cell table:style-name="ce38" table:content-validation-name="val1" office:value-type="float" office:value="1">
            <text:p>1</text:p>
          </table:table-cell>
          <table:table-cell table:style-name="ce311" office:value-type="string">
            <text:p>13907/21</text:p>
          </table:table-cell>
          <table:table-cell table:style-name="ce311" office:value-type="string">
            <text:p>hachís</text:p>
          </table:table-cell>
          <table:table-cell table:style-name="ce312"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291" office:value-type="float" office:value="44559">
            <text:p>29-dic</text:p>
          </table:table-cell>
          <table:table-cell table:style-name="ce303" office:value-type="date" office:date-value="2021-12-14">
            <text:p>14/12/2021</text:p>
          </table:table-cell>
          <table:table-cell table:style-name="ce311" table:content-validation-name="val1"/>
          <table:table-cell table:style-name="ce311" office:value-type="string">
            <text:p>Comisaría Local de Getafe</text:p>
          </table:table-cell>
          <table:table-cell table:style-name="ce14" office:value-type="float" office:value="913220341">
            <text:p>913220341</text:p>
          </table:table-cell>
          <table:table-cell table:style-name="ce38" table:content-validation-name="val1" office:value-type="float" office:value="4">
            <text:p>4</text:p>
          </table:table-cell>
          <table:table-cell table:style-name="ce311" office:value-type="string">
            <text:p>17769/21: 19213/21; 18646/21; 16049/21;</text:p>
          </table:table-cell>
          <table:table-cell table:style-name="ce311" office:value-type="string">
            <text:p>marihuanay hachis; hachis; hachis; hachis</text:p>
          </table:table-cell>
          <table:table-cell table:style-name="ce312"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291" office:value-type="float" office:value="44559">
            <text:p>29-dic</text:p>
          </table:table-cell>
          <table:table-cell table:style-name="ce302" office:value-type="date" office:date-value="2021-12-15">
            <text:p>15/12/2021</text:p>
          </table:table-cell>
          <table:table-cell/>
          <table:table-cell table:style-name="ce312" office:value-type="string">
            <text:p>Guardia Civil de Loeches</text:p>
          </table:table-cell>
          <table:table-cell office:value-type="float" office:value="910718441">
            <text:p>910718441</text:p>
          </table:table-cell>
          <table:table-cell table:style-name="ce56" office:value-type="float" office:value="1">
            <text:p>1</text:p>
          </table:table-cell>
          <table:table-cell office:value-type="string">
            <text:p>1013-332-2021</text:p>
          </table:table-cell>
          <table:table-cell office:value-type="string">
            <text:p>marihuana</text:p>
          </table:table-cell>
          <table:table-cell table:number-columns-repeated="3"/>
          <table:table-cell table:style-name="ce312" table:number-columns-repeated="5"/>
          <table:table-cell table:number-columns-repeated="1007"/>
        </table:table-row>
        <table:table-row table:style-name="ro1">
          <table:table-cell table:style-name="ce11"/>
          <table:table-cell table:style-name="ce24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8"/>
          <table:table-cell table:style-name="ce312" table:number-columns-repeated="1007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60">
            <text:p>30-dic</text:p>
          </table:table-cell>
          <table:table-cell table:style-name="ce302" office:value-type="date" office:date-value="2021-12-16">
            <text:p>16/12/2021</text:p>
          </table:table-cell>
          <table:table-cell/>
          <table:table-cell table:style-name="ce312" office:value-type="string">
            <text:p>Comisaría Distrito de Usera-Villaverde/ Denuncias</text:p>
          </table:table-cell>
          <table:table-cell office:value-type="float" office:value="913921618">
            <text:p>913921618</text:p>
          </table:table-cell>
          <table:table-cell table:style-name="ce56" office:value-type="float" office:value="5">
            <text:p>5</text:p>
          </table:table-cell>
          <table:table-cell office:value-type="string">
            <text:p>41281, 39713, 41382, 42810, 42764</text:p>
          </table:table-cell>
          <table:table-cell office:value-type="string">
            <text:p>coca, hachis, heroín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60">
            <text:p>30-dic</text:p>
          </table:table-cell>
          <table:table-cell table:style-name="ce302" office:value-type="date" office:date-value="2021-12-16">
            <text:p>16/12/2021</text:p>
          </table:table-cell>
          <table:table-cell/>
          <table:table-cell table:style-name="ce312" office:value-type="string">
            <text:p>Comisaría Distrito de Fuencarral - El Pardo</text:p>
          </table:table-cell>
          <table:table-cell office:value-type="float" office:value="913782468">
            <text:p>913782468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18379/21</text:p>
          </table:table-cell>
          <table:table-cell table:style-name="ce18"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291" office:value-type="float" office:value="44560">
            <text:p>30-dic</text:p>
          </table:table-cell>
          <table:table-cell table:style-name="ce302" office:value-type="date" office:date-value="2021-12-17">
            <text:p>17/12/2021</text:p>
          </table:table-cell>
          <table:table-cell/>
          <table:table-cell table:style-name="ce331" office:value-type="string">
            <text:p>Comisaría Estación de Atocha</text:p>
          </table:table-cell>
          <table:table-cell office:value-type="float" office:value="913220899">
            <text:p>913220899</text:p>
          </table:table-cell>
          <table:table-cell table:style-name="ce56" office:value-type="float" office:value="2">
            <text:p>2</text:p>
          </table:table-cell>
          <table:table-cell table:style-name="ce18" office:value-type="string">
            <text:p>6336/21; 6238/21</text:p>
          </table:table-cell>
          <table:table-cell table:style-name="ce18" office:value-type="string">
            <text:p>coca; MDMA, coca y cannnabis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4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8"/>
          <table:table-cell table:style-name="ce312" table:number-columns-repeated="1007"/>
        </table:table-row>
        <table:table-row table:style-name="ro1">
          <table:table-cell table:style-name="ce288" office:value-type="string">
            <text:p>Viernes</text:p>
          </table:table-cell>
          <table:table-cell table:style-name="ce291" office:value-type="float" office:value="44561">
            <text:p>31-dic</text:p>
          </table:table-cell>
          <table:table-cell table:style-name="ce324" office:value-type="string">
            <text:p>FIESTA</text:p>
          </table:table-cell>
          <table:table-cell table:style-name="ce327" table:number-columns-repeated="2"/>
          <table:table-cell table:style-name="ce324"/>
          <table:table-cell table:style-name="ce333"/>
          <table:table-cell table:style-name="ce327" table:number-columns-repeated="1017"/>
        </table:table-row>
        <table:table-row table:style-name="ro1" table:number-rows-repeated="2">
          <table:table-cell table:style-name="ce288"/>
          <table:table-cell table:style-name="ce291"/>
          <table:table-cell table:number-columns-repeated="1022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V 21" table:style-name="ta15" table:print="false">
        <table:table-column table:style-name="co3" table:number-columns-repeated="2" table:default-cell-style-name="Excel_20_Built-in_20_Normal"/>
        <table:table-column table:style-name="co36" table:default-cell-style-name="ce61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51" table:default-cell-style-name="ce61"/>
        <table:table-column table:style-name="co52" table:default-cell-style-name="ce36"/>
        <table:table-column table:style-name="co48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table:style-name="ce7" office:value-type="string" table:number-columns-spanned="2" table:number-rows-spanned="1">
            <text:p>DIA CITA</text:p>
          </table:table-cell>
          <table:covered-table-cell table:style-name="ce19"/>
          <table:table-cell table:style-name="ce29" office:value-type="string">
            <text:p>FECHA LLAMADA</text:p>
          </table:table-cell>
          <table:table-cell table:style-name="ce38" table:content-validation-name="val1" office:value-type="string">
            <text:p>OBSERVACIONES</text:p>
          </table:table-cell>
          <table:table-cell table:style-name="ce38" office:value-type="string">
            <text:p>Comisaría / Cuerpo Policial</text:p>
          </table:table-cell>
          <table:table-cell table:style-name="ce38" office:value-type="string">
            <text:p>Teléfono</text:p>
          </table:table-cell>
          <table:table-cell table:style-name="ce38" table:content-validation-name="val1" office:value-type="string">
            <text:p>Nº Ates</text:p>
          </table:table-cell>
          <table:table-cell table:style-name="ce38" office:value-type="string">
            <text:p>Atestados o D. Policiales</text:p>
          </table:table-cell>
          <table:table-cell table:style-name="ce51" office:value-type="string">
            <text:p>Descripción</text:p>
          </table:table-cell>
          <table:table-cell table:style-name="ce38"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1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11" office:value-type="string">
            <text:p>Lunes</text:p>
          </table:table-cell>
          <table:table-cell table:style-name="ce23" office:value-type="float" office:value="44501">
            <text:p>1-nov</text:p>
          </table:table-cell>
          <table:table-cell table:style-name="ce35" office:value-type="string">
            <text:p>FESTIVO</text:p>
          </table:table-cell>
          <table:table-cell table:style-name="ce306" table:content-validation-name="val1"/>
          <table:table-cell table:style-name="ce71"/>
          <table:table-cell table:style-name="ce10"/>
          <table:table-cell table:style-name="ce50"/>
          <table:table-cell table:style-name="ce344"/>
          <table:table-cell table:style-name="ce315" table:number-columns-repeated="1016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336" office:value-type="float" office:value="44502">
            <text:p>2-nov</text:p>
          </table:table-cell>
          <table:table-cell table:style-name="ce303" office:value-type="date" office:date-value="2021-10-11">
            <text:p>11/10/2021</text:p>
          </table:table-cell>
          <table:table-cell table:style-name="ce326" table:content-validation-name="val1" office:value-type="string">
            <text:p>FAX: 913229994. Dirección: calle Javier del Quinto s/n 28043, Madrid.</text:p>
          </table:table-cell>
          <table:table-cell table:style-name="ce311" office:value-type="string">
            <text:p>Comisaría Distrito de Hortaleza - Barajas</text:p>
          </table:table-cell>
          <table:table-cell table:style-name="ce12" office:value-type="float" office:value="913221196">
            <text:p>913221196</text:p>
          </table:table-cell>
          <table:table-cell table:style-name="ce59" office:value-type="float" office:value="5">
            <text:p>5</text:p>
          </table:table-cell>
          <table:table-cell office:value-type="string">
            <text:p>16989/21; 16201/21; 13857/21; 16683/21; 17795/21</text:p>
          </table:table-cell>
          <table:table-cell office:value-type="string">
            <text:p>hachis; hachis; hachis; marihuana; <text:s/>8 coca</text:p>
          </table:table-cell>
          <table:table-cell table:number-columns-repeated="1015"/>
        </table:table-row>
        <table:table-row table:style-name="ro5">
          <table:table-cell table:style-name="ce288" office:value-type="string">
            <text:p>Martes</text:p>
          </table:table-cell>
          <table:table-cell table:style-name="ce336" office:value-type="float" office:value="44502">
            <text:p>2-nov</text:p>
          </table:table-cell>
          <table:table-cell table:style-name="ce302" office:value-type="date" office:date-value="2021-10-13">
            <text:p>13/10/2021</text:p>
          </table:table-cell>
          <table:table-cell table:style-name="ce18" office:value-type="string">
            <text:p>añadido 34778/21 el 25/10/21</text:p>
          </table:table-cell>
          <table:table-cell table:style-name="ce311" office:value-type="string">
            <text:p>Comisaría Distrito de Usera-Villaverde/ Denuncias</text:p>
          </table:table-cell>
          <table:table-cell table:style-name="ce12" office:value-type="float" office:value="913921618">
            <text:p>913921618</text:p>
          </table:table-cell>
          <table:table-cell table:style-name="ce56" office:value-type="float" office:value="4">
            <text:p>4</text:p>
          </table:table-cell>
          <table:table-cell table:style-name="ce318" office:value-type="string">
            <text:p>33196/21; 28894/21; 33148/21;34778/21</text:p>
          </table:table-cell>
          <table:table-cell table:style-name="ce330" office:value-type="string">
            <text:p>hachis; tableta hachis; heroína, coca; 2 bolsas cogollo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336" office:value-type="float" office:value="44502">
            <text:p>2-nov</text:p>
          </table:table-cell>
          <table:table-cell table:style-name="ce302" office:value-type="date" office:date-value="2021-10-20">
            <text:p>20/10/2021</text:p>
          </table:table-cell>
          <table:table-cell table:style-name="ce340"/>
          <table:table-cell table:style-name="ce311" office:value-type="string">
            <text:p>Comisaría Distrito de Villa de Vallecas</text:p>
          </table:table-cell>
          <table:table-cell table:style-name="ce12" office:value-type="float" office:value="913220417">
            <text:p>913220417</text:p>
          </table:table-cell>
          <table:table-cell table:style-name="ce56" office:value-type="float" office:value="2">
            <text:p>2</text:p>
          </table:table-cell>
          <table:table-cell office:value-type="string">
            <text:p>13750/21, 15348/21</text:p>
          </table:table-cell>
          <table:table-cell table:style-name="ce330" office:value-type="string">
            <text:p>hachis y maria cocaina</text:p>
          </table:table-cell>
          <table:table-cell table:number-columns-repeated="1015"/>
        </table:table-row>
        <table:table-row table:style-name="ro5">
          <table:table-cell table:style-name="ce288" office:value-type="string">
            <text:p>Martes</text:p>
          </table:table-cell>
          <table:table-cell table:style-name="ce336" office:value-type="float" office:value="44502">
            <text:p>2-nov</text:p>
          </table:table-cell>
          <table:table-cell table:style-name="ce303" office:value-type="date" office:date-value="2021-10-13">
            <text:p>13/10/2021</text:p>
          </table:table-cell>
          <table:table-cell table:style-name="ce326" table:content-validation-name="val1"/>
          <table:table-cell table:style-name="ce330" office:value-type="string">
            <text:p>Comisaría Distrito de Tetuán</text:p>
          </table:table-cell>
          <table:table-cell table:style-name="ce14" office:value-type="float" office:value="913221086">
            <text:p>913221086</text:p>
          </table:table-cell>
          <table:table-cell table:style-name="ce38" table:content-validation-name="val1" office:value-type="float" office:value="4">
            <text:p>4</text:p>
          </table:table-cell>
          <table:table-cell table:style-name="ce345" office:value-type="string">
            <text:p>19333/21; 19173/21, 20678/21, 20511/21</text:p>
          </table:table-cell>
          <table:table-cell table:style-name="ce311" office:value-type="string">
            <text:p>7env sustancia polvo blanca, metanfet, sust blanca y pastilla azul; sust marron y 6 pastillas azul</text:p>
          </table:table-cell>
          <table:table-cell table:style-name="ce330"/>
          <table:table-cell table:number-columns-repeated="1014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Miércoles</text:p>
          </table:table-cell>
          <table:table-cell table:style-name="ce336" office:value-type="float" office:value="44503">
            <text:p>3-nov</text:p>
          </table:table-cell>
          <table:table-cell table:style-name="ce302" office:value-type="date" office:date-value="2021-10-11">
            <text:p>11/10/2021</text:p>
          </table:table-cell>
          <table:table-cell table:style-name="ce307" office:value-type="string">
            <text:p>telefonema: 2021008587</text:p>
          </table:table-cell>
          <table:table-cell table:style-name="ce330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56" office:value-type="float" office:value="11">
            <text:p>11</text:p>
          </table:table-cell>
          <table:table-cell office:value-type="string">
            <text:p>35529, 35540, 35550, 35554, 35643, 35655, 35674, 35678, 35683, 35738, 35775</text:p>
          </table:table-cell>
          <table:table-cell office:value-type="string">
            <text:p>ghb, 4env coca, ghb 4b mefedrona, 17 hachis, 8env coca, coca hachis maria, metanfet hachis, extasis, 22bolsitas coca, 5bolsas coca, mari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iércoles</text:p>
          </table:table-cell>
          <table:table-cell table:style-name="ce336" office:value-type="float" office:value="44503">
            <text:p>3-nov</text:p>
          </table:table-cell>
          <table:table-cell table:style-name="ce302" office:value-type="date" office:date-value="2021-10-25">
            <text:p>25/10/2021</text:p>
          </table:table-cell>
          <table:table-cell table:style-name="ce307"/>
          <table:table-cell table:style-name="ce330" office:value-type="string">
            <text:p>(GOIZ II) Grupo Operativo de Investigación zonal II</text:p>
          </table:table-cell>
          <table:table-cell office:value-type="float" office:value="913220463">
            <text:p>913220463</text:p>
          </table:table-cell>
          <table:table-cell table:style-name="ce56" office:value-type="float" office:value="1">
            <text:p>1</text:p>
          </table:table-cell>
          <table:table-cell office:value-type="string">
            <text:p>153/21</text:p>
          </table:table-cell>
          <table:table-cell office:value-type="string">
            <text:p>3 actas: hachis, hachis,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iércoles</text:p>
          </table:table-cell>
          <table:table-cell table:style-name="ce336" office:value-type="float" office:value="44503">
            <text:p>3-nov</text:p>
          </table:table-cell>
          <table:table-cell table:style-name="ce302" office:value-type="date" office:date-value="2021-10-15">
            <text:p>15/10/2021</text:p>
          </table:table-cell>
          <table:table-cell table:content-validation-name="val1"/>
          <table:table-cell table:style-name="ce311" office:value-type="string">
            <text:p>(GOIZ III) Grupo Operativo de Investigación zonal II</text:p>
          </table:table-cell>
          <table:table-cell table:style-name="ce12" office:value-type="float" office:value="913220474">
            <text:p>913220474</text:p>
          </table:table-cell>
          <table:table-cell table:style-name="ce56" office:value-type="float" office:value="1">
            <text:p>1</text:p>
          </table:table-cell>
          <table:table-cell office:value-type="string">
            <text:p>148/21</text:p>
          </table:table-cell>
          <table:table-cell office:value-type="string">
            <text:p>hachis, balaza, cuter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504">
            <text:p>4-nov</text:p>
          </table:table-cell>
          <table:table-cell table:style-name="ce302" office:value-type="date" office:date-value="2021-10-13">
            <text:p>13/10/2021</text:p>
          </table:table-cell>
          <table:table-cell table:style-name="ce307" office:value-type="string">
            <text:p>CON LOS DEL Gregorio Marañon</text:p>
          </table:table-cell>
          <table:table-cell table:style-name="ce342" office:value-type="string">
            <text:p>Equipo Territorial G. C. Policía Judicial Aeropuerto Barajas</text:p>
          </table:table-cell>
          <table:table-cell table:style-name="ce45" office:value-type="float" office:value="913010919">
            <text:p>913010919</text:p>
          </table:table-cell>
          <table:table-cell table:style-name="ce41" office:value-type="float" office:value="5">
            <text:p>5</text:p>
          </table:table-cell>
          <table:table-cell table:style-name="ce307" office:value-type="string">
            <text:p>7441/21; 7740/21; 7765/21; 7766/21; 12240/21</text:p>
          </table:table-cell>
          <table:table-cell office:value-type="string">
            <text:p>4 boleros, capsula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504">
            <text:p>4-nov</text:p>
          </table:table-cell>
          <table:table-cell table:style-name="ce302" office:value-type="date" office:date-value="2021-10-14">
            <text:p>14/10/2021</text:p>
          </table:table-cell>
          <table:table-cell/>
          <table:table-cell table:style-name="ce330" office:value-type="string">
            <text:p>Comisaría Distrito de Tetuán</text:p>
          </table:table-cell>
          <table:table-cell table:style-name="ce12" office:value-type="float" office:value="913221094">
            <text:p>913221094</text:p>
          </table:table-cell>
          <table:table-cell table:style-name="ce59" office:value-type="float" office:value="1">
            <text:p>1</text:p>
          </table:table-cell>
          <table:table-cell table:style-name="ce330" office:value-type="string">
            <text:p>17919/21</text:p>
          </table:table-cell>
          <table:table-cell table:style-name="ce330" office:value-type="string">
            <text:p>meta</text:p>
          </table:table-cell>
          <table:table-cell table:style-name="ce330" table:number-columns-repeated="2"/>
          <table:table-cell table:number-columns-repeated="1013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504">
            <text:p>4-nov</text:p>
          </table:table-cell>
          <table:table-cell table:style-name="ce302" office:value-type="date" office:date-value="2021-10-19">
            <text:p>19/10/2021</text:p>
          </table:table-cell>
          <table:table-cell/>
          <table:table-cell table:style-name="ce330" office:value-type="string">
            <text:p>Comisaría Distrito de Moncloa / Aravaca</text:p>
          </table:table-cell>
          <table:table-cell table:style-name="ce12" office:value-type="float" office:value="609088602">
            <text:p>609088602</text:p>
          </table:table-cell>
          <table:table-cell table:style-name="ce59" office:value-type="float" office:value="7">
            <text:p>7</text:p>
          </table:table-cell>
          <table:table-cell table:style-name="ce330" office:value-type="string">
            <text:p>9022/21; 9244/21; 93212/21; 9708/21; 10085/21; 11688/21; 9591/21</text:p>
          </table:table-cell>
          <table:table-cell table:style-name="ce330" office:value-type="string">
            <text:p>1 marihuana; 2 heroína, hachis; 6 papelinas; polvo blanco, tres pastillas, 20 pastillas, papel; polvo blanco y polvo marrón; <text:s/>4 bolsas hachis</text:p>
          </table:table-cell>
          <table:table-cell table:style-name="ce330" table:number-columns-repeated="2"/>
          <table:table-cell table:number-columns-repeated="1013"/>
        </table:table-row>
        <table:table-row table:style-name="ro11">
          <table:table-cell table:style-name="ce288" office:value-type="string">
            <text:p>Jueves</text:p>
          </table:table-cell>
          <table:table-cell table:style-name="ce336" office:value-type="float" office:value="44504">
            <text:p>4-nov</text:p>
          </table:table-cell>
          <table:table-cell table:style-name="ce303" office:value-type="date" office:date-value="2021-10-14">
            <text:p>14/10/2021</text:p>
          </table:table-cell>
          <table:table-cell table:style-name="ce330" office:value-type="string">
            <text:p>añadido 33734/21 el 15/10/21</text:p>
          </table:table-cell>
          <table:table-cell table:style-name="ce311" office:value-type="string">
            <text:p>Comisaría Distrito de Usera-Villaverde / PJ Grupo <text:s/>Usera</text:p>
          </table:table-cell>
          <table:table-cell table:style-name="ce12" office:value-type="float" office:value="913921618">
            <text:p>913921618</text:p>
          </table:table-cell>
          <table:table-cell table:style-name="ce59" office:value-type="float" office:value="2">
            <text:p>2</text:p>
          </table:table-cell>
          <table:table-cell table:style-name="ce330" office:value-type="string">
            <text:p>33393/21; 33734/21</text:p>
          </table:table-cell>
          <table:table-cell table:style-name="ce330" office:value-type="string">
            <text:p>maria;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504">
            <text:p>4-nov</text:p>
          </table:table-cell>
          <table:table-cell table:style-name="ce302" office:value-type="date" office:date-value="2021-11-02">
            <text:p>02/11/2021</text:p>
          </table:table-cell>
          <table:table-cell table:style-name="ce307" office:value-type="string">
            <text:p>URGENTE 11:00h </text:p>
          </table:table-cell>
          <table:table-cell table:style-name="ce18" office:value-type="string">
            <text:p>AI-Grupo 21 - Juzgado de Instrucción 11</text:p>
          </table:table-cell>
          <table:table-cell office:value-type="float" office:value="626597471">
            <text:p>626597471</text:p>
          </table:table-cell>
          <table:table-cell table:style-name="ce56" office:value-type="float" office:value="1">
            <text:p>1</text:p>
          </table:table-cell>
          <table:table-cell table:style-name="ce330" office:value-type="string">
            <text:p>-</text:p>
          </table:table-cell>
          <table:table-cell table:style-name="ce330"/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336" office:value-type="float" office:value="44505">
            <text:p>5-nov</text:p>
          </table:table-cell>
          <table:table-cell table:style-name="ce302" office:value-type="date" office:date-value="2021-10-15">
            <text:p>15/10/2021</text:p>
          </table:table-cell>
          <table:table-cell/>
          <table:table-cell table:style-name="ce311" office:value-type="string">
            <text:p>Comisaría Distrito de Carabanchel</text:p>
          </table:table-cell>
          <table:table-cell office:value-type="float" office:value="913227519">
            <text:p>913227519</text:p>
          </table:table-cell>
          <table:table-cell table:style-name="ce59" office:value-type="float" office:value="4">
            <text:p>4</text:p>
          </table:table-cell>
          <table:table-cell table:style-name="ce330" office:value-type="string">
            <text:p>3100;31194; 28412; 28793</text:p>
          </table:table-cell>
          <table:table-cell table:style-name="ce330" office:value-type="string">
            <text:p>marihuana; pastillas ; marihuana y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336" office:value-type="float" office:value="44505">
            <text:p>5-nov</text:p>
          </table:table-cell>
          <table:table-cell table:style-name="ce302" office:value-type="date" office:date-value="2021-10-22">
            <text:p>22/10/2021</text:p>
          </table:table-cell>
          <table:table-cell/>
          <table:table-cell table:style-name="ce311" office:value-type="string">
            <text:p>Guardia Civil de Majadahonda</text:p>
          </table:table-cell>
          <table:table-cell office:value-type="float" office:value="916029713">
            <text:p>916029713</text:p>
          </table:table-cell>
          <table:table-cell table:style-name="ce59" office:value-type="float" office:value="1">
            <text:p>1</text:p>
          </table:table-cell>
          <table:table-cell table:style-name="ce330" office:value-type="string">
            <text:p>5695/21</text:p>
          </table:table-cell>
          <table:table-cell table:style-name="ce330" office:value-type="string">
            <text:p>hachis mari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336" office:value-type="float" office:value="44505">
            <text:p>5-nov</text:p>
          </table:table-cell>
          <table:table-cell table:style-name="ce303" office:value-type="date" office:date-value="2021-10-15">
            <text:p>15/10/2021</text:p>
          </table:table-cell>
          <table:table-cell table:style-name="ce330"/>
          <table:table-cell table:style-name="ce311" office:value-type="string">
            <text:p>Guardia Civil de Las Rozas</text:p>
          </table:table-cell>
          <table:table-cell table:style-name="ce12" office:value-type="float" office:value="667760152">
            <text:p>667760152</text:p>
          </table:table-cell>
          <table:table-cell table:style-name="ce59" office:value-type="float" office:value="2">
            <text:p>2</text:p>
          </table:table-cell>
          <table:table-cell table:style-name="ce330" office:value-type="string">
            <text:p>2021-263-6591; 2021-263-6636</text:p>
          </table:table-cell>
          <table:table-cell table:style-name="ce330" office:value-type="string">
            <text:p>coca; hachis, cristal y coc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336" office:value-type="float" office:value="44505">
            <text:p>5-nov</text:p>
          </table:table-cell>
          <table:table-cell table:style-name="ce303" office:value-type="date" office:date-value="2021-10-29">
            <text:p>29/10/2021</text:p>
          </table:table-cell>
          <table:table-cell table:style-name="ce330" office:value-type="string">
            <text:p>reclamado por el juzgado</text:p>
          </table:table-cell>
          <table:table-cell table:style-name="ce311" office:value-type="string">
            <text:p>Guardia Civil de Loeches</text:p>
          </table:table-cell>
          <table:table-cell table:style-name="ce12" office:value-type="float" office:value="910718441">
            <text:p>910718441</text:p>
          </table:table-cell>
          <table:table-cell table:style-name="ce59" office:value-type="float" office:value="1">
            <text:p>1</text:p>
          </table:table-cell>
          <table:table-cell table:style-name="ce330" office:value-type="string">
            <text:p>2021-332-863</text:p>
          </table:table-cell>
          <table:table-cell table:style-name="ce330" office:value-type="string">
            <text:p>coc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336" office:value-type="float" office:value="44505">
            <text:p>5-nov</text:p>
          </table:table-cell>
          <table:table-cell table:style-name="ce302" office:value-type="date" office:date-value="2021-10-05">
            <text:p>05/10/2021</text:p>
          </table:table-cell>
          <table:table-cell office:value-type="string">
            <text:p>3944/21 viene del dia 6/10 y 2021-293-4730 del 21/10</text:p>
          </table:table-cell>
          <table:table-cell table:style-name="ce330" office:value-type="string">
            <text:p>Guardia Civil de Arroyomolinos</text:p>
          </table:table-cell>
          <table:table-cell office:value-type="float" office:value="916899612">
            <text:p>916899612</text:p>
          </table:table-cell>
          <table:table-cell table:style-name="ce56" office:value-type="float" office:value="3">
            <text:p>3</text:p>
          </table:table-cell>
          <table:table-cell office:value-type="string">
            <text:p>2021-293-4730; 3944/21; 2021-293-5079</text:p>
          </table:table-cell>
          <table:table-cell office:value-type="string">
            <text:p>marihuana; hachis; pastillas y liquido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508">
            <text:p>8-nov</text:p>
          </table:table-cell>
          <table:table-cell table:style-name="ce302" office:value-type="date" office:date-value="2021-10-15">
            <text:p>15/10/2021</text:p>
          </table:table-cell>
          <table:table-cell table:style-name="ce307" office:value-type="string">
            <text:p>añadido 19465/21 el 25/10/21</text:p>
          </table:table-cell>
          <table:table-cell table:style-name="ce342" office:value-type="string">
            <text:p>Comisaría Distrito de Arganzuela</text:p>
          </table:table-cell>
          <table:table-cell table:style-name="ce45" office:value-type="float" office:value="3221238">
            <text:p>3221238</text:p>
          </table:table-cell>
          <table:table-cell table:style-name="ce41" office:value-type="float" office:value="2">
            <text:p>2</text:p>
          </table:table-cell>
          <table:table-cell table:style-name="ce307" office:value-type="string">
            <text:p>9267/21; 19465/21</text:p>
          </table:table-cell>
          <table:table-cell table:style-name="ce307" office:value-type="string">
            <text:p>10 actas; 3 coca y 1 tranquimacin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508">
            <text:p>8-nov</text:p>
          </table:table-cell>
          <table:table-cell table:style-name="ce302" office:value-type="date" office:date-value="2021-10-18">
            <text:p>18/10/2021</text:p>
          </table:table-cell>
          <table:table-cell table:style-name="ce307" office:value-type="string">
            <text:p>vienen 3 del viernes 8-oct</text:p>
          </table:table-cell>
          <table:table-cell table:style-name="ce330" office:value-type="string">
            <text:p>Comisaría Distrito de Chamberí</text:p>
          </table:table-cell>
          <table:table-cell office:value-type="float" office:value="913223270">
            <text:p>913223270</text:p>
          </table:table-cell>
          <table:table-cell table:style-name="ce56" office:value-type="float" office:value="7">
            <text:p>7</text:p>
          </table:table-cell>
          <table:table-cell table:style-name="ce18" office:value-type="string">
            <text:p>16256/21, 14482/21, 16690/21, 17387/21 8221/21; 16365/21; 15535/21</text:p>
          </table:table-cell>
          <table:table-cell table:style-name="ce18" office:value-type="string">
            <text:p>20 pastillas; 22 bolsas <text:s/>coca; hachis de todo pequeñas cantidade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508">
            <text:p>8-nov</text:p>
          </table:table-cell>
          <table:table-cell table:style-name="ce302" office:value-type="date" office:date-value="2021-10-21">
            <text:p>21/10/2021</text:p>
          </table:table-cell>
          <table:table-cell table:style-name="ce307" office:value-type="string">
            <text:p>añadidlo 13622/21 el 28/10/21</text:p>
          </table:table-cell>
          <table:table-cell table:style-name="ce330" office:value-type="string">
            <text:p>Comisaría Local de Parla</text:p>
          </table:table-cell>
          <table:table-cell office:value-type="float" office:value="913220214">
            <text:p>913220214</text:p>
          </table:table-cell>
          <table:table-cell table:style-name="ce56" office:value-type="float" office:value="2">
            <text:p>2</text:p>
          </table:table-cell>
          <table:table-cell table:style-name="ce335" office:value-type="string">
            <text:p>12938;13622/21</text:p>
          </table:table-cell>
          <table:table-cell table:style-name="ce18" office:value-type="string">
            <text:p>hachis ; hachis 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508">
            <text:p>8-nov</text:p>
          </table:table-cell>
          <table:table-cell table:style-name="ce302" office:value-type="date" office:date-value="2021-10-18">
            <text:p>18/10/2021</text:p>
          </table:table-cell>
          <table:table-cell/>
          <table:table-cell table:style-name="ce330" office:value-type="string">
            <text:p>Comisaría Distrito de Fuencarral - El Pardo</text:p>
          </table:table-cell>
          <table:table-cell office:value-type="float" office:value="913767649">
            <text:p>913767649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16752/21</text:p>
          </table:table-cell>
          <table:table-cell table:style-name="ce18" office:value-type="string">
            <text:p>21 env coca 4 env blanco 3 toxi 56 pastillas hachis</text:p>
          </table:table-cell>
          <table:table-cell/>
          <table:table-cell table:style-name="ce18"/>
          <table:table-cell table:number-columns-repeated="1013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11" office:value-type="string">
            <text:p>Martes</text:p>
          </table:table-cell>
          <table:table-cell table:style-name="ce23" office:value-type="float" office:value="44509">
            <text:p>9-nov</text:p>
          </table:table-cell>
          <table:table-cell table:style-name="ce338" office:value-type="string">
            <text:p>FESTIVO</text:p>
          </table:table-cell>
          <table:table-cell table:style-name="ce72"/>
          <table:table-cell table:style-name="ce315"/>
          <table:table-cell table:style-name="ce62"/>
          <table:table-cell table:style-name="ce58"/>
          <table:table-cell table:style-name="ce16"/>
          <table:table-cell table:style-name="ce72" table:number-columns-repeated="1016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Miércoles</text:p>
          </table:table-cell>
          <table:table-cell table:style-name="ce336" office:value-type="float" office:value="44510">
            <text:p>10-nov</text:p>
          </table:table-cell>
          <table:table-cell table:style-name="ce302" office:value-type="date" office:date-value="2021-10-18">
            <text:p>18/10/2021</text:p>
          </table:table-cell>
          <table:table-cell office:value-type="string">
            <text:p>lo vuelven a traer</text:p>
          </table:table-cell>
          <table:table-cell table:style-name="ce330" office:value-type="string">
            <text:p>Guardia Civil de Majadahonda</text:p>
          </table:table-cell>
          <table:table-cell office:value-type="float" office:value="916029713">
            <text:p>916029713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2021-103725-5611</text:p>
          </table:table-cell>
          <table:table-cell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iércoles</text:p>
          </table:table-cell>
          <table:table-cell table:style-name="ce336" office:value-type="float" office:value="44510">
            <text:p>10-nov</text:p>
          </table:table-cell>
          <table:table-cell table:style-name="ce302" office:value-type="date" office:date-value="2021-10-19">
            <text:p>19/10/2021</text:p>
          </table:table-cell>
          <table:table-cell table:style-name="ce307" office:value-type="string">
            <text:p>telefonema 2021008836; añadido 39071/21 el 8/11/21</text:p>
          </table:table-cell>
          <table:table-cell table:style-name="ce330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56" office:value-type="float" office:value="15">
            <text:p>15</text:p>
          </table:table-cell>
          <table:table-cell table:style-name="ce18" office:value-type="string">
            <text:p>36158/21; 36168/21; 36196/21; 36369/21; 36561/21; 36639/21; 36707/21; 36728/21; 36749/21; 36752/21; 36855/21; 36868/21; 36873/21; 36881/21,</text:p>
          </table:table-cell>
          <table:table-cell table:style-name="ce18" office:value-type="string">
            <text:p>2 vegetal; 1 bola rtocosa; 1 sust cristalina; 2 sust blanca, 3 sust cristalina <text:s/>3 botes monogotas, 3 botes azul, 12 sust rocosa y 2 pastillas; 6 sust blanca; 1 thachis, 1 hachis y 4 pastillas; 1 hachis; 1 coca; sust vegetal; sust vegetal; ghb; 7 coca; 3 ghb, 2 sust rosa 2 mefedrona; metanfeta; 4 coca base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511">
            <text:p>11-nov</text:p>
          </table:table-cell>
          <table:table-cell table:style-name="ce302" office:value-type="date" office:date-value="2021-10-19">
            <text:p>19/10/2021</text:p>
          </table:table-cell>
          <table:table-cell table:style-name="ce307"/>
          <table:table-cell table:style-name="ce342" office:value-type="string">
            <text:p>Comisaría Local de Móstoles</text:p>
          </table:table-cell>
          <table:table-cell table:style-name="ce45" office:value-type="float" office:value="916480014">
            <text:p>916480014</text:p>
          </table:table-cell>
          <table:table-cell table:style-name="ce41" office:value-type="float" office:value="4">
            <text:p>4</text:p>
          </table:table-cell>
          <table:table-cell table:style-name="ce307" office:value-type="string">
            <text:p>21032/21; 21125/21;20397/21; 21486/21</text:p>
          </table:table-cell>
          <table:table-cell table:style-name="ce307" office:value-type="string">
            <text:p>11 actas con 31 bolsas de diferentes drogas; 2 tabletas de hachis; 8 bolsas tusi; 2 bolsas coca 1 marihuan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511">
            <text:p>11-nov</text:p>
          </table:table-cell>
          <table:table-cell table:style-name="ce302" office:value-type="date" office:date-value="2021-10-25">
            <text:p>25/10/2021</text:p>
          </table:table-cell>
          <table:table-cell table:style-name="ce307"/>
          <table:table-cell table:style-name="ce330" office:value-type="string">
            <text:p>Guardia Civil de San Martín de Valdeiglesias</text:p>
          </table:table-cell>
          <table:table-cell table:style-name="ce36" office:value-type="float" office:value="918676023">
            <text:p>918676023</text:p>
          </table:table-cell>
          <table:table-cell table:style-name="ce56" office:value-type="float" office:value="2">
            <text:p>2</text:p>
          </table:table-cell>
          <table:table-cell table:style-name="ce18" office:value-type="string">
            <text:p>2021-302-1475; 2021-303-580</text:p>
          </table:table-cell>
          <table:table-cell table:style-name="ce18" office:value-type="string">
            <text:p>2 marihuana y hachis; marihuana, hojasy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511">
            <text:p>11-nov</text:p>
          </table:table-cell>
          <table:table-cell table:style-name="ce302" office:value-type="date" office:date-value="2021-09-22">
            <text:p>22/09/2021</text:p>
          </table:table-cell>
          <table:table-cell table:style-name="ce18" office:value-type="string">
            <text:p>Cambia de fecha del 08/10/21</text:p>
          </table:table-cell>
          <table:table-cell table:style-name="ce330" office:value-type="string">
            <text:p>Comisaría Local de Alcobendas - San Sebastián de los Reyes</text:p>
          </table:table-cell>
          <table:table-cell office:value-type="float" office:value="916592068">
            <text:p>916592068</text:p>
          </table:table-cell>
          <table:table-cell table:style-name="ce56" office:value-type="float" office:value="8">
            <text:p>8</text:p>
          </table:table-cell>
          <table:table-cell table:style-name="ce18" office:value-type="string">
            <text:p>17819/21; 18048/21;18148/21;18589, 19505/21, 19701/21, 21258/21, 21325/21</text:p>
          </table:table-cell>
          <table:table-cell table:style-name="ce18" office:value-type="string">
            <text:p>hachis, coca, coca, coca, extasis, marihuana hachis</text:p>
          </table:table-cell>
          <table:table-cell/>
          <table:table-cell table:style-name="ce18" office:value-type="string">
            <text:p>hachis, cocaina</text:p>
          </table:table-cell>
          <table:table-cell table:number-columns-repeated="1013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511">
            <text:p>11-nov</text:p>
          </table:table-cell>
          <table:table-cell table:style-name="ce302" office:value-type="date" office:date-value="2021-10-25">
            <text:p>25/10/2021</text:p>
          </table:table-cell>
          <table:table-cell/>
          <table:table-cell table:style-name="ce330" office:value-type="string">
            <text:p>Comisaría Distrito de Moncloa / Aravaca</text:p>
          </table:table-cell>
          <table:table-cell table:style-name="ce12" office:value-type="float" office:value="609088602">
            <text:p>609088602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12089/21</text:p>
          </table:table-cell>
          <table:table-cell table:style-name="ce18" office:value-type="string">
            <text:p>LCB; 7g hachis; MDMA 60 pastillas; sust amarilla; sust blanc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336" office:value-type="float" office:value="44512">
            <text:p>12-nov</text:p>
          </table:table-cell>
          <table:table-cell table:style-name="ce302" office:value-type="date" office:date-value="2021-10-18">
            <text:p>18/10/2021</text:p>
          </table:table-cell>
          <table:table-cell office:value-type="string">
            <text:p>del 10/11/21</text:p>
          </table:table-cell>
          <table:table-cell table:style-name="ce330" office:value-type="string">
            <text:p>Guardia Civil de Majadahonda</text:p>
          </table:table-cell>
          <table:table-cell office:value-type="float" office:value="916029713">
            <text:p>916029713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2021-103725-5611</text:p>
          </table:table-cell>
          <table:table-cell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336" office:value-type="float" office:value="44512">
            <text:p>12-nov</text:p>
          </table:table-cell>
          <table:table-cell table:style-name="ce302" office:value-type="date" office:date-value="2021-10-21">
            <text:p>21/10/2021</text:p>
          </table:table-cell>
          <table:table-cell/>
          <table:table-cell table:style-name="ce330" office:value-type="string">
            <text:p>Comisaría Distrito de Ciudad Lineal</text:p>
          </table:table-cell>
          <table:table-cell office:value-type="float" office:value="913269435">
            <text:p>913269435</text:p>
          </table:table-cell>
          <table:table-cell office:value-type="float" office:value="9">
            <text:p>9</text:p>
          </table:table-cell>
          <table:table-cell office:value-type="string">
            <text:p>18594/21; 18071/21; 17997/21; 17959/21; 17794/21; 17697/21; 17372/21; 17283/21; 17200/21</text:p>
          </table:table-cell>
          <table:table-cell office:value-type="string">
            <text:p>sust pulverulenta; 10 bolas; sust. estupefaciente; 38 dosis; 3 papelinas; sust blanca; <text:s/>3 roca vegetal ; hachis y sust blanc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336" office:value-type="float" office:value="44512">
            <text:p>12-nov</text:p>
          </table:table-cell>
          <table:table-cell table:style-name="ce302" office:value-type="date" office:date-value="2021-10-25">
            <text:p>25/10/2021</text:p>
          </table:table-cell>
          <table:table-cell table:style-name="ce307"/>
          <table:table-cell table:style-name="ce330" office:value-type="string">
            <text:p>Comisaría Local de Leganés Grupo II</text:p>
          </table:table-cell>
          <table:table-cell office:value-type="float" office:value="913221635">
            <text:p>913221635</text:p>
          </table:table-cell>
          <table:table-cell table:style-name="ce56" office:value-type="float" office:value="3">
            <text:p>3</text:p>
          </table:table-cell>
          <table:table-cell office:value-type="string">
            <text:p>18581/21; 18769/21;16844/21</text:p>
          </table:table-cell>
          <table:table-cell office:value-type="string">
            <text:p>hachis, hachis, sust marron, sust marron, blanco, pastilla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336" office:value-type="float" office:value="44512">
            <text:p>12-nov</text:p>
          </table:table-cell>
          <table:table-cell table:style-name="ce339" office:value-type="date" office:date-value="2021-11-05">
            <text:p>05/11/2021</text:p>
          </table:table-cell>
          <table:table-cell table:style-name="ce307"/>
          <table:table-cell table:style-name="ce330" office:value-type="string">
            <text:p>Comisaría Distrito de Carabanchel</text:p>
          </table:table-cell>
          <table:table-cell office:value-type="float" office:value="913227519">
            <text:p>913227519</text:p>
          </table:table-cell>
          <table:table-cell table:style-name="ce56" office:value-type="float" office:value="1">
            <text:p>1</text:p>
          </table:table-cell>
          <table:table-cell office:value-type="string">
            <text:p>32387/21</text:p>
          </table:table-cell>
          <table:table-cell office:value-type="string">
            <text:p>6bolsas coca 4bolsas heroí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515">
            <text:p>15-nov</text:p>
          </table:table-cell>
          <table:table-cell table:style-name="ce302" office:value-type="date" office:date-value="2021-10-22">
            <text:p>22/10/2021</text:p>
          </table:table-cell>
          <table:table-cell table:style-name="ce307" office:value-type="string">
            <text:p>telefonema2021008939 </text:p>
          </table:table-cell>
          <table:table-cell table:style-name="ce330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56" office:value-type="float" office:value="14">
            <text:p>14</text:p>
          </table:table-cell>
          <table:table-cell table:style-name="ce307" office:value-type="string">
            <text:p>37055/21; 37078; 37088; 37103; 37118; 37251; 37278;37301; 37410; 37454; 37468; 37470; 37474; 37474</text:p>
          </table:table-cell>
          <table:table-cell table:style-name="ce307" office:value-type="string">
            <text:p>sust blanca 2; bote liquido, mefedrona; 2 meta; ghb y mefedrona; bote ghb; mefedropna y hachis; hachis y blanca; coca y 1env coca y 8 env coca; sust liq; 5 speed, 3 mdma, 1 marihuana, 1 popper; 4 ghb; 2 ghb, 3 coca, 2 meta y 2 mefe; tusi; mefedro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336" office:value-type="float" office:value="44516">
            <text:p>16-nov</text:p>
          </table:table-cell>
          <table:table-cell table:style-name="ce303" office:value-type="date" office:date-value="2021-10-27">
            <text:p>27/10/2021</text:p>
          </table:table-cell>
          <table:table-cell table:style-name="ce311" table:content-validation-name="val1"/>
          <table:table-cell table:style-name="ce311" office:value-type="string">
            <text:p>Comisaría Distrito de San Blas - Vicálvaro</text:p>
          </table:table-cell>
          <table:table-cell table:style-name="ce14"/>
          <table:table-cell table:style-name="ce38" table:content-validation-name="val1" office:value-type="float" office:value="1">
            <text:p>1</text:p>
          </table:table-cell>
          <table:table-cell table:style-name="ce311" office:value-type="string">
            <text:p>17670/21</text:p>
          </table:table-cell>
          <table:table-cell table:style-name="ce311" office:value-type="string">
            <text:p>11 actas: 9 coca y 1 hero; coca; coca, hero; basculas y cazo</text:p>
          </table:table-cell>
          <table:table-cell table:style-name="ce312"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336" office:value-type="float" office:value="44516">
            <text:p>16-nov</text:p>
          </table:table-cell>
          <table:table-cell table:style-name="ce303" office:value-type="date" office:date-value="2021-10-27">
            <text:p>27/10/2021</text:p>
          </table:table-cell>
          <table:table-cell table:style-name="ce311" table:content-validation-name="val1"/>
          <table:table-cell table:style-name="ce311" office:value-type="string">
            <text:p>Guardia Civil Compañía Fiscal Aeropuerto Barajas</text:p>
          </table:table-cell>
          <table:table-cell table:style-name="ce14" office:value-type="float" office:value="917466549">
            <text:p>917466549</text:p>
          </table:table-cell>
          <table:table-cell table:style-name="ce38" table:content-validation-name="val1" office:value-type="float" office:value="14">
            <text:p>14</text:p>
          </table:table-cell>
          <table:table-cell table:style-name="ce311" office:value-type="string">
            <text:p>602; 719; 744; 774; 775; 790; 819; 820; 825; 867; 868; 883; 887; 889</text:p>
          </table:table-cell>
          <table:table-cell table:style-name="ce311" office:value-type="string">
            <text:p>marihuana, hachis</text:p>
          </table:table-cell>
          <table:table-cell table:style-name="ce312"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96" office:value-type="string">
            <text:p>Miércoles</text:p>
          </table:table-cell>
          <table:table-cell table:style-name="ce337" office:value-type="float" office:value="44517">
            <text:p>17-nov</text:p>
          </table:table-cell>
          <table:table-cell table:style-name="ce302" office:value-type="date" office:date-value="2021-10-28">
            <text:p>28/10/2021</text:p>
          </table:table-cell>
          <table:table-cell table:style-name="ce307"/>
          <table:table-cell table:style-name="ce139" office:value-type="string">
            <text:p>Policia Judicial</text:p>
          </table:table-cell>
          <table:table-cell table:style-name="ce36" office:value-type="float" office:value="915824181">
            <text:p>915824181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36720/21</text:p>
          </table:table-cell>
          <table:table-cell table:style-name="ce18" office:value-type="string">
            <text:p>marihuana, plantacion</text:p>
          </table:table-cell>
          <table:table-cell table:number-columns-repeated="1015"/>
        </table:table-row>
        <table:table-row table:style-name="ro1">
          <table:table-cell table:style-name="ce296" office:value-type="string">
            <text:p>Miércoles</text:p>
          </table:table-cell>
          <table:table-cell table:style-name="ce337" office:value-type="float" office:value="44517">
            <text:p>17-nov</text:p>
          </table:table-cell>
          <table:table-cell table:style-name="ce302" office:value-type="date" office:date-value="2021-11-11">
            <text:p>11/11/2021</text:p>
          </table:table-cell>
          <table:table-cell table:style-name="ce307"/>
          <table:table-cell table:style-name="ce325" table:content-validation-name="val1" office:value-type="string">
            <text:p>Guardia Civil Trafico</text:p>
          </table:table-cell>
          <table:table-cell table:style-name="ce12" office:value-type="float" office:value="917477821">
            <text:p>917477821</text:p>
          </table:table-cell>
          <table:table-cell table:style-name="ce59" table:content-validation-name="val1" office:value-type="float" office:value="1">
            <text:p>1</text:p>
          </table:table-cell>
          <table:table-cell table:style-name="ce325" office:value-type="string">
            <text:p>2021-379-883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296" office:value-type="string">
            <text:p>Miércoles</text:p>
          </table:table-cell>
          <table:table-cell table:style-name="ce337" office:value-type="float" office:value="44517">
            <text:p>17-nov</text:p>
          </table:table-cell>
          <table:table-cell table:style-name="ce302" office:value-type="date" office:date-value="2021-10-28">
            <text:p>28/10/2021</text:p>
          </table:table-cell>
          <table:table-cell/>
          <table:table-cell table:style-name="ce330" office:value-type="string">
            <text:p>Comisaría Distrito de Puente de Vallecas</text:p>
          </table:table-cell>
          <table:table-cell table:style-name="ce12"/>
          <table:table-cell table:style-name="ce56" office:value-type="float" office:value="3">
            <text:p>3</text:p>
          </table:table-cell>
          <table:table-cell table:style-name="ce311" office:value-type="string">
            <text:p>21749/21; 23218; 24302</text:p>
          </table:table-cell>
          <table:table-cell table:style-name="ce311" office:value-type="string">
            <text:p>hachis, marihuana, hachis</text:p>
          </table:table-cell>
          <table:table-cell table:number-columns-repeated="1015"/>
        </table:table-row>
        <table:table-row table:style-name="ro1">
          <table:table-cell table:style-name="ce296" office:value-type="string">
            <text:p>Miércoles</text:p>
          </table:table-cell>
          <table:table-cell table:style-name="ce337" office:value-type="float" office:value="44517">
            <text:p>17-nov</text:p>
          </table:table-cell>
          <table:table-cell table:style-name="ce302" office:value-type="date" office:date-value="2021-10-28">
            <text:p>28/10/2021</text:p>
          </table:table-cell>
          <table:table-cell/>
          <table:table-cell table:style-name="ce330" office:value-type="string">
            <text:p>Comisaría Estación de Atocha</text:p>
          </table:table-cell>
          <table:table-cell office:value-type="float" office:value="629436844">
            <text:p>629436844</text:p>
          </table:table-cell>
          <table:table-cell table:style-name="ce56" office:value-type="float" office:value="3">
            <text:p>3</text:p>
          </table:table-cell>
          <table:table-cell table:style-name="ce311" office:value-type="string">
            <text:p>4978; 4816; 5041;</text:p>
          </table:table-cell>
          <table:table-cell table:style-name="ce311" office:value-type="string">
            <text:p>coca; hachisy mdma ; heroína</text:p>
          </table:table-cell>
          <table:table-cell table:number-columns-repeated="1015"/>
        </table:table-row>
        <table:table-row table:style-name="ro1">
          <table:table-cell table:style-name="ce297"/>
          <table:table-cell table:style-name="ce300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96" office:value-type="string">
            <text:p>Jueves</text:p>
          </table:table-cell>
          <table:table-cell table:style-name="ce337" office:value-type="float" office:value="44518">
            <text:p>18-nov</text:p>
          </table:table-cell>
          <table:table-cell table:style-name="ce302" office:value-type="date" office:date-value="2021-10-28">
            <text:p>28/10/2021</text:p>
          </table:table-cell>
          <table:table-cell/>
          <table:table-cell table:style-name="ce330" office:value-type="string">
            <text:p>(GOIZ II) Grupo Operativo de Investigación zonal II</text:p>
          </table:table-cell>
          <table:table-cell office:value-type="float" office:value="913220467">
            <text:p>913220467</text:p>
          </table:table-cell>
          <table:table-cell table:style-name="ce56" office:value-type="float" office:value="1">
            <text:p>1</text:p>
          </table:table-cell>
          <table:table-cell office:value-type="string">
            <text:p>135/21</text:p>
          </table:table-cell>
          <table:table-cell office:value-type="string">
            <text:p><text:s/>2 coca</text:p>
          </table:table-cell>
          <table:table-cell table:number-columns-repeated="1015"/>
        </table:table-row>
        <table:table-row table:style-name="ro1">
          <table:table-cell table:style-name="ce296" office:value-type="string">
            <text:p>Jueves</text:p>
          </table:table-cell>
          <table:table-cell table:style-name="ce337" office:value-type="float" office:value="44518">
            <text:p>18-nov</text:p>
          </table:table-cell>
          <table:table-cell table:style-name="ce302" office:value-type="date" office:date-value="2021-10-28">
            <text:p>28/10/2021</text:p>
          </table:table-cell>
          <table:table-cell/>
          <table:table-cell table:style-name="ce330" office:value-type="string">
            <text:p>Comisaría Local de Pozuelo de Alarcón</text:p>
          </table:table-cell>
          <table:table-cell office:value-type="float" office:value="917990559">
            <text:p>917990559</text:p>
          </table:table-cell>
          <table:table-cell table:style-name="ce56" office:value-type="float" office:value="1">
            <text:p>1</text:p>
          </table:table-cell>
          <table:table-cell table:style-name="ce311" office:value-type="string">
            <text:p>13433/21</text:p>
          </table:table-cell>
          <table:table-cell table:style-name="ce311" office:value-type="string">
            <text:p>2cb; pastillas azul; marihuana; coca; viagra, marihuana</text:p>
          </table:table-cell>
          <table:table-cell table:number-columns-repeated="1015"/>
        </table:table-row>
        <table:table-row table:style-name="ro1">
          <table:table-cell table:style-name="ce296" office:value-type="string">
            <text:p>Jueves</text:p>
          </table:table-cell>
          <table:table-cell table:style-name="ce337" office:value-type="float" office:value="44518">
            <text:p>18-nov</text:p>
          </table:table-cell>
          <table:table-cell table:style-name="ce302" office:value-type="date" office:date-value="2021-10-28">
            <text:p>28/10/2021</text:p>
          </table:table-cell>
          <table:table-cell/>
          <table:table-cell table:style-name="ce330" office:value-type="string">
            <text:p>Comisaría Distrito de Tetuán</text:p>
          </table:table-cell>
          <table:table-cell office:value-type="float" office:value="913221094">
            <text:p>913221094</text:p>
          </table:table-cell>
          <table:table-cell table:style-name="ce56" office:value-type="float" office:value="2">
            <text:p>2</text:p>
          </table:table-cell>
          <table:table-cell table:style-name="ce311" office:value-type="string">
            <text:p>20843/21; 22179/21</text:p>
          </table:table-cell>
          <table:table-cell table:style-name="ce311" office:value-type="string">
            <text:p>marihuana, coca, sust blanca y popper</text:p>
          </table:table-cell>
          <table:table-cell table:number-columns-repeated="1015"/>
        </table:table-row>
        <table:table-row table:style-name="ro1">
          <table:table-cell table:style-name="ce296" office:value-type="string">
            <text:p>Jueves</text:p>
          </table:table-cell>
          <table:table-cell table:style-name="ce337" office:value-type="float" office:value="44518">
            <text:p>18-nov</text:p>
          </table:table-cell>
          <table:table-cell table:style-name="ce302" office:value-type="date" office:date-value="2021-11-05">
            <text:p>05/11/2021</text:p>
          </table:table-cell>
          <table:table-cell office:value-type="string">
            <text:p>se pasó al 30/11</text:p>
          </table:table-cell>
          <table:table-cell table:style-name="ce330" office:value-type="string">
            <text:p>Comisaría Distrito de Moratalaz</text:p>
          </table:table-cell>
          <table:table-cell table:style-name="ce12" office:value-type="float" office:value="913221380">
            <text:p>913221380</text:p>
          </table:table-cell>
          <table:table-cell table:style-name="ce56" office:value-type="float" office:value="2">
            <text:p>2</text:p>
          </table:table-cell>
          <table:table-cell table:style-name="ce311" office:value-type="string">
            <text:p>2021-334-2791; 2021-334-2796</text:p>
          </table:table-cell>
          <table:table-cell table:style-name="ce311" office:value-type="string">
            <text:p>hachis y coca</text:p>
          </table:table-cell>
          <table:table-cell table:number-columns-repeated="1015"/>
        </table:table-row>
        <table:table-row table:style-name="ro1">
          <table:table-cell table:style-name="ce296" office:value-type="string">
            <text:p>Jueves</text:p>
          </table:table-cell>
          <table:table-cell table:style-name="ce337" office:value-type="float" office:value="44518">
            <text:p>18-nov</text:p>
          </table:table-cell>
          <table:table-cell table:style-name="ce302" office:value-type="date" office:date-value="2021-11-18">
            <text:p>18/11/2021</text:p>
          </table:table-cell>
          <table:table-cell/>
          <table:table-cell table:style-name="ce330" office:value-type="string">
            <text:p>Guardia Civil de Collado Villalba</text:p>
          </table:table-cell>
          <table:table-cell table:style-name="ce12"/>
          <table:table-cell table:style-name="ce56" office:value-type="float" office:value="1">
            <text:p>1</text:p>
          </table:table-cell>
          <table:table-cell table:style-name="ce311" office:value-type="string">
            <text:p>2020-272-7377</text:p>
          </table:table-cell>
          <table:table-cell table:style-name="ce311"/>
          <table:table-cell table:number-columns-repeated="1015"/>
        </table:table-row>
        <table:table-row table:style-name="ro1">
          <table:table-cell table:style-name="ce296" office:value-type="string">
            <text:p>Jueves</text:p>
          </table:table-cell>
          <table:table-cell table:style-name="ce337" office:value-type="float" office:value="44518">
            <text:p>18-nov</text:p>
          </table:table-cell>
          <table:table-cell table:style-name="ce339" office:value-type="date" office:date-value="2021-10-28">
            <text:p>28/10/2021</text:p>
          </table:table-cell>
          <table:table-cell/>
          <table:table-cell table:style-name="ce330" office:value-type="string">
            <text:p>Guardia Civil de Mejorada del Campo</text:p>
          </table:table-cell>
          <table:table-cell office:value-type="float" office:value="918410011">
            <text:p>918410011</text:p>
          </table:table-cell>
          <table:table-cell table:style-name="ce56" office:value-type="float" office:value="1">
            <text:p>1</text:p>
          </table:table-cell>
          <table:table-cell table:style-name="ce311" office:value-type="string">
            <text:p>2021-360-1328</text:p>
          </table:table-cell>
          <table:table-cell table:style-name="ce311" office:value-type="string">
            <text:p>13 env. hachis</text:p>
          </table:table-cell>
          <table:table-cell table:number-columns-repeated="1015"/>
        </table:table-row>
        <table:table-row table:style-name="ro1">
          <table:table-cell table:style-name="ce297"/>
          <table:table-cell table:style-name="ce300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9">
          <table:table-cell table:style-name="ce296" office:value-type="string">
            <text:p>Viernes</text:p>
          </table:table-cell>
          <table:table-cell table:style-name="ce337" office:value-type="float" office:value="44519">
            <text:p>19-nov</text:p>
          </table:table-cell>
          <table:table-cell table:style-name="ce302" office:value-type="date" office:date-value="2021-10-26">
            <text:p>26/10/2021</text:p>
          </table:table-cell>
          <table:table-cell table:style-name="ce307" office:value-type="string">
            <text:p>telefonema 2021009045</text:p>
          </table:table-cell>
          <table:table-cell table:style-name="ce330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56" office:value-type="float" office:value="12">
            <text:p>12</text:p>
          </table:table-cell>
          <table:table-cell table:style-name="ce18" office:value-type="string">
            <text:p>37714/21; 37732/21; 37824/21; 37845/21; 37849/21; 37774/21;37999/21, 38164/21, 38185/21, 696/21, 067/21, 071/21 38426/21, 38564/21, 593/21, <text:span text:style-name="T3">38164, 38185, 38426, 38564, 38593</text:span></text:p>
          </table:table-cell>
          <table:table-cell table:style-name="ce18" office:value-type="string">
            <text:p>2ghb, 50 pastillas, 4 tcb. 2 mefedrona y 3 meta; 3tcb, 1 meta; 7 coca; 2 mefedrona; sust blanca; sust rocosa, maria, 3 env coca, 100pastillas, coca, keta, pastillas, 2b maria</text:p>
          </table:table-cell>
          <table:table-cell table:number-columns-repeated="1015"/>
        </table:table-row>
        <table:table-row table:style-name="ro1">
          <table:table-cell table:style-name="ce296" office:value-type="string">
            <text:p>Viernes</text:p>
          </table:table-cell>
          <table:table-cell table:style-name="ce337" office:value-type="float" office:value="44519">
            <text:p>19-nov</text:p>
          </table:table-cell>
          <table:table-cell table:style-name="ce302" office:value-type="date" office:date-value="2021-10-29">
            <text:p>29/10/2021</text:p>
          </table:table-cell>
          <table:table-cell table:style-name="ce307" office:value-type="string">
            <text:p>añadido el 22062/21, añadido 17/11/21</text:p>
          </table:table-cell>
          <table:table-cell table:style-name="ce330" office:value-type="string">
            <text:p>Comisaría Distrito de Latina</text:p>
          </table:table-cell>
          <table:table-cell table:style-name="ce36" office:value-type="float" office:value="913228649">
            <text:p>913228649</text:p>
          </table:table-cell>
          <table:table-cell table:style-name="ce56" office:value-type="float" office:value="5">
            <text:p>5</text:p>
          </table:table-cell>
          <table:table-cell table:style-name="ce18" office:value-type="string">
            <text:p>21219/21; 21322/21; 22062/21</text:p>
          </table:table-cell>
          <table:table-cell table:style-name="ce18" office:value-type="string">
            <text:p>coca y coca; marihuana y bascula maria coc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522">
            <text:p>22-nov</text:p>
          </table:table-cell>
          <table:table-cell table:style-name="ce302" office:value-type="date" office:date-value="2021-11-02">
            <text:p>02/11/2021</text:p>
          </table:table-cell>
          <table:table-cell table:style-name="ce307" office:value-type="string">
            <text:p>añadido 1 atestado el 15/11/2021. NO HAN VENIDO, SE PASA AL 9 DIC</text:p>
          </table:table-cell>
          <table:table-cell table:style-name="ce311" office:value-type="string">
            <text:p>Comisaría Distrito de Carabanchel</text:p>
          </table:table-cell>
          <table:table-cell office:value-type="float" office:value="913227519">
            <text:p>913227519</text:p>
          </table:table-cell>
          <table:table-cell table:style-name="ce59" office:value-type="float" office:value="4">
            <text:p>4</text:p>
          </table:table-cell>
          <table:table-cell table:style-name="ce330" office:value-type="string">
            <text:p>32680/21, 32288/21, 32374/21, 33838/21</text:p>
          </table:table-cell>
          <table:table-cell table:style-name="ce330" office:value-type="string">
            <text:p>3 bolsitas hachis, hachis y papelina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522">
            <text:p>22-nov</text:p>
          </table:table-cell>
          <table:table-cell table:style-name="ce302" office:value-type="date" office:date-value="2021-11-02">
            <text:p>02/11/2021</text:p>
          </table:table-cell>
          <table:table-cell table:style-name="ce307" office:value-type="string">
            <text:p>NO HAN VENIDO, LLAMARAN</text:p>
          </table:table-cell>
          <table:table-cell table:style-name="ce330" office:value-type="string">
            <text:p>Comisaría Distrito de Usera-Villaverde/ Denuncias</text:p>
          </table:table-cell>
          <table:table-cell office:value-type="float" office:value="913921618">
            <text:p>913921618</text:p>
          </table:table-cell>
          <table:table-cell table:style-name="ce56" office:value-type="float" office:value="5">
            <text:p>5</text:p>
          </table:table-cell>
          <table:table-cell table:style-name="ce18" office:value-type="string">
            <text:p>35787/21, 35431/21, 35725/21, 34177/21, 33067/21</text:p>
          </table:table-cell>
          <table:table-cell table:style-name="ce18" office:value-type="string">
            <text:p>coca, sust. Blanca, 3 papelinas, 5 papelinas, COCA Y HEROÍN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522">
            <text:p>22-nov</text:p>
          </table:table-cell>
          <table:table-cell table:style-name="ce302" office:value-type="date" office:date-value="2021-11-04">
            <text:p>04/11/2021</text:p>
          </table:table-cell>
          <table:table-cell table:style-name="ce307"/>
          <table:table-cell table:style-name="ce330" office:value-type="string">
            <text:p>Comisaría Distrito de Chamartín</text:p>
          </table:table-cell>
          <table:table-cell office:value-type="float" office:value="913227917">
            <text:p>913227917</text:p>
          </table:table-cell>
          <table:table-cell table:style-name="ce56" office:value-type="float" office:value="2">
            <text:p>2</text:p>
          </table:table-cell>
          <table:table-cell table:style-name="ce18" office:value-type="string">
            <text:p>19572/21</text:p>
          </table:table-cell>
          <table:table-cell table:style-name="ce18" office:value-type="string">
            <text:p>100g hachis, marihuan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522">
            <text:p>22-nov</text:p>
          </table:table-cell>
          <table:table-cell table:style-name="ce302" office:value-type="date" office:date-value="2021-11-08">
            <text:p>08/11/2021</text:p>
          </table:table-cell>
          <table:table-cell table:style-name="ce307"/>
          <table:table-cell table:style-name="ce330" office:value-type="string">
            <text:p>Comisaría Distrito de Arganzuela</text:p>
          </table:table-cell>
          <table:table-cell table:style-name="ce36" office:value-type="float" office:value="913221238">
            <text:p>913221238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9267/21</text:p>
          </table:table-cell>
          <table:table-cell table:style-name="ce18" office:value-type="string">
            <text:p>10 actas: marihuana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522">
            <text:p>22-nov</text:p>
          </table:table-cell>
          <table:table-cell table:style-name="ce302" office:value-type="date" office:date-value="2021-11-04">
            <text:p>04/11/2021</text:p>
          </table:table-cell>
          <table:table-cell/>
          <table:table-cell table:style-name="ce330" office:value-type="string">
            <text:p>Comisaría Distrito de Usera-Villaverde/ PJ Grupo Villaverde</text:p>
          </table:table-cell>
          <table:table-cell office:value-type="float" office:value="913223034">
            <text:p>913223034</text:p>
          </table:table-cell>
          <table:table-cell table:style-name="ce56" office:value-type="float" office:value="3">
            <text:p>3</text:p>
          </table:table-cell>
          <table:table-cell table:style-name="ce18" office:value-type="string">
            <text:p>36609/21, 36835/21, 37208/21</text:p>
          </table:table-cell>
          <table:table-cell table:style-name="ce18" office:value-type="string">
            <text:p>maria, coca, hachis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336" office:value-type="float" office:value="44523">
            <text:p>23-nov</text:p>
          </table:table-cell>
          <table:table-cell table:style-name="ce302" office:value-type="date" office:date-value="2021-11-02">
            <text:p>02/11/2021</text:p>
          </table:table-cell>
          <table:table-cell table:style-name="ce311" table:content-validation-name="val1"/>
          <table:table-cell table:style-name="ce311" office:value-type="string">
            <text:p>Guardia Civil de Chinchón</text:p>
          </table:table-cell>
          <table:table-cell table:style-name="ce14" office:value-type="float" office:value="918940008">
            <text:p>918940008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311" office:value-type="string">
            <text:p>2021-320-767, 912</text:p>
          </table:table-cell>
          <table:table-cell table:style-name="ce311" office:value-type="string">
            <text:p>maria, </text:p>
          </table:table-cell>
          <table:table-cell table:style-name="ce312"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336" office:value-type="float" office:value="44523">
            <text:p>23-nov</text:p>
          </table:table-cell>
          <table:table-cell table:style-name="ce302" office:value-type="date" office:date-value="2021-11-17">
            <text:p>17/11/2021</text:p>
          </table:table-cell>
          <table:table-cell table:style-name="ce341" table:content-validation-name="val1" office:value-type="string">
            <text:p>causa con preso</text:p>
          </table:table-cell>
          <table:table-cell table:style-name="ce311" office:value-type="string">
            <text:p>P.N. Grupo Estupefacientes Aeropuerto Barajas</text:p>
          </table:table-cell>
          <table:table-cell table:style-name="ce14"/>
          <table:table-cell table:style-name="ce38" table:content-validation-name="val1" office:value-type="float" office:value="1">
            <text:p>1</text:p>
          </table:table-cell>
          <table:table-cell table:style-name="ce311" office:value-type="string">
            <text:p>8744/21</text:p>
          </table:table-cell>
          <table:table-cell table:style-name="ce311"/>
          <table:table-cell table:style-name="ce312"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336" office:value-type="float" office:value="44523">
            <text:p>23-nov</text:p>
          </table:table-cell>
          <table:table-cell table:style-name="ce302" office:value-type="date" office:date-value="2021-11-02">
            <text:p>02/11/2021</text:p>
          </table:table-cell>
          <table:table-cell table:style-name="ce307" office:value-type="string">
            <text:p><text:s/>telefonema 2021009392</text:p>
          </table:table-cell>
          <table:table-cell table:style-name="ce330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56" office:value-type="float" office:value="11">
            <text:p>11</text:p>
          </table:table-cell>
          <table:table-cell table:style-name="ce18" office:value-type="string">
            <text:p>38693, 39067, 35639; 39211; 39608; 39780; 39813; 39915; 39916; 40021; 40042</text:p>
          </table:table-cell>
          <table:table-cell table:style-name="ce18" office:value-type="string">
            <text:p>3botes ghb, 24 pastillas; 22 coca; bolsa polvo; 3 pastiollas; sust marron;; mefedrona, extasis; metanfeta; mefedrona; coca rosa y 4 sildenafilo: coca roas, mefedrona; 69 bolsa rocosa; sust vegetal verde; metanfeta y ketamuina; 4 metanfeta; 2 bolsas keta y 2 tusi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Miércoles</text:p>
          </table:table-cell>
          <table:table-cell table:style-name="ce336" office:value-type="float" office:value="44524">
            <text:p>24-nov</text:p>
          </table:table-cell>
          <table:table-cell table:style-name="ce302" office:value-type="date" office:date-value="2021-11-02">
            <text:p>02/11/2021</text:p>
          </table:table-cell>
          <table:table-cell table:style-name="ce307"/>
          <table:table-cell table:style-name="ce330" office:value-type="string">
            <text:p>Guardia Civil de Valdemoro</text:p>
          </table:table-cell>
          <table:table-cell office:value-type="float" office:value="918099405">
            <text:p>918099405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6718/21</text:p>
          </table:table-cell>
          <table:table-cell office:value-type="string">
            <text:p>11env coc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iércoles</text:p>
          </table:table-cell>
          <table:table-cell table:style-name="ce336" office:value-type="float" office:value="44524">
            <text:p>24-nov</text:p>
          </table:table-cell>
          <table:table-cell table:style-name="ce302" office:value-type="date" office:date-value="2021-11-04">
            <text:p>04/11/2021</text:p>
          </table:table-cell>
          <table:table-cell office:value-type="string">
            <text:p>no han venido se pasa a 24/11</text:p>
          </table:table-cell>
          <table:table-cell table:style-name="ce330" office:value-type="string">
            <text:p>Vigilancia Aduanera Guzman el Bueno</text:p>
          </table:table-cell>
          <table:table-cell office:value-type="float" office:value="915826030">
            <text:p>915826030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37/21</text:p>
          </table:table-cell>
          <table:table-cell table:style-name="ce18" office:value-type="string">
            <text:p>heroína</text:p>
          </table:table-cell>
          <table:table-cell table:number-columns-repeated="1015"/>
        </table:table-row>
        <table:table-row table:style-name="ro25">
          <table:table-cell table:style-name="ce288" office:value-type="string">
            <text:p>Miércoles</text:p>
          </table:table-cell>
          <table:table-cell table:style-name="ce336" office:value-type="float" office:value="44524">
            <text:p>24-nov</text:p>
          </table:table-cell>
          <table:table-cell table:style-name="ce302" office:value-type="date" office:date-value="2021-11-05">
            <text:p>05/11/2021</text:p>
          </table:table-cell>
          <table:table-cell/>
          <table:table-cell table:style-name="ce330" office:value-type="string">
            <text:p>Guardia Civil de Pinto</text:p>
          </table:table-cell>
          <table:table-cell office:value-type="float" office:value="916910103">
            <text:p>916910103</text:p>
          </table:table-cell>
          <table:table-cell table:style-name="ce56" office:value-type="float" office:value="3">
            <text:p>3</text:p>
          </table:table-cell>
          <table:table-cell table:style-name="ce18" office:value-type="string">
            <text:p>2021-313-4279, 2021-313-4287, 2021-313-4634</text:p>
          </table:table-cell>
          <table:table-cell table:style-name="ce18" office:value-type="string">
            <text:p>23past lsd 7 pastillas, 8 bolsas cristal 2b coca 3 bolsas21 pastillas, 5b speed hachis 54 p extasis</text:p>
          </table:table-cell>
          <table:table-cell table:number-columns-repeated="1015"/>
        </table:table-row>
        <table:table-row table:style-name="ro22">
          <table:table-cell table:style-name="ce288" office:value-type="string">
            <text:p>Miércoles</text:p>
          </table:table-cell>
          <table:table-cell table:style-name="ce336" office:value-type="float" office:value="44524">
            <text:p>24-nov</text:p>
          </table:table-cell>
          <table:table-cell table:style-name="ce302" office:value-type="date" office:date-value="2021-11-15">
            <text:p>15/11/2021</text:p>
          </table:table-cell>
          <table:table-cell/>
          <table:table-cell table:style-name="ce311" office:value-type="string">
            <text:p>Comisaría Distrito de Carabanchel</text:p>
          </table:table-cell>
          <table:table-cell office:value-type="float" office:value="913227519">
            <text:p>913227519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20592/21</text:p>
          </table:table-cell>
          <table:table-cell table:style-name="ce18" office:value-type="string">
            <text:p>matrihuan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iércoles</text:p>
          </table:table-cell>
          <table:table-cell table:style-name="ce336" office:value-type="float" office:value="44524">
            <text:p>24-nov</text:p>
          </table:table-cell>
          <table:table-cell table:style-name="ce302" office:value-type="date" office:date-value="2021-11-04">
            <text:p>04/11/2021</text:p>
          </table:table-cell>
          <table:table-cell table:style-name="ce311" table:content-validation-name="val1"/>
          <table:table-cell table:style-name="ce311" office:value-type="string">
            <text:p>Comisaría Distrito de Retiro</text:p>
          </table:table-cell>
          <table:table-cell table:style-name="ce14" office:value-type="string">
            <text:p>913221041/17</text:p>
          </table:table-cell>
          <table:table-cell table:style-name="ce38" table:content-validation-name="val1" office:value-type="float" office:value="5">
            <text:p>5</text:p>
          </table:table-cell>
          <table:table-cell table:style-name="ce311" office:value-type="string">
            <text:p>12113/21, 10858/21, 11003/21, 11242/21, 11922/21</text:p>
          </table:table-cell>
          <table:table-cell table:style-name="ce311" office:value-type="string">
            <text:p>hachis, sust. Blanca, hachis, pastillas</text:p>
          </table:table-cell>
          <table:table-cell table:style-name="ce312" table:number-columns-repeated="2"/>
          <table:table-cell table:number-columns-repeated="1013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525">
            <text:p>25-nov</text:p>
          </table:table-cell>
          <table:table-cell table:style-name="ce322"/>
          <table:table-cell table:style-name="ce325" table:content-validation-name="val1" office:value-type="string">
            <text:p>viene del 23/11</text:p>
          </table:table-cell>
          <table:table-cell table:style-name="ce330" office:value-type="string">
            <text:p>Vigilancia Aduanera Guzman el Bueno</text:p>
          </table:table-cell>
          <table:table-cell office:value-type="float" office:value="915826030">
            <text:p>915826030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37/21</text:p>
          </table:table-cell>
          <table:table-cell table:style-name="ce18" office:value-type="string">
            <text:p>heroína</text:p>
          </table:table-cell>
          <table:table-cell table:style-name="ce330" table:number-columns-repeated="1015"/>
        </table:table-row>
        <table:table-row table:style-name="ro5">
          <table:table-cell table:style-name="ce288" office:value-type="string">
            <text:p>Jueves</text:p>
          </table:table-cell>
          <table:table-cell table:style-name="ce336" office:value-type="float" office:value="44525">
            <text:p>25-nov</text:p>
          </table:table-cell>
          <table:table-cell table:style-name="ce302" office:value-type="date" office:date-value="2021-11-24">
            <text:p>24/11/2021</text:p>
          </table:table-cell>
          <table:table-cell table:style-name="ce307" office:value-type="string">
            <text:p>viene del 3 de diciembre. NO HAN VENIDO. Se deja el 3 dic. HAN TRAIDO EL 17192</text:p>
          </table:table-cell>
          <table:table-cell table:style-name="ce312" office:value-type="string">
            <text:p>Comisaría Local de Fuenlabrada</text:p>
          </table:table-cell>
          <table:table-cell office:value-type="float" office:value="914920826">
            <text:p>914920826</text:p>
          </table:table-cell>
          <table:table-cell table:style-name="ce56" office:value-type="float" office:value="6">
            <text:p>6</text:p>
          </table:table-cell>
          <table:table-cell table:style-name="ce318" office:value-type="string">
            <text:p>17407/21;17359/21;16126/21; 17134/21; 15114/21, 17192</text:p>
          </table:table-cell>
          <table:table-cell table:style-name="ce312" office:value-type="string">
            <text:p>hachis y marihuana; coca; pastillas MDMA; fenacteina; marihuana</text:p>
          </table:table-cell>
          <table:table-cell table:style-name="ce312"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525">
            <text:p>25-nov</text:p>
          </table:table-cell>
          <table:table-cell table:style-name="ce302" office:value-type="date" office:date-value="2021-11-08">
            <text:p>08/11/2021</text:p>
          </table:table-cell>
          <table:table-cell table:style-name="ce307" office:value-type="string">
            <text:p>viene del viernes 26</text:p>
          </table:table-cell>
          <table:table-cell table:style-name="ce330" office:value-type="string">
            <text:p>Comisaría Distrito de Chamberí</text:p>
          </table:table-cell>
          <table:table-cell office:value-type="float" office:value="913223270">
            <text:p>913223270</text:p>
          </table:table-cell>
          <table:table-cell table:style-name="ce56" office:value-type="float" office:value="3">
            <text:p>3</text:p>
          </table:table-cell>
          <table:table-cell table:style-name="ce18" office:value-type="string">
            <text:p>19301/21; 17306/21; 20195/21</text:p>
          </table:table-cell>
          <table:table-cell table:number-columns-repeated="1016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525">
            <text:p>25-nov</text:p>
          </table:table-cell>
          <table:table-cell table:style-name="ce302" office:value-type="date" office:date-value="2021-10-27">
            <text:p>27/10/2021</text:p>
          </table:table-cell>
          <table:table-cell table:style-name="ce18" office:value-type="string">
            <text:p>cancelado, se pasa al dia 14 dic</text:p>
          </table:table-cell>
          <table:table-cell table:style-name="ce331" office:value-type="string">
            <text:p>Guardia Civil Compañía Fiscal Aeropuerto Barajas</text:p>
          </table:table-cell>
          <table:table-cell table:style-name="ce14" office:value-type="float" office:value="917466549">
            <text:p>917466549</text:p>
          </table:table-cell>
          <table:table-cell table:style-name="ce56" office:value-type="float" office:value="14">
            <text:p>14</text:p>
          </table:table-cell>
          <table:table-cell table:style-name="ce18" office:value-type="string">
            <text:p>891, 790, 820, 887, 889, 899, 900, 909, 921, 925, 952</text:p>
          </table:table-cell>
          <table:table-cell table:style-name="ce18" office:value-type="string">
            <text:p>marihuana y hachis y MDM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336" office:value-type="float" office:value="44526">
            <text:p>26-nov</text:p>
          </table:table-cell>
          <table:table-cell table:style-name="ce302" office:value-type="date" office:date-value="2021-11-19">
            <text:p>19/11/2021</text:p>
          </table:table-cell>
          <table:table-cell table:style-name="ce307" office:value-type="string">
            <text:p>se paso al miercoles 1</text:p>
          </table:table-cell>
          <table:table-cell table:style-name="ce343" office:value-type="string">
            <text:p>Comisaría Distrito de Ciudad Lineal</text:p>
          </table:table-cell>
          <table:table-cell office:value-type="float" office:value="913229466">
            <text:p>913229466</text:p>
          </table:table-cell>
          <table:table-cell table:style-name="ce56" office:value-type="float" office:value="2">
            <text:p>2</text:p>
          </table:table-cell>
          <table:table-cell table:style-name="ce311" office:value-type="string">
            <text:p>20497/21; 12492/21</text:p>
          </table:table-cell>
          <table:table-cell office:value-type="string">
            <text:p>coca y hachis; porro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336" office:value-type="float" office:value="44526">
            <text:p>26-nov</text:p>
          </table:table-cell>
          <table:table-cell table:style-name="ce302" office:value-type="date" office:date-value="2021-11-23">
            <text:p>23/11/2021</text:p>
          </table:table-cell>
          <table:table-cell table:style-name="ce74" office:value-type="string">
            <text:p>causa con preso</text:p>
          </table:table-cell>
          <table:table-cell table:style-name="ce330" office:value-type="string">
            <text:p>Comisaría Distrito de Puente de Vallecas</text:p>
          </table:table-cell>
          <table:table-cell office:value-type="float" office:value="669606690">
            <text:p>669606690</text:p>
          </table:table-cell>
          <table:table-cell table:style-name="ce56" office:value-type="float" office:value="1">
            <text:p>1</text:p>
          </table:table-cell>
          <table:table-cell table:style-name="ce311" office:value-type="string">
            <text:p>26178/21</text:p>
          </table:table-cell>
          <table:table-cell office:value-type="string">
            <text:p>23 muestra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336" office:value-type="float" office:value="44526">
            <text:p>26-nov</text:p>
          </table:table-cell>
          <table:table-cell table:style-name="ce302" office:value-type="date" office:date-value="2021-11-10">
            <text:p>10/11/2021</text:p>
          </table:table-cell>
          <table:table-cell table:style-name="ce307" office:value-type="string">
            <text:p>se añade uno el 22/11/2021</text:p>
          </table:table-cell>
          <table:table-cell table:style-name="ce330" office:value-type="string">
            <text:p>Comisaría Distrito de Usera-Villaverde/ Denuncias</text:p>
          </table:table-cell>
          <table:table-cell office:value-type="float" office:value="913921618">
            <text:p>913921618</text:p>
          </table:table-cell>
          <table:table-cell table:style-name="ce56" office:value-type="float" office:value="9">
            <text:p>9</text:p>
          </table:table-cell>
          <table:table-cell office:value-type="string">
            <text:p>38279; 38094; 36589; 35011; 35247; 36951;35325; 36956</text:p>
          </table:table-cell>
          <table:table-cell office:value-type="string">
            <text:p>hachis, marihuana: heroína; extasis, 2cb; coc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529">
            <text:p>29-nov</text:p>
          </table:table-cell>
          <table:table-cell table:style-name="ce302" office:value-type="date" office:date-value="2021-11-10">
            <text:p>10/11/2021</text:p>
          </table:table-cell>
          <table:table-cell table:style-name="ce307"/>
          <table:table-cell table:style-name="ce330" office:value-type="string">
            <text:p>Guardia Civil de Anchuelo</text:p>
          </table:table-cell>
          <table:table-cell table:style-name="ce36" office:value-type="float" office:value="918840102">
            <text:p>918840102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2021-344-1098</text:p>
          </table:table-cell>
          <table:table-cell table:style-name="ce18" office:value-type="string">
            <text:p>marihuana, hachis, sust estupefaciente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529">
            <text:p>29-nov</text:p>
          </table:table-cell>
          <table:table-cell table:style-name="ce302" office:value-type="date" office:date-value="2021-11-11">
            <text:p>11/11/2021</text:p>
          </table:table-cell>
          <table:table-cell/>
          <table:table-cell table:style-name="ce330" office:value-type="string">
            <text:p>Guardia Civil de Las Rozas</text:p>
          </table:table-cell>
          <table:table-cell office:value-type="float" office:value="916341414">
            <text:p>916341414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2021-263-6591</text:p>
          </table:table-cell>
          <table:table-cell table:style-name="ce330" office:value-type="string">
            <text:p>coca, heroin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529">
            <text:p>29-nov</text:p>
          </table:table-cell>
          <table:table-cell table:style-name="ce302" office:value-type="date" office:date-value="2021-10-28">
            <text:p>28/10/2021</text:p>
          </table:table-cell>
          <table:table-cell/>
          <table:table-cell table:style-name="ce330" office:value-type="string">
            <text:p>Guardia Civil de Arroyomolinos</text:p>
          </table:table-cell>
          <table:table-cell office:value-type="float" office:value="916899612">
            <text:p>916899612</text:p>
          </table:table-cell>
          <table:table-cell table:style-name="ce56" office:value-type="float" office:value="8">
            <text:p>8</text:p>
          </table:table-cell>
          <table:table-cell table:style-name="ce311" office:value-type="string">
            <text:p>2021-293-5589; 2021-293-3397, 5790, 5794, 5789, 5933, 5946, 5649</text:p>
          </table:table-cell>
          <table:table-cell table:style-name="ce311" office:value-type="string">
            <text:p>marihuana; marihuano, coca pastillas, pastilla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529">
            <text:p>29-nov</text:p>
          </table:table-cell>
          <table:table-cell table:style-name="ce302" office:value-type="date" office:date-value="2021-11-25">
            <text:p>25/11/2021</text:p>
          </table:table-cell>
          <table:table-cell/>
          <table:table-cell table:style-name="ce330" office:value-type="string">
            <text:p>Guardia Civil de Becerril de la Sierra</text:p>
          </table:table-cell>
          <table:table-cell office:value-type="float" office:value="918538039">
            <text:p>918538039</text:p>
          </table:table-cell>
          <table:table-cell table:style-name="ce56" office:value-type="float" office:value="1">
            <text:p>1</text:p>
          </table:table-cell>
          <table:table-cell table:style-name="ce311" office:value-type="string">
            <text:p>2021-268-804</text:p>
          </table:table-cell>
          <table:table-cell table:style-name="ce311" office:value-type="string">
            <text:p>hachis, MDMA, marihuan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529">
            <text:p>29-nov</text:p>
          </table:table-cell>
          <table:table-cell table:style-name="ce302" office:value-type="date" office:date-value="2021-11-15">
            <text:p>15/11/2021</text:p>
          </table:table-cell>
          <table:table-cell/>
          <table:table-cell table:style-name="ce330" office:value-type="string">
            <text:p>(GOIZ II) Grupo Operativo de Investigación zonal II</text:p>
          </table:table-cell>
          <table:table-cell office:value-type="float" office:value="913220463">
            <text:p>913220463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134/21</text:p>
          </table:table-cell>
          <table:table-cell office:value-type="string">
            <text:p>10 paquetes roca blanco, 15 pqt roca blanca: 15 roca blanca; 12 roca blanco; 12 roca blanca; 11roca blanc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529">
            <text:p>29-nov</text:p>
          </table:table-cell>
          <table:table-cell table:style-name="ce302" office:value-type="date" office:date-value="2021-11-15">
            <text:p>15/11/2021</text:p>
          </table:table-cell>
          <table:table-cell table:style-name="ce315"/>
          <table:table-cell table:style-name="ce330" office:value-type="string">
            <text:p>Guardia Civil de Rivas Vaciamadrid</text:p>
          </table:table-cell>
          <table:table-cell office:value-type="float" office:value="619647453">
            <text:p>619647453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9159/21</text:p>
          </table:table-cell>
          <table:table-cell table:style-name="ce315" office:value-type="string">
            <text:p>hachis maria</text:p>
          </table:table-cell>
          <table:table-cell table:style-name="ce315"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8"/>
          <table:table-cell table:style-name="ce312" table:number-columns-repeated="1007"/>
        </table:table-row>
        <table:table-row table:style-name="ro1">
          <table:table-cell table:style-name="ce288" office:value-type="string">
            <text:p>Martes</text:p>
          </table:table-cell>
          <table:table-cell table:style-name="ce336" office:value-type="float" office:value="44530">
            <text:p>30-nov</text:p>
          </table:table-cell>
          <table:table-cell table:style-name="ce303" office:value-type="date" office:date-value="2021-11-17">
            <text:p>17/11/2021</text:p>
          </table:table-cell>
          <table:table-cell table:style-name="ce311" table:content-validation-name="val1"/>
          <table:table-cell table:style-name="ce311" office:value-type="string">
            <text:p>Comisaría Local de Alcobendas - San Sebastián de los Reyes</text:p>
          </table:table-cell>
          <table:table-cell table:style-name="ce14" office:value-type="float" office:value="916592068">
            <text:p>916592068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311" office:value-type="string">
            <text:p>22313/21, 19505/21</text:p>
          </table:table-cell>
          <table:table-cell table:style-name="ce311" office:value-type="string">
            <text:p>hachis, </text:p>
          </table:table-cell>
          <table:table-cell table:style-name="ce312"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336" office:value-type="float" office:value="44530">
            <text:p>30-nov</text:p>
          </table:table-cell>
          <table:table-cell table:style-name="ce303" office:value-type="date" office:date-value="2021-11-17">
            <text:p>17/11/2021</text:p>
          </table:table-cell>
          <table:table-cell table:style-name="ce311" table:content-validation-name="val1"/>
          <table:table-cell table:style-name="ce311" office:value-type="string">
            <text:p>Comisaría Distrito de Villa de Vallecas</text:p>
          </table:table-cell>
          <table:table-cell table:style-name="ce14" office:value-type="float" office:value="913220420">
            <text:p>913220420</text:p>
          </table:table-cell>
          <table:table-cell table:style-name="ce38" table:content-validation-name="val1" office:value-type="float" office:value="8">
            <text:p>8</text:p>
          </table:table-cell>
          <table:table-cell table:style-name="ce311" office:value-type="string">
            <text:p>13916/21, 15155/21, 15156/21, 16257/21, 16356/21, 12861/21, 16681/21; 17912/21</text:p>
          </table:table-cell>
          <table:table-cell table:style-name="ce311" office:value-type="string">
            <text:p>marihuana, coca pequeñas dosis; sust estupefacientes</text:p>
          </table:table-cell>
          <table:table-cell table:style-name="ce312" table:number-columns-repeated="8"/>
          <table:table-cell table:number-columns-repeated="1007"/>
        </table:table-row>
        <table:table-row table:style-name="ro1">
          <table:table-cell table:style-name="ce288" office:value-type="string">
            <text:p>Martes</text:p>
          </table:table-cell>
          <table:table-cell table:style-name="ce336" office:value-type="float" office:value="44530">
            <text:p>30-nov</text:p>
          </table:table-cell>
          <table:table-cell table:style-name="ce155" office:value-type="date" office:date-value="2021-11-05">
            <text:p>05/11/2021</text:p>
          </table:table-cell>
          <table:table-cell table:style-name="ce18" office:value-type="string">
            <text:p>viene del 18-no han venido</text:p>
          </table:table-cell>
          <table:table-cell table:style-name="ce330" office:value-type="string">
            <text:p>Comisaría Distrito de Moratalaz</text:p>
          </table:table-cell>
          <table:table-cell table:style-name="ce12" office:value-type="float" office:value="913221380">
            <text:p>913221380</text:p>
          </table:table-cell>
          <table:table-cell table:style-name="ce56" office:value-type="float" office:value="2">
            <text:p>2</text:p>
          </table:table-cell>
          <table:table-cell table:style-name="ce311" office:value-type="string">
            <text:p>2021-334-2791; 2021-334-2796</text:p>
          </table:table-cell>
          <table:table-cell table:style-name="ce311" office:value-type="string">
            <text:p>hachis y coca</text:p>
          </table:table-cell>
          <table:table-cell table:style-name="ce18"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336" office:value-type="float" office:value="44530">
            <text:p>30-nov</text:p>
          </table:table-cell>
          <table:table-cell table:style-name="ce302" office:value-type="date" office:date-value="2021-11-17">
            <text:p>17/11/2021</text:p>
          </table:table-cell>
          <table:table-cell/>
          <table:table-cell table:style-name="ce330" office:value-type="string">
            <text:p>Comisaría Local de Aranjuez</text:p>
          </table:table-cell>
          <table:table-cell office:value-type="float" office:value="918929405">
            <text:p>918929405</text:p>
          </table:table-cell>
          <table:table-cell table:style-name="ce56" office:value-type="float" office:value="1">
            <text:p>1</text:p>
          </table:table-cell>
          <table:table-cell office:value-type="string">
            <text:p>5995/21</text:p>
          </table:table-cell>
          <table:table-cell office:value-type="string">
            <text:p>hachis, 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336" office:value-type="float" office:value="44530">
            <text:p>30-nov</text:p>
          </table:table-cell>
          <table:table-cell table:style-name="ce302" office:value-type="date" office:date-value="2021-11-17">
            <text:p>17/11/2021</text:p>
          </table:table-cell>
          <table:table-cell/>
          <table:table-cell table:style-name="ce330" office:value-type="string">
            <text:p>Comisaría Distrito de Arganzuela</text:p>
          </table:table-cell>
          <table:table-cell office:value-type="float" office:value="913221239">
            <text:p>913221239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20808/21</text:p>
          </table:table-cell>
          <table:table-cell table:style-name="ce18" office:value-type="string">
            <text:p>blanca rocos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8"/>
          <table:table-cell table:style-name="ce312" table:number-columns-repeated="100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T 21" table:style-name="ta16" table:print="false">
        <table:table-column table:style-name="co3" table:number-columns-repeated="2" table:default-cell-style-name="Excel_20_Built-in_20_Normal"/>
        <table:table-column table:style-name="co36" table:default-cell-style-name="ce139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1" table:default-cell-style-name="ce61"/>
        <table:table-column table:style-name="co52" table:default-cell-style-name="ce36"/>
        <table:table-column table:style-name="co48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table:style-name="ce7" office:value-type="string" table:number-columns-spanned="2" table:number-rows-spanned="1">
            <text:p>DIA CITA</text:p>
          </table:table-cell>
          <table:covered-table-cell table:style-name="ce19"/>
          <table:table-cell table:style-name="ce236" office:value-type="string">
            <text:p>FECHA LLAMADA</text:p>
          </table:table-cell>
          <table:table-cell table:style-name="ce38" table:content-validation-name="val1" office:value-type="string">
            <text:p>OBSERVACIONES</text:p>
          </table:table-cell>
          <table:table-cell table:style-name="ce38" office:value-type="string">
            <text:p>Comisaría / Cuerpo Policial</text:p>
          </table:table-cell>
          <table:table-cell table:style-name="ce38" office:value-type="string">
            <text:p>Teléfono</text:p>
          </table:table-cell>
          <table:table-cell table:style-name="ce38" table:content-validation-name="val1" office:value-type="string">
            <text:p>Nº Ates</text:p>
          </table:table-cell>
          <table:table-cell table:style-name="ce38" office:value-type="string">
            <text:p>Atestados o D. Policiales</text:p>
          </table:table-cell>
          <table:table-cell table:style-name="ce51" office:value-type="string">
            <text:p>Descripción</text:p>
          </table:table-cell>
          <table:table-cell table:style-name="ce38"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1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4">
          <table:table-cell table:style-name="ce288" office:value-type="string">
            <text:p>Viernes</text:p>
          </table:table-cell>
          <table:table-cell table:style-name="ce336" office:value-type="float" office:value="44470">
            <text:p>1-oct</text:p>
          </table:table-cell>
          <table:table-cell table:style-name="ce347" office:value-type="date" office:date-value="2021-09-16">
            <text:p>16/09/2021</text:p>
          </table:table-cell>
          <table:table-cell table:style-name="ce310" table:content-validation-name="val1"/>
          <table:table-cell table:style-name="ce311" office:value-type="string">
            <text:p>Comisaría Distrito de Chamberí</text:p>
          </table:table-cell>
          <table:table-cell table:style-name="ce12" office:value-type="float" office:value="913223291">
            <text:p>913223291</text:p>
          </table:table-cell>
          <table:table-cell table:style-name="ce59" office:value-type="float" office:value="1">
            <text:p>1</text:p>
          </table:table-cell>
          <table:table-cell table:style-name="ce318" office:value-type="string">
            <text:p>15169/21</text:p>
          </table:table-cell>
          <table:table-cell table:style-name="ce330" office:value-type="string">
            <text:p>18 BOTES POPPPER</text:p>
          </table:table-cell>
          <table:table-cell table:style-name="ce330" table:number-columns-repeated="1015"/>
        </table:table-row>
        <table:table-row table:style-name="ro24">
          <table:table-cell table:style-name="ce288" office:value-type="string">
            <text:p>Viernes</text:p>
          </table:table-cell>
          <table:table-cell table:style-name="ce336" office:value-type="float" office:value="44470">
            <text:p>1-oct</text:p>
          </table:table-cell>
          <table:table-cell table:style-name="ce347" office:value-type="date" office:date-value="2021-09-17">
            <text:p>17/09/2021</text:p>
          </table:table-cell>
          <table:table-cell table:style-name="ce310" table:content-validation-name="val1"/>
          <table:table-cell table:style-name="ce311" office:value-type="string">
            <text:p>Guardia Civil de San Martín de Valdeiglesias</text:p>
          </table:table-cell>
          <table:table-cell table:style-name="ce12" office:value-type="float" office:value="918676023">
            <text:p>918676023</text:p>
          </table:table-cell>
          <table:table-cell table:style-name="ce59" office:value-type="float" office:value="1">
            <text:p>1</text:p>
          </table:table-cell>
          <table:table-cell table:style-name="ce318" office:value-type="string">
            <text:p>639/21-006</text:p>
          </table:table-cell>
          <table:table-cell table:style-name="ce330" office:value-type="string">
            <text:p>marihuana</text:p>
          </table:table-cell>
          <table:table-cell table:style-name="ce330" table:number-columns-repeated="1015"/>
        </table:table-row>
        <table:table-row table:style-name="ro5">
          <table:table-cell table:style-name="ce288" office:value-type="string">
            <text:p>Viernes</text:p>
          </table:table-cell>
          <table:table-cell table:style-name="ce336" office:value-type="float" office:value="44470">
            <text:p>1-oct</text:p>
          </table:table-cell>
          <table:table-cell table:style-name="ce347" office:value-type="date" office:date-value="2021-09-29">
            <text:p>29/09/2021</text:p>
          </table:table-cell>
          <table:table-cell table:style-name="ce310" table:content-validation-name="val1"/>
          <table:table-cell table:style-name="ce311" office:value-type="string">
            <text:p>Comisaría Distrito de Ciudad Lineal</text:p>
          </table:table-cell>
          <table:table-cell table:style-name="ce12" office:value-type="float" office:value="913229435">
            <text:p>913229435</text:p>
          </table:table-cell>
          <table:table-cell table:style-name="ce59" office:value-type="float" office:value="5">
            <text:p>5</text:p>
          </table:table-cell>
          <table:table-cell table:style-name="ce318" office:value-type="string">
            <text:p>14222/21, 15744/21, 16525/21, 16578/21, 16855/21</text:p>
          </table:table-cell>
          <table:table-cell table:style-name="ce330" office:value-type="string">
            <text:p>envoltorios, maria, muchas pastillaspapelinas coca polvo rosa</text:p>
          </table:table-cell>
          <table:table-cell table:style-name="ce330"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336" office:value-type="float" office:value="44470">
            <text:p>1-oct</text:p>
          </table:table-cell>
          <table:table-cell table:style-name="ce348" office:value-type="date" office:date-value="2021-09-21">
            <text:p>21/09/2021</text:p>
          </table:table-cell>
          <table:table-cell table:style-name="ce330"/>
          <table:table-cell table:style-name="ce330" office:value-type="string">
            <text:p>Guardia Civil de Algete</text:p>
          </table:table-cell>
          <table:table-cell office:value-type="float" office:value="916290033">
            <text:p>916290033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1530/21</text:p>
          </table:table-cell>
          <table:table-cell table:style-name="ce330" office:value-type="string">
            <text:p>19g coca</text:p>
          </table:table-cell>
          <table:table-cell table:style-name="ce330"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473">
            <text:p>4-oct</text:p>
          </table:table-cell>
          <table:table-cell table:style-name="ce347" office:value-type="date" office:date-value="2021-09-20">
            <text:p>20/09/2021</text:p>
          </table:table-cell>
          <table:table-cell table:style-name="ce310" table:content-validation-name="val1"/>
          <table:table-cell table:style-name="ce311" office:value-type="string">
            <text:p>Comisaría Distrito de Carabanchel</text:p>
          </table:table-cell>
          <table:table-cell table:style-name="ce12" office:value-type="float" office:value="913227519">
            <text:p>913227519</text:p>
          </table:table-cell>
          <table:table-cell table:style-name="ce59" office:value-type="float" office:value="4">
            <text:p>4</text:p>
          </table:table-cell>
          <table:table-cell office:value-type="string">
            <text:p>24083/21; 25216/21; 28234/21, 28096/21</text:p>
          </table:table-cell>
          <table:table-cell office:value-type="string">
            <text:p>10bolsitas hachis, marihuana, hachis, hachis</text:p>
          </table:table-cell>
          <table:table-cell table:number-columns-repeated="1015"/>
        </table:table-row>
        <table:table-row table:style-name="ro24">
          <table:table-cell table:style-name="ce288" office:value-type="string">
            <text:p>Lunes</text:p>
          </table:table-cell>
          <table:table-cell table:style-name="ce336" office:value-type="float" office:value="44473">
            <text:p>4-oct</text:p>
          </table:table-cell>
          <table:table-cell table:style-name="ce348" office:value-type="date" office:date-value="2021-09-20">
            <text:p>20/09/2021</text:p>
          </table:table-cell>
          <table:table-cell/>
          <table:table-cell table:style-name="ce311" office:value-type="string">
            <text:p>Guardia Civil de Hoyo de Manzanares</text:p>
          </table:table-cell>
          <table:table-cell table:style-name="ce12" office:value-type="float" office:value="918566138">
            <text:p>918566138</text:p>
          </table:table-cell>
          <table:table-cell table:style-name="ce56" office:value-type="float" office:value="1">
            <text:p>1</text:p>
          </table:table-cell>
          <table:table-cell table:style-name="ce318" office:value-type="string">
            <text:p>359/21</text:p>
          </table:table-cell>
          <table:table-cell table:style-name="ce330" office:value-type="string">
            <text:p>marihuana, hachis, pastillas, hachis</text:p>
          </table:table-cell>
          <table:table-cell table:number-columns-repeated="1015"/>
        </table:table-row>
        <table:table-row table:style-name="ro24">
          <table:table-cell table:style-name="ce288" office:value-type="string">
            <text:p>Lunes</text:p>
          </table:table-cell>
          <table:table-cell table:style-name="ce336" office:value-type="float" office:value="44473">
            <text:p>4-oct</text:p>
          </table:table-cell>
          <table:table-cell table:style-name="ce347" office:value-type="date" office:date-value="2021-09-21">
            <text:p>21/09/2021</text:p>
          </table:table-cell>
          <table:table-cell table:style-name="ce310" table:content-validation-name="val1" office:value-type="string">
            <text:p>añadido 28/09/21</text:p>
          </table:table-cell>
          <table:table-cell table:style-name="ce330" office:value-type="string">
            <text:p>Brigada Provincial P. J. Secc Grupo Menores (GRUME)</text:p>
          </table:table-cell>
          <table:table-cell table:style-name="ce14" office:value-type="float" office:value="914931222">
            <text:p>914931222</text:p>
          </table:table-cell>
          <table:table-cell table:style-name="ce38" table:content-validation-name="val1" office:value-type="float" office:value="4">
            <text:p>4</text:p>
          </table:table-cell>
          <table:table-cell table:style-name="ce345" office:value-type="string">
            <text:p>3620/21, 3698/21,3894/21;3926/21</text:p>
          </table:table-cell>
          <table:table-cell table:style-name="ce311" office:value-type="string">
            <text:p>hachis, 7bolsas hachis, hachis, polvo blanco, marihuana</text:p>
          </table:table-cell>
          <table:table-cell table:style-name="ce330"/>
          <table:table-cell table:number-columns-repeated="1014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473">
            <text:p>4-oct</text:p>
          </table:table-cell>
          <table:table-cell table:style-name="ce347" office:value-type="date" office:date-value="2021-09-20">
            <text:p>20/09/2021</text:p>
          </table:table-cell>
          <table:table-cell/>
          <table:table-cell table:style-name="ce311" office:value-type="string">
            <text:p>Comisaría Local de Torrejón de Ardoz</text:p>
          </table:table-cell>
          <table:table-cell table:style-name="ce12" office:value-type="float" office:value="913220627">
            <text:p>913220627</text:p>
          </table:table-cell>
          <table:table-cell table:style-name="ce59" office:value-type="float" office:value="5">
            <text:p>5</text:p>
          </table:table-cell>
          <table:table-cell table:style-name="ce330" office:value-type="string">
            <text:p>12268/21; 11372/21; 10286/21; 12040/21; 12204/21</text:p>
          </table:table-cell>
          <table:table-cell table:style-name="ce330" office:value-type="string">
            <text:p>polvo blanco, polvo blanco, marihuana, hachis,marihuana, hachis, papelinas</text:p>
          </table:table-cell>
          <table:table-cell table:style-name="ce330" table:number-columns-repeated="5"/>
          <table:table-cell table:number-columns-repeated="1010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4">
          <table:table-cell table:style-name="ce288" office:value-type="string">
            <text:p>Martes</text:p>
          </table:table-cell>
          <table:table-cell table:style-name="ce336" office:value-type="float" office:value="44474">
            <text:p>5-oct</text:p>
          </table:table-cell>
          <table:table-cell table:style-name="ce347" office:value-type="date" office:date-value="2021-09-17">
            <text:p>17/09/2021</text:p>
          </table:table-cell>
          <table:table-cell table:style-name="ce310" table:content-validation-name="val1"/>
          <table:table-cell table:style-name="ce311" office:value-type="string">
            <text:p>Comisaría Local de Coslada - San Fernando</text:p>
          </table:table-cell>
          <table:table-cell table:style-name="ce12" office:value-type="float" office:value="916746768">
            <text:p>916746768</text:p>
          </table:table-cell>
          <table:table-cell table:style-name="ce59" office:value-type="float" office:value="2">
            <text:p>2</text:p>
          </table:table-cell>
          <table:table-cell table:style-name="ce318" office:value-type="string">
            <text:p>12452, 11362, </text:p>
          </table:table-cell>
          <table:table-cell table:style-name="ce330" office:value-type="string">
            <text:p>coca, mari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336" office:value-type="float" office:value="44474">
            <text:p>5-oct</text:p>
          </table:table-cell>
          <table:table-cell table:style-name="ce348" office:value-type="date" office:date-value="2021-09-20">
            <text:p>20/09/2021</text:p>
          </table:table-cell>
          <table:table-cell table:content-validation-name="val1"/>
          <table:table-cell table:style-name="ce311" office:value-type="string">
            <text:p>Comisaría Local de Alcalá de Henares</text:p>
          </table:table-cell>
          <table:table-cell table:style-name="ce12" office:value-type="float" office:value="918796462">
            <text:p>918796462</text:p>
          </table:table-cell>
          <table:table-cell table:style-name="ce56" office:value-type="float" office:value="8">
            <text:p>8</text:p>
          </table:table-cell>
          <table:table-cell office:value-type="string">
            <text:p>17811/21; 18531/21: 18539/21;19023/21; 16663/21; 19810/21; 19908/21 19911/21</text:p>
          </table:table-cell>
          <table:table-cell office:value-type="string">
            <text:p>marihuana, hachis, pastillas, hachis, hachis, hachis marihuana coca, hachis, marihuana, coca, coca, 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336" office:value-type="float" office:value="44474">
            <text:p>5-oct</text:p>
          </table:table-cell>
          <table:table-cell table:style-name="ce348" office:value-type="date" office:date-value="2021-09-29">
            <text:p>29/09/2021</text:p>
          </table:table-cell>
          <table:table-cell/>
          <table:table-cell table:style-name="ce311" office:value-type="string">
            <text:p>Comisaría Estación de Atocha</text:p>
          </table:table-cell>
          <table:table-cell office:value-type="float" office:value="913220899">
            <text:p>913220899</text:p>
          </table:table-cell>
          <table:table-cell table:style-name="ce56" office:value-type="float" office:value="2">
            <text:p>2</text:p>
          </table:table-cell>
          <table:table-cell table:style-name="ce18" office:value-type="string">
            <text:p>4066/21, 4132/21</text:p>
          </table:table-cell>
          <table:table-cell table:style-name="ce330" office:value-type="string">
            <text:p>hojas de coca, mdma keta marihuana cristal</text:p>
          </table:table-cell>
          <table:table-cell table:style-name="ce330" table:number-columns-repeated="3"/>
          <table:table-cell table:number-columns-repeated="1012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336" office:value-type="float" office:value="44475">
            <text:p>6-oct</text:p>
          </table:table-cell>
          <table:table-cell table:style-name="ce348" office:value-type="date" office:date-value="2021-09-20">
            <text:p>20/09/2021</text:p>
          </table:table-cell>
          <table:table-cell table:style-name="ce307" office:value-type="string">
            <text:p>telefonema:2021007892</text:p>
          </table:table-cell>
          <table:table-cell table:style-name="ce330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56" office:value-type="float" office:value="8">
            <text:p>8</text:p>
          </table:table-cell>
          <table:table-cell office:value-type="string">
            <text:p>31837/21; 31864/21; 31922/21; 31933/21; 31987/21; 32021/21; 32073/21; 32124/21</text:p>
          </table:table-cell>
          <table:table-cell office:value-type="string">
            <text:p>GHB, testosterona, sust blanca polvo,sust liquida mefedrona, 2cb, coca, coca, <text:s/>sust polvo blanca, marihuana,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336" office:value-type="float" office:value="44475">
            <text:p>6-oct</text:p>
          </table:table-cell>
          <table:table-cell table:style-name="ce348" office:value-type="date" office:date-value="2021-09-29">
            <text:p>29/09/2021</text:p>
          </table:table-cell>
          <table:table-cell office:value-type="string">
            <text:p>se pasa al día 21 </text:p>
          </table:table-cell>
          <table:table-cell table:style-name="ce330" office:value-type="string">
            <text:p>Guardia Civil de Arroyomolinos</text:p>
          </table:table-cell>
          <table:table-cell table:style-name="ce12" office:value-type="float" office:value="916899612">
            <text:p>916899612</text:p>
          </table:table-cell>
          <table:table-cell table:style-name="ce59" office:value-type="float" office:value="1">
            <text:p>1</text:p>
          </table:table-cell>
          <table:table-cell table:style-name="ce330" office:value-type="string">
            <text:p>3944/21</text:p>
          </table:table-cell>
          <table:table-cell table:style-name="ce330" office:value-type="string">
            <text:p>16 hachis</text:p>
          </table:table-cell>
          <table:table-cell table:style-name="ce330" table:number-columns-repeated="2"/>
          <table:table-cell table:number-columns-repeated="1013"/>
        </table:table-row>
        <table:table-row table:style-name="ro1">
          <table:table-cell table:style-name="ce288" office:value-type="string">
            <text:p>Miercoles</text:p>
          </table:table-cell>
          <table:table-cell table:style-name="ce336" office:value-type="float" office:value="44475">
            <text:p>6-oct</text:p>
          </table:table-cell>
          <table:table-cell table:style-name="ce347" office:value-type="date" office:date-value="2021-09-20">
            <text:p>20/09/2021</text:p>
          </table:table-cell>
          <table:table-cell table:style-name="ce330" office:value-type="string">
            <text:p>añadido el 30/09/21 un atestado</text:p>
          </table:table-cell>
          <table:table-cell table:style-name="ce311" office:value-type="string">
            <text:p>Comisaría Local de Parla</text:p>
          </table:table-cell>
          <table:table-cell table:style-name="ce12" office:value-type="float" office:value="916989340">
            <text:p>916989340</text:p>
          </table:table-cell>
          <table:table-cell table:style-name="ce59" office:value-type="float" office:value="2">
            <text:p>2</text:p>
          </table:table-cell>
          <table:table-cell table:style-name="ce330" office:value-type="string">
            <text:p>11438/21, 12224/21</text:p>
          </table:table-cell>
          <table:table-cell table:style-name="ce330" office:value-type="string">
            <text:p>marihuana, maria 3 bolsas 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336" office:value-type="float" office:value="44475">
            <text:p>6-oct</text:p>
          </table:table-cell>
          <table:table-cell table:style-name="ce347" office:value-type="date" office:date-value="2021-09-30">
            <text:p>30/09/2021</text:p>
          </table:table-cell>
          <table:table-cell table:style-name="ce330" office:value-type="string">
            <text:p>ATENCION PLANTACION SONIA</text:p>
          </table:table-cell>
          <table:table-cell table:style-name="ce311" office:value-type="string">
            <text:p>Guardia Civil de Brunete</text:p>
          </table:table-cell>
          <table:table-cell table:style-name="ce12" office:value-type="float" office:value="647845380">
            <text:p>647845380</text:p>
          </table:table-cell>
          <table:table-cell table:style-name="ce59" office:value-type="float" office:value="1">
            <text:p>1</text:p>
          </table:table-cell>
          <table:table-cell table:style-name="ce330" office:value-type="string">
            <text:p>2021/296/895</text:p>
          </table:table-cell>
          <table:table-cell table:style-name="ce330" office:value-type="string">
            <text:p>plantacion marihuana + vivienda muestreo relacionado 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476">
            <text:p>7-oct</text:p>
          </table:table-cell>
          <table:table-cell table:style-name="ce348" office:value-type="date" office:date-value="2021-09-21">
            <text:p>21/09/2021</text:p>
          </table:table-cell>
          <table:table-cell office:value-type="string">
            <text:p>se añaden 05/10/21</text:p>
          </table:table-cell>
          <table:table-cell table:style-name="ce311" office:value-type="string">
            <text:p>Comisaría Distrito de Fuencarral - El Pardo</text:p>
          </table:table-cell>
          <table:table-cell office:value-type="float" office:value="913782468">
            <text:p>913782468</text:p>
          </table:table-cell>
          <table:table-cell table:style-name="ce59" office:value-type="float" office:value="3">
            <text:p>3</text:p>
          </table:table-cell>
          <table:table-cell table:style-name="ce330" office:value-type="string">
            <text:p>15002/21; 15772/21; 15832/21</text:p>
          </table:table-cell>
          <table:table-cell table:style-name="ce330" office:value-type="string">
            <text:p>coca y mdma, hachis,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476">
            <text:p>7-oct</text:p>
          </table:table-cell>
          <table:table-cell table:style-name="ce347" office:value-type="date" office:date-value="2021-09-21">
            <text:p>21/09/2021</text:p>
          </table:table-cell>
          <table:table-cell table:style-name="ce330"/>
          <table:table-cell table:style-name="ce311" office:value-type="string">
            <text:p>Comisaría Distrito de Moratalaz</text:p>
          </table:table-cell>
          <table:table-cell table:style-name="ce12" office:value-type="float" office:value="913221380">
            <text:p>913221380</text:p>
          </table:table-cell>
          <table:table-cell table:style-name="ce59" office:value-type="float" office:value="2">
            <text:p>2</text:p>
          </table:table-cell>
          <table:table-cell table:style-name="ce330" office:value-type="string">
            <text:p>8448/21, 8021/21</text:p>
          </table:table-cell>
          <table:table-cell table:style-name="ce330"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476">
            <text:p>7-oct</text:p>
          </table:table-cell>
          <table:table-cell table:style-name="ce347" office:value-type="date" office:date-value="2021-09-22">
            <text:p>22/09/2021</text:p>
          </table:table-cell>
          <table:table-cell table:style-name="ce330"/>
          <table:table-cell table:style-name="ce311" office:value-type="string">
            <text:p>Comisaría Local de Fuenlabrada</text:p>
          </table:table-cell>
          <table:table-cell table:style-name="ce12" office:value-type="float" office:value="914920826">
            <text:p>914920826</text:p>
          </table:table-cell>
          <table:table-cell table:style-name="ce59" office:value-type="float" office:value="3">
            <text:p>3</text:p>
          </table:table-cell>
          <table:table-cell table:style-name="ce330" office:value-type="string">
            <text:p>13790/21; <text:s/>13714/21;14005/21</text:p>
          </table:table-cell>
          <table:table-cell table:style-name="ce330" office:value-type="string">
            <text:p>hachis, marihuana,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476">
            <text:p>7-oct</text:p>
          </table:table-cell>
          <table:table-cell table:style-name="ce348" office:value-type="date" office:date-value="2021-09-21">
            <text:p>21/09/2021</text:p>
          </table:table-cell>
          <table:table-cell/>
          <table:table-cell table:style-name="ce330" office:value-type="string">
            <text:p>Comisaría Distrito de Usera-Villaverde/ PJ Grupo Villaverde</text:p>
          </table:table-cell>
          <table:table-cell office:value-type="float" office:value="913223034">
            <text:p>913223034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29228/21</text:p>
          </table:table-cell>
          <table:table-cell table:style-name="ce330" office:value-type="string">
            <text:p>coca 2 env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Viernes </text:p>
          </table:table-cell>
          <table:table-cell table:style-name="ce336" office:value-type="float" office:value="44477">
            <text:p>8-oct</text:p>
          </table:table-cell>
          <table:table-cell table:style-name="ce348" office:value-type="date" office:date-value="2021-09-20">
            <text:p>20/09/2021</text:p>
          </table:table-cell>
          <table:table-cell table:style-name="ce307" office:value-type="string">
            <text:p>telefonema:2021007892</text:p>
          </table:table-cell>
          <table:table-cell table:style-name="ce330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56" office:value-type="float" office:value="7">
            <text:p>7</text:p>
          </table:table-cell>
          <table:table-cell table:style-name="ce18" office:value-type="string">
            <text:p>32220/21; 32586/21; 32586/21; 32586/21 32646/21; 32647/21; 32650/21</text:p>
          </table:table-cell>
          <table:table-cell table:style-name="ce18" office:value-type="string">
            <text:p>sust polvo; botes liquido, mefedrona , metanfetamina, sust liquida, pastilla rosa, metanfeta, coca, sildenafilo, extasis, sust liquida,mefedrona, sust líquid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 </text:p>
          </table:table-cell>
          <table:table-cell table:style-name="ce336" office:value-type="float" office:value="44477">
            <text:p>8-oct</text:p>
          </table:table-cell>
          <table:table-cell table:style-name="ce348" office:value-type="date" office:date-value="2021-09-22">
            <text:p>22/09/2021</text:p>
          </table:table-cell>
          <table:table-cell/>
          <table:table-cell table:style-name="ce330" office:value-type="string">
            <text:p>Comisaría Local de Alcobendas - San Sebastián de los Reyes</text:p>
          </table:table-cell>
          <table:table-cell office:value-type="float" office:value="916592068">
            <text:p>916592068</text:p>
          </table:table-cell>
          <table:table-cell table:style-name="ce56" office:value-type="float" office:value="4">
            <text:p>4</text:p>
          </table:table-cell>
          <table:table-cell table:style-name="ce18" office:value-type="string">
            <text:p>17819/21; 18048/21;18148/21;18589</text:p>
          </table:table-cell>
          <table:table-cell office:value-type="string">
            <text:p>coca, coca, extasis, marihuana</text:p>
          </table:table-cell>
          <table:table-cell/>
          <table:table-cell table:style-name="ce18" office:value-type="string">
            <text:p>hachis, cocaina</text:p>
          </table:table-cell>
          <table:table-cell table:number-columns-repeated="1013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480">
            <text:p>11-oct</text:p>
          </table:table-cell>
          <table:table-cell table:style-name="ce348" office:value-type="date" office:date-value="2021-09-22">
            <text:p>22/09/2021</text:p>
          </table:table-cell>
          <table:table-cell/>
          <table:table-cell table:style-name="ce330" office:value-type="string">
            <text:p>Guardia Civil de Soto del Real</text:p>
          </table:table-cell>
          <table:table-cell office:value-type="float" office:value="918477047">
            <text:p>918477047</text:p>
          </table:table-cell>
          <table:table-cell table:style-name="ce56" office:value-type="float" office:value="7">
            <text:p>7</text:p>
          </table:table-cell>
          <table:table-cell table:style-name="ce18" office:value-type="string">
            <text:p>2021-352-576; 2021-352-479; 2021-352-488 resto de la carcel</text:p>
          </table:table-cell>
          <table:table-cell office:value-type="string">
            <text:p>hachis, hachis, hachis, hachis, coca, hachis,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480">
            <text:p>11-oct</text:p>
          </table:table-cell>
          <table:table-cell table:style-name="ce348" office:value-type="date" office:date-value="2021-09-22">
            <text:p>22/09/2021</text:p>
          </table:table-cell>
          <table:table-cell table:style-name="ce18" office:value-type="string">
            <text:p>añadido 28/09/21</text:p>
          </table:table-cell>
          <table:table-cell table:style-name="ce330" office:value-type="string">
            <text:p>Comisaría Distrito de Latina</text:p>
          </table:table-cell>
          <table:table-cell office:value-type="float" office:value="913228649">
            <text:p>913228649</text:p>
          </table:table-cell>
          <table:table-cell table:style-name="ce56" office:value-type="float" office:value="3">
            <text:p>3</text:p>
          </table:table-cell>
          <table:table-cell table:style-name="ce18" office:value-type="string">
            <text:p>18688/21; 18747/21;18949/21</text:p>
          </table:table-cell>
          <table:table-cell table:style-name="ce18" office:value-type="string">
            <text:p>hachis, marihuana, sust rosa, comprimidos , sust blanco, 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480">
            <text:p>11-oct</text:p>
          </table:table-cell>
          <table:table-cell table:style-name="ce348" office:value-type="date" office:date-value="2021-09-22">
            <text:p>22/09/2021</text:p>
          </table:table-cell>
          <table:table-cell/>
          <table:table-cell table:style-name="ce330" office:value-type="string">
            <text:p>Comisaría Distrito de Usera-Villaverde/ Denuncias</text:p>
          </table:table-cell>
          <table:table-cell office:value-type="float" office:value="677513201">
            <text:p>677513201</text:p>
          </table:table-cell>
          <table:table-cell table:style-name="ce56" office:value-type="float" office:value="2">
            <text:p>2</text:p>
          </table:table-cell>
          <table:table-cell table:style-name="ce18" office:value-type="string">
            <text:p>31976/21; 32151/21</text:p>
          </table:table-cell>
          <table:table-cell table:style-name="ce18" office:value-type="string">
            <text:p>heroína, coca, coca, coca y heroi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11" office:value-type="string">
            <text:p>Martes</text:p>
          </table:table-cell>
          <table:table-cell table:style-name="ce23" office:value-type="float" office:value="44481">
            <text:p>12-oct</text:p>
          </table:table-cell>
          <table:table-cell table:style-name="ce349" office:value-type="string">
            <text:p>FESTIVO</text:p>
          </table:table-cell>
          <table:table-cell table:style-name="ce72"/>
          <table:table-cell table:style-name="ce315"/>
          <table:table-cell table:style-name="ce62"/>
          <table:table-cell table:style-name="ce58"/>
          <table:table-cell table:style-name="ce16" table:number-columns-repeated="2"/>
          <table:table-cell table:style-name="ce72"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336" office:value-type="float" office:value="44482">
            <text:p>13-oct</text:p>
          </table:table-cell>
          <table:table-cell table:style-name="ce348" office:value-type="date" office:date-value="2021-09-23">
            <text:p>23/09/2021</text:p>
          </table:table-cell>
          <table:table-cell/>
          <table:table-cell table:style-name="ce330" office:value-type="string">
            <text:p>Comisaría Distrito de Tetuán</text:p>
          </table:table-cell>
          <table:table-cell office:value-type="float" office:value="913221094">
            <text:p>913221094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12619/21</text:p>
          </table:table-cell>
          <table:table-cell office:value-type="string">
            <text:p>11 muestras de cristal coca hachis 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336" office:value-type="float" office:value="44482">
            <text:p>13-oct</text:p>
          </table:table-cell>
          <table:table-cell table:style-name="ce348" office:value-type="date" office:date-value="2021-09-23">
            <text:p>23/09/2021</text:p>
          </table:table-cell>
          <table:table-cell office:value-type="string">
            <text:p>añadido el 17261/21 el 07/10</text:p>
          </table:table-cell>
          <table:table-cell table:style-name="ce330" office:value-type="string">
            <text:p>Comisaría Local de Alcorcón</text:p>
          </table:table-cell>
          <table:table-cell office:value-type="float" office:value="914861624">
            <text:p>914861624</text:p>
          </table:table-cell>
          <table:table-cell table:style-name="ce56" office:value-type="float" office:value="8">
            <text:p>8</text:p>
          </table:table-cell>
          <table:table-cell table:style-name="ce18" office:value-type="string">
            <text:p>10004/21, 12058/21, 11999/21, 15789/21, 15724/21, 15628/21, 6173/21; 17261/21</text:p>
          </table:table-cell>
          <table:table-cell table:style-name="ce18" office:value-type="string">
            <text:p>coca, coca, hachis, pastillas, mariaI,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336" office:value-type="float" office:value="44482">
            <text:p>13-oct</text:p>
          </table:table-cell>
          <table:table-cell table:style-name="ce348" office:value-type="date" office:date-value="2021-09-23">
            <text:p>23/09/2021</text:p>
          </table:table-cell>
          <table:table-cell/>
          <table:table-cell table:style-name="ce330" office:value-type="string">
            <text:p>Guardia Civil de Colmenar Viejo</text:p>
          </table:table-cell>
          <table:table-cell office:value-type="float" office:value="918450163">
            <text:p>918450163</text:p>
          </table:table-cell>
          <table:table-cell table:style-name="ce56" office:value-type="float" office:value="2">
            <text:p>2</text:p>
          </table:table-cell>
          <table:table-cell office:value-type="string">
            <text:p>2021-367-2789, 2021-367-3321</text:p>
          </table:table-cell>
          <table:table-cell office:value-type="string">
            <text:p>hachis 2 tabletas, canabis mari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336" office:value-type="float" office:value="44482">
            <text:p>13-oct</text:p>
          </table:table-cell>
          <table:table-cell table:style-name="ce348" office:value-type="date" office:date-value="2021-10-01">
            <text:p>01/10/2021</text:p>
          </table:table-cell>
          <table:table-cell/>
          <table:table-cell table:style-name="ce330" office:value-type="string">
            <text:p>Comisaría Distrito de Chamartín</text:p>
          </table:table-cell>
          <table:table-cell office:value-type="float" office:value="913227917">
            <text:p>913227917</text:p>
          </table:table-cell>
          <table:table-cell table:style-name="ce56" office:value-type="float" office:value="1">
            <text:p>1</text:p>
          </table:table-cell>
          <table:table-cell office:value-type="string">
            <text:p>10901/21</text:p>
          </table:table-cell>
          <table:table-cell table:style-name="ce18" office:value-type="string">
            <text:p>5 pap de coc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483">
            <text:p>14-oct</text:p>
          </table:table-cell>
          <table:table-cell table:style-name="ce348" office:value-type="date" office:date-value="2021-09-23">
            <text:p>23/09/2021</text:p>
          </table:table-cell>
          <table:table-cell table:style-name="ce307" office:value-type="string">
            <text:p>telefonema: 2021007977; telefonema: 2021008639; añadido 36036 el 13/10</text:p>
          </table:table-cell>
          <table:table-cell table:style-name="ce342" office:value-type="string">
            <text:p>Comisaría Distrito de Centro</text:p>
          </table:table-cell>
          <table:table-cell table:style-name="ce45" office:value-type="float" office:value="915488124">
            <text:p>915488124</text:p>
          </table:table-cell>
          <table:table-cell table:style-name="ce41" office:value-type="float" office:value="3">
            <text:p>3</text:p>
          </table:table-cell>
          <table:table-cell table:style-name="ce307" office:value-type="string">
            <text:p>33116/21; 36036/21; 35108/21 </text:p>
          </table:table-cell>
          <table:table-cell table:style-name="ce307" office:value-type="string">
            <text:p>registro 26 muestras mdma liq rosa molinillo sust blanca, ketamina, metanfeta, basculas,; mefedrona, ghb, ketamina, meta; 18 coca y 4 heroín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483">
            <text:p>14-oct</text:p>
          </table:table-cell>
          <table:table-cell table:style-name="ce348" office:value-type="date" office:date-value="2021-10-04">
            <text:p>04/10/2021</text:p>
          </table:table-cell>
          <table:table-cell table:style-name="ce307"/>
          <table:table-cell table:style-name="ce330" office:value-type="string">
            <text:p>Guardia Civil de Arganda del Rey</text:p>
          </table:table-cell>
          <table:table-cell table:style-name="ce36" office:value-type="float" office:value="918710059">
            <text:p>918710059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2021-337-4247</text:p>
          </table:table-cell>
          <table:table-cell table:style-name="ce18" office:value-type="string">
            <text:p>cocain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483">
            <text:p>14-oct</text:p>
          </table:table-cell>
          <table:table-cell table:style-name="ce348" office:value-type="date" office:date-value="2021-10-07">
            <text:p>07/10/2021</text:p>
          </table:table-cell>
          <table:table-cell/>
          <table:table-cell table:style-name="ce330" office:value-type="string">
            <text:p>Comisaría Local de Aranjuez</text:p>
          </table:table-cell>
          <table:table-cell office:value-type="float" office:value="918929405">
            <text:p>918929405</text:p>
          </table:table-cell>
          <table:table-cell table:style-name="ce56" office:value-type="float" office:value="2">
            <text:p>2</text:p>
          </table:table-cell>
          <table:table-cell table:style-name="ce18" office:value-type="string">
            <text:p>5164/21; 4777/21</text:p>
          </table:table-cell>
          <table:table-cell table:style-name="ce18" office:value-type="string">
            <text:p>4 sust marron; 7 hachis y marihuana</text:p>
          </table:table-cell>
          <table:table-cell table:number-columns-repeated="1015"/>
        </table:table-row>
        <table:table-row table:style-name="ro24">
          <table:table-cell table:style-name="ce288" office:value-type="string">
            <text:p>Jueves</text:p>
          </table:table-cell>
          <table:table-cell table:style-name="ce336" office:value-type="float" office:value="44483">
            <text:p>14-oct</text:p>
          </table:table-cell>
          <table:table-cell table:style-name="ce348" office:value-type="date" office:date-value="2021-09-24">
            <text:p>24/09/2021</text:p>
          </table:table-cell>
          <table:table-cell/>
          <table:table-cell table:style-name="ce330" office:value-type="string">
            <text:p>Comisaría Local de Leganés Grupo II</text:p>
          </table:table-cell>
          <table:table-cell table:style-name="ce350" office:value-type="float" office:value="913221635">
            <text:p>913221635</text:p>
          </table:table-cell>
          <table:table-cell table:style-name="ce63" table:content-validation-name="val1" office:value-type="float" office:value="1">
            <text:p>1</text:p>
          </table:table-cell>
          <table:table-cell table:style-name="ce318" office:value-type="string">
            <text:p>15017; </text:p>
          </table:table-cell>
          <table:table-cell table:style-name="ce351"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Viernes </text:p>
          </table:table-cell>
          <table:table-cell table:style-name="ce336" office:value-type="float" office:value="44484">
            <text:p>15-oct</text:p>
          </table:table-cell>
          <table:table-cell table:style-name="ce348" office:value-type="date" office:date-value="2021-09-24">
            <text:p>24/09/2021</text:p>
          </table:table-cell>
          <table:table-cell/>
          <table:table-cell table:style-name="ce330" office:value-type="string">
            <text:p>Comisaría Distrito de Puente de Vallecas</text:p>
          </table:table-cell>
          <table:table-cell office:value-type="float" office:value="669606690">
            <text:p>669606690</text:p>
          </table:table-cell>
          <table:table-cell table:style-name="ce56" office:value-type="float" office:value="4">
            <text:p>4</text:p>
          </table:table-cell>
          <table:table-cell office:value-type="string">
            <text:p>19927/21; 20496/21; 20502/21; 21012/21</text:p>
          </table:table-cell>
          <table:table-cell office:value-type="string">
            <text:p>sust blanca, hachis, hachis, 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 </text:p>
          </table:table-cell>
          <table:table-cell table:style-name="ce336" office:value-type="float" office:value="44484">
            <text:p>15-oct</text:p>
          </table:table-cell>
          <table:table-cell table:style-name="ce348" office:value-type="date" office:date-value="2021-09-24">
            <text:p>24/09/2021</text:p>
          </table:table-cell>
          <table:table-cell/>
          <table:table-cell table:style-name="ce330" office:value-type="string">
            <text:p>Comisaría Local de Getafe</text:p>
          </table:table-cell>
          <table:table-cell office:value-type="float" office:value="913220341">
            <text:p>913220341</text:p>
          </table:table-cell>
          <table:table-cell table:style-name="ce56" office:value-type="float" office:value="4">
            <text:p>4</text:p>
          </table:table-cell>
          <table:table-cell table:style-name="ce18" office:value-type="string">
            <text:p>9917/21;15273/21; 16974/21; 16891/21</text:p>
          </table:table-cell>
          <table:table-cell table:style-name="ce18" office:value-type="string">
            <text:p>hachis; porro 7 bolsa hachis, marihuana; 11 hachis;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 </text:p>
          </table:table-cell>
          <table:table-cell table:style-name="ce336" office:value-type="float" office:value="44484">
            <text:p>15-oct</text:p>
          </table:table-cell>
          <table:table-cell table:style-name="ce348" office:value-type="date" office:date-value="2021-09-24">
            <text:p>24/09/2021</text:p>
          </table:table-cell>
          <table:table-cell/>
          <table:table-cell table:style-name="ce330" office:value-type="string">
            <text:p>Guardia Civil de Pinto</text:p>
          </table:table-cell>
          <table:table-cell office:value-type="float" office:value="916910103">
            <text:p>916910103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20121-313-2940</text:p>
          </table:table-cell>
          <table:table-cell table:style-name="ce18" office:value-type="string">
            <text:p>marihuana, hachis, coc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 </text:p>
          </table:table-cell>
          <table:table-cell table:style-name="ce336" office:value-type="float" office:value="44484">
            <text:p>15-oct</text:p>
          </table:table-cell>
          <table:table-cell table:style-name="ce348" office:value-type="date" office:date-value="2021-09-30">
            <text:p>30/09/2021</text:p>
          </table:table-cell>
          <table:table-cell/>
          <table:table-cell table:style-name="ce330" office:value-type="string">
            <text:p>Brigada de Investigación Tecnológica</text:p>
          </table:table-cell>
          <table:table-cell office:value-type="float" office:value="915822462">
            <text:p>915822462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651/21</text:p>
          </table:table-cell>
          <table:table-cell table:style-name="ce18"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4">
          <table:table-cell table:style-name="ce288" office:value-type="string">
            <text:p>Lunes</text:p>
          </table:table-cell>
          <table:table-cell table:style-name="ce336" office:value-type="float" office:value="44487">
            <text:p>18-oct</text:p>
          </table:table-cell>
          <table:table-cell table:style-name="ce348" office:value-type="date" office:date-value="2021-09-27">
            <text:p>27/09/2021</text:p>
          </table:table-cell>
          <table:table-cell table:style-name="ce307" office:value-type="string">
            <text:p>telefonema 2021008120; <text:span text:style-name="T1">adelanto 33805/21 del</text:span><text:span text:style-name="T7"> 27/10/21</text:span></text:p>
          </table:table-cell>
          <table:table-cell table:style-name="ce342" office:value-type="string">
            <text:p>Comisaría Distrito de Centro</text:p>
          </table:table-cell>
          <table:table-cell table:style-name="ce45" office:value-type="float" office:value="915488124">
            <text:p>915488124</text:p>
          </table:table-cell>
          <table:table-cell table:style-name="ce41" office:value-type="float" office:value="2">
            <text:p>2</text:p>
          </table:table-cell>
          <table:table-cell table:style-name="ce307" office:value-type="string">
            <text:p>32936/21; 33805/21</text:p>
          </table:table-cell>
          <table:table-cell table:style-name="ce307" office:value-type="string">
            <text:p>18 muestras: metanfeta, sust rocosa, mefedrona, sust cristalina, sust pulverul, jeringuillas, ghb, liqu transparente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487">
            <text:p>18-oct</text:p>
          </table:table-cell>
          <table:table-cell table:style-name="ce348" office:value-type="date" office:date-value="2021-09-21">
            <text:p>21/09/2021</text:p>
          </table:table-cell>
          <table:table-cell/>
          <table:table-cell table:style-name="ce330" office:value-type="string">
            <text:p>Comisaría Distrito de Usera-Villaverde/ PJ Grupo Villaverde</text:p>
          </table:table-cell>
          <table:table-cell office:value-type="float" office:value="913223034">
            <text:p>913223034</text:p>
          </table:table-cell>
          <table:table-cell table:style-name="ce56" office:value-type="float" office:value="4">
            <text:p>4</text:p>
          </table:table-cell>
          <table:table-cell table:style-name="ce18" office:value-type="string">
            <text:p>29228/21;32541/21; 32310/21; 29336/21</text:p>
          </table:table-cell>
          <table:table-cell table:style-name="ce330" office:value-type="string">
            <text:p>coca 2 env; coca; heroína y coca; heroína y coc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487">
            <text:p>18-oct</text:p>
          </table:table-cell>
          <table:table-cell table:style-name="ce348" office:value-type="date" office:date-value="2021-10-04">
            <text:p>04/10/2021</text:p>
          </table:table-cell>
          <table:table-cell/>
          <table:table-cell table:style-name="ce330" office:value-type="string">
            <text:p>Comisaría Distrito de Carabanchel</text:p>
          </table:table-cell>
          <table:table-cell office:value-type="float" office:value="913227519">
            <text:p>913227519</text:p>
          </table:table-cell>
          <table:table-cell table:style-name="ce56" office:value-type="float" office:value="4">
            <text:p>4</text:p>
          </table:table-cell>
          <table:table-cell office:value-type="string">
            <text:p>24083/21; 25216/21; 28234/21, 28096/21</text:p>
          </table:table-cell>
          <table:table-cell office:value-type="string">
            <text:p>10bolsitas hachis, marihuana, hachis, hachis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336" office:value-type="float" office:value="44488">
            <text:p>19-oct</text:p>
          </table:table-cell>
          <table:table-cell table:style-name="ce347" office:value-type="date" office:date-value="2021-10-06">
            <text:p>06/10/2021</text:p>
          </table:table-cell>
          <table:table-cell table:style-name="ce311" table:content-validation-name="val1"/>
          <table:table-cell table:style-name="ce311" office:value-type="string">
            <text:p>Vigilancia Aduanera Guzman el Bueno</text:p>
          </table:table-cell>
          <table:table-cell table:style-name="ce14" office:value-type="float" office:value="618390664">
            <text:p>618390664</text:p>
          </table:table-cell>
          <table:table-cell table:style-name="ce38" table:content-validation-name="val1" office:value-type="float" office:value="2">
            <text:p>2</text:p>
          </table:table-cell>
          <table:table-cell table:style-name="ce311" office:value-type="string">
            <text:p>32/21; 33/21 </text:p>
          </table:table-cell>
          <table:table-cell table:style-name="ce311" office:value-type="string">
            <text:p>coca</text:p>
          </table:table-cell>
          <table:table-cell table:style-name="ce312"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336" office:value-type="float" office:value="44488">
            <text:p>19-oct</text:p>
          </table:table-cell>
          <table:table-cell table:style-name="ce348" office:value-type="date" office:date-value="2021-09-29">
            <text:p>29/09/2021</text:p>
          </table:table-cell>
          <table:table-cell office:value-type="string">
            <text:p>añádido 886 causa con preso y 775, 13/10/21 </text:p>
          </table:table-cell>
          <table:table-cell table:style-name="ce330" office:value-type="string">
            <text:p>Vigilancia Aduanera de Barajas</text:p>
          </table:table-cell>
          <table:table-cell office:value-type="float" office:value="917466549">
            <text:p>917466549</text:p>
          </table:table-cell>
          <table:table-cell table:style-name="ce56" office:value-type="float" office:value="13">
            <text:p>13</text:p>
          </table:table-cell>
          <table:table-cell office:value-type="string">
            <text:p>775; 668; 713; 715; 753; 762; 782; 784; 788; 793; 817; 821; 886</text:p>
          </table:table-cell>
          <table:table-cell office:value-type="string">
            <text:p>maria hachis, coc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336" office:value-type="float" office:value="44489">
            <text:p>20-oct</text:p>
          </table:table-cell>
          <table:table-cell table:style-name="ce348" office:value-type="date" office:date-value="2021-09-27">
            <text:p>27/09/2021</text:p>
          </table:table-cell>
          <table:table-cell table:style-name="ce307" office:value-type="string">
            <text:p>telefonema 2021008120. se añde el 33805 (causa con preso)</text:p>
          </table:table-cell>
          <table:table-cell table:style-name="ce330" office:value-type="string">
            <text:p>Comisaría Distrito de Centro</text:p>
          </table:table-cell>
          <table:table-cell table:style-name="ce36" office:value-type="float" office:value="915488124">
            <text:p>915488124</text:p>
          </table:table-cell>
          <table:table-cell table:style-name="ce56" office:value-type="float" office:value="8">
            <text:p>8</text:p>
          </table:table-cell>
          <table:table-cell table:style-name="ce18" office:value-type="string">
            <text:p>32910/21; 32956/21; 33260/21; 33114/21; 33299/21; 33252/21; 33490/21; 33805(21)</text:p>
          </table:table-cell>
          <table:table-cell table:style-name="ce18" office:value-type="string">
            <text:p>coca, mefedronas, coca, 3 coca, coca, ghb , 2cb, 3 meta, 2 extasis, 2 keta, 2 mdma, sildenafilo, ghb, 2x marihuan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336" office:value-type="float" office:value="44489">
            <text:p>20-oct</text:p>
          </table:table-cell>
          <table:table-cell table:style-name="ce348" office:value-type="date" office:date-value="2021-10-04">
            <text:p>04/10/2021</text:p>
          </table:table-cell>
          <table:table-cell/>
          <table:table-cell office:value-type="string">
            <text:p>Guardia Civil Barajas</text:p>
          </table:table-cell>
          <table:table-cell office:value-type="float" office:value="913010642">
            <text:p>913010642</text:p>
          </table:table-cell>
          <table:table-cell table:style-name="ce56" office:value-type="float" office:value="1">
            <text:p>1</text:p>
          </table:table-cell>
          <table:table-cell table:style-name="ce311" office:value-type="string">
            <text:p>2021-102727-030</text:p>
          </table:table-cell>
          <table:table-cell table:style-name="ce311" office:value-type="string">
            <text:p>MDM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336" office:value-type="float" office:value="44489">
            <text:p>20-oct</text:p>
          </table:table-cell>
          <table:table-cell table:style-name="ce348" office:value-type="date" office:date-value="2021-10-05">
            <text:p>05/10/2021</text:p>
          </table:table-cell>
          <table:table-cell/>
          <table:table-cell table:style-name="ce330" office:value-type="string">
            <text:p>Comisaría Local de Leganés Grupo II</text:p>
          </table:table-cell>
          <table:table-cell office:value-type="float" office:value="913221648">
            <text:p>913221648</text:p>
          </table:table-cell>
          <table:table-cell table:style-name="ce56" office:value-type="float" office:value="1">
            <text:p>1</text:p>
          </table:table-cell>
          <table:table-cell office:value-type="string">
            <text:p>17028/21</text:p>
          </table:table-cell>
          <table:table-cell office:value-type="string">
            <text:p>coc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490">
            <text:p>21-oct</text:p>
          </table:table-cell>
          <table:table-cell table:style-name="ce348" office:value-type="date" office:date-value="2021-10-04">
            <text:p>04/10/2021</text:p>
          </table:table-cell>
          <table:table-cell/>
          <table:table-cell table:style-name="ce330" office:value-type="string">
            <text:p>Vigilancia Aduanera de Barajas</text:p>
          </table:table-cell>
          <table:table-cell office:value-type="float" office:value="917467028">
            <text:p>917467028</text:p>
          </table:table-cell>
          <table:table-cell table:style-name="ce56" office:value-type="float" office:value="2">
            <text:p>2</text:p>
          </table:table-cell>
          <table:table-cell office:value-type="string">
            <text:p>13/2021; 15/2021</text:p>
          </table:table-cell>
          <table:table-cell office:value-type="string">
            <text:p>canabis, marihuan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490">
            <text:p>21-oct</text:p>
          </table:table-cell>
          <table:table-cell table:style-name="ce348" office:value-type="date" office:date-value="2021-10-05">
            <text:p>05/10/2021</text:p>
          </table:table-cell>
          <table:table-cell/>
          <table:table-cell table:style-name="ce330" office:value-type="string">
            <text:p>Policia Nacional UDYCO Grupo 45</text:p>
          </table:table-cell>
          <table:table-cell office:value-type="float" office:value="915822449">
            <text:p>915822449</text:p>
          </table:table-cell>
          <table:table-cell table:style-name="ce56" office:value-type="float" office:value="1">
            <text:p>1</text:p>
          </table:table-cell>
          <table:table-cell office:value-type="string">
            <text:p>6562/21</text:p>
          </table:table-cell>
          <table:table-cell office:value-type="string">
            <text:p>coc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490">
            <text:p>21-oct</text:p>
          </table:table-cell>
          <table:table-cell table:style-name="ce348" office:value-type="date" office:date-value="2021-10-05">
            <text:p>05/10/2021</text:p>
          </table:table-cell>
          <table:table-cell/>
          <table:table-cell table:style-name="ce330" office:value-type="string">
            <text:p>Comisaría Distrito de San Blas - Vicálvaro</text:p>
          </table:table-cell>
          <table:table-cell office:value-type="float" office:value="600669651">
            <text:p>600669651</text:p>
          </table:table-cell>
          <table:table-cell table:style-name="ce56" office:value-type="float" office:value="8">
            <text:p>8</text:p>
          </table:table-cell>
          <table:table-cell office:value-type="string">
            <text:p>14567/21; 13861/21; 14709/21; 15321/21;15468/21; 16418/21; 16504/21; 17340/21</text:p>
          </table:table-cell>
          <table:table-cell office:value-type="string">
            <text:p>coca y heroína, heroína; coca, sust blanca; sust blanca; marihuana; piedras blancas; sust blanc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490">
            <text:p>21-oct</text:p>
          </table:table-cell>
          <table:table-cell table:style-name="ce348" office:value-type="date" office:date-value="2021-10-05">
            <text:p>05/10/2021</text:p>
          </table:table-cell>
          <table:table-cell office:value-type="string">
            <text:p>POSPUESTO AL 5/11/21</text:p>
          </table:table-cell>
          <table:table-cell table:style-name="ce330" office:value-type="string">
            <text:p>Guardia Civil de Arroyomolinos</text:p>
          </table:table-cell>
          <table:table-cell office:value-type="float" office:value="916899612">
            <text:p>916899612</text:p>
          </table:table-cell>
          <table:table-cell table:style-name="ce56" office:value-type="float" office:value="2">
            <text:p>2</text:p>
          </table:table-cell>
          <table:table-cell office:value-type="string">
            <text:p>2021-293-4730; 3944/21</text:p>
          </table:table-cell>
          <table:table-cell office:value-type="string">
            <text:p>marihuana; hachis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Viernes </text:p>
          </table:table-cell>
          <table:table-cell table:style-name="ce336" office:value-type="float" office:value="44491">
            <text:p>22-oct</text:p>
          </table:table-cell>
          <table:table-cell table:style-name="ce348" office:value-type="date" office:date-value="2021-10-06">
            <text:p>06/10/2021</text:p>
          </table:table-cell>
          <table:table-cell/>
          <table:table-cell table:style-name="ce330" office:value-type="string">
            <text:p>Comisaría Estación Sur de Autobuses</text:p>
          </table:table-cell>
          <table:table-cell office:value-type="float" office:value="913220896">
            <text:p>913220896</text:p>
          </table:table-cell>
          <table:table-cell table:style-name="ce56" office:value-type="float" office:value="1">
            <text:p>1</text:p>
          </table:table-cell>
          <table:table-cell office:value-type="string">
            <text:p>1652/21</text:p>
          </table:table-cell>
          <table:table-cell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336" office:value-type="float" office:value="44491">
            <text:p>22-oct</text:p>
          </table:table-cell>
          <table:table-cell table:style-name="ce348" office:value-type="date" office:date-value="2021-10-06">
            <text:p>06/10/2021</text:p>
          </table:table-cell>
          <table:table-cell table:style-name="ce307" office:value-type="string">
            <text:p>añadido el 14/10/21 un atestado 4105 y añadido 4270 el 19/10</text:p>
          </table:table-cell>
          <table:table-cell table:style-name="ce330" office:value-type="string">
            <text:p>Brigada Provincial P. J. Secc Grupo Menores (GRUME)</text:p>
          </table:table-cell>
          <table:table-cell table:style-name="ce36" office:value-type="float" office:value="914931222">
            <text:p>914931222</text:p>
          </table:table-cell>
          <table:table-cell table:style-name="ce56" office:value-type="float" office:value="3">
            <text:p>3</text:p>
          </table:table-cell>
          <table:table-cell table:style-name="ce18" office:value-type="string">
            <text:p>4024/21, 4105/21,4270/21</text:p>
          </table:table-cell>
          <table:table-cell table:style-name="ce18" office:value-type="string">
            <text:p>hachis, porro; 3 hachis; heroína y coc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336" office:value-type="float" office:value="44491">
            <text:p>22-oct</text:p>
          </table:table-cell>
          <table:table-cell table:style-name="ce348" office:value-type="date" office:date-value="2021-10-08">
            <text:p>08/10/2021</text:p>
          </table:table-cell>
          <table:table-cell table:style-name="ce307"/>
          <table:table-cell table:style-name="ce330" office:value-type="string">
            <text:p>Guardia Civil de Pinto</text:p>
          </table:table-cell>
          <table:table-cell table:style-name="ce36"/>
          <table:table-cell table:style-name="ce56" office:value-type="float" office:value="3">
            <text:p>3</text:p>
          </table:table-cell>
          <table:table-cell table:style-name="ce18" office:value-type="string">
            <text:p>2021-313-4033, 2021-313-3862, 4207/21</text:p>
          </table:table-cell>
          <table:table-cell table:style-name="ce18" office:value-type="string">
            <text:p>hachis, trozo hachis, marihuana y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</text:p>
          </table:table-cell>
          <table:table-cell table:style-name="ce336" office:value-type="float" office:value="44491">
            <text:p>22-oct</text:p>
          </table:table-cell>
          <table:table-cell table:style-name="ce348" office:value-type="date" office:date-value="2021-10-08">
            <text:p>08/10/2021</text:p>
          </table:table-cell>
          <table:table-cell table:style-name="ce307"/>
          <table:table-cell table:style-name="ce330" office:value-type="string">
            <text:p>Guardia Civil de Tres Cantos</text:p>
          </table:table-cell>
          <table:table-cell table:style-name="ce36" office:value-type="string">
            <text:p>918073900 ext 44920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2021-000365-1795</text:p>
          </table:table-cell>
          <table:table-cell table:style-name="ce18" office:value-type="string">
            <text:p>7 frag cocain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 </text:p>
          </table:table-cell>
          <table:table-cell table:style-name="ce336" office:value-type="float" office:value="44491">
            <text:p>22-oct</text:p>
          </table:table-cell>
          <table:table-cell table:style-name="ce348" office:value-type="date" office:date-value="2021-10-07">
            <text:p>07/10/2021</text:p>
          </table:table-cell>
          <table:table-cell/>
          <table:table-cell table:style-name="ce330" office:value-type="string">
            <text:p>Comisaría Distrito de Moncloa / Aravaca</text:p>
          </table:table-cell>
          <table:table-cell office:value-type="float" office:value="609088602">
            <text:p>609088602</text:p>
          </table:table-cell>
          <table:table-cell table:style-name="ce56" office:value-type="float" office:value="2">
            <text:p>2</text:p>
          </table:table-cell>
          <table:table-cell table:style-name="ce18" office:value-type="string">
            <text:p>286/21; 10976/21</text:p>
          </table:table-cell>
          <table:table-cell table:style-name="ce18" office:value-type="string">
            <text:p>hachis, porro; 3 hachis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494">
            <text:p>25-oct</text:p>
          </table:table-cell>
          <table:table-cell table:style-name="ce348" office:value-type="date" office:date-value="2021-09-27">
            <text:p>27/09/2021</text:p>
          </table:table-cell>
          <table:table-cell table:style-name="ce307" office:value-type="string">
            <text:p>telefonema 2021008120; telefonema: 2021008421; añadido el 35083/21 el dia 07/10</text:p>
          </table:table-cell>
          <table:table-cell table:style-name="ce342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56" office:value-type="float" office:value="9">
            <text:p>9</text:p>
          </table:table-cell>
          <table:table-cell table:style-name="ce18" office:value-type="string">
            <text:p>33459/21; 33314/21; 33504/21; 33564/321; 33610/21; 33628/21; 33633/21; 33677/21; 35083/21</text:p>
          </table:table-cell>
          <table:table-cell table:style-name="ce18" office:value-type="string">
            <text:p>2x marihuana, 18 mefedrona, 4 ghb, 1 meta, 2 coca, 1 marihuana, 1 ghb, 1 ghb, 1 coca, 1 gbl, heroína; 8 muestras: mefedrona, gbl, hachis, 2 sildenafilo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Lunes</text:p>
          </table:table-cell>
          <table:table-cell table:style-name="ce336" office:value-type="float" office:value="44494">
            <text:p>25-oct</text:p>
          </table:table-cell>
          <table:table-cell table:style-name="ce348" office:value-type="date" office:date-value="2021-10-08">
            <text:p>08/10/2021</text:p>
          </table:table-cell>
          <table:table-cell/>
          <table:table-cell table:style-name="ce330" office:value-type="string">
            <text:p>Comisaría Distrito de Arganzuela</text:p>
          </table:table-cell>
          <table:table-cell office:value-type="float" office:value="913221238">
            <text:p>913221238</text:p>
          </table:table-cell>
          <table:table-cell table:style-name="ce56" office:value-type="float" office:value="1">
            <text:p>1</text:p>
          </table:table-cell>
          <table:table-cell table:style-name="ce18" office:value-type="string">
            <text:p>15648/21; </text:p>
          </table:table-cell>
          <table:table-cell table:style-name="ce18" office:value-type="string">
            <text:p>2 heroína, 2 sust pulveruenta, 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336" office:value-type="float" office:value="44495">
            <text:p>26-oct</text:p>
          </table:table-cell>
          <table:table-cell table:style-name="ce348" office:value-type="date" office:date-value="2021-10-08">
            <text:p>08/10/2021</text:p>
          </table:table-cell>
          <table:table-cell/>
          <table:table-cell table:style-name="ce330" office:value-type="string">
            <text:p>Comisaría Distrito de Usera-Villaverde/ Denuncias</text:p>
          </table:table-cell>
          <table:table-cell office:value-type="float" office:value="913921618">
            <text:p>913921618</text:p>
          </table:table-cell>
          <table:table-cell table:style-name="ce56" office:value-type="float" office:value="5">
            <text:p>5</text:p>
          </table:table-cell>
          <table:table-cell table:style-name="ce18" office:value-type="string">
            <text:p>34044/21; 34042/21; 32667/21; 34177/21; 34178/21</text:p>
          </table:table-cell>
          <table:table-cell table:style-name="ce18" office:value-type="string">
            <text:p>3 papelinas; 7 papelinas; esquejes; 5 papelinas; 2 papelina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artes</text:p>
          </table:table-cell>
          <table:table-cell table:style-name="ce336" office:value-type="float" office:value="44495">
            <text:p>26-oct</text:p>
          </table:table-cell>
          <table:table-cell table:style-name="ce348" office:value-type="date" office:date-value="2021-09-22">
            <text:p>22/09/2021</text:p>
          </table:table-cell>
          <table:table-cell table:style-name="ce18" office:value-type="string">
            <text:p>Cambia de fecha del 08/10/21</text:p>
          </table:table-cell>
          <table:table-cell table:style-name="ce330" office:value-type="string">
            <text:p>Comisaría Local de Alcobendas - San Sebastián de los Reyes</text:p>
          </table:table-cell>
          <table:table-cell office:value-type="float" office:value="916592068">
            <text:p>916592068</text:p>
          </table:table-cell>
          <table:table-cell table:style-name="ce56" office:value-type="float" office:value="6">
            <text:p>6</text:p>
          </table:table-cell>
          <table:table-cell table:style-name="ce18" office:value-type="string">
            <text:p>17819/21; 18048/21;18148/21;18589, 19505/21, 19701/21</text:p>
          </table:table-cell>
          <table:table-cell office:value-type="string">
            <text:p>coca, coca, extasis, marihuana hachis</text:p>
          </table:table-cell>
          <table:table-cell/>
          <table:table-cell table:style-name="ce18" office:value-type="string">
            <text:p>hachis, cocaina</text:p>
          </table:table-cell>
          <table:table-cell table:number-columns-repeated="1013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336" office:value-type="float" office:value="44496">
            <text:p>27-oct</text:p>
          </table:table-cell>
          <table:table-cell table:style-name="ce348" office:value-type="date" office:date-value="2021-10-04">
            <text:p>04/10/2021</text:p>
          </table:table-cell>
          <table:table-cell table:style-name="ce307" office:value-type="string">
            <text:p>telefonema: 2021008319</text:p>
          </table:table-cell>
          <table:table-cell table:style-name="ce330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56" office:value-type="float" office:value="6">
            <text:p>6</text:p>
          </table:table-cell>
          <table:table-cell table:style-name="ce18" office:value-type="string">
            <text:p>33977/21; 34230/21; 34484/21; 34497/21; 34583/21; 34689/21;</text:p>
          </table:table-cell>
          <table:table-cell office:value-type="string">
            <text:p>coca, 3 marihuana y 4 hachis, 4 coca, 2 coca, 1 mefedrona, gbh, meta y gbh, bote cristal y sust blanca, coc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336" office:value-type="float" office:value="44496">
            <text:p>27-oct</text:p>
          </table:table-cell>
          <table:table-cell table:style-name="ce348" office:value-type="date" office:date-value="2021-10-13">
            <text:p>13/10/2021</text:p>
          </table:table-cell>
          <table:table-cell/>
          <table:table-cell table:style-name="ce330" office:value-type="string">
            <text:p>Comisaría Distrito de Latina</text:p>
          </table:table-cell>
          <table:table-cell office:value-type="float" office:value="913228694">
            <text:p>913228694</text:p>
          </table:table-cell>
          <table:table-cell table:style-name="ce56" office:value-type="float" office:value="2">
            <text:p>2</text:p>
          </table:table-cell>
          <table:table-cell table:style-name="ce18" office:value-type="string">
            <text:p>17409/21;19499/21</text:p>
          </table:table-cell>
          <table:table-cell office:value-type="string">
            <text:p>10 actas heroína; 7 hachi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336" office:value-type="float" office:value="44496">
            <text:p>27-oct</text:p>
          </table:table-cell>
          <table:table-cell table:style-name="ce348" office:value-type="date" office:date-value="2021-10-19">
            <text:p>19/10/2021</text:p>
          </table:table-cell>
          <table:table-cell/>
          <table:table-cell table:style-name="ce330" office:value-type="string">
            <text:p>Comisaría Local de Fuenlabrada</text:p>
          </table:table-cell>
          <table:table-cell office:value-type="float" office:value="914920826">
            <text:p>914920826</text:p>
          </table:table-cell>
          <table:table-cell table:style-name="ce56" office:value-type="float" office:value="3">
            <text:p>3</text:p>
          </table:table-cell>
          <table:table-cell table:style-name="ce18" office:value-type="string">
            <text:p>15004/21; 13859/21; 15222/21</text:p>
          </table:table-cell>
          <table:table-cell table:style-name="ce18" office:value-type="string">
            <text:p>marihuana,; bolsas polvo rosa; coca, hachis marihuana, hongos, pastillas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Miercoles</text:p>
          </table:table-cell>
          <table:table-cell table:style-name="ce336" office:value-type="float" office:value="44496">
            <text:p>27-oct</text:p>
          </table:table-cell>
          <table:table-cell table:style-name="ce348" office:value-type="date" office:date-value="2021-10-13">
            <text:p>13/10/2021</text:p>
          </table:table-cell>
          <table:table-cell table:style-name="ce18" office:value-type="string">
            <text:p>vienen del 13/10/21</text:p>
          </table:table-cell>
          <table:table-cell table:style-name="ce330" office:value-type="string">
            <text:p>Guardia Civil de Colmenar Viejo</text:p>
          </table:table-cell>
          <table:table-cell office:value-type="float" office:value="918450163">
            <text:p>918450163</text:p>
          </table:table-cell>
          <table:table-cell table:style-name="ce56" office:value-type="float" office:value="2">
            <text:p>2</text:p>
          </table:table-cell>
          <table:table-cell office:value-type="string">
            <text:p>2021-367-2789, 2021-367-3321</text:p>
          </table:table-cell>
          <table:table-cell office:value-type="string">
            <text:p>hachis 2 tabletas, canabis mari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497">
            <text:p>28-oct</text:p>
          </table:table-cell>
          <table:table-cell table:style-name="ce348" office:value-type="date" office:date-value="2021-10-08">
            <text:p>08/10/2021</text:p>
          </table:table-cell>
          <table:table-cell/>
          <table:table-cell table:style-name="ce330" office:value-type="string">
            <text:p>Comisaría Distrito de Salamanca</text:p>
          </table:table-cell>
          <table:table-cell office:value-type="float" office:value="913225570">
            <text:p>913225570</text:p>
          </table:table-cell>
          <table:table-cell table:style-name="ce56" office:value-type="float" office:value="10">
            <text:p>10</text:p>
          </table:table-cell>
          <table:table-cell office:value-type="string">
            <text:p>15481/21; 17258/21; 17779/21; 17878/21; 18219/21; 19427/21; 19459/21; 19511/21; 19887/21; 20174/21</text:p>
          </table:table-cell>
          <table:table-cell office:value-type="string">
            <text:p>hachis; varias drogas; coca; 4 coca; 3 coca; 6 coca y hachis; 5 coca; 5coca; hachis; marihuana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Jueves</text:p>
          </table:table-cell>
          <table:table-cell table:style-name="ce336" office:value-type="float" office:value="44497">
            <text:p>28-oct</text:p>
          </table:table-cell>
          <table:table-cell table:style-name="ce348" office:value-type="date" office:date-value="2021-10-13">
            <text:p>13/10/2021</text:p>
          </table:table-cell>
          <table:table-cell table:style-name="ce18" office:value-type="string">
            <text:p>añadido 11065/21 el 19/10/21</text:p>
          </table:table-cell>
          <table:table-cell table:style-name="ce330" office:value-type="string">
            <text:p>Comisaría Distrito de Chamartín</text:p>
          </table:table-cell>
          <table:table-cell office:value-type="float" office:value="913227917">
            <text:p>913227917</text:p>
          </table:table-cell>
          <table:table-cell table:style-name="ce56" office:value-type="float" office:value="2">
            <text:p>2</text:p>
          </table:table-cell>
          <table:table-cell table:style-name="ce18" office:value-type="string">
            <text:p>11231/21; 11065/21</text:p>
          </table:table-cell>
          <table:table-cell table:style-name="ce18" office:value-type="string">
            <text:p>hachis; maria hachis y coc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/>
          <table:table-cell table:style-name="ce10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288" office:value-type="string">
            <text:p>Viernes </text:p>
          </table:table-cell>
          <table:table-cell table:style-name="ce336" office:value-type="float" office:value="44498">
            <text:p>29-oct</text:p>
          </table:table-cell>
          <table:table-cell table:style-name="ce348" office:value-type="date" office:date-value="2021-10-11">
            <text:p>11/10/2021</text:p>
          </table:table-cell>
          <table:table-cell table:style-name="ce307" office:value-type="string">
            <text:p>telefonema: 2021008587</text:p>
          </table:table-cell>
          <table:table-cell table:style-name="ce330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56" office:value-type="float" office:value="10">
            <text:p>10</text:p>
          </table:table-cell>
          <table:table-cell office:value-type="string">
            <text:p>34796/21, 34954/21, 34955/21, 34983/21, 34998/21, 35108/21, 35152/21, 35202/21, 35344/21, 35505</text:p>
          </table:table-cell>
          <table:table-cell office:value-type="string">
            <text:p>coca, extasis, metanfetamina, keta, mefedrona, maria, heroína, coca, ghb, maria coca base tusi mefedrona anfetamina </text:p>
          </table:table-cell>
          <table:table-cell table:number-columns-repeated="1015"/>
        </table:table-row>
        <table:table-row table:style-name="ro1">
          <table:table-cell table:style-name="ce288" office:value-type="string">
            <text:p>Viernes </text:p>
          </table:table-cell>
          <table:table-cell table:style-name="ce336" office:value-type="float" office:value="44498">
            <text:p>29-oct</text:p>
          </table:table-cell>
          <table:table-cell table:style-name="ce348" office:value-type="date" office:date-value="2021-10-13">
            <text:p>13/10/2021</text:p>
          </table:table-cell>
          <table:table-cell table:style-name="ce18" office:value-type="string">
            <text:p>añadido 15535/21 el 18/10/21. No han venido, se pasa al 8 nov</text:p>
          </table:table-cell>
          <table:table-cell table:style-name="ce330" office:value-type="string">
            <text:p>Comisaría Distrito de Chamberí</text:p>
          </table:table-cell>
          <table:table-cell office:value-type="float" office:value="913223291">
            <text:p>913223291</text:p>
          </table:table-cell>
          <table:table-cell table:style-name="ce56" office:value-type="float" office:value="3">
            <text:p>3</text:p>
          </table:table-cell>
          <table:table-cell office:value-type="string">
            <text:p>8221/21; 16365/21; 15535/21</text:p>
          </table:table-cell>
          <table:table-cell office:value-type="string">
            <text:p>20 pastillas; 22 bolsas <text:s/>coca; hachi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P 21" table:style-name="ta17" table:print="false">
        <table:table-column table:style-name="co55" table:default-cell-style-name="ce288"/>
        <table:table-column table:style-name="co56" table:default-cell-style-name="ce336"/>
        <table:table-column table:style-name="co57" table:default-cell-style-name="ce347"/>
        <table:table-column table:style-name="co58" table:default-cell-style-name="ce311"/>
        <table:table-column table:style-name="co59" table:default-cell-style-name="ce311"/>
        <table:table-column table:style-name="co19" table:default-cell-style-name="ce311"/>
        <table:table-column table:style-name="co60" table:default-cell-style-name="ce38"/>
        <table:table-column table:style-name="co61" table:default-cell-style-name="ce311"/>
        <table:table-column table:style-name="co62" table:default-cell-style-name="ce311"/>
        <table:table-column table:style-name="co1" table:number-columns-repeated="1015" table:default-cell-style-name="ce312"/>
        <table:table-row table:style-name="ro1">
          <table:table-cell table:style-name="ce7" office:value-type="string" table:number-columns-spanned="2" table:number-rows-spanned="1">
            <text:p>DIA CITA</text:p>
          </table:table-cell>
          <table:covered-table-cell table:style-name="ce19"/>
          <table:table-cell table:style-name="ce236" office:value-type="string">
            <text:p>FECHA LLAMADA</text:p>
          </table:table-cell>
          <table:table-cell table:style-name="ce38" table:content-validation-name="val1" office:value-type="string">
            <text:p>OBSERVACIONES</text:p>
          </table:table-cell>
          <table:table-cell table:style-name="ce38" office:value-type="string">
            <text:p>Comisaría / Cuerpo Policial</text:p>
          </table:table-cell>
          <table:table-cell table:style-name="ce38" office:value-type="string">
            <text:p>Teléfono</text:p>
          </table:table-cell>
          <table:table-cell table:content-validation-name="val1" office:value-type="string">
            <text:p>Nº Ates</text:p>
          </table:table-cell>
          <table:table-cell table:style-name="ce38" office:value-type="string">
            <text:p>Atestados o D. Policiales</text:p>
          </table:table-cell>
          <table:table-cell table:style-name="ce51" office:value-type="string">
            <text:p>Descripción</text:p>
          </table:table-cell>
          <table:table-cell table:style-name="ce38" table:number-columns-repeated="1015"/>
        </table:table-row>
        <table:table-row table:style-name="ro1" table:number-rows-repeated="2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6">
          <table:table-cell office:value-type="string">
            <text:p>Miércoles</text:p>
          </table:table-cell>
          <table:table-cell office:value-type="float" office:value="44440">
            <text:p>1-sep</text:p>
          </table:table-cell>
          <table:table-cell office:value-type="date" office:date-value="2021-08-09">
            <text:p>09/08/2021</text:p>
          </table:table-cell>
          <table:table-cell table:style-name="ce310" table:content-validation-name="val1"/>
          <table:table-cell office:value-type="string">
            <text:p>Comisaría Distrito de Hortaleza - Barajas</text:p>
          </table:table-cell>
          <table:table-cell table:style-name="ce325" office:value-type="float" office:value="913221177">
            <text:p>913221177</text:p>
          </table:table-cell>
          <table:table-cell table:style-name="ce59" office:value-type="float" office:value="7">
            <text:p>7</text:p>
          </table:table-cell>
          <table:table-cell table:style-name="ce318" office:value-type="string">
            <text:p>9500/21; 10455/21; 11517/21; 12393/21; 13209/21; 5433/20; 8824/20</text:p>
          </table:table-cell>
          <table:table-cell table:style-name="ce330" office:value-type="string">
            <text:p>marhiuna; coca; pastillas; cristal, coca…..</text:p>
          </table:table-cell>
          <table:table-cell table:style-name="ce330" table:number-columns-repeated="1015"/>
        </table:table-row>
        <table:table-row table:style-name="ro24">
          <table:table-cell office:value-type="string">
            <text:p>Miércoles</text:p>
          </table:table-cell>
          <table:table-cell office:value-type="float" office:value="44440">
            <text:p>1-sep</text:p>
          </table:table-cell>
          <table:table-cell office:value-type="date" office:date-value="2021-08-09">
            <text:p>09/08/2021</text:p>
          </table:table-cell>
          <table:table-cell table:style-name="ce310" table:content-validation-name="val1"/>
          <table:table-cell office:value-type="string">
            <text:p>Comisaría Local de Parla</text:p>
          </table:table-cell>
          <table:table-cell table:style-name="ce325" office:value-type="float" office:value="916989340">
            <text:p>916989340</text:p>
          </table:table-cell>
          <table:table-cell table:style-name="ce59" office:value-type="float" office:value="2">
            <text:p>2</text:p>
          </table:table-cell>
          <table:table-cell table:style-name="ce318" office:value-type="string">
            <text:p>7632/21 9972/21;</text:p>
          </table:table-cell>
          <table:table-cell table:style-name="ce330" office:value-type="string">
            <text:p>6 env coca y 100g marihuana </text:p>
          </table:table-cell>
          <table:table-cell table:style-name="ce330" table:number-columns-repeated="1015"/>
        </table:table-row>
        <table:table-row table:style-name="ro5">
          <table:table-cell office:value-type="string">
            <text:p>Miércoles</text:p>
          </table:table-cell>
          <table:table-cell office:value-type="float" office:value="44440">
            <text:p>1-sep</text:p>
          </table:table-cell>
          <table:table-cell office:value-type="date" office:date-value="2021-08-10">
            <text:p>10/08/2021</text:p>
          </table:table-cell>
          <table:table-cell table:style-name="ce310" table:content-validation-name="val1" office:value-type="string">
            <text:p>añadido 9201/21 el 23/08/21</text:p>
          </table:table-cell>
          <table:table-cell office:value-type="string">
            <text:p>Comisaría Distrito de Retiro</text:p>
          </table:table-cell>
          <table:table-cell table:style-name="ce325" office:value-type="float" office:value="913221041">
            <text:p>913221041</text:p>
          </table:table-cell>
          <table:table-cell table:style-name="ce59" office:value-type="float" office:value="6">
            <text:p>6</text:p>
          </table:table-cell>
          <table:table-cell table:style-name="ce318" office:value-type="string">
            <text:p>7584; 8042, 8665 todos 21, 8982/21, 8991/21; 9201/21</text:p>
          </table:table-cell>
          <table:table-cell table:style-name="ce330" office:value-type="string">
            <text:p>hachis, 11 bolas hachis, 4 paquetes hachis/maria marihuana; hachis</text:p>
          </table:table-cell>
          <table:table-cell table:style-name="ce330"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7">
          <table:table-cell table:style-name="ce14" office:value-type="string">
            <text:p>Jueves</text:p>
          </table:table-cell>
          <table:table-cell office:value-type="float" office:value="44441">
            <text:p>2-sep</text:p>
          </table:table-cell>
          <table:table-cell table:style-name="ce354" office:value-type="float" office:value="44417">
            <text:p>09-08-21</text:p>
          </table:table-cell>
          <table:table-cell table:style-name="ce357" table:content-validation-name="val1" office:value-type="string">
            <text:p>telefonema: 2021006617</text:p>
          </table:table-cell>
          <table:table-cell table:style-name="ce360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364" table:content-validation-name="val1" office:value-type="float" office:value="11">
            <text:p>11</text:p>
          </table:table-cell>
          <table:table-cell table:style-name="ce318" office:value-type="string">
            <text:p>26791/21; 26799/21; 26859/21; 26921/21; 27032/21; 27065/21; 27073/21; 27168/21; 27282/21; 27336/21; 27422/21</text:p>
          </table:table-cell>
          <table:table-cell table:style-name="ce312" office:value-type="string">
            <text:p>ghb, hachis, mefedrona, cristal, vegetal povo blanco, ghb, mdma mefedrona meta coca meta, keta keta mdma, poper 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Jueves</text:p>
          </table:table-cell>
          <table:table-cell office:value-type="float" office:value="44441">
            <text:p>2-sep</text:p>
          </table:table-cell>
          <table:table-cell table:style-name="ce354"/>
          <table:table-cell table:style-name="ce357" table:content-validation-name="val1"/>
          <table:table-cell table:style-name="ce360"/>
          <table:table-cell/>
          <table:table-cell table:style-name="ce364" table:content-validation-name="val1"/>
          <table:table-cell/>
          <table:table-cell table:style-name="ce312"/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4">
          <table:table-cell table:style-name="ce352" office:value-type="string">
            <text:p>Viernes</text:p>
          </table:table-cell>
          <table:table-cell office:value-type="float" office:value="44442">
            <text:p>3-sep</text:p>
          </table:table-cell>
          <table:table-cell office:value-type="date" office:date-value="2021-08-09">
            <text:p>09/08/2021</text:p>
          </table:table-cell>
          <table:table-cell table:style-name="ce310" table:content-validation-name="val1"/>
          <table:table-cell office:value-type="string">
            <text:p>Comisaría Distrito de San Blas - Vicálvaro</text:p>
          </table:table-cell>
          <table:table-cell office:value-type="float" office:value="913135357">
            <text:p>913135357</text:p>
          </table:table-cell>
          <table:table-cell table:content-validation-name="val1" office:value-type="float" office:value="2">
            <text:p>2</text:p>
          </table:table-cell>
          <table:table-cell table:style-name="ce367" office:value-type="string">
            <text:p>12977/21, 13123/21</text:p>
          </table:table-cell>
          <table:table-cell office:value-type="string">
            <text:p>coca, coca rosa </text:p>
          </table:table-cell>
          <table:table-cell table:number-columns-repeated="1015"/>
        </table:table-row>
        <table:table-row table:style-name="ro24">
          <table:table-cell table:style-name="ce352" office:value-type="string">
            <text:p>Viernes</text:p>
          </table:table-cell>
          <table:table-cell office:value-type="float" office:value="44442">
            <text:p>3-sep</text:p>
          </table:table-cell>
          <table:table-cell office:value-type="date" office:date-value="2021-08-11">
            <text:p>11/08/2021</text:p>
          </table:table-cell>
          <table:table-cell table:style-name="ce310" table:content-validation-name="val1"/>
          <table:table-cell office:value-type="string">
            <text:p>Comisaría Distrito de Arganzuela</text:p>
          </table:table-cell>
          <table:table-cell office:value-type="float" office:value="913221238">
            <text:p>913221238</text:p>
          </table:table-cell>
          <table:table-cell table:content-validation-name="val1" office:value-type="float" office:value="1">
            <text:p>1</text:p>
          </table:table-cell>
          <table:table-cell table:style-name="ce367" office:value-type="string">
            <text:p>13674/21</text:p>
          </table:table-cell>
          <table:table-cell office:value-type="string">
            <text:p>7 bolsas: polvo rosa, cocaina, cocaina,marihuana, sust marron, cocaina,cocaina, pastillas rosas</text:p>
          </table:table-cell>
          <table:table-cell table:number-columns-repeated="1015"/>
        </table:table-row>
        <table:table-row table:style-name="ro26">
          <table:table-cell table:style-name="ce352" office:value-type="string">
            <text:p>Viernes</text:p>
          </table:table-cell>
          <table:table-cell office:value-type="float" office:value="44442">
            <text:p>3-sep</text:p>
          </table:table-cell>
          <table:table-cell office:value-type="date" office:date-value="2021-08-12">
            <text:p>12/08/2021</text:p>
          </table:table-cell>
          <table:table-cell table:style-name="ce310" table:content-validation-name="val1" office:value-type="string">
            <text:p>viene del dia 23/08, añadido 4 atestados <text:s/>20/08/21</text:p>
          </table:table-cell>
          <table:table-cell table:style-name="ce330" office:value-type="string">
            <text:p>Comisaría Distrito de Villa de Vallecas</text:p>
          </table:table-cell>
          <table:table-cell table:style-name="ce362" office:value-type="float" office:value="913220417">
            <text:p>913220417</text:p>
          </table:table-cell>
          <table:table-cell table:content-validation-name="val1" office:value-type="float" office:value="7">
            <text:p>7</text:p>
          </table:table-cell>
          <table:table-cell table:style-name="ce318" office:value-type="string">
            <text:p>9899/21; 9210/21; 6985/21; 9210/21; 11040/21; 11043/21; 10242/21</text:p>
          </table:table-cell>
          <table:table-cell office:value-type="string">
            <text:p>coca, coca, hachis, coca, cogollos, cocaina, marihuana</text:p>
          </table:table-cell>
          <table:table-cell table:number-columns-repeated="1015"/>
        </table:table-row>
        <table:table-row table:style-name="ro24">
          <table:table-cell table:style-name="ce352" office:value-type="string">
            <text:p>Viernes</text:p>
          </table:table-cell>
          <table:table-cell office:value-type="float" office:value="44442">
            <text:p>3-sep</text:p>
          </table:table-cell>
          <table:table-cell office:value-type="date" office:date-value="2021-08-25">
            <text:p>25/08/2021</text:p>
          </table:table-cell>
          <table:table-cell table:style-name="ce310" table:content-validation-name="val1" office:value-type="string">
            <text:p>viene del dia 25/08</text:p>
          </table:table-cell>
          <table:table-cell table:style-name="ce330" office:value-type="string">
            <text:p>Comisaría Distrito de Tetuán</text:p>
          </table:table-cell>
          <table:table-cell table:style-name="ce362"/>
          <table:table-cell table:content-validation-name="val1" office:value-type="float" office:value="3">
            <text:p>3</text:p>
          </table:table-cell>
          <table:table-cell table:style-name="ce318" office:value-type="string">
            <text:p>13628/21, 11086/21, 14223/21</text:p>
          </table:table-cell>
          <table:table-cell table:style-name="ce351" office:value-type="string">
            <text:p>lsd, coca rosa, pastillas, Pastillas rojas, matanfetamina, hachis,coca, marihuana</text:p>
          </table:table-cell>
          <table:table-cell table:number-columns-repeated="1015"/>
        </table:table-row>
        <table:table-row table:style-name="ro24">
          <table:table-cell table:style-name="ce352" office:value-type="string">
            <text:p>Viernes</text:p>
          </table:table-cell>
          <table:table-cell office:value-type="float" office:value="44442">
            <text:p>3-sep</text:p>
          </table:table-cell>
          <table:table-cell office:value-type="date" office:date-value="2021-08-16">
            <text:p>16/08/2021</text:p>
          </table:table-cell>
          <table:table-cell table:style-name="ce310" table:content-validation-name="val1" office:value-type="string">
            <text:p>se añade atestado 14823/21</text:p>
          </table:table-cell>
          <table:table-cell office:value-type="string">
            <text:p>Comisaría Local de Getafe</text:p>
          </table:table-cell>
          <table:table-cell office:value-type="float" office:value="913220341">
            <text:p>913220341</text:p>
          </table:table-cell>
          <table:table-cell table:content-validation-name="val1" office:value-type="float" office:value="2">
            <text:p>2</text:p>
          </table:table-cell>
          <table:table-cell table:style-name="ce367" office:value-type="string">
            <text:p>13210/20, 14823/21</text:p>
          </table:table-cell>
          <table:table-cell office:value-type="string">
            <text:p>cogollos marihuana hachis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7">
          <table:table-cell table:style-name="ce14" office:value-type="string">
            <text:p>Lunes</text:p>
          </table:table-cell>
          <table:table-cell office:value-type="float" office:value="44445">
            <text:p>6-sep</text:p>
          </table:table-cell>
          <table:table-cell table:style-name="ce355" office:value-type="date" office:date-value="2021-08-16">
            <text:p>16/08/2021</text:p>
          </table:table-cell>
          <table:table-cell table:style-name="ce310" table:content-validation-name="val1" office:value-type="string">
            <text:p>telefonema 2021006806</text:p>
          </table:table-cell>
          <table:table-cell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365" table:content-validation-name="val1" office:value-type="float" office:value="11">
            <text:p>11</text:p>
          </table:table-cell>
          <table:table-cell table:style-name="ce318" office:value-type="string">
            <text:p>27629/21; 27714/21; 27777/21; 27789/21; 27870/21; 27911/21; 27947/21 28006/21 28072/21 28144/21 28222/21 </text:p>
          </table:table-cell>
          <table:table-cell table:style-name="ce312" office:value-type="string">
            <text:p>sustancia marron, 35 pastillas, 4 medias pastillas, sustancia cristalina, botes con liquido; sustancia herborea; bote con 78 pastillas, bolsa 7 pastillas, bolsa sust blanca, cogollo sust verde, sobre sust verde, bolsa sust blanco, sust blanca, sust rosa; anfetamina; sust blanca, sust rosa, sust rosa, sust blanca; 10 botes liquido, tres botesw liquido, 2 past rosas, 2 past rosas, 14 envolt sust blanca, 2 envolt sust amarillo, 9 pastillas, 1 cigarro porro. 1 Bote liquido; 1 bote liquido, 2 sust blanca; 1 sust cristalina; envolt sust blanca; susta blanca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Lunes</text:p>
          </table:table-cell>
          <table:table-cell office:value-type="float" office:value="44445">
            <text:p>6-sep</text:p>
          </table:table-cell>
          <table:table-cell table:style-name="ce355"/>
          <table:table-cell table:content-validation-name="val1"/>
          <table:table-cell table:number-columns-repeated="2"/>
          <table:table-cell table:style-name="ce214" table:content-validation-name="val1"/>
          <table:table-cell table:style-name="ce318"/>
          <table:table-cell table:style-name="ce312"/>
          <table:table-cell table:number-columns-repeated="1015"/>
        </table:table-row>
        <table:table-row table:style-name="ro1">
          <table:table-cell table:style-name="ce191"/>
          <table:table-cell table:style-name="ce353"/>
          <table:table-cell table:style-name="ce356"/>
          <table:table-cell table:style-name="ce358" table:content-validation-name="val1"/>
          <table:table-cell table:style-name="ce358" table:number-columns-repeated="2"/>
          <table:table-cell table:style-name="ce95" table:content-validation-name="val1"/>
          <table:table-cell table:style-name="ce358" table:number-columns-repeated="2"/>
          <table:table-cell table:style-name="ce371" table:number-columns-repeated="1015"/>
        </table:table-row>
        <table:table-row table:style-name="ro24">
          <table:table-cell table:style-name="ce14" office:value-type="string">
            <text:p>Martes</text:p>
          </table:table-cell>
          <table:table-cell office:value-type="float" office:value="44446">
            <text:p>7-sep</text:p>
          </table:table-cell>
          <table:table-cell office:value-type="date" office:date-value="2021-08-16">
            <text:p>16/08/2021</text:p>
          </table:table-cell>
          <table:table-cell/>
          <table:table-cell office:value-type="string">
            <text:p>(GOIZ II) Grupo Operativo de Investigación zonal II</text:p>
          </table:table-cell>
          <table:table-cell office:value-type="float" office:value="913220463">
            <text:p>913220463</text:p>
          </table:table-cell>
          <table:table-cell table:content-validation-name="val1" office:value-type="float" office:value="1">
            <text:p>1</text:p>
          </table:table-cell>
          <table:table-cell table:style-name="ce318" office:value-type="string">
            <text:p>118/21</text:p>
          </table:table-cell>
          <table:table-cell office:value-type="string">
            <text:p>9 muestras: bolsas plastico, hachis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Martes</text:p>
          </table:table-cell>
          <table:table-cell office:value-type="float" office:value="44446">
            <text:p>7-sep</text:p>
          </table:table-cell>
          <table:table-cell office:value-type="date" office:date-value="2021-08-17">
            <text:p>17/08/2021</text:p>
          </table:table-cell>
          <table:table-cell/>
          <table:table-cell office:value-type="string">
            <text:p>Comisaría Distrito de Salamanca</text:p>
          </table:table-cell>
          <table:table-cell office:value-type="float" office:value="913225570">
            <text:p>913225570</text:p>
          </table:table-cell>
          <table:table-cell table:content-validation-name="val1" office:value-type="float" office:value="6">
            <text:p>6</text:p>
          </table:table-cell>
          <table:table-cell table:style-name="ce318" office:value-type="string">
            <text:p>10666/21;10823/21;11226/21; 12888/21; 12753/21; 12414/21;</text:p>
          </table:table-cell>
          <table:table-cell office:value-type="string">
            <text:p>resina, cocaína, pastillas, v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Martes</text:p>
          </table:table-cell>
          <table:table-cell office:value-type="float" office:value="44446">
            <text:p>7-sep</text:p>
          </table:table-cell>
          <table:table-cell office:value-type="date" office:date-value="2021-08-20">
            <text:p>20/08/2021</text:p>
          </table:table-cell>
          <table:table-cell/>
          <table:table-cell office:value-type="string">
            <text:p>Comisaría Local de Pozuelo de Alarcón</text:p>
          </table:table-cell>
          <table:table-cell office:value-type="float" office:value="917990559">
            <text:p>917990559</text:p>
          </table:table-cell>
          <table:table-cell table:content-validation-name="val1" office:value-type="float" office:value="1">
            <text:p>1</text:p>
          </table:table-cell>
          <table:table-cell table:style-name="ce318" office:value-type="string">
            <text:p>7283/21</text:p>
          </table:table-cell>
          <table:table-cell office:value-type="string">
            <text:p>2coca 7coca rosa porros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Martes</text:p>
          </table:table-cell>
          <table:table-cell office:value-type="float" office:value="44446">
            <text:p>7-sep</text:p>
          </table:table-cell>
          <table:table-cell office:value-type="date" office:date-value="2021-08-25">
            <text:p>25/08/2021</text:p>
          </table:table-cell>
          <table:table-cell/>
          <table:table-cell office:value-type="string">
            <text:p>Guardia Civil de Galapagar</text:p>
          </table:table-cell>
          <table:table-cell office:value-type="float" office:value="918580031">
            <text:p>918580031</text:p>
          </table:table-cell>
          <table:table-cell table:content-validation-name="val1" office:value-type="float" office:value="1">
            <text:p>1</text:p>
          </table:table-cell>
          <table:table-cell table:style-name="ce318" office:value-type="string">
            <text:p>2021-27-42836</text:p>
          </table:table-cell>
          <table:table-cell office:value-type="string">
            <text:p>hachis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Martes</text:p>
          </table:table-cell>
          <table:table-cell office:value-type="float" office:value="44446">
            <text:p>7-sep</text:p>
          </table:table-cell>
          <table:table-cell office:value-type="date" office:date-value="2021-08-25">
            <text:p>25/08/2021</text:p>
          </table:table-cell>
          <table:table-cell/>
          <table:table-cell office:value-type="string">
            <text:p>Comisaría Distrito de Chamberí</text:p>
          </table:table-cell>
          <table:table-cell office:value-type="float" office:value="913223309">
            <text:p>913223309</text:p>
          </table:table-cell>
          <table:table-cell table:content-validation-name="val1" office:value-type="float" office:value="1">
            <text:p>1</text:p>
          </table:table-cell>
          <table:table-cell table:style-name="ce318" office:value-type="string">
            <text:p>14234/21</text:p>
          </table:table-cell>
          <table:table-cell office:value-type="string">
            <text:p>marihuana, cocaina, hachis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Martes</text:p>
          </table:table-cell>
          <table:table-cell office:value-type="float" office:value="44446">
            <text:p>7-sep</text:p>
          </table:table-cell>
          <table:table-cell office:value-type="date" office:date-value="2021-08-20">
            <text:p>20/08/2021</text:p>
          </table:table-cell>
          <table:table-cell/>
          <table:table-cell table:style-name="ce5" office:value-type="string">
            <text:p>Guardia Civil de Majadahonda</text:p>
          </table:table-cell>
          <table:table-cell office:value-type="float" office:value="916029713">
            <text:p>916029713</text:p>
          </table:table-cell>
          <table:table-cell table:content-validation-name="val1" office:value-type="float" office:value="1">
            <text:p>1</text:p>
          </table:table-cell>
          <table:table-cell table:style-name="ce318" office:value-type="string">
            <text:p>4447/21</text:p>
          </table:table-cell>
          <table:table-cell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4">
          <table:table-cell table:style-name="ce14" office:value-type="string">
            <text:p>Miércoles</text:p>
          </table:table-cell>
          <table:table-cell office:value-type="float" office:value="44447">
            <text:p>8-sep</text:p>
          </table:table-cell>
          <table:table-cell table:style-name="ce355" office:value-type="date" office:date-value="2021-08-17">
            <text:p>17/08/2021</text:p>
          </table:table-cell>
          <table:table-cell table:style-name="ce310" table:content-validation-name="val1" office:value-type="string">
            <text:p>telefonema: 2021006833 <text:s/></text:p>
          </table:table-cell>
          <table:table-cell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365" table:content-validation-name="val1" office:value-type="float" office:value="1">
            <text:p>1</text:p>
          </table:table-cell>
          <table:table-cell table:style-name="ce368" office:value-type="string">
            <text:p>25931/21</text:p>
          </table:table-cell>
          <table:table-cell table:style-name="ce312" office:value-type="string">
            <text:p>269 botes de pupper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Miércoles</text:p>
          </table:table-cell>
          <table:table-cell office:value-type="float" office:value="44447">
            <text:p>8-sep</text:p>
          </table:table-cell>
          <table:table-cell table:style-name="ce355" office:value-type="date" office:date-value="2021-08-17">
            <text:p>17/08/2021</text:p>
          </table:table-cell>
          <table:table-cell table:content-validation-name="val1"/>
          <table:table-cell office:value-type="string">
            <text:p>Guardia Civil de Tres Cantos</text:p>
          </table:table-cell>
          <table:table-cell office:value-type="float" office:value="627283928">
            <text:p>627283928</text:p>
          </table:table-cell>
          <table:table-cell table:style-name="ce365" table:content-validation-name="val1" office:value-type="float" office:value="1">
            <text:p>1</text:p>
          </table:table-cell>
          <table:table-cell table:style-name="ce368" office:value-type="string">
            <text:p>559/21</text:p>
          </table:table-cell>
          <table:table-cell table:style-name="ce312" office:value-type="string">
            <text:p>31 bolsas hachis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Miércoles</text:p>
          </table:table-cell>
          <table:table-cell office:value-type="float" office:value="44447">
            <text:p>8-sep</text:p>
          </table:table-cell>
          <table:table-cell table:style-name="ce355" office:value-type="date" office:date-value="2021-08-17">
            <text:p>17/08/2021</text:p>
          </table:table-cell>
          <table:table-cell table:content-validation-name="val1"/>
          <table:table-cell office:value-type="string">
            <text:p>Comisaría Distrito de Usera-Villaverde / PJ Grupo <text:s/>Usera</text:p>
          </table:table-cell>
          <table:table-cell office:value-type="float" office:value="913921631">
            <text:p>913921631</text:p>
          </table:table-cell>
          <table:table-cell table:style-name="ce365" table:content-validation-name="val1" office:value-type="float" office:value="1">
            <text:p>1</text:p>
          </table:table-cell>
          <table:table-cell table:style-name="ce368" office:value-type="string">
            <text:p>26099/21</text:p>
          </table:table-cell>
          <table:table-cell table:style-name="ce312" office:value-type="string">
            <text:p>marihuana (400 plantas, esquejes traeran ya peladas, solo las hojas)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Miércoles</text:p>
          </table:table-cell>
          <table:table-cell office:value-type="float" office:value="44447">
            <text:p>8-sep</text:p>
          </table:table-cell>
          <table:table-cell table:style-name="ce355" office:value-type="date" office:date-value="2021-08-19">
            <text:p>19/08/2021</text:p>
          </table:table-cell>
          <table:table-cell table:content-validation-name="val1" office:value-type="string">
            <text:p>Añadido 3371/21 el 23/08/21</text:p>
          </table:table-cell>
          <table:table-cell office:value-type="string">
            <text:p>Brigada Provincial P. J. Secc Grupo Menores (GRUME)</text:p>
          </table:table-cell>
          <table:table-cell office:value-type="float" office:value="914931178">
            <text:p>914931178</text:p>
          </table:table-cell>
          <table:table-cell table:style-name="ce365" table:content-validation-name="val1" office:value-type="float" office:value="2">
            <text:p>2</text:p>
          </table:table-cell>
          <table:table-cell table:style-name="ce368" office:value-type="string">
            <text:p>3189/21; 3371/21</text:p>
          </table:table-cell>
          <table:table-cell table:style-name="ce312" office:value-type="string">
            <text:p>2coca,1heroina; hachis</text:p>
          </table:table-cell>
          <table:table-cell table:number-columns-repeated="1015"/>
        </table:table-row>
        <table:table-row table:style-name="ro26">
          <table:table-cell table:style-name="ce14" office:value-type="string">
            <text:p>Miércoles</text:p>
          </table:table-cell>
          <table:table-cell office:value-type="float" office:value="44447">
            <text:p>8-sep</text:p>
          </table:table-cell>
          <table:table-cell table:style-name="ce355" office:value-type="date" office:date-value="2021-09-03">
            <text:p>03/09/2021</text:p>
          </table:table-cell>
          <table:table-cell table:style-name="ce310" table:content-validation-name="val1" office:value-type="string">
            <text:p>viene del viernes 3 sept que faltaban por entregar</text:p>
          </table:table-cell>
          <table:table-cell office:value-type="string">
            <text:p>Comisaría Distrito de Villa de Vallecas</text:p>
          </table:table-cell>
          <table:table-cell table:style-name="ce362" office:value-type="float" office:value="913220417">
            <text:p>913220417</text:p>
          </table:table-cell>
          <table:table-cell table:style-name="ce365" table:content-validation-name="val1" office:value-type="float" office:value="7">
            <text:p>7</text:p>
          </table:table-cell>
          <table:table-cell table:style-name="ce318" office:value-type="string">
            <text:p>9899/21; 7018/21, 8303/21, 1628/21, 1168/21, 11768/21, 11793</text:p>
          </table:table-cell>
          <table:table-cell office:value-type="string">
            <text:p>coca, hachis cigarros coca polvo marron maria heroína lirica opio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Miércoles</text:p>
          </table:table-cell>
          <table:table-cell office:value-type="float" office:value="44447">
            <text:p>8-sep</text:p>
          </table:table-cell>
          <table:table-cell table:style-name="ce355" office:value-type="date" office:date-value="2021-08-18">
            <text:p>18/08/2021</text:p>
          </table:table-cell>
          <table:table-cell table:content-validation-name="val1"/>
          <table:table-cell office:value-type="string">
            <text:p>Comisaría Local de Leganés Grupo II</text:p>
          </table:table-cell>
          <table:table-cell office:value-type="float" office:value="913221635">
            <text:p>913221635</text:p>
          </table:table-cell>
          <table:table-cell table:style-name="ce365" table:content-validation-name="val1" office:value-type="float" office:value="2">
            <text:p>2</text:p>
          </table:table-cell>
          <table:table-cell table:style-name="ce368" office:value-type="string">
            <text:p>14006/21, 15017/21</text:p>
          </table:table-cell>
          <table:table-cell table:style-name="ce312"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5">
          <table:table-cell table:style-name="ce14" office:value-type="string">
            <text:p>Jueves</text:p>
          </table:table-cell>
          <table:table-cell office:value-type="float" office:value="44448">
            <text:p>9-sep</text:p>
          </table:table-cell>
          <table:table-cell office:value-type="date" office:date-value="2021-08-20">
            <text:p>20/08/2021</text:p>
          </table:table-cell>
          <table:table-cell table:style-name="ce359" table:content-validation-name="val1" office:value-type="string">
            <text:p>añadido 17489/21 el 27/08/21</text:p>
          </table:table-cell>
          <table:table-cell table:style-name="ce360" office:value-type="string">
            <text:p>Comisaría Distrito de Puente de Vallecas</text:p>
          </table:table-cell>
          <table:table-cell office:value-type="float" office:value="917570119">
            <text:p>917570119</text:p>
          </table:table-cell>
          <table:table-cell table:style-name="ce365" table:content-validation-name="val1" office:value-type="float" office:value="5">
            <text:p>5</text:p>
          </table:table-cell>
          <table:table-cell table:style-name="ce318" office:value-type="string">
            <text:p>18569/21; 17958/21 18754/21; 15614/21;17489/21</text:p>
          </table:table-cell>
          <table:table-cell table:style-name="ce312" office:value-type="string">
            <text:p>marihuana, hachis, cocaina, marihuana, hachis</text:p>
          </table:table-cell>
          <table:table-cell table:number-columns-repeated="1015"/>
        </table:table-row>
        <table:table-row table:style-name="ro26">
          <table:table-cell table:style-name="ce14" office:value-type="string">
            <text:p>Jueves</text:p>
          </table:table-cell>
          <table:table-cell office:value-type="float" office:value="44448">
            <text:p>9-sep</text:p>
          </table:table-cell>
          <table:table-cell office:value-type="date" office:date-value="2021-08-20">
            <text:p>20/08/2021</text:p>
          </table:table-cell>
          <table:table-cell table:style-name="ce359" table:content-validation-name="val1"/>
          <table:table-cell table:style-name="ce5" office:value-type="string">
            <text:p>Comisaría Distrito de Usera-Villaverde/ PJ Grupo Villaverde</text:p>
          </table:table-cell>
          <table:table-cell office:value-type="float" office:value="913188044">
            <text:p>913188044</text:p>
          </table:table-cell>
          <table:table-cell table:style-name="ce214" table:content-validation-name="val1" office:value-type="float" office:value="9">
            <text:p>9</text:p>
          </table:table-cell>
          <table:table-cell table:style-name="ce318" office:value-type="string">
            <text:p>22319/21, 25684/21, 24983/21, 26486/21, 26252/21, 26584/21, 23987/21, 27183/21, 19047/21</text:p>
          </table:table-cell>
          <table:table-cell table:style-name="ce312" office:value-type="string">
            <text:p>maria coca hachis heroína medicamentos 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14" office:value-type="string">
            <text:p>Viernes</text:p>
          </table:table-cell>
          <table:table-cell office:value-type="float" office:value="44449">
            <text:p>10-sep</text:p>
          </table:table-cell>
          <table:table-cell office:value-type="date" office:date-value="2021-08-23">
            <text:p>23/08/2021</text:p>
          </table:table-cell>
          <table:table-cell table:style-name="ce310" office:value-type="string">
            <text:p>telefonema:2021006976</text:p>
          </table:table-cell>
          <table:table-cell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365" table:content-validation-name="val1" office:value-type="float" office:value="6">
            <text:p>6</text:p>
          </table:table-cell>
          <table:table-cell office:value-type="string">
            <text:p>28238/21; 28461/21; 28491/21; 28658/21; 28773/21; 28869/21</text:p>
          </table:table-cell>
          <table:table-cell table:style-name="ce312" office:value-type="string">
            <text:p>liquido incoloro, sust vegetal, sust cristalina, sust liquida, metanfetamina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Viernes</text:p>
          </table:table-cell>
          <table:table-cell office:value-type="float" office:value="44449">
            <text:p>10-sep</text:p>
          </table:table-cell>
          <table:table-cell office:value-type="date" office:date-value="2021-08-23">
            <text:p>23/08/2021</text:p>
          </table:table-cell>
          <table:table-cell office:value-type="string">
            <text:p>añadido 11283/21; 11362/21 el 08/09</text:p>
          </table:table-cell>
          <table:table-cell office:value-type="string">
            <text:p>Comisaría Local de Coslada - San Fernando</text:p>
          </table:table-cell>
          <table:table-cell office:value-type="float" office:value="916746768">
            <text:p>916746768</text:p>
          </table:table-cell>
          <table:table-cell table:style-name="ce214" table:content-validation-name="val1" office:value-type="float" office:value="3">
            <text:p>3</text:p>
          </table:table-cell>
          <table:table-cell office:value-type="string">
            <text:p>8592/21; 11283/21; 11362/21</text:p>
          </table:table-cell>
          <table:table-cell table:style-name="ce312" office:value-type="string">
            <text:p>marihuana, hachis, marihuana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Viernes</text:p>
          </table:table-cell>
          <table:table-cell office:value-type="float" office:value="44449">
            <text:p>10-sep</text:p>
          </table:table-cell>
          <table:table-cell office:value-type="date" office:date-value="2021-08-24">
            <text:p>24/08/2021</text:p>
          </table:table-cell>
          <table:table-cell/>
          <table:table-cell office:value-type="string">
            <text:p>Equipo Territorial G. C. Policía Judicial Aeropuerto Barajas</text:p>
          </table:table-cell>
          <table:table-cell/>
          <table:table-cell table:style-name="ce214" table:content-validation-name="val1" office:value-type="float" office:value="3">
            <text:p>3</text:p>
          </table:table-cell>
          <table:table-cell table:style-name="ce318" office:value-type="string">
            <text:p>2021-102727-23; 2021-102727-25; 2021-102727-26</text:p>
          </table:table-cell>
          <table:table-cell table:style-name="ce312" office:value-type="string">
            <text:p>mdma keta mdm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4">
          <table:table-cell table:style-name="ce14" office:value-type="string">
            <text:p>Lunes</text:p>
          </table:table-cell>
          <table:table-cell office:value-type="float" office:value="44452">
            <text:p>13-sep</text:p>
          </table:table-cell>
          <table:table-cell table:style-name="ce355" office:value-type="date" office:date-value="2021-08-23">
            <text:p>23/08/2021</text:p>
          </table:table-cell>
          <table:table-cell table:style-name="ce310" office:value-type="string">
            <text:p>se quitan 10 atestados por no tener DP y se llevan al 30 de sept</text:p>
          </table:table-cell>
          <table:table-cell table:style-name="ce330" office:value-type="string">
            <text:p>Vigilancia Aduanera de Barajas</text:p>
          </table:table-cell>
          <table:table-cell office:value-type="float" office:value="917466549">
            <text:p>917466549</text:p>
          </table:table-cell>
          <table:table-cell table:style-name="ce365" table:content-validation-name="val1" office:value-type="float" office:value="6">
            <text:p>6</text:p>
          </table:table-cell>
          <table:table-cell table:style-name="ce318" office:value-type="string">
            <text:p>660, 728, 729, 738, 745, 750</text:p>
          </table:table-cell>
          <table:table-cell table:style-name="ce312" office:value-type="string">
            <text:p><text:s/>marihuana; hachis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Lunes</text:p>
          </table:table-cell>
          <table:table-cell office:value-type="float" office:value="44452">
            <text:p>13-sep</text:p>
          </table:table-cell>
          <table:table-cell table:style-name="ce355" office:value-type="date" office:date-value="2021-09-09">
            <text:p>09/09/2021</text:p>
          </table:table-cell>
          <table:table-cell/>
          <table:table-cell table:style-name="ce330" office:value-type="string">
            <text:p>Comisaría Distrito de Puente de Vallecas</text:p>
          </table:table-cell>
          <table:table-cell office:value-type="float" office:value="669606690">
            <text:p>669606690</text:p>
          </table:table-cell>
          <table:table-cell table:style-name="ce214" table:content-validation-name="val1" office:value-type="float" office:value="1">
            <text:p>1</text:p>
          </table:table-cell>
          <table:table-cell table:style-name="ce318" office:value-type="float" office:value="9556">
            <text:p>9556</text:p>
          </table:table-cell>
          <table:table-cell table:style-name="ce312" office:value-type="string">
            <text:p>1,5kg maria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Lunes</text:p>
          </table:table-cell>
          <table:table-cell office:value-type="float" office:value="44452">
            <text:p>13-sep</text:p>
          </table:table-cell>
          <table:table-cell table:style-name="ce355" office:value-type="date" office:date-value="2021-09-09">
            <text:p>09/09/2021</text:p>
          </table:table-cell>
          <table:table-cell/>
          <table:table-cell table:style-name="ce330" office:value-type="string">
            <text:p>Comisaría Distrito de Arganzuela</text:p>
          </table:table-cell>
          <table:table-cell office:value-type="float" office:value="913221238">
            <text:p>913221238</text:p>
          </table:table-cell>
          <table:table-cell table:style-name="ce214" table:content-validation-name="val1" office:value-type="float" office:value="1">
            <text:p>1</text:p>
          </table:table-cell>
          <table:table-cell table:style-name="ce318" office:value-type="string">
            <text:p>15097/21</text:p>
          </table:table-cell>
          <table:table-cell table:style-name="ce312" office:value-type="string">
            <text:p>10env coc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7">
          <table:table-cell table:style-name="ce12" office:value-type="string">
            <text:p>Martes</text:p>
          </table:table-cell>
          <table:table-cell office:value-type="float" office:value="44453">
            <text:p>14-sep</text:p>
          </table:table-cell>
          <table:table-cell office:value-type="date" office:date-value="2021-08-23">
            <text:p>23/08/2021</text:p>
          </table:table-cell>
          <table:table-cell table:style-name="ce310" table:content-validation-name="val1"/>
          <table:table-cell table:style-name="ce361" office:value-type="string">
            <text:p>Comisaría Local de Alcalá de Henares</text:p>
          </table:table-cell>
          <table:table-cell office:value-type="float" office:value="918796462">
            <text:p>918796462</text:p>
          </table:table-cell>
          <table:table-cell table:style-name="ce365" table:content-validation-name="val1" office:value-type="float" office:value="10">
            <text:p>10</text:p>
          </table:table-cell>
          <table:table-cell table:style-name="ce318" office:value-type="string">
            <text:p>12354/21 13254/21 13673/21 13913/21 13921/21 14345/21 14675/21 17305/21 16894/21 17140/21 </text:p>
          </table:table-cell>
          <table:table-cell table:style-name="ce312" office:value-type="string">
            <text:p>coca; hachis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Martes</text:p>
          </table:table-cell>
          <table:table-cell office:value-type="float" office:value="44453">
            <text:p>14-sep</text:p>
          </table:table-cell>
          <table:table-cell office:value-type="date" office:date-value="2021-09-13">
            <text:p>13/09/2021</text:p>
          </table:table-cell>
          <table:table-cell table:style-name="ce310" table:content-validation-name="val1"/>
          <table:table-cell table:style-name="ce330" office:value-type="string">
            <text:p>Comisaría Local de Alcobendas - San Sebastián de los Reyes</text:p>
          </table:table-cell>
          <table:table-cell office:value-type="float" office:value="916592068">
            <text:p>916592068</text:p>
          </table:table-cell>
          <table:table-cell table:style-name="ce214" table:content-validation-name="val1" office:value-type="float" office:value="5">
            <text:p>5</text:p>
          </table:table-cell>
          <table:table-cell table:style-name="ce312" office:value-type="string">
            <text:p>5476/21, 16377/21, 16424/21, 17004/21, 17336</text:p>
          </table:table-cell>
          <table:table-cell table:style-name="ce312" office:value-type="string">
            <text:p>polen, maria, coca, hachis, setas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4">
          <table:table-cell table:style-name="ce14" office:value-type="string">
            <text:p>Miércoles</text:p>
          </table:table-cell>
          <table:table-cell office:value-type="float" office:value="44454">
            <text:p>15-sep</text:p>
          </table:table-cell>
          <table:table-cell table:style-name="ce355" office:value-type="date" office:date-value="2021-08-24">
            <text:p>24/08/2021</text:p>
          </table:table-cell>
          <table:table-cell table:content-validation-name="val1"/>
          <table:table-cell table:style-name="ce330" office:value-type="string">
            <text:p>Guardia Civil de Torrelaguna</text:p>
          </table:table-cell>
          <table:table-cell office:value-type="float" office:value="918430036">
            <text:p>918430036</text:p>
          </table:table-cell>
          <table:table-cell table:content-validation-name="val1" office:value-type="float" office:value="1">
            <text:p>1</text:p>
          </table:table-cell>
          <table:table-cell table:style-name="ce345" office:value-type="string">
            <text:p>2021-359-3315</text:p>
          </table:table-cell>
          <table:table-cell office:value-type="string">
            <text:p>marihuana, heroína, coca, mmda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Miércoles</text:p>
          </table:table-cell>
          <table:table-cell office:value-type="float" office:value="44454">
            <text:p>15-sep</text:p>
          </table:table-cell>
          <table:table-cell table:style-name="ce355" office:value-type="date" office:date-value="2021-08-24">
            <text:p>24/08/2021</text:p>
          </table:table-cell>
          <table:table-cell table:content-validation-name="val1" office:value-type="string">
            <text:p>añadido el 14/09/21</text:p>
          </table:table-cell>
          <table:table-cell table:style-name="ce330" office:value-type="string">
            <text:p>Comisaría Local de Móstoles</text:p>
          </table:table-cell>
          <table:table-cell office:value-type="float" office:value="91680014">
            <text:p>91680014</text:p>
          </table:table-cell>
          <table:table-cell table:content-validation-name="val1" office:value-type="float" office:value="4">
            <text:p>4</text:p>
          </table:table-cell>
          <table:table-cell table:style-name="ce318" office:value-type="string">
            <text:p>15923/21, 14488/21;18393/21;18543/21</text:p>
          </table:table-cell>
          <table:table-cell table:style-name="ce312" office:value-type="string">
            <text:p>coca maria, hachis,hachis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Miércoles</text:p>
          </table:table-cell>
          <table:table-cell office:value-type="float" office:value="44454">
            <text:p>15-sep</text:p>
          </table:table-cell>
          <table:table-cell table:style-name="ce355" office:value-type="date" office:date-value="2021-09-10">
            <text:p>10/09/2021</text:p>
          </table:table-cell>
          <table:table-cell table:style-name="ce310" table:content-validation-name="val1"/>
          <table:table-cell table:style-name="ce330" office:value-type="string">
            <text:p>Guardia Civil de Valdetorres del Jarama</text:p>
          </table:table-cell>
          <table:table-cell office:value-type="string">
            <text:p>918 41 51 76</text:p>
          </table:table-cell>
          <table:table-cell table:content-validation-name="val1" office:value-type="float" office:value="1">
            <text:p>1</text:p>
          </table:table-cell>
          <table:table-cell table:style-name="ce318" office:value-type="string">
            <text:p>1078/21</text:p>
          </table:table-cell>
          <table:table-cell table:style-name="ce312" office:value-type="string">
            <text:p>hachis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Miércoles</text:p>
          </table:table-cell>
          <table:table-cell office:value-type="float" office:value="44454">
            <text:p>15-sep</text:p>
          </table:table-cell>
          <table:table-cell table:style-name="ce355" office:value-type="date" office:date-value="2021-08-31">
            <text:p>31/08/2021</text:p>
          </table:table-cell>
          <table:table-cell table:content-validation-name="val1" office:value-type="string">
            <text:p>añadido el 17629/21 el 08/09</text:p>
          </table:table-cell>
          <table:table-cell table:style-name="ce330" office:value-type="string">
            <text:p>Comisaría Distrito de Latina</text:p>
          </table:table-cell>
          <table:table-cell office:value-type="float" office:value="913228695">
            <text:p>913228695</text:p>
          </table:table-cell>
          <table:table-cell table:content-validation-name="val1" office:value-type="float" office:value="3">
            <text:p>3</text:p>
          </table:table-cell>
          <table:table-cell table:style-name="ce318" office:value-type="string">
            <text:p>16840, 16952;17629/21</text:p>
          </table:table-cell>
          <table:table-cell table:style-name="ce312" office:value-type="string">
            <text:p>hachis coca, hachis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4">
          <table:table-cell table:style-name="ce14" office:value-type="string">
            <text:p>Jueves</text:p>
          </table:table-cell>
          <table:table-cell office:value-type="float" office:value="44455">
            <text:p>16-sep</text:p>
          </table:table-cell>
          <table:table-cell table:style-name="ce355" office:value-type="date" office:date-value="2021-08-25">
            <text:p>25/08/2021</text:p>
          </table:table-cell>
          <table:table-cell table:style-name="ce310"/>
          <table:table-cell table:style-name="ce330" office:value-type="string">
            <text:p>Guardia Civil de Robledo de Chavela</text:p>
          </table:table-cell>
          <table:table-cell office:value-type="string">
            <text:p>918995006/66732834</text:p>
          </table:table-cell>
          <table:table-cell table:style-name="ce63" table:content-validation-name="val1" office:value-type="float" office:value="1">
            <text:p>1</text:p>
          </table:table-cell>
          <table:table-cell table:style-name="ce318" office:value-type="string">
            <text:p>728/21</text:p>
          </table:table-cell>
          <table:table-cell table:style-name="ce312" office:value-type="string">
            <text:p>Plantación con esquejes, plantas &lt; 1m y &gt; 1m</text:p>
          </table:table-cell>
          <table:table-cell table:number-columns-repeated="1015"/>
        </table:table-row>
        <table:table-row table:style-name="ro26">
          <table:table-cell table:style-name="ce14" office:value-type="string">
            <text:p>Jueves</text:p>
          </table:table-cell>
          <table:table-cell office:value-type="float" office:value="44455">
            <text:p>16-sep</text:p>
          </table:table-cell>
          <table:table-cell table:style-name="ce355" office:value-type="date" office:date-value="2021-08-31">
            <text:p>31/08/2021</text:p>
          </table:table-cell>
          <table:table-cell table:style-name="ce310" office:value-type="string">
            <text:p>telefonema: 2021007251</text:p>
          </table:table-cell>
          <table:table-cell table:style-name="ce330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63" table:content-validation-name="val1" office:value-type="float" office:value="10">
            <text:p>10</text:p>
          </table:table-cell>
          <table:table-cell table:style-name="ce318" office:value-type="string">
            <text:p>29250, 29272, 29314, 29414, 29421, 29493, 29523, 29537, 29555, 29634 …/21</text:p>
          </table:table-cell>
          <table:table-cell table:style-name="ce312" office:value-type="string">
            <text:p>liquido meta sust blanca pastillas, meta, cristalina, botes con liquido, hachis, sust blanca…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4">
          <table:table-cell table:style-name="ce14" office:value-type="string">
            <text:p>Viernes</text:p>
          </table:table-cell>
          <table:table-cell office:value-type="float" office:value="44456">
            <text:p>17-sep</text:p>
          </table:table-cell>
          <table:table-cell office:value-type="date" office:date-value="2021-08-24">
            <text:p>24/08/2021</text:p>
          </table:table-cell>
          <table:table-cell table:content-validation-name="val1"/>
          <table:table-cell table:style-name="ce330" office:value-type="string">
            <text:p>Guardia Civil de Navas del Rey</text:p>
          </table:table-cell>
          <table:table-cell office:value-type="float" office:value="918650029">
            <text:p>918650029</text:p>
          </table:table-cell>
          <table:table-cell table:content-validation-name="val1" office:value-type="float" office:value="1">
            <text:p>1</text:p>
          </table:table-cell>
          <table:table-cell table:style-name="ce345" office:value-type="string">
            <text:p>2021-305-436</text:p>
          </table:table-cell>
          <table:table-cell office:value-type="string">
            <text:p>hachis, cristal, extasis, pastillas</text:p>
          </table:table-cell>
          <table:table-cell table:style-name="ce5" table:number-columns-repeated="10"/>
          <table:table-cell table:number-columns-repeated="1005"/>
        </table:table-row>
        <table:table-row table:style-name="ro24">
          <table:table-cell table:style-name="ce14" office:value-type="string">
            <text:p>Viernes</text:p>
          </table:table-cell>
          <table:table-cell office:value-type="float" office:value="44456">
            <text:p>17-sep</text:p>
          </table:table-cell>
          <table:table-cell office:value-type="date" office:date-value="2021-08-31">
            <text:p>31/08/2021</text:p>
          </table:table-cell>
          <table:table-cell table:content-validation-name="val1"/>
          <table:table-cell table:style-name="ce330" office:value-type="string">
            <text:p>Comisaría Local de Aranjuez</text:p>
          </table:table-cell>
          <table:table-cell office:value-type="float" office:value="918929405">
            <text:p>918929405</text:p>
          </table:table-cell>
          <table:table-cell table:style-name="ce63" table:content-validation-name="val1" office:value-type="float" office:value="1">
            <text:p>1</text:p>
          </table:table-cell>
          <table:table-cell table:style-name="ce345" office:value-type="string">
            <text:p>4375/21</text:p>
          </table:table-cell>
          <table:table-cell table:style-name="ce351" office:value-type="string">
            <text:p>hachis 28g</text:p>
          </table:table-cell>
          <table:table-cell table:style-name="ce5" table:number-columns-repeated="10"/>
          <table:table-cell table:number-columns-repeated="1005"/>
        </table:table-row>
        <table:table-row table:style-name="ro24">
          <table:table-cell table:style-name="ce14" office:value-type="string">
            <text:p>Viernes</text:p>
          </table:table-cell>
          <table:table-cell office:value-type="float" office:value="44456">
            <text:p>17-sep</text:p>
          </table:table-cell>
          <table:table-cell office:value-type="date" office:date-value="2021-09-01">
            <text:p>01/09/2021</text:p>
          </table:table-cell>
          <table:table-cell table:content-validation-name="val1"/>
          <table:table-cell table:style-name="ce330" office:value-type="string">
            <text:p>Guardia Civil de Mejorada del Campo</text:p>
          </table:table-cell>
          <table:table-cell office:value-type="float" office:value="916793147">
            <text:p>916793147</text:p>
          </table:table-cell>
          <table:table-cell table:style-name="ce63" table:content-validation-name="val1" office:value-type="float" office:value="1">
            <text:p>1</text:p>
          </table:table-cell>
          <table:table-cell table:style-name="ce345" office:value-type="string">
            <text:p>2021-334-2391</text:p>
          </table:table-cell>
          <table:table-cell table:style-name="ce351" office:value-type="string">
            <text:p>hachis</text:p>
          </table:table-cell>
          <table:table-cell table:style-name="ce5" table:number-columns-repeated="10"/>
          <table:table-cell table:number-columns-repeated="1005"/>
        </table:table-row>
        <table:table-row table:style-name="ro24">
          <table:table-cell table:style-name="ce14" office:value-type="string">
            <text:p>Viernes</text:p>
          </table:table-cell>
          <table:table-cell office:value-type="float" office:value="44456">
            <text:p>17-sep</text:p>
          </table:table-cell>
          <table:table-cell office:value-type="date" office:date-value="2021-09-02">
            <text:p>02/09/2021</text:p>
          </table:table-cell>
          <table:table-cell table:content-validation-name="val1"/>
          <table:table-cell table:style-name="ce330" office:value-type="string">
            <text:p>Guardia Civil de Meco</text:p>
          </table:table-cell>
          <table:table-cell office:value-type="float" office:value="918860026">
            <text:p>918860026</text:p>
          </table:table-cell>
          <table:table-cell table:style-name="ce63" table:content-validation-name="val1" office:value-type="float" office:value="1">
            <text:p>1</text:p>
          </table:table-cell>
          <table:table-cell table:style-name="ce345" office:value-type="string">
            <text:p>2021-345-1076</text:p>
          </table:table-cell>
          <table:table-cell table:style-name="ce351" office:value-type="string">
            <text:p>hachis, viagra</text:p>
          </table:table-cell>
          <table:table-cell table:style-name="ce5" table:number-columns-repeated="10"/>
          <table:table-cell table:number-columns-repeated="1005"/>
        </table:table-row>
        <table:table-row table:style-name="ro24">
          <table:table-cell table:style-name="ce14" office:value-type="string">
            <text:p>Viernes</text:p>
          </table:table-cell>
          <table:table-cell office:value-type="float" office:value="44456">
            <text:p>17-sep</text:p>
          </table:table-cell>
          <table:table-cell office:value-type="date" office:date-value="2021-09-01">
            <text:p>01/09/2021</text:p>
          </table:table-cell>
          <table:table-cell table:content-validation-name="val1" office:value-type="string">
            <text:p>añadido 14189/21 el 08/09/21</text:p>
          </table:table-cell>
          <table:table-cell table:style-name="ce330" office:value-type="string">
            <text:p>Comisaría Distrito de Fuencarral - El Pardo</text:p>
          </table:table-cell>
          <table:table-cell office:value-type="float" office:value="913782468">
            <text:p>913782468</text:p>
          </table:table-cell>
          <table:table-cell table:style-name="ce63" table:content-validation-name="val1" office:value-type="float" office:value="2">
            <text:p>2</text:p>
          </table:table-cell>
          <table:table-cell table:style-name="ce345" office:value-type="string">
            <text:p>13612/21; 14189/21</text:p>
          </table:table-cell>
          <table:table-cell table:style-name="ce351" office:value-type="string">
            <text:p>7 env coca y extasis, hachis</text:p>
          </table:table-cell>
          <table:table-cell table:style-name="ce5" table:number-columns-repeated="10"/>
          <table:table-cell table:number-columns-repeated="1005"/>
        </table:table-row>
        <table:table-row table:style-name="ro1">
          <table:table-cell table:style-name="ce10"/>
          <table:table-cell table:style-name="ce23"/>
          <table:table-cell table:style-name="ce346"/>
          <table:table-cell table:style-name="ce71" table:content-validation-name="val1"/>
          <table:table-cell table:style-name="ce315"/>
          <table:table-cell table:style-name="ce71"/>
          <table:table-cell table:style-name="ce366" table:content-validation-name="val1"/>
          <table:table-cell table:style-name="ce369"/>
          <table:table-cell table:style-name="ce370"/>
          <table:table-cell table:style-name="ce372" table:number-columns-repeated="10"/>
          <table:table-cell table:style-name="ce315" table:number-columns-repeated="1005"/>
        </table:table-row>
        <table:table-row table:style-name="ro5">
          <table:table-cell table:style-name="ce14" office:value-type="string">
            <text:p>Lunes</text:p>
          </table:table-cell>
          <table:table-cell office:value-type="float" office:value="44459">
            <text:p>20-sep</text:p>
          </table:table-cell>
          <table:table-cell office:value-type="date" office:date-value="2021-09-03">
            <text:p>03/09/2021</text:p>
          </table:table-cell>
          <table:table-cell table:content-validation-name="val1" office:value-type="string">
            <text:p>se añade atestado 28894/21 el 07/09/21, se añade atestado 36164/21 el 17/09/21</text:p>
          </table:table-cell>
          <table:table-cell table:style-name="ce330" office:value-type="string">
            <text:p>Comisaría Distrito de Usera-Villaverde/ Denuncias</text:p>
          </table:table-cell>
          <table:table-cell office:value-type="float" office:value="913921618">
            <text:p>913921618</text:p>
          </table:table-cell>
          <table:table-cell table:style-name="ce63" table:content-validation-name="val1" office:value-type="float" office:value="5">
            <text:p>5</text:p>
          </table:table-cell>
          <table:table-cell table:style-name="ce345" office:value-type="string">
            <text:p>28441/21, 28611/21, 27125/21, 28894/21, 36164/21</text:p>
          </table:table-cell>
          <table:table-cell table:style-name="ce312" office:value-type="string">
            <text:p>heroína coca/ heroína /heroína coca pastillas blister pastillas sulfato de hierro, coca</text:p>
          </table:table-cell>
          <table:table-cell table:style-name="ce5" table:number-columns-repeated="10"/>
          <table:table-cell table:number-columns-repeated="1005"/>
        </table:table-row>
        <table:table-row table:style-name="ro24">
          <table:table-cell table:style-name="ce14" office:value-type="string">
            <text:p>Lunes</text:p>
          </table:table-cell>
          <table:table-cell office:value-type="float" office:value="44459">
            <text:p>20-sep</text:p>
          </table:table-cell>
          <table:table-cell office:value-type="date" office:date-value="2021-09-03">
            <text:p>03/09/2021</text:p>
          </table:table-cell>
          <table:table-cell table:content-validation-name="val1"/>
          <table:table-cell table:style-name="ce330" office:value-type="string">
            <text:p>Comisaría Distrito de Carabanchel</text:p>
          </table:table-cell>
          <table:table-cell office:value-type="float" office:value="913227519">
            <text:p>913227519</text:p>
          </table:table-cell>
          <table:table-cell table:style-name="ce63" table:content-validation-name="val1" office:value-type="float" office:value="1">
            <text:p>1</text:p>
          </table:table-cell>
          <table:table-cell table:style-name="ce345" office:value-type="string">
            <text:p>22906/21</text:p>
          </table:table-cell>
          <table:table-cell table:style-name="ce312" office:value-type="string">
            <text:p>hachis</text:p>
          </table:table-cell>
          <table:table-cell table:style-name="ce5" table:number-columns-repeated="10"/>
          <table:table-cell table:number-columns-repeated="1005"/>
        </table:table-row>
        <table:table-row table:style-name="ro24">
          <table:table-cell table:style-name="ce14" office:value-type="string">
            <text:p>Lunes</text:p>
          </table:table-cell>
          <table:table-cell office:value-type="float" office:value="44459">
            <text:p>20-sep</text:p>
          </table:table-cell>
          <table:table-cell office:value-type="date" office:date-value="2021-09-02">
            <text:p>02/09/2021</text:p>
          </table:table-cell>
          <table:table-cell table:content-validation-name="val1"/>
          <table:table-cell table:style-name="ce330" office:value-type="string">
            <text:p>Guardia Civil de Arroyomolinos</text:p>
          </table:table-cell>
          <table:table-cell office:value-type="float" office:value="916899612">
            <text:p>916899612</text:p>
          </table:table-cell>
          <table:table-cell table:style-name="ce63" table:content-validation-name="val1" office:value-type="float" office:value="2">
            <text:p>2</text:p>
          </table:table-cell>
          <table:table-cell table:style-name="ce345" office:value-type="string">
            <text:p>2021-293-3895, 2021-293-4307</text:p>
          </table:table-cell>
          <table:table-cell table:style-name="ce351" office:value-type="string">
            <text:p>pastillas, 6bolsas coca 1 past 3bolsitas rosa</text:p>
          </table:table-cell>
          <table:table-cell table:style-name="ce5" table:number-columns-repeated="10"/>
          <table:table-cell table:number-columns-repeated="1005"/>
        </table:table-row>
        <table:table-row table:style-name="ro1">
          <table:table-cell table:style-name="ce14"/>
          <table:table-cell table:number-columns-repeated="2"/>
          <table:table-cell table:content-validation-name="val1"/>
          <table:table-cell table:style-name="ce330"/>
          <table:table-cell/>
          <table:table-cell table:style-name="ce63" table:content-validation-name="val1"/>
          <table:table-cell table:style-name="ce345"/>
          <table:table-cell table:style-name="ce351"/>
          <table:table-cell table:style-name="ce5" table:number-columns-repeated="10"/>
          <table:table-cell table:number-columns-repeated="1005"/>
        </table:table-row>
        <table:table-row table:style-name="ro24">
          <table:table-cell table:style-name="ce14" office:value-type="string">
            <text:p>Lunes</text:p>
          </table:table-cell>
          <table:table-cell office:value-type="float" office:value="44459">
            <text:p>20-sep</text:p>
          </table:table-cell>
          <table:table-cell office:value-type="date" office:date-value="2021-09-06">
            <text:p>06/09/2021</text:p>
          </table:table-cell>
          <table:table-cell table:content-validation-name="val1"/>
          <table:table-cell table:style-name="ce330" office:value-type="string">
            <text:p>Comisaría Distrito de Tetuán</text:p>
          </table:table-cell>
          <table:table-cell office:value-type="float" office:value="696119885">
            <text:p>696119885</text:p>
          </table:table-cell>
          <table:table-cell table:style-name="ce63" table:content-validation-name="val1" office:value-type="float" office:value="2">
            <text:p>2</text:p>
          </table:table-cell>
          <table:table-cell table:style-name="ce345" office:value-type="string">
            <text:p>14223/21; 16004/21</text:p>
          </table:table-cell>
          <table:table-cell table:style-name="ce312" office:value-type="string">
            <text:p>16 muestras de sust vegetal y útiles(cuchillas,.. ); 5 muestras sust blanca y hachis</text:p>
          </table:table-cell>
          <table:table-cell table:style-name="ce5" table:number-columns-repeated="10"/>
          <table:table-cell table:number-columns-repeated="1005"/>
        </table:table-row>
        <table:table-row table:style-name="ro1">
          <table:table-cell table:style-name="ce10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7">
          <table:table-cell table:style-name="ce14" office:value-type="string">
            <text:p>Martes</text:p>
          </table:table-cell>
          <table:table-cell office:value-type="float" office:value="44460">
            <text:p>21-sep</text:p>
          </table:table-cell>
          <table:table-cell/>
          <table:table-cell table:style-name="ce318" table:content-validation-name="val1" office:value-type="string">
            <text:p>telefonema: 2021007444</text:p>
          </table:table-cell>
          <table:table-cell table:style-name="ce360" office:value-type="string">
            <text:p>Comisaría Distrito de Centro</text:p>
          </table:table-cell>
          <table:table-cell table:style-name="ce363" office:value-type="float" office:value="915488124">
            <text:p>915488124</text:p>
          </table:table-cell>
          <table:table-cell table:style-name="ce365" table:content-validation-name="val1" office:value-type="float" office:value="10">
            <text:p>10</text:p>
          </table:table-cell>
          <table:table-cell table:style-name="ce318" office:value-type="string">
            <text:p>30035/21; 30200/21; 30212/21; 30214/21; 30219/21; 30257/21; 30258/21: 30264/21; 30277/21; 30407/21</text:p>
          </table:table-cell>
          <table:table-cell table:style-name="ce312" office:value-type="string">
            <text:p>sust rocosa, sust liquida, sust cristalina; sust. Blanca, sust. Rosa, sust vegetal, pastillas rosas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Martes</text:p>
          </table:table-cell>
          <table:table-cell office:value-type="float" office:value="44460">
            <text:p>21-sep</text:p>
          </table:table-cell>
          <table:table-cell/>
          <table:table-cell table:style-name="ce318" table:content-validation-name="val1"/>
          <table:table-cell table:style-name="ce5" office:value-type="string">
            <text:p>P.N. Grupo Estupefacientes Aeropuerto Barajas</text:p>
          </table:table-cell>
          <table:table-cell table:style-name="ce362" office:value-type="float" office:value="913010900">
            <text:p>913010900</text:p>
          </table:table-cell>
          <table:table-cell table:style-name="ce214" table:content-validation-name="val1" office:value-type="float" office:value="2">
            <text:p>2</text:p>
          </table:table-cell>
          <table:table-cell table:style-name="ce318" office:value-type="string">
            <text:p>6936/21; 6963/21</text:p>
          </table:table-cell>
          <table:table-cell table:style-name="ce312" office:value-type="string">
            <text:p>coc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table:style-name="ce14" office:value-type="string">
            <text:p>Miercoles</text:p>
          </table:table-cell>
          <table:table-cell office:value-type="float" office:value="44461">
            <text:p>22-sep</text:p>
          </table:table-cell>
          <table:table-cell table:style-name="ce355" office:value-type="date" office:date-value="2021-09-07">
            <text:p>07/09/2021</text:p>
          </table:table-cell>
          <table:table-cell table:content-validation-name="val1"/>
          <table:table-cell table:style-name="ce5" office:value-type="string">
            <text:p>Guardia Civil de Ciempozuelos</text:p>
          </table:table-cell>
          <table:table-cell table:style-name="ce351" office:value-type="float" office:value="918930040">
            <text:p>918930040</text:p>
          </table:table-cell>
          <table:table-cell table:style-name="ce364" table:content-validation-name="val1" office:value-type="float" office:value="1">
            <text:p>1</text:p>
          </table:table-cell>
          <table:table-cell office:value-type="string">
            <text:p>2021-318-1755</text:p>
          </table:table-cell>
          <table:table-cell table:style-name="ce312" office:value-type="string">
            <text:p>6 dosis hachis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Miercoles</text:p>
          </table:table-cell>
          <table:table-cell office:value-type="float" office:value="44461">
            <text:p>22-sep</text:p>
          </table:table-cell>
          <table:table-cell office:value-type="date" office:date-value="2021-09-07">
            <text:p>07/09/2021</text:p>
          </table:table-cell>
          <table:table-cell/>
          <table:table-cell table:style-name="ce330" office:value-type="string">
            <text:p>Comisaría Distrito de San Blas - Vicálvaro</text:p>
          </table:table-cell>
          <table:table-cell table:style-name="ce363" office:value-type="float" office:value="600669651">
            <text:p>600669651</text:p>
          </table:table-cell>
          <table:table-cell table:content-validation-name="val1" office:value-type="float" office:value="3">
            <text:p>3</text:p>
          </table:table-cell>
          <table:table-cell table:style-name="ce318" office:value-type="string">
            <text:p>9814, 9917, 10637</text:p>
          </table:table-cell>
          <table:table-cell office:value-type="string">
            <text:p>coca, estup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Miercoles</text:p>
          </table:table-cell>
          <table:table-cell office:value-type="float" office:value="44461">
            <text:p>22-sep</text:p>
          </table:table-cell>
          <table:table-cell office:value-type="date" office:date-value="2021-09-08">
            <text:p>08/09/2021</text:p>
          </table:table-cell>
          <table:table-cell/>
          <table:table-cell table:style-name="ce330" office:value-type="string">
            <text:p>Guardia Civil de Las Rozas</text:p>
          </table:table-cell>
          <table:table-cell table:style-name="ce362" office:value-type="float" office:value="667760152">
            <text:p>667760152</text:p>
          </table:table-cell>
          <table:table-cell table:content-validation-name="val1" office:value-type="float" office:value="1">
            <text:p>1</text:p>
          </table:table-cell>
          <table:table-cell table:style-name="ce318" office:value-type="string">
            <text:p>2021-263-5569</text:p>
          </table:table-cell>
          <table:table-cell office:value-type="string">
            <text:p>hachis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Miercoles</text:p>
          </table:table-cell>
          <table:table-cell office:value-type="float" office:value="44461">
            <text:p>22-sep</text:p>
          </table:table-cell>
          <table:table-cell office:value-type="date" office:date-value="2021-09-08">
            <text:p>08/09/2021</text:p>
          </table:table-cell>
          <table:table-cell table:content-validation-name="val1"/>
          <table:table-cell table:style-name="ce330" office:value-type="string">
            <text:p>Guardia Civil de Valdemoro</text:p>
          </table:table-cell>
          <table:table-cell office:value-type="float" office:value="918099405">
            <text:p>918099405</text:p>
          </table:table-cell>
          <table:table-cell table:content-validation-name="val1" office:value-type="float" office:value="1">
            <text:p>1</text:p>
          </table:table-cell>
          <table:table-cell table:style-name="ce318" office:value-type="string">
            <text:p>6177/21</text:p>
          </table:table-cell>
          <table:table-cell table:style-name="ce312" office:value-type="string">
            <text:p>10 bolsa coca, 2 meta, hachis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4">
          <table:table-cell table:style-name="ce14" office:value-type="string">
            <text:p>Jueves</text:p>
          </table:table-cell>
          <table:table-cell office:value-type="float" office:value="44462">
            <text:p>23-sep</text:p>
          </table:table-cell>
          <table:table-cell table:style-name="ce355" office:value-type="date" office:date-value="2021-09-09">
            <text:p>09/09/2021</text:p>
          </table:table-cell>
          <table:table-cell table:style-name="ce310" office:value-type="string">
            <text:p>se mueve al 1 de oct </text:p>
          </table:table-cell>
          <table:table-cell table:style-name="ce330" office:value-type="string">
            <text:p>Brigada Provincial P. J. Secc Grupo Menores (GRUME)</text:p>
          </table:table-cell>
          <table:table-cell office:value-type="float" office:value="914931222">
            <text:p>914931222</text:p>
          </table:table-cell>
          <table:table-cell table:content-validation-name="val1" office:value-type="float" office:value="2">
            <text:p>2</text:p>
          </table:table-cell>
          <table:table-cell table:style-name="ce345" office:value-type="string">
            <text:p>3620/21, 3698/21</text:p>
          </table:table-cell>
          <table:table-cell office:value-type="string">
            <text:p>hachis, 7bolsas hachis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Jueves</text:p>
          </table:table-cell>
          <table:table-cell office:value-type="float" office:value="44462">
            <text:p>23-sep</text:p>
          </table:table-cell>
          <table:table-cell table:style-name="ce355"/>
          <table:table-cell table:style-name="ce310"/>
          <table:table-cell table:style-name="ce330"/>
          <table:table-cell/>
          <table:table-cell table:content-validation-name="val1"/>
          <table:table-cell table:style-name="ce345"/>
          <table:table-cell table:number-columns-repeated="1016"/>
        </table:table-row>
        <table:table-row table:style-name="ro5">
          <table:table-cell table:style-name="ce14" office:value-type="string">
            <text:p>Jueves</text:p>
          </table:table-cell>
          <table:table-cell office:value-type="float" office:value="44462">
            <text:p>23-sep</text:p>
          </table:table-cell>
          <table:table-cell table:style-name="ce355" office:value-type="date" office:date-value="2021-09-09">
            <text:p>09/09/2021</text:p>
          </table:table-cell>
          <table:table-cell/>
          <table:table-cell table:style-name="ce330" office:value-type="string">
            <text:p>Comisaría Distrito de Tetuán</text:p>
          </table:table-cell>
          <table:table-cell office:value-type="float" office:value="913221086">
            <text:p>913221086</text:p>
          </table:table-cell>
          <table:table-cell table:content-validation-name="val1" office:value-type="float" office:value="5">
            <text:p>5</text:p>
          </table:table-cell>
          <table:table-cell table:style-name="ce345" office:value-type="string">
            <text:p>14834, 14841, 14919, 16414, 16312</text:p>
          </table:table-cell>
          <table:table-cell office:value-type="string">
            <text:p>pastillas, 15 env rocosa y coca, sust vegetal coca, roca, bolsa 25 plantas d maria <text:s/>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Jueves</text:p>
          </table:table-cell>
          <table:table-cell office:value-type="float" office:value="44462">
            <text:p>23-sep</text:p>
          </table:table-cell>
          <table:table-cell table:style-name="ce355" office:value-type="date" office:date-value="2021-09-10">
            <text:p>10/09/2021</text:p>
          </table:table-cell>
          <table:table-cell/>
          <table:table-cell table:style-name="ce330" office:value-type="string">
            <text:p>Comisaría Distrito de Retiro</text:p>
          </table:table-cell>
          <table:table-cell office:value-type="float" office:value="913221041">
            <text:p>913221041</text:p>
          </table:table-cell>
          <table:table-cell table:content-validation-name="val1" office:value-type="float" office:value="2">
            <text:p>2</text:p>
          </table:table-cell>
          <table:table-cell table:style-name="ce345" office:value-type="string">
            <text:p>9842/21; 9950/21</text:p>
          </table:table-cell>
          <table:table-cell office:value-type="string">
            <text:p>34 papelinas, marihuana</text:p>
          </table:table-cell>
          <table:table-cell table:number-columns-repeated="1015"/>
        </table:table-row>
        <table:table-row table:style-name="ro26">
          <table:table-cell table:style-name="ce14" office:value-type="string">
            <text:p>Jueves</text:p>
          </table:table-cell>
          <table:table-cell office:value-type="float" office:value="44462">
            <text:p>23-sep</text:p>
          </table:table-cell>
          <table:table-cell table:style-name="ce355" office:value-type="date" office:date-value="2021-09-09">
            <text:p>09/09/2021</text:p>
          </table:table-cell>
          <table:table-cell table:style-name="ce341"/>
          <table:table-cell table:style-name="ce330" office:value-type="string">
            <text:p>Guardia Civil de Pinto</text:p>
          </table:table-cell>
          <table:table-cell office:value-type="float" office:value="916910103">
            <text:p>916910103</text:p>
          </table:table-cell>
          <table:table-cell table:content-validation-name="val1" office:value-type="float" office:value="5">
            <text:p>5</text:p>
          </table:table-cell>
          <table:table-cell table:style-name="ce345" office:value-type="string">
            <text:p>2021-313-3617, 2021-313-3212, 2021-313-3707, 2021-313-3687, 2940/21</text:p>
          </table:table-cell>
          <table:table-cell office:value-type="string">
            <text:p>54g coca 3g coca 8 hachis, 5b rosa, bote gotas, 34past rosas 2bolsas, bolsa maria 3bolas marron coc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6">
          <table:table-cell table:style-name="ce14" office:value-type="string">
            <text:p>Viernes</text:p>
          </table:table-cell>
          <table:table-cell office:value-type="float" office:value="44463">
            <text:p>24-sep</text:p>
          </table:table-cell>
          <table:table-cell/>
          <table:table-cell table:content-validation-name="val1" office:value-type="string">
            <text:p>telefonema:2021007444</text:p>
          </table:table-cell>
          <table:table-cell table:style-name="ce330" office:value-type="string">
            <text:p>Comisaría Distrito de Centro</text:p>
          </table:table-cell>
          <table:table-cell table:style-name="ce363" office:value-type="float" office:value="915488124">
            <text:p>915488124</text:p>
          </table:table-cell>
          <table:table-cell table:style-name="ce63" table:content-validation-name="val1" office:value-type="float" office:value="9">
            <text:p>9</text:p>
          </table:table-cell>
          <table:table-cell table:style-name="ce318" office:value-type="string">
            <text:p>30441/21; 30527/21; 30547/21; 30579/21; 30583/21; 30585/21; 30628/21; 30650/21; 30651/21</text:p>
          </table:table-cell>
          <table:table-cell table:style-name="ce351" office:value-type="string">
            <text:p>sust. blanca rocosa, sust transparente, poppers, sust blanca rocosa, sust líquida, sust verde, ketamina, cocaina,cristal, 27 pastillas</text:p>
          </table:table-cell>
          <table:table-cell table:style-name="ce5"/>
          <table:table-cell table:style-name="ce5" office:value-type="string">
            <text:p><text:s/></text:p>
          </table:table-cell>
          <table:table-cell table:style-name="ce5" table:number-columns-repeated="8"/>
          <table:table-cell table:number-columns-repeated="1005"/>
        </table:table-row>
        <table:table-row table:style-name="ro24">
          <table:table-cell table:style-name="ce14" office:value-type="string">
            <text:p>Viernes</text:p>
          </table:table-cell>
          <table:table-cell office:value-type="float" office:value="44463">
            <text:p>24-sep</text:p>
          </table:table-cell>
          <table:table-cell office:value-type="date" office:date-value="2021-09-22">
            <text:p>22/09/2021</text:p>
          </table:table-cell>
          <table:table-cell table:content-validation-name="val1"/>
          <table:table-cell table:style-name="ce5" office:value-type="string">
            <text:p>P.N. Grupo Estupefacientes Aeropuerto Barajas</text:p>
          </table:table-cell>
          <table:table-cell table:style-name="ce362" office:value-type="float" office:value="913010900">
            <text:p>913010900</text:p>
          </table:table-cell>
          <table:table-cell table:style-name="ce63" table:content-validation-name="val1" office:value-type="float" office:value="1">
            <text:p>1</text:p>
          </table:table-cell>
          <table:table-cell table:style-name="ce318" office:value-type="string">
            <text:p>6963/21</text:p>
          </table:table-cell>
          <table:table-cell table:style-name="ce351" office:value-type="string">
            <text:p>53 capsulas</text:p>
          </table:table-cell>
          <table:table-cell table:style-name="ce5" table:number-columns-repeated="10"/>
          <table:table-cell table:number-columns-repeated="1005"/>
        </table:table-row>
        <table:table-row table:style-name="ro24">
          <table:table-cell table:style-name="ce14" office:value-type="string">
            <text:p>Viernes</text:p>
          </table:table-cell>
          <table:table-cell office:value-type="float" office:value="44463">
            <text:p>24-sep</text:p>
          </table:table-cell>
          <table:table-cell office:value-type="date" office:date-value="2021-09-10">
            <text:p>10/09/2021</text:p>
          </table:table-cell>
          <table:table-cell table:content-validation-name="val1"/>
          <table:table-cell table:style-name="ce330" office:value-type="string">
            <text:p>Comisaría Local de Leganés Grupo II</text:p>
          </table:table-cell>
          <table:table-cell table:style-name="ce362" office:value-type="float" office:value="913221635">
            <text:p>913221635</text:p>
          </table:table-cell>
          <table:table-cell table:style-name="ce63" table:content-validation-name="val1" office:value-type="float" office:value="1">
            <text:p>1</text:p>
          </table:table-cell>
          <table:table-cell table:style-name="ce318" office:value-type="string">
            <text:p>15017; </text:p>
          </table:table-cell>
          <table:table-cell table:style-name="ce351" office:value-type="string">
            <text:p>hachis</text:p>
          </table:table-cell>
          <table:table-cell table:style-name="ce5" table:number-columns-repeated="10"/>
          <table:table-cell table:number-columns-repeated="1005"/>
        </table:table-row>
        <table:table-row table:style-name="ro1">
          <table:table-cell table:style-name="ce10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4">
          <table:table-cell table:style-name="ce14" office:value-type="string">
            <text:p>Lunes</text:p>
          </table:table-cell>
          <table:table-cell office:value-type="float" office:value="44466">
            <text:p>27-sep</text:p>
          </table:table-cell>
          <table:table-cell table:style-name="ce355" office:value-type="date" office:date-value="2021-09-10">
            <text:p>10/09/2021</text:p>
          </table:table-cell>
          <table:table-cell/>
          <table:table-cell table:style-name="ce330" office:value-type="string">
            <text:p>Comisaría Local de Fuenlabrada</text:p>
          </table:table-cell>
          <table:table-cell office:value-type="float" office:value="914920826">
            <text:p>914920826</text:p>
          </table:table-cell>
          <table:table-cell table:style-name="ce63" table:content-validation-name="val1" office:value-type="float" office:value="3">
            <text:p>3</text:p>
          </table:table-cell>
          <table:table-cell table:style-name="ce318" office:value-type="string">
            <text:p>12872/21; 13049/21; 13146/21</text:p>
          </table:table-cell>
          <table:table-cell table:style-name="ce312" office:value-type="string">
            <text:p>9 cocaina, 23 pastillas tranquimacin, 2 bolsascoca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Lunes</text:p>
          </table:table-cell>
          <table:table-cell office:value-type="float" office:value="44466">
            <text:p>27-sep</text:p>
          </table:table-cell>
          <table:table-cell table:style-name="ce355" office:value-type="date" office:date-value="2021-09-10">
            <text:p>10/09/2021</text:p>
          </table:table-cell>
          <table:table-cell/>
          <table:table-cell table:style-name="ce330" office:value-type="string">
            <text:p>Guardia Civil de Rivas Vaciamadrid</text:p>
          </table:table-cell>
          <table:table-cell office:value-type="float" office:value="619647453">
            <text:p>619647453</text:p>
          </table:table-cell>
          <table:table-cell table:style-name="ce63" table:content-validation-name="val1" office:value-type="float" office:value="1">
            <text:p>1</text:p>
          </table:table-cell>
          <table:table-cell table:style-name="ce318" office:value-type="string">
            <text:p>7200/21</text:p>
          </table:table-cell>
          <table:table-cell table:style-name="ce312" office:value-type="string">
            <text:p>15bols hachis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Lunes</text:p>
          </table:table-cell>
          <table:table-cell office:value-type="float" office:value="44466">
            <text:p>27-sep</text:p>
          </table:table-cell>
          <table:table-cell table:style-name="ce355" office:value-type="date" office:date-value="2021-09-13">
            <text:p>13/09/2021</text:p>
          </table:table-cell>
          <table:table-cell office:value-type="string">
            <text:p>Grupo de trafico ilicito de vehiculos (UDYCO central) comisaria general de policia judicial </text:p>
          </table:table-cell>
          <table:table-cell table:style-name="ce5"/>
          <table:table-cell table:style-name="ce363" office:value-type="float" office:value="915822501">
            <text:p>915822501</text:p>
          </table:table-cell>
          <table:table-cell table:style-name="ce365" table:content-validation-name="val1" office:value-type="float" office:value="1">
            <text:p>1</text:p>
          </table:table-cell>
          <table:table-cell table:style-name="ce318" office:value-type="string">
            <text:p>2021-0024-006-00006608</text:p>
          </table:table-cell>
          <table:table-cell table:style-name="ce312" office:value-type="string">
            <text:p>2 bolsitas cocaina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Lunes</text:p>
          </table:table-cell>
          <table:table-cell office:value-type="float" office:value="44466">
            <text:p>27-sep</text:p>
          </table:table-cell>
          <table:table-cell table:style-name="ce355" office:value-type="date" office:date-value="2021-09-13">
            <text:p>13/09/2021</text:p>
          </table:table-cell>
          <table:table-cell/>
          <table:table-cell table:style-name="ce5" office:value-type="string">
            <text:p>Comisaría Distrito de Moncloa / Aravaca</text:p>
          </table:table-cell>
          <table:table-cell table:style-name="ce362" office:value-type="float" office:value="609088602">
            <text:p>609088602</text:p>
          </table:table-cell>
          <table:table-cell table:style-name="ce214" table:content-validation-name="val1" office:value-type="float" office:value="1">
            <text:p>1</text:p>
          </table:table-cell>
          <table:table-cell table:style-name="ce318" office:value-type="string">
            <text:p>7371/21</text:p>
          </table:table-cell>
          <table:table-cell table:style-name="ce312" office:value-type="string">
            <text:p>5g polvo sin especificar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5">
          <table:table-cell table:style-name="ce14" office:value-type="string">
            <text:p>Martes</text:p>
          </table:table-cell>
          <table:table-cell office:value-type="float" office:value="44467">
            <text:p>28-sep</text:p>
          </table:table-cell>
          <table:table-cell office:value-type="date" office:date-value="2021-09-13">
            <text:p>13/09/2021</text:p>
          </table:table-cell>
          <table:table-cell table:style-name="ce318" table:content-validation-name="val1"/>
          <table:table-cell table:style-name="ce361" office:value-type="string">
            <text:p>P.N. Grupo Estupefacientes Aeropuerto Barajas</text:p>
          </table:table-cell>
          <table:table-cell table:style-name="ce318" table:content-validation-name="val1" office:value-type="float" office:value="913010919">
            <text:p>913010919</text:p>
          </table:table-cell>
          <table:table-cell table:style-name="ce365" table:content-validation-name="val1" office:value-type="float" office:value="4">
            <text:p>4</text:p>
          </table:table-cell>
          <table:table-cell table:style-name="ce318" office:value-type="string">
            <text:p>7024/21, 6305/21, 6512/21, 6762/21; </text:p>
          </table:table-cell>
          <table:table-cell table:style-name="ce312" office:value-type="string">
            <text:p>pastillas, msma, coca, coca, 53 capsulas maria, 39 pastillas, 3 envolt coca, 16 capsulas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Martes</text:p>
          </table:table-cell>
          <table:table-cell office:value-type="float" office:value="44467">
            <text:p>28-sep</text:p>
          </table:table-cell>
          <table:table-cell office:value-type="date" office:date-value="2021-09-15">
            <text:p>15/09/2021</text:p>
          </table:table-cell>
          <table:table-cell table:style-name="ce318" table:content-validation-name="val1"/>
          <table:table-cell table:style-name="ce5" office:value-type="string">
            <text:p>Guardia Civil de Navalcarnero</text:p>
          </table:table-cell>
          <table:table-cell table:style-name="ce363" table:content-validation-name="val1" office:value-type="float" office:value="629849069">
            <text:p>629849069</text:p>
          </table:table-cell>
          <table:table-cell table:style-name="ce365" table:content-validation-name="val1" office:value-type="float" office:value="1">
            <text:p>1</text:p>
          </table:table-cell>
          <table:table-cell table:style-name="ce318" office:value-type="string">
            <text:p>2021-295-3262; </text:p>
          </table:table-cell>
          <table:table-cell table:style-name="ce312"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artes</text:p>
          </table:table-cell>
          <table:table-cell office:value-type="float" office:value="44467">
            <text:p>28-sep</text:p>
          </table:table-cell>
          <table:table-cell office:value-type="date" office:date-value="2021-09-15">
            <text:p>15/09/2021</text:p>
          </table:table-cell>
          <table:table-cell table:content-validation-name="val1"/>
          <table:table-cell table:style-name="ce5" office:value-type="string">
            <text:p>Comisaría Estación Sur de Autobuses</text:p>
          </table:table-cell>
          <table:table-cell table:style-name="ce351" office:value-type="float" office:value="913220896">
            <text:p>913220896</text:p>
          </table:table-cell>
          <table:table-cell table:style-name="ce364" table:content-validation-name="val1" office:value-type="float" office:value="3">
            <text:p>3</text:p>
          </table:table-cell>
          <table:table-cell office:value-type="string">
            <text:p>1612/21, 1618/21, 1652/21</text:p>
          </table:table-cell>
          <table:table-cell table:style-name="ce312" office:value-type="string">
            <text:p>coca, maria y hachis (poco), 80g piedra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artes</text:p>
          </table:table-cell>
          <table:table-cell office:value-type="float" office:value="44467">
            <text:p>28-sep</text:p>
          </table:table-cell>
          <table:table-cell office:value-type="date" office:date-value="2021-09-15">
            <text:p>15/09/2021</text:p>
          </table:table-cell>
          <table:table-cell table:content-validation-name="val1" office:value-type="string">
            <text:p>se añade 16993 el 20/09</text:p>
          </table:table-cell>
          <table:table-cell table:style-name="ce5" office:value-type="string">
            <text:p>Comisaría Distrito de Arganzuela</text:p>
          </table:table-cell>
          <table:table-cell table:style-name="ce351" office:value-type="float" office:value="913221238">
            <text:p>913221238</text:p>
          </table:table-cell>
          <table:table-cell table:style-name="ce63" table:content-validation-name="val1" office:value-type="float" office:value="2">
            <text:p>2</text:p>
          </table:table-cell>
          <table:table-cell office:value-type="string">
            <text:p>15901/21 y 16693/21 </text:p>
          </table:table-cell>
          <table:table-cell table:style-name="ce312" office:value-type="string">
            <text:p>hachis 13 fichas y un bloque de hachis; hachis y 3 bolsa de marihuana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artes</text:p>
          </table:table-cell>
          <table:table-cell office:value-type="float" office:value="44467">
            <text:p>28-sep</text:p>
          </table:table-cell>
          <table:table-cell office:value-type="date" office:date-value="2021-09-27">
            <text:p>27/09/2021</text:p>
          </table:table-cell>
          <table:table-cell table:content-validation-name="val1"/>
          <table:table-cell table:style-name="ce5" office:value-type="string">
            <text:p>Guardia Civil de Robledo de Chavela</text:p>
          </table:table-cell>
          <table:table-cell table:style-name="ce351" office:value-type="float" office:value="918995006">
            <text:p>918995006</text:p>
          </table:table-cell>
          <table:table-cell table:style-name="ce63" table:content-validation-name="val1" office:value-type="float" office:value="1">
            <text:p>1</text:p>
          </table:table-cell>
          <table:table-cell office:value-type="float" office:value="728">
            <text:p>728</text:p>
          </table:table-cell>
          <table:table-cell table:style-name="ce312" office:value-type="string">
            <text:p>Muestreo complementario M21-10300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5">
          <table:table-cell table:style-name="ce14" office:value-type="string">
            <text:p>Miercoles</text:p>
          </table:table-cell>
          <table:table-cell office:value-type="float" office:value="44468">
            <text:p>29-sep</text:p>
          </table:table-cell>
          <table:table-cell table:style-name="ce355" office:value-type="date" office:date-value="2021-09-13">
            <text:p>13/09/2021</text:p>
          </table:table-cell>
          <table:table-cell office:value-type="string">
            <text:p>telefonema:2021007655</text:p>
          </table:table-cell>
          <table:table-cell table:style-name="ce330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63" table:content-validation-name="val1" office:value-type="float" office:value="8">
            <text:p>8</text:p>
          </table:table-cell>
          <table:table-cell table:style-name="ce318" office:value-type="string">
            <text:p>30780, 31091, 31110, 31189, 31235, 31392, 31443, 31507, </text:p>
          </table:table-cell>
          <table:table-cell table:style-name="ce312" office:value-type="string">
            <text:p>hachis, meta, hachis, coca, 2 gbl, coca, 6bot ghb, 2bolsas coca, 2 mefedrona 5 bolsas coca, 2 comp extasis, 4bolsas keta, sildenafilo, 1bote gbl, tucibi, 3bolsas sustancia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ercoles</text:p>
          </table:table-cell>
          <table:table-cell office:value-type="float" office:value="44468">
            <text:p>29-sep</text:p>
          </table:table-cell>
          <table:table-cell table:style-name="ce355"/>
          <table:table-cell/>
          <table:table-cell table:style-name="ce330"/>
          <table:table-cell/>
          <table:table-cell table:style-name="ce63" table:content-validation-name="val1"/>
          <table:table-cell table:style-name="ce318"/>
          <table:table-cell table:style-name="ce312"/>
          <table:table-cell table:number-columns-repeated="1015"/>
        </table:table-row>
        <table:table-row table:style-name="ro24">
          <table:table-cell table:style-name="ce14" office:value-type="string">
            <text:p>Miercoles</text:p>
          </table:table-cell>
          <table:table-cell office:value-type="float" office:value="44468">
            <text:p>29-sep</text:p>
          </table:table-cell>
          <table:table-cell table:style-name="ce355" office:value-type="date" office:date-value="2021-09-16">
            <text:p>16/09/2021</text:p>
          </table:table-cell>
          <table:table-cell/>
          <table:table-cell table:style-name="ce5" office:value-type="string">
            <text:p>Comisaría Distrito de Chamartín</text:p>
          </table:table-cell>
          <table:table-cell table:style-name="ce363" office:value-type="float" office:value="913227917">
            <text:p>913227917</text:p>
          </table:table-cell>
          <table:table-cell table:style-name="ce365" table:content-validation-name="val1" office:value-type="float" office:value="1">
            <text:p>1</text:p>
          </table:table-cell>
          <table:table-cell table:style-name="ce318" office:value-type="string">
            <text:p>10110/21</text:p>
          </table:table-cell>
          <table:table-cell table:style-name="ce312" office:value-type="string">
            <text:p>coca</text:p>
          </table:table-cell>
          <table:table-cell table:number-columns-repeated="1015"/>
        </table:table-row>
        <table:table-row table:style-name="ro24">
          <table:table-cell table:style-name="ce14" office:value-type="string">
            <text:p>Miercoles</text:p>
          </table:table-cell>
          <table:table-cell office:value-type="float" office:value="44468">
            <text:p>29-sep</text:p>
          </table:table-cell>
          <table:table-cell table:style-name="ce355" office:value-type="date" office:date-value="2021-09-24">
            <text:p>24/09/2021</text:p>
          </table:table-cell>
          <table:table-cell office:value-type="string">
            <text:p>causa con preso urgente añadido 24/09/21</text:p>
          </table:table-cell>
          <table:table-cell table:style-name="ce5" office:value-type="string">
            <text:p>Comisaría Distrito de Puente de Vallecas</text:p>
          </table:table-cell>
          <table:table-cell table:style-name="ce362"/>
          <table:table-cell table:style-name="ce214" table:content-validation-name="val1" office:value-type="float" office:value="1">
            <text:p>1</text:p>
          </table:table-cell>
          <table:table-cell table:style-name="ce318" office:value-type="string">
            <text:p>21335/21</text:p>
          </table:table-cell>
          <table:table-cell table:style-name="ce312" office:value-type="string">
            <text:p>sust blanc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4">
          <table:table-cell table:style-name="ce14" office:value-type="string">
            <text:p>Jueves</text:p>
          </table:table-cell>
          <table:table-cell office:value-type="float" office:value="44469">
            <text:p>30-sep</text:p>
          </table:table-cell>
          <table:table-cell office:value-type="date" office:date-value="2021-09-09">
            <text:p>09/09/2021</text:p>
          </table:table-cell>
          <table:table-cell table:style-name="ce318" table:content-validation-name="val1"/>
          <table:table-cell table:style-name="ce361" office:value-type="string">
            <text:p>Vigilancia Aduanera de Barajas</text:p>
          </table:table-cell>
          <table:table-cell table:style-name="ce363" office:value-type="float" office:value="917466549">
            <text:p>917466549</text:p>
          </table:table-cell>
          <table:table-cell table:style-name="ce365" table:content-validation-name="val1" office:value-type="float" office:value="5">
            <text:p>5</text:p>
          </table:table-cell>
          <table:table-cell table:style-name="ce318" office:value-type="string">
            <text:p>736, 721, 949, 669, 697,</text:p>
          </table:table-cell>
          <table:table-cell table:style-name="ce312" office:value-type="string">
            <text:p>maria hachis mdma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Jueves</text:p>
          </table:table-cell>
          <table:table-cell office:value-type="float" office:value="44469">
            <text:p>30-sep</text:p>
          </table:table-cell>
          <table:table-cell office:value-type="date" office:date-value="2021-09-16">
            <text:p>16/09/2021</text:p>
          </table:table-cell>
          <table:table-cell table:content-validation-name="val1"/>
          <table:table-cell table:style-name="ce5" office:value-type="string">
            <text:p>Comisaría Distrito de Usera-Villaverde / PJ Grupo <text:s/>Usera</text:p>
          </table:table-cell>
          <table:table-cell table:style-name="ce351" office:value-type="float" office:value="913921630">
            <text:p>913921630</text:p>
          </table:table-cell>
          <table:table-cell table:style-name="ce364" table:content-validation-name="val1" office:value-type="float" office:value="2">
            <text:p>2</text:p>
          </table:table-cell>
          <table:table-cell office:value-type="string">
            <text:p>30717/21; 31641/21</text:p>
          </table:table-cell>
          <table:table-cell table:style-name="ce312" office:value-type="string">
            <text:p>hachis, marihuana, 2CB, coca,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 table:number-rows-repeated="1048471">
          <table:table-cell table:number-columns-repeated="3"/>
          <table:table-cell table:content-validation-name="val1"/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table-cell table:number-columns-repeated="3"/>
          <table:table-cell table:content-validation-name="val1"/>
          <table:table-cell table:number-columns-repeated="2"/>
          <table:table-cell table:content-validation-name="val1"/>
          <table:table-cell table:number-columns-repeated="1017"/>
        </table:table-row>
      </table:table>
      <table:table table:name="AGO 21" table:style-name="ta18" table:print="false">
        <table:table-column table:style-name="co26" table:default-cell-style-name="ce288"/>
        <table:table-column table:style-name="co56" table:default-cell-style-name="ce336"/>
        <table:table-column table:style-name="co57" table:default-cell-style-name="ce347"/>
        <table:table-column table:style-name="co58" table:default-cell-style-name="ce311"/>
        <table:table-column table:style-name="co63" table:default-cell-style-name="ce311"/>
        <table:table-column table:style-name="co19" table:default-cell-style-name="ce311"/>
        <table:table-column table:style-name="co60" table:default-cell-style-name="ce38"/>
        <table:table-column table:style-name="co61" table:default-cell-style-name="ce311"/>
        <table:table-column table:style-name="co62" table:default-cell-style-name="ce311"/>
        <table:table-column table:style-name="co1" table:number-columns-repeated="1015" table:default-cell-style-name="ce312"/>
        <table:table-row table:style-name="ro1">
          <table:table-cell table:style-name="ce7" office:value-type="string" table:number-columns-spanned="2" table:number-rows-spanned="1">
            <text:p>DIA CITA</text:p>
          </table:table-cell>
          <table:covered-table-cell table:style-name="ce19"/>
          <table:table-cell table:style-name="ce236" office:value-type="string">
            <text:p>FECHA LLAMADA</text:p>
          </table:table-cell>
          <table:table-cell table:style-name="ce38" table:content-validation-name="val1" office:value-type="string">
            <text:p>OBSERVACIONES</text:p>
          </table:table-cell>
          <table:table-cell table:style-name="ce38" office:value-type="string">
            <text:p>Comisaría / Cuerpo Policial</text:p>
          </table:table-cell>
          <table:table-cell table:style-name="ce38" office:value-type="string">
            <text:p>Teléfono</text:p>
          </table:table-cell>
          <table:table-cell table:content-validation-name="val1" office:value-type="string">
            <text:p>Nº Ates</text:p>
          </table:table-cell>
          <table:table-cell table:style-name="ce38" office:value-type="string">
            <text:p>Atestados o D. Policiales</text:p>
          </table:table-cell>
          <table:table-cell table:style-name="ce51" office:value-type="string">
            <text:p>Descripción</text:p>
          </table:table-cell>
          <table:table-cell table:style-name="ce38" table:number-columns-repeated="1015"/>
        </table:table-row>
        <table:table-row table:style-name="ro1" table:number-rows-repeated="2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5">
          <table:table-cell office:value-type="string">
            <text:p>lunes</text:p>
          </table:table-cell>
          <table:table-cell office:value-type="float" office:value="44410">
            <text:p>2-ago</text:p>
          </table:table-cell>
          <table:table-cell office:value-type="date" office:date-value="2021-07-01">
            <text:p>01/07/2021</text:p>
          </table:table-cell>
          <table:table-cell table:style-name="ce310" table:content-validation-name="val1" office:value-type="string">
            <text:p>del 02 al 13 dar menos citas solo un tramitador, 2021005358 telefonema</text:p>
          </table:table-cell>
          <table:table-cell office:value-type="string">
            <text:p>Comisaría Distrito de Centro</text:p>
          </table:table-cell>
          <table:table-cell table:style-name="ce325" office:value-type="float" office:value="915488124">
            <text:p>915488124</text:p>
          </table:table-cell>
          <table:table-cell table:style-name="ce59" office:value-type="float" office:value="5">
            <text:p>5</text:p>
          </table:table-cell>
          <table:table-cell table:style-name="ce318" office:value-type="string">
            <text:p>22477/21, 22673, 22690, 22703, 22826</text:p>
          </table:table-cell>
          <table:table-cell table:style-name="ce330" office:value-type="string">
            <text:p>(32 muestras) coca rosa, pastillas, ketamina, …..... Heroína, coca rosa, sustancia polvo</text:p>
          </table:table-cell>
          <table:table-cell table:style-name="ce330" table:number-columns-repeated="1015"/>
        </table:table-row>
        <table:table-row table:style-name="ro24">
          <table:table-cell office:value-type="string">
            <text:p>lunes</text:p>
          </table:table-cell>
          <table:table-cell office:value-type="float" office:value="44410">
            <text:p>2-ago</text:p>
          </table:table-cell>
          <table:table-cell office:value-type="date" office:date-value="2021-07-12">
            <text:p>12/07/2021</text:p>
          </table:table-cell>
          <table:table-cell table:style-name="ce310" table:content-validation-name="val1"/>
          <table:table-cell table:style-name="ce312" office:value-type="string">
            <text:p>Comisaría Distrito de Moratalaz</text:p>
          </table:table-cell>
          <table:table-cell table:style-name="ce367" office:value-type="float" office:value="913221364">
            <text:p>913221364</text:p>
          </table:table-cell>
          <table:table-cell table:content-validation-name="val1" office:value-type="float" office:value="1">
            <text:p>1</text:p>
          </table:table-cell>
          <table:table-cell table:style-name="ce318" office:value-type="string">
            <text:p>5033/21</text:p>
          </table:table-cell>
          <table:table-cell table:style-name="ce312" office:value-type="string">
            <text:p>marihua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office:value-type="string">
            <text:p>Martes</text:p>
          </table:table-cell>
          <table:table-cell office:value-type="float" office:value="44411">
            <text:p>3-ago</text:p>
          </table:table-cell>
          <table:table-cell table:style-name="ce354" office:value-type="float" office:value="44378">
            <text:p>01-07-21</text:p>
          </table:table-cell>
          <table:table-cell table:style-name="ce357" table:content-validation-name="val1"/>
          <table:table-cell table:style-name="ce360" office:value-type="string">
            <text:p>Comisaría Distrito de Puente de Vallecas</text:p>
          </table:table-cell>
          <table:table-cell office:value-type="float" office:value="669606690">
            <text:p>669606690</text:p>
          </table:table-cell>
          <table:table-cell table:style-name="ce364" table:content-validation-name="val1" office:value-type="float" office:value="5">
            <text:p>5</text:p>
          </table:table-cell>
          <table:table-cell office:value-type="string">
            <text:p>12898, 13386, 14565,14741,14798, <text:s/></text:p>
          </table:table-cell>
          <table:table-cell table:style-name="ce312" office:value-type="string">
            <text:p>bolsas de plastico con sustancia, hachis,…...... </text:p>
          </table:table-cell>
          <table:table-cell table:number-columns-repeated="1015"/>
        </table:table-row>
        <table:table-row table:style-name="ro24">
          <table:table-cell office:value-type="string">
            <text:p>Martes</text:p>
          </table:table-cell>
          <table:table-cell office:value-type="float" office:value="44411">
            <text:p>3-ago</text:p>
          </table:table-cell>
          <table:table-cell table:style-name="ce354" office:value-type="float" office:value="44389">
            <text:p>12-07-21</text:p>
          </table:table-cell>
          <table:table-cell table:style-name="ce357" table:content-validation-name="val1" office:value-type="string">
            <text:p>se añade 14579/21 reclamado</text:p>
          </table:table-cell>
          <table:table-cell table:style-name="ce360" office:value-type="string">
            <text:p>Comisaría Distrito de Latina</text:p>
          </table:table-cell>
          <table:table-cell office:value-type="float" office:value="913228649">
            <text:p>913228649</text:p>
          </table:table-cell>
          <table:table-cell table:style-name="ce364" table:content-validation-name="val1" office:value-type="float" office:value="2">
            <text:p>2</text:p>
          </table:table-cell>
          <table:table-cell office:value-type="string">
            <text:p>13503/21, 14579/21</text:p>
          </table:table-cell>
          <table:table-cell table:style-name="ce312" office:value-type="string">
            <text:p>coca, coca ,marihua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5">
          <table:table-cell table:style-name="ce336" office:value-type="string">
            <text:p>Miercoles</text:p>
          </table:table-cell>
          <table:table-cell office:value-type="float" office:value="44412">
            <text:p>4-ago</text:p>
          </table:table-cell>
          <table:table-cell office:value-type="date" office:date-value="2021-07-07">
            <text:p>07/07/2021</text:p>
          </table:table-cell>
          <table:table-cell table:style-name="ce310" table:content-validation-name="val1"/>
          <table:table-cell office:value-type="string">
            <text:p>Comisaría Distrito de Carabanchel</text:p>
          </table:table-cell>
          <table:table-cell office:value-type="float" office:value="913227519">
            <text:p>913227519</text:p>
          </table:table-cell>
          <table:table-cell table:content-validation-name="val1" office:value-type="float" office:value="6">
            <text:p>6</text:p>
          </table:table-cell>
          <table:table-cell table:style-name="ce367" office:value-type="string">
            <text:p>18748/21, 19162/21, 19707/21, 20362/21, 20592/21, 20740/21</text:p>
          </table:table-cell>
          <table:table-cell office:value-type="string">
            <text:p>polvo rosa, pastillas, hachis, hachis, polvo blanco, 20 paquetes de hachis, hachis, hachis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5">
          <table:table-cell office:value-type="string">
            <text:p>Jueves</text:p>
          </table:table-cell>
          <table:table-cell office:value-type="float" office:value="44413">
            <text:p>5-ago</text:p>
          </table:table-cell>
          <table:table-cell table:style-name="ce355" office:value-type="date" office:date-value="2021-07-05">
            <text:p>05/07/2021</text:p>
          </table:table-cell>
          <table:table-cell table:content-validation-name="val1"/>
          <table:table-cell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365" table:content-validation-name="val1" office:value-type="float" office:value="6">
            <text:p>6</text:p>
          </table:table-cell>
          <table:table-cell table:style-name="ce318" office:value-type="string">
            <text:p>del 21 :22851, 22852, 22860, 22883, 22886, 22992</text:p>
          </table:table-cell>
          <table:table-cell table:style-name="ce312" office:value-type="string">
            <text:p>heroína, maria, ghb mefredona, mefedrona, 11 muestras, coca, pastillas, coca …</text:p>
          </table:table-cell>
          <table:table-cell table:number-columns-repeated="1015"/>
        </table:table-row>
        <table:table-row table:style-name="ro1">
          <table:table-cell table:style-name="ce286"/>
          <table:table-cell table:style-name="ce353"/>
          <table:table-cell table:style-name="ce356"/>
          <table:table-cell table:style-name="ce358" table:content-validation-name="val1"/>
          <table:table-cell table:style-name="ce358" table:number-columns-repeated="2"/>
          <table:table-cell table:style-name="ce95" table:content-validation-name="val1"/>
          <table:table-cell table:style-name="ce358" table:number-columns-repeated="2"/>
          <table:table-cell table:style-name="ce371" table:number-columns-repeated="1015"/>
        </table:table-row>
        <table:table-row table:style-name="ro5">
          <table:table-cell office:value-type="string">
            <text:p>Viernes</text:p>
          </table:table-cell>
          <table:table-cell office:value-type="float" office:value="44414">
            <text:p>6-ago</text:p>
          </table:table-cell>
          <table:table-cell office:value-type="date" office:date-value="2021-07-07">
            <text:p>07/07/2021</text:p>
          </table:table-cell>
          <table:table-cell/>
          <table:table-cell office:value-type="string">
            <text:p>Comisaría Distrito de Ciudad Lineal</text:p>
          </table:table-cell>
          <table:table-cell office:value-type="float" office:value="913269435">
            <text:p>913269435</text:p>
          </table:table-cell>
          <table:table-cell table:content-validation-name="val1" office:value-type="float" office:value="4">
            <text:p>4</text:p>
          </table:table-cell>
          <table:table-cell table:style-name="ce318" office:value-type="string">
            <text:p>9852/21, 9424/21, 8784/21, 9165/21</text:p>
          </table:table-cell>
          <table:table-cell office:value-type="string">
            <text:p>hachis, hachis, sustancia roca, polvo blanco</text:p>
          </table:table-cell>
          <table:table-cell table:number-columns-repeated="1015"/>
        </table:table-row>
        <table:table-row table:style-name="ro24">
          <table:table-cell office:value-type="string">
            <text:p>Viernes</text:p>
          </table:table-cell>
          <table:table-cell office:value-type="float" office:value="44414">
            <text:p>6-ago</text:p>
          </table:table-cell>
          <table:table-cell office:value-type="date" office:date-value="2021-08-05">
            <text:p>05/08/2021</text:p>
          </table:table-cell>
          <table:table-cell/>
          <table:table-cell office:value-type="string">
            <text:p>Comisaría Distrito de San Blas - Vicálvaro</text:p>
          </table:table-cell>
          <table:table-cell office:value-type="string">
            <text:p>913135344/05</text:p>
          </table:table-cell>
          <table:table-cell table:content-validation-name="val1" office:value-type="float" office:value="1">
            <text:p>1</text:p>
          </table:table-cell>
          <table:table-cell table:style-name="ce318" office:value-type="string">
            <text:p>13401/21</text:p>
          </table:table-cell>
          <table:table-cell office:value-type="string">
            <text:p>sustancia roca, polvo</text:p>
          </table:table-cell>
          <table:table-cell table:number-columns-repeated="1015"/>
        </table:table-row>
        <table:table-row table:style-name="ro24">
          <table:table-cell office:value-type="string">
            <text:p>Viernes</text:p>
          </table:table-cell>
          <table:table-cell office:value-type="float" office:value="44414">
            <text:p>6-ago</text:p>
          </table:table-cell>
          <table:table-cell office:value-type="date" office:date-value="2021-07-08">
            <text:p>08/07/2021</text:p>
          </table:table-cell>
          <table:table-cell/>
          <table:table-cell office:value-type="string">
            <text:p>Comisaría Distrito de Arganzuela</text:p>
          </table:table-cell>
          <table:table-cell office:value-type="float" office:value="913221238">
            <text:p>913221238</text:p>
          </table:table-cell>
          <table:table-cell table:content-validation-name="val1" office:value-type="float" office:value="1">
            <text:p>1</text:p>
          </table:table-cell>
          <table:table-cell table:style-name="ce318" office:value-type="string">
            <text:p>12567/21</text:p>
          </table:table-cell>
          <table:table-cell office:value-type="string">
            <text:p>coca, coca</text:p>
          </table:table-cell>
          <table:table-cell table:number-columns-repeated="1015"/>
        </table:table-row>
        <table:table-row table:style-name="ro24">
          <table:table-cell office:value-type="string">
            <text:p>Viernes</text:p>
          </table:table-cell>
          <table:table-cell office:value-type="float" office:value="44414">
            <text:p>6-ago</text:p>
          </table:table-cell>
          <table:table-cell office:value-type="date" office:date-value="2021-07-12">
            <text:p>12/07/2021</text:p>
          </table:table-cell>
          <table:table-cell/>
          <table:table-cell office:value-type="string">
            <text:p>Unidad de coordinación judicial</text:p>
          </table:table-cell>
          <table:table-cell office:value-type="float" office:value="627549188">
            <text:p>627549188</text:p>
          </table:table-cell>
          <table:table-cell table:content-validation-name="val1" office:value-type="float" office:value="1">
            <text:p>1</text:p>
          </table:table-cell>
          <table:table-cell table:style-name="ce318" office:value-type="string">
            <text:p>2565-2021</text:p>
          </table:table-cell>
          <table:table-cell office:value-type="string">
            <text:p>marihua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5">
          <table:table-cell office:value-type="string">
            <text:p>Lunes</text:p>
          </table:table-cell>
          <table:table-cell office:value-type="float" office:value="44417">
            <text:p>9-ago</text:p>
          </table:table-cell>
          <table:table-cell table:style-name="ce355" office:value-type="date" office:date-value="2021-07-08">
            <text:p>08/07/2021</text:p>
          </table:table-cell>
          <table:table-cell table:content-validation-name="val1"/>
          <table:table-cell office:value-type="string">
            <text:p>Comisaría Distrito de Usera-Villaverde/ PJ Grupo Villaverde</text:p>
          </table:table-cell>
          <table:table-cell office:value-type="float" office:value="913188044">
            <text:p>913188044</text:p>
          </table:table-cell>
          <table:table-cell table:style-name="ce365" table:content-validation-name="val1" office:value-type="float" office:value="5">
            <text:p>5</text:p>
          </table:table-cell>
          <table:table-cell table:style-name="ce368" office:value-type="string">
            <text:p>del 21:18299, 19478, 17320, 17314, 19047, </text:p>
          </table:table-cell>
          <table:table-cell table:style-name="ce312" office:value-type="string">
            <text:p>coca, coca rosa, hachis, coca, marihuana, heroína, heroína, marihuana, coca</text:p>
          </table:table-cell>
          <table:table-cell table:number-columns-repeated="1015"/>
        </table:table-row>
        <table:table-row table:style-name="ro24">
          <table:table-cell office:value-type="string">
            <text:p>Lunes</text:p>
          </table:table-cell>
          <table:table-cell office:value-type="float" office:value="44417">
            <text:p>9-ago</text:p>
          </table:table-cell>
          <table:table-cell table:style-name="ce355" office:value-type="date" office:date-value="2021-07-03">
            <text:p>03/07/2021</text:p>
          </table:table-cell>
          <table:table-cell table:content-validation-name="val1" office:value-type="string">
            <text:p>viene del día 03 del 08</text:p>
          </table:table-cell>
          <table:table-cell office:value-type="string">
            <text:p>Comisaría Distrito de Latina</text:p>
          </table:table-cell>
          <table:table-cell office:value-type="float" office:value="913228649">
            <text:p>913228649</text:p>
          </table:table-cell>
          <table:table-cell table:style-name="ce365" table:content-validation-name="val1" office:value-type="float" office:value="2">
            <text:p>2</text:p>
          </table:table-cell>
          <table:table-cell table:style-name="ce368" office:value-type="string">
            <text:p>13503/21, 15508</text:p>
          </table:table-cell>
          <table:table-cell table:style-name="ce312" office:value-type="string">
            <text:p>coca, marihuana, hachis, marihuana</text:p>
          </table:table-cell>
          <table:table-cell table:number-columns-repeated="1015"/>
        </table:table-row>
        <table:table-row table:style-name="ro24">
          <table:table-cell office:value-type="string">
            <text:p>Lunes</text:p>
          </table:table-cell>
          <table:table-cell office:value-type="float" office:value="44417">
            <text:p>9-ago</text:p>
          </table:table-cell>
          <table:table-cell table:style-name="ce355" office:value-type="date" office:date-value="2021-08-03">
            <text:p>03/08/2021</text:p>
          </table:table-cell>
          <table:table-cell table:content-validation-name="val1"/>
          <table:table-cell office:value-type="string">
            <text:p>Comisaría Distrito de Chamartín</text:p>
          </table:table-cell>
          <table:table-cell office:value-type="float" office:value="913227914">
            <text:p>913227914</text:p>
          </table:table-cell>
          <table:table-cell table:style-name="ce365" table:content-validation-name="val1" office:value-type="float" office:value="1">
            <text:p>1</text:p>
          </table:table-cell>
          <table:table-cell table:style-name="ce368" office:value-type="string">
            <text:p>8440/21</text:p>
          </table:table-cell>
          <table:table-cell table:style-name="ce312" office:value-type="string">
            <text:p>caca</text:p>
          </table:table-cell>
          <table:table-cell table:number-columns-repeated="1015"/>
        </table:table-row>
        <table:table-row table:style-name="ro24">
          <table:table-cell office:value-type="string">
            <text:p>Lunes</text:p>
          </table:table-cell>
          <table:table-cell office:value-type="float" office:value="44417">
            <text:p>9-ago</text:p>
          </table:table-cell>
          <table:table-cell table:style-name="ce355" office:value-type="date" office:date-value="2021-07-13">
            <text:p>13/07/2021</text:p>
          </table:table-cell>
          <table:table-cell table:content-validation-name="val1"/>
          <table:table-cell office:value-type="string">
            <text:p>Comisaría Distrito de Ciudad Lineal</text:p>
          </table:table-cell>
          <table:table-cell office:value-type="float" office:value="913269454">
            <text:p>913269454</text:p>
          </table:table-cell>
          <table:table-cell table:style-name="ce365" table:content-validation-name="val1" office:value-type="float" office:value="1">
            <text:p>1</text:p>
          </table:table-cell>
          <table:table-cell table:style-name="ce368" office:value-type="string">
            <text:p>10288/21</text:p>
          </table:table-cell>
          <table:table-cell table:style-name="ce312" office:value-type="string">
            <text:p>marihua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5">
          <table:table-cell office:value-type="string">
            <text:p>Martes</text:p>
          </table:table-cell>
          <table:table-cell office:value-type="float" office:value="44418">
            <text:p>10-ago</text:p>
          </table:table-cell>
          <table:table-cell office:value-type="date" office:date-value="2021-07-05">
            <text:p>05/07/2021</text:p>
          </table:table-cell>
          <table:table-cell table:style-name="ce359" table:content-validation-name="val1"/>
          <table:table-cell table:style-name="ce360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365" table:content-validation-name="val1" office:value-type="float" office:value="5">
            <text:p>5</text:p>
          </table:table-cell>
          <table:table-cell table:style-name="ce318" office:value-type="string">
            <text:p>23031, 23038, 23048, 23054, 23074 </text:p>
          </table:table-cell>
          <table:table-cell table:style-name="ce312" office:value-type="string">
            <text:p>coca, hachis, pastillas…</text:p>
          </table:table-cell>
          <table:table-cell table:number-columns-repeated="1015"/>
        </table:table-row>
        <table:table-row table:style-name="ro24">
          <table:table-cell office:value-type="string">
            <text:p>Martes</text:p>
          </table:table-cell>
          <table:table-cell office:value-type="float" office:value="44418">
            <text:p>10-ago</text:p>
          </table:table-cell>
          <table:table-cell office:value-type="date" office:date-value="2021-08-05">
            <text:p>05/08/2021</text:p>
          </table:table-cell>
          <table:table-cell table:style-name="ce359" table:content-validation-name="val1"/>
          <table:table-cell table:style-name="ce5" office:value-type="string">
            <text:p>Guardia Civil de Valdemoro</text:p>
          </table:table-cell>
          <table:table-cell office:value-type="float" office:value="918099405">
            <text:p>918099405</text:p>
          </table:table-cell>
          <table:table-cell table:style-name="ce214" table:content-validation-name="val1" office:value-type="float" office:value="1">
            <text:p>1</text:p>
          </table:table-cell>
          <table:table-cell table:style-name="ce318" office:value-type="float" office:value="5507">
            <text:p>5507</text:p>
          </table:table-cell>
          <table:table-cell table:style-name="ce312" office:value-type="string">
            <text:p>marihuana hachis liquido</text:p>
          </table:table-cell>
          <table:table-cell table:number-columns-repeated="1015"/>
        </table:table-row>
        <table:table-row table:style-name="ro24">
          <table:table-cell office:value-type="string">
            <text:p>Martes</text:p>
          </table:table-cell>
          <table:table-cell office:value-type="float" office:value="44418">
            <text:p>10-ago</text:p>
          </table:table-cell>
          <table:table-cell office:value-type="date" office:date-value="2021-07-14">
            <text:p>14/07/2021</text:p>
          </table:table-cell>
          <table:table-cell table:style-name="ce318" table:content-validation-name="val1"/>
          <table:table-cell office:value-type="string">
            <text:p>Guardia Civil de Paracuellos de Jarama</text:p>
          </table:table-cell>
          <table:table-cell office:value-type="float" office:value="912688692">
            <text:p>912688692</text:p>
          </table:table-cell>
          <table:table-cell table:style-name="ce214" table:content-validation-name="val1" office:value-type="float" office:value="1">
            <text:p>1</text:p>
          </table:table-cell>
          <table:table-cell table:style-name="ce318" office:value-type="string">
            <text:p>2021-105226-226</text:p>
          </table:table-cell>
          <table:table-cell office:value-type="string">
            <text:p>marihua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office:value-type="string">
            <text:p>Miercoles</text:p>
          </table:table-cell>
          <table:table-cell office:value-type="float" office:value="44419">
            <text:p>11-ago</text:p>
          </table:table-cell>
          <table:table-cell office:value-type="date" office:date-value="2021-07-12">
            <text:p>12/07/2021</text:p>
          </table:table-cell>
          <table:table-cell/>
          <table:table-cell office:value-type="string">
            <text:p>Comisaría Distrito de Tetuán</text:p>
          </table:table-cell>
          <table:table-cell office:value-type="float" office:value="913221086">
            <text:p>913221086</text:p>
          </table:table-cell>
          <table:table-cell table:style-name="ce365" table:content-validation-name="val1" office:value-type="float" office:value="2">
            <text:p>2</text:p>
          </table:table-cell>
          <table:table-cell office:value-type="string">
            <text:p>4918/21, 13569/21</text:p>
          </table:table-cell>
          <table:table-cell table:style-name="ce312" office:value-type="string">
            <text:p>coca, marihuana, 11 bolsas de hachis</text:p>
          </table:table-cell>
          <table:table-cell table:number-columns-repeated="1015"/>
        </table:table-row>
        <table:table-row table:style-name="ro5">
          <table:table-cell office:value-type="string">
            <text:p>Miercoles</text:p>
          </table:table-cell>
          <table:table-cell office:value-type="float" office:value="44419">
            <text:p>11-ago</text:p>
          </table:table-cell>
          <table:table-cell office:value-type="date" office:date-value="2021-07-12">
            <text:p>12/07/2021</text:p>
          </table:table-cell>
          <table:table-cell office:value-type="string">
            <text:p>y 9/08/21</text:p>
          </table:table-cell>
          <table:table-cell office:value-type="string">
            <text:p>Comisaría Distrito de Chamberí</text:p>
          </table:table-cell>
          <table:table-cell office:value-type="string">
            <text:p>913223269/70</text:p>
          </table:table-cell>
          <table:table-cell table:style-name="ce214" table:content-validation-name="val1" office:value-type="float" office:value="4">
            <text:p>4</text:p>
          </table:table-cell>
          <table:table-cell table:style-name="ce318" office:value-type="string">
            <text:p>7716/21, 9687/21, 11679; 12082/21</text:p>
          </table:table-cell>
          <table:table-cell table:style-name="ce312" office:value-type="string">
            <text:p>coca, hachis, coca, coca rosa, pastilla, extasis,3 pollos de coca </text:p>
          </table:table-cell>
          <table:table-cell table:number-columns-repeated="1015"/>
        </table:table-row>
        <table:table-row table:style-name="ro24">
          <table:table-cell office:value-type="string">
            <text:p>Miercoles</text:p>
          </table:table-cell>
          <table:table-cell office:value-type="float" office:value="44419">
            <text:p>11-ago</text:p>
          </table:table-cell>
          <table:table-cell office:value-type="date" office:date-value="2021-07-13">
            <text:p>13/07/2021</text:p>
          </table:table-cell>
          <table:table-cell/>
          <table:table-cell office:value-type="string">
            <text:p>Guardia Civil de Tres Cantos</text:p>
          </table:table-cell>
          <table:table-cell office:value-type="float" office:value="627283928">
            <text:p>627283928</text:p>
          </table:table-cell>
          <table:table-cell table:style-name="ce214" table:content-validation-name="val1" office:value-type="float" office:value="1">
            <text:p>1</text:p>
          </table:table-cell>
          <table:table-cell table:style-name="ce318" office:value-type="string">
            <text:p>2021-365-1776</text:p>
          </table:table-cell>
          <table:table-cell table:style-name="ce312" office:value-type="string">
            <text:p>hachis, marihua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5">
          <table:table-cell office:value-type="string">
            <text:p>Jueves</text:p>
          </table:table-cell>
          <table:table-cell office:value-type="float" office:value="44420">
            <text:p>12-ago</text:p>
          </table:table-cell>
          <table:table-cell table:style-name="ce355" office:value-type="date" office:date-value="2021-07-12">
            <text:p>12/07/2021</text:p>
          </table:table-cell>
          <table:table-cell/>
          <table:table-cell table:style-name="ce330" office:value-type="string">
            <text:p>Comisaría Local de Torrejón de Ardoz</text:p>
          </table:table-cell>
          <table:table-cell table:style-name="ce325" office:value-type="float" office:value="913220627">
            <text:p>913220627</text:p>
          </table:table-cell>
          <table:table-cell table:style-name="ce365" table:content-validation-name="val1" office:value-type="float" office:value="6">
            <text:p>6</text:p>
          </table:table-cell>
          <table:table-cell table:style-name="ce318" office:value-type="string">
            <text:p>del 21:8022, 8331, 8918, 9281, 9284,7789/21</text:p>
          </table:table-cell>
          <table:table-cell table:style-name="ce312" office:value-type="string">
            <text:p>hachis, hachis, hachis, hachis, marihuana, marihuana, hachis, </text:p>
          </table:table-cell>
          <table:table-cell table:number-columns-repeated="1015"/>
        </table:table-row>
        <table:table-row table:style-name="ro24">
          <table:table-cell office:value-type="string">
            <text:p>Jueves</text:p>
          </table:table-cell>
          <table:table-cell office:value-type="float" office:value="44420">
            <text:p>12-ago</text:p>
          </table:table-cell>
          <table:table-cell table:style-name="ce355" office:value-type="date" office:date-value="2021-07-14">
            <text:p>14/07/2021</text:p>
          </table:table-cell>
          <table:table-cell/>
          <table:table-cell table:style-name="ce330" office:value-type="string">
            <text:p>Guardia Civil de Arganda del Rey</text:p>
          </table:table-cell>
          <table:table-cell table:style-name="ce325" office:value-type="float" office:value="918710059">
            <text:p>918710059</text:p>
          </table:table-cell>
          <table:table-cell table:style-name="ce214" table:content-validation-name="val1" office:value-type="float" office:value="2">
            <text:p>2</text:p>
          </table:table-cell>
          <table:table-cell table:style-name="ce318" office:value-type="string">
            <text:p>2021-337-3079, 2021-337-3285</text:p>
          </table:table-cell>
          <table:table-cell table:style-name="ce312" office:value-type="string">
            <text:p>hachis, marihuana, coca, hachis, marihua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4">
          <table:table-cell office:value-type="string">
            <text:p>Viernes</text:p>
          </table:table-cell>
          <table:table-cell office:value-type="float" office:value="44421">
            <text:p>13-ago</text:p>
          </table:table-cell>
          <table:table-cell office:value-type="date" office:date-value="2021-07-08">
            <text:p>08/07/2021</text:p>
          </table:table-cell>
          <table:table-cell table:style-name="ce310" table:content-validation-name="val1" office:value-type="string">
            <text:p>del 02 al 13 dar menos citas solo un tramitador</text:p>
          </table:table-cell>
          <table:table-cell table:style-name="ce361" office:value-type="string">
            <text:p>Comisaría Distrito de Usera-Villaverde/ PJ Grupo Villaverde</text:p>
          </table:table-cell>
          <table:table-cell office:value-type="float" office:value="913188044">
            <text:p>913188044</text:p>
          </table:table-cell>
          <table:table-cell table:style-name="ce365" table:content-validation-name="val1" office:value-type="float" office:value="3">
            <text:p>3</text:p>
          </table:table-cell>
          <table:table-cell table:style-name="ce318" office:value-type="string">
            <text:p>del 21:14236, 21414, 22146</text:p>
          </table:table-cell>
          <table:table-cell table:style-name="ce312" office:value-type="string">
            <text:p>coca rosa, coca, coca</text:p>
          </table:table-cell>
          <table:table-cell table:number-columns-repeated="1015"/>
        </table:table-row>
        <table:table-row table:style-name="ro24">
          <table:table-cell office:value-type="string">
            <text:p>Viernes</text:p>
          </table:table-cell>
          <table:table-cell office:value-type="float" office:value="44421">
            <text:p>13-ago</text:p>
          </table:table-cell>
          <table:table-cell office:value-type="date" office:date-value="2021-07-13">
            <text:p>13/07/2021</text:p>
          </table:table-cell>
          <table:table-cell table:style-name="ce318" table:content-validation-name="val1" office:value-type="string">
            <text:p>se añade 3290/21 el 27 de julio</text:p>
          </table:table-cell>
          <table:table-cell table:style-name="ce373" office:value-type="string">
            <text:p>Comisaría Estación de Atocha</text:p>
          </table:table-cell>
          <table:table-cell table:style-name="ce362" office:value-type="float" office:value="915274627">
            <text:p>915274627</text:p>
          </table:table-cell>
          <table:table-cell table:style-name="ce214" table:content-validation-name="val1" office:value-type="float" office:value="3">
            <text:p>3</text:p>
          </table:table-cell>
          <table:table-cell table:style-name="ce318" office:value-type="string">
            <text:p>2954/21, 2955/21, 3290/21</text:p>
          </table:table-cell>
          <table:table-cell table:style-name="ce312" office:value-type="string">
            <text:p>extasis, hachis, pastillas y bolsa de coca </text:p>
          </table:table-cell>
          <table:table-cell table:number-columns-repeated="1015"/>
        </table:table-row>
        <table:table-row table:style-name="ro24">
          <table:table-cell office:value-type="string">
            <text:p>Viernes</text:p>
          </table:table-cell>
          <table:table-cell office:value-type="float" office:value="44421">
            <text:p>13-ago</text:p>
          </table:table-cell>
          <table:table-cell office:value-type="date" office:date-value="2021-07-14">
            <text:p>14/07/2021</text:p>
          </table:table-cell>
          <table:table-cell table:style-name="ce318" table:content-validation-name="val1"/>
          <table:table-cell table:style-name="ce373" office:value-type="string">
            <text:p>Guardia Civil de San Agustín de Guadalix</text:p>
          </table:table-cell>
          <table:table-cell table:style-name="ce362" office:value-type="float" office:value="918489974">
            <text:p>918489974</text:p>
          </table:table-cell>
          <table:table-cell table:style-name="ce214" table:content-validation-name="val1" office:value-type="float" office:value="1">
            <text:p>1</text:p>
          </table:table-cell>
          <table:table-cell table:style-name="ce318" office:value-type="string">
            <text:p>2021-6095-0831</text:p>
          </table:table-cell>
          <table:table-cell table:style-name="ce312" office:value-type="string">
            <text:p>marihua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4">
          <table:table-cell office:value-type="string">
            <text:p>Lunes</text:p>
          </table:table-cell>
          <table:table-cell office:value-type="float" office:value="44424">
            <text:p>16-ago</text:p>
          </table:table-cell>
          <table:table-cell table:style-name="ce355" office:value-type="date" office:date-value="2021-07-05">
            <text:p>05/07/2021</text:p>
          </table:table-cell>
          <table:table-cell table:content-validation-name="val1" office:value-type="string">
            <text:p>telefonema 2021005571</text:p>
          </table:table-cell>
          <table:table-cell table:style-name="ce330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content-validation-name="val1" office:value-type="float" office:value="4">
            <text:p>4</text:p>
          </table:table-cell>
          <table:table-cell table:style-name="ce318" office:value-type="string">
            <text:p>23095,23128, 23165, 23175</text:p>
          </table:table-cell>
          <table:table-cell table:style-name="ce312" office:value-type="string">
            <text:p>ketamina, coca, ghb, …...</text:p>
          </table:table-cell>
          <table:table-cell table:number-columns-repeated="1015"/>
        </table:table-row>
        <table:table-row table:style-name="ro24">
          <table:table-cell office:value-type="string">
            <text:p>Lunes</text:p>
          </table:table-cell>
          <table:table-cell office:value-type="float" office:value="44424">
            <text:p>16-ago</text:p>
          </table:table-cell>
          <table:table-cell table:style-name="ce355" office:value-type="date" office:date-value="2021-07-14">
            <text:p>14/07/2021</text:p>
          </table:table-cell>
          <table:table-cell table:content-validation-name="val1"/>
          <table:table-cell table:style-name="ce330" office:value-type="string">
            <text:p>(GOIZ II) Grupo Operativo de Investigación zonal II</text:p>
          </table:table-cell>
          <table:table-cell office:value-type="float" office:value="910330465">
            <text:p>910330465</text:p>
          </table:table-cell>
          <table:table-cell table:content-validation-name="val1" office:value-type="float" office:value="1">
            <text:p>1</text:p>
          </table:table-cell>
          <table:table-cell table:style-name="ce318" office:value-type="string">
            <text:p>92/21</text:p>
          </table:table-cell>
          <table:table-cell table:style-name="ce312" office:value-type="string">
            <text:p>3 actas, 1 muestra sustancia roca, sustancia color blanco </text:p>
          </table:table-cell>
          <table:table-cell table:number-columns-repeated="1015"/>
        </table:table-row>
        <table:table-row table:style-name="ro24">
          <table:table-cell office:value-type="string">
            <text:p>Lunes</text:p>
          </table:table-cell>
          <table:table-cell office:value-type="float" office:value="44424">
            <text:p>16-ago</text:p>
          </table:table-cell>
          <table:table-cell table:style-name="ce355" office:value-type="date" office:date-value="2021-07-14">
            <text:p>14/07/2021</text:p>
          </table:table-cell>
          <table:table-cell table:content-validation-name="val1"/>
          <table:table-cell table:style-name="ce330" office:value-type="string">
            <text:p>Guardia Civil de Pinto</text:p>
          </table:table-cell>
          <table:table-cell office:value-type="float" office:value="916910103">
            <text:p>916910103</text:p>
          </table:table-cell>
          <table:table-cell table:content-validation-name="val1" office:value-type="float" office:value="3">
            <text:p>3</text:p>
          </table:table-cell>
          <table:table-cell table:style-name="ce318" office:value-type="string">
            <text:p>2841/21, 2847/21, 2959/21</text:p>
          </table:table-cell>
          <table:table-cell table:style-name="ce312" office:value-type="string">
            <text:p>hachis, hachis, coca, coca, ketamina, coca rosa</text:p>
          </table:table-cell>
          <table:table-cell table:number-columns-repeated="1015"/>
        </table:table-row>
        <table:table-row table:style-name="ro24">
          <table:table-cell office:value-type="string">
            <text:p>Lunes</text:p>
          </table:table-cell>
          <table:table-cell office:value-type="float" office:value="44424">
            <text:p>16-ago</text:p>
          </table:table-cell>
          <table:table-cell table:style-name="ce355" office:value-type="date" office:date-value="2021-07-14">
            <text:p>14/07/2021</text:p>
          </table:table-cell>
          <table:table-cell table:content-validation-name="val1"/>
          <table:table-cell table:style-name="ce330" office:value-type="string">
            <text:p>Guardia Civil de Las Rozas</text:p>
          </table:table-cell>
          <table:table-cell office:value-type="float" office:value="675199867">
            <text:p>675199867</text:p>
          </table:table-cell>
          <table:table-cell table:content-validation-name="val1" office:value-type="float" office:value="1">
            <text:p>1</text:p>
          </table:table-cell>
          <table:table-cell table:style-name="ce318" office:value-type="string">
            <text:p>2021-263-3269</text:p>
          </table:table-cell>
          <table:table-cell table:style-name="ce312" office:value-type="string">
            <text:p>coc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6">
          <table:table-cell table:style-name="ce17" office:value-type="string">
            <text:p>Martes</text:p>
          </table:table-cell>
          <table:table-cell office:value-type="float" office:value="44425">
            <text:p>17-ago</text:p>
          </table:table-cell>
          <table:table-cell table:style-name="ce355" office:value-type="date" office:date-value="2021-06-29">
            <text:p>29/06/2021</text:p>
          </table:table-cell>
          <table:table-cell table:style-name="ce310" office:value-type="string">
            <text:p>viene del 27 de Julio (se anulo). NO vienen, llamaran para pedir nueva cita.</text:p>
          </table:table-cell>
          <table:table-cell table:style-name="ce330" office:value-type="string">
            <text:p>Comisaría Distrito de Salamanca</text:p>
          </table:table-cell>
          <table:table-cell office:value-type="float" office:value="913225570">
            <text:p>913225570</text:p>
          </table:table-cell>
          <table:table-cell table:style-name="ce63" table:content-validation-name="val1" office:value-type="float" office:value="8">
            <text:p>8</text:p>
          </table:table-cell>
          <table:table-cell table:style-name="ce318" office:value-type="string">
            <text:p>del 21 :3651, 9776, 10061, 10666,10823, 11226, 12753, 12414</text:p>
          </table:table-cell>
          <table:table-cell table:style-name="ce312" office:value-type="string">
            <text:p>hachis, pastillas, marihuana, polvo rosa, marihuana, <text:s/>15 envoltorios de coca, marihuana, coca, coca, coca,</text:p>
          </table:table-cell>
          <table:table-cell table:number-columns-repeated="1015"/>
        </table:table-row>
        <table:table-row table:style-name="ro24">
          <table:table-cell office:value-type="string">
            <text:p>Martes</text:p>
          </table:table-cell>
          <table:table-cell office:value-type="float" office:value="44425">
            <text:p>17-ago</text:p>
          </table:table-cell>
          <table:table-cell office:value-type="date" office:date-value="2021-07-15">
            <text:p>15/07/2021</text:p>
          </table:table-cell>
          <table:table-cell table:style-name="ce318" table:content-validation-name="val1"/>
          <table:table-cell table:style-name="ce361" office:value-type="string">
            <text:p>Guardia Civil de Mejorada del Campo</text:p>
          </table:table-cell>
          <table:table-cell table:style-name="ce363" office:value-type="float" office:value="9167993147">
            <text:p>9167993147</text:p>
          </table:table-cell>
          <table:table-cell table:content-validation-name="val1" office:value-type="float" office:value="2">
            <text:p>2</text:p>
          </table:table-cell>
          <table:table-cell table:style-name="ce345" office:value-type="string">
            <text:p>20213341091, 2021-334-2106</text:p>
          </table:table-cell>
          <table:table-cell office:value-type="string">
            <text:p>coca, coca</text:p>
          </table:table-cell>
          <table:table-cell table:number-columns-repeated="1015"/>
        </table:table-row>
        <table:table-row table:style-name="ro5">
          <table:table-cell office:value-type="string">
            <text:p>Martes</text:p>
          </table:table-cell>
          <table:table-cell office:value-type="float" office:value="44425">
            <text:p>17-ago</text:p>
          </table:table-cell>
          <table:table-cell office:value-type="date" office:date-value="2021-07-23">
            <text:p>23/07/2021</text:p>
          </table:table-cell>
          <table:table-cell table:style-name="ce318" table:content-validation-name="val1" office:value-type="string">
            <text:p>añadido el 9/08/21atestado 102/21</text:p>
          </table:table-cell>
          <table:table-cell table:style-name="ce361" office:value-type="string">
            <text:p>(GOIZ III) Grupo Operativo de Investigación zonal II</text:p>
          </table:table-cell>
          <table:table-cell table:style-name="ce363" office:value-type="float" office:value="913220463">
            <text:p>913220463</text:p>
          </table:table-cell>
          <table:table-cell table:content-validation-name="val1" office:value-type="float" office:value="2">
            <text:p>2</text:p>
          </table:table-cell>
          <table:table-cell table:style-name="ce345" office:value-type="string">
            <text:p>95/21, 102/21</text:p>
          </table:table-cell>
          <table:table-cell office:value-type="string">
            <text:p>hachis, pastillas, bascula, hachis</text:p>
          </table:table-cell>
          <table:table-cell table:number-columns-repeated="1015"/>
        </table:table-row>
        <table:table-row table:style-name="ro24">
          <table:table-cell office:value-type="string">
            <text:p>Martes</text:p>
          </table:table-cell>
          <table:table-cell office:value-type="float" office:value="44425">
            <text:p>17-ago</text:p>
          </table:table-cell>
          <table:table-cell office:value-type="date" office:date-value="2021-07-19">
            <text:p>19/07/2021</text:p>
          </table:table-cell>
          <table:table-cell table:style-name="ce318" table:content-validation-name="val1"/>
          <table:table-cell table:style-name="ce361" office:value-type="string">
            <text:p>Guardia Civil de Galapagar</text:p>
          </table:table-cell>
          <table:table-cell table:style-name="ce363" office:value-type="float" office:value="918580031">
            <text:p>918580031</text:p>
          </table:table-cell>
          <table:table-cell table:content-validation-name="val1" office:value-type="float" office:value="1">
            <text:p>1</text:p>
          </table:table-cell>
          <table:table-cell table:style-name="ce345" office:value-type="string">
            <text:p>2310/21</text:p>
          </table:table-cell>
          <table:table-cell office:value-type="string">
            <text:p>hachis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4">
          <table:table-cell office:value-type="string">
            <text:p>Miercoles</text:p>
          </table:table-cell>
          <table:table-cell office:value-type="float" office:value="44426">
            <text:p>18-ago</text:p>
          </table:table-cell>
          <table:table-cell office:value-type="date" office:date-value="2021-07-16">
            <text:p>16/07/2021</text:p>
          </table:table-cell>
          <table:table-cell table:content-validation-name="val1"/>
          <table:table-cell table:style-name="ce330" office:value-type="string">
            <text:p>Comisaría Distrito de Moncloa / Aravaca</text:p>
          </table:table-cell>
          <table:table-cell office:value-type="float" office:value="915488147">
            <text:p>915488147</text:p>
          </table:table-cell>
          <table:table-cell table:style-name="ce63" table:content-validation-name="val1" office:value-type="float" office:value="2">
            <text:p>2</text:p>
          </table:table-cell>
          <table:table-cell table:style-name="ce345" office:value-type="string">
            <text:p>7767/21,7371/21</text:p>
          </table:table-cell>
          <table:table-cell table:style-name="ce351" office:value-type="string">
            <text:p>hachis, sustancia roca</text:p>
          </table:table-cell>
          <table:table-cell table:style-name="ce5" table:number-columns-repeated="10"/>
          <table:table-cell table:number-columns-repeated="1005"/>
        </table:table-row>
        <table:table-row table:style-name="ro24">
          <table:table-cell office:value-type="string">
            <text:p>Miercoles</text:p>
          </table:table-cell>
          <table:table-cell office:value-type="float" office:value="44426">
            <text:p>18-ago</text:p>
          </table:table-cell>
          <table:table-cell office:value-type="date" office:date-value="2021-07-16">
            <text:p>16/07/2021</text:p>
          </table:table-cell>
          <table:table-cell table:content-validation-name="val1"/>
          <table:table-cell table:style-name="ce330" office:value-type="string">
            <text:p>Policia Nacional UDYCO Central Grupo 1</text:p>
          </table:table-cell>
          <table:table-cell office:value-type="float" office:value="915822523">
            <text:p>915822523</text:p>
          </table:table-cell>
          <table:table-cell table:style-name="ce63" table:content-validation-name="val1" office:value-type="float" office:value="1">
            <text:p>1</text:p>
          </table:table-cell>
          <table:table-cell table:style-name="ce345" office:value-type="string">
            <text:p>451/21</text:p>
          </table:table-cell>
          <table:table-cell table:style-name="ce351" office:value-type="string">
            <text:p>ketamina, coca, coca rosa, marihuana</text:p>
          </table:table-cell>
          <table:table-cell table:style-name="ce5" table:number-columns-repeated="10"/>
          <table:table-cell table:number-columns-repeated="1005"/>
        </table:table-row>
        <table:table-row table:style-name="ro24">
          <table:table-cell office:value-type="string">
            <text:p>Miercoles</text:p>
          </table:table-cell>
          <table:table-cell office:value-type="float" office:value="44426">
            <text:p>18-ago</text:p>
          </table:table-cell>
          <table:table-cell/>
          <table:table-cell table:content-validation-name="val1"/>
          <table:table-cell table:style-name="ce330" office:value-type="string">
            <text:p>Guardia Civil de Navalcarnero</text:p>
          </table:table-cell>
          <table:table-cell office:value-type="float" office:value="629849069">
            <text:p>629849069</text:p>
          </table:table-cell>
          <table:table-cell table:style-name="ce63" table:content-validation-name="val1" office:value-type="float" office:value="2">
            <text:p>2</text:p>
          </table:table-cell>
          <table:table-cell table:style-name="ce345" office:value-type="string">
            <text:p>2638/21, 2437/21</text:p>
          </table:table-cell>
          <table:table-cell table:style-name="ce351" office:value-type="string">
            <text:p>hachis, hachis, coca</text:p>
          </table:table-cell>
          <table:table-cell table:style-name="ce5" table:number-columns-repeated="10"/>
          <table:table-cell table:number-columns-repeated="1005"/>
        </table:table-row>
        <table:table-row table:style-name="ro24">
          <table:table-cell office:value-type="string">
            <text:p>Miercoles</text:p>
          </table:table-cell>
          <table:table-cell/>
          <table:table-cell office:value-type="date" office:date-value="2021-08-17">
            <text:p>17/08/2021</text:p>
          </table:table-cell>
          <table:table-cell table:content-validation-name="val1"/>
          <table:table-cell table:style-name="ce330" office:value-type="string">
            <text:p>Comisaría Distrito de Salamanca</text:p>
          </table:table-cell>
          <table:table-cell/>
          <table:table-cell table:style-name="ce63" table:content-validation-name="val1" office:value-type="float" office:value="2">
            <text:p>2</text:p>
          </table:table-cell>
          <table:table-cell table:style-name="ce345" office:value-type="string">
            <text:p>9776/21; 10061/21</text:p>
          </table:table-cell>
          <table:table-cell table:style-name="ce351"/>
          <table:table-cell table:style-name="ce5" table:number-columns-repeated="10"/>
          <table:table-cell table:number-columns-repeated="1005"/>
        </table:table-row>
        <table:table-row table:style-name="ro24">
          <table:table-cell office:value-type="string">
            <text:p>Miercoles</text:p>
          </table:table-cell>
          <table:table-cell office:value-type="float" office:value="44426">
            <text:p>18-ago</text:p>
          </table:table-cell>
          <table:table-cell office:value-type="date" office:date-value="2021-07-16">
            <text:p>16/07/2021</text:p>
          </table:table-cell>
          <table:table-cell table:content-validation-name="val1"/>
          <table:table-cell table:style-name="ce330" office:value-type="string">
            <text:p>Guardia Civil de Colmenar Viejo</text:p>
          </table:table-cell>
          <table:table-cell office:value-type="float" office:value="918450163">
            <text:p>918450163</text:p>
          </table:table-cell>
          <table:table-cell table:style-name="ce63" table:content-validation-name="val1" office:value-type="float" office:value="1">
            <text:p>1</text:p>
          </table:table-cell>
          <table:table-cell table:style-name="ce345" office:value-type="string">
            <text:p>2693/21</text:p>
          </table:table-cell>
          <table:table-cell table:style-name="ce351" office:value-type="string">
            <text:p>hachis, coca</text:p>
          </table:table-cell>
          <table:table-cell table:style-name="ce5" table:number-columns-repeated="10"/>
          <table:table-cell table:number-columns-repeated="100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315"/>
          <table:table-cell table:style-name="ce71"/>
          <table:table-cell table:style-name="ce366" table:content-validation-name="val1"/>
          <table:table-cell table:style-name="ce369"/>
          <table:table-cell table:style-name="ce370"/>
          <table:table-cell table:style-name="ce372" table:number-columns-repeated="10"/>
          <table:table-cell table:style-name="ce315" table:number-columns-repeated="1005"/>
        </table:table-row>
        <table:table-row table:style-name="ro5">
          <table:table-cell office:value-type="string">
            <text:p>Jueves</text:p>
          </table:table-cell>
          <table:table-cell office:value-type="float" office:value="44427">
            <text:p>19-ago</text:p>
          </table:table-cell>
          <table:table-cell office:value-type="date" office:date-value="2021-07-13">
            <text:p>13/07/2021</text:p>
          </table:table-cell>
          <table:table-cell table:content-validation-name="val1"/>
          <table:table-cell table:style-name="ce330" office:value-type="string">
            <text:p>Guardia Civil Compañía Fiscal Aeropuerto Barajas</text:p>
          </table:table-cell>
          <table:table-cell office:value-type="float" office:value="917466549">
            <text:p>917466549</text:p>
          </table:table-cell>
          <table:table-cell table:style-name="ce63" table:content-validation-name="val1" office:value-type="float" office:value="10">
            <text:p>10</text:p>
          </table:table-cell>
          <table:table-cell table:style-name="ce345" office:value-type="string">
            <text:p>del 21: 391, 455, 581, 583, 602, 603, 626, 698, 700, 711</text:p>
          </table:table-cell>
          <table:table-cell table:style-name="ce312" office:value-type="string">
            <text:p>marihuana, hachis, coca, coca, coca</text:p>
          </table:table-cell>
          <table:table-cell table:style-name="ce5" table:number-columns-repeated="10"/>
          <table:table-cell table:number-columns-repeated="1005"/>
        </table:table-row>
        <table:table-row table:style-name="ro1">
          <table:table-cell office:value-type="string">
            <text:p>Jueves</text:p>
          </table:table-cell>
          <table:table-cell office:value-type="float" office:value="44427">
            <text:p>19-ago</text:p>
          </table:table-cell>
          <table:table-cell/>
          <table:table-cell table:content-validation-name="val1"/>
          <table:table-cell table:style-name="ce330"/>
          <table:table-cell/>
          <table:table-cell table:style-name="ce63" table:content-validation-name="val1"/>
          <table:table-cell table:style-name="ce345"/>
          <table:table-cell table:style-name="ce312"/>
          <table:table-cell table:style-name="ce5" table:number-columns-repeated="10"/>
          <table:table-cell table:number-columns-repeated="100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6">
          <table:table-cell office:value-type="string">
            <text:p>Viernes</text:p>
          </table:table-cell>
          <table:table-cell office:value-type="float" office:value="44428">
            <text:p>20-ago</text:p>
          </table:table-cell>
          <table:table-cell office:value-type="date" office:date-value="2021-07-13">
            <text:p>13/07/2021</text:p>
          </table:table-cell>
          <table:table-cell table:style-name="ce318" table:content-validation-name="val1" office:value-type="string">
            <text:p>telefonema 2021005822</text:p>
          </table:table-cell>
          <table:table-cell table:style-name="ce360" office:value-type="string">
            <text:p>Comisaría Distrito de Centro</text:p>
          </table:table-cell>
          <table:table-cell table:style-name="ce363" office:value-type="float" office:value="915488124">
            <text:p>915488124</text:p>
          </table:table-cell>
          <table:table-cell table:style-name="ce365" table:content-validation-name="val1" office:value-type="float" office:value="8">
            <text:p>8</text:p>
          </table:table-cell>
          <table:table-cell table:style-name="ce318" office:value-type="string">
            <text:p>del 21: 23179, 23294, 23803, 23834, 24003, 24006, 24008, 24257</text:p>
          </table:table-cell>
          <table:table-cell table:style-name="ce312" office:value-type="string">
            <text:p>mefedrona, ghb, sildenafilo, marihuana, coca rosa, coca. Ghb, marihuana, ketamina,hachis</text:p>
          </table:table-cell>
          <table:table-cell table:number-columns-repeated="1015"/>
        </table:table-row>
        <table:table-row table:style-name="ro24">
          <table:table-cell office:value-type="string">
            <text:p>Viernes</text:p>
          </table:table-cell>
          <table:table-cell office:value-type="float" office:value="44428">
            <text:p>20-ago</text:p>
          </table:table-cell>
          <table:table-cell office:value-type="date" office:date-value="2021-07-20">
            <text:p>20/07/2021</text:p>
          </table:table-cell>
          <table:table-cell table:content-validation-name="val1"/>
          <table:table-cell table:style-name="ce5" office:value-type="string">
            <text:p>Brigada Provincial de Extranjeria y Fronteras (B.P.E.F.) Grupo II</text:p>
          </table:table-cell>
          <table:table-cell table:style-name="ce363" office:value-type="float" office:value="913228604">
            <text:p>913228604</text:p>
          </table:table-cell>
          <table:table-cell table:style-name="ce365" office:value-type="float" office:value="2">
            <text:p>2</text:p>
          </table:table-cell>
          <table:table-cell table:style-name="ce318" office:value-type="string">
            <text:p>6377/21, 6421/21</text:p>
          </table:table-cell>
          <table:table-cell table:style-name="ce312" office:value-type="string">
            <text:p>coca, marihuana</text:p>
          </table:table-cell>
          <table:table-cell table:number-columns-repeated="1015"/>
        </table:table-row>
        <table:table-row table:style-name="ro24">
          <table:table-cell office:value-type="string">
            <text:p>Viernes</text:p>
          </table:table-cell>
          <table:table-cell office:value-type="float" office:value="44428">
            <text:p>20-ago</text:p>
          </table:table-cell>
          <table:table-cell office:value-type="date" office:date-value="2021-07-20">
            <text:p>20/07/2021</text:p>
          </table:table-cell>
          <table:table-cell table:style-name="ce318" table:content-validation-name="val1"/>
          <table:table-cell table:style-name="ce361" office:value-type="string">
            <text:p>Comisaría Distrito de Tetuán</text:p>
          </table:table-cell>
          <table:table-cell table:style-name="ce363" office:value-type="float" office:value="913221086">
            <text:p>913221086</text:p>
          </table:table-cell>
          <table:table-cell table:style-name="ce365" table:content-validation-name="val1" office:value-type="float" office:value="3">
            <text:p>3</text:p>
          </table:table-cell>
          <table:table-cell table:style-name="ce318" office:value-type="string">
            <text:p>13732/21, 13442/21, 14423/21</text:p>
          </table:table-cell>
          <table:table-cell table:style-name="ce312" office:value-type="string">
            <text:p>coca, hachis, matanfetami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>
          <table:table-cell office:value-type="string">
            <text:p>Lunes</text:p>
          </table:table-cell>
          <table:table-cell office:value-type="float" office:value="44431">
            <text:p>23-ago</text:p>
          </table:table-cell>
          <table:table-cell table:style-name="ce355" office:value-type="date" office:date-value="2021-07-20">
            <text:p>20/07/2021</text:p>
          </table:table-cell>
          <table:table-cell table:content-validation-name="val1"/>
          <table:table-cell table:style-name="ce5" office:value-type="string">
            <text:p>Comisaría Local de Coslada - San Fernando</text:p>
          </table:table-cell>
          <table:table-cell table:style-name="ce351" office:value-type="float" office:value="916746768">
            <text:p>916746768</text:p>
          </table:table-cell>
          <table:table-cell table:style-name="ce364" table:content-validation-name="val1" office:value-type="float" office:value="1">
            <text:p>1</text:p>
          </table:table-cell>
          <table:table-cell office:value-type="string">
            <text:p>8592/21</text:p>
          </table:table-cell>
          <table:table-cell table:style-name="ce312" office:value-type="string">
            <text:p>marihuana</text:p>
          </table:table-cell>
          <table:table-cell table:number-columns-repeated="1015"/>
        </table:table-row>
        <table:table-row table:style-name="ro24">
          <table:table-cell office:value-type="string">
            <text:p>Lunes</text:p>
          </table:table-cell>
          <table:table-cell office:value-type="float" office:value="44431">
            <text:p>23-ago</text:p>
          </table:table-cell>
          <table:table-cell office:value-type="date" office:date-value="2021-07-22">
            <text:p>22/07/2021</text:p>
          </table:table-cell>
          <table:table-cell table:style-name="ce310" office:value-type="string">
            <text:p>se pasa al día 3 reclamado</text:p>
          </table:table-cell>
          <table:table-cell table:style-name="ce330" office:value-type="string">
            <text:p>Comisaría Distrito de Latina</text:p>
          </table:table-cell>
          <table:table-cell table:style-name="ce363" office:value-type="float" office:value="913228649">
            <text:p>913228649</text:p>
          </table:table-cell>
          <table:table-cell table:content-validation-name="val1" office:value-type="float" office:value="1">
            <text:p>1</text:p>
          </table:table-cell>
          <table:table-cell table:style-name="ce318" office:value-type="string">
            <text:p>14579/21</text:p>
          </table:table-cell>
          <table:table-cell office:value-type="string">
            <text:p>coca, marihuana</text:p>
          </table:table-cell>
          <table:table-cell table:number-columns-repeated="1015"/>
        </table:table-row>
        <table:table-row table:style-name="ro24">
          <table:table-cell office:value-type="string">
            <text:p>Lunes</text:p>
          </table:table-cell>
          <table:table-cell office:value-type="float" office:value="44431">
            <text:p>23-ago</text:p>
          </table:table-cell>
          <table:table-cell office:value-type="date" office:date-value="2021-07-26">
            <text:p>26/07/2021</text:p>
          </table:table-cell>
          <table:table-cell/>
          <table:table-cell table:style-name="ce330" office:value-type="string">
            <text:p>Comisaría Local de Fuenlabrada</text:p>
          </table:table-cell>
          <table:table-cell table:style-name="ce362" office:value-type="float" office:value="914920826">
            <text:p>914920826</text:p>
          </table:table-cell>
          <table:table-cell table:content-validation-name="val1" office:value-type="float" office:value="2">
            <text:p>2</text:p>
          </table:table-cell>
          <table:table-cell table:style-name="ce318" office:value-type="string">
            <text:p>10775/21, 10771/21</text:p>
          </table:table-cell>
          <table:table-cell office:value-type="string">
            <text:p>coca, marihuana, hachis</text:p>
          </table:table-cell>
          <table:table-cell table:number-columns-repeated="1015"/>
        </table:table-row>
        <table:table-row table:style-name="ro24">
          <table:table-cell office:value-type="string">
            <text:p>Lunes</text:p>
          </table:table-cell>
          <table:table-cell office:value-type="float" office:value="44431">
            <text:p>23-ago</text:p>
          </table:table-cell>
          <table:table-cell office:value-type="date" office:date-value="2021-08-10">
            <text:p>10/08/2021</text:p>
          </table:table-cell>
          <table:table-cell table:style-name="ce310" office:value-type="string">
            <text:p>se pasa a 3 de septiembre(12/08/21)</text:p>
          </table:table-cell>
          <table:table-cell table:style-name="ce330" office:value-type="string">
            <text:p>Comisaría Distrito de Villa de Vallecas</text:p>
          </table:table-cell>
          <table:table-cell table:style-name="ce362" office:value-type="float" office:value="913220417">
            <text:p>913220417</text:p>
          </table:table-cell>
          <table:table-cell table:content-validation-name="val1" office:value-type="float" office:value="2">
            <text:p>2</text:p>
          </table:table-cell>
          <table:table-cell table:style-name="ce318" office:value-type="string">
            <text:p>9899/21; 9210/21</text:p>
          </table:table-cell>
          <table:table-cell office:value-type="string">
            <text:p>coca, coca</text:p>
          </table:table-cell>
          <table:table-cell table:number-columns-repeated="1015"/>
        </table:table-row>
        <table:table-row table:style-name="ro24">
          <table:table-cell office:value-type="string">
            <text:p>Lunes</text:p>
          </table:table-cell>
          <table:table-cell office:value-type="float" office:value="44431">
            <text:p>23-ago</text:p>
          </table:table-cell>
          <table:table-cell office:value-type="date" office:date-value="2021-08-16">
            <text:p>16/08/2021</text:p>
          </table:table-cell>
          <table:table-cell table:style-name="ce310"/>
          <table:table-cell table:style-name="ce330" office:value-type="string">
            <text:p>Guardia Civil de Pinto</text:p>
          </table:table-cell>
          <table:table-cell table:style-name="ce362" office:value-type="float" office:value="916910103">
            <text:p>916910103</text:p>
          </table:table-cell>
          <table:table-cell table:content-validation-name="val1" office:value-type="float" office:value="1">
            <text:p>1</text:p>
          </table:table-cell>
          <table:table-cell table:style-name="ce318" office:value-type="string">
            <text:p>2021-313-2959</text:p>
          </table:table-cell>
          <table:table-cell office:value-type="string">
            <text:p>tucibi, keta, coca</text:p>
          </table:table-cell>
          <table:table-cell table:number-columns-repeated="1015"/>
        </table:table-row>
        <table:table-row table:style-name="ro24">
          <table:table-cell office:value-type="string">
            <text:p>Lunes</text:p>
          </table:table-cell>
          <table:table-cell office:value-type="float" office:value="44431">
            <text:p>23-ago</text:p>
          </table:table-cell>
          <table:table-cell office:value-type="date" office:date-value="2021-07-23">
            <text:p>23/07/2021</text:p>
          </table:table-cell>
          <table:table-cell table:content-validation-name="val1" office:value-type="string">
            <text:p>se añade el 5519/21 el día 29-07</text:p>
          </table:table-cell>
          <table:table-cell table:style-name="ce330" office:value-type="string">
            <text:p>Guardia Civil de Rivas Vaciamadrid</text:p>
          </table:table-cell>
          <table:table-cell office:value-type="float" office:value="916700259">
            <text:p>916700259</text:p>
          </table:table-cell>
          <table:table-cell table:content-validation-name="val1" office:value-type="float" office:value="2">
            <text:p>2</text:p>
          </table:table-cell>
          <table:table-cell table:style-name="ce318" office:value-type="string">
            <text:p>5770/21, 5519/21</text:p>
          </table:table-cell>
          <table:table-cell table:style-name="ce312" office:value-type="string">
            <text:p>hachis, marihuana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6">
          <table:table-cell office:value-type="string">
            <text:p>Martes</text:p>
          </table:table-cell>
          <table:table-cell office:value-type="float" office:value="44432">
            <text:p>24-ago</text:p>
          </table:table-cell>
          <table:table-cell table:style-name="ce355" office:value-type="date" office:date-value="2021-07-19">
            <text:p>19/07/2021</text:p>
          </table:table-cell>
          <table:table-cell office:value-type="string">
            <text:p>telefonema 2021006006</text:p>
          </table:table-cell>
          <table:table-cell table:style-name="ce330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content-validation-name="val1" office:value-type="float" office:value="8">
            <text:p>8</text:p>
          </table:table-cell>
          <table:table-cell table:style-name="ce345" office:value-type="string">
            <text:p>del 21:19448, 20319, 24405, 24572, 24771, 24776, 24863, 24953</text:p>
          </table:table-cell>
          <table:table-cell office:value-type="string">
            <text:p>ghb, matanfetamina, marihuana, marihuana, matanfetamina, coca, matanfetamina, ghb,</text:p>
          </table:table-cell>
          <table:table-cell table:number-columns-repeated="1015"/>
        </table:table-row>
        <table:table-row table:style-name="ro24">
          <table:table-cell office:value-type="string">
            <text:p>Martes</text:p>
          </table:table-cell>
          <table:table-cell office:value-type="float" office:value="44432">
            <text:p>24-ago</text:p>
          </table:table-cell>
          <table:table-cell table:style-name="ce355" office:value-type="date" office:date-value="2021-07-21">
            <text:p>21/07/2021</text:p>
          </table:table-cell>
          <table:table-cell table:style-name="ce341" office:value-type="string">
            <text:p>no han venido se agenda para el 17/09 </text:p>
          </table:table-cell>
          <table:table-cell table:style-name="ce330" office:value-type="string">
            <text:p>Guardia Civil de Navas del Rey</text:p>
          </table:table-cell>
          <table:table-cell office:value-type="float" office:value="918650029">
            <text:p>918650029</text:p>
          </table:table-cell>
          <table:table-cell table:content-validation-name="val1" office:value-type="float" office:value="1">
            <text:p>1</text:p>
          </table:table-cell>
          <table:table-cell table:style-name="ce345" office:value-type="string">
            <text:p>2021-305-436</text:p>
          </table:table-cell>
          <table:table-cell office:value-type="string">
            <text:p>hachis, cristal, extasis, pastillas</text:p>
          </table:table-cell>
          <table:table-cell table:number-columns-repeated="1015"/>
        </table:table-row>
        <table:table-row table:style-name="ro24">
          <table:table-cell office:value-type="string">
            <text:p>Martes</text:p>
          </table:table-cell>
          <table:table-cell office:value-type="float" office:value="44432">
            <text:p>24-ago</text:p>
          </table:table-cell>
          <table:table-cell table:style-name="ce355" office:value-type="date" office:date-value="2021-08-03">
            <text:p>03/08/2021</text:p>
          </table:table-cell>
          <table:table-cell table:style-name="ce341" office:value-type="string">
            <text:p>no han venido se agenda para el 15/09 </text:p>
          </table:table-cell>
          <table:table-cell table:style-name="ce330" office:value-type="string">
            <text:p>Guardia Civil de Torrelaguna</text:p>
          </table:table-cell>
          <table:table-cell office:value-type="float" office:value="918430036">
            <text:p>918430036</text:p>
          </table:table-cell>
          <table:table-cell table:content-validation-name="val1" office:value-type="float" office:value="1">
            <text:p>1</text:p>
          </table:table-cell>
          <table:table-cell table:style-name="ce345" office:value-type="string">
            <text:p>2021-359-3315</text:p>
          </table:table-cell>
          <table:table-cell office:value-type="string">
            <text:p>marihuana, heroína, coca, mmda</text:p>
          </table:table-cell>
          <table:table-cell table:number-columns-repeated="1015"/>
        </table:table-row>
        <table:table-row table:style-name="ro24">
          <table:table-cell office:value-type="string">
            <text:p>Martes</text:p>
          </table:table-cell>
          <table:table-cell office:value-type="float" office:value="44432">
            <text:p>24-ago</text:p>
          </table:table-cell>
          <table:table-cell table:style-name="ce355" office:value-type="date" office:date-value="2021-07-26">
            <text:p>26/07/2021</text:p>
          </table:table-cell>
          <table:table-cell table:style-name="ce341"/>
          <table:table-cell table:style-name="ce330" office:value-type="string">
            <text:p>Comisaría Distrito de Carabanchel</text:p>
          </table:table-cell>
          <table:table-cell office:value-type="float" office:value="913227519">
            <text:p>913227519</text:p>
          </table:table-cell>
          <table:table-cell table:content-validation-name="val1" office:value-type="float" office:value="2">
            <text:p>2</text:p>
          </table:table-cell>
          <table:table-cell table:style-name="ce345" office:value-type="string">
            <text:p>19612/21, 22230/21</text:p>
          </table:table-cell>
          <table:table-cell office:value-type="string">
            <text:p>polvo blanco, polvo marron, hachis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4">
          <table:table-cell office:value-type="string">
            <text:p>Miercoles</text:p>
          </table:table-cell>
          <table:table-cell office:value-type="float" office:value="44433">
            <text:p>25-ago</text:p>
          </table:table-cell>
          <table:table-cell office:value-type="date" office:date-value="2021-07-26">
            <text:p>26/07/2021</text:p>
          </table:table-cell>
          <table:table-cell table:content-validation-name="val1" office:value-type="string">
            <text:p>se pasa al dia 3 de agosto</text:p>
          </table:table-cell>
          <table:table-cell table:style-name="ce330" office:value-type="string">
            <text:p>Comisaría Distrito de Tetuán</text:p>
          </table:table-cell>
          <table:table-cell table:style-name="ce363" office:value-type="float" office:value="913221071">
            <text:p>913221071</text:p>
          </table:table-cell>
          <table:table-cell table:style-name="ce63" table:content-validation-name="val1" office:value-type="float" office:value="3">
            <text:p>3</text:p>
          </table:table-cell>
          <table:table-cell table:style-name="ce318" office:value-type="string">
            <text:p>13628/21, 11086/21, 14223/21</text:p>
          </table:table-cell>
          <table:table-cell table:style-name="ce351" office:value-type="string">
            <text:p>lsd, coca rosa, pastillas, Pastillas rojas, matanfetamina, hachis,coca, marihuana</text:p>
          </table:table-cell>
          <table:table-cell table:style-name="ce5" table:number-columns-repeated="10"/>
          <table:table-cell table:number-columns-repeated="1005"/>
        </table:table-row>
        <table:table-row table:style-name="ro24">
          <table:table-cell office:value-type="string">
            <text:p>Miercoles</text:p>
          </table:table-cell>
          <table:table-cell office:value-type="float" office:value="44433">
            <text:p>25-ago</text:p>
          </table:table-cell>
          <table:table-cell office:value-type="date" office:date-value="2021-07-27">
            <text:p>27/07/2021</text:p>
          </table:table-cell>
          <table:table-cell table:content-validation-name="val1"/>
          <table:table-cell table:style-name="ce330" office:value-type="string">
            <text:p>Comisaría Distrito de Chamberí</text:p>
          </table:table-cell>
          <table:table-cell office:value-type="float" office:value="913223284">
            <text:p>913223284</text:p>
          </table:table-cell>
          <table:table-cell table:style-name="ce63" table:content-validation-name="val1" office:value-type="float" office:value="1">
            <text:p>1</text:p>
          </table:table-cell>
          <table:table-cell table:style-name="ce345" office:value-type="string">
            <text:p>12030/21</text:p>
          </table:table-cell>
          <table:table-cell table:style-name="ce351" office:value-type="string">
            <text:p>marihuana, hachis</text:p>
          </table:table-cell>
          <table:table-cell table:style-name="ce5" table:number-columns-repeated="10"/>
          <table:table-cell table:number-columns-repeated="1005"/>
        </table:table-row>
        <table:table-row table:style-name="ro5">
          <table:table-cell office:value-type="string">
            <text:p>Miercoles</text:p>
          </table:table-cell>
          <table:table-cell office:value-type="float" office:value="44433">
            <text:p>25-ago</text:p>
          </table:table-cell>
          <table:table-cell office:value-type="date" office:date-value="2021-08-03">
            <text:p>03/08/2021</text:p>
          </table:table-cell>
          <table:table-cell table:content-validation-name="val1"/>
          <table:table-cell table:style-name="ce330" office:value-type="string">
            <text:p>Guardia Civil de Pinto</text:p>
          </table:table-cell>
          <table:table-cell office:value-type="float" office:value="916910103">
            <text:p>916910103</text:p>
          </table:table-cell>
          <table:table-cell table:style-name="ce63" table:content-validation-name="val1" office:value-type="float" office:value="4">
            <text:p>4</text:p>
          </table:table-cell>
          <table:table-cell table:style-name="ce345" office:value-type="string">
            <text:p>2021-314720, 314685, 314676, 314630 </text:p>
          </table:table-cell>
          <table:table-cell table:style-name="ce351" office:value-type="string">
            <text:p>coca</text:p>
          </table:table-cell>
          <table:table-cell table:style-name="ce5" table:number-columns-repeated="10"/>
          <table:table-cell table:number-columns-repeated="1005"/>
        </table:table-row>
        <table:table-row table:style-name="ro24">
          <table:table-cell office:value-type="string">
            <text:p>Miercoles</text:p>
          </table:table-cell>
          <table:table-cell office:value-type="float" office:value="44433">
            <text:p>25-ago</text:p>
          </table:table-cell>
          <table:table-cell office:value-type="date" office:date-value="2021-07-28">
            <text:p>28/07/2021</text:p>
          </table:table-cell>
          <table:table-cell table:content-validation-name="val1"/>
          <table:table-cell table:style-name="ce330" office:value-type="string">
            <text:p>Comisaria Estación de Nuevos Ministerios</text:p>
          </table:table-cell>
          <table:table-cell office:value-type="float" office:value="913220158">
            <text:p>913220158</text:p>
          </table:table-cell>
          <table:table-cell table:style-name="ce63" table:content-validation-name="val1" office:value-type="float" office:value="2">
            <text:p>2</text:p>
          </table:table-cell>
          <table:table-cell table:style-name="ce345" office:value-type="string">
            <text:p>2616/21, 3319/21</text:p>
          </table:table-cell>
          <table:table-cell table:style-name="ce351" office:value-type="string">
            <text:p>marihuana, hachis, marihuana</text:p>
          </table:table-cell>
          <table:table-cell table:style-name="ce5" table:number-columns-repeated="10"/>
          <table:table-cell table:number-columns-repeated="100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7">
          <table:table-cell office:value-type="string">
            <text:p>Jueves</text:p>
          </table:table-cell>
          <table:table-cell office:value-type="float" office:value="44434">
            <text:p>26-ago</text:p>
          </table:table-cell>
          <table:table-cell table:style-name="ce355" office:value-type="date" office:date-value="2021-08-02">
            <text:p>02/08/2021</text:p>
          </table:table-cell>
          <table:table-cell office:value-type="string">
            <text:p>telefonema 2021006466</text:p>
          </table:table-cell>
          <table:table-cell table:style-name="ce330" office:value-type="string">
            <text:p>Comisaría Distrito de Centro</text:p>
          </table:table-cell>
          <table:table-cell office:value-type="float" office:value="915488124">
            <text:p>915488124</text:p>
          </table:table-cell>
          <table:table-cell table:style-name="ce63" table:content-validation-name="val1" office:value-type="float" office:value="14">
            <text:p>14</text:p>
          </table:table-cell>
          <table:table-cell table:style-name="ce318" office:value-type="string">
            <text:p>del 21:25995, 26088, 26089, 26099, 26122, 26430, 26508, 26509, 26551, 26561, 26574, 26600, 26616, 26661</text:p>
          </table:table-cell>
          <table:table-cell table:style-name="ce312" office:value-type="string">
            <text:p>coca, ketamina, metanfetamina, marihuana, coca, cristal. Mafedrona, pastillas. Ghb, marihuana, coca, coca, heroína, ghb, mefedrona, coca, pastillas, ghb, mefedrona, pastillas…......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6">
          <table:table-cell office:value-type="string">
            <text:p>Viernes</text:p>
          </table:table-cell>
          <table:table-cell office:value-type="float" office:value="44435">
            <text:p>27-ago</text:p>
          </table:table-cell>
          <table:table-cell/>
          <table:table-cell table:style-name="ce318" table:content-validation-name="val1" office:value-type="string">
            <text:p>telefonema 2021006218</text:p>
          </table:table-cell>
          <table:table-cell table:style-name="ce361" office:value-type="string">
            <text:p>Comisaría Distrito de Centro</text:p>
          </table:table-cell>
          <table:table-cell table:style-name="ce318" table:content-validation-name="val1" office:value-type="float" office:value="915488124">
            <text:p>915488124</text:p>
          </table:table-cell>
          <table:table-cell table:style-name="ce365" table:content-validation-name="val1" office:value-type="float" office:value="9">
            <text:p>9</text:p>
          </table:table-cell>
          <table:table-cell table:style-name="ce318" office:value-type="string">
            <text:p>del 21: 25774, 25677, 25553, 25535,25500, 25422, 25417, 25294, 25275</text:p>
          </table:table-cell>
          <table:table-cell table:style-name="ce312" office:value-type="string">
            <text:p>marihuana, extasis, mefedrona, coca rosa, mmda,hachis coca, ghb. Mefedrona, coca, ketamina….............</text:p>
          </table:table-cell>
          <table:table-cell table:number-columns-repeated="1015"/>
        </table:table-row>
        <table:table-row table:style-name="ro1">
          <table:table-cell office:value-type="string">
            <text:p>Viernes</text:p>
          </table:table-cell>
          <table:table-cell office:value-type="float" office:value="44435">
            <text:p>27-ago</text:p>
          </table:table-cell>
          <table:table-cell office:value-type="date" office:date-value="2021-08-10">
            <text:p>10/08/2021</text:p>
          </table:table-cell>
          <table:table-cell table:content-validation-name="val1" office:value-type="string">
            <text:p>Añadido 16085/21 el 13/08/21; Añadido 16140/21 el 16/08</text:p>
          </table:table-cell>
          <table:table-cell table:style-name="ce5" office:value-type="string">
            <text:p>Comisaría Distrito de Latina</text:p>
          </table:table-cell>
          <table:table-cell table:style-name="ce351" office:value-type="float" office:value="913228694">
            <text:p>913228694</text:p>
          </table:table-cell>
          <table:table-cell table:style-name="ce364" table:content-validation-name="val1" office:value-type="float" office:value="3">
            <text:p>3</text:p>
          </table:table-cell>
          <table:table-cell office:value-type="string">
            <text:p>15656/21; 16085/21; 16140/21</text:p>
          </table:table-cell>
          <table:table-cell table:style-name="ce312" office:value-type="string">
            <text:p>hachis y maria / hachis maria coca/hachis maria y pastillas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5">
          <table:table-cell office:value-type="string">
            <text:p>Lunes</text:p>
          </table:table-cell>
          <table:table-cell office:value-type="float" office:value="44438">
            <text:p>30-ago</text:p>
          </table:table-cell>
          <table:table-cell table:style-name="ce355" office:value-type="date" office:date-value="2021-07-29">
            <text:p>29/07/2021</text:p>
          </table:table-cell>
          <table:table-cell/>
          <table:table-cell table:style-name="ce330" office:value-type="string">
            <text:p>Guardia Civil Compañía Fiscal Aeropuerto Barajas</text:p>
          </table:table-cell>
          <table:table-cell office:value-type="float" office:value="917466549">
            <text:p>917466549</text:p>
          </table:table-cell>
          <table:table-cell table:style-name="ce63" table:content-validation-name="val1" office:value-type="float" office:value="9">
            <text:p>9</text:p>
          </table:table-cell>
          <table:table-cell table:style-name="ce318" office:value-type="string">
            <text:p>642, 647, 660, 669, 694, 696, 697, 2021-205-91, 670,</text:p>
          </table:table-cell>
          <table:table-cell table:style-name="ce312" office:value-type="string">
            <text:p>marihuana, hachis, extasis</text:p>
          </table:table-cell>
          <table:table-cell table:number-columns-repeated="1015"/>
        </table:table-row>
        <table:table-row table:style-name="ro24">
          <table:table-cell office:value-type="string">
            <text:p>Lunes</text:p>
          </table:table-cell>
          <table:table-cell office:value-type="float" office:value="44438">
            <text:p>30-ago</text:p>
          </table:table-cell>
          <table:table-cell table:style-name="ce355" office:value-type="date" office:date-value="2021-08-27">
            <text:p>27/08/2021</text:p>
          </table:table-cell>
          <table:table-cell/>
          <table:table-cell table:style-name="ce330" office:value-type="string">
            <text:p>Comisaría Distrito de Fuencarral - El Pardo</text:p>
          </table:table-cell>
          <table:table-cell office:value-type="float" office:value="913782468">
            <text:p>913782468</text:p>
          </table:table-cell>
          <table:table-cell table:style-name="ce63" table:content-validation-name="val1" office:value-type="float" office:value="1">
            <text:p>1</text:p>
          </table:table-cell>
          <table:table-cell table:style-name="ce318" office:value-type="string">
            <text:p>13453/21</text:p>
          </table:table-cell>
          <table:table-cell table:style-name="ce312" office:value-type="string">
            <text:p>cocaina</text:p>
          </table:table-cell>
          <table:table-cell table:number-columns-repeated="1015"/>
        </table:table-row>
        <table:table-row table:style-name="ro24">
          <table:table-cell office:value-type="string">
            <text:p>Lunes</text:p>
          </table:table-cell>
          <table:table-cell office:value-type="float" office:value="44438">
            <text:p>30-ago</text:p>
          </table:table-cell>
          <table:table-cell table:style-name="ce355" office:value-type="date" office:date-value="2021-08-27">
            <text:p>27/08/2021</text:p>
          </table:table-cell>
          <table:table-cell/>
          <table:table-cell table:style-name="ce330" office:value-type="string">
            <text:p>Comisaría Distrito de Chamberí</text:p>
          </table:table-cell>
          <table:table-cell office:value-type="float" office:value="913223293">
            <text:p>913223293</text:p>
          </table:table-cell>
          <table:table-cell table:style-name="ce63" table:content-validation-name="val1" office:value-type="float" office:value="1">
            <text:p>1</text:p>
          </table:table-cell>
          <table:table-cell table:style-name="ce318" office:value-type="string">
            <text:p>14415/21</text:p>
          </table:table-cell>
          <table:table-cell table:style-name="ce312" office:value-type="string">
            <text:p>cocaina</text:p>
          </table:table-cell>
          <table:table-cell table:number-columns-repeated="1015"/>
        </table:table-row>
        <table:table-row table:style-name="ro24">
          <table:table-cell office:value-type="string">
            <text:p>Lunes</text:p>
          </table:table-cell>
          <table:table-cell office:value-type="float" office:value="44438">
            <text:p>30-ago</text:p>
          </table:table-cell>
          <table:table-cell table:style-name="ce355" office:value-type="date" office:date-value="2021-08-09">
            <text:p>09/08/2021</text:p>
          </table:table-cell>
          <table:table-cell office:value-type="string">
            <text:p>Añadido 17/08/21</text:p>
          </table:table-cell>
          <table:table-cell table:style-name="ce5" office:value-type="string">
            <text:p>Comisaría Local de Alcobendas - San Sebastián de los Reyes</text:p>
          </table:table-cell>
          <table:table-cell table:style-name="ce363"/>
          <table:table-cell table:style-name="ce365" table:content-validation-name="val1" office:value-type="float" office:value="2">
            <text:p>2</text:p>
          </table:table-cell>
          <table:table-cell table:style-name="ce318" office:value-type="string">
            <text:p>14665/21; 14325/21</text:p>
          </table:table-cell>
          <table:table-cell table:style-name="ce312" office:value-type="string">
            <text:p>9 bolsas hachis, 1 bolsa 10 pastillas MDA, hachis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24">
          <table:table-cell office:value-type="string">
            <text:p>Martes</text:p>
          </table:table-cell>
          <table:table-cell office:value-type="float" office:value="44439">
            <text:p>31-ago</text:p>
          </table:table-cell>
          <table:table-cell office:value-type="date" office:date-value="2021-08-04">
            <text:p>04/08/2021</text:p>
          </table:table-cell>
          <table:table-cell table:style-name="ce318" table:content-validation-name="val1" office:value-type="string">
            <text:p>y 09/08/21</text:p>
          </table:table-cell>
          <table:table-cell table:style-name="ce361" office:value-type="string">
            <text:p>Comisaría Distrito de Chamberí</text:p>
          </table:table-cell>
          <table:table-cell table:style-name="ce363" office:value-type="string">
            <text:p>91223291 y 913223309</text:p>
          </table:table-cell>
          <table:table-cell table:style-name="ce365" table:content-validation-name="val1" office:value-type="float" office:value="2">
            <text:p>2</text:p>
          </table:table-cell>
          <table:table-cell table:style-name="ce318" office:value-type="string">
            <text:p>10174/21; 13497/21; 9330/21</text:p>
          </table:table-cell>
          <table:table-cell table:style-name="ce312" office:value-type="string">
            <text:p>coca; plantacion (esquejes); hojas de maria</text:p>
          </table:table-cell>
          <table:table-cell table:number-columns-repeated="1015"/>
        </table:table-row>
        <table:table-row table:style-name="ro1">
          <table:table-cell office:value-type="string">
            <text:p>Martes</text:p>
          </table:table-cell>
          <table:table-cell office:value-type="float" office:value="44439">
            <text:p>31-ago</text:p>
          </table:table-cell>
          <table:table-cell office:value-type="date" office:date-value="2021-08-05">
            <text:p>05/08/2021</text:p>
          </table:table-cell>
          <table:table-cell table:content-validation-name="val1" office:value-type="string">
            <text:p>y 09/08/21 y 10/08/21 se añade el 30/08/21 2 atestados</text:p>
          </table:table-cell>
          <table:table-cell table:style-name="ce5" office:value-type="string">
            <text:p>Comisaría Distrito de Carabanchel</text:p>
          </table:table-cell>
          <table:table-cell table:style-name="ce351" office:value-type="float" office:value="913227519">
            <text:p>913227519</text:p>
          </table:table-cell>
          <table:table-cell table:style-name="ce364" table:content-validation-name="val1" office:value-type="float" office:value="6">
            <text:p>6</text:p>
          </table:table-cell>
          <table:table-cell office:value-type="string">
            <text:p>20362/21, 20740/21, 23268/21;23424/21, 21713/21, 22806/21</text:p>
          </table:table-cell>
          <table:table-cell table:style-name="ce312" office:value-type="string">
            <text:p>20 paquetes hachis, hachis, 4 bolsas hachis; hachis y maria</text:p>
          </table:table-cell>
          <table:table-cell table:number-columns-repeated="1015"/>
        </table:table-row>
        <table:table-row table:style-name="ro1">
          <table:table-cell office:value-type="string">
            <text:p>Martes</text:p>
          </table:table-cell>
          <table:table-cell office:value-type="float" office:value="44439">
            <text:p>31-ago</text:p>
          </table:table-cell>
          <table:table-cell office:value-type="date" office:date-value="2021-08-05">
            <text:p>05/08/2021</text:p>
          </table:table-cell>
          <table:table-cell table:content-validation-name="val1"/>
          <table:table-cell office:value-type="string">
            <text:p>Unidad Organica Policia Judicial (UOPJ Guardia Civil)</text:p>
          </table:table-cell>
          <table:table-cell table:style-name="ce351" office:value-type="float" office:value="913893624">
            <text:p>913893624</text:p>
          </table:table-cell>
          <table:table-cell table:style-name="ce63" table:content-validation-name="val1" office:value-type="float" office:value="2">
            <text:p>2</text:p>
          </table:table-cell>
          <table:table-cell office:value-type="string">
            <text:p>109/21, 110/21</text:p>
          </table:table-cell>
          <table:table-cell table:style-name="ce312" office:value-type="string">
            <text:p>coca, testosterona</text:p>
          </table:table-cell>
          <table:table-cell table:number-columns-repeated="1015"/>
        </table:table-row>
        <table:table-row table:style-name="ro1">
          <table:table-cell office:value-type="string">
            <text:p>Martes</text:p>
          </table:table-cell>
          <table:table-cell office:value-type="float" office:value="44439">
            <text:p>31-ago</text:p>
          </table:table-cell>
          <table:table-cell office:value-type="date" office:date-value="2021-08-09">
            <text:p>09/08/2021</text:p>
          </table:table-cell>
          <table:table-cell table:content-validation-name="val1"/>
          <table:table-cell table:style-name="ce330" office:value-type="string">
            <text:p>Guardia Civil de Arroyomolinos</text:p>
          </table:table-cell>
          <table:table-cell table:style-name="ce351" office:value-type="float" office:value="916899612">
            <text:p>916899612</text:p>
          </table:table-cell>
          <table:table-cell table:style-name="ce63" table:content-validation-name="val1" office:value-type="float" office:value="2">
            <text:p>2</text:p>
          </table:table-cell>
          <table:table-cell office:value-type="string">
            <text:p>293/3894-2021, 2021-293-4308</text:p>
          </table:table-cell>
          <table:table-cell table:style-name="ce312" office:value-type="string">
            <text:p>pastillas y 6 envoltorios, 46 pastillas, 15coca, 18marron speed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23"/>
          <table:table-cell table:style-name="ce346"/>
          <table:table-cell table:style-name="ce71" table:content-validation-name="val1"/>
          <table:table-cell table:style-name="ce71" table:number-columns-repeated="2"/>
          <table:table-cell table:style-name="ce50" table:content-validation-name="val1"/>
          <table:table-cell table:style-name="ce71" table:number-columns-repeated="2"/>
          <table:table-cell table:style-name="ce315" table:number-columns-repeated="1015"/>
        </table:table-row>
        <table:table-row table:style-name="ro1" table:number-rows-repeated="3">
          <table:table-cell table:number-columns-repeated="3"/>
          <table:table-cell table:content-validation-name="val1"/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table-cell table:number-columns-repeated="3"/>
          <table:table-cell table:content-validation-name="val1"/>
          <table:table-cell/>
          <table:table-cell table:style-name="ce38" table:content-validation-name="val1"/>
          <table:table-cell table:style-name="ce318"/>
          <table:table-cell table:style-name="ce312"/>
          <table:table-cell table:number-columns-repeated="1016"/>
        </table:table-row>
        <table:table-row table:style-name="ro1" table:number-rows-repeated="1048478">
          <table:table-cell table:number-columns-repeated="3"/>
          <table:table-cell table:content-validation-name="val1"/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table-cell table:number-columns-repeated="3"/>
          <table:table-cell table:content-validation-name="val1"/>
          <table:table-cell table:number-columns-repeated="2"/>
          <table:table-cell table:content-validation-name="val1"/>
          <table:table-cell table:number-columns-repeated="1017"/>
        </table:table-row>
      </table:table>
      <table:table table:name="Comisaria " table:style-name="ta19" table:print="false">
        <table:table-column table:style-name="co64" table:default-cell-style-name="ce374"/>
        <table:table-column table:style-name="co3" table:number-columns-repeated="1023" table:default-cell-style-name="Excel_20_Built-in_20_Normal"/>
        <table:table-row table:style-name="ro1">
          <table:table-cell office:value-type="string">
            <text:p>Area de Seguridad y Protección</text:p>
          </table:table-cell>
          <table:table-cell table:number-columns-repeated="1023"/>
        </table:table-row>
        <table:table-row table:style-name="ro1">
          <table:table-cell office:value-type="string">
            <text:p>Brigada de Investigación del Banco de España</text:p>
          </table:table-cell>
          <table:table-cell table:number-columns-repeated="1023"/>
        </table:table-row>
        <table:table-row table:style-name="ro1">
          <table:table-cell table:style-name="ce375" office:value-type="string">
            <text:p>Brigada Provincial de Extranjeria y Fronteras (B.P.E.F.) Grupo II</text:p>
          </table:table-cell>
          <table:table-cell table:number-columns-repeated="1023"/>
        </table:table-row>
        <table:table-row table:style-name="ro1">
          <table:table-cell table:style-name="ce375" office:value-type="string">
            <text:p>Brigada Central de Falsedades Documentales (Grupo Operativo I)</text:p>
          </table:table-cell>
          <table:table-cell table:number-columns-repeated="1023"/>
        </table:table-row>
        <table:table-row table:style-name="ro1">
          <table:table-cell table:style-name="ce375" office:value-type="string">
            <text:p>Brigada Provincial de Información</text:p>
          </table:table-cell>
          <table:table-cell table:number-columns-repeated="1023"/>
        </table:table-row>
        <table:table-row table:style-name="ro1">
          <table:table-cell table:style-name="ce375" office:value-type="string">
            <text:p>Brigada Provincial P. J. Grupo XVII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Brigada Provincial P. J. Secc Grupo Menores (GRUME)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376" office:value-type="string">
            <text:p>Brigada Provincial P. J. Apoyo e Investigación Informática -Grupo 25</text:p>
          </table:table-cell>
          <table:table-cell table:style-name="ce18"/>
          <table:table-cell table:style-name="ce351" table:content-validation-name="val1"/>
          <table:table-cell table:number-columns-repeated="1021"/>
        </table:table-row>
        <table:table-row table:style-name="ro1">
          <table:table-cell office:value-type="string">
            <text:p>Comisaría Distrito de Arganzuela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string">
            <text:p>Comisaría Distrito de Carabanchel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string">
            <text:p>Comisaría Distrito de Centro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string">
            <text:p>Comisaría Distrito de Chamartín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string">
            <text:p>Comisaría Distrito de Chamberí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376" office:value-type="string">
            <text:p>Comisaría Distrito de Ciudad Lineal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377" office:value-type="string">
            <text:p>Comisaría Distrito de Fuencarral - El Pardo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376" office:value-type="string">
            <text:p>Comisaría Distrito de Hortaleza - Barajas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string">
            <text:p>Comisaría Distrito de Latina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string">
            <text:p>Comisaría Distrito de Moncloa / Aravaca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377" office:value-type="string">
            <text:p>Comisaría Distrito de Moratalaz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string">
            <text:p>Comisaría Distrito de Puente de Valleca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376" office:value-type="string">
            <text:p>Comisaría Distrito de Retiro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376" office:value-type="string">
            <text:p>Comisaría Distrito de Salamanca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377" office:value-type="string">
            <text:p>Comisaría Distrito de San Blas - Vicálvaro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string">
            <text:p>Comisaría Distrito de Tetuán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string">
            <text:p>Comisaría Distrito de Usera-Villaverde / PJ Grupo <text:s/>Usera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string">
            <text:p>Comisaría Distrito de Usera-Villaverde/ Denuncias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string">
            <text:p>Comisaría Distrito de Usera-Villaverde/ PJ Grupo Villaverde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string">
            <text:p>Comisaría Distrito de Villa de Vallecas</text:p>
          </table:table-cell>
          <table:table-cell table:number-columns-repeated="1023"/>
        </table:table-row>
        <table:table-row table:style-name="ro1">
          <table:table-cell table:style-name="ce377" office:value-type="string">
            <text:p>Comisaría Estación de Atocha</text:p>
          </table:table-cell>
          <table:table-cell table:number-columns-repeated="1023"/>
        </table:table-row>
        <table:table-row table:style-name="ro1">
          <table:table-cell table:style-name="ce377" office:value-type="string">
            <text:p>Comisaría Estación de Chamartín</text:p>
          </table:table-cell>
          <table:table-cell table:number-columns-repeated="1023"/>
        </table:table-row>
        <table:table-row table:style-name="ro1">
          <table:table-cell table:style-name="ce377" office:value-type="string">
            <text:p>Comisaria Estación de Nuevos Ministerios</text:p>
          </table:table-cell>
          <table:table-cell table:number-columns-repeated="1023"/>
        </table:table-row>
        <table:table-row table:style-name="ro1">
          <table:table-cell table:style-name="ce377" office:value-type="string">
            <text:p>Comisaría Estación de Sol</text:p>
          </table:table-cell>
          <table:table-cell table:number-columns-repeated="1023"/>
        </table:table-row>
        <table:table-row table:style-name="ro1">
          <table:table-cell table:style-name="ce377" office:value-type="string">
            <text:p>Comisaría Estación Sur de Autobuses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Comisaría Local de Alcalá de Henares</text:p>
          </table:table-cell>
          <table:table-cell table:number-columns-repeated="1023"/>
        </table:table-row>
        <table:table-row table:style-name="ro1">
          <table:table-cell office:value-type="string">
            <text:p>Comisaría Local de Alcobendas - San Sebastián de los Reyes</text:p>
          </table:table-cell>
          <table:table-cell table:number-columns-repeated="1023"/>
        </table:table-row>
        <table:table-row table:style-name="ro1">
          <table:table-cell office:value-type="string">
            <text:p>Comisaría Local de Alcorcón</text:p>
          </table:table-cell>
          <table:table-cell table:number-columns-repeated="1023"/>
        </table:table-row>
        <table:table-row table:style-name="ro1">
          <table:table-cell office:value-type="string">
            <text:p>Comisaría Local de Algete</text:p>
          </table:table-cell>
          <table:table-cell table:number-columns-repeated="1023"/>
        </table:table-row>
        <table:table-row table:style-name="ro1">
          <table:table-cell office:value-type="string">
            <text:p>Comisaría Local de Aranjuez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Comisaría Local de Ciempozuelos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Comisaría Local de Coslada - San Fernando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Comisaría Local de Fuenlabrada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Comisaría Local de Getafe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Comisaría Local de Leganés Grupo I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Comisaría Local de Leganés Grupo II</text:p>
          </table:table-cell>
          <table:table-cell table:number-columns-repeated="1023"/>
        </table:table-row>
        <table:table-row table:style-name="ro1">
          <table:table-cell office:value-type="string">
            <text:p>Comisaría Local de Móstoles</text:p>
          </table:table-cell>
          <table:table-cell table:number-columns-repeated="1023"/>
        </table:table-row>
        <table:table-row table:style-name="ro1">
          <table:table-cell office:value-type="string">
            <text:p>Comisaría Local de Parla</text:p>
          </table:table-cell>
          <table:table-cell table:number-columns-repeated="1023"/>
        </table:table-row>
        <table:table-row table:style-name="ro1">
          <table:table-cell office:value-type="string">
            <text:p>Comisaría Local de Pozuelo de Alarcón</text:p>
          </table:table-cell>
          <table:table-cell table:number-columns-repeated="1023"/>
        </table:table-row>
        <table:table-row table:style-name="ro1">
          <table:table-cell office:value-type="string">
            <text:p>Comisaría Local de Torrejón de Ardoz</text:p>
          </table:table-cell>
          <table:table-cell table:number-columns-repeated="1023"/>
        </table:table-row>
        <table:table-row table:style-name="ro1">
          <table:table-cell office:value-type="string">
            <text:p>Comisaría Local de Villanueva del Pardillo</text:p>
          </table:table-cell>
          <table:table-cell table:number-columns-repeated="1023"/>
        </table:table-row>
        <table:table-row table:style-name="ro1">
          <table:table-cell table:style-name="ce377" office:value-type="string">
            <text:p>Guardia Civil Compañía de Seguridad del Aeropuerto de Barajas</text:p>
          </table:table-cell>
          <table:table-cell table:number-columns-repeated="1023"/>
        </table:table-row>
        <table:table-row table:style-name="ro1">
          <table:table-cell office:value-type="string">
            <text:p>Equipo Territorial G. C. Policía Judicial Aeropuerto Barajas</text:p>
          </table:table-cell>
          <table:table-cell table:number-columns-repeated="1023"/>
        </table:table-row>
        <table:table-row table:style-name="ro1">
          <table:table-cell office:value-type="string">
            <text:p>Guardia Civil Compañía Fiscal Aeropuerto Barajas</text:p>
          </table:table-cell>
          <table:table-cell table:number-columns-repeated="1023"/>
        </table:table-row>
        <table:table-row table:style-name="ro1">
          <table:table-cell office:value-type="string">
            <text:p>Guardia Civil de Alcalá de Henares</text:p>
          </table:table-cell>
          <table:table-cell table:number-columns-repeated="1023"/>
        </table:table-row>
        <table:table-row table:style-name="ro1">
          <table:table-cell office:value-type="string">
            <text:p>Guardia Civil de Alcobendas</text:p>
          </table:table-cell>
          <table:table-cell table:number-columns-repeated="1023"/>
        </table:table-row>
        <table:table-row table:style-name="ro1">
          <table:table-cell office:value-type="string">
            <text:p>Guardia Civil de Aldea el Fresno</text:p>
          </table:table-cell>
          <table:table-cell table:number-columns-repeated="1023"/>
        </table:table-row>
        <table:table-row table:style-name="ro1">
          <table:table-cell office:value-type="string">
            <text:p>Guardia Civil de Algete</text:p>
          </table:table-cell>
          <table:table-cell table:number-columns-repeated="1023"/>
        </table:table-row>
        <table:table-row table:style-name="ro1">
          <table:table-cell office:value-type="string">
            <text:p>Guardia Civil de Anchuelo</text:p>
          </table:table-cell>
          <table:table-cell table:number-columns-repeated="1023"/>
        </table:table-row>
        <table:table-row table:style-name="ro1">
          <table:table-cell office:value-type="string">
            <text:p>Guardia Civil de Arganda del Rey</text:p>
          </table:table-cell>
          <table:table-cell table:number-columns-repeated="1023"/>
        </table:table-row>
        <table:table-row table:style-name="ro1">
          <table:table-cell office:value-type="string">
            <text:p>Guardia Civil de Arroyomolinos</text:p>
          </table:table-cell>
          <table:table-cell table:number-columns-repeated="1023"/>
        </table:table-row>
        <table:table-row table:style-name="ro1">
          <table:table-cell table:style-name="ce377" office:value-type="string">
            <text:p>Guardia Civil de Becerril de la Sierra</text:p>
          </table:table-cell>
          <table:table-cell table:number-columns-repeated="1023"/>
        </table:table-row>
        <table:table-row table:style-name="ro1">
          <table:table-cell office:value-type="string">
            <text:p>Guardia Civil de Boadilla del Monte</text:p>
          </table:table-cell>
          <table:table-cell table:number-columns-repeated="1023"/>
        </table:table-row>
        <table:table-row table:style-name="ro1">
          <table:table-cell office:value-type="string">
            <text:p>Guardia Civil de Bruitrago</text:p>
          </table:table-cell>
          <table:table-cell table:number-columns-repeated="1023"/>
        </table:table-row>
        <table:table-row table:style-name="ro1">
          <table:table-cell office:value-type="string">
            <text:p>Guardia Civil de Brunete</text:p>
          </table:table-cell>
          <table:table-cell table:number-columns-repeated="1023"/>
        </table:table-row>
        <table:table-row table:style-name="ro1">
          <table:table-cell table:style-name="ce377" office:value-type="string">
            <text:p>Guardia Civil de Campo Real</text:p>
          </table:table-cell>
          <table:table-cell table:number-columns-repeated="1023"/>
        </table:table-row>
        <table:table-row table:style-name="ro1">
          <table:table-cell office:value-type="string">
            <text:p>Guardia Civil de Carabaña</text:p>
          </table:table-cell>
          <table:table-cell table:number-columns-repeated="1023"/>
        </table:table-row>
        <table:table-row table:style-name="ro1">
          <table:table-cell office:value-type="string">
            <text:p>Guardia Civil de Cenicientos</text:p>
          </table:table-cell>
          <table:table-cell table:number-columns-repeated="1023"/>
        </table:table-row>
        <table:table-row table:style-name="ro1">
          <table:table-cell office:value-type="string">
            <text:p>Guardia Civil de Cerceda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Cercedilla</text:p>
          </table:table-cell>
          <table:table-cell table:number-columns-repeated="1023"/>
        </table:table-row>
        <table:table-row table:style-name="ro1">
          <table:table-cell office:value-type="string">
            <text:p>Guardia Civil de Chinchón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Ciempozuelos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Collado Villalba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Colmenar de Oreja</text:p>
          </table:table-cell>
          <table:table-cell table:number-columns-repeated="1023"/>
        </table:table-row>
        <table:table-row table:style-name="ro1">
          <table:table-cell table:style-name="ce377" office:value-type="string">
            <text:p>Guardia Civil de Colmenar Viejo</text:p>
          </table:table-cell>
          <table:table-cell table:number-columns-repeated="1023"/>
        </table:table-row>
        <table:table-row table:style-name="ro1">
          <table:table-cell office:value-type="string">
            <text:p>Guardia Civil de Daganzo</text:p>
          </table:table-cell>
          <table:table-cell table:number-columns-repeated="1023"/>
        </table:table-row>
        <table:table-row table:style-name="ro1">
          <table:table-cell office:value-type="string">
            <text:p>Guardia Civil de El Escorial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El Molar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El Pardo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Estremera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Fuentidueña del Tajo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Galapagar</text:p>
          </table:table-cell>
          <table:table-cell table:number-columns-repeated="1023"/>
        </table:table-row>
        <table:table-row table:style-name="ro1">
          <table:table-cell table:style-name="ce377" office:value-type="string">
            <text:p>Guardia Civil de Getafe</text:p>
          </table:table-cell>
          <table:table-cell table:number-columns-repeated="1023"/>
        </table:table-row>
        <table:table-row table:style-name="ro1">
          <table:table-cell office:value-type="string">
            <text:p>Guardia Civil de Griñón</text:p>
          </table:table-cell>
          <table:table-cell table:number-columns-repeated="1023"/>
        </table:table-row>
        <table:table-row table:style-name="ro1">
          <table:table-cell office:value-type="string">
            <text:p>Guardia Civil de Guadarrama</text:p>
          </table:table-cell>
          <table:table-cell table:number-columns-repeated="1023"/>
        </table:table-row>
        <table:table-row table:style-name="ro1">
          <table:table-cell office:value-type="string">
            <text:p>Guardia Civil de Hoyo de Manzanares</text:p>
          </table:table-cell>
          <table:table-cell table:number-columns-repeated="1023"/>
        </table:table-row>
        <table:table-row table:style-name="ro1">
          <table:table-cell table:style-name="ce377" office:value-type="string">
            <text:p>Guardia Civil de Las Rozas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Leganés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Loeches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Los Molinos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Lozoyuela</text:p>
          </table:table-cell>
          <table:table-cell table:number-columns-repeated="1023"/>
        </table:table-row>
        <table:table-row table:style-name="ro1">
          <table:table-cell office:value-type="string">
            <text:p>Guardia Civil de Majadahonda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Manzanares</text:p>
          </table:table-cell>
          <table:table-cell table:number-columns-repeated="1023"/>
        </table:table-row>
        <table:table-row table:style-name="ro1">
          <table:table-cell office:value-type="string">
            <text:p>Guardia Civil de Meco</text:p>
          </table:table-cell>
          <table:table-cell table:number-columns-repeated="1023"/>
        </table:table-row>
        <table:table-row table:style-name="ro1">
          <table:table-cell office:value-type="string">
            <text:p>Guardia Civil de Mejorada del Campo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Miraflores de la Sierra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Morata de Tajuña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Móstoles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Navacerrada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Navalcarnero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Navas del Rey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Paracuellos de Jarama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Perales de Tajuña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Pinto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Rascafría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Rivas Vaciamadrid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Robledo de Chavela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San Agustín de Guadalix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San Martín de la Vega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San Martín de Valdeiglesias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Soto del Real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Torrejón de Ardoz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Torrelaguna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Torrelodones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Tres Cantos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Valdemorillo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Valdemoro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Valdetorres del Jarama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Villa del Prado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Villamanta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Villanueva de la Cañada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Villarejo de Salvanés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de Villaviciosa de Odón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Guardia Civil Unidad Central Operativa (UCO)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Jefatura Central Unidad Asuntos Internos Grupo V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(UCE-2) G. C. Servicio de Información Unidad Central Especial II <text:s/></text:p>
          </table:table-cell>
          <table:table-cell table:number-columns-repeated="1023"/>
        </table:table-row>
        <table:table-row table:style-name="ro1">
          <table:table-cell table:style-name="ce351" table:content-validation-name="val1" office:value-type="string">
            <text:p>(GOIZ I) Grupo Operativo de Investigación zonal I</text:p>
          </table:table-cell>
          <table:table-cell table:style-name="ce351" table:content-validation-name="val1" table:number-columns-repeated="81"/>
          <table:table-cell table:number-columns-repeated="942" table:style-name="ce351" table:content-validation-name="val1" office:value-type="string">
            <text:p>Grupo Operativo de Investigación zonal II (GOIZ II)</text:p>
          </table:table-cell>
        </table:table-row>
        <table:table-row table:style-name="ro1">
          <table:table-cell table:style-name="ce351" table:content-validation-name="val1" office:value-type="string">
            <text:p>(GOIZ I) Grupo Operativo de Investigación zonal II</text:p>
          </table:table-cell>
          <table:table-cell table:style-name="ce351" table:content-validation-name="val1" table:number-columns-repeated="81"/>
          <table:table-cell table:number-columns-repeated="942" table:style-name="ce351" table:content-validation-name="val1" office:value-type="string">
            <text:p>Grupo Operativo de Investigación zonal II (GOIZ II)</text:p>
          </table:table-cell>
        </table:table-row>
        <table:table-row table:style-name="ro1">
          <table:table-cell table:style-name="ce351" table:content-validation-name="val1" office:value-type="string">
            <text:p>(GOIZ II) Grupo Operativo de Investigación zonal II</text:p>
          </table:table-cell>
          <table:table-cell table:style-name="ce351" table:content-validation-name="val1" table:number-columns-repeated="81"/>
          <table:table-cell table:number-columns-repeated="942" table:style-name="ce351" table:content-validation-name="val1" office:value-type="string">
            <text:p>Grupo Operativo de Investigación zonal II (GOIZ II)</text:p>
          </table:table-cell>
        </table:table-row>
        <table:table-row table:style-name="ro1">
          <table:table-cell table:style-name="ce351" table:content-validation-name="val1" office:value-type="string">
            <text:p>(GOIZ III) Grupo Operativo de Investigación zonal II</text:p>
          </table:table-cell>
          <table:table-cell table:style-name="ce351" table:content-validation-name="val1" table:number-columns-repeated="81"/>
          <table:table-cell table:number-columns-repeated="942" table:style-name="ce351" table:content-validation-name="val1" office:value-type="string">
            <text:p>Grupo Operativo de Investigación zonal II (GOIZ II)</text:p>
          </table:table-cell>
        </table:table-row>
        <table:table-row table:style-name="ro1">
          <table:table-cell office:value-type="string">
            <text:p>(U.F.A.M.) B.P. Policia Judicial Grupo 22. Unidad Familia y Mujer</text:p>
          </table:table-cell>
          <table:table-cell table:number-columns-repeated="1023"/>
        </table:table-row>
        <table:table-row table:style-name="ro1">
          <table:table-cell office:value-type="string">
            <text:p>(UDEF) Brigada Central de Blanqueo de Capitales y Anticorrupción</text:p>
          </table:table-cell>
          <table:table-cell table:number-columns-repeated="1023"/>
        </table:table-row>
        <table:table-row table:style-name="ro1">
          <table:table-cell office:value-type="string">
            <text:p>P.N. Grupo Estupefacientes Aeropuerto Barajas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Judicial Grupo 5 Homicidios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Judicial Grupo 6 Homicidios</text:p>
          </table:table-cell>
          <table:table-cell table:number-columns-repeated="1023"/>
        </table:table-row>
        <table:table-row table:style-name="ro1">
          <table:table-cell office:value-type="string">
            <text:p>Policia Nacional Dirección Adjunta Operativa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Central OCT grupo 3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Central Grupo 1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Central Grupo 2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Central Grupo 42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Central Grupo 43</text:p>
          </table:table-cell>
          <table:table-cell table:number-columns-repeated="1023"/>
        </table:table-row>
        <table:table-row table:style-name="ro28">
          <table:table-cell table:style-name="ce376" office:value-type="string">
            <text:p>Policia Nacional UDYCO Grupo 2 (Brigada Provincial)</text:p>
          </table:table-cell>
          <table:table-cell table:style-name="ce376" table:number-columns-repeated="86"/>
          <table:table-cell table:number-columns-repeated="937" table:style-name="ce376" office:value-type="string">
            <text:p>Policia Nacional UDYCO Grupo 11</text:p>
          </table:table-cell>
        </table:table-row>
        <table:table-row table:style-name="ro28">
          <table:table-cell table:style-name="ce376" office:value-type="string">
            <text:p>Policia Nacional UDYCO Grupo 6 (Brigada Provincial)</text:p>
          </table:table-cell>
          <table:table-cell table:style-name="ce376" table:number-columns-repeated="86"/>
          <table:table-cell table:number-columns-repeated="937" table:style-name="ce376" office:value-type="string">
            <text:p>Policia Nacional UDYCO Grupo 11</text:p>
          </table:table-cell>
        </table:table-row>
        <table:table-row table:style-name="ro1">
          <table:table-cell table:style-name="ce376" office:value-type="string">
            <text:p>Policia Nacional UDYCO Grupo 7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Grupo 11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Grupo 14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Grupo 15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Grupo 16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Grupo 18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Grupo 21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Grupo 23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Grupo 24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Grupo 26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Grupo 31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Grupo 32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Grupo 33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Grupo 42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Grupo 43</text:p>
          </table:table-cell>
          <table:table-cell table:number-columns-repeated="1023"/>
        </table:table-row>
        <table:table-row table:style-name="ro1">
          <table:table-cell table:style-name="ce376" office:value-type="string">
            <text:p>Policia Nacional UDYCO Grupo 45</text:p>
          </table:table-cell>
          <table:table-cell table:number-columns-repeated="1023"/>
        </table:table-row>
        <table:table-row table:style-name="ro1">
          <table:table-cell office:value-type="string">
            <text:p>Vigilancia Aduanera de Barajas</text:p>
          </table:table-cell>
          <table:table-cell table:number-columns-repeated="1023"/>
        </table:table-row>
        <table:table-row table:style-name="ro1">
          <table:table-cell office:value-type="string">
            <text:p>Vigilancia Aduanera Guzman el Bueno</text:p>
          </table:table-cell>
          <table:table-cell table:number-columns-repeated="1023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text> </number:text>
      <number:number number:decimal-places="2" number:min-integer-digits="1" number:grouping="true"/>
      <number:text> € </number:text>
    </number:number-style>
    <number:number-style style:name="N103P1" style:volatile="true">
      <number:text>-</number:text>
      <number:number number:decimal-places="2" number:min-integer-digits="1" number:grouping="true"/>
      <number:text> € </number:text>
    </number:number-style>
    <number:number-style style:name="N103P2" style:volatile="true">
      <number:text> -</number:text>
      <number:number number:decimal-places="0" number:min-integer-digits="0"/>
      <number:text> € </number:text>
    </number:number-style>
    <number:text-style style:name="N103">
      <number:text> </number:text>
      <number:text-content/>
      <number:text> </number:text>
      <style:map style:condition="value()&gt;0" style:apply-style-name="N103P0"/>
      <style:map style:condition="value()&lt;0" style:apply-style-name="N103P1"/>
      <style:map style:condition="value()=0" style:apply-style-name="N103P2"/>
    </number:text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8000" number:language="es" number:country="ES">
      <number:number number:min-integer-digits="1"/>
    </number:number-style>
    <number:date-style style:name="N104P0" style:volatile="true">
      <number:day number:style="long"/>
      <number:text>-</number:text>
      <number:month number:style="long"/>
      <number:text>-</number:text>
      <number:year/>
    </number:date-style>
    <number:text-style style:name="N104">
      <number:text-content/>
      <style:map style:condition="value()&gt;=0" style:apply-style-name="N104P0"/>
    </number:text-style>
    <number:date-style style:name="N105P0" style:volatile="true">
      <number:day/>
      <number:text>-</number:text>
      <number:month number:textual="true"/>
    </number:date-style>
    <number:text-style style:name="N105">
      <number:text-content/>
      <style:map style:condition="value()&gt;=0" style:apply-style-name="N105P0"/>
    </number:text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ES">
      <number:minutes number:style="long"/>
      <number:text>:</number:text>
      <number:seconds number:style="long"/>
    </number:time-style>
    <number:time-style style:name="N812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ES">
      <number:minutes number:style="long"/>
      <number:text>:</number:text>
      <number:seconds number:style="long" number:decimal-places="1"/>
    </number:time-style>
    <number:number-style style:name="N8125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3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372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30">30/09/2022</text:date>, <text:time>12:45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CIONES" style:display-name="PageStyle_INSTRU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nco" style:display-name="PageStyle_Blanc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CT_20_22" style:display-name="PageStyle_OCT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PT_20_22" style:display-name="PageStyle_SEPT 2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STO_20_22" style:display-name="PageStyle_AGOSTO 2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JULIO_20_22" style:display-name="PageStyle_JULIO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IO_20_22" style:display-name="PageStyle_JUNIO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YO_20_22" style:display-name="PageStyle_MAYO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ABRIL_20_22" style:display-name="PageStyle_ABRIL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MARZO_20_22" style:display-name="PageStyle_MARZO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BR_20_22" style:display-name="PageStyle_FEBR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NE_20_22" style:display-name="PageStyle_ENE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IC_20_21" style:display-name="PageStyle_DIC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V_20_21" style:display-name="PageStyle_NOV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CT_20_21" style:display-name="PageStyle_OCT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P_20_21" style:display-name="PageStyle_SEP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O_20_21" style:display-name="PageStyle_AGO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isaria_20_" style:display-name="PageStyle_Comisaria 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30T12:45:39.73</dc:date>
    <meta:document-statistic meta:table-count="19" meta:cell-count="14753" meta:object-count="0"/>
    <meta:generator>OpenOffice/4.1.3$Win32 OpenOffice.org_project/413m1$Build-9783</meta:generator>
  </office:meta>
</office:document-meta>
</file>